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02.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1]=&quot;forward&quot;; [.B1]=&quot;down&quot;);[.C1];[.C1]*-1)" office:value-type="float" office:value="1" calcext:value-type="float">
            <text:p>1</text:p>
          </table:table-cell>
          <table:table-cell table:formula="of:=IF([.B1]=&quot;forward&quot;; [.D1]; 0)" office:value-type="float" office:value="1" calcext:value-type="float">
            <text:p>1</text:p>
          </table:table-cell>
          <table:table-cell table:formula="of:=IF(OR([.B1]=&quot;down&quot;; [.B1]=&quot;up&quot;); [.D1]; 0)" office:value-type="float" office:value="0" calcext:value-type="float">
            <text:p>0</text:p>
          </table:table-cell>
          <table:table-cell/>
          <table:table-cell table:formula="of:=SUM([.E$1:.E$1048576])" office:value-type="float" office:value="1950" calcext:value-type="float">
            <text:p>1950</text:p>
          </table:table-cell>
          <table:table-cell table:formula="of:=SUM([.F$1:.F$1048576])" office:value-type="float" office:value="823" calcext:value-type="float">
            <text:p>823</text:p>
          </table:table-cell>
          <table:table-cell table:formula="of:=[.H1]*[.I1]" office:value-type="float" office:value="1604850" calcext:value-type="float">
            <text:p>1604850</text:p>
          </table:table-cell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2]=&quot;forward&quot;; [.B2]=&quot;down&quot;);[.C2];[.C2]*-1)" office:value-type="float" office:value="2" calcext:value-type="float">
            <text:p>2</text:p>
          </table:table-cell>
          <table:table-cell table:formula="of:=IF([.B2]=&quot;forward&quot;; [.D2]; 0)" office:value-type="float" office:value="2" calcext:value-type="float">
            <text:p>2</text:p>
          </table:table-cell>
          <table:table-cell table:formula="of:=IF(OR([.B2]=&quot;down&quot;; [.B2]=&quot;up&quot;); [.D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3]=&quot;forward&quot;; [.B3]=&quot;down&quot;);[.C3];[.C3]*-1)" office:value-type="float" office:value="5" calcext:value-type="float">
            <text:p>5</text:p>
          </table:table-cell>
          <table:table-cell table:formula="of:=IF([.B3]=&quot;forward&quot;; [.D3]; 0)" office:value-type="float" office:value="0" calcext:value-type="float">
            <text:p>0</text:p>
          </table:table-cell>
          <table:table-cell table:formula="of:=IF(OR([.B3]=&quot;down&quot;; [.B3]=&quot;up&quot;); [.D3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4]=&quot;forward&quot;; [.B4]=&quot;down&quot;);[.C4];[.C4]*-1)" office:value-type="float" office:value="5" calcext:value-type="float">
            <text:p>5</text:p>
          </table:table-cell>
          <table:table-cell table:formula="of:=IF([.B4]=&quot;forward&quot;; [.D4]; 0)" office:value-type="float" office:value="0" calcext:value-type="float">
            <text:p>0</text:p>
          </table:table-cell>
          <table:table-cell table:formula="of:=IF(OR([.B4]=&quot;down&quot;; [.B4]=&quot;up&quot;); [.D4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5]=&quot;forward&quot;; [.B5]=&quot;down&quot;);[.C5];[.C5]*-1)" office:value-type="float" office:value="4" calcext:value-type="float">
            <text:p>4</text:p>
          </table:table-cell>
          <table:table-cell table:formula="of:=IF([.B5]=&quot;forward&quot;; [.D5]; 0)" office:value-type="float" office:value="0" calcext:value-type="float">
            <text:p>0</text:p>
          </table:table-cell>
          <table:table-cell table:formula="of:=IF(OR([.B5]=&quot;down&quot;; [.B5]=&quot;up&quot;); [.D5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6]=&quot;forward&quot;; [.B6]=&quot;down&quot;);[.C6];[.C6]*-1)" office:value-type="float" office:value="9" calcext:value-type="float">
            <text:p>9</text:p>
          </table:table-cell>
          <table:table-cell table:formula="of:=IF([.B6]=&quot;forward&quot;; [.D6]; 0)" office:value-type="float" office:value="0" calcext:value-type="float">
            <text:p>0</text:p>
          </table:table-cell>
          <table:table-cell table:formula="of:=IF(OR([.B6]=&quot;down&quot;; [.B6]=&quot;up&quot;); [.D6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7]=&quot;forward&quot;; [.B7]=&quot;down&quot;);[.C7];[.C7]*-1)" office:value-type="float" office:value="-6" calcext:value-type="float">
            <text:p>-6</text:p>
          </table:table-cell>
          <table:table-cell table:formula="of:=IF([.B7]=&quot;forward&quot;; [.D7]; 0)" office:value-type="float" office:value="0" calcext:value-type="float">
            <text:p>0</text:p>
          </table:table-cell>
          <table:table-cell table:formula="of:=IF(OR([.B7]=&quot;down&quot;; [.B7]=&quot;up&quot;); [.D7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8]=&quot;forward&quot;; [.B8]=&quot;down&quot;);[.C8];[.C8]*-1)" office:value-type="float" office:value="-7" calcext:value-type="float">
            <text:p>-7</text:p>
          </table:table-cell>
          <table:table-cell table:formula="of:=IF([.B8]=&quot;forward&quot;; [.D8]; 0)" office:value-type="float" office:value="0" calcext:value-type="float">
            <text:p>0</text:p>
          </table:table-cell>
          <table:table-cell table:formula="of:=IF(OR([.B8]=&quot;down&quot;; [.B8]=&quot;up&quot;); [.D8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9]=&quot;forward&quot;; [.B9]=&quot;down&quot;);[.C9];[.C9]*-1)" office:value-type="float" office:value="2" calcext:value-type="float">
            <text:p>2</text:p>
          </table:table-cell>
          <table:table-cell table:formula="of:=IF([.B9]=&quot;forward&quot;; [.D9]; 0)" office:value-type="float" office:value="0" calcext:value-type="float">
            <text:p>0</text:p>
          </table:table-cell>
          <table:table-cell table:formula="of:=IF(OR([.B9]=&quot;down&quot;; [.B9]=&quot;up&quot;); [.D9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0]=&quot;forward&quot;; [.B10]=&quot;down&quot;);[.C10];[.C10]*-1)" office:value-type="float" office:value="9" calcext:value-type="float">
            <text:p>9</text:p>
          </table:table-cell>
          <table:table-cell table:formula="of:=IF([.B10]=&quot;forward&quot;; [.D10]; 0)" office:value-type="float" office:value="9" calcext:value-type="float">
            <text:p>9</text:p>
          </table:table-cell>
          <table:table-cell table:formula="of:=IF(OR([.B10]=&quot;down&quot;; [.B10]=&quot;up&quot;); [.D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11]=&quot;forward&quot;; [.B11]=&quot;down&quot;);[.C11];[.C11]*-1)" office:value-type="float" office:value="-4" calcext:value-type="float">
            <text:p>-4</text:p>
          </table:table-cell>
          <table:table-cell table:formula="of:=IF([.B11]=&quot;forward&quot;; [.D11]; 0)" office:value-type="float" office:value="0" calcext:value-type="float">
            <text:p>0</text:p>
          </table:table-cell>
          <table:table-cell table:formula="of:=IF(OR([.B11]=&quot;down&quot;; [.B11]=&quot;up&quot;); [.D11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12]=&quot;forward&quot;; [.B12]=&quot;down&quot;);[.C12];[.C12]*-1)" office:value-type="float" office:value="7" calcext:value-type="float">
            <text:p>7</text:p>
          </table:table-cell>
          <table:table-cell table:formula="of:=IF([.B12]=&quot;forward&quot;; [.D12]; 0)" office:value-type="float" office:value="7" calcext:value-type="float">
            <text:p>7</text:p>
          </table:table-cell>
          <table:table-cell table:formula="of:=IF(OR([.B12]=&quot;down&quot;; [.B12]=&quot;up&quot;); [.D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3]=&quot;forward&quot;; [.B13]=&quot;down&quot;);[.C13];[.C13]*-1)" office:value-type="float" office:value="9" calcext:value-type="float">
            <text:p>9</text:p>
          </table:table-cell>
          <table:table-cell table:formula="of:=IF([.B13]=&quot;forward&quot;; [.D13]; 0)" office:value-type="float" office:value="9" calcext:value-type="float">
            <text:p>9</text:p>
          </table:table-cell>
          <table:table-cell table:formula="of:=IF(OR([.B13]=&quot;down&quot;; [.B13]=&quot;up&quot;); [.D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14]=&quot;forward&quot;; [.B14]=&quot;down&quot;);[.C14];[.C14]*-1)" office:value-type="float" office:value="-3" calcext:value-type="float">
            <text:p>-3</text:p>
          </table:table-cell>
          <table:table-cell table:formula="of:=IF([.B14]=&quot;forward&quot;; [.D14]; 0)" office:value-type="float" office:value="0" calcext:value-type="float">
            <text:p>0</text:p>
          </table:table-cell>
          <table:table-cell table:formula="of:=IF(OR([.B14]=&quot;down&quot;; [.B14]=&quot;up&quot;); [.D14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15]=&quot;forward&quot;; [.B15]=&quot;down&quot;);[.C15];[.C15]*-1)" office:value-type="float" office:value="1" calcext:value-type="float">
            <text:p>1</text:p>
          </table:table-cell>
          <table:table-cell table:formula="of:=IF([.B15]=&quot;forward&quot;; [.D15]; 0)" office:value-type="float" office:value="0" calcext:value-type="float">
            <text:p>0</text:p>
          </table:table-cell>
          <table:table-cell table:formula="of:=IF(OR([.B15]=&quot;down&quot;; [.B15]=&quot;up&quot;); [.D15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16]=&quot;forward&quot;; [.B16]=&quot;down&quot;);[.C16];[.C16]*-1)" office:value-type="float" office:value="5" calcext:value-type="float">
            <text:p>5</text:p>
          </table:table-cell>
          <table:table-cell table:formula="of:=IF([.B16]=&quot;forward&quot;; [.D16]; 0)" office:value-type="float" office:value="5" calcext:value-type="float">
            <text:p>5</text:p>
          </table:table-cell>
          <table:table-cell table:formula="of:=IF(OR([.B16]=&quot;down&quot;; [.B16]=&quot;up&quot;); [.D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17]=&quot;forward&quot;; [.B17]=&quot;down&quot;);[.C17];[.C17]*-1)" office:value-type="float" office:value="3" calcext:value-type="float">
            <text:p>3</text:p>
          </table:table-cell>
          <table:table-cell table:formula="of:=IF([.B17]=&quot;forward&quot;; [.D17]; 0)" office:value-type="float" office:value="0" calcext:value-type="float">
            <text:p>0</text:p>
          </table:table-cell>
          <table:table-cell table:formula="of:=IF(OR([.B17]=&quot;down&quot;; [.B17]=&quot;up&quot;); [.D17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18]=&quot;forward&quot;; [.B18]=&quot;down&quot;);[.C18];[.C18]*-1)" office:value-type="float" office:value="3" calcext:value-type="float">
            <text:p>3</text:p>
          </table:table-cell>
          <table:table-cell table:formula="of:=IF([.B18]=&quot;forward&quot;; [.D18]; 0)" office:value-type="float" office:value="3" calcext:value-type="float">
            <text:p>3</text:p>
          </table:table-cell>
          <table:table-cell table:formula="of:=IF(OR([.B18]=&quot;down&quot;; [.B18]=&quot;up&quot;); [.D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19]=&quot;forward&quot;; [.B19]=&quot;down&quot;);[.C19];[.C19]*-1)" office:value-type="float" office:value="3" calcext:value-type="float">
            <text:p>3</text:p>
          </table:table-cell>
          <table:table-cell table:formula="of:=IF([.B19]=&quot;forward&quot;; [.D19]; 0)" office:value-type="float" office:value="3" calcext:value-type="float">
            <text:p>3</text:p>
          </table:table-cell>
          <table:table-cell table:formula="of:=IF(OR([.B19]=&quot;down&quot;; [.B19]=&quot;up&quot;); [.D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20]=&quot;forward&quot;; [.B20]=&quot;down&quot;);[.C20];[.C20]*-1)" office:value-type="float" office:value="3" calcext:value-type="float">
            <text:p>3</text:p>
          </table:table-cell>
          <table:table-cell table:formula="of:=IF([.B20]=&quot;forward&quot;; [.D20]; 0)" office:value-type="float" office:value="3" calcext:value-type="float">
            <text:p>3</text:p>
          </table:table-cell>
          <table:table-cell table:formula="of:=IF(OR([.B20]=&quot;down&quot;; [.B20]=&quot;up&quot;); [.D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21]=&quot;forward&quot;; [.B21]=&quot;down&quot;);[.C21];[.C21]*-1)" office:value-type="float" office:value="2" calcext:value-type="float">
            <text:p>2</text:p>
          </table:table-cell>
          <table:table-cell table:formula="of:=IF([.B21]=&quot;forward&quot;; [.D21]; 0)" office:value-type="float" office:value="0" calcext:value-type="float">
            <text:p>0</text:p>
          </table:table-cell>
          <table:table-cell table:formula="of:=IF(OR([.B21]=&quot;down&quot;; [.B21]=&quot;up&quot;); [.D21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22]=&quot;forward&quot;; [.B22]=&quot;down&quot;);[.C22];[.C22]*-1)" office:value-type="float" office:value="5" calcext:value-type="float">
            <text:p>5</text:p>
          </table:table-cell>
          <table:table-cell table:formula="of:=IF([.B22]=&quot;forward&quot;; [.D22]; 0)" office:value-type="float" office:value="0" calcext:value-type="float">
            <text:p>0</text:p>
          </table:table-cell>
          <table:table-cell table:formula="of:=IF(OR([.B22]=&quot;down&quot;; [.B22]=&quot;up&quot;); [.D22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23]=&quot;forward&quot;; [.B23]=&quot;down&quot;);[.C23];[.C23]*-1)" office:value-type="float" office:value="7" calcext:value-type="float">
            <text:p>7</text:p>
          </table:table-cell>
          <table:table-cell table:formula="of:=IF([.B23]=&quot;forward&quot;; [.D23]; 0)" office:value-type="float" office:value="7" calcext:value-type="float">
            <text:p>7</text:p>
          </table:table-cell>
          <table:table-cell table:formula="of:=IF(OR([.B23]=&quot;down&quot;; [.B23]=&quot;up&quot;); [.D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24]=&quot;forward&quot;; [.B24]=&quot;down&quot;);[.C24];[.C24]*-1)" office:value-type="float" office:value="7" calcext:value-type="float">
            <text:p>7</text:p>
          </table:table-cell>
          <table:table-cell table:formula="of:=IF([.B24]=&quot;forward&quot;; [.D24]; 0)" office:value-type="float" office:value="0" calcext:value-type="float">
            <text:p>0</text:p>
          </table:table-cell>
          <table:table-cell table:formula="of:=IF(OR([.B24]=&quot;down&quot;; [.B24]=&quot;up&quot;); [.D24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25]=&quot;forward&quot;; [.B25]=&quot;down&quot;);[.C25];[.C25]*-1)" office:value-type="float" office:value="-7" calcext:value-type="float">
            <text:p>-7</text:p>
          </table:table-cell>
          <table:table-cell table:formula="of:=IF([.B25]=&quot;forward&quot;; [.D25]; 0)" office:value-type="float" office:value="0" calcext:value-type="float">
            <text:p>0</text:p>
          </table:table-cell>
          <table:table-cell table:formula="of:=IF(OR([.B25]=&quot;down&quot;; [.B25]=&quot;up&quot;); [.D25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26]=&quot;forward&quot;; [.B26]=&quot;down&quot;);[.C26];[.C26]*-1)" office:value-type="float" office:value="9" calcext:value-type="float">
            <text:p>9</text:p>
          </table:table-cell>
          <table:table-cell table:formula="of:=IF([.B26]=&quot;forward&quot;; [.D26]; 0)" office:value-type="float" office:value="0" calcext:value-type="float">
            <text:p>0</text:p>
          </table:table-cell>
          <table:table-cell table:formula="of:=IF(OR([.B26]=&quot;down&quot;; [.B26]=&quot;up&quot;); [.D26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27]=&quot;forward&quot;; [.B27]=&quot;down&quot;);[.C27];[.C27]*-1)" office:value-type="float" office:value="1" calcext:value-type="float">
            <text:p>1</text:p>
          </table:table-cell>
          <table:table-cell table:formula="of:=IF([.B27]=&quot;forward&quot;; [.D27]; 0)" office:value-type="float" office:value="0" calcext:value-type="float">
            <text:p>0</text:p>
          </table:table-cell>
          <table:table-cell table:formula="of:=IF(OR([.B27]=&quot;down&quot;; [.B27]=&quot;up&quot;); [.D27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28]=&quot;forward&quot;; [.B28]=&quot;down&quot;);[.C28];[.C28]*-1)" office:value-type="float" office:value="4" calcext:value-type="float">
            <text:p>4</text:p>
          </table:table-cell>
          <table:table-cell table:formula="of:=IF([.B28]=&quot;forward&quot;; [.D28]; 0)" office:value-type="float" office:value="0" calcext:value-type="float">
            <text:p>0</text:p>
          </table:table-cell>
          <table:table-cell table:formula="of:=IF(OR([.B28]=&quot;down&quot;; [.B28]=&quot;up&quot;); [.D28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29]=&quot;forward&quot;; [.B29]=&quot;down&quot;);[.C29];[.C29]*-1)" office:value-type="float" office:value="9" calcext:value-type="float">
            <text:p>9</text:p>
          </table:table-cell>
          <table:table-cell table:formula="of:=IF([.B29]=&quot;forward&quot;; [.D29]; 0)" office:value-type="float" office:value="0" calcext:value-type="float">
            <text:p>0</text:p>
          </table:table-cell>
          <table:table-cell table:formula="of:=IF(OR([.B29]=&quot;down&quot;; [.B29]=&quot;up&quot;); [.D29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30]=&quot;forward&quot;; [.B30]=&quot;down&quot;);[.C30];[.C30]*-1)" office:value-type="float" office:value="2" calcext:value-type="float">
            <text:p>2</text:p>
          </table:table-cell>
          <table:table-cell table:formula="of:=IF([.B30]=&quot;forward&quot;; [.D30]; 0)" office:value-type="float" office:value="0" calcext:value-type="float">
            <text:p>0</text:p>
          </table:table-cell>
          <table:table-cell table:formula="of:=IF(OR([.B30]=&quot;down&quot;; [.B30]=&quot;up&quot;); [.D30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31]=&quot;forward&quot;; [.B31]=&quot;down&quot;);[.C31];[.C31]*-1)" office:value-type="float" office:value="2" calcext:value-type="float">
            <text:p>2</text:p>
          </table:table-cell>
          <table:table-cell table:formula="of:=IF([.B31]=&quot;forward&quot;; [.D31]; 0)" office:value-type="float" office:value="2" calcext:value-type="float">
            <text:p>2</text:p>
          </table:table-cell>
          <table:table-cell table:formula="of:=IF(OR([.B31]=&quot;down&quot;; [.B31]=&quot;up&quot;); [.D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32]=&quot;forward&quot;; [.B32]=&quot;down&quot;);[.C32];[.C32]*-1)" office:value-type="float" office:value="4" calcext:value-type="float">
            <text:p>4</text:p>
          </table:table-cell>
          <table:table-cell table:formula="of:=IF([.B32]=&quot;forward&quot;; [.D32]; 0)" office:value-type="float" office:value="4" calcext:value-type="float">
            <text:p>4</text:p>
          </table:table-cell>
          <table:table-cell table:formula="of:=IF(OR([.B32]=&quot;down&quot;; [.B32]=&quot;up&quot;); [.D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33]=&quot;forward&quot;; [.B33]=&quot;down&quot;);[.C33];[.C33]*-1)" office:value-type="float" office:value="-7" calcext:value-type="float">
            <text:p>-7</text:p>
          </table:table-cell>
          <table:table-cell table:formula="of:=IF([.B33]=&quot;forward&quot;; [.D33]; 0)" office:value-type="float" office:value="0" calcext:value-type="float">
            <text:p>0</text:p>
          </table:table-cell>
          <table:table-cell table:formula="of:=IF(OR([.B33]=&quot;down&quot;; [.B33]=&quot;up&quot;); [.D33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34]=&quot;forward&quot;; [.B34]=&quot;down&quot;);[.C34];[.C34]*-1)" office:value-type="float" office:value="-1" calcext:value-type="float">
            <text:p>-1</text:p>
          </table:table-cell>
          <table:table-cell table:formula="of:=IF([.B34]=&quot;forward&quot;; [.D34]; 0)" office:value-type="float" office:value="0" calcext:value-type="float">
            <text:p>0</text:p>
          </table:table-cell>
          <table:table-cell table:formula="of:=IF(OR([.B34]=&quot;down&quot;; [.B34]=&quot;up&quot;); [.D34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35]=&quot;forward&quot;; [.B35]=&quot;down&quot;);[.C35];[.C35]*-1)" office:value-type="float" office:value="3" calcext:value-type="float">
            <text:p>3</text:p>
          </table:table-cell>
          <table:table-cell table:formula="of:=IF([.B35]=&quot;forward&quot;; [.D35]; 0)" office:value-type="float" office:value="3" calcext:value-type="float">
            <text:p>3</text:p>
          </table:table-cell>
          <table:table-cell table:formula="of:=IF(OR([.B35]=&quot;down&quot;; [.B35]=&quot;up&quot;); [.D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36]=&quot;forward&quot;; [.B36]=&quot;down&quot;);[.C36];[.C36]*-1)" office:value-type="float" office:value="8" calcext:value-type="float">
            <text:p>8</text:p>
          </table:table-cell>
          <table:table-cell table:formula="of:=IF([.B36]=&quot;forward&quot;; [.D36]; 0)" office:value-type="float" office:value="8" calcext:value-type="float">
            <text:p>8</text:p>
          </table:table-cell>
          <table:table-cell table:formula="of:=IF(OR([.B36]=&quot;down&quot;; [.B36]=&quot;up&quot;); [.D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7]=&quot;forward&quot;; [.B37]=&quot;down&quot;);[.C37];[.C37]*-1)" office:value-type="float" office:value="9" calcext:value-type="float">
            <text:p>9</text:p>
          </table:table-cell>
          <table:table-cell table:formula="of:=IF([.B37]=&quot;forward&quot;; [.D37]; 0)" office:value-type="float" office:value="9" calcext:value-type="float">
            <text:p>9</text:p>
          </table:table-cell>
          <table:table-cell table:formula="of:=IF(OR([.B37]=&quot;down&quot;; [.B37]=&quot;up&quot;); [.D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38]=&quot;forward&quot;; [.B38]=&quot;down&quot;);[.C38];[.C38]*-1)" office:value-type="float" office:value="6" calcext:value-type="float">
            <text:p>6</text:p>
          </table:table-cell>
          <table:table-cell table:formula="of:=IF([.B38]=&quot;forward&quot;; [.D38]; 0)" office:value-type="float" office:value="6" calcext:value-type="float">
            <text:p>6</text:p>
          </table:table-cell>
          <table:table-cell table:formula="of:=IF(OR([.B38]=&quot;down&quot;; [.B38]=&quot;up&quot;); [.D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9]=&quot;forward&quot;; [.B39]=&quot;down&quot;);[.C39];[.C39]*-1)" office:value-type="float" office:value="9" calcext:value-type="float">
            <text:p>9</text:p>
          </table:table-cell>
          <table:table-cell table:formula="of:=IF([.B39]=&quot;forward&quot;; [.D39]; 0)" office:value-type="float" office:value="9" calcext:value-type="float">
            <text:p>9</text:p>
          </table:table-cell>
          <table:table-cell table:formula="of:=IF(OR([.B39]=&quot;down&quot;; [.B39]=&quot;up&quot;); [.D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0]=&quot;forward&quot;; [.B40]=&quot;down&quot;);[.C40];[.C40]*-1)" office:value-type="float" office:value="1" calcext:value-type="float">
            <text:p>1</text:p>
          </table:table-cell>
          <table:table-cell table:formula="of:=IF([.B40]=&quot;forward&quot;; [.D40]; 0)" office:value-type="float" office:value="1" calcext:value-type="float">
            <text:p>1</text:p>
          </table:table-cell>
          <table:table-cell table:formula="of:=IF(OR([.B40]=&quot;down&quot;; [.B40]=&quot;up&quot;); [.D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41]=&quot;forward&quot;; [.B41]=&quot;down&quot;);[.C41];[.C41]*-1)" office:value-type="float" office:value="5" calcext:value-type="float">
            <text:p>5</text:p>
          </table:table-cell>
          <table:table-cell table:formula="of:=IF([.B41]=&quot;forward&quot;; [.D41]; 0)" office:value-type="float" office:value="5" calcext:value-type="float">
            <text:p>5</text:p>
          </table:table-cell>
          <table:table-cell table:formula="of:=IF(OR([.B41]=&quot;down&quot;; [.B41]=&quot;up&quot;); [.D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42]=&quot;forward&quot;; [.B42]=&quot;down&quot;);[.C42];[.C42]*-1)" office:value-type="float" office:value="9" calcext:value-type="float">
            <text:p>9</text:p>
          </table:table-cell>
          <table:table-cell table:formula="of:=IF([.B42]=&quot;forward&quot;; [.D42]; 0)" office:value-type="float" office:value="0" calcext:value-type="float">
            <text:p>0</text:p>
          </table:table-cell>
          <table:table-cell table:formula="of:=IF(OR([.B42]=&quot;down&quot;; [.B42]=&quot;up&quot;); [.D4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43]=&quot;forward&quot;; [.B43]=&quot;down&quot;);[.C43];[.C43]*-1)" office:value-type="float" office:value="-7" calcext:value-type="float">
            <text:p>-7</text:p>
          </table:table-cell>
          <table:table-cell table:formula="of:=IF([.B43]=&quot;forward&quot;; [.D43]; 0)" office:value-type="float" office:value="0" calcext:value-type="float">
            <text:p>0</text:p>
          </table:table-cell>
          <table:table-cell table:formula="of:=IF(OR([.B43]=&quot;down&quot;; [.B43]=&quot;up&quot;); [.D43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44]=&quot;forward&quot;; [.B44]=&quot;down&quot;);[.C44];[.C44]*-1)" office:value-type="float" office:value="9" calcext:value-type="float">
            <text:p>9</text:p>
          </table:table-cell>
          <table:table-cell table:formula="of:=IF([.B44]=&quot;forward&quot;; [.D44]; 0)" office:value-type="float" office:value="0" calcext:value-type="float">
            <text:p>0</text:p>
          </table:table-cell>
          <table:table-cell table:formula="of:=IF(OR([.B44]=&quot;down&quot;; [.B44]=&quot;up&quot;); [.D44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5]=&quot;forward&quot;; [.B45]=&quot;down&quot;);[.C45];[.C45]*-1)" office:value-type="float" office:value="2" calcext:value-type="float">
            <text:p>2</text:p>
          </table:table-cell>
          <table:table-cell table:formula="of:=IF([.B45]=&quot;forward&quot;; [.D45]; 0)" office:value-type="float" office:value="2" calcext:value-type="float">
            <text:p>2</text:p>
          </table:table-cell>
          <table:table-cell table:formula="of:=IF(OR([.B45]=&quot;down&quot;; [.B45]=&quot;up&quot;); [.D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46]=&quot;forward&quot;; [.B46]=&quot;down&quot;);[.C46];[.C46]*-1)" office:value-type="float" office:value="9" calcext:value-type="float">
            <text:p>9</text:p>
          </table:table-cell>
          <table:table-cell table:formula="of:=IF([.B46]=&quot;forward&quot;; [.D46]; 0)" office:value-type="float" office:value="9" calcext:value-type="float">
            <text:p>9</text:p>
          </table:table-cell>
          <table:table-cell table:formula="of:=IF(OR([.B46]=&quot;down&quot;; [.B46]=&quot;up&quot;); [.D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7]=&quot;forward&quot;; [.B47]=&quot;down&quot;);[.C47];[.C47]*-1)" office:value-type="float" office:value="1" calcext:value-type="float">
            <text:p>1</text:p>
          </table:table-cell>
          <table:table-cell table:formula="of:=IF([.B47]=&quot;forward&quot;; [.D47]; 0)" office:value-type="float" office:value="1" calcext:value-type="float">
            <text:p>1</text:p>
          </table:table-cell>
          <table:table-cell table:formula="of:=IF(OR([.B47]=&quot;down&quot;; [.B47]=&quot;up&quot;); [.D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48]=&quot;forward&quot;; [.B48]=&quot;down&quot;);[.C48];[.C48]*-1)" office:value-type="float" office:value="5" calcext:value-type="float">
            <text:p>5</text:p>
          </table:table-cell>
          <table:table-cell table:formula="of:=IF([.B48]=&quot;forward&quot;; [.D48]; 0)" office:value-type="float" office:value="5" calcext:value-type="float">
            <text:p>5</text:p>
          </table:table-cell>
          <table:table-cell table:formula="of:=IF(OR([.B48]=&quot;down&quot;; [.B48]=&quot;up&quot;); [.D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49]=&quot;forward&quot;; [.B49]=&quot;down&quot;);[.C49];[.C49]*-1)" office:value-type="float" office:value="-8" calcext:value-type="float">
            <text:p>-8</text:p>
          </table:table-cell>
          <table:table-cell table:formula="of:=IF([.B49]=&quot;forward&quot;; [.D49]; 0)" office:value-type="float" office:value="0" calcext:value-type="float">
            <text:p>0</text:p>
          </table:table-cell>
          <table:table-cell table:formula="of:=IF(OR([.B49]=&quot;down&quot;; [.B49]=&quot;up&quot;); [.D49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50]=&quot;forward&quot;; [.B50]=&quot;down&quot;);[.C50];[.C50]*-1)" office:value-type="float" office:value="5" calcext:value-type="float">
            <text:p>5</text:p>
          </table:table-cell>
          <table:table-cell table:formula="of:=IF([.B50]=&quot;forward&quot;; [.D50]; 0)" office:value-type="float" office:value="0" calcext:value-type="float">
            <text:p>0</text:p>
          </table:table-cell>
          <table:table-cell table:formula="of:=IF(OR([.B50]=&quot;down&quot;; [.B50]=&quot;up&quot;); [.D50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51]=&quot;forward&quot;; [.B51]=&quot;down&quot;);[.C51];[.C51]*-1)" office:value-type="float" office:value="4" calcext:value-type="float">
            <text:p>4</text:p>
          </table:table-cell>
          <table:table-cell table:formula="of:=IF([.B51]=&quot;forward&quot;; [.D51]; 0)" office:value-type="float" office:value="4" calcext:value-type="float">
            <text:p>4</text:p>
          </table:table-cell>
          <table:table-cell table:formula="of:=IF(OR([.B51]=&quot;down&quot;; [.B51]=&quot;up&quot;); [.D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52]=&quot;forward&quot;; [.B52]=&quot;down&quot;);[.C52];[.C52]*-1)" office:value-type="float" office:value="-6" calcext:value-type="float">
            <text:p>-6</text:p>
          </table:table-cell>
          <table:table-cell table:formula="of:=IF([.B52]=&quot;forward&quot;; [.D52]; 0)" office:value-type="float" office:value="0" calcext:value-type="float">
            <text:p>0</text:p>
          </table:table-cell>
          <table:table-cell table:formula="of:=IF(OR([.B52]=&quot;down&quot;; [.B52]=&quot;up&quot;); [.D52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53]=&quot;forward&quot;; [.B53]=&quot;down&quot;);[.C53];[.C53]*-1)" office:value-type="float" office:value="-9" calcext:value-type="float">
            <text:p>-9</text:p>
          </table:table-cell>
          <table:table-cell table:formula="of:=IF([.B53]=&quot;forward&quot;; [.D53]; 0)" office:value-type="float" office:value="0" calcext:value-type="float">
            <text:p>0</text:p>
          </table:table-cell>
          <table:table-cell table:formula="of:=IF(OR([.B53]=&quot;down&quot;; [.B53]=&quot;up&quot;); [.D53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54]=&quot;forward&quot;; [.B54]=&quot;down&quot;);[.C54];[.C54]*-1)" office:value-type="float" office:value="2" calcext:value-type="float">
            <text:p>2</text:p>
          </table:table-cell>
          <table:table-cell table:formula="of:=IF([.B54]=&quot;forward&quot;; [.D54]; 0)" office:value-type="float" office:value="2" calcext:value-type="float">
            <text:p>2</text:p>
          </table:table-cell>
          <table:table-cell table:formula="of:=IF(OR([.B54]=&quot;down&quot;; [.B54]=&quot;up&quot;); [.D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55]=&quot;forward&quot;; [.B55]=&quot;down&quot;);[.C55];[.C55]*-1)" office:value-type="float" office:value="-8" calcext:value-type="float">
            <text:p>-8</text:p>
          </table:table-cell>
          <table:table-cell table:formula="of:=IF([.B55]=&quot;forward&quot;; [.D55]; 0)" office:value-type="float" office:value="0" calcext:value-type="float">
            <text:p>0</text:p>
          </table:table-cell>
          <table:table-cell table:formula="of:=IF(OR([.B55]=&quot;down&quot;; [.B55]=&quot;up&quot;); [.D55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6]=&quot;forward&quot;; [.B56]=&quot;down&quot;);[.C56];[.C56]*-1)" office:value-type="float" office:value="1" calcext:value-type="float">
            <text:p>1</text:p>
          </table:table-cell>
          <table:table-cell table:formula="of:=IF([.B56]=&quot;forward&quot;; [.D56]; 0)" office:value-type="float" office:value="0" calcext:value-type="float">
            <text:p>0</text:p>
          </table:table-cell>
          <table:table-cell table:formula="of:=IF(OR([.B56]=&quot;down&quot;; [.B56]=&quot;up&quot;); [.D56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57]=&quot;forward&quot;; [.B57]=&quot;down&quot;);[.C57];[.C57]*-1)" office:value-type="float" office:value="-5" calcext:value-type="float">
            <text:p>-5</text:p>
          </table:table-cell>
          <table:table-cell table:formula="of:=IF([.B57]=&quot;forward&quot;; [.D57]; 0)" office:value-type="float" office:value="0" calcext:value-type="float">
            <text:p>0</text:p>
          </table:table-cell>
          <table:table-cell table:formula="of:=IF(OR([.B57]=&quot;down&quot;; [.B57]=&quot;up&quot;); [.D57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58]=&quot;forward&quot;; [.B58]=&quot;down&quot;);[.C58];[.C58]*-1)" office:value-type="float" office:value="3" calcext:value-type="float">
            <text:p>3</text:p>
          </table:table-cell>
          <table:table-cell table:formula="of:=IF([.B58]=&quot;forward&quot;; [.D58]; 0)" office:value-type="float" office:value="3" calcext:value-type="float">
            <text:p>3</text:p>
          </table:table-cell>
          <table:table-cell table:formula="of:=IF(OR([.B58]=&quot;down&quot;; [.B58]=&quot;up&quot;); [.D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9]=&quot;forward&quot;; [.B59]=&quot;down&quot;);[.C59];[.C59]*-1)" office:value-type="float" office:value="1" calcext:value-type="float">
            <text:p>1</text:p>
          </table:table-cell>
          <table:table-cell table:formula="of:=IF([.B59]=&quot;forward&quot;; [.D59]; 0)" office:value-type="float" office:value="0" calcext:value-type="float">
            <text:p>0</text:p>
          </table:table-cell>
          <table:table-cell table:formula="of:=IF(OR([.B59]=&quot;down&quot;; [.B59]=&quot;up&quot;); [.D59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60]=&quot;forward&quot;; [.B60]=&quot;down&quot;);[.C60];[.C60]*-1)" office:value-type="float" office:value="6" calcext:value-type="float">
            <text:p>6</text:p>
          </table:table-cell>
          <table:table-cell table:formula="of:=IF([.B60]=&quot;forward&quot;; [.D60]; 0)" office:value-type="float" office:value="6" calcext:value-type="float">
            <text:p>6</text:p>
          </table:table-cell>
          <table:table-cell table:formula="of:=IF(OR([.B60]=&quot;down&quot;; [.B60]=&quot;up&quot;); [.D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61]=&quot;forward&quot;; [.B61]=&quot;down&quot;);[.C61];[.C61]*-1)" office:value-type="float" office:value="-6" calcext:value-type="float">
            <text:p>-6</text:p>
          </table:table-cell>
          <table:table-cell table:formula="of:=IF([.B61]=&quot;forward&quot;; [.D61]; 0)" office:value-type="float" office:value="0" calcext:value-type="float">
            <text:p>0</text:p>
          </table:table-cell>
          <table:table-cell table:formula="of:=IF(OR([.B61]=&quot;down&quot;; [.B61]=&quot;up&quot;); [.D61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62]=&quot;forward&quot;; [.B62]=&quot;down&quot;);[.C62];[.C62]*-1)" office:value-type="float" office:value="9" calcext:value-type="float">
            <text:p>9</text:p>
          </table:table-cell>
          <table:table-cell table:formula="of:=IF([.B62]=&quot;forward&quot;; [.D62]; 0)" office:value-type="float" office:value="9" calcext:value-type="float">
            <text:p>9</text:p>
          </table:table-cell>
          <table:table-cell table:formula="of:=IF(OR([.B62]=&quot;down&quot;; [.B62]=&quot;up&quot;); [.D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63]=&quot;forward&quot;; [.B63]=&quot;down&quot;);[.C63];[.C63]*-1)" office:value-type="float" office:value="1" calcext:value-type="float">
            <text:p>1</text:p>
          </table:table-cell>
          <table:table-cell table:formula="of:=IF([.B63]=&quot;forward&quot;; [.D63]; 0)" office:value-type="float" office:value="1" calcext:value-type="float">
            <text:p>1</text:p>
          </table:table-cell>
          <table:table-cell table:formula="of:=IF(OR([.B63]=&quot;down&quot;; [.B63]=&quot;up&quot;); [.D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64]=&quot;forward&quot;; [.B64]=&quot;down&quot;);[.C64];[.C64]*-1)" office:value-type="float" office:value="3" calcext:value-type="float">
            <text:p>3</text:p>
          </table:table-cell>
          <table:table-cell table:formula="of:=IF([.B64]=&quot;forward&quot;; [.D64]; 0)" office:value-type="float" office:value="3" calcext:value-type="float">
            <text:p>3</text:p>
          </table:table-cell>
          <table:table-cell table:formula="of:=IF(OR([.B64]=&quot;down&quot;; [.B64]=&quot;up&quot;); [.D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65]=&quot;forward&quot;; [.B65]=&quot;down&quot;);[.C65];[.C65]*-1)" office:value-type="float" office:value="4" calcext:value-type="float">
            <text:p>4</text:p>
          </table:table-cell>
          <table:table-cell table:formula="of:=IF([.B65]=&quot;forward&quot;; [.D65]; 0)" office:value-type="float" office:value="0" calcext:value-type="float">
            <text:p>0</text:p>
          </table:table-cell>
          <table:table-cell table:formula="of:=IF(OR([.B65]=&quot;down&quot;; [.B65]=&quot;up&quot;); [.D65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66]=&quot;forward&quot;; [.B66]=&quot;down&quot;);[.C66];[.C66]*-1)" office:value-type="float" office:value="9" calcext:value-type="float">
            <text:p>9</text:p>
          </table:table-cell>
          <table:table-cell table:formula="of:=IF([.B66]=&quot;forward&quot;; [.D66]; 0)" office:value-type="float" office:value="0" calcext:value-type="float">
            <text:p>0</text:p>
          </table:table-cell>
          <table:table-cell table:formula="of:=IF(OR([.B66]=&quot;down&quot;; [.B66]=&quot;up&quot;); [.D66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67]=&quot;forward&quot;; [.B67]=&quot;down&quot;);[.C67];[.C67]*-1)" office:value-type="float" office:value="8" calcext:value-type="float">
            <text:p>8</text:p>
          </table:table-cell>
          <table:table-cell table:formula="of:=IF([.B67]=&quot;forward&quot;; [.D67]; 0)" office:value-type="float" office:value="0" calcext:value-type="float">
            <text:p>0</text:p>
          </table:table-cell>
          <table:table-cell table:formula="of:=IF(OR([.B67]=&quot;down&quot;; [.B67]=&quot;up&quot;); [.D67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68]=&quot;forward&quot;; [.B68]=&quot;down&quot;);[.C68];[.C68]*-1)" office:value-type="float" office:value="-9" calcext:value-type="float">
            <text:p>-9</text:p>
          </table:table-cell>
          <table:table-cell table:formula="of:=IF([.B68]=&quot;forward&quot;; [.D68]; 0)" office:value-type="float" office:value="0" calcext:value-type="float">
            <text:p>0</text:p>
          </table:table-cell>
          <table:table-cell table:formula="of:=IF(OR([.B68]=&quot;down&quot;; [.B68]=&quot;up&quot;); [.D68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69]=&quot;forward&quot;; [.B69]=&quot;down&quot;);[.C69];[.C69]*-1)" office:value-type="float" office:value="9" calcext:value-type="float">
            <text:p>9</text:p>
          </table:table-cell>
          <table:table-cell table:formula="of:=IF([.B69]=&quot;forward&quot;; [.D69]; 0)" office:value-type="float" office:value="0" calcext:value-type="float">
            <text:p>0</text:p>
          </table:table-cell>
          <table:table-cell table:formula="of:=IF(OR([.B69]=&quot;down&quot;; [.B69]=&quot;up&quot;); [.D69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70]=&quot;forward&quot;; [.B70]=&quot;down&quot;);[.C70];[.C70]*-1)" office:value-type="float" office:value="2" calcext:value-type="float">
            <text:p>2</text:p>
          </table:table-cell>
          <table:table-cell table:formula="of:=IF([.B70]=&quot;forward&quot;; [.D70]; 0)" office:value-type="float" office:value="0" calcext:value-type="float">
            <text:p>0</text:p>
          </table:table-cell>
          <table:table-cell table:formula="of:=IF(OR([.B70]=&quot;down&quot;; [.B70]=&quot;up&quot;); [.D70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71]=&quot;forward&quot;; [.B71]=&quot;down&quot;);[.C71];[.C71]*-1)" office:value-type="float" office:value="4" calcext:value-type="float">
            <text:p>4</text:p>
          </table:table-cell>
          <table:table-cell table:formula="of:=IF([.B71]=&quot;forward&quot;; [.D71]; 0)" office:value-type="float" office:value="0" calcext:value-type="float">
            <text:p>0</text:p>
          </table:table-cell>
          <table:table-cell table:formula="of:=IF(OR([.B71]=&quot;down&quot;; [.B71]=&quot;up&quot;); [.D71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72]=&quot;forward&quot;; [.B72]=&quot;down&quot;);[.C72];[.C72]*-1)" office:value-type="float" office:value="2" calcext:value-type="float">
            <text:p>2</text:p>
          </table:table-cell>
          <table:table-cell table:formula="of:=IF([.B72]=&quot;forward&quot;; [.D72]; 0)" office:value-type="float" office:value="2" calcext:value-type="float">
            <text:p>2</text:p>
          </table:table-cell>
          <table:table-cell table:formula="of:=IF(OR([.B72]=&quot;down&quot;; [.B72]=&quot;up&quot;); [.D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73]=&quot;forward&quot;; [.B73]=&quot;down&quot;);[.C73];[.C73]*-1)" office:value-type="float" office:value="4" calcext:value-type="float">
            <text:p>4</text:p>
          </table:table-cell>
          <table:table-cell table:formula="of:=IF([.B73]=&quot;forward&quot;; [.D73]; 0)" office:value-type="float" office:value="0" calcext:value-type="float">
            <text:p>0</text:p>
          </table:table-cell>
          <table:table-cell table:formula="of:=IF(OR([.B73]=&quot;down&quot;; [.B73]=&quot;up&quot;); [.D73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74]=&quot;forward&quot;; [.B74]=&quot;down&quot;);[.C74];[.C74]*-1)" office:value-type="float" office:value="2" calcext:value-type="float">
            <text:p>2</text:p>
          </table:table-cell>
          <table:table-cell table:formula="of:=IF([.B74]=&quot;forward&quot;; [.D74]; 0)" office:value-type="float" office:value="0" calcext:value-type="float">
            <text:p>0</text:p>
          </table:table-cell>
          <table:table-cell table:formula="of:=IF(OR([.B74]=&quot;down&quot;; [.B74]=&quot;up&quot;); [.D74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75]=&quot;forward&quot;; [.B75]=&quot;down&quot;);[.C75];[.C75]*-1)" office:value-type="float" office:value="8" calcext:value-type="float">
            <text:p>8</text:p>
          </table:table-cell>
          <table:table-cell table:formula="of:=IF([.B75]=&quot;forward&quot;; [.D75]; 0)" office:value-type="float" office:value="0" calcext:value-type="float">
            <text:p>0</text:p>
          </table:table-cell>
          <table:table-cell table:formula="of:=IF(OR([.B75]=&quot;down&quot;; [.B75]=&quot;up&quot;); [.D75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76]=&quot;forward&quot;; [.B76]=&quot;down&quot;);[.C76];[.C76]*-1)" office:value-type="float" office:value="-3" calcext:value-type="float">
            <text:p>-3</text:p>
          </table:table-cell>
          <table:table-cell table:formula="of:=IF([.B76]=&quot;forward&quot;; [.D76]; 0)" office:value-type="float" office:value="0" calcext:value-type="float">
            <text:p>0</text:p>
          </table:table-cell>
          <table:table-cell table:formula="of:=IF(OR([.B76]=&quot;down&quot;; [.B76]=&quot;up&quot;); [.D76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77]=&quot;forward&quot;; [.B77]=&quot;down&quot;);[.C77];[.C77]*-1)" office:value-type="float" office:value="-9" calcext:value-type="float">
            <text:p>-9</text:p>
          </table:table-cell>
          <table:table-cell table:formula="of:=IF([.B77]=&quot;forward&quot;; [.D77]; 0)" office:value-type="float" office:value="0" calcext:value-type="float">
            <text:p>0</text:p>
          </table:table-cell>
          <table:table-cell table:formula="of:=IF(OR([.B77]=&quot;down&quot;; [.B77]=&quot;up&quot;); [.D77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78]=&quot;forward&quot;; [.B78]=&quot;down&quot;);[.C78];[.C78]*-1)" office:value-type="float" office:value="3" calcext:value-type="float">
            <text:p>3</text:p>
          </table:table-cell>
          <table:table-cell table:formula="of:=IF([.B78]=&quot;forward&quot;; [.D78]; 0)" office:value-type="float" office:value="3" calcext:value-type="float">
            <text:p>3</text:p>
          </table:table-cell>
          <table:table-cell table:formula="of:=IF(OR([.B78]=&quot;down&quot;; [.B78]=&quot;up&quot;); [.D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79]=&quot;forward&quot;; [.B79]=&quot;down&quot;);[.C79];[.C79]*-1)" office:value-type="float" office:value="5" calcext:value-type="float">
            <text:p>5</text:p>
          </table:table-cell>
          <table:table-cell table:formula="of:=IF([.B79]=&quot;forward&quot;; [.D79]; 0)" office:value-type="float" office:value="0" calcext:value-type="float">
            <text:p>0</text:p>
          </table:table-cell>
          <table:table-cell table:formula="of:=IF(OR([.B79]=&quot;down&quot;; [.B79]=&quot;up&quot;); [.D79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80]=&quot;forward&quot;; [.B80]=&quot;down&quot;);[.C80];[.C80]*-1)" office:value-type="float" office:value="1" calcext:value-type="float">
            <text:p>1</text:p>
          </table:table-cell>
          <table:table-cell table:formula="of:=IF([.B80]=&quot;forward&quot;; [.D80]; 0)" office:value-type="float" office:value="0" calcext:value-type="float">
            <text:p>0</text:p>
          </table:table-cell>
          <table:table-cell table:formula="of:=IF(OR([.B80]=&quot;down&quot;; [.B80]=&quot;up&quot;); [.D80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81]=&quot;forward&quot;; [.B81]=&quot;down&quot;);[.C81];[.C81]*-1)" office:value-type="float" office:value="-6" calcext:value-type="float">
            <text:p>-6</text:p>
          </table:table-cell>
          <table:table-cell table:formula="of:=IF([.B81]=&quot;forward&quot;; [.D81]; 0)" office:value-type="float" office:value="0" calcext:value-type="float">
            <text:p>0</text:p>
          </table:table-cell>
          <table:table-cell table:formula="of:=IF(OR([.B81]=&quot;down&quot;; [.B81]=&quot;up&quot;); [.D81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82]=&quot;forward&quot;; [.B82]=&quot;down&quot;);[.C82];[.C82]*-1)" office:value-type="float" office:value="-6" calcext:value-type="float">
            <text:p>-6</text:p>
          </table:table-cell>
          <table:table-cell table:formula="of:=IF([.B82]=&quot;forward&quot;; [.D82]; 0)" office:value-type="float" office:value="0" calcext:value-type="float">
            <text:p>0</text:p>
          </table:table-cell>
          <table:table-cell table:formula="of:=IF(OR([.B82]=&quot;down&quot;; [.B82]=&quot;up&quot;); [.D82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83]=&quot;forward&quot;; [.B83]=&quot;down&quot;);[.C83];[.C83]*-1)" office:value-type="float" office:value="4" calcext:value-type="float">
            <text:p>4</text:p>
          </table:table-cell>
          <table:table-cell table:formula="of:=IF([.B83]=&quot;forward&quot;; [.D83]; 0)" office:value-type="float" office:value="0" calcext:value-type="float">
            <text:p>0</text:p>
          </table:table-cell>
          <table:table-cell table:formula="of:=IF(OR([.B83]=&quot;down&quot;; [.B83]=&quot;up&quot;); [.D83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84]=&quot;forward&quot;; [.B84]=&quot;down&quot;);[.C84];[.C84]*-1)" office:value-type="float" office:value="-3" calcext:value-type="float">
            <text:p>-3</text:p>
          </table:table-cell>
          <table:table-cell table:formula="of:=IF([.B84]=&quot;forward&quot;; [.D84]; 0)" office:value-type="float" office:value="0" calcext:value-type="float">
            <text:p>0</text:p>
          </table:table-cell>
          <table:table-cell table:formula="of:=IF(OR([.B84]=&quot;down&quot;; [.B84]=&quot;up&quot;); [.D84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85]=&quot;forward&quot;; [.B85]=&quot;down&quot;);[.C85];[.C85]*-1)" office:value-type="float" office:value="1" calcext:value-type="float">
            <text:p>1</text:p>
          </table:table-cell>
          <table:table-cell table:formula="of:=IF([.B85]=&quot;forward&quot;; [.D85]; 0)" office:value-type="float" office:value="1" calcext:value-type="float">
            <text:p>1</text:p>
          </table:table-cell>
          <table:table-cell table:formula="of:=IF(OR([.B85]=&quot;down&quot;; [.B85]=&quot;up&quot;); [.D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86]=&quot;forward&quot;; [.B86]=&quot;down&quot;);[.C86];[.C86]*-1)" office:value-type="float" office:value="2" calcext:value-type="float">
            <text:p>2</text:p>
          </table:table-cell>
          <table:table-cell table:formula="of:=IF([.B86]=&quot;forward&quot;; [.D86]; 0)" office:value-type="float" office:value="0" calcext:value-type="float">
            <text:p>0</text:p>
          </table:table-cell>
          <table:table-cell table:formula="of:=IF(OR([.B86]=&quot;down&quot;; [.B86]=&quot;up&quot;); [.D86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87]=&quot;forward&quot;; [.B87]=&quot;down&quot;);[.C87];[.C87]*-1)" office:value-type="float" office:value="7" calcext:value-type="float">
            <text:p>7</text:p>
          </table:table-cell>
          <table:table-cell table:formula="of:=IF([.B87]=&quot;forward&quot;; [.D87]; 0)" office:value-type="float" office:value="0" calcext:value-type="float">
            <text:p>0</text:p>
          </table:table-cell>
          <table:table-cell table:formula="of:=IF(OR([.B87]=&quot;down&quot;; [.B87]=&quot;up&quot;); [.D87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88]=&quot;forward&quot;; [.B88]=&quot;down&quot;);[.C88];[.C88]*-1)" office:value-type="float" office:value="1" calcext:value-type="float">
            <text:p>1</text:p>
          </table:table-cell>
          <table:table-cell table:formula="of:=IF([.B88]=&quot;forward&quot;; [.D88]; 0)" office:value-type="float" office:value="1" calcext:value-type="float">
            <text:p>1</text:p>
          </table:table-cell>
          <table:table-cell table:formula="of:=IF(OR([.B88]=&quot;down&quot;; [.B88]=&quot;up&quot;); [.D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89]=&quot;forward&quot;; [.B89]=&quot;down&quot;);[.C89];[.C89]*-1)" office:value-type="float" office:value="4" calcext:value-type="float">
            <text:p>4</text:p>
          </table:table-cell>
          <table:table-cell table:formula="of:=IF([.B89]=&quot;forward&quot;; [.D89]; 0)" office:value-type="float" office:value="0" calcext:value-type="float">
            <text:p>0</text:p>
          </table:table-cell>
          <table:table-cell table:formula="of:=IF(OR([.B89]=&quot;down&quot;; [.B89]=&quot;up&quot;); [.D89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90]=&quot;forward&quot;; [.B90]=&quot;down&quot;);[.C90];[.C90]*-1)" office:value-type="float" office:value="5" calcext:value-type="float">
            <text:p>5</text:p>
          </table:table-cell>
          <table:table-cell table:formula="of:=IF([.B90]=&quot;forward&quot;; [.D90]; 0)" office:value-type="float" office:value="5" calcext:value-type="float">
            <text:p>5</text:p>
          </table:table-cell>
          <table:table-cell table:formula="of:=IF(OR([.B90]=&quot;down&quot;; [.B90]=&quot;up&quot;); [.D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91]=&quot;forward&quot;; [.B91]=&quot;down&quot;);[.C91];[.C91]*-1)" office:value-type="float" office:value="5" calcext:value-type="float">
            <text:p>5</text:p>
          </table:table-cell>
          <table:table-cell table:formula="of:=IF([.B91]=&quot;forward&quot;; [.D91]; 0)" office:value-type="float" office:value="0" calcext:value-type="float">
            <text:p>0</text:p>
          </table:table-cell>
          <table:table-cell table:formula="of:=IF(OR([.B91]=&quot;down&quot;; [.B91]=&quot;up&quot;); [.D91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92]=&quot;forward&quot;; [.B92]=&quot;down&quot;);[.C92];[.C92]*-1)" office:value-type="float" office:value="3" calcext:value-type="float">
            <text:p>3</text:p>
          </table:table-cell>
          <table:table-cell table:formula="of:=IF([.B92]=&quot;forward&quot;; [.D92]; 0)" office:value-type="float" office:value="3" calcext:value-type="float">
            <text:p>3</text:p>
          </table:table-cell>
          <table:table-cell table:formula="of:=IF(OR([.B92]=&quot;down&quot;; [.B92]=&quot;up&quot;); [.D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93]=&quot;forward&quot;; [.B93]=&quot;down&quot;);[.C93];[.C93]*-1)" office:value-type="float" office:value="8" calcext:value-type="float">
            <text:p>8</text:p>
          </table:table-cell>
          <table:table-cell table:formula="of:=IF([.B93]=&quot;forward&quot;; [.D93]; 0)" office:value-type="float" office:value="8" calcext:value-type="float">
            <text:p>8</text:p>
          </table:table-cell>
          <table:table-cell table:formula="of:=IF(OR([.B93]=&quot;down&quot;; [.B93]=&quot;up&quot;); [.D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94]=&quot;forward&quot;; [.B94]=&quot;down&quot;);[.C94];[.C94]*-1)" office:value-type="float" office:value="4" calcext:value-type="float">
            <text:p>4</text:p>
          </table:table-cell>
          <table:table-cell table:formula="of:=IF([.B94]=&quot;forward&quot;; [.D94]; 0)" office:value-type="float" office:value="0" calcext:value-type="float">
            <text:p>0</text:p>
          </table:table-cell>
          <table:table-cell table:formula="of:=IF(OR([.B94]=&quot;down&quot;; [.B94]=&quot;up&quot;); [.D94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95]=&quot;forward&quot;; [.B95]=&quot;down&quot;);[.C95];[.C95]*-1)" office:value-type="float" office:value="3" calcext:value-type="float">
            <text:p>3</text:p>
          </table:table-cell>
          <table:table-cell table:formula="of:=IF([.B95]=&quot;forward&quot;; [.D95]; 0)" office:value-type="float" office:value="3" calcext:value-type="float">
            <text:p>3</text:p>
          </table:table-cell>
          <table:table-cell table:formula="of:=IF(OR([.B95]=&quot;down&quot;; [.B95]=&quot;up&quot;); [.D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96]=&quot;forward&quot;; [.B96]=&quot;down&quot;);[.C96];[.C96]*-1)" office:value-type="float" office:value="2" calcext:value-type="float">
            <text:p>2</text:p>
          </table:table-cell>
          <table:table-cell table:formula="of:=IF([.B96]=&quot;forward&quot;; [.D96]; 0)" office:value-type="float" office:value="2" calcext:value-type="float">
            <text:p>2</text:p>
          </table:table-cell>
          <table:table-cell table:formula="of:=IF(OR([.B96]=&quot;down&quot;; [.B96]=&quot;up&quot;); [.D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97]=&quot;forward&quot;; [.B97]=&quot;down&quot;);[.C97];[.C97]*-1)" office:value-type="float" office:value="4" calcext:value-type="float">
            <text:p>4</text:p>
          </table:table-cell>
          <table:table-cell table:formula="of:=IF([.B97]=&quot;forward&quot;; [.D97]; 0)" office:value-type="float" office:value="0" calcext:value-type="float">
            <text:p>0</text:p>
          </table:table-cell>
          <table:table-cell table:formula="of:=IF(OR([.B97]=&quot;down&quot;; [.B97]=&quot;up&quot;); [.D97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98]=&quot;forward&quot;; [.B98]=&quot;down&quot;);[.C98];[.C98]*-1)" office:value-type="float" office:value="6" calcext:value-type="float">
            <text:p>6</text:p>
          </table:table-cell>
          <table:table-cell table:formula="of:=IF([.B98]=&quot;forward&quot;; [.D98]; 0)" office:value-type="float" office:value="6" calcext:value-type="float">
            <text:p>6</text:p>
          </table:table-cell>
          <table:table-cell table:formula="of:=IF(OR([.B98]=&quot;down&quot;; [.B98]=&quot;up&quot;); [.D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99]=&quot;forward&quot;; [.B99]=&quot;down&quot;);[.C99];[.C99]*-1)" office:value-type="float" office:value="6" calcext:value-type="float">
            <text:p>6</text:p>
          </table:table-cell>
          <table:table-cell table:formula="of:=IF([.B99]=&quot;forward&quot;; [.D99]; 0)" office:value-type="float" office:value="6" calcext:value-type="float">
            <text:p>6</text:p>
          </table:table-cell>
          <table:table-cell table:formula="of:=IF(OR([.B99]=&quot;down&quot;; [.B99]=&quot;up&quot;); [.D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100]=&quot;forward&quot;; [.B100]=&quot;down&quot;);[.C100];[.C100]*-1)" office:value-type="float" office:value="9" calcext:value-type="float">
            <text:p>9</text:p>
          </table:table-cell>
          <table:table-cell table:formula="of:=IF([.B100]=&quot;forward&quot;; [.D100]; 0)" office:value-type="float" office:value="0" calcext:value-type="float">
            <text:p>0</text:p>
          </table:table-cell>
          <table:table-cell table:formula="of:=IF(OR([.B100]=&quot;down&quot;; [.B100]=&quot;up&quot;); [.D100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101]=&quot;forward&quot;; [.B101]=&quot;down&quot;);[.C101];[.C101]*-1)" office:value-type="float" office:value="3" calcext:value-type="float">
            <text:p>3</text:p>
          </table:table-cell>
          <table:table-cell table:formula="of:=IF([.B101]=&quot;forward&quot;; [.D101]; 0)" office:value-type="float" office:value="0" calcext:value-type="float">
            <text:p>0</text:p>
          </table:table-cell>
          <table:table-cell table:formula="of:=IF(OR([.B101]=&quot;down&quot;; [.B101]=&quot;up&quot;); [.D101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102]=&quot;forward&quot;; [.B102]=&quot;down&quot;);[.C102];[.C102]*-1)" office:value-type="float" office:value="-7" calcext:value-type="float">
            <text:p>-7</text:p>
          </table:table-cell>
          <table:table-cell table:formula="of:=IF([.B102]=&quot;forward&quot;; [.D102]; 0)" office:value-type="float" office:value="0" calcext:value-type="float">
            <text:p>0</text:p>
          </table:table-cell>
          <table:table-cell table:formula="of:=IF(OR([.B102]=&quot;down&quot;; [.B102]=&quot;up&quot;); [.D102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103]=&quot;forward&quot;; [.B103]=&quot;down&quot;);[.C103];[.C103]*-1)" office:value-type="float" office:value="-6" calcext:value-type="float">
            <text:p>-6</text:p>
          </table:table-cell>
          <table:table-cell table:formula="of:=IF([.B103]=&quot;forward&quot;; [.D103]; 0)" office:value-type="float" office:value="0" calcext:value-type="float">
            <text:p>0</text:p>
          </table:table-cell>
          <table:table-cell table:formula="of:=IF(OR([.B103]=&quot;down&quot;; [.B103]=&quot;up&quot;); [.D103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104]=&quot;forward&quot;; [.B104]=&quot;down&quot;);[.C104];[.C104]*-1)" office:value-type="float" office:value="8" calcext:value-type="float">
            <text:p>8</text:p>
          </table:table-cell>
          <table:table-cell table:formula="of:=IF([.B104]=&quot;forward&quot;; [.D104]; 0)" office:value-type="float" office:value="0" calcext:value-type="float">
            <text:p>0</text:p>
          </table:table-cell>
          <table:table-cell table:formula="of:=IF(OR([.B104]=&quot;down&quot;; [.B104]=&quot;up&quot;); [.D104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105]=&quot;forward&quot;; [.B105]=&quot;down&quot;);[.C105];[.C105]*-1)" office:value-type="float" office:value="4" calcext:value-type="float">
            <text:p>4</text:p>
          </table:table-cell>
          <table:table-cell table:formula="of:=IF([.B105]=&quot;forward&quot;; [.D105]; 0)" office:value-type="float" office:value="0" calcext:value-type="float">
            <text:p>0</text:p>
          </table:table-cell>
          <table:table-cell table:formula="of:=IF(OR([.B105]=&quot;down&quot;; [.B105]=&quot;up&quot;); [.D105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106]=&quot;forward&quot;; [.B106]=&quot;down&quot;);[.C106];[.C106]*-1)" office:value-type="float" office:value="4" calcext:value-type="float">
            <text:p>4</text:p>
          </table:table-cell>
          <table:table-cell table:formula="of:=IF([.B106]=&quot;forward&quot;; [.D106]; 0)" office:value-type="float" office:value="0" calcext:value-type="float">
            <text:p>0</text:p>
          </table:table-cell>
          <table:table-cell table:formula="of:=IF(OR([.B106]=&quot;down&quot;; [.B106]=&quot;up&quot;); [.D106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107]=&quot;forward&quot;; [.B107]=&quot;down&quot;);[.C107];[.C107]*-1)" office:value-type="float" office:value="8" calcext:value-type="float">
            <text:p>8</text:p>
          </table:table-cell>
          <table:table-cell table:formula="of:=IF([.B107]=&quot;forward&quot;; [.D107]; 0)" office:value-type="float" office:value="0" calcext:value-type="float">
            <text:p>0</text:p>
          </table:table-cell>
          <table:table-cell table:formula="of:=IF(OR([.B107]=&quot;down&quot;; [.B107]=&quot;up&quot;); [.D107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108]=&quot;forward&quot;; [.B108]=&quot;down&quot;);[.C108];[.C108]*-1)" office:value-type="float" office:value="4" calcext:value-type="float">
            <text:p>4</text:p>
          </table:table-cell>
          <table:table-cell table:formula="of:=IF([.B108]=&quot;forward&quot;; [.D108]; 0)" office:value-type="float" office:value="0" calcext:value-type="float">
            <text:p>0</text:p>
          </table:table-cell>
          <table:table-cell table:formula="of:=IF(OR([.B108]=&quot;down&quot;; [.B108]=&quot;up&quot;); [.D108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109]=&quot;forward&quot;; [.B109]=&quot;down&quot;);[.C109];[.C109]*-1)" office:value-type="float" office:value="5" calcext:value-type="float">
            <text:p>5</text:p>
          </table:table-cell>
          <table:table-cell table:formula="of:=IF([.B109]=&quot;forward&quot;; [.D109]; 0)" office:value-type="float" office:value="5" calcext:value-type="float">
            <text:p>5</text:p>
          </table:table-cell>
          <table:table-cell table:formula="of:=IF(OR([.B109]=&quot;down&quot;; [.B109]=&quot;up&quot;); [.D1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110]=&quot;forward&quot;; [.B110]=&quot;down&quot;);[.C110];[.C110]*-1)" office:value-type="float" office:value="-7" calcext:value-type="float">
            <text:p>-7</text:p>
          </table:table-cell>
          <table:table-cell table:formula="of:=IF([.B110]=&quot;forward&quot;; [.D110]; 0)" office:value-type="float" office:value="0" calcext:value-type="float">
            <text:p>0</text:p>
          </table:table-cell>
          <table:table-cell table:formula="of:=IF(OR([.B110]=&quot;down&quot;; [.B110]=&quot;up&quot;); [.D110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111]=&quot;forward&quot;; [.B111]=&quot;down&quot;);[.C111];[.C111]*-1)" office:value-type="float" office:value="8" calcext:value-type="float">
            <text:p>8</text:p>
          </table:table-cell>
          <table:table-cell table:formula="of:=IF([.B111]=&quot;forward&quot;; [.D111]; 0)" office:value-type="float" office:value="0" calcext:value-type="float">
            <text:p>0</text:p>
          </table:table-cell>
          <table:table-cell table:formula="of:=IF(OR([.B111]=&quot;down&quot;; [.B111]=&quot;up&quot;); [.D111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112]=&quot;forward&quot;; [.B112]=&quot;down&quot;);[.C112];[.C112]*-1)" office:value-type="float" office:value="4" calcext:value-type="float">
            <text:p>4</text:p>
          </table:table-cell>
          <table:table-cell table:formula="of:=IF([.B112]=&quot;forward&quot;; [.D112]; 0)" office:value-type="float" office:value="0" calcext:value-type="float">
            <text:p>0</text:p>
          </table:table-cell>
          <table:table-cell table:formula="of:=IF(OR([.B112]=&quot;down&quot;; [.B112]=&quot;up&quot;); [.D112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113]=&quot;forward&quot;; [.B113]=&quot;down&quot;);[.C113];[.C113]*-1)" office:value-type="float" office:value="5" calcext:value-type="float">
            <text:p>5</text:p>
          </table:table-cell>
          <table:table-cell table:formula="of:=IF([.B113]=&quot;forward&quot;; [.D113]; 0)" office:value-type="float" office:value="0" calcext:value-type="float">
            <text:p>0</text:p>
          </table:table-cell>
          <table:table-cell table:formula="of:=IF(OR([.B113]=&quot;down&quot;; [.B113]=&quot;up&quot;); [.D113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114]=&quot;forward&quot;; [.B114]=&quot;down&quot;);[.C114];[.C114]*-1)" office:value-type="float" office:value="3" calcext:value-type="float">
            <text:p>3</text:p>
          </table:table-cell>
          <table:table-cell table:formula="of:=IF([.B114]=&quot;forward&quot;; [.D114]; 0)" office:value-type="float" office:value="0" calcext:value-type="float">
            <text:p>0</text:p>
          </table:table-cell>
          <table:table-cell table:formula="of:=IF(OR([.B114]=&quot;down&quot;; [.B114]=&quot;up&quot;); [.D114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115]=&quot;forward&quot;; [.B115]=&quot;down&quot;);[.C115];[.C115]*-1)" office:value-type="float" office:value="1" calcext:value-type="float">
            <text:p>1</text:p>
          </table:table-cell>
          <table:table-cell table:formula="of:=IF([.B115]=&quot;forward&quot;; [.D115]; 0)" office:value-type="float" office:value="1" calcext:value-type="float">
            <text:p>1</text:p>
          </table:table-cell>
          <table:table-cell table:formula="of:=IF(OR([.B115]=&quot;down&quot;; [.B115]=&quot;up&quot;); [.D1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116]=&quot;forward&quot;; [.B116]=&quot;down&quot;);[.C116];[.C116]*-1)" office:value-type="float" office:value="-1" calcext:value-type="float">
            <text:p>-1</text:p>
          </table:table-cell>
          <table:table-cell table:formula="of:=IF([.B116]=&quot;forward&quot;; [.D116]; 0)" office:value-type="float" office:value="0" calcext:value-type="float">
            <text:p>0</text:p>
          </table:table-cell>
          <table:table-cell table:formula="of:=IF(OR([.B116]=&quot;down&quot;; [.B116]=&quot;up&quot;); [.D116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17]=&quot;forward&quot;; [.B117]=&quot;down&quot;);[.C117];[.C117]*-1)" office:value-type="float" office:value="9" calcext:value-type="float">
            <text:p>9</text:p>
          </table:table-cell>
          <table:table-cell table:formula="of:=IF([.B117]=&quot;forward&quot;; [.D117]; 0)" office:value-type="float" office:value="9" calcext:value-type="float">
            <text:p>9</text:p>
          </table:table-cell>
          <table:table-cell table:formula="of:=IF(OR([.B117]=&quot;down&quot;; [.B117]=&quot;up&quot;); [.D1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118]=&quot;forward&quot;; [.B118]=&quot;down&quot;);[.C118];[.C118]*-1)" office:value-type="float" office:value="4" calcext:value-type="float">
            <text:p>4</text:p>
          </table:table-cell>
          <table:table-cell table:formula="of:=IF([.B118]=&quot;forward&quot;; [.D118]; 0)" office:value-type="float" office:value="4" calcext:value-type="float">
            <text:p>4</text:p>
          </table:table-cell>
          <table:table-cell table:formula="of:=IF(OR([.B118]=&quot;down&quot;; [.B118]=&quot;up&quot;); [.D1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119]=&quot;forward&quot;; [.B119]=&quot;down&quot;);[.C119];[.C119]*-1)" office:value-type="float" office:value="9" calcext:value-type="float">
            <text:p>9</text:p>
          </table:table-cell>
          <table:table-cell table:formula="of:=IF([.B119]=&quot;forward&quot;; [.D119]; 0)" office:value-type="float" office:value="0" calcext:value-type="float">
            <text:p>0</text:p>
          </table:table-cell>
          <table:table-cell table:formula="of:=IF(OR([.B119]=&quot;down&quot;; [.B119]=&quot;up&quot;); [.D119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120]=&quot;forward&quot;; [.B120]=&quot;down&quot;);[.C120];[.C120]*-1)" office:value-type="float" office:value="5" calcext:value-type="float">
            <text:p>5</text:p>
          </table:table-cell>
          <table:table-cell table:formula="of:=IF([.B120]=&quot;forward&quot;; [.D120]; 0)" office:value-type="float" office:value="5" calcext:value-type="float">
            <text:p>5</text:p>
          </table:table-cell>
          <table:table-cell table:formula="of:=IF(OR([.B120]=&quot;down&quot;; [.B120]=&quot;up&quot;); [.D1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121]=&quot;forward&quot;; [.B121]=&quot;down&quot;);[.C121];[.C121]*-1)" office:value-type="float" office:value="-4" calcext:value-type="float">
            <text:p>-4</text:p>
          </table:table-cell>
          <table:table-cell table:formula="of:=IF([.B121]=&quot;forward&quot;; [.D121]; 0)" office:value-type="float" office:value="0" calcext:value-type="float">
            <text:p>0</text:p>
          </table:table-cell>
          <table:table-cell table:formula="of:=IF(OR([.B121]=&quot;down&quot;; [.B121]=&quot;up&quot;); [.D121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122]=&quot;forward&quot;; [.B122]=&quot;down&quot;);[.C122];[.C122]*-1)" office:value-type="float" office:value="3" calcext:value-type="float">
            <text:p>3</text:p>
          </table:table-cell>
          <table:table-cell table:formula="of:=IF([.B122]=&quot;forward&quot;; [.D122]; 0)" office:value-type="float" office:value="0" calcext:value-type="float">
            <text:p>0</text:p>
          </table:table-cell>
          <table:table-cell table:formula="of:=IF(OR([.B122]=&quot;down&quot;; [.B122]=&quot;up&quot;); [.D122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123]=&quot;forward&quot;; [.B123]=&quot;down&quot;);[.C123];[.C123]*-1)" office:value-type="float" office:value="-7" calcext:value-type="float">
            <text:p>-7</text:p>
          </table:table-cell>
          <table:table-cell table:formula="of:=IF([.B123]=&quot;forward&quot;; [.D123]; 0)" office:value-type="float" office:value="0" calcext:value-type="float">
            <text:p>0</text:p>
          </table:table-cell>
          <table:table-cell table:formula="of:=IF(OR([.B123]=&quot;down&quot;; [.B123]=&quot;up&quot;); [.D123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124]=&quot;forward&quot;; [.B124]=&quot;down&quot;);[.C124];[.C124]*-1)" office:value-type="float" office:value="-2" calcext:value-type="float">
            <text:p>-2</text:p>
          </table:table-cell>
          <table:table-cell table:formula="of:=IF([.B124]=&quot;forward&quot;; [.D124]; 0)" office:value-type="float" office:value="0" calcext:value-type="float">
            <text:p>0</text:p>
          </table:table-cell>
          <table:table-cell table:formula="of:=IF(OR([.B124]=&quot;down&quot;; [.B124]=&quot;up&quot;); [.D124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125]=&quot;forward&quot;; [.B125]=&quot;down&quot;);[.C125];[.C125]*-1)" office:value-type="float" office:value="5" calcext:value-type="float">
            <text:p>5</text:p>
          </table:table-cell>
          <table:table-cell table:formula="of:=IF([.B125]=&quot;forward&quot;; [.D125]; 0)" office:value-type="float" office:value="0" calcext:value-type="float">
            <text:p>0</text:p>
          </table:table-cell>
          <table:table-cell table:formula="of:=IF(OR([.B125]=&quot;down&quot;; [.B125]=&quot;up&quot;); [.D12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126]=&quot;forward&quot;; [.B126]=&quot;down&quot;);[.C126];[.C126]*-1)" office:value-type="float" office:value="2" calcext:value-type="float">
            <text:p>2</text:p>
          </table:table-cell>
          <table:table-cell table:formula="of:=IF([.B126]=&quot;forward&quot;; [.D126]; 0)" office:value-type="float" office:value="0" calcext:value-type="float">
            <text:p>0</text:p>
          </table:table-cell>
          <table:table-cell table:formula="of:=IF(OR([.B126]=&quot;down&quot;; [.B126]=&quot;up&quot;); [.D126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127]=&quot;forward&quot;; [.B127]=&quot;down&quot;);[.C127];[.C127]*-1)" office:value-type="float" office:value="8" calcext:value-type="float">
            <text:p>8</text:p>
          </table:table-cell>
          <table:table-cell table:formula="of:=IF([.B127]=&quot;forward&quot;; [.D127]; 0)" office:value-type="float" office:value="8" calcext:value-type="float">
            <text:p>8</text:p>
          </table:table-cell>
          <table:table-cell table:formula="of:=IF(OR([.B127]=&quot;down&quot;; [.B127]=&quot;up&quot;); [.D1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128]=&quot;forward&quot;; [.B128]=&quot;down&quot;);[.C128];[.C128]*-1)" office:value-type="float" office:value="-1" calcext:value-type="float">
            <text:p>-1</text:p>
          </table:table-cell>
          <table:table-cell table:formula="of:=IF([.B128]=&quot;forward&quot;; [.D128]; 0)" office:value-type="float" office:value="0" calcext:value-type="float">
            <text:p>0</text:p>
          </table:table-cell>
          <table:table-cell table:formula="of:=IF(OR([.B128]=&quot;down&quot;; [.B128]=&quot;up&quot;); [.D128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129]=&quot;forward&quot;; [.B129]=&quot;down&quot;);[.C129];[.C129]*-1)" office:value-type="float" office:value="8" calcext:value-type="float">
            <text:p>8</text:p>
          </table:table-cell>
          <table:table-cell table:formula="of:=IF([.B129]=&quot;forward&quot;; [.D129]; 0)" office:value-type="float" office:value="0" calcext:value-type="float">
            <text:p>0</text:p>
          </table:table-cell>
          <table:table-cell table:formula="of:=IF(OR([.B129]=&quot;down&quot;; [.B129]=&quot;up&quot;); [.D129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130]=&quot;forward&quot;; [.B130]=&quot;down&quot;);[.C130];[.C130]*-1)" office:value-type="float" office:value="2" calcext:value-type="float">
            <text:p>2</text:p>
          </table:table-cell>
          <table:table-cell table:formula="of:=IF([.B130]=&quot;forward&quot;; [.D130]; 0)" office:value-type="float" office:value="2" calcext:value-type="float">
            <text:p>2</text:p>
          </table:table-cell>
          <table:table-cell table:formula="of:=IF(OR([.B130]=&quot;down&quot;; [.B130]=&quot;up&quot;); [.D1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131]=&quot;forward&quot;; [.B131]=&quot;down&quot;);[.C131];[.C131]*-1)" office:value-type="float" office:value="8" calcext:value-type="float">
            <text:p>8</text:p>
          </table:table-cell>
          <table:table-cell table:formula="of:=IF([.B131]=&quot;forward&quot;; [.D131]; 0)" office:value-type="float" office:value="8" calcext:value-type="float">
            <text:p>8</text:p>
          </table:table-cell>
          <table:table-cell table:formula="of:=IF(OR([.B131]=&quot;down&quot;; [.B131]=&quot;up&quot;); [.D1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132]=&quot;forward&quot;; [.B132]=&quot;down&quot;);[.C132];[.C132]*-1)" office:value-type="float" office:value="9" calcext:value-type="float">
            <text:p>9</text:p>
          </table:table-cell>
          <table:table-cell table:formula="of:=IF([.B132]=&quot;forward&quot;; [.D132]; 0)" office:value-type="float" office:value="0" calcext:value-type="float">
            <text:p>0</text:p>
          </table:table-cell>
          <table:table-cell table:formula="of:=IF(OR([.B132]=&quot;down&quot;; [.B132]=&quot;up&quot;); [.D13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133]=&quot;forward&quot;; [.B133]=&quot;down&quot;);[.C133];[.C133]*-1)" office:value-type="float" office:value="3" calcext:value-type="float">
            <text:p>3</text:p>
          </table:table-cell>
          <table:table-cell table:formula="of:=IF([.B133]=&quot;forward&quot;; [.D133]; 0)" office:value-type="float" office:value="3" calcext:value-type="float">
            <text:p>3</text:p>
          </table:table-cell>
          <table:table-cell table:formula="of:=IF(OR([.B133]=&quot;down&quot;; [.B133]=&quot;up&quot;); [.D1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134]=&quot;forward&quot;; [.B134]=&quot;down&quot;);[.C134];[.C134]*-1)" office:value-type="float" office:value="7" calcext:value-type="float">
            <text:p>7</text:p>
          </table:table-cell>
          <table:table-cell table:formula="of:=IF([.B134]=&quot;forward&quot;; [.D134]; 0)" office:value-type="float" office:value="7" calcext:value-type="float">
            <text:p>7</text:p>
          </table:table-cell>
          <table:table-cell table:formula="of:=IF(OR([.B134]=&quot;down&quot;; [.B134]=&quot;up&quot;); [.D1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135]=&quot;forward&quot;; [.B135]=&quot;down&quot;);[.C135];[.C135]*-1)" office:value-type="float" office:value="1" calcext:value-type="float">
            <text:p>1</text:p>
          </table:table-cell>
          <table:table-cell table:formula="of:=IF([.B135]=&quot;forward&quot;; [.D135]; 0)" office:value-type="float" office:value="1" calcext:value-type="float">
            <text:p>1</text:p>
          </table:table-cell>
          <table:table-cell table:formula="of:=IF(OR([.B135]=&quot;down&quot;; [.B135]=&quot;up&quot;); [.D1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136]=&quot;forward&quot;; [.B136]=&quot;down&quot;);[.C136];[.C136]*-1)" office:value-type="float" office:value="2" calcext:value-type="float">
            <text:p>2</text:p>
          </table:table-cell>
          <table:table-cell table:formula="of:=IF([.B136]=&quot;forward&quot;; [.D136]; 0)" office:value-type="float" office:value="0" calcext:value-type="float">
            <text:p>0</text:p>
          </table:table-cell>
          <table:table-cell table:formula="of:=IF(OR([.B136]=&quot;down&quot;; [.B136]=&quot;up&quot;); [.D136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137]=&quot;forward&quot;; [.B137]=&quot;down&quot;);[.C137];[.C137]*-1)" office:value-type="float" office:value="8" calcext:value-type="float">
            <text:p>8</text:p>
          </table:table-cell>
          <table:table-cell table:formula="of:=IF([.B137]=&quot;forward&quot;; [.D137]; 0)" office:value-type="float" office:value="0" calcext:value-type="float">
            <text:p>0</text:p>
          </table:table-cell>
          <table:table-cell table:formula="of:=IF(OR([.B137]=&quot;down&quot;; [.B137]=&quot;up&quot;); [.D137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138]=&quot;forward&quot;; [.B138]=&quot;down&quot;);[.C138];[.C138]*-1)" office:value-type="float" office:value="1" calcext:value-type="float">
            <text:p>1</text:p>
          </table:table-cell>
          <table:table-cell table:formula="of:=IF([.B138]=&quot;forward&quot;; [.D138]; 0)" office:value-type="float" office:value="1" calcext:value-type="float">
            <text:p>1</text:p>
          </table:table-cell>
          <table:table-cell table:formula="of:=IF(OR([.B138]=&quot;down&quot;; [.B138]=&quot;up&quot;); [.D1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39]=&quot;forward&quot;; [.B139]=&quot;down&quot;);[.C139];[.C139]*-1)" office:value-type="float" office:value="9" calcext:value-type="float">
            <text:p>9</text:p>
          </table:table-cell>
          <table:table-cell table:formula="of:=IF([.B139]=&quot;forward&quot;; [.D139]; 0)" office:value-type="float" office:value="9" calcext:value-type="float">
            <text:p>9</text:p>
          </table:table-cell>
          <table:table-cell table:formula="of:=IF(OR([.B139]=&quot;down&quot;; [.B139]=&quot;up&quot;); [.D1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40]=&quot;forward&quot;; [.B140]=&quot;down&quot;);[.C140];[.C140]*-1)" office:value-type="float" office:value="9" calcext:value-type="float">
            <text:p>9</text:p>
          </table:table-cell>
          <table:table-cell table:formula="of:=IF([.B140]=&quot;forward&quot;; [.D140]; 0)" office:value-type="float" office:value="9" calcext:value-type="float">
            <text:p>9</text:p>
          </table:table-cell>
          <table:table-cell table:formula="of:=IF(OR([.B140]=&quot;down&quot;; [.B140]=&quot;up&quot;); [.D1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141]=&quot;forward&quot;; [.B141]=&quot;down&quot;);[.C141];[.C141]*-1)" office:value-type="float" office:value="-3" calcext:value-type="float">
            <text:p>-3</text:p>
          </table:table-cell>
          <table:table-cell table:formula="of:=IF([.B141]=&quot;forward&quot;; [.D141]; 0)" office:value-type="float" office:value="0" calcext:value-type="float">
            <text:p>0</text:p>
          </table:table-cell>
          <table:table-cell table:formula="of:=IF(OR([.B141]=&quot;down&quot;; [.B141]=&quot;up&quot;); [.D141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142]=&quot;forward&quot;; [.B142]=&quot;down&quot;);[.C142];[.C142]*-1)" office:value-type="float" office:value="-7" calcext:value-type="float">
            <text:p>-7</text:p>
          </table:table-cell>
          <table:table-cell table:formula="of:=IF([.B142]=&quot;forward&quot;; [.D142]; 0)" office:value-type="float" office:value="0" calcext:value-type="float">
            <text:p>0</text:p>
          </table:table-cell>
          <table:table-cell table:formula="of:=IF(OR([.B142]=&quot;down&quot;; [.B142]=&quot;up&quot;); [.D142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43]=&quot;forward&quot;; [.B143]=&quot;down&quot;);[.C143];[.C143]*-1)" office:value-type="float" office:value="9" calcext:value-type="float">
            <text:p>9</text:p>
          </table:table-cell>
          <table:table-cell table:formula="of:=IF([.B143]=&quot;forward&quot;; [.D143]; 0)" office:value-type="float" office:value="9" calcext:value-type="float">
            <text:p>9</text:p>
          </table:table-cell>
          <table:table-cell table:formula="of:=IF(OR([.B143]=&quot;down&quot;; [.B143]=&quot;up&quot;); [.D1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144]=&quot;forward&quot;; [.B144]=&quot;down&quot;);[.C144];[.C144]*-1)" office:value-type="float" office:value="4" calcext:value-type="float">
            <text:p>4</text:p>
          </table:table-cell>
          <table:table-cell table:formula="of:=IF([.B144]=&quot;forward&quot;; [.D144]; 0)" office:value-type="float" office:value="0" calcext:value-type="float">
            <text:p>0</text:p>
          </table:table-cell>
          <table:table-cell table:formula="of:=IF(OR([.B144]=&quot;down&quot;; [.B144]=&quot;up&quot;); [.D144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145]=&quot;forward&quot;; [.B145]=&quot;down&quot;);[.C145];[.C145]*-1)" office:value-type="float" office:value="-6" calcext:value-type="float">
            <text:p>-6</text:p>
          </table:table-cell>
          <table:table-cell table:formula="of:=IF([.B145]=&quot;forward&quot;; [.D145]; 0)" office:value-type="float" office:value="0" calcext:value-type="float">
            <text:p>0</text:p>
          </table:table-cell>
          <table:table-cell table:formula="of:=IF(OR([.B145]=&quot;down&quot;; [.B145]=&quot;up&quot;); [.D145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146]=&quot;forward&quot;; [.B146]=&quot;down&quot;);[.C146];[.C146]*-1)" office:value-type="float" office:value="2" calcext:value-type="float">
            <text:p>2</text:p>
          </table:table-cell>
          <table:table-cell table:formula="of:=IF([.B146]=&quot;forward&quot;; [.D146]; 0)" office:value-type="float" office:value="2" calcext:value-type="float">
            <text:p>2</text:p>
          </table:table-cell>
          <table:table-cell table:formula="of:=IF(OR([.B146]=&quot;down&quot;; [.B146]=&quot;up&quot;); [.D1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147]=&quot;forward&quot;; [.B147]=&quot;down&quot;);[.C147];[.C147]*-1)" office:value-type="float" office:value="2" calcext:value-type="float">
            <text:p>2</text:p>
          </table:table-cell>
          <table:table-cell table:formula="of:=IF([.B147]=&quot;forward&quot;; [.D147]; 0)" office:value-type="float" office:value="0" calcext:value-type="float">
            <text:p>0</text:p>
          </table:table-cell>
          <table:table-cell table:formula="of:=IF(OR([.B147]=&quot;down&quot;; [.B147]=&quot;up&quot;); [.D147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148]=&quot;forward&quot;; [.B148]=&quot;down&quot;);[.C148];[.C148]*-1)" office:value-type="float" office:value="4" calcext:value-type="float">
            <text:p>4</text:p>
          </table:table-cell>
          <table:table-cell table:formula="of:=IF([.B148]=&quot;forward&quot;; [.D148]; 0)" office:value-type="float" office:value="0" calcext:value-type="float">
            <text:p>0</text:p>
          </table:table-cell>
          <table:table-cell table:formula="of:=IF(OR([.B148]=&quot;down&quot;; [.B148]=&quot;up&quot;); [.D148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149]=&quot;forward&quot;; [.B149]=&quot;down&quot;);[.C149];[.C149]*-1)" office:value-type="float" office:value="4" calcext:value-type="float">
            <text:p>4</text:p>
          </table:table-cell>
          <table:table-cell table:formula="of:=IF([.B149]=&quot;forward&quot;; [.D149]; 0)" office:value-type="float" office:value="0" calcext:value-type="float">
            <text:p>0</text:p>
          </table:table-cell>
          <table:table-cell table:formula="of:=IF(OR([.B149]=&quot;down&quot;; [.B149]=&quot;up&quot;); [.D149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150]=&quot;forward&quot;; [.B150]=&quot;down&quot;);[.C150];[.C150]*-1)" office:value-type="float" office:value="6" calcext:value-type="float">
            <text:p>6</text:p>
          </table:table-cell>
          <table:table-cell table:formula="of:=IF([.B150]=&quot;forward&quot;; [.D150]; 0)" office:value-type="float" office:value="0" calcext:value-type="float">
            <text:p>0</text:p>
          </table:table-cell>
          <table:table-cell table:formula="of:=IF(OR([.B150]=&quot;down&quot;; [.B150]=&quot;up&quot;); [.D150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151]=&quot;forward&quot;; [.B151]=&quot;down&quot;);[.C151];[.C151]*-1)" office:value-type="float" office:value="5" calcext:value-type="float">
            <text:p>5</text:p>
          </table:table-cell>
          <table:table-cell table:formula="of:=IF([.B151]=&quot;forward&quot;; [.D151]; 0)" office:value-type="float" office:value="0" calcext:value-type="float">
            <text:p>0</text:p>
          </table:table-cell>
          <table:table-cell table:formula="of:=IF(OR([.B151]=&quot;down&quot;; [.B151]=&quot;up&quot;); [.D151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152]=&quot;forward&quot;; [.B152]=&quot;down&quot;);[.C152];[.C152]*-1)" office:value-type="float" office:value="2" calcext:value-type="float">
            <text:p>2</text:p>
          </table:table-cell>
          <table:table-cell table:formula="of:=IF([.B152]=&quot;forward&quot;; [.D152]; 0)" office:value-type="float" office:value="2" calcext:value-type="float">
            <text:p>2</text:p>
          </table:table-cell>
          <table:table-cell table:formula="of:=IF(OR([.B152]=&quot;down&quot;; [.B152]=&quot;up&quot;); [.D1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153]=&quot;forward&quot;; [.B153]=&quot;down&quot;);[.C153];[.C153]*-1)" office:value-type="float" office:value="8" calcext:value-type="float">
            <text:p>8</text:p>
          </table:table-cell>
          <table:table-cell table:formula="of:=IF([.B153]=&quot;forward&quot;; [.D153]; 0)" office:value-type="float" office:value="0" calcext:value-type="float">
            <text:p>0</text:p>
          </table:table-cell>
          <table:table-cell table:formula="of:=IF(OR([.B153]=&quot;down&quot;; [.B153]=&quot;up&quot;); [.D153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154]=&quot;forward&quot;; [.B154]=&quot;down&quot;);[.C154];[.C154]*-1)" office:value-type="float" office:value="1" calcext:value-type="float">
            <text:p>1</text:p>
          </table:table-cell>
          <table:table-cell table:formula="of:=IF([.B154]=&quot;forward&quot;; [.D154]; 0)" office:value-type="float" office:value="0" calcext:value-type="float">
            <text:p>0</text:p>
          </table:table-cell>
          <table:table-cell table:formula="of:=IF(OR([.B154]=&quot;down&quot;; [.B154]=&quot;up&quot;); [.D154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155]=&quot;forward&quot;; [.B155]=&quot;down&quot;);[.C155];[.C155]*-1)" office:value-type="float" office:value="-6" calcext:value-type="float">
            <text:p>-6</text:p>
          </table:table-cell>
          <table:table-cell table:formula="of:=IF([.B155]=&quot;forward&quot;; [.D155]; 0)" office:value-type="float" office:value="0" calcext:value-type="float">
            <text:p>0</text:p>
          </table:table-cell>
          <table:table-cell table:formula="of:=IF(OR([.B155]=&quot;down&quot;; [.B155]=&quot;up&quot;); [.D155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156]=&quot;forward&quot;; [.B156]=&quot;down&quot;);[.C156];[.C156]*-1)" office:value-type="float" office:value="-1" calcext:value-type="float">
            <text:p>-1</text:p>
          </table:table-cell>
          <table:table-cell table:formula="of:=IF([.B156]=&quot;forward&quot;; [.D156]; 0)" office:value-type="float" office:value="0" calcext:value-type="float">
            <text:p>0</text:p>
          </table:table-cell>
          <table:table-cell table:formula="of:=IF(OR([.B156]=&quot;down&quot;; [.B156]=&quot;up&quot;); [.D156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157]=&quot;forward&quot;; [.B157]=&quot;down&quot;);[.C157];[.C157]*-1)" office:value-type="float" office:value="-4" calcext:value-type="float">
            <text:p>-4</text:p>
          </table:table-cell>
          <table:table-cell table:formula="of:=IF([.B157]=&quot;forward&quot;; [.D157]; 0)" office:value-type="float" office:value="0" calcext:value-type="float">
            <text:p>0</text:p>
          </table:table-cell>
          <table:table-cell table:formula="of:=IF(OR([.B157]=&quot;down&quot;; [.B157]=&quot;up&quot;); [.D157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158]=&quot;forward&quot;; [.B158]=&quot;down&quot;);[.C158];[.C158]*-1)" office:value-type="float" office:value="5" calcext:value-type="float">
            <text:p>5</text:p>
          </table:table-cell>
          <table:table-cell table:formula="of:=IF([.B158]=&quot;forward&quot;; [.D158]; 0)" office:value-type="float" office:value="0" calcext:value-type="float">
            <text:p>0</text:p>
          </table:table-cell>
          <table:table-cell table:formula="of:=IF(OR([.B158]=&quot;down&quot;; [.B158]=&quot;up&quot;); [.D15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159]=&quot;forward&quot;; [.B159]=&quot;down&quot;);[.C159];[.C159]*-1)" office:value-type="float" office:value="5" calcext:value-type="float">
            <text:p>5</text:p>
          </table:table-cell>
          <table:table-cell table:formula="of:=IF([.B159]=&quot;forward&quot;; [.D159]; 0)" office:value-type="float" office:value="5" calcext:value-type="float">
            <text:p>5</text:p>
          </table:table-cell>
          <table:table-cell table:formula="of:=IF(OR([.B159]=&quot;down&quot;; [.B159]=&quot;up&quot;); [.D1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160]=&quot;forward&quot;; [.B160]=&quot;down&quot;);[.C160];[.C160]*-1)" office:value-type="float" office:value="4" calcext:value-type="float">
            <text:p>4</text:p>
          </table:table-cell>
          <table:table-cell table:formula="of:=IF([.B160]=&quot;forward&quot;; [.D160]; 0)" office:value-type="float" office:value="4" calcext:value-type="float">
            <text:p>4</text:p>
          </table:table-cell>
          <table:table-cell table:formula="of:=IF(OR([.B160]=&quot;down&quot;; [.B160]=&quot;up&quot;); [.D1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161]=&quot;forward&quot;; [.B161]=&quot;down&quot;);[.C161];[.C161]*-1)" office:value-type="float" office:value="1" calcext:value-type="float">
            <text:p>1</text:p>
          </table:table-cell>
          <table:table-cell table:formula="of:=IF([.B161]=&quot;forward&quot;; [.D161]; 0)" office:value-type="float" office:value="1" calcext:value-type="float">
            <text:p>1</text:p>
          </table:table-cell>
          <table:table-cell table:formula="of:=IF(OR([.B161]=&quot;down&quot;; [.B161]=&quot;up&quot;); [.D1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62]=&quot;forward&quot;; [.B162]=&quot;down&quot;);[.C162];[.C162]*-1)" office:value-type="float" office:value="9" calcext:value-type="float">
            <text:p>9</text:p>
          </table:table-cell>
          <table:table-cell table:formula="of:=IF([.B162]=&quot;forward&quot;; [.D162]; 0)" office:value-type="float" office:value="9" calcext:value-type="float">
            <text:p>9</text:p>
          </table:table-cell>
          <table:table-cell table:formula="of:=IF(OR([.B162]=&quot;down&quot;; [.B162]=&quot;up&quot;); [.D1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163]=&quot;forward&quot;; [.B163]=&quot;down&quot;);[.C163];[.C163]*-1)" office:value-type="float" office:value="-9" calcext:value-type="float">
            <text:p>-9</text:p>
          </table:table-cell>
          <table:table-cell table:formula="of:=IF([.B163]=&quot;forward&quot;; [.D163]; 0)" office:value-type="float" office:value="0" calcext:value-type="float">
            <text:p>0</text:p>
          </table:table-cell>
          <table:table-cell table:formula="of:=IF(OR([.B163]=&quot;down&quot;; [.B163]=&quot;up&quot;); [.D163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164]=&quot;forward&quot;; [.B164]=&quot;down&quot;);[.C164];[.C164]*-1)" office:value-type="float" office:value="9" calcext:value-type="float">
            <text:p>9</text:p>
          </table:table-cell>
          <table:table-cell table:formula="of:=IF([.B164]=&quot;forward&quot;; [.D164]; 0)" office:value-type="float" office:value="0" calcext:value-type="float">
            <text:p>0</text:p>
          </table:table-cell>
          <table:table-cell table:formula="of:=IF(OR([.B164]=&quot;down&quot;; [.B164]=&quot;up&quot;); [.D164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165]=&quot;forward&quot;; [.B165]=&quot;down&quot;);[.C165];[.C165]*-1)" office:value-type="float" office:value="5" calcext:value-type="float">
            <text:p>5</text:p>
          </table:table-cell>
          <table:table-cell table:formula="of:=IF([.B165]=&quot;forward&quot;; [.D165]; 0)" office:value-type="float" office:value="0" calcext:value-type="float">
            <text:p>0</text:p>
          </table:table-cell>
          <table:table-cell table:formula="of:=IF(OR([.B165]=&quot;down&quot;; [.B165]=&quot;up&quot;); [.D16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166]=&quot;forward&quot;; [.B166]=&quot;down&quot;);[.C166];[.C166]*-1)" office:value-type="float" office:value="7" calcext:value-type="float">
            <text:p>7</text:p>
          </table:table-cell>
          <table:table-cell table:formula="of:=IF([.B166]=&quot;forward&quot;; [.D166]; 0)" office:value-type="float" office:value="0" calcext:value-type="float">
            <text:p>0</text:p>
          </table:table-cell>
          <table:table-cell table:formula="of:=IF(OR([.B166]=&quot;down&quot;; [.B166]=&quot;up&quot;); [.D166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167]=&quot;forward&quot;; [.B167]=&quot;down&quot;);[.C167];[.C167]*-1)" office:value-type="float" office:value="-6" calcext:value-type="float">
            <text:p>-6</text:p>
          </table:table-cell>
          <table:table-cell table:formula="of:=IF([.B167]=&quot;forward&quot;; [.D167]; 0)" office:value-type="float" office:value="0" calcext:value-type="float">
            <text:p>0</text:p>
          </table:table-cell>
          <table:table-cell table:formula="of:=IF(OR([.B167]=&quot;down&quot;; [.B167]=&quot;up&quot;); [.D167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168]=&quot;forward&quot;; [.B168]=&quot;down&quot;);[.C168];[.C168]*-1)" office:value-type="float" office:value="-2" calcext:value-type="float">
            <text:p>-2</text:p>
          </table:table-cell>
          <table:table-cell table:formula="of:=IF([.B168]=&quot;forward&quot;; [.D168]; 0)" office:value-type="float" office:value="0" calcext:value-type="float">
            <text:p>0</text:p>
          </table:table-cell>
          <table:table-cell table:formula="of:=IF(OR([.B168]=&quot;down&quot;; [.B168]=&quot;up&quot;); [.D168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169]=&quot;forward&quot;; [.B169]=&quot;down&quot;);[.C169];[.C169]*-1)" office:value-type="float" office:value="5" calcext:value-type="float">
            <text:p>5</text:p>
          </table:table-cell>
          <table:table-cell table:formula="of:=IF([.B169]=&quot;forward&quot;; [.D169]; 0)" office:value-type="float" office:value="5" calcext:value-type="float">
            <text:p>5</text:p>
          </table:table-cell>
          <table:table-cell table:formula="of:=IF(OR([.B169]=&quot;down&quot;; [.B169]=&quot;up&quot;); [.D1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170]=&quot;forward&quot;; [.B170]=&quot;down&quot;);[.C170];[.C170]*-1)" office:value-type="float" office:value="5" calcext:value-type="float">
            <text:p>5</text:p>
          </table:table-cell>
          <table:table-cell table:formula="of:=IF([.B170]=&quot;forward&quot;; [.D170]; 0)" office:value-type="float" office:value="0" calcext:value-type="float">
            <text:p>0</text:p>
          </table:table-cell>
          <table:table-cell table:formula="of:=IF(OR([.B170]=&quot;down&quot;; [.B170]=&quot;up&quot;); [.D170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171]=&quot;forward&quot;; [.B171]=&quot;down&quot;);[.C171];[.C171]*-1)" office:value-type="float" office:value="3" calcext:value-type="float">
            <text:p>3</text:p>
          </table:table-cell>
          <table:table-cell table:formula="of:=IF([.B171]=&quot;forward&quot;; [.D171]; 0)" office:value-type="float" office:value="0" calcext:value-type="float">
            <text:p>0</text:p>
          </table:table-cell>
          <table:table-cell table:formula="of:=IF(OR([.B171]=&quot;down&quot;; [.B171]=&quot;up&quot;); [.D171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172]=&quot;forward&quot;; [.B172]=&quot;down&quot;);[.C172];[.C172]*-1)" office:value-type="float" office:value="8" calcext:value-type="float">
            <text:p>8</text:p>
          </table:table-cell>
          <table:table-cell table:formula="of:=IF([.B172]=&quot;forward&quot;; [.D172]; 0)" office:value-type="float" office:value="0" calcext:value-type="float">
            <text:p>0</text:p>
          </table:table-cell>
          <table:table-cell table:formula="of:=IF(OR([.B172]=&quot;down&quot;; [.B172]=&quot;up&quot;); [.D172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173]=&quot;forward&quot;; [.B173]=&quot;down&quot;);[.C173];[.C173]*-1)" office:value-type="float" office:value="6" calcext:value-type="float">
            <text:p>6</text:p>
          </table:table-cell>
          <table:table-cell table:formula="of:=IF([.B173]=&quot;forward&quot;; [.D173]; 0)" office:value-type="float" office:value="0" calcext:value-type="float">
            <text:p>0</text:p>
          </table:table-cell>
          <table:table-cell table:formula="of:=IF(OR([.B173]=&quot;down&quot;; [.B173]=&quot;up&quot;); [.D173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174]=&quot;forward&quot;; [.B174]=&quot;down&quot;);[.C174];[.C174]*-1)" office:value-type="float" office:value="4" calcext:value-type="float">
            <text:p>4</text:p>
          </table:table-cell>
          <table:table-cell table:formula="of:=IF([.B174]=&quot;forward&quot;; [.D174]; 0)" office:value-type="float" office:value="4" calcext:value-type="float">
            <text:p>4</text:p>
          </table:table-cell>
          <table:table-cell table:formula="of:=IF(OR([.B174]=&quot;down&quot;; [.B174]=&quot;up&quot;); [.D1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175]=&quot;forward&quot;; [.B175]=&quot;down&quot;);[.C175];[.C175]*-1)" office:value-type="float" office:value="9" calcext:value-type="float">
            <text:p>9</text:p>
          </table:table-cell>
          <table:table-cell table:formula="of:=IF([.B175]=&quot;forward&quot;; [.D175]; 0)" office:value-type="float" office:value="0" calcext:value-type="float">
            <text:p>0</text:p>
          </table:table-cell>
          <table:table-cell table:formula="of:=IF(OR([.B175]=&quot;down&quot;; [.B175]=&quot;up&quot;); [.D175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176]=&quot;forward&quot;; [.B176]=&quot;down&quot;);[.C176];[.C176]*-1)" office:value-type="float" office:value="-3" calcext:value-type="float">
            <text:p>-3</text:p>
          </table:table-cell>
          <table:table-cell table:formula="of:=IF([.B176]=&quot;forward&quot;; [.D176]; 0)" office:value-type="float" office:value="0" calcext:value-type="float">
            <text:p>0</text:p>
          </table:table-cell>
          <table:table-cell table:formula="of:=IF(OR([.B176]=&quot;down&quot;; [.B176]=&quot;up&quot;); [.D176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177]=&quot;forward&quot;; [.B177]=&quot;down&quot;);[.C177];[.C177]*-1)" office:value-type="float" office:value="2" calcext:value-type="float">
            <text:p>2</text:p>
          </table:table-cell>
          <table:table-cell table:formula="of:=IF([.B177]=&quot;forward&quot;; [.D177]; 0)" office:value-type="float" office:value="2" calcext:value-type="float">
            <text:p>2</text:p>
          </table:table-cell>
          <table:table-cell table:formula="of:=IF(OR([.B177]=&quot;down&quot;; [.B177]=&quot;up&quot;); [.D1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78]=&quot;forward&quot;; [.B178]=&quot;down&quot;);[.C178];[.C178]*-1)" office:value-type="float" office:value="9" calcext:value-type="float">
            <text:p>9</text:p>
          </table:table-cell>
          <table:table-cell table:formula="of:=IF([.B178]=&quot;forward&quot;; [.D178]; 0)" office:value-type="float" office:value="9" calcext:value-type="float">
            <text:p>9</text:p>
          </table:table-cell>
          <table:table-cell table:formula="of:=IF(OR([.B178]=&quot;down&quot;; [.B178]=&quot;up&quot;); [.D1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179]=&quot;forward&quot;; [.B179]=&quot;down&quot;);[.C179];[.C179]*-1)" office:value-type="float" office:value="6" calcext:value-type="float">
            <text:p>6</text:p>
          </table:table-cell>
          <table:table-cell table:formula="of:=IF([.B179]=&quot;forward&quot;; [.D179]; 0)" office:value-type="float" office:value="6" calcext:value-type="float">
            <text:p>6</text:p>
          </table:table-cell>
          <table:table-cell table:formula="of:=IF(OR([.B179]=&quot;down&quot;; [.B179]=&quot;up&quot;); [.D1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180]=&quot;forward&quot;; [.B180]=&quot;down&quot;);[.C180];[.C180]*-1)" office:value-type="float" office:value="5" calcext:value-type="float">
            <text:p>5</text:p>
          </table:table-cell>
          <table:table-cell table:formula="of:=IF([.B180]=&quot;forward&quot;; [.D180]; 0)" office:value-type="float" office:value="5" calcext:value-type="float">
            <text:p>5</text:p>
          </table:table-cell>
          <table:table-cell table:formula="of:=IF(OR([.B180]=&quot;down&quot;; [.B180]=&quot;up&quot;); [.D1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181]=&quot;forward&quot;; [.B181]=&quot;down&quot;);[.C181];[.C181]*-1)" office:value-type="float" office:value="5" calcext:value-type="float">
            <text:p>5</text:p>
          </table:table-cell>
          <table:table-cell table:formula="of:=IF([.B181]=&quot;forward&quot;; [.D181]; 0)" office:value-type="float" office:value="0" calcext:value-type="float">
            <text:p>0</text:p>
          </table:table-cell>
          <table:table-cell table:formula="of:=IF(OR([.B181]=&quot;down&quot;; [.B181]=&quot;up&quot;); [.D181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182]=&quot;forward&quot;; [.B182]=&quot;down&quot;);[.C182];[.C182]*-1)" office:value-type="float" office:value="1" calcext:value-type="float">
            <text:p>1</text:p>
          </table:table-cell>
          <table:table-cell table:formula="of:=IF([.B182]=&quot;forward&quot;; [.D182]; 0)" office:value-type="float" office:value="0" calcext:value-type="float">
            <text:p>0</text:p>
          </table:table-cell>
          <table:table-cell table:formula="of:=IF(OR([.B182]=&quot;down&quot;; [.B182]=&quot;up&quot;); [.D182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183]=&quot;forward&quot;; [.B183]=&quot;down&quot;);[.C183];[.C183]*-1)" office:value-type="float" office:value="2" calcext:value-type="float">
            <text:p>2</text:p>
          </table:table-cell>
          <table:table-cell table:formula="of:=IF([.B183]=&quot;forward&quot;; [.D183]; 0)" office:value-type="float" office:value="0" calcext:value-type="float">
            <text:p>0</text:p>
          </table:table-cell>
          <table:table-cell table:formula="of:=IF(OR([.B183]=&quot;down&quot;; [.B183]=&quot;up&quot;); [.D183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84]=&quot;forward&quot;; [.B184]=&quot;down&quot;);[.C184];[.C184]*-1)" office:value-type="float" office:value="9" calcext:value-type="float">
            <text:p>9</text:p>
          </table:table-cell>
          <table:table-cell table:formula="of:=IF([.B184]=&quot;forward&quot;; [.D184]; 0)" office:value-type="float" office:value="9" calcext:value-type="float">
            <text:p>9</text:p>
          </table:table-cell>
          <table:table-cell table:formula="of:=IF(OR([.B184]=&quot;down&quot;; [.B184]=&quot;up&quot;); [.D1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185]=&quot;forward&quot;; [.B185]=&quot;down&quot;);[.C185];[.C185]*-1)" office:value-type="float" office:value="2" calcext:value-type="float">
            <text:p>2</text:p>
          </table:table-cell>
          <table:table-cell table:formula="of:=IF([.B185]=&quot;forward&quot;; [.D185]; 0)" office:value-type="float" office:value="0" calcext:value-type="float">
            <text:p>0</text:p>
          </table:table-cell>
          <table:table-cell table:formula="of:=IF(OR([.B185]=&quot;down&quot;; [.B185]=&quot;up&quot;); [.D185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186]=&quot;forward&quot;; [.B186]=&quot;down&quot;);[.C186];[.C186]*-1)" office:value-type="float" office:value="2" calcext:value-type="float">
            <text:p>2</text:p>
          </table:table-cell>
          <table:table-cell table:formula="of:=IF([.B186]=&quot;forward&quot;; [.D186]; 0)" office:value-type="float" office:value="0" calcext:value-type="float">
            <text:p>0</text:p>
          </table:table-cell>
          <table:table-cell table:formula="of:=IF(OR([.B186]=&quot;down&quot;; [.B186]=&quot;up&quot;); [.D186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187]=&quot;forward&quot;; [.B187]=&quot;down&quot;);[.C187];[.C187]*-1)" office:value-type="float" office:value="3" calcext:value-type="float">
            <text:p>3</text:p>
          </table:table-cell>
          <table:table-cell table:formula="of:=IF([.B187]=&quot;forward&quot;; [.D187]; 0)" office:value-type="float" office:value="0" calcext:value-type="float">
            <text:p>0</text:p>
          </table:table-cell>
          <table:table-cell table:formula="of:=IF(OR([.B187]=&quot;down&quot;; [.B187]=&quot;up&quot;); [.D187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188]=&quot;forward&quot;; [.B188]=&quot;down&quot;);[.C188];[.C188]*-1)" office:value-type="float" office:value="3" calcext:value-type="float">
            <text:p>3</text:p>
          </table:table-cell>
          <table:table-cell table:formula="of:=IF([.B188]=&quot;forward&quot;; [.D188]; 0)" office:value-type="float" office:value="3" calcext:value-type="float">
            <text:p>3</text:p>
          </table:table-cell>
          <table:table-cell table:formula="of:=IF(OR([.B188]=&quot;down&quot;; [.B188]=&quot;up&quot;); [.D1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189]=&quot;forward&quot;; [.B189]=&quot;down&quot;);[.C189];[.C189]*-1)" office:value-type="float" office:value="9" calcext:value-type="float">
            <text:p>9</text:p>
          </table:table-cell>
          <table:table-cell table:formula="of:=IF([.B189]=&quot;forward&quot;; [.D189]; 0)" office:value-type="float" office:value="9" calcext:value-type="float">
            <text:p>9</text:p>
          </table:table-cell>
          <table:table-cell table:formula="of:=IF(OR([.B189]=&quot;down&quot;; [.B189]=&quot;up&quot;); [.D1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190]=&quot;forward&quot;; [.B190]=&quot;down&quot;);[.C190];[.C190]*-1)" office:value-type="float" office:value="1" calcext:value-type="float">
            <text:p>1</text:p>
          </table:table-cell>
          <table:table-cell table:formula="of:=IF([.B190]=&quot;forward&quot;; [.D190]; 0)" office:value-type="float" office:value="1" calcext:value-type="float">
            <text:p>1</text:p>
          </table:table-cell>
          <table:table-cell table:formula="of:=IF(OR([.B190]=&quot;down&quot;; [.B190]=&quot;up&quot;); [.D1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191]=&quot;forward&quot;; [.B191]=&quot;down&quot;);[.C191];[.C191]*-1)" office:value-type="float" office:value="3" calcext:value-type="float">
            <text:p>3</text:p>
          </table:table-cell>
          <table:table-cell table:formula="of:=IF([.B191]=&quot;forward&quot;; [.D191]; 0)" office:value-type="float" office:value="0" calcext:value-type="float">
            <text:p>0</text:p>
          </table:table-cell>
          <table:table-cell table:formula="of:=IF(OR([.B191]=&quot;down&quot;; [.B191]=&quot;up&quot;); [.D191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192]=&quot;forward&quot;; [.B192]=&quot;down&quot;);[.C192];[.C192]*-1)" office:value-type="float" office:value="8" calcext:value-type="float">
            <text:p>8</text:p>
          </table:table-cell>
          <table:table-cell table:formula="of:=IF([.B192]=&quot;forward&quot;; [.D192]; 0)" office:value-type="float" office:value="0" calcext:value-type="float">
            <text:p>0</text:p>
          </table:table-cell>
          <table:table-cell table:formula="of:=IF(OR([.B192]=&quot;down&quot;; [.B192]=&quot;up&quot;); [.D192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193]=&quot;forward&quot;; [.B193]=&quot;down&quot;);[.C193];[.C193]*-1)" office:value-type="float" office:value="7" calcext:value-type="float">
            <text:p>7</text:p>
          </table:table-cell>
          <table:table-cell table:formula="of:=IF([.B193]=&quot;forward&quot;; [.D193]; 0)" office:value-type="float" office:value="7" calcext:value-type="float">
            <text:p>7</text:p>
          </table:table-cell>
          <table:table-cell table:formula="of:=IF(OR([.B193]=&quot;down&quot;; [.B193]=&quot;up&quot;); [.D1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194]=&quot;forward&quot;; [.B194]=&quot;down&quot;);[.C194];[.C194]*-1)" office:value-type="float" office:value="9" calcext:value-type="float">
            <text:p>9</text:p>
          </table:table-cell>
          <table:table-cell table:formula="of:=IF([.B194]=&quot;forward&quot;; [.D194]; 0)" office:value-type="float" office:value="0" calcext:value-type="float">
            <text:p>0</text:p>
          </table:table-cell>
          <table:table-cell table:formula="of:=IF(OR([.B194]=&quot;down&quot;; [.B194]=&quot;up&quot;); [.D194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195]=&quot;forward&quot;; [.B195]=&quot;down&quot;);[.C195];[.C195]*-1)" office:value-type="float" office:value="4" calcext:value-type="float">
            <text:p>4</text:p>
          </table:table-cell>
          <table:table-cell table:formula="of:=IF([.B195]=&quot;forward&quot;; [.D195]; 0)" office:value-type="float" office:value="4" calcext:value-type="float">
            <text:p>4</text:p>
          </table:table-cell>
          <table:table-cell table:formula="of:=IF(OR([.B195]=&quot;down&quot;; [.B195]=&quot;up&quot;); [.D1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196]=&quot;forward&quot;; [.B196]=&quot;down&quot;);[.C196];[.C196]*-1)" office:value-type="float" office:value="-3" calcext:value-type="float">
            <text:p>-3</text:p>
          </table:table-cell>
          <table:table-cell table:formula="of:=IF([.B196]=&quot;forward&quot;; [.D196]; 0)" office:value-type="float" office:value="0" calcext:value-type="float">
            <text:p>0</text:p>
          </table:table-cell>
          <table:table-cell table:formula="of:=IF(OR([.B196]=&quot;down&quot;; [.B196]=&quot;up&quot;); [.D196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197]=&quot;forward&quot;; [.B197]=&quot;down&quot;);[.C197];[.C197]*-1)" office:value-type="float" office:value="-7" calcext:value-type="float">
            <text:p>-7</text:p>
          </table:table-cell>
          <table:table-cell table:formula="of:=IF([.B197]=&quot;forward&quot;; [.D197]; 0)" office:value-type="float" office:value="0" calcext:value-type="float">
            <text:p>0</text:p>
          </table:table-cell>
          <table:table-cell table:formula="of:=IF(OR([.B197]=&quot;down&quot;; [.B197]=&quot;up&quot;); [.D197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198]=&quot;forward&quot;; [.B198]=&quot;down&quot;);[.C198];[.C198]*-1)" office:value-type="float" office:value="-4" calcext:value-type="float">
            <text:p>-4</text:p>
          </table:table-cell>
          <table:table-cell table:formula="of:=IF([.B198]=&quot;forward&quot;; [.D198]; 0)" office:value-type="float" office:value="0" calcext:value-type="float">
            <text:p>0</text:p>
          </table:table-cell>
          <table:table-cell table:formula="of:=IF(OR([.B198]=&quot;down&quot;; [.B198]=&quot;up&quot;); [.D198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199]=&quot;forward&quot;; [.B199]=&quot;down&quot;);[.C199];[.C199]*-1)" office:value-type="float" office:value="5" calcext:value-type="float">
            <text:p>5</text:p>
          </table:table-cell>
          <table:table-cell table:formula="of:=IF([.B199]=&quot;forward&quot;; [.D199]; 0)" office:value-type="float" office:value="0" calcext:value-type="float">
            <text:p>0</text:p>
          </table:table-cell>
          <table:table-cell table:formula="of:=IF(OR([.B199]=&quot;down&quot;; [.B199]=&quot;up&quot;); [.D199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200]=&quot;forward&quot;; [.B200]=&quot;down&quot;);[.C200];[.C200]*-1)" office:value-type="float" office:value="9" calcext:value-type="float">
            <text:p>9</text:p>
          </table:table-cell>
          <table:table-cell table:formula="of:=IF([.B200]=&quot;forward&quot;; [.D200]; 0)" office:value-type="float" office:value="9" calcext:value-type="float">
            <text:p>9</text:p>
          </table:table-cell>
          <table:table-cell table:formula="of:=IF(OR([.B200]=&quot;down&quot;; [.B200]=&quot;up&quot;); [.D20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201]=&quot;forward&quot;; [.B201]=&quot;down&quot;);[.C201];[.C201]*-1)" office:value-type="float" office:value="2" calcext:value-type="float">
            <text:p>2</text:p>
          </table:table-cell>
          <table:table-cell table:formula="of:=IF([.B201]=&quot;forward&quot;; [.D201]; 0)" office:value-type="float" office:value="2" calcext:value-type="float">
            <text:p>2</text:p>
          </table:table-cell>
          <table:table-cell table:formula="of:=IF(OR([.B201]=&quot;down&quot;; [.B201]=&quot;up&quot;); [.D2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202]=&quot;forward&quot;; [.B202]=&quot;down&quot;);[.C202];[.C202]*-1)" office:value-type="float" office:value="2" calcext:value-type="float">
            <text:p>2</text:p>
          </table:table-cell>
          <table:table-cell table:formula="of:=IF([.B202]=&quot;forward&quot;; [.D202]; 0)" office:value-type="float" office:value="2" calcext:value-type="float">
            <text:p>2</text:p>
          </table:table-cell>
          <table:table-cell table:formula="of:=IF(OR([.B202]=&quot;down&quot;; [.B202]=&quot;up&quot;); [.D2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203]=&quot;forward&quot;; [.B203]=&quot;down&quot;);[.C203];[.C203]*-1)" office:value-type="float" office:value="3" calcext:value-type="float">
            <text:p>3</text:p>
          </table:table-cell>
          <table:table-cell table:formula="of:=IF([.B203]=&quot;forward&quot;; [.D203]; 0)" office:value-type="float" office:value="0" calcext:value-type="float">
            <text:p>0</text:p>
          </table:table-cell>
          <table:table-cell table:formula="of:=IF(OR([.B203]=&quot;down&quot;; [.B203]=&quot;up&quot;); [.D203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204]=&quot;forward&quot;; [.B204]=&quot;down&quot;);[.C204];[.C204]*-1)" office:value-type="float" office:value="-5" calcext:value-type="float">
            <text:p>-5</text:p>
          </table:table-cell>
          <table:table-cell table:formula="of:=IF([.B204]=&quot;forward&quot;; [.D204]; 0)" office:value-type="float" office:value="0" calcext:value-type="float">
            <text:p>0</text:p>
          </table:table-cell>
          <table:table-cell table:formula="of:=IF(OR([.B204]=&quot;down&quot;; [.B204]=&quot;up&quot;); [.D204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205]=&quot;forward&quot;; [.B205]=&quot;down&quot;);[.C205];[.C205]*-1)" office:value-type="float" office:value="5" calcext:value-type="float">
            <text:p>5</text:p>
          </table:table-cell>
          <table:table-cell table:formula="of:=IF([.B205]=&quot;forward&quot;; [.D205]; 0)" office:value-type="float" office:value="0" calcext:value-type="float">
            <text:p>0</text:p>
          </table:table-cell>
          <table:table-cell table:formula="of:=IF(OR([.B205]=&quot;down&quot;; [.B205]=&quot;up&quot;); [.D20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206]=&quot;forward&quot;; [.B206]=&quot;down&quot;);[.C206];[.C206]*-1)" office:value-type="float" office:value="4" calcext:value-type="float">
            <text:p>4</text:p>
          </table:table-cell>
          <table:table-cell table:formula="of:=IF([.B206]=&quot;forward&quot;; [.D206]; 0)" office:value-type="float" office:value="0" calcext:value-type="float">
            <text:p>0</text:p>
          </table:table-cell>
          <table:table-cell table:formula="of:=IF(OR([.B206]=&quot;down&quot;; [.B206]=&quot;up&quot;); [.D206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207]=&quot;forward&quot;; [.B207]=&quot;down&quot;);[.C207];[.C207]*-1)" office:value-type="float" office:value="2" calcext:value-type="float">
            <text:p>2</text:p>
          </table:table-cell>
          <table:table-cell table:formula="of:=IF([.B207]=&quot;forward&quot;; [.D207]; 0)" office:value-type="float" office:value="2" calcext:value-type="float">
            <text:p>2</text:p>
          </table:table-cell>
          <table:table-cell table:formula="of:=IF(OR([.B207]=&quot;down&quot;; [.B207]=&quot;up&quot;); [.D2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208]=&quot;forward&quot;; [.B208]=&quot;down&quot;);[.C208];[.C208]*-1)" office:value-type="float" office:value="7" calcext:value-type="float">
            <text:p>7</text:p>
          </table:table-cell>
          <table:table-cell table:formula="of:=IF([.B208]=&quot;forward&quot;; [.D208]; 0)" office:value-type="float" office:value="7" calcext:value-type="float">
            <text:p>7</text:p>
          </table:table-cell>
          <table:table-cell table:formula="of:=IF(OR([.B208]=&quot;down&quot;; [.B208]=&quot;up&quot;); [.D2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209]=&quot;forward&quot;; [.B209]=&quot;down&quot;);[.C209];[.C209]*-1)" office:value-type="float" office:value="-2" calcext:value-type="float">
            <text:p>-2</text:p>
          </table:table-cell>
          <table:table-cell table:formula="of:=IF([.B209]=&quot;forward&quot;; [.D209]; 0)" office:value-type="float" office:value="0" calcext:value-type="float">
            <text:p>0</text:p>
          </table:table-cell>
          <table:table-cell table:formula="of:=IF(OR([.B209]=&quot;down&quot;; [.B209]=&quot;up&quot;); [.D209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210]=&quot;forward&quot;; [.B210]=&quot;down&quot;);[.C210];[.C210]*-1)" office:value-type="float" office:value="8" calcext:value-type="float">
            <text:p>8</text:p>
          </table:table-cell>
          <table:table-cell table:formula="of:=IF([.B210]=&quot;forward&quot;; [.D210]; 0)" office:value-type="float" office:value="0" calcext:value-type="float">
            <text:p>0</text:p>
          </table:table-cell>
          <table:table-cell table:formula="of:=IF(OR([.B210]=&quot;down&quot;; [.B210]=&quot;up&quot;); [.D210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211]=&quot;forward&quot;; [.B211]=&quot;down&quot;);[.C211];[.C211]*-1)" office:value-type="float" office:value="-2" calcext:value-type="float">
            <text:p>-2</text:p>
          </table:table-cell>
          <table:table-cell table:formula="of:=IF([.B211]=&quot;forward&quot;; [.D211]; 0)" office:value-type="float" office:value="0" calcext:value-type="float">
            <text:p>0</text:p>
          </table:table-cell>
          <table:table-cell table:formula="of:=IF(OR([.B211]=&quot;down&quot;; [.B211]=&quot;up&quot;); [.D211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212]=&quot;forward&quot;; [.B212]=&quot;down&quot;);[.C212];[.C212]*-1)" office:value-type="float" office:value="-2" calcext:value-type="float">
            <text:p>-2</text:p>
          </table:table-cell>
          <table:table-cell table:formula="of:=IF([.B212]=&quot;forward&quot;; [.D212]; 0)" office:value-type="float" office:value="0" calcext:value-type="float">
            <text:p>0</text:p>
          </table:table-cell>
          <table:table-cell table:formula="of:=IF(OR([.B212]=&quot;down&quot;; [.B212]=&quot;up&quot;); [.D212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213]=&quot;forward&quot;; [.B213]=&quot;down&quot;);[.C213];[.C213]*-1)" office:value-type="float" office:value="2" calcext:value-type="float">
            <text:p>2</text:p>
          </table:table-cell>
          <table:table-cell table:formula="of:=IF([.B213]=&quot;forward&quot;; [.D213]; 0)" office:value-type="float" office:value="2" calcext:value-type="float">
            <text:p>2</text:p>
          </table:table-cell>
          <table:table-cell table:formula="of:=IF(OR([.B213]=&quot;down&quot;; [.B213]=&quot;up&quot;); [.D2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214]=&quot;forward&quot;; [.B214]=&quot;down&quot;);[.C214];[.C214]*-1)" office:value-type="float" office:value="2" calcext:value-type="float">
            <text:p>2</text:p>
          </table:table-cell>
          <table:table-cell table:formula="of:=IF([.B214]=&quot;forward&quot;; [.D214]; 0)" office:value-type="float" office:value="0" calcext:value-type="float">
            <text:p>0</text:p>
          </table:table-cell>
          <table:table-cell table:formula="of:=IF(OR([.B214]=&quot;down&quot;; [.B214]=&quot;up&quot;); [.D214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215]=&quot;forward&quot;; [.B215]=&quot;down&quot;);[.C215];[.C215]*-1)" office:value-type="float" office:value="3" calcext:value-type="float">
            <text:p>3</text:p>
          </table:table-cell>
          <table:table-cell table:formula="of:=IF([.B215]=&quot;forward&quot;; [.D215]; 0)" office:value-type="float" office:value="3" calcext:value-type="float">
            <text:p>3</text:p>
          </table:table-cell>
          <table:table-cell table:formula="of:=IF(OR([.B215]=&quot;down&quot;; [.B215]=&quot;up&quot;); [.D2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216]=&quot;forward&quot;; [.B216]=&quot;down&quot;);[.C216];[.C216]*-1)" office:value-type="float" office:value="3" calcext:value-type="float">
            <text:p>3</text:p>
          </table:table-cell>
          <table:table-cell table:formula="of:=IF([.B216]=&quot;forward&quot;; [.D216]; 0)" office:value-type="float" office:value="0" calcext:value-type="float">
            <text:p>0</text:p>
          </table:table-cell>
          <table:table-cell table:formula="of:=IF(OR([.B216]=&quot;down&quot;; [.B216]=&quot;up&quot;); [.D216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217]=&quot;forward&quot;; [.B217]=&quot;down&quot;);[.C217];[.C217]*-1)" office:value-type="float" office:value="-8" calcext:value-type="float">
            <text:p>-8</text:p>
          </table:table-cell>
          <table:table-cell table:formula="of:=IF([.B217]=&quot;forward&quot;; [.D217]; 0)" office:value-type="float" office:value="0" calcext:value-type="float">
            <text:p>0</text:p>
          </table:table-cell>
          <table:table-cell table:formula="of:=IF(OR([.B217]=&quot;down&quot;; [.B217]=&quot;up&quot;); [.D217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218]=&quot;forward&quot;; [.B218]=&quot;down&quot;);[.C218];[.C218]*-1)" office:value-type="float" office:value="7" calcext:value-type="float">
            <text:p>7</text:p>
          </table:table-cell>
          <table:table-cell table:formula="of:=IF([.B218]=&quot;forward&quot;; [.D218]; 0)" office:value-type="float" office:value="7" calcext:value-type="float">
            <text:p>7</text:p>
          </table:table-cell>
          <table:table-cell table:formula="of:=IF(OR([.B218]=&quot;down&quot;; [.B218]=&quot;up&quot;); [.D2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219]=&quot;forward&quot;; [.B219]=&quot;down&quot;);[.C219];[.C219]*-1)" office:value-type="float" office:value="-5" calcext:value-type="float">
            <text:p>-5</text:p>
          </table:table-cell>
          <table:table-cell table:formula="of:=IF([.B219]=&quot;forward&quot;; [.D219]; 0)" office:value-type="float" office:value="0" calcext:value-type="float">
            <text:p>0</text:p>
          </table:table-cell>
          <table:table-cell table:formula="of:=IF(OR([.B219]=&quot;down&quot;; [.B219]=&quot;up&quot;); [.D219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220]=&quot;forward&quot;; [.B220]=&quot;down&quot;);[.C220];[.C220]*-1)" office:value-type="float" office:value="4" calcext:value-type="float">
            <text:p>4</text:p>
          </table:table-cell>
          <table:table-cell table:formula="of:=IF([.B220]=&quot;forward&quot;; [.D220]; 0)" office:value-type="float" office:value="4" calcext:value-type="float">
            <text:p>4</text:p>
          </table:table-cell>
          <table:table-cell table:formula="of:=IF(OR([.B220]=&quot;down&quot;; [.B220]=&quot;up&quot;); [.D2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221]=&quot;forward&quot;; [.B221]=&quot;down&quot;);[.C221];[.C221]*-1)" office:value-type="float" office:value="6" calcext:value-type="float">
            <text:p>6</text:p>
          </table:table-cell>
          <table:table-cell table:formula="of:=IF([.B221]=&quot;forward&quot;; [.D221]; 0)" office:value-type="float" office:value="0" calcext:value-type="float">
            <text:p>0</text:p>
          </table:table-cell>
          <table:table-cell table:formula="of:=IF(OR([.B221]=&quot;down&quot;; [.B221]=&quot;up&quot;); [.D221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222]=&quot;forward&quot;; [.B222]=&quot;down&quot;);[.C222];[.C222]*-1)" office:value-type="float" office:value="8" calcext:value-type="float">
            <text:p>8</text:p>
          </table:table-cell>
          <table:table-cell table:formula="of:=IF([.B222]=&quot;forward&quot;; [.D222]; 0)" office:value-type="float" office:value="0" calcext:value-type="float">
            <text:p>0</text:p>
          </table:table-cell>
          <table:table-cell table:formula="of:=IF(OR([.B222]=&quot;down&quot;; [.B222]=&quot;up&quot;); [.D222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223]=&quot;forward&quot;; [.B223]=&quot;down&quot;);[.C223];[.C223]*-1)" office:value-type="float" office:value="4" calcext:value-type="float">
            <text:p>4</text:p>
          </table:table-cell>
          <table:table-cell table:formula="of:=IF([.B223]=&quot;forward&quot;; [.D223]; 0)" office:value-type="float" office:value="4" calcext:value-type="float">
            <text:p>4</text:p>
          </table:table-cell>
          <table:table-cell table:formula="of:=IF(OR([.B223]=&quot;down&quot;; [.B223]=&quot;up&quot;); [.D2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224]=&quot;forward&quot;; [.B224]=&quot;down&quot;);[.C224];[.C224]*-1)" office:value-type="float" office:value="3" calcext:value-type="float">
            <text:p>3</text:p>
          </table:table-cell>
          <table:table-cell table:formula="of:=IF([.B224]=&quot;forward&quot;; [.D224]; 0)" office:value-type="float" office:value="3" calcext:value-type="float">
            <text:p>3</text:p>
          </table:table-cell>
          <table:table-cell table:formula="of:=IF(OR([.B224]=&quot;down&quot;; [.B224]=&quot;up&quot;); [.D2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225]=&quot;forward&quot;; [.B225]=&quot;down&quot;);[.C225];[.C225]*-1)" office:value-type="float" office:value="-9" calcext:value-type="float">
            <text:p>-9</text:p>
          </table:table-cell>
          <table:table-cell table:formula="of:=IF([.B225]=&quot;forward&quot;; [.D225]; 0)" office:value-type="float" office:value="0" calcext:value-type="float">
            <text:p>0</text:p>
          </table:table-cell>
          <table:table-cell table:formula="of:=IF(OR([.B225]=&quot;down&quot;; [.B225]=&quot;up&quot;); [.D225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226]=&quot;forward&quot;; [.B226]=&quot;down&quot;);[.C226];[.C226]*-1)" office:value-type="float" office:value="-2" calcext:value-type="float">
            <text:p>-2</text:p>
          </table:table-cell>
          <table:table-cell table:formula="of:=IF([.B226]=&quot;forward&quot;; [.D226]; 0)" office:value-type="float" office:value="0" calcext:value-type="float">
            <text:p>0</text:p>
          </table:table-cell>
          <table:table-cell table:formula="of:=IF(OR([.B226]=&quot;down&quot;; [.B226]=&quot;up&quot;); [.D226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227]=&quot;forward&quot;; [.B227]=&quot;down&quot;);[.C227];[.C227]*-1)" office:value-type="float" office:value="2" calcext:value-type="float">
            <text:p>2</text:p>
          </table:table-cell>
          <table:table-cell table:formula="of:=IF([.B227]=&quot;forward&quot;; [.D227]; 0)" office:value-type="float" office:value="0" calcext:value-type="float">
            <text:p>0</text:p>
          </table:table-cell>
          <table:table-cell table:formula="of:=IF(OR([.B227]=&quot;down&quot;; [.B227]=&quot;up&quot;); [.D227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228]=&quot;forward&quot;; [.B228]=&quot;down&quot;);[.C228];[.C228]*-1)" office:value-type="float" office:value="5" calcext:value-type="float">
            <text:p>5</text:p>
          </table:table-cell>
          <table:table-cell table:formula="of:=IF([.B228]=&quot;forward&quot;; [.D228]; 0)" office:value-type="float" office:value="0" calcext:value-type="float">
            <text:p>0</text:p>
          </table:table-cell>
          <table:table-cell table:formula="of:=IF(OR([.B228]=&quot;down&quot;; [.B228]=&quot;up&quot;); [.D22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229]=&quot;forward&quot;; [.B229]=&quot;down&quot;);[.C229];[.C229]*-1)" office:value-type="float" office:value="8" calcext:value-type="float">
            <text:p>8</text:p>
          </table:table-cell>
          <table:table-cell table:formula="of:=IF([.B229]=&quot;forward&quot;; [.D229]; 0)" office:value-type="float" office:value="0" calcext:value-type="float">
            <text:p>0</text:p>
          </table:table-cell>
          <table:table-cell table:formula="of:=IF(OR([.B229]=&quot;down&quot;; [.B229]=&quot;up&quot;); [.D229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230]=&quot;forward&quot;; [.B230]=&quot;down&quot;);[.C230];[.C230]*-1)" office:value-type="float" office:value="1" calcext:value-type="float">
            <text:p>1</text:p>
          </table:table-cell>
          <table:table-cell table:formula="of:=IF([.B230]=&quot;forward&quot;; [.D230]; 0)" office:value-type="float" office:value="0" calcext:value-type="float">
            <text:p>0</text:p>
          </table:table-cell>
          <table:table-cell table:formula="of:=IF(OR([.B230]=&quot;down&quot;; [.B230]=&quot;up&quot;); [.D230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231]=&quot;forward&quot;; [.B231]=&quot;down&quot;);[.C231];[.C231]*-1)" office:value-type="float" office:value="9" calcext:value-type="float">
            <text:p>9</text:p>
          </table:table-cell>
          <table:table-cell table:formula="of:=IF([.B231]=&quot;forward&quot;; [.D231]; 0)" office:value-type="float" office:value="9" calcext:value-type="float">
            <text:p>9</text:p>
          </table:table-cell>
          <table:table-cell table:formula="of:=IF(OR([.B231]=&quot;down&quot;; [.B231]=&quot;up&quot;); [.D2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232]=&quot;forward&quot;; [.B232]=&quot;down&quot;);[.C232];[.C232]*-1)" office:value-type="float" office:value="6" calcext:value-type="float">
            <text:p>6</text:p>
          </table:table-cell>
          <table:table-cell table:formula="of:=IF([.B232]=&quot;forward&quot;; [.D232]; 0)" office:value-type="float" office:value="0" calcext:value-type="float">
            <text:p>0</text:p>
          </table:table-cell>
          <table:table-cell table:formula="of:=IF(OR([.B232]=&quot;down&quot;; [.B232]=&quot;up&quot;); [.D232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233]=&quot;forward&quot;; [.B233]=&quot;down&quot;);[.C233];[.C233]*-1)" office:value-type="float" office:value="1" calcext:value-type="float">
            <text:p>1</text:p>
          </table:table-cell>
          <table:table-cell table:formula="of:=IF([.B233]=&quot;forward&quot;; [.D233]; 0)" office:value-type="float" office:value="1" calcext:value-type="float">
            <text:p>1</text:p>
          </table:table-cell>
          <table:table-cell table:formula="of:=IF(OR([.B233]=&quot;down&quot;; [.B233]=&quot;up&quot;); [.D2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234]=&quot;forward&quot;; [.B234]=&quot;down&quot;);[.C234];[.C234]*-1)" office:value-type="float" office:value="9" calcext:value-type="float">
            <text:p>9</text:p>
          </table:table-cell>
          <table:table-cell table:formula="of:=IF([.B234]=&quot;forward&quot;; [.D234]; 0)" office:value-type="float" office:value="0" calcext:value-type="float">
            <text:p>0</text:p>
          </table:table-cell>
          <table:table-cell table:formula="of:=IF(OR([.B234]=&quot;down&quot;; [.B234]=&quot;up&quot;); [.D234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235]=&quot;forward&quot;; [.B235]=&quot;down&quot;);[.C235];[.C235]*-1)" office:value-type="float" office:value="4" calcext:value-type="float">
            <text:p>4</text:p>
          </table:table-cell>
          <table:table-cell table:formula="of:=IF([.B235]=&quot;forward&quot;; [.D235]; 0)" office:value-type="float" office:value="0" calcext:value-type="float">
            <text:p>0</text:p>
          </table:table-cell>
          <table:table-cell table:formula="of:=IF(OR([.B235]=&quot;down&quot;; [.B235]=&quot;up&quot;); [.D235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236]=&quot;forward&quot;; [.B236]=&quot;down&quot;);[.C236];[.C236]*-1)" office:value-type="float" office:value="-6" calcext:value-type="float">
            <text:p>-6</text:p>
          </table:table-cell>
          <table:table-cell table:formula="of:=IF([.B236]=&quot;forward&quot;; [.D236]; 0)" office:value-type="float" office:value="0" calcext:value-type="float">
            <text:p>0</text:p>
          </table:table-cell>
          <table:table-cell table:formula="of:=IF(OR([.B236]=&quot;down&quot;; [.B236]=&quot;up&quot;); [.D236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237]=&quot;forward&quot;; [.B237]=&quot;down&quot;);[.C237];[.C237]*-1)" office:value-type="float" office:value="-3" calcext:value-type="float">
            <text:p>-3</text:p>
          </table:table-cell>
          <table:table-cell table:formula="of:=IF([.B237]=&quot;forward&quot;; [.D237]; 0)" office:value-type="float" office:value="0" calcext:value-type="float">
            <text:p>0</text:p>
          </table:table-cell>
          <table:table-cell table:formula="of:=IF(OR([.B237]=&quot;down&quot;; [.B237]=&quot;up&quot;); [.D237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238]=&quot;forward&quot;; [.B238]=&quot;down&quot;);[.C238];[.C238]*-1)" office:value-type="float" office:value="1" calcext:value-type="float">
            <text:p>1</text:p>
          </table:table-cell>
          <table:table-cell table:formula="of:=IF([.B238]=&quot;forward&quot;; [.D238]; 0)" office:value-type="float" office:value="1" calcext:value-type="float">
            <text:p>1</text:p>
          </table:table-cell>
          <table:table-cell table:formula="of:=IF(OR([.B238]=&quot;down&quot;; [.B238]=&quot;up&quot;); [.D2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239]=&quot;forward&quot;; [.B239]=&quot;down&quot;);[.C239];[.C239]*-1)" office:value-type="float" office:value="8" calcext:value-type="float">
            <text:p>8</text:p>
          </table:table-cell>
          <table:table-cell table:formula="of:=IF([.B239]=&quot;forward&quot;; [.D239]; 0)" office:value-type="float" office:value="0" calcext:value-type="float">
            <text:p>0</text:p>
          </table:table-cell>
          <table:table-cell table:formula="of:=IF(OR([.B239]=&quot;down&quot;; [.B239]=&quot;up&quot;); [.D239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240]=&quot;forward&quot;; [.B240]=&quot;down&quot;);[.C240];[.C240]*-1)" office:value-type="float" office:value="-3" calcext:value-type="float">
            <text:p>-3</text:p>
          </table:table-cell>
          <table:table-cell table:formula="of:=IF([.B240]=&quot;forward&quot;; [.D240]; 0)" office:value-type="float" office:value="0" calcext:value-type="float">
            <text:p>0</text:p>
          </table:table-cell>
          <table:table-cell table:formula="of:=IF(OR([.B240]=&quot;down&quot;; [.B240]=&quot;up&quot;); [.D240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241]=&quot;forward&quot;; [.B241]=&quot;down&quot;);[.C241];[.C241]*-1)" office:value-type="float" office:value="6" calcext:value-type="float">
            <text:p>6</text:p>
          </table:table-cell>
          <table:table-cell table:formula="of:=IF([.B241]=&quot;forward&quot;; [.D241]; 0)" office:value-type="float" office:value="0" calcext:value-type="float">
            <text:p>0</text:p>
          </table:table-cell>
          <table:table-cell table:formula="of:=IF(OR([.B241]=&quot;down&quot;; [.B241]=&quot;up&quot;); [.D241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242]=&quot;forward&quot;; [.B242]=&quot;down&quot;);[.C242];[.C242]*-1)" office:value-type="float" office:value="7" calcext:value-type="float">
            <text:p>7</text:p>
          </table:table-cell>
          <table:table-cell table:formula="of:=IF([.B242]=&quot;forward&quot;; [.D242]; 0)" office:value-type="float" office:value="0" calcext:value-type="float">
            <text:p>0</text:p>
          </table:table-cell>
          <table:table-cell table:formula="of:=IF(OR([.B242]=&quot;down&quot;; [.B242]=&quot;up&quot;); [.D242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243]=&quot;forward&quot;; [.B243]=&quot;down&quot;);[.C243];[.C243]*-1)" office:value-type="float" office:value="2" calcext:value-type="float">
            <text:p>2</text:p>
          </table:table-cell>
          <table:table-cell table:formula="of:=IF([.B243]=&quot;forward&quot;; [.D243]; 0)" office:value-type="float" office:value="0" calcext:value-type="float">
            <text:p>0</text:p>
          </table:table-cell>
          <table:table-cell table:formula="of:=IF(OR([.B243]=&quot;down&quot;; [.B243]=&quot;up&quot;); [.D243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244]=&quot;forward&quot;; [.B244]=&quot;down&quot;);[.C244];[.C244]*-1)" office:value-type="float" office:value="5" calcext:value-type="float">
            <text:p>5</text:p>
          </table:table-cell>
          <table:table-cell table:formula="of:=IF([.B244]=&quot;forward&quot;; [.D244]; 0)" office:value-type="float" office:value="5" calcext:value-type="float">
            <text:p>5</text:p>
          </table:table-cell>
          <table:table-cell table:formula="of:=IF(OR([.B244]=&quot;down&quot;; [.B244]=&quot;up&quot;); [.D2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245]=&quot;forward&quot;; [.B245]=&quot;down&quot;);[.C245];[.C245]*-1)" office:value-type="float" office:value="6" calcext:value-type="float">
            <text:p>6</text:p>
          </table:table-cell>
          <table:table-cell table:formula="of:=IF([.B245]=&quot;forward&quot;; [.D245]; 0)" office:value-type="float" office:value="0" calcext:value-type="float">
            <text:p>0</text:p>
          </table:table-cell>
          <table:table-cell table:formula="of:=IF(OR([.B245]=&quot;down&quot;; [.B245]=&quot;up&quot;); [.D245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246]=&quot;forward&quot;; [.B246]=&quot;down&quot;);[.C246];[.C246]*-1)" office:value-type="float" office:value="8" calcext:value-type="float">
            <text:p>8</text:p>
          </table:table-cell>
          <table:table-cell table:formula="of:=IF([.B246]=&quot;forward&quot;; [.D246]; 0)" office:value-type="float" office:value="8" calcext:value-type="float">
            <text:p>8</text:p>
          </table:table-cell>
          <table:table-cell table:formula="of:=IF(OR([.B246]=&quot;down&quot;; [.B246]=&quot;up&quot;); [.D2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247]=&quot;forward&quot;; [.B247]=&quot;down&quot;);[.C247];[.C247]*-1)" office:value-type="float" office:value="-7" calcext:value-type="float">
            <text:p>-7</text:p>
          </table:table-cell>
          <table:table-cell table:formula="of:=IF([.B247]=&quot;forward&quot;; [.D247]; 0)" office:value-type="float" office:value="0" calcext:value-type="float">
            <text:p>0</text:p>
          </table:table-cell>
          <table:table-cell table:formula="of:=IF(OR([.B247]=&quot;down&quot;; [.B247]=&quot;up&quot;); [.D247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248]=&quot;forward&quot;; [.B248]=&quot;down&quot;);[.C248];[.C248]*-1)" office:value-type="float" office:value="5" calcext:value-type="float">
            <text:p>5</text:p>
          </table:table-cell>
          <table:table-cell table:formula="of:=IF([.B248]=&quot;forward&quot;; [.D248]; 0)" office:value-type="float" office:value="0" calcext:value-type="float">
            <text:p>0</text:p>
          </table:table-cell>
          <table:table-cell table:formula="of:=IF(OR([.B248]=&quot;down&quot;; [.B248]=&quot;up&quot;); [.D24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249]=&quot;forward&quot;; [.B249]=&quot;down&quot;);[.C249];[.C249]*-1)" office:value-type="float" office:value="3" calcext:value-type="float">
            <text:p>3</text:p>
          </table:table-cell>
          <table:table-cell table:formula="of:=IF([.B249]=&quot;forward&quot;; [.D249]; 0)" office:value-type="float" office:value="0" calcext:value-type="float">
            <text:p>0</text:p>
          </table:table-cell>
          <table:table-cell table:formula="of:=IF(OR([.B249]=&quot;down&quot;; [.B249]=&quot;up&quot;); [.D249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250]=&quot;forward&quot;; [.B250]=&quot;down&quot;);[.C250];[.C250]*-1)" office:value-type="float" office:value="4" calcext:value-type="float">
            <text:p>4</text:p>
          </table:table-cell>
          <table:table-cell table:formula="of:=IF([.B250]=&quot;forward&quot;; [.D250]; 0)" office:value-type="float" office:value="4" calcext:value-type="float">
            <text:p>4</text:p>
          </table:table-cell>
          <table:table-cell table:formula="of:=IF(OR([.B250]=&quot;down&quot;; [.B250]=&quot;up&quot;); [.D2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251]=&quot;forward&quot;; [.B251]=&quot;down&quot;);[.C251];[.C251]*-1)" office:value-type="float" office:value="5" calcext:value-type="float">
            <text:p>5</text:p>
          </table:table-cell>
          <table:table-cell table:formula="of:=IF([.B251]=&quot;forward&quot;; [.D251]; 0)" office:value-type="float" office:value="5" calcext:value-type="float">
            <text:p>5</text:p>
          </table:table-cell>
          <table:table-cell table:formula="of:=IF(OR([.B251]=&quot;down&quot;; [.B251]=&quot;up&quot;); [.D2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252]=&quot;forward&quot;; [.B252]=&quot;down&quot;);[.C252];[.C252]*-1)" office:value-type="float" office:value="3" calcext:value-type="float">
            <text:p>3</text:p>
          </table:table-cell>
          <table:table-cell table:formula="of:=IF([.B252]=&quot;forward&quot;; [.D252]; 0)" office:value-type="float" office:value="3" calcext:value-type="float">
            <text:p>3</text:p>
          </table:table-cell>
          <table:table-cell table:formula="of:=IF(OR([.B252]=&quot;down&quot;; [.B252]=&quot;up&quot;); [.D2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253]=&quot;forward&quot;; [.B253]=&quot;down&quot;);[.C253];[.C253]*-1)" office:value-type="float" office:value="4" calcext:value-type="float">
            <text:p>4</text:p>
          </table:table-cell>
          <table:table-cell table:formula="of:=IF([.B253]=&quot;forward&quot;; [.D253]; 0)" office:value-type="float" office:value="4" calcext:value-type="float">
            <text:p>4</text:p>
          </table:table-cell>
          <table:table-cell table:formula="of:=IF(OR([.B253]=&quot;down&quot;; [.B253]=&quot;up&quot;); [.D2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254]=&quot;forward&quot;; [.B254]=&quot;down&quot;);[.C254];[.C254]*-1)" office:value-type="float" office:value="6" calcext:value-type="float">
            <text:p>6</text:p>
          </table:table-cell>
          <table:table-cell table:formula="of:=IF([.B254]=&quot;forward&quot;; [.D254]; 0)" office:value-type="float" office:value="6" calcext:value-type="float">
            <text:p>6</text:p>
          </table:table-cell>
          <table:table-cell table:formula="of:=IF(OR([.B254]=&quot;down&quot;; [.B254]=&quot;up&quot;); [.D2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255]=&quot;forward&quot;; [.B255]=&quot;down&quot;);[.C255];[.C255]*-1)" office:value-type="float" office:value="2" calcext:value-type="float">
            <text:p>2</text:p>
          </table:table-cell>
          <table:table-cell table:formula="of:=IF([.B255]=&quot;forward&quot;; [.D255]; 0)" office:value-type="float" office:value="2" calcext:value-type="float">
            <text:p>2</text:p>
          </table:table-cell>
          <table:table-cell table:formula="of:=IF(OR([.B255]=&quot;down&quot;; [.B255]=&quot;up&quot;); [.D2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256]=&quot;forward&quot;; [.B256]=&quot;down&quot;);[.C256];[.C256]*-1)" office:value-type="float" office:value="1" calcext:value-type="float">
            <text:p>1</text:p>
          </table:table-cell>
          <table:table-cell table:formula="of:=IF([.B256]=&quot;forward&quot;; [.D256]; 0)" office:value-type="float" office:value="1" calcext:value-type="float">
            <text:p>1</text:p>
          </table:table-cell>
          <table:table-cell table:formula="of:=IF(OR([.B256]=&quot;down&quot;; [.B256]=&quot;up&quot;); [.D2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257]=&quot;forward&quot;; [.B257]=&quot;down&quot;);[.C257];[.C257]*-1)" office:value-type="float" office:value="3" calcext:value-type="float">
            <text:p>3</text:p>
          </table:table-cell>
          <table:table-cell table:formula="of:=IF([.B257]=&quot;forward&quot;; [.D257]; 0)" office:value-type="float" office:value="0" calcext:value-type="float">
            <text:p>0</text:p>
          </table:table-cell>
          <table:table-cell table:formula="of:=IF(OR([.B257]=&quot;down&quot;; [.B257]=&quot;up&quot;); [.D257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258]=&quot;forward&quot;; [.B258]=&quot;down&quot;);[.C258];[.C258]*-1)" office:value-type="float" office:value="5" calcext:value-type="float">
            <text:p>5</text:p>
          </table:table-cell>
          <table:table-cell table:formula="of:=IF([.B258]=&quot;forward&quot;; [.D258]; 0)" office:value-type="float" office:value="0" calcext:value-type="float">
            <text:p>0</text:p>
          </table:table-cell>
          <table:table-cell table:formula="of:=IF(OR([.B258]=&quot;down&quot;; [.B258]=&quot;up&quot;); [.D25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259]=&quot;forward&quot;; [.B259]=&quot;down&quot;);[.C259];[.C259]*-1)" office:value-type="float" office:value="3" calcext:value-type="float">
            <text:p>3</text:p>
          </table:table-cell>
          <table:table-cell table:formula="of:=IF([.B259]=&quot;forward&quot;; [.D259]; 0)" office:value-type="float" office:value="0" calcext:value-type="float">
            <text:p>0</text:p>
          </table:table-cell>
          <table:table-cell table:formula="of:=IF(OR([.B259]=&quot;down&quot;; [.B259]=&quot;up&quot;); [.D259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260]=&quot;forward&quot;; [.B260]=&quot;down&quot;);[.C260];[.C260]*-1)" office:value-type="float" office:value="5" calcext:value-type="float">
            <text:p>5</text:p>
          </table:table-cell>
          <table:table-cell table:formula="of:=IF([.B260]=&quot;forward&quot;; [.D260]; 0)" office:value-type="float" office:value="0" calcext:value-type="float">
            <text:p>0</text:p>
          </table:table-cell>
          <table:table-cell table:formula="of:=IF(OR([.B260]=&quot;down&quot;; [.B260]=&quot;up&quot;); [.D260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261]=&quot;forward&quot;; [.B261]=&quot;down&quot;);[.C261];[.C261]*-1)" office:value-type="float" office:value="4" calcext:value-type="float">
            <text:p>4</text:p>
          </table:table-cell>
          <table:table-cell table:formula="of:=IF([.B261]=&quot;forward&quot;; [.D261]; 0)" office:value-type="float" office:value="4" calcext:value-type="float">
            <text:p>4</text:p>
          </table:table-cell>
          <table:table-cell table:formula="of:=IF(OR([.B261]=&quot;down&quot;; [.B261]=&quot;up&quot;); [.D2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262]=&quot;forward&quot;; [.B262]=&quot;down&quot;);[.C262];[.C262]*-1)" office:value-type="float" office:value="7" calcext:value-type="float">
            <text:p>7</text:p>
          </table:table-cell>
          <table:table-cell table:formula="of:=IF([.B262]=&quot;forward&quot;; [.D262]; 0)" office:value-type="float" office:value="0" calcext:value-type="float">
            <text:p>0</text:p>
          </table:table-cell>
          <table:table-cell table:formula="of:=IF(OR([.B262]=&quot;down&quot;; [.B262]=&quot;up&quot;); [.D262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263]=&quot;forward&quot;; [.B263]=&quot;down&quot;);[.C263];[.C263]*-1)" office:value-type="float" office:value="8" calcext:value-type="float">
            <text:p>8</text:p>
          </table:table-cell>
          <table:table-cell table:formula="of:=IF([.B263]=&quot;forward&quot;; [.D263]; 0)" office:value-type="float" office:value="8" calcext:value-type="float">
            <text:p>8</text:p>
          </table:table-cell>
          <table:table-cell table:formula="of:=IF(OR([.B263]=&quot;down&quot;; [.B263]=&quot;up&quot;); [.D2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264]=&quot;forward&quot;; [.B264]=&quot;down&quot;);[.C264];[.C264]*-1)" office:value-type="float" office:value="5" calcext:value-type="float">
            <text:p>5</text:p>
          </table:table-cell>
          <table:table-cell table:formula="of:=IF([.B264]=&quot;forward&quot;; [.D264]; 0)" office:value-type="float" office:value="5" calcext:value-type="float">
            <text:p>5</text:p>
          </table:table-cell>
          <table:table-cell table:formula="of:=IF(OR([.B264]=&quot;down&quot;; [.B264]=&quot;up&quot;); [.D2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265]=&quot;forward&quot;; [.B265]=&quot;down&quot;);[.C265];[.C265]*-1)" office:value-type="float" office:value="-7" calcext:value-type="float">
            <text:p>-7</text:p>
          </table:table-cell>
          <table:table-cell table:formula="of:=IF([.B265]=&quot;forward&quot;; [.D265]; 0)" office:value-type="float" office:value="0" calcext:value-type="float">
            <text:p>0</text:p>
          </table:table-cell>
          <table:table-cell table:formula="of:=IF(OR([.B265]=&quot;down&quot;; [.B265]=&quot;up&quot;); [.D265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266]=&quot;forward&quot;; [.B266]=&quot;down&quot;);[.C266];[.C266]*-1)" office:value-type="float" office:value="-3" calcext:value-type="float">
            <text:p>-3</text:p>
          </table:table-cell>
          <table:table-cell table:formula="of:=IF([.B266]=&quot;forward&quot;; [.D266]; 0)" office:value-type="float" office:value="0" calcext:value-type="float">
            <text:p>0</text:p>
          </table:table-cell>
          <table:table-cell table:formula="of:=IF(OR([.B266]=&quot;down&quot;; [.B266]=&quot;up&quot;); [.D266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267]=&quot;forward&quot;; [.B267]=&quot;down&quot;);[.C267];[.C267]*-1)" office:value-type="float" office:value="9" calcext:value-type="float">
            <text:p>9</text:p>
          </table:table-cell>
          <table:table-cell table:formula="of:=IF([.B267]=&quot;forward&quot;; [.D267]; 0)" office:value-type="float" office:value="9" calcext:value-type="float">
            <text:p>9</text:p>
          </table:table-cell>
          <table:table-cell table:formula="of:=IF(OR([.B267]=&quot;down&quot;; [.B267]=&quot;up&quot;); [.D2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268]=&quot;forward&quot;; [.B268]=&quot;down&quot;);[.C268];[.C268]*-1)" office:value-type="float" office:value="-1" calcext:value-type="float">
            <text:p>-1</text:p>
          </table:table-cell>
          <table:table-cell table:formula="of:=IF([.B268]=&quot;forward&quot;; [.D268]; 0)" office:value-type="float" office:value="0" calcext:value-type="float">
            <text:p>0</text:p>
          </table:table-cell>
          <table:table-cell table:formula="of:=IF(OR([.B268]=&quot;down&quot;; [.B268]=&quot;up&quot;); [.D268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269]=&quot;forward&quot;; [.B269]=&quot;down&quot;);[.C269];[.C269]*-1)" office:value-type="float" office:value="9" calcext:value-type="float">
            <text:p>9</text:p>
          </table:table-cell>
          <table:table-cell table:formula="of:=IF([.B269]=&quot;forward&quot;; [.D269]; 0)" office:value-type="float" office:value="9" calcext:value-type="float">
            <text:p>9</text:p>
          </table:table-cell>
          <table:table-cell table:formula="of:=IF(OR([.B269]=&quot;down&quot;; [.B269]=&quot;up&quot;); [.D2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270]=&quot;forward&quot;; [.B270]=&quot;down&quot;);[.C270];[.C270]*-1)" office:value-type="float" office:value="-8" calcext:value-type="float">
            <text:p>-8</text:p>
          </table:table-cell>
          <table:table-cell table:formula="of:=IF([.B270]=&quot;forward&quot;; [.D270]; 0)" office:value-type="float" office:value="0" calcext:value-type="float">
            <text:p>0</text:p>
          </table:table-cell>
          <table:table-cell table:formula="of:=IF(OR([.B270]=&quot;down&quot;; [.B270]=&quot;up&quot;); [.D270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271]=&quot;forward&quot;; [.B271]=&quot;down&quot;);[.C271];[.C271]*-1)" office:value-type="float" office:value="3" calcext:value-type="float">
            <text:p>3</text:p>
          </table:table-cell>
          <table:table-cell table:formula="of:=IF([.B271]=&quot;forward&quot;; [.D271]; 0)" office:value-type="float" office:value="0" calcext:value-type="float">
            <text:p>0</text:p>
          </table:table-cell>
          <table:table-cell table:formula="of:=IF(OR([.B271]=&quot;down&quot;; [.B271]=&quot;up&quot;); [.D271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272]=&quot;forward&quot;; [.B272]=&quot;down&quot;);[.C272];[.C272]*-1)" office:value-type="float" office:value="1" calcext:value-type="float">
            <text:p>1</text:p>
          </table:table-cell>
          <table:table-cell table:formula="of:=IF([.B272]=&quot;forward&quot;; [.D272]; 0)" office:value-type="float" office:value="1" calcext:value-type="float">
            <text:p>1</text:p>
          </table:table-cell>
          <table:table-cell table:formula="of:=IF(OR([.B272]=&quot;down&quot;; [.B272]=&quot;up&quot;); [.D2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273]=&quot;forward&quot;; [.B273]=&quot;down&quot;);[.C273];[.C273]*-1)" office:value-type="float" office:value="6" calcext:value-type="float">
            <text:p>6</text:p>
          </table:table-cell>
          <table:table-cell table:formula="of:=IF([.B273]=&quot;forward&quot;; [.D273]; 0)" office:value-type="float" office:value="6" calcext:value-type="float">
            <text:p>6</text:p>
          </table:table-cell>
          <table:table-cell table:formula="of:=IF(OR([.B273]=&quot;down&quot;; [.B273]=&quot;up&quot;); [.D2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274]=&quot;forward&quot;; [.B274]=&quot;down&quot;);[.C274];[.C274]*-1)" office:value-type="float" office:value="9" calcext:value-type="float">
            <text:p>9</text:p>
          </table:table-cell>
          <table:table-cell table:formula="of:=IF([.B274]=&quot;forward&quot;; [.D274]; 0)" office:value-type="float" office:value="9" calcext:value-type="float">
            <text:p>9</text:p>
          </table:table-cell>
          <table:table-cell table:formula="of:=IF(OR([.B274]=&quot;down&quot;; [.B274]=&quot;up&quot;); [.D2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275]=&quot;forward&quot;; [.B275]=&quot;down&quot;);[.C275];[.C275]*-1)" office:value-type="float" office:value="1" calcext:value-type="float">
            <text:p>1</text:p>
          </table:table-cell>
          <table:table-cell table:formula="of:=IF([.B275]=&quot;forward&quot;; [.D275]; 0)" office:value-type="float" office:value="0" calcext:value-type="float">
            <text:p>0</text:p>
          </table:table-cell>
          <table:table-cell table:formula="of:=IF(OR([.B275]=&quot;down&quot;; [.B275]=&quot;up&quot;); [.D275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276]=&quot;forward&quot;; [.B276]=&quot;down&quot;);[.C276];[.C276]*-1)" office:value-type="float" office:value="-9" calcext:value-type="float">
            <text:p>-9</text:p>
          </table:table-cell>
          <table:table-cell table:formula="of:=IF([.B276]=&quot;forward&quot;; [.D276]; 0)" office:value-type="float" office:value="0" calcext:value-type="float">
            <text:p>0</text:p>
          </table:table-cell>
          <table:table-cell table:formula="of:=IF(OR([.B276]=&quot;down&quot;; [.B276]=&quot;up&quot;); [.D276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277]=&quot;forward&quot;; [.B277]=&quot;down&quot;);[.C277];[.C277]*-1)" office:value-type="float" office:value="5" calcext:value-type="float">
            <text:p>5</text:p>
          </table:table-cell>
          <table:table-cell table:formula="of:=IF([.B277]=&quot;forward&quot;; [.D277]; 0)" office:value-type="float" office:value="5" calcext:value-type="float">
            <text:p>5</text:p>
          </table:table-cell>
          <table:table-cell table:formula="of:=IF(OR([.B277]=&quot;down&quot;; [.B277]=&quot;up&quot;); [.D2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278]=&quot;forward&quot;; [.B278]=&quot;down&quot;);[.C278];[.C278]*-1)" office:value-type="float" office:value="6" calcext:value-type="float">
            <text:p>6</text:p>
          </table:table-cell>
          <table:table-cell table:formula="of:=IF([.B278]=&quot;forward&quot;; [.D278]; 0)" office:value-type="float" office:value="0" calcext:value-type="float">
            <text:p>0</text:p>
          </table:table-cell>
          <table:table-cell table:formula="of:=IF(OR([.B278]=&quot;down&quot;; [.B278]=&quot;up&quot;); [.D278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279]=&quot;forward&quot;; [.B279]=&quot;down&quot;);[.C279];[.C279]*-1)" office:value-type="float" office:value="8" calcext:value-type="float">
            <text:p>8</text:p>
          </table:table-cell>
          <table:table-cell table:formula="of:=IF([.B279]=&quot;forward&quot;; [.D279]; 0)" office:value-type="float" office:value="8" calcext:value-type="float">
            <text:p>8</text:p>
          </table:table-cell>
          <table:table-cell table:formula="of:=IF(OR([.B279]=&quot;down&quot;; [.B279]=&quot;up&quot;); [.D2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280]=&quot;forward&quot;; [.B280]=&quot;down&quot;);[.C280];[.C280]*-1)" office:value-type="float" office:value="7" calcext:value-type="float">
            <text:p>7</text:p>
          </table:table-cell>
          <table:table-cell table:formula="of:=IF([.B280]=&quot;forward&quot;; [.D280]; 0)" office:value-type="float" office:value="0" calcext:value-type="float">
            <text:p>0</text:p>
          </table:table-cell>
          <table:table-cell table:formula="of:=IF(OR([.B280]=&quot;down&quot;; [.B280]=&quot;up&quot;); [.D280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281]=&quot;forward&quot;; [.B281]=&quot;down&quot;);[.C281];[.C281]*-1)" office:value-type="float" office:value="3" calcext:value-type="float">
            <text:p>3</text:p>
          </table:table-cell>
          <table:table-cell table:formula="of:=IF([.B281]=&quot;forward&quot;; [.D281]; 0)" office:value-type="float" office:value="0" calcext:value-type="float">
            <text:p>0</text:p>
          </table:table-cell>
          <table:table-cell table:formula="of:=IF(OR([.B281]=&quot;down&quot;; [.B281]=&quot;up&quot;); [.D281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282]=&quot;forward&quot;; [.B282]=&quot;down&quot;);[.C282];[.C282]*-1)" office:value-type="float" office:value="-4" calcext:value-type="float">
            <text:p>-4</text:p>
          </table:table-cell>
          <table:table-cell table:formula="of:=IF([.B282]=&quot;forward&quot;; [.D282]; 0)" office:value-type="float" office:value="0" calcext:value-type="float">
            <text:p>0</text:p>
          </table:table-cell>
          <table:table-cell table:formula="of:=IF(OR([.B282]=&quot;down&quot;; [.B282]=&quot;up&quot;); [.D282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283]=&quot;forward&quot;; [.B283]=&quot;down&quot;);[.C283];[.C283]*-1)" office:value-type="float" office:value="6" calcext:value-type="float">
            <text:p>6</text:p>
          </table:table-cell>
          <table:table-cell table:formula="of:=IF([.B283]=&quot;forward&quot;; [.D283]; 0)" office:value-type="float" office:value="0" calcext:value-type="float">
            <text:p>0</text:p>
          </table:table-cell>
          <table:table-cell table:formula="of:=IF(OR([.B283]=&quot;down&quot;; [.B283]=&quot;up&quot;); [.D283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284]=&quot;forward&quot;; [.B284]=&quot;down&quot;);[.C284];[.C284]*-1)" office:value-type="float" office:value="5" calcext:value-type="float">
            <text:p>5</text:p>
          </table:table-cell>
          <table:table-cell table:formula="of:=IF([.B284]=&quot;forward&quot;; [.D284]; 0)" office:value-type="float" office:value="5" calcext:value-type="float">
            <text:p>5</text:p>
          </table:table-cell>
          <table:table-cell table:formula="of:=IF(OR([.B284]=&quot;down&quot;; [.B284]=&quot;up&quot;); [.D2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285]=&quot;forward&quot;; [.B285]=&quot;down&quot;);[.C285];[.C285]*-1)" office:value-type="float" office:value="6" calcext:value-type="float">
            <text:p>6</text:p>
          </table:table-cell>
          <table:table-cell table:formula="of:=IF([.B285]=&quot;forward&quot;; [.D285]; 0)" office:value-type="float" office:value="6" calcext:value-type="float">
            <text:p>6</text:p>
          </table:table-cell>
          <table:table-cell table:formula="of:=IF(OR([.B285]=&quot;down&quot;; [.B285]=&quot;up&quot;); [.D2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286]=&quot;forward&quot;; [.B286]=&quot;down&quot;);[.C286];[.C286]*-1)" office:value-type="float" office:value="5" calcext:value-type="float">
            <text:p>5</text:p>
          </table:table-cell>
          <table:table-cell table:formula="of:=IF([.B286]=&quot;forward&quot;; [.D286]; 0)" office:value-type="float" office:value="5" calcext:value-type="float">
            <text:p>5</text:p>
          </table:table-cell>
          <table:table-cell table:formula="of:=IF(OR([.B286]=&quot;down&quot;; [.B286]=&quot;up&quot;); [.D2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287]=&quot;forward&quot;; [.B287]=&quot;down&quot;);[.C287];[.C287]*-1)" office:value-type="float" office:value="-2" calcext:value-type="float">
            <text:p>-2</text:p>
          </table:table-cell>
          <table:table-cell table:formula="of:=IF([.B287]=&quot;forward&quot;; [.D287]; 0)" office:value-type="float" office:value="0" calcext:value-type="float">
            <text:p>0</text:p>
          </table:table-cell>
          <table:table-cell table:formula="of:=IF(OR([.B287]=&quot;down&quot;; [.B287]=&quot;up&quot;); [.D287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288]=&quot;forward&quot;; [.B288]=&quot;down&quot;);[.C288];[.C288]*-1)" office:value-type="float" office:value="5" calcext:value-type="float">
            <text:p>5</text:p>
          </table:table-cell>
          <table:table-cell table:formula="of:=IF([.B288]=&quot;forward&quot;; [.D288]; 0)" office:value-type="float" office:value="0" calcext:value-type="float">
            <text:p>0</text:p>
          </table:table-cell>
          <table:table-cell table:formula="of:=IF(OR([.B288]=&quot;down&quot;; [.B288]=&quot;up&quot;); [.D28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289]=&quot;forward&quot;; [.B289]=&quot;down&quot;);[.C289];[.C289]*-1)" office:value-type="float" office:value="-7" calcext:value-type="float">
            <text:p>-7</text:p>
          </table:table-cell>
          <table:table-cell table:formula="of:=IF([.B289]=&quot;forward&quot;; [.D289]; 0)" office:value-type="float" office:value="0" calcext:value-type="float">
            <text:p>0</text:p>
          </table:table-cell>
          <table:table-cell table:formula="of:=IF(OR([.B289]=&quot;down&quot;; [.B289]=&quot;up&quot;); [.D289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290]=&quot;forward&quot;; [.B290]=&quot;down&quot;);[.C290];[.C290]*-1)" office:value-type="float" office:value="-4" calcext:value-type="float">
            <text:p>-4</text:p>
          </table:table-cell>
          <table:table-cell table:formula="of:=IF([.B290]=&quot;forward&quot;; [.D290]; 0)" office:value-type="float" office:value="0" calcext:value-type="float">
            <text:p>0</text:p>
          </table:table-cell>
          <table:table-cell table:formula="of:=IF(OR([.B290]=&quot;down&quot;; [.B290]=&quot;up&quot;); [.D290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291]=&quot;forward&quot;; [.B291]=&quot;down&quot;);[.C291];[.C291]*-1)" office:value-type="float" office:value="-5" calcext:value-type="float">
            <text:p>-5</text:p>
          </table:table-cell>
          <table:table-cell table:formula="of:=IF([.B291]=&quot;forward&quot;; [.D291]; 0)" office:value-type="float" office:value="0" calcext:value-type="float">
            <text:p>0</text:p>
          </table:table-cell>
          <table:table-cell table:formula="of:=IF(OR([.B291]=&quot;down&quot;; [.B291]=&quot;up&quot;); [.D291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292]=&quot;forward&quot;; [.B292]=&quot;down&quot;);[.C292];[.C292]*-1)" office:value-type="float" office:value="3" calcext:value-type="float">
            <text:p>3</text:p>
          </table:table-cell>
          <table:table-cell table:formula="of:=IF([.B292]=&quot;forward&quot;; [.D292]; 0)" office:value-type="float" office:value="3" calcext:value-type="float">
            <text:p>3</text:p>
          </table:table-cell>
          <table:table-cell table:formula="of:=IF(OR([.B292]=&quot;down&quot;; [.B292]=&quot;up&quot;); [.D2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293]=&quot;forward&quot;; [.B293]=&quot;down&quot;);[.C293];[.C293]*-1)" office:value-type="float" office:value="9" calcext:value-type="float">
            <text:p>9</text:p>
          </table:table-cell>
          <table:table-cell table:formula="of:=IF([.B293]=&quot;forward&quot;; [.D293]; 0)" office:value-type="float" office:value="0" calcext:value-type="float">
            <text:p>0</text:p>
          </table:table-cell>
          <table:table-cell table:formula="of:=IF(OR([.B293]=&quot;down&quot;; [.B293]=&quot;up&quot;); [.D293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294]=&quot;forward&quot;; [.B294]=&quot;down&quot;);[.C294];[.C294]*-1)" office:value-type="float" office:value="-4" calcext:value-type="float">
            <text:p>-4</text:p>
          </table:table-cell>
          <table:table-cell table:formula="of:=IF([.B294]=&quot;forward&quot;; [.D294]; 0)" office:value-type="float" office:value="0" calcext:value-type="float">
            <text:p>0</text:p>
          </table:table-cell>
          <table:table-cell table:formula="of:=IF(OR([.B294]=&quot;down&quot;; [.B294]=&quot;up&quot;); [.D294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295]=&quot;forward&quot;; [.B295]=&quot;down&quot;);[.C295];[.C295]*-1)" office:value-type="float" office:value="9" calcext:value-type="float">
            <text:p>9</text:p>
          </table:table-cell>
          <table:table-cell table:formula="of:=IF([.B295]=&quot;forward&quot;; [.D295]; 0)" office:value-type="float" office:value="9" calcext:value-type="float">
            <text:p>9</text:p>
          </table:table-cell>
          <table:table-cell table:formula="of:=IF(OR([.B295]=&quot;down&quot;; [.B295]=&quot;up&quot;); [.D2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296]=&quot;forward&quot;; [.B296]=&quot;down&quot;);[.C296];[.C296]*-1)" office:value-type="float" office:value="8" calcext:value-type="float">
            <text:p>8</text:p>
          </table:table-cell>
          <table:table-cell table:formula="of:=IF([.B296]=&quot;forward&quot;; [.D296]; 0)" office:value-type="float" office:value="8" calcext:value-type="float">
            <text:p>8</text:p>
          </table:table-cell>
          <table:table-cell table:formula="of:=IF(OR([.B296]=&quot;down&quot;; [.B296]=&quot;up&quot;); [.D2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297]=&quot;forward&quot;; [.B297]=&quot;down&quot;);[.C297];[.C297]*-1)" office:value-type="float" office:value="6" calcext:value-type="float">
            <text:p>6</text:p>
          </table:table-cell>
          <table:table-cell table:formula="of:=IF([.B297]=&quot;forward&quot;; [.D297]; 0)" office:value-type="float" office:value="6" calcext:value-type="float">
            <text:p>6</text:p>
          </table:table-cell>
          <table:table-cell table:formula="of:=IF(OR([.B297]=&quot;down&quot;; [.B297]=&quot;up&quot;); [.D2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298]=&quot;forward&quot;; [.B298]=&quot;down&quot;);[.C298];[.C298]*-1)" office:value-type="float" office:value="5" calcext:value-type="float">
            <text:p>5</text:p>
          </table:table-cell>
          <table:table-cell table:formula="of:=IF([.B298]=&quot;forward&quot;; [.D298]; 0)" office:value-type="float" office:value="0" calcext:value-type="float">
            <text:p>0</text:p>
          </table:table-cell>
          <table:table-cell table:formula="of:=IF(OR([.B298]=&quot;down&quot;; [.B298]=&quot;up&quot;); [.D29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299]=&quot;forward&quot;; [.B299]=&quot;down&quot;);[.C299];[.C299]*-1)" office:value-type="float" office:value="4" calcext:value-type="float">
            <text:p>4</text:p>
          </table:table-cell>
          <table:table-cell table:formula="of:=IF([.B299]=&quot;forward&quot;; [.D299]; 0)" office:value-type="float" office:value="0" calcext:value-type="float">
            <text:p>0</text:p>
          </table:table-cell>
          <table:table-cell table:formula="of:=IF(OR([.B299]=&quot;down&quot;; [.B299]=&quot;up&quot;); [.D299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300]=&quot;forward&quot;; [.B300]=&quot;down&quot;);[.C300];[.C300]*-1)" office:value-type="float" office:value="2" calcext:value-type="float">
            <text:p>2</text:p>
          </table:table-cell>
          <table:table-cell table:formula="of:=IF([.B300]=&quot;forward&quot;; [.D300]; 0)" office:value-type="float" office:value="0" calcext:value-type="float">
            <text:p>0</text:p>
          </table:table-cell>
          <table:table-cell table:formula="of:=IF(OR([.B300]=&quot;down&quot;; [.B300]=&quot;up&quot;); [.D300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301]=&quot;forward&quot;; [.B301]=&quot;down&quot;);[.C301];[.C301]*-1)" office:value-type="float" office:value="-5" calcext:value-type="float">
            <text:p>-5</text:p>
          </table:table-cell>
          <table:table-cell table:formula="of:=IF([.B301]=&quot;forward&quot;; [.D301]; 0)" office:value-type="float" office:value="0" calcext:value-type="float">
            <text:p>0</text:p>
          </table:table-cell>
          <table:table-cell table:formula="of:=IF(OR([.B301]=&quot;down&quot;; [.B301]=&quot;up&quot;); [.D301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302]=&quot;forward&quot;; [.B302]=&quot;down&quot;);[.C302];[.C302]*-1)" office:value-type="float" office:value="-7" calcext:value-type="float">
            <text:p>-7</text:p>
          </table:table-cell>
          <table:table-cell table:formula="of:=IF([.B302]=&quot;forward&quot;; [.D302]; 0)" office:value-type="float" office:value="0" calcext:value-type="float">
            <text:p>0</text:p>
          </table:table-cell>
          <table:table-cell table:formula="of:=IF(OR([.B302]=&quot;down&quot;; [.B302]=&quot;up&quot;); [.D302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303]=&quot;forward&quot;; [.B303]=&quot;down&quot;);[.C303];[.C303]*-1)" office:value-type="float" office:value="-2" calcext:value-type="float">
            <text:p>-2</text:p>
          </table:table-cell>
          <table:table-cell table:formula="of:=IF([.B303]=&quot;forward&quot;; [.D303]; 0)" office:value-type="float" office:value="0" calcext:value-type="float">
            <text:p>0</text:p>
          </table:table-cell>
          <table:table-cell table:formula="of:=IF(OR([.B303]=&quot;down&quot;; [.B303]=&quot;up&quot;); [.D303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04]=&quot;forward&quot;; [.B304]=&quot;down&quot;);[.C304];[.C304]*-1)" office:value-type="float" office:value="9" calcext:value-type="float">
            <text:p>9</text:p>
          </table:table-cell>
          <table:table-cell table:formula="of:=IF([.B304]=&quot;forward&quot;; [.D304]; 0)" office:value-type="float" office:value="9" calcext:value-type="float">
            <text:p>9</text:p>
          </table:table-cell>
          <table:table-cell table:formula="of:=IF(OR([.B304]=&quot;down&quot;; [.B304]=&quot;up&quot;); [.D3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05]=&quot;forward&quot;; [.B305]=&quot;down&quot;);[.C305];[.C305]*-1)" office:value-type="float" office:value="9" calcext:value-type="float">
            <text:p>9</text:p>
          </table:table-cell>
          <table:table-cell table:formula="of:=IF([.B305]=&quot;forward&quot;; [.D305]; 0)" office:value-type="float" office:value="9" calcext:value-type="float">
            <text:p>9</text:p>
          </table:table-cell>
          <table:table-cell table:formula="of:=IF(OR([.B305]=&quot;down&quot;; [.B305]=&quot;up&quot;); [.D3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306]=&quot;forward&quot;; [.B306]=&quot;down&quot;);[.C306];[.C306]*-1)" office:value-type="float" office:value="9" calcext:value-type="float">
            <text:p>9</text:p>
          </table:table-cell>
          <table:table-cell table:formula="of:=IF([.B306]=&quot;forward&quot;; [.D306]; 0)" office:value-type="float" office:value="0" calcext:value-type="float">
            <text:p>0</text:p>
          </table:table-cell>
          <table:table-cell table:formula="of:=IF(OR([.B306]=&quot;down&quot;; [.B306]=&quot;up&quot;); [.D306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307]=&quot;forward&quot;; [.B307]=&quot;down&quot;);[.C307];[.C307]*-1)" office:value-type="float" office:value="4" calcext:value-type="float">
            <text:p>4</text:p>
          </table:table-cell>
          <table:table-cell table:formula="of:=IF([.B307]=&quot;forward&quot;; [.D307]; 0)" office:value-type="float" office:value="0" calcext:value-type="float">
            <text:p>0</text:p>
          </table:table-cell>
          <table:table-cell table:formula="of:=IF(OR([.B307]=&quot;down&quot;; [.B307]=&quot;up&quot;); [.D307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308]=&quot;forward&quot;; [.B308]=&quot;down&quot;);[.C308];[.C308]*-1)" office:value-type="float" office:value="-2" calcext:value-type="float">
            <text:p>-2</text:p>
          </table:table-cell>
          <table:table-cell table:formula="of:=IF([.B308]=&quot;forward&quot;; [.D308]; 0)" office:value-type="float" office:value="0" calcext:value-type="float">
            <text:p>0</text:p>
          </table:table-cell>
          <table:table-cell table:formula="of:=IF(OR([.B308]=&quot;down&quot;; [.B308]=&quot;up&quot;); [.D308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309]=&quot;forward&quot;; [.B309]=&quot;down&quot;);[.C309];[.C309]*-1)" office:value-type="float" office:value="3" calcext:value-type="float">
            <text:p>3</text:p>
          </table:table-cell>
          <table:table-cell table:formula="of:=IF([.B309]=&quot;forward&quot;; [.D309]; 0)" office:value-type="float" office:value="3" calcext:value-type="float">
            <text:p>3</text:p>
          </table:table-cell>
          <table:table-cell table:formula="of:=IF(OR([.B309]=&quot;down&quot;; [.B309]=&quot;up&quot;); [.D3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310]=&quot;forward&quot;; [.B310]=&quot;down&quot;);[.C310];[.C310]*-1)" office:value-type="float" office:value="-3" calcext:value-type="float">
            <text:p>-3</text:p>
          </table:table-cell>
          <table:table-cell table:formula="of:=IF([.B310]=&quot;forward&quot;; [.D310]; 0)" office:value-type="float" office:value="0" calcext:value-type="float">
            <text:p>0</text:p>
          </table:table-cell>
          <table:table-cell table:formula="of:=IF(OR([.B310]=&quot;down&quot;; [.B310]=&quot;up&quot;); [.D310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311]=&quot;forward&quot;; [.B311]=&quot;down&quot;);[.C311];[.C311]*-1)" office:value-type="float" office:value="-2" calcext:value-type="float">
            <text:p>-2</text:p>
          </table:table-cell>
          <table:table-cell table:formula="of:=IF([.B311]=&quot;forward&quot;; [.D311]; 0)" office:value-type="float" office:value="0" calcext:value-type="float">
            <text:p>0</text:p>
          </table:table-cell>
          <table:table-cell table:formula="of:=IF(OR([.B311]=&quot;down&quot;; [.B311]=&quot;up&quot;); [.D311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312]=&quot;forward&quot;; [.B312]=&quot;down&quot;);[.C312];[.C312]*-1)" office:value-type="float" office:value="9" calcext:value-type="float">
            <text:p>9</text:p>
          </table:table-cell>
          <table:table-cell table:formula="of:=IF([.B312]=&quot;forward&quot;; [.D312]; 0)" office:value-type="float" office:value="0" calcext:value-type="float">
            <text:p>0</text:p>
          </table:table-cell>
          <table:table-cell table:formula="of:=IF(OR([.B312]=&quot;down&quot;; [.B312]=&quot;up&quot;); [.D31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313]=&quot;forward&quot;; [.B313]=&quot;down&quot;);[.C313];[.C313]*-1)" office:value-type="float" office:value="8" calcext:value-type="float">
            <text:p>8</text:p>
          </table:table-cell>
          <table:table-cell table:formula="of:=IF([.B313]=&quot;forward&quot;; [.D313]; 0)" office:value-type="float" office:value="8" calcext:value-type="float">
            <text:p>8</text:p>
          </table:table-cell>
          <table:table-cell table:formula="of:=IF(OR([.B313]=&quot;down&quot;; [.B313]=&quot;up&quot;); [.D3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314]=&quot;forward&quot;; [.B314]=&quot;down&quot;);[.C314];[.C314]*-1)" office:value-type="float" office:value="6" calcext:value-type="float">
            <text:p>6</text:p>
          </table:table-cell>
          <table:table-cell table:formula="of:=IF([.B314]=&quot;forward&quot;; [.D314]; 0)" office:value-type="float" office:value="6" calcext:value-type="float">
            <text:p>6</text:p>
          </table:table-cell>
          <table:table-cell table:formula="of:=IF(OR([.B314]=&quot;down&quot;; [.B314]=&quot;up&quot;); [.D3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315]=&quot;forward&quot;; [.B315]=&quot;down&quot;);[.C315];[.C315]*-1)" office:value-type="float" office:value="6" calcext:value-type="float">
            <text:p>6</text:p>
          </table:table-cell>
          <table:table-cell table:formula="of:=IF([.B315]=&quot;forward&quot;; [.D315]; 0)" office:value-type="float" office:value="0" calcext:value-type="float">
            <text:p>0</text:p>
          </table:table-cell>
          <table:table-cell table:formula="of:=IF(OR([.B315]=&quot;down&quot;; [.B315]=&quot;up&quot;); [.D315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316]=&quot;forward&quot;; [.B316]=&quot;down&quot;);[.C316];[.C316]*-1)" office:value-type="float" office:value="3" calcext:value-type="float">
            <text:p>3</text:p>
          </table:table-cell>
          <table:table-cell table:formula="of:=IF([.B316]=&quot;forward&quot;; [.D316]; 0)" office:value-type="float" office:value="3" calcext:value-type="float">
            <text:p>3</text:p>
          </table:table-cell>
          <table:table-cell table:formula="of:=IF(OR([.B316]=&quot;down&quot;; [.B316]=&quot;up&quot;); [.D3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317]=&quot;forward&quot;; [.B317]=&quot;down&quot;);[.C317];[.C317]*-1)" office:value-type="float" office:value="1" calcext:value-type="float">
            <text:p>1</text:p>
          </table:table-cell>
          <table:table-cell table:formula="of:=IF([.B317]=&quot;forward&quot;; [.D317]; 0)" office:value-type="float" office:value="0" calcext:value-type="float">
            <text:p>0</text:p>
          </table:table-cell>
          <table:table-cell table:formula="of:=IF(OR([.B317]=&quot;down&quot;; [.B317]=&quot;up&quot;); [.D317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318]=&quot;forward&quot;; [.B318]=&quot;down&quot;);[.C318];[.C318]*-1)" office:value-type="float" office:value="4" calcext:value-type="float">
            <text:p>4</text:p>
          </table:table-cell>
          <table:table-cell table:formula="of:=IF([.B318]=&quot;forward&quot;; [.D318]; 0)" office:value-type="float" office:value="4" calcext:value-type="float">
            <text:p>4</text:p>
          </table:table-cell>
          <table:table-cell table:formula="of:=IF(OR([.B318]=&quot;down&quot;; [.B318]=&quot;up&quot;); [.D3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19]=&quot;forward&quot;; [.B319]=&quot;down&quot;);[.C319];[.C319]*-1)" office:value-type="float" office:value="9" calcext:value-type="float">
            <text:p>9</text:p>
          </table:table-cell>
          <table:table-cell table:formula="of:=IF([.B319]=&quot;forward&quot;; [.D319]; 0)" office:value-type="float" office:value="9" calcext:value-type="float">
            <text:p>9</text:p>
          </table:table-cell>
          <table:table-cell table:formula="of:=IF(OR([.B319]=&quot;down&quot;; [.B319]=&quot;up&quot;); [.D3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320]=&quot;forward&quot;; [.B320]=&quot;down&quot;);[.C320];[.C320]*-1)" office:value-type="float" office:value="5" calcext:value-type="float">
            <text:p>5</text:p>
          </table:table-cell>
          <table:table-cell table:formula="of:=IF([.B320]=&quot;forward&quot;; [.D320]; 0)" office:value-type="float" office:value="5" calcext:value-type="float">
            <text:p>5</text:p>
          </table:table-cell>
          <table:table-cell table:formula="of:=IF(OR([.B320]=&quot;down&quot;; [.B320]=&quot;up&quot;); [.D3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321]=&quot;forward&quot;; [.B321]=&quot;down&quot;);[.C321];[.C321]*-1)" office:value-type="float" office:value="2" calcext:value-type="float">
            <text:p>2</text:p>
          </table:table-cell>
          <table:table-cell table:formula="of:=IF([.B321]=&quot;forward&quot;; [.D321]; 0)" office:value-type="float" office:value="0" calcext:value-type="float">
            <text:p>0</text:p>
          </table:table-cell>
          <table:table-cell table:formula="of:=IF(OR([.B321]=&quot;down&quot;; [.B321]=&quot;up&quot;); [.D321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322]=&quot;forward&quot;; [.B322]=&quot;down&quot;);[.C322];[.C322]*-1)" office:value-type="float" office:value="7" calcext:value-type="float">
            <text:p>7</text:p>
          </table:table-cell>
          <table:table-cell table:formula="of:=IF([.B322]=&quot;forward&quot;; [.D322]; 0)" office:value-type="float" office:value="0" calcext:value-type="float">
            <text:p>0</text:p>
          </table:table-cell>
          <table:table-cell table:formula="of:=IF(OR([.B322]=&quot;down&quot;; [.B322]=&quot;up&quot;); [.D322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323]=&quot;forward&quot;; [.B323]=&quot;down&quot;);[.C323];[.C323]*-1)" office:value-type="float" office:value="-6" calcext:value-type="float">
            <text:p>-6</text:p>
          </table:table-cell>
          <table:table-cell table:formula="of:=IF([.B323]=&quot;forward&quot;; [.D323]; 0)" office:value-type="float" office:value="0" calcext:value-type="float">
            <text:p>0</text:p>
          </table:table-cell>
          <table:table-cell table:formula="of:=IF(OR([.B323]=&quot;down&quot;; [.B323]=&quot;up&quot;); [.D323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324]=&quot;forward&quot;; [.B324]=&quot;down&quot;);[.C324];[.C324]*-1)" office:value-type="float" office:value="3" calcext:value-type="float">
            <text:p>3</text:p>
          </table:table-cell>
          <table:table-cell table:formula="of:=IF([.B324]=&quot;forward&quot;; [.D324]; 0)" office:value-type="float" office:value="0" calcext:value-type="float">
            <text:p>0</text:p>
          </table:table-cell>
          <table:table-cell table:formula="of:=IF(OR([.B324]=&quot;down&quot;; [.B324]=&quot;up&quot;); [.D324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325]=&quot;forward&quot;; [.B325]=&quot;down&quot;);[.C325];[.C325]*-1)" office:value-type="float" office:value="7" calcext:value-type="float">
            <text:p>7</text:p>
          </table:table-cell>
          <table:table-cell table:formula="of:=IF([.B325]=&quot;forward&quot;; [.D325]; 0)" office:value-type="float" office:value="7" calcext:value-type="float">
            <text:p>7</text:p>
          </table:table-cell>
          <table:table-cell table:formula="of:=IF(OR([.B325]=&quot;down&quot;; [.B325]=&quot;up&quot;); [.D3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326]=&quot;forward&quot;; [.B326]=&quot;down&quot;);[.C326];[.C326]*-1)" office:value-type="float" office:value="3" calcext:value-type="float">
            <text:p>3</text:p>
          </table:table-cell>
          <table:table-cell table:formula="of:=IF([.B326]=&quot;forward&quot;; [.D326]; 0)" office:value-type="float" office:value="0" calcext:value-type="float">
            <text:p>0</text:p>
          </table:table-cell>
          <table:table-cell table:formula="of:=IF(OR([.B326]=&quot;down&quot;; [.B326]=&quot;up&quot;); [.D326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327]=&quot;forward&quot;; [.B327]=&quot;down&quot;);[.C327];[.C327]*-1)" office:value-type="float" office:value="-3" calcext:value-type="float">
            <text:p>-3</text:p>
          </table:table-cell>
          <table:table-cell table:formula="of:=IF([.B327]=&quot;forward&quot;; [.D327]; 0)" office:value-type="float" office:value="0" calcext:value-type="float">
            <text:p>0</text:p>
          </table:table-cell>
          <table:table-cell table:formula="of:=IF(OR([.B327]=&quot;down&quot;; [.B327]=&quot;up&quot;); [.D327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328]=&quot;forward&quot;; [.B328]=&quot;down&quot;);[.C328];[.C328]*-1)" office:value-type="float" office:value="-8" calcext:value-type="float">
            <text:p>-8</text:p>
          </table:table-cell>
          <table:table-cell table:formula="of:=IF([.B328]=&quot;forward&quot;; [.D328]; 0)" office:value-type="float" office:value="0" calcext:value-type="float">
            <text:p>0</text:p>
          </table:table-cell>
          <table:table-cell table:formula="of:=IF(OR([.B328]=&quot;down&quot;; [.B328]=&quot;up&quot;); [.D328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329]=&quot;forward&quot;; [.B329]=&quot;down&quot;);[.C329];[.C329]*-1)" office:value-type="float" office:value="3" calcext:value-type="float">
            <text:p>3</text:p>
          </table:table-cell>
          <table:table-cell table:formula="of:=IF([.B329]=&quot;forward&quot;; [.D329]; 0)" office:value-type="float" office:value="3" calcext:value-type="float">
            <text:p>3</text:p>
          </table:table-cell>
          <table:table-cell table:formula="of:=IF(OR([.B329]=&quot;down&quot;; [.B329]=&quot;up&quot;); [.D3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330]=&quot;forward&quot;; [.B330]=&quot;down&quot;);[.C330];[.C330]*-1)" office:value-type="float" office:value="-7" calcext:value-type="float">
            <text:p>-7</text:p>
          </table:table-cell>
          <table:table-cell table:formula="of:=IF([.B330]=&quot;forward&quot;; [.D330]; 0)" office:value-type="float" office:value="0" calcext:value-type="float">
            <text:p>0</text:p>
          </table:table-cell>
          <table:table-cell table:formula="of:=IF(OR([.B330]=&quot;down&quot;; [.B330]=&quot;up&quot;); [.D330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331]=&quot;forward&quot;; [.B331]=&quot;down&quot;);[.C331];[.C331]*-1)" office:value-type="float" office:value="5" calcext:value-type="float">
            <text:p>5</text:p>
          </table:table-cell>
          <table:table-cell table:formula="of:=IF([.B331]=&quot;forward&quot;; [.D331]; 0)" office:value-type="float" office:value="5" calcext:value-type="float">
            <text:p>5</text:p>
          </table:table-cell>
          <table:table-cell table:formula="of:=IF(OR([.B331]=&quot;down&quot;; [.B331]=&quot;up&quot;); [.D3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332]=&quot;forward&quot;; [.B332]=&quot;down&quot;);[.C332];[.C332]*-1)" office:value-type="float" office:value="7" calcext:value-type="float">
            <text:p>7</text:p>
          </table:table-cell>
          <table:table-cell table:formula="of:=IF([.B332]=&quot;forward&quot;; [.D332]; 0)" office:value-type="float" office:value="0" calcext:value-type="float">
            <text:p>0</text:p>
          </table:table-cell>
          <table:table-cell table:formula="of:=IF(OR([.B332]=&quot;down&quot;; [.B332]=&quot;up&quot;); [.D332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333]=&quot;forward&quot;; [.B333]=&quot;down&quot;);[.C333];[.C333]*-1)" office:value-type="float" office:value="7" calcext:value-type="float">
            <text:p>7</text:p>
          </table:table-cell>
          <table:table-cell table:formula="of:=IF([.B333]=&quot;forward&quot;; [.D333]; 0)" office:value-type="float" office:value="7" calcext:value-type="float">
            <text:p>7</text:p>
          </table:table-cell>
          <table:table-cell table:formula="of:=IF(OR([.B333]=&quot;down&quot;; [.B333]=&quot;up&quot;); [.D3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334]=&quot;forward&quot;; [.B334]=&quot;down&quot;);[.C334];[.C334]*-1)" office:value-type="float" office:value="3" calcext:value-type="float">
            <text:p>3</text:p>
          </table:table-cell>
          <table:table-cell table:formula="of:=IF([.B334]=&quot;forward&quot;; [.D334]; 0)" office:value-type="float" office:value="3" calcext:value-type="float">
            <text:p>3</text:p>
          </table:table-cell>
          <table:table-cell table:formula="of:=IF(OR([.B334]=&quot;down&quot;; [.B334]=&quot;up&quot;); [.D3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335]=&quot;forward&quot;; [.B335]=&quot;down&quot;);[.C335];[.C335]*-1)" office:value-type="float" office:value="6" calcext:value-type="float">
            <text:p>6</text:p>
          </table:table-cell>
          <table:table-cell table:formula="of:=IF([.B335]=&quot;forward&quot;; [.D335]; 0)" office:value-type="float" office:value="0" calcext:value-type="float">
            <text:p>0</text:p>
          </table:table-cell>
          <table:table-cell table:formula="of:=IF(OR([.B335]=&quot;down&quot;; [.B335]=&quot;up&quot;); [.D335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336]=&quot;forward&quot;; [.B336]=&quot;down&quot;);[.C336];[.C336]*-1)" office:value-type="float" office:value="3" calcext:value-type="float">
            <text:p>3</text:p>
          </table:table-cell>
          <table:table-cell table:formula="of:=IF([.B336]=&quot;forward&quot;; [.D336]; 0)" office:value-type="float" office:value="0" calcext:value-type="float">
            <text:p>0</text:p>
          </table:table-cell>
          <table:table-cell table:formula="of:=IF(OR([.B336]=&quot;down&quot;; [.B336]=&quot;up&quot;); [.D336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337]=&quot;forward&quot;; [.B337]=&quot;down&quot;);[.C337];[.C337]*-1)" office:value-type="float" office:value="5" calcext:value-type="float">
            <text:p>5</text:p>
          </table:table-cell>
          <table:table-cell table:formula="of:=IF([.B337]=&quot;forward&quot;; [.D337]; 0)" office:value-type="float" office:value="5" calcext:value-type="float">
            <text:p>5</text:p>
          </table:table-cell>
          <table:table-cell table:formula="of:=IF(OR([.B337]=&quot;down&quot;; [.B337]=&quot;up&quot;); [.D3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38]=&quot;forward&quot;; [.B338]=&quot;down&quot;);[.C338];[.C338]*-1)" office:value-type="float" office:value="9" calcext:value-type="float">
            <text:p>9</text:p>
          </table:table-cell>
          <table:table-cell table:formula="of:=IF([.B338]=&quot;forward&quot;; [.D338]; 0)" office:value-type="float" office:value="9" calcext:value-type="float">
            <text:p>9</text:p>
          </table:table-cell>
          <table:table-cell table:formula="of:=IF(OR([.B338]=&quot;down&quot;; [.B338]=&quot;up&quot;); [.D3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339]=&quot;forward&quot;; [.B339]=&quot;down&quot;);[.C339];[.C339]*-1)" office:value-type="float" office:value="-8" calcext:value-type="float">
            <text:p>-8</text:p>
          </table:table-cell>
          <table:table-cell table:formula="of:=IF([.B339]=&quot;forward&quot;; [.D339]; 0)" office:value-type="float" office:value="0" calcext:value-type="float">
            <text:p>0</text:p>
          </table:table-cell>
          <table:table-cell table:formula="of:=IF(OR([.B339]=&quot;down&quot;; [.B339]=&quot;up&quot;); [.D339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340]=&quot;forward&quot;; [.B340]=&quot;down&quot;);[.C340];[.C340]*-1)" office:value-type="float" office:value="7" calcext:value-type="float">
            <text:p>7</text:p>
          </table:table-cell>
          <table:table-cell table:formula="of:=IF([.B340]=&quot;forward&quot;; [.D340]; 0)" office:value-type="float" office:value="0" calcext:value-type="float">
            <text:p>0</text:p>
          </table:table-cell>
          <table:table-cell table:formula="of:=IF(OR([.B340]=&quot;down&quot;; [.B340]=&quot;up&quot;); [.D340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341]=&quot;forward&quot;; [.B341]=&quot;down&quot;);[.C341];[.C341]*-1)" office:value-type="float" office:value="3" calcext:value-type="float">
            <text:p>3</text:p>
          </table:table-cell>
          <table:table-cell table:formula="of:=IF([.B341]=&quot;forward&quot;; [.D341]; 0)" office:value-type="float" office:value="0" calcext:value-type="float">
            <text:p>0</text:p>
          </table:table-cell>
          <table:table-cell table:formula="of:=IF(OR([.B341]=&quot;down&quot;; [.B341]=&quot;up&quot;); [.D341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342]=&quot;forward&quot;; [.B342]=&quot;down&quot;);[.C342];[.C342]*-1)" office:value-type="float" office:value="7" calcext:value-type="float">
            <text:p>7</text:p>
          </table:table-cell>
          <table:table-cell table:formula="of:=IF([.B342]=&quot;forward&quot;; [.D342]; 0)" office:value-type="float" office:value="0" calcext:value-type="float">
            <text:p>0</text:p>
          </table:table-cell>
          <table:table-cell table:formula="of:=IF(OR([.B342]=&quot;down&quot;; [.B342]=&quot;up&quot;); [.D342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343]=&quot;forward&quot;; [.B343]=&quot;down&quot;);[.C343];[.C343]*-1)" office:value-type="float" office:value="4" calcext:value-type="float">
            <text:p>4</text:p>
          </table:table-cell>
          <table:table-cell table:formula="of:=IF([.B343]=&quot;forward&quot;; [.D343]; 0)" office:value-type="float" office:value="0" calcext:value-type="float">
            <text:p>0</text:p>
          </table:table-cell>
          <table:table-cell table:formula="of:=IF(OR([.B343]=&quot;down&quot;; [.B343]=&quot;up&quot;); [.D343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344]=&quot;forward&quot;; [.B344]=&quot;down&quot;);[.C344];[.C344]*-1)" office:value-type="float" office:value="1" calcext:value-type="float">
            <text:p>1</text:p>
          </table:table-cell>
          <table:table-cell table:formula="of:=IF([.B344]=&quot;forward&quot;; [.D344]; 0)" office:value-type="float" office:value="0" calcext:value-type="float">
            <text:p>0</text:p>
          </table:table-cell>
          <table:table-cell table:formula="of:=IF(OR([.B344]=&quot;down&quot;; [.B344]=&quot;up&quot;); [.D344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345]=&quot;forward&quot;; [.B345]=&quot;down&quot;);[.C345];[.C345]*-1)" office:value-type="float" office:value="7" calcext:value-type="float">
            <text:p>7</text:p>
          </table:table-cell>
          <table:table-cell table:formula="of:=IF([.B345]=&quot;forward&quot;; [.D345]; 0)" office:value-type="float" office:value="0" calcext:value-type="float">
            <text:p>0</text:p>
          </table:table-cell>
          <table:table-cell table:formula="of:=IF(OR([.B345]=&quot;down&quot;; [.B345]=&quot;up&quot;); [.D345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346]=&quot;forward&quot;; [.B346]=&quot;down&quot;);[.C346];[.C346]*-1)" office:value-type="float" office:value="-6" calcext:value-type="float">
            <text:p>-6</text:p>
          </table:table-cell>
          <table:table-cell table:formula="of:=IF([.B346]=&quot;forward&quot;; [.D346]; 0)" office:value-type="float" office:value="0" calcext:value-type="float">
            <text:p>0</text:p>
          </table:table-cell>
          <table:table-cell table:formula="of:=IF(OR([.B346]=&quot;down&quot;; [.B346]=&quot;up&quot;); [.D346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347]=&quot;forward&quot;; [.B347]=&quot;down&quot;);[.C347];[.C347]*-1)" office:value-type="float" office:value="8" calcext:value-type="float">
            <text:p>8</text:p>
          </table:table-cell>
          <table:table-cell table:formula="of:=IF([.B347]=&quot;forward&quot;; [.D347]; 0)" office:value-type="float" office:value="8" calcext:value-type="float">
            <text:p>8</text:p>
          </table:table-cell>
          <table:table-cell table:formula="of:=IF(OR([.B347]=&quot;down&quot;; [.B347]=&quot;up&quot;); [.D3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348]=&quot;forward&quot;; [.B348]=&quot;down&quot;);[.C348];[.C348]*-1)" office:value-type="float" office:value="-7" calcext:value-type="float">
            <text:p>-7</text:p>
          </table:table-cell>
          <table:table-cell table:formula="of:=IF([.B348]=&quot;forward&quot;; [.D348]; 0)" office:value-type="float" office:value="0" calcext:value-type="float">
            <text:p>0</text:p>
          </table:table-cell>
          <table:table-cell table:formula="of:=IF(OR([.B348]=&quot;down&quot;; [.B348]=&quot;up&quot;); [.D348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349]=&quot;forward&quot;; [.B349]=&quot;down&quot;);[.C349];[.C349]*-1)" office:value-type="float" office:value="9" calcext:value-type="float">
            <text:p>9</text:p>
          </table:table-cell>
          <table:table-cell table:formula="of:=IF([.B349]=&quot;forward&quot;; [.D349]; 0)" office:value-type="float" office:value="0" calcext:value-type="float">
            <text:p>0</text:p>
          </table:table-cell>
          <table:table-cell table:formula="of:=IF(OR([.B349]=&quot;down&quot;; [.B349]=&quot;up&quot;); [.D349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350]=&quot;forward&quot;; [.B350]=&quot;down&quot;);[.C350];[.C350]*-1)" office:value-type="float" office:value="6" calcext:value-type="float">
            <text:p>6</text:p>
          </table:table-cell>
          <table:table-cell table:formula="of:=IF([.B350]=&quot;forward&quot;; [.D350]; 0)" office:value-type="float" office:value="6" calcext:value-type="float">
            <text:p>6</text:p>
          </table:table-cell>
          <table:table-cell table:formula="of:=IF(OR([.B350]=&quot;down&quot;; [.B350]=&quot;up&quot;); [.D3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351]=&quot;forward&quot;; [.B351]=&quot;down&quot;);[.C351];[.C351]*-1)" office:value-type="float" office:value="4" calcext:value-type="float">
            <text:p>4</text:p>
          </table:table-cell>
          <table:table-cell table:formula="of:=IF([.B351]=&quot;forward&quot;; [.D351]; 0)" office:value-type="float" office:value="0" calcext:value-type="float">
            <text:p>0</text:p>
          </table:table-cell>
          <table:table-cell table:formula="of:=IF(OR([.B351]=&quot;down&quot;; [.B351]=&quot;up&quot;); [.D351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352]=&quot;forward&quot;; [.B352]=&quot;down&quot;);[.C352];[.C352]*-1)" office:value-type="float" office:value="6" calcext:value-type="float">
            <text:p>6</text:p>
          </table:table-cell>
          <table:table-cell table:formula="of:=IF([.B352]=&quot;forward&quot;; [.D352]; 0)" office:value-type="float" office:value="6" calcext:value-type="float">
            <text:p>6</text:p>
          </table:table-cell>
          <table:table-cell table:formula="of:=IF(OR([.B352]=&quot;down&quot;; [.B352]=&quot;up&quot;); [.D3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353]=&quot;forward&quot;; [.B353]=&quot;down&quot;);[.C353];[.C353]*-1)" office:value-type="float" office:value="-9" calcext:value-type="float">
            <text:p>-9</text:p>
          </table:table-cell>
          <table:table-cell table:formula="of:=IF([.B353]=&quot;forward&quot;; [.D353]; 0)" office:value-type="float" office:value="0" calcext:value-type="float">
            <text:p>0</text:p>
          </table:table-cell>
          <table:table-cell table:formula="of:=IF(OR([.B353]=&quot;down&quot;; [.B353]=&quot;up&quot;); [.D353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354]=&quot;forward&quot;; [.B354]=&quot;down&quot;);[.C354];[.C354]*-1)" office:value-type="float" office:value="4" calcext:value-type="float">
            <text:p>4</text:p>
          </table:table-cell>
          <table:table-cell table:formula="of:=IF([.B354]=&quot;forward&quot;; [.D354]; 0)" office:value-type="float" office:value="4" calcext:value-type="float">
            <text:p>4</text:p>
          </table:table-cell>
          <table:table-cell table:formula="of:=IF(OR([.B354]=&quot;down&quot;; [.B354]=&quot;up&quot;); [.D3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355]=&quot;forward&quot;; [.B355]=&quot;down&quot;);[.C355];[.C355]*-1)" office:value-type="float" office:value="5" calcext:value-type="float">
            <text:p>5</text:p>
          </table:table-cell>
          <table:table-cell table:formula="of:=IF([.B355]=&quot;forward&quot;; [.D355]; 0)" office:value-type="float" office:value="0" calcext:value-type="float">
            <text:p>0</text:p>
          </table:table-cell>
          <table:table-cell table:formula="of:=IF(OR([.B355]=&quot;down&quot;; [.B355]=&quot;up&quot;); [.D35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356]=&quot;forward&quot;; [.B356]=&quot;down&quot;);[.C356];[.C356]*-1)" office:value-type="float" office:value="-3" calcext:value-type="float">
            <text:p>-3</text:p>
          </table:table-cell>
          <table:table-cell table:formula="of:=IF([.B356]=&quot;forward&quot;; [.D356]; 0)" office:value-type="float" office:value="0" calcext:value-type="float">
            <text:p>0</text:p>
          </table:table-cell>
          <table:table-cell table:formula="of:=IF(OR([.B356]=&quot;down&quot;; [.B356]=&quot;up&quot;); [.D356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357]=&quot;forward&quot;; [.B357]=&quot;down&quot;);[.C357];[.C357]*-1)" office:value-type="float" office:value="5" calcext:value-type="float">
            <text:p>5</text:p>
          </table:table-cell>
          <table:table-cell table:formula="of:=IF([.B357]=&quot;forward&quot;; [.D357]; 0)" office:value-type="float" office:value="5" calcext:value-type="float">
            <text:p>5</text:p>
          </table:table-cell>
          <table:table-cell table:formula="of:=IF(OR([.B357]=&quot;down&quot;; [.B357]=&quot;up&quot;); [.D3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358]=&quot;forward&quot;; [.B358]=&quot;down&quot;);[.C358];[.C358]*-1)" office:value-type="float" office:value="6" calcext:value-type="float">
            <text:p>6</text:p>
          </table:table-cell>
          <table:table-cell table:formula="of:=IF([.B358]=&quot;forward&quot;; [.D358]; 0)" office:value-type="float" office:value="6" calcext:value-type="float">
            <text:p>6</text:p>
          </table:table-cell>
          <table:table-cell table:formula="of:=IF(OR([.B358]=&quot;down&quot;; [.B358]=&quot;up&quot;); [.D3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359]=&quot;forward&quot;; [.B359]=&quot;down&quot;);[.C359];[.C359]*-1)" office:value-type="float" office:value="8" calcext:value-type="float">
            <text:p>8</text:p>
          </table:table-cell>
          <table:table-cell table:formula="of:=IF([.B359]=&quot;forward&quot;; [.D359]; 0)" office:value-type="float" office:value="0" calcext:value-type="float">
            <text:p>0</text:p>
          </table:table-cell>
          <table:table-cell table:formula="of:=IF(OR([.B359]=&quot;down&quot;; [.B359]=&quot;up&quot;); [.D359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360]=&quot;forward&quot;; [.B360]=&quot;down&quot;);[.C360];[.C360]*-1)" office:value-type="float" office:value="-9" calcext:value-type="float">
            <text:p>-9</text:p>
          </table:table-cell>
          <table:table-cell table:formula="of:=IF([.B360]=&quot;forward&quot;; [.D360]; 0)" office:value-type="float" office:value="0" calcext:value-type="float">
            <text:p>0</text:p>
          </table:table-cell>
          <table:table-cell table:formula="of:=IF(OR([.B360]=&quot;down&quot;; [.B360]=&quot;up&quot;); [.D360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361]=&quot;forward&quot;; [.B361]=&quot;down&quot;);[.C361];[.C361]*-1)" office:value-type="float" office:value="4" calcext:value-type="float">
            <text:p>4</text:p>
          </table:table-cell>
          <table:table-cell table:formula="of:=IF([.B361]=&quot;forward&quot;; [.D361]; 0)" office:value-type="float" office:value="4" calcext:value-type="float">
            <text:p>4</text:p>
          </table:table-cell>
          <table:table-cell table:formula="of:=IF(OR([.B361]=&quot;down&quot;; [.B361]=&quot;up&quot;); [.D3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362]=&quot;forward&quot;; [.B362]=&quot;down&quot;);[.C362];[.C362]*-1)" office:value-type="float" office:value="-5" calcext:value-type="float">
            <text:p>-5</text:p>
          </table:table-cell>
          <table:table-cell table:formula="of:=IF([.B362]=&quot;forward&quot;; [.D362]; 0)" office:value-type="float" office:value="0" calcext:value-type="float">
            <text:p>0</text:p>
          </table:table-cell>
          <table:table-cell table:formula="of:=IF(OR([.B362]=&quot;down&quot;; [.B362]=&quot;up&quot;); [.D362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363]=&quot;forward&quot;; [.B363]=&quot;down&quot;);[.C363];[.C363]*-1)" office:value-type="float" office:value="4" calcext:value-type="float">
            <text:p>4</text:p>
          </table:table-cell>
          <table:table-cell table:formula="of:=IF([.B363]=&quot;forward&quot;; [.D363]; 0)" office:value-type="float" office:value="4" calcext:value-type="float">
            <text:p>4</text:p>
          </table:table-cell>
          <table:table-cell table:formula="of:=IF(OR([.B363]=&quot;down&quot;; [.B363]=&quot;up&quot;); [.D3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364]=&quot;forward&quot;; [.B364]=&quot;down&quot;);[.C364];[.C364]*-1)" office:value-type="float" office:value="2" calcext:value-type="float">
            <text:p>2</text:p>
          </table:table-cell>
          <table:table-cell table:formula="of:=IF([.B364]=&quot;forward&quot;; [.D364]; 0)" office:value-type="float" office:value="2" calcext:value-type="float">
            <text:p>2</text:p>
          </table:table-cell>
          <table:table-cell table:formula="of:=IF(OR([.B364]=&quot;down&quot;; [.B364]=&quot;up&quot;); [.D3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365]=&quot;forward&quot;; [.B365]=&quot;down&quot;);[.C365];[.C365]*-1)" office:value-type="float" office:value="8" calcext:value-type="float">
            <text:p>8</text:p>
          </table:table-cell>
          <table:table-cell table:formula="of:=IF([.B365]=&quot;forward&quot;; [.D365]; 0)" office:value-type="float" office:value="8" calcext:value-type="float">
            <text:p>8</text:p>
          </table:table-cell>
          <table:table-cell table:formula="of:=IF(OR([.B365]=&quot;down&quot;; [.B365]=&quot;up&quot;); [.D3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366]=&quot;forward&quot;; [.B366]=&quot;down&quot;);[.C366];[.C366]*-1)" office:value-type="float" office:value="7" calcext:value-type="float">
            <text:p>7</text:p>
          </table:table-cell>
          <table:table-cell table:formula="of:=IF([.B366]=&quot;forward&quot;; [.D366]; 0)" office:value-type="float" office:value="0" calcext:value-type="float">
            <text:p>0</text:p>
          </table:table-cell>
          <table:table-cell table:formula="of:=IF(OR([.B366]=&quot;down&quot;; [.B366]=&quot;up&quot;); [.D366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367]=&quot;forward&quot;; [.B367]=&quot;down&quot;);[.C367];[.C367]*-1)" office:value-type="float" office:value="1" calcext:value-type="float">
            <text:p>1</text:p>
          </table:table-cell>
          <table:table-cell table:formula="of:=IF([.B367]=&quot;forward&quot;; [.D367]; 0)" office:value-type="float" office:value="1" calcext:value-type="float">
            <text:p>1</text:p>
          </table:table-cell>
          <table:table-cell table:formula="of:=IF(OR([.B367]=&quot;down&quot;; [.B367]=&quot;up&quot;); [.D3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368]=&quot;forward&quot;; [.B368]=&quot;down&quot;);[.C368];[.C368]*-1)" office:value-type="float" office:value="8" calcext:value-type="float">
            <text:p>8</text:p>
          </table:table-cell>
          <table:table-cell table:formula="of:=IF([.B368]=&quot;forward&quot;; [.D368]; 0)" office:value-type="float" office:value="0" calcext:value-type="float">
            <text:p>0</text:p>
          </table:table-cell>
          <table:table-cell table:formula="of:=IF(OR([.B368]=&quot;down&quot;; [.B368]=&quot;up&quot;); [.D368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369]=&quot;forward&quot;; [.B369]=&quot;down&quot;);[.C369];[.C369]*-1)" office:value-type="float" office:value="8" calcext:value-type="float">
            <text:p>8</text:p>
          </table:table-cell>
          <table:table-cell table:formula="of:=IF([.B369]=&quot;forward&quot;; [.D369]; 0)" office:value-type="float" office:value="8" calcext:value-type="float">
            <text:p>8</text:p>
          </table:table-cell>
          <table:table-cell table:formula="of:=IF(OR([.B369]=&quot;down&quot;; [.B369]=&quot;up&quot;); [.D3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370]=&quot;forward&quot;; [.B370]=&quot;down&quot;);[.C370];[.C370]*-1)" office:value-type="float" office:value="4" calcext:value-type="float">
            <text:p>4</text:p>
          </table:table-cell>
          <table:table-cell table:formula="of:=IF([.B370]=&quot;forward&quot;; [.D370]; 0)" office:value-type="float" office:value="4" calcext:value-type="float">
            <text:p>4</text:p>
          </table:table-cell>
          <table:table-cell table:formula="of:=IF(OR([.B370]=&quot;down&quot;; [.B370]=&quot;up&quot;); [.D3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371]=&quot;forward&quot;; [.B371]=&quot;down&quot;);[.C371];[.C371]*-1)" office:value-type="float" office:value="4" calcext:value-type="float">
            <text:p>4</text:p>
          </table:table-cell>
          <table:table-cell table:formula="of:=IF([.B371]=&quot;forward&quot;; [.D371]; 0)" office:value-type="float" office:value="0" calcext:value-type="float">
            <text:p>0</text:p>
          </table:table-cell>
          <table:table-cell table:formula="of:=IF(OR([.B371]=&quot;down&quot;; [.B371]=&quot;up&quot;); [.D371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372]=&quot;forward&quot;; [.B372]=&quot;down&quot;);[.C372];[.C372]*-1)" office:value-type="float" office:value="5" calcext:value-type="float">
            <text:p>5</text:p>
          </table:table-cell>
          <table:table-cell table:formula="of:=IF([.B372]=&quot;forward&quot;; [.D372]; 0)" office:value-type="float" office:value="5" calcext:value-type="float">
            <text:p>5</text:p>
          </table:table-cell>
          <table:table-cell table:formula="of:=IF(OR([.B372]=&quot;down&quot;; [.B372]=&quot;up&quot;); [.D3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373]=&quot;forward&quot;; [.B373]=&quot;down&quot;);[.C373];[.C373]*-1)" office:value-type="float" office:value="2" calcext:value-type="float">
            <text:p>2</text:p>
          </table:table-cell>
          <table:table-cell table:formula="of:=IF([.B373]=&quot;forward&quot;; [.D373]; 0)" office:value-type="float" office:value="0" calcext:value-type="float">
            <text:p>0</text:p>
          </table:table-cell>
          <table:table-cell table:formula="of:=IF(OR([.B373]=&quot;down&quot;; [.B373]=&quot;up&quot;); [.D373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374]=&quot;forward&quot;; [.B374]=&quot;down&quot;);[.C374];[.C374]*-1)" office:value-type="float" office:value="5" calcext:value-type="float">
            <text:p>5</text:p>
          </table:table-cell>
          <table:table-cell table:formula="of:=IF([.B374]=&quot;forward&quot;; [.D374]; 0)" office:value-type="float" office:value="0" calcext:value-type="float">
            <text:p>0</text:p>
          </table:table-cell>
          <table:table-cell table:formula="of:=IF(OR([.B374]=&quot;down&quot;; [.B374]=&quot;up&quot;); [.D374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75]=&quot;forward&quot;; [.B375]=&quot;down&quot;);[.C375];[.C375]*-1)" office:value-type="float" office:value="9" calcext:value-type="float">
            <text:p>9</text:p>
          </table:table-cell>
          <table:table-cell table:formula="of:=IF([.B375]=&quot;forward&quot;; [.D375]; 0)" office:value-type="float" office:value="9" calcext:value-type="float">
            <text:p>9</text:p>
          </table:table-cell>
          <table:table-cell table:formula="of:=IF(OR([.B375]=&quot;down&quot;; [.B375]=&quot;up&quot;); [.D3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376]=&quot;forward&quot;; [.B376]=&quot;down&quot;);[.C376];[.C376]*-1)" office:value-type="float" office:value="7" calcext:value-type="float">
            <text:p>7</text:p>
          </table:table-cell>
          <table:table-cell table:formula="of:=IF([.B376]=&quot;forward&quot;; [.D376]; 0)" office:value-type="float" office:value="0" calcext:value-type="float">
            <text:p>0</text:p>
          </table:table-cell>
          <table:table-cell table:formula="of:=IF(OR([.B376]=&quot;down&quot;; [.B376]=&quot;up&quot;); [.D376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377]=&quot;forward&quot;; [.B377]=&quot;down&quot;);[.C377];[.C377]*-1)" office:value-type="float" office:value="1" calcext:value-type="float">
            <text:p>1</text:p>
          </table:table-cell>
          <table:table-cell table:formula="of:=IF([.B377]=&quot;forward&quot;; [.D377]; 0)" office:value-type="float" office:value="1" calcext:value-type="float">
            <text:p>1</text:p>
          </table:table-cell>
          <table:table-cell table:formula="of:=IF(OR([.B377]=&quot;down&quot;; [.B377]=&quot;up&quot;); [.D3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378]=&quot;forward&quot;; [.B378]=&quot;down&quot;);[.C378];[.C378]*-1)" office:value-type="float" office:value="1" calcext:value-type="float">
            <text:p>1</text:p>
          </table:table-cell>
          <table:table-cell table:formula="of:=IF([.B378]=&quot;forward&quot;; [.D378]; 0)" office:value-type="float" office:value="0" calcext:value-type="float">
            <text:p>0</text:p>
          </table:table-cell>
          <table:table-cell table:formula="of:=IF(OR([.B378]=&quot;down&quot;; [.B378]=&quot;up&quot;); [.D378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79]=&quot;forward&quot;; [.B379]=&quot;down&quot;);[.C379];[.C379]*-1)" office:value-type="float" office:value="9" calcext:value-type="float">
            <text:p>9</text:p>
          </table:table-cell>
          <table:table-cell table:formula="of:=IF([.B379]=&quot;forward&quot;; [.D379]; 0)" office:value-type="float" office:value="9" calcext:value-type="float">
            <text:p>9</text:p>
          </table:table-cell>
          <table:table-cell table:formula="of:=IF(OR([.B379]=&quot;down&quot;; [.B379]=&quot;up&quot;); [.D3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380]=&quot;forward&quot;; [.B380]=&quot;down&quot;);[.C380];[.C380]*-1)" office:value-type="float" office:value="3" calcext:value-type="float">
            <text:p>3</text:p>
          </table:table-cell>
          <table:table-cell table:formula="of:=IF([.B380]=&quot;forward&quot;; [.D380]; 0)" office:value-type="float" office:value="3" calcext:value-type="float">
            <text:p>3</text:p>
          </table:table-cell>
          <table:table-cell table:formula="of:=IF(OR([.B380]=&quot;down&quot;; [.B380]=&quot;up&quot;); [.D3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81]=&quot;forward&quot;; [.B381]=&quot;down&quot;);[.C381];[.C381]*-1)" office:value-type="float" office:value="9" calcext:value-type="float">
            <text:p>9</text:p>
          </table:table-cell>
          <table:table-cell table:formula="of:=IF([.B381]=&quot;forward&quot;; [.D381]; 0)" office:value-type="float" office:value="9" calcext:value-type="float">
            <text:p>9</text:p>
          </table:table-cell>
          <table:table-cell table:formula="of:=IF(OR([.B381]=&quot;down&quot;; [.B381]=&quot;up&quot;); [.D38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382]=&quot;forward&quot;; [.B382]=&quot;down&quot;);[.C382];[.C382]*-1)" office:value-type="float" office:value="8" calcext:value-type="float">
            <text:p>8</text:p>
          </table:table-cell>
          <table:table-cell table:formula="of:=IF([.B382]=&quot;forward&quot;; [.D382]; 0)" office:value-type="float" office:value="8" calcext:value-type="float">
            <text:p>8</text:p>
          </table:table-cell>
          <table:table-cell table:formula="of:=IF(OR([.B382]=&quot;down&quot;; [.B382]=&quot;up&quot;); [.D3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383]=&quot;forward&quot;; [.B383]=&quot;down&quot;);[.C383];[.C383]*-1)" office:value-type="float" office:value="5" calcext:value-type="float">
            <text:p>5</text:p>
          </table:table-cell>
          <table:table-cell table:formula="of:=IF([.B383]=&quot;forward&quot;; [.D383]; 0)" office:value-type="float" office:value="0" calcext:value-type="float">
            <text:p>0</text:p>
          </table:table-cell>
          <table:table-cell table:formula="of:=IF(OR([.B383]=&quot;down&quot;; [.B383]=&quot;up&quot;); [.D383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384]=&quot;forward&quot;; [.B384]=&quot;down&quot;);[.C384];[.C384]*-1)" office:value-type="float" office:value="6" calcext:value-type="float">
            <text:p>6</text:p>
          </table:table-cell>
          <table:table-cell table:formula="of:=IF([.B384]=&quot;forward&quot;; [.D384]; 0)" office:value-type="float" office:value="0" calcext:value-type="float">
            <text:p>0</text:p>
          </table:table-cell>
          <table:table-cell table:formula="of:=IF(OR([.B384]=&quot;down&quot;; [.B384]=&quot;up&quot;); [.D384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385]=&quot;forward&quot;; [.B385]=&quot;down&quot;);[.C385];[.C385]*-1)" office:value-type="float" office:value="8" calcext:value-type="float">
            <text:p>8</text:p>
          </table:table-cell>
          <table:table-cell table:formula="of:=IF([.B385]=&quot;forward&quot;; [.D385]; 0)" office:value-type="float" office:value="8" calcext:value-type="float">
            <text:p>8</text:p>
          </table:table-cell>
          <table:table-cell table:formula="of:=IF(OR([.B385]=&quot;down&quot;; [.B385]=&quot;up&quot;); [.D38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386]=&quot;forward&quot;; [.B386]=&quot;down&quot;);[.C386];[.C386]*-1)" office:value-type="float" office:value="-9" calcext:value-type="float">
            <text:p>-9</text:p>
          </table:table-cell>
          <table:table-cell table:formula="of:=IF([.B386]=&quot;forward&quot;; [.D386]; 0)" office:value-type="float" office:value="0" calcext:value-type="float">
            <text:p>0</text:p>
          </table:table-cell>
          <table:table-cell table:formula="of:=IF(OR([.B386]=&quot;down&quot;; [.B386]=&quot;up&quot;); [.D386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387]=&quot;forward&quot;; [.B387]=&quot;down&quot;);[.C387];[.C387]*-1)" office:value-type="float" office:value="7" calcext:value-type="float">
            <text:p>7</text:p>
          </table:table-cell>
          <table:table-cell table:formula="of:=IF([.B387]=&quot;forward&quot;; [.D387]; 0)" office:value-type="float" office:value="7" calcext:value-type="float">
            <text:p>7</text:p>
          </table:table-cell>
          <table:table-cell table:formula="of:=IF(OR([.B387]=&quot;down&quot;; [.B387]=&quot;up&quot;); [.D3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388]=&quot;forward&quot;; [.B388]=&quot;down&quot;);[.C388];[.C388]*-1)" office:value-type="float" office:value="1" calcext:value-type="float">
            <text:p>1</text:p>
          </table:table-cell>
          <table:table-cell table:formula="of:=IF([.B388]=&quot;forward&quot;; [.D388]; 0)" office:value-type="float" office:value="0" calcext:value-type="float">
            <text:p>0</text:p>
          </table:table-cell>
          <table:table-cell table:formula="of:=IF(OR([.B388]=&quot;down&quot;; [.B388]=&quot;up&quot;); [.D388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389]=&quot;forward&quot;; [.B389]=&quot;down&quot;);[.C389];[.C389]*-1)" office:value-type="float" office:value="9" calcext:value-type="float">
            <text:p>9</text:p>
          </table:table-cell>
          <table:table-cell table:formula="of:=IF([.B389]=&quot;forward&quot;; [.D389]; 0)" office:value-type="float" office:value="9" calcext:value-type="float">
            <text:p>9</text:p>
          </table:table-cell>
          <table:table-cell table:formula="of:=IF(OR([.B389]=&quot;down&quot;; [.B389]=&quot;up&quot;); [.D3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390]=&quot;forward&quot;; [.B390]=&quot;down&quot;);[.C390];[.C390]*-1)" office:value-type="float" office:value="-7" calcext:value-type="float">
            <text:p>-7</text:p>
          </table:table-cell>
          <table:table-cell table:formula="of:=IF([.B390]=&quot;forward&quot;; [.D390]; 0)" office:value-type="float" office:value="0" calcext:value-type="float">
            <text:p>0</text:p>
          </table:table-cell>
          <table:table-cell table:formula="of:=IF(OR([.B390]=&quot;down&quot;; [.B390]=&quot;up&quot;); [.D390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391]=&quot;forward&quot;; [.B391]=&quot;down&quot;);[.C391];[.C391]*-1)" office:value-type="float" office:value="2" calcext:value-type="float">
            <text:p>2</text:p>
          </table:table-cell>
          <table:table-cell table:formula="of:=IF([.B391]=&quot;forward&quot;; [.D391]; 0)" office:value-type="float" office:value="2" calcext:value-type="float">
            <text:p>2</text:p>
          </table:table-cell>
          <table:table-cell table:formula="of:=IF(OR([.B391]=&quot;down&quot;; [.B391]=&quot;up&quot;); [.D3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392]=&quot;forward&quot;; [.B392]=&quot;down&quot;);[.C392];[.C392]*-1)" office:value-type="float" office:value="6" calcext:value-type="float">
            <text:p>6</text:p>
          </table:table-cell>
          <table:table-cell table:formula="of:=IF([.B392]=&quot;forward&quot;; [.D392]; 0)" office:value-type="float" office:value="6" calcext:value-type="float">
            <text:p>6</text:p>
          </table:table-cell>
          <table:table-cell table:formula="of:=IF(OR([.B392]=&quot;down&quot;; [.B392]=&quot;up&quot;); [.D3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393]=&quot;forward&quot;; [.B393]=&quot;down&quot;);[.C393];[.C393]*-1)" office:value-type="float" office:value="1" calcext:value-type="float">
            <text:p>1</text:p>
          </table:table-cell>
          <table:table-cell table:formula="of:=IF([.B393]=&quot;forward&quot;; [.D393]; 0)" office:value-type="float" office:value="1" calcext:value-type="float">
            <text:p>1</text:p>
          </table:table-cell>
          <table:table-cell table:formula="of:=IF(OR([.B393]=&quot;down&quot;; [.B393]=&quot;up&quot;); [.D3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394]=&quot;forward&quot;; [.B394]=&quot;down&quot;);[.C394];[.C394]*-1)" office:value-type="float" office:value="8" calcext:value-type="float">
            <text:p>8</text:p>
          </table:table-cell>
          <table:table-cell table:formula="of:=IF([.B394]=&quot;forward&quot;; [.D394]; 0)" office:value-type="float" office:value="0" calcext:value-type="float">
            <text:p>0</text:p>
          </table:table-cell>
          <table:table-cell table:formula="of:=IF(OR([.B394]=&quot;down&quot;; [.B394]=&quot;up&quot;); [.D394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395]=&quot;forward&quot;; [.B395]=&quot;down&quot;);[.C395];[.C395]*-1)" office:value-type="float" office:value="6" calcext:value-type="float">
            <text:p>6</text:p>
          </table:table-cell>
          <table:table-cell table:formula="of:=IF([.B395]=&quot;forward&quot;; [.D395]; 0)" office:value-type="float" office:value="0" calcext:value-type="float">
            <text:p>0</text:p>
          </table:table-cell>
          <table:table-cell table:formula="of:=IF(OR([.B395]=&quot;down&quot;; [.B395]=&quot;up&quot;); [.D395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396]=&quot;forward&quot;; [.B396]=&quot;down&quot;);[.C396];[.C396]*-1)" office:value-type="float" office:value="7" calcext:value-type="float">
            <text:p>7</text:p>
          </table:table-cell>
          <table:table-cell table:formula="of:=IF([.B396]=&quot;forward&quot;; [.D396]; 0)" office:value-type="float" office:value="0" calcext:value-type="float">
            <text:p>0</text:p>
          </table:table-cell>
          <table:table-cell table:formula="of:=IF(OR([.B396]=&quot;down&quot;; [.B396]=&quot;up&quot;); [.D396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397]=&quot;forward&quot;; [.B397]=&quot;down&quot;);[.C397];[.C397]*-1)" office:value-type="float" office:value="6" calcext:value-type="float">
            <text:p>6</text:p>
          </table:table-cell>
          <table:table-cell table:formula="of:=IF([.B397]=&quot;forward&quot;; [.D397]; 0)" office:value-type="float" office:value="0" calcext:value-type="float">
            <text:p>0</text:p>
          </table:table-cell>
          <table:table-cell table:formula="of:=IF(OR([.B397]=&quot;down&quot;; [.B397]=&quot;up&quot;); [.D397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398]=&quot;forward&quot;; [.B398]=&quot;down&quot;);[.C398];[.C398]*-1)" office:value-type="float" office:value="-5" calcext:value-type="float">
            <text:p>-5</text:p>
          </table:table-cell>
          <table:table-cell table:formula="of:=IF([.B398]=&quot;forward&quot;; [.D398]; 0)" office:value-type="float" office:value="0" calcext:value-type="float">
            <text:p>0</text:p>
          </table:table-cell>
          <table:table-cell table:formula="of:=IF(OR([.B398]=&quot;down&quot;; [.B398]=&quot;up&quot;); [.D398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399]=&quot;forward&quot;; [.B399]=&quot;down&quot;);[.C399];[.C399]*-1)" office:value-type="float" office:value="5" calcext:value-type="float">
            <text:p>5</text:p>
          </table:table-cell>
          <table:table-cell table:formula="of:=IF([.B399]=&quot;forward&quot;; [.D399]; 0)" office:value-type="float" office:value="0" calcext:value-type="float">
            <text:p>0</text:p>
          </table:table-cell>
          <table:table-cell table:formula="of:=IF(OR([.B399]=&quot;down&quot;; [.B399]=&quot;up&quot;); [.D399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400]=&quot;forward&quot;; [.B400]=&quot;down&quot;);[.C400];[.C400]*-1)" office:value-type="float" office:value="9" calcext:value-type="float">
            <text:p>9</text:p>
          </table:table-cell>
          <table:table-cell table:formula="of:=IF([.B400]=&quot;forward&quot;; [.D400]; 0)" office:value-type="float" office:value="9" calcext:value-type="float">
            <text:p>9</text:p>
          </table:table-cell>
          <table:table-cell table:formula="of:=IF(OR([.B400]=&quot;down&quot;; [.B400]=&quot;up&quot;); [.D40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401]=&quot;forward&quot;; [.B401]=&quot;down&quot;);[.C401];[.C401]*-1)" office:value-type="float" office:value="6" calcext:value-type="float">
            <text:p>6</text:p>
          </table:table-cell>
          <table:table-cell table:formula="of:=IF([.B401]=&quot;forward&quot;; [.D401]; 0)" office:value-type="float" office:value="0" calcext:value-type="float">
            <text:p>0</text:p>
          </table:table-cell>
          <table:table-cell table:formula="of:=IF(OR([.B401]=&quot;down&quot;; [.B401]=&quot;up&quot;); [.D401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402]=&quot;forward&quot;; [.B402]=&quot;down&quot;);[.C402];[.C402]*-1)" office:value-type="float" office:value="9" calcext:value-type="float">
            <text:p>9</text:p>
          </table:table-cell>
          <table:table-cell table:formula="of:=IF([.B402]=&quot;forward&quot;; [.D402]; 0)" office:value-type="float" office:value="0" calcext:value-type="float">
            <text:p>0</text:p>
          </table:table-cell>
          <table:table-cell table:formula="of:=IF(OR([.B402]=&quot;down&quot;; [.B402]=&quot;up&quot;); [.D40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403]=&quot;forward&quot;; [.B403]=&quot;down&quot;);[.C403];[.C403]*-1)" office:value-type="float" office:value="9" calcext:value-type="float">
            <text:p>9</text:p>
          </table:table-cell>
          <table:table-cell table:formula="of:=IF([.B403]=&quot;forward&quot;; [.D403]; 0)" office:value-type="float" office:value="9" calcext:value-type="float">
            <text:p>9</text:p>
          </table:table-cell>
          <table:table-cell table:formula="of:=IF(OR([.B403]=&quot;down&quot;; [.B403]=&quot;up&quot;); [.D4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404]=&quot;forward&quot;; [.B404]=&quot;down&quot;);[.C404];[.C404]*-1)" office:value-type="float" office:value="7" calcext:value-type="float">
            <text:p>7</text:p>
          </table:table-cell>
          <table:table-cell table:formula="of:=IF([.B404]=&quot;forward&quot;; [.D404]; 0)" office:value-type="float" office:value="0" calcext:value-type="float">
            <text:p>0</text:p>
          </table:table-cell>
          <table:table-cell table:formula="of:=IF(OR([.B404]=&quot;down&quot;; [.B404]=&quot;up&quot;); [.D404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405]=&quot;forward&quot;; [.B405]=&quot;down&quot;);[.C405];[.C405]*-1)" office:value-type="float" office:value="-7" calcext:value-type="float">
            <text:p>-7</text:p>
          </table:table-cell>
          <table:table-cell table:formula="of:=IF([.B405]=&quot;forward&quot;; [.D405]; 0)" office:value-type="float" office:value="0" calcext:value-type="float">
            <text:p>0</text:p>
          </table:table-cell>
          <table:table-cell table:formula="of:=IF(OR([.B405]=&quot;down&quot;; [.B405]=&quot;up&quot;); [.D405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06]=&quot;forward&quot;; [.B406]=&quot;down&quot;);[.C406];[.C406]*-1)" office:value-type="float" office:value="1" calcext:value-type="float">
            <text:p>1</text:p>
          </table:table-cell>
          <table:table-cell table:formula="of:=IF([.B406]=&quot;forward&quot;; [.D406]; 0)" office:value-type="float" office:value="1" calcext:value-type="float">
            <text:p>1</text:p>
          </table:table-cell>
          <table:table-cell table:formula="of:=IF(OR([.B406]=&quot;down&quot;; [.B406]=&quot;up&quot;); [.D4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407]=&quot;forward&quot;; [.B407]=&quot;down&quot;);[.C407];[.C407]*-1)" office:value-type="float" office:value="5" calcext:value-type="float">
            <text:p>5</text:p>
          </table:table-cell>
          <table:table-cell table:formula="of:=IF([.B407]=&quot;forward&quot;; [.D407]; 0)" office:value-type="float" office:value="0" calcext:value-type="float">
            <text:p>0</text:p>
          </table:table-cell>
          <table:table-cell table:formula="of:=IF(OR([.B407]=&quot;down&quot;; [.B407]=&quot;up&quot;); [.D407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408]=&quot;forward&quot;; [.B408]=&quot;down&quot;);[.C408];[.C408]*-1)" office:value-type="float" office:value="8" calcext:value-type="float">
            <text:p>8</text:p>
          </table:table-cell>
          <table:table-cell table:formula="of:=IF([.B408]=&quot;forward&quot;; [.D408]; 0)" office:value-type="float" office:value="0" calcext:value-type="float">
            <text:p>0</text:p>
          </table:table-cell>
          <table:table-cell table:formula="of:=IF(OR([.B408]=&quot;down&quot;; [.B408]=&quot;up&quot;); [.D408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409]=&quot;forward&quot;; [.B409]=&quot;down&quot;);[.C409];[.C409]*-1)" office:value-type="float" office:value="-5" calcext:value-type="float">
            <text:p>-5</text:p>
          </table:table-cell>
          <table:table-cell table:formula="of:=IF([.B409]=&quot;forward&quot;; [.D409]; 0)" office:value-type="float" office:value="0" calcext:value-type="float">
            <text:p>0</text:p>
          </table:table-cell>
          <table:table-cell table:formula="of:=IF(OR([.B409]=&quot;down&quot;; [.B409]=&quot;up&quot;); [.D409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410]=&quot;forward&quot;; [.B410]=&quot;down&quot;);[.C410];[.C410]*-1)" office:value-type="float" office:value="6" calcext:value-type="float">
            <text:p>6</text:p>
          </table:table-cell>
          <table:table-cell table:formula="of:=IF([.B410]=&quot;forward&quot;; [.D410]; 0)" office:value-type="float" office:value="0" calcext:value-type="float">
            <text:p>0</text:p>
          </table:table-cell>
          <table:table-cell table:formula="of:=IF(OR([.B410]=&quot;down&quot;; [.B410]=&quot;up&quot;); [.D410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411]=&quot;forward&quot;; [.B411]=&quot;down&quot;);[.C411];[.C411]*-1)" office:value-type="float" office:value="-5" calcext:value-type="float">
            <text:p>-5</text:p>
          </table:table-cell>
          <table:table-cell table:formula="of:=IF([.B411]=&quot;forward&quot;; [.D411]; 0)" office:value-type="float" office:value="0" calcext:value-type="float">
            <text:p>0</text:p>
          </table:table-cell>
          <table:table-cell table:formula="of:=IF(OR([.B411]=&quot;down&quot;; [.B411]=&quot;up&quot;); [.D411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412]=&quot;forward&quot;; [.B412]=&quot;down&quot;);[.C412];[.C412]*-1)" office:value-type="float" office:value="-7" calcext:value-type="float">
            <text:p>-7</text:p>
          </table:table-cell>
          <table:table-cell table:formula="of:=IF([.B412]=&quot;forward&quot;; [.D412]; 0)" office:value-type="float" office:value="0" calcext:value-type="float">
            <text:p>0</text:p>
          </table:table-cell>
          <table:table-cell table:formula="of:=IF(OR([.B412]=&quot;down&quot;; [.B412]=&quot;up&quot;); [.D412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413]=&quot;forward&quot;; [.B413]=&quot;down&quot;);[.C413];[.C413]*-1)" office:value-type="float" office:value="3" calcext:value-type="float">
            <text:p>3</text:p>
          </table:table-cell>
          <table:table-cell table:formula="of:=IF([.B413]=&quot;forward&quot;; [.D413]; 0)" office:value-type="float" office:value="3" calcext:value-type="float">
            <text:p>3</text:p>
          </table:table-cell>
          <table:table-cell table:formula="of:=IF(OR([.B413]=&quot;down&quot;; [.B413]=&quot;up&quot;); [.D4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14]=&quot;forward&quot;; [.B414]=&quot;down&quot;);[.C414];[.C414]*-1)" office:value-type="float" office:value="2" calcext:value-type="float">
            <text:p>2</text:p>
          </table:table-cell>
          <table:table-cell table:formula="of:=IF([.B414]=&quot;forward&quot;; [.D414]; 0)" office:value-type="float" office:value="2" calcext:value-type="float">
            <text:p>2</text:p>
          </table:table-cell>
          <table:table-cell table:formula="of:=IF(OR([.B414]=&quot;down&quot;; [.B414]=&quot;up&quot;); [.D4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415]=&quot;forward&quot;; [.B415]=&quot;down&quot;);[.C415];[.C415]*-1)" office:value-type="float" office:value="5" calcext:value-type="float">
            <text:p>5</text:p>
          </table:table-cell>
          <table:table-cell table:formula="of:=IF([.B415]=&quot;forward&quot;; [.D415]; 0)" office:value-type="float" office:value="0" calcext:value-type="float">
            <text:p>0</text:p>
          </table:table-cell>
          <table:table-cell table:formula="of:=IF(OR([.B415]=&quot;down&quot;; [.B415]=&quot;up&quot;); [.D41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416]=&quot;forward&quot;; [.B416]=&quot;down&quot;);[.C416];[.C416]*-1)" office:value-type="float" office:value="6" calcext:value-type="float">
            <text:p>6</text:p>
          </table:table-cell>
          <table:table-cell table:formula="of:=IF([.B416]=&quot;forward&quot;; [.D416]; 0)" office:value-type="float" office:value="0" calcext:value-type="float">
            <text:p>0</text:p>
          </table:table-cell>
          <table:table-cell table:formula="of:=IF(OR([.B416]=&quot;down&quot;; [.B416]=&quot;up&quot;); [.D416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417]=&quot;forward&quot;; [.B417]=&quot;down&quot;);[.C417];[.C417]*-1)" office:value-type="float" office:value="3" calcext:value-type="float">
            <text:p>3</text:p>
          </table:table-cell>
          <table:table-cell table:formula="of:=IF([.B417]=&quot;forward&quot;; [.D417]; 0)" office:value-type="float" office:value="3" calcext:value-type="float">
            <text:p>3</text:p>
          </table:table-cell>
          <table:table-cell table:formula="of:=IF(OR([.B417]=&quot;down&quot;; [.B417]=&quot;up&quot;); [.D4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418]=&quot;forward&quot;; [.B418]=&quot;down&quot;);[.C418];[.C418]*-1)" office:value-type="float" office:value="4" calcext:value-type="float">
            <text:p>4</text:p>
          </table:table-cell>
          <table:table-cell table:formula="of:=IF([.B418]=&quot;forward&quot;; [.D418]; 0)" office:value-type="float" office:value="0" calcext:value-type="float">
            <text:p>0</text:p>
          </table:table-cell>
          <table:table-cell table:formula="of:=IF(OR([.B418]=&quot;down&quot;; [.B418]=&quot;up&quot;); [.D418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419]=&quot;forward&quot;; [.B419]=&quot;down&quot;);[.C419];[.C419]*-1)" office:value-type="float" office:value="5" calcext:value-type="float">
            <text:p>5</text:p>
          </table:table-cell>
          <table:table-cell table:formula="of:=IF([.B419]=&quot;forward&quot;; [.D419]; 0)" office:value-type="float" office:value="0" calcext:value-type="float">
            <text:p>0</text:p>
          </table:table-cell>
          <table:table-cell table:formula="of:=IF(OR([.B419]=&quot;down&quot;; [.B419]=&quot;up&quot;); [.D419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420]=&quot;forward&quot;; [.B420]=&quot;down&quot;);[.C420];[.C420]*-1)" office:value-type="float" office:value="-4" calcext:value-type="float">
            <text:p>-4</text:p>
          </table:table-cell>
          <table:table-cell table:formula="of:=IF([.B420]=&quot;forward&quot;; [.D420]; 0)" office:value-type="float" office:value="0" calcext:value-type="float">
            <text:p>0</text:p>
          </table:table-cell>
          <table:table-cell table:formula="of:=IF(OR([.B420]=&quot;down&quot;; [.B420]=&quot;up&quot;); [.D420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421]=&quot;forward&quot;; [.B421]=&quot;down&quot;);[.C421];[.C421]*-1)" office:value-type="float" office:value="5" calcext:value-type="float">
            <text:p>5</text:p>
          </table:table-cell>
          <table:table-cell table:formula="of:=IF([.B421]=&quot;forward&quot;; [.D421]; 0)" office:value-type="float" office:value="5" calcext:value-type="float">
            <text:p>5</text:p>
          </table:table-cell>
          <table:table-cell table:formula="of:=IF(OR([.B421]=&quot;down&quot;; [.B421]=&quot;up&quot;); [.D4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422]=&quot;forward&quot;; [.B422]=&quot;down&quot;);[.C422];[.C422]*-1)" office:value-type="float" office:value="4" calcext:value-type="float">
            <text:p>4</text:p>
          </table:table-cell>
          <table:table-cell table:formula="of:=IF([.B422]=&quot;forward&quot;; [.D422]; 0)" office:value-type="float" office:value="0" calcext:value-type="float">
            <text:p>0</text:p>
          </table:table-cell>
          <table:table-cell table:formula="of:=IF(OR([.B422]=&quot;down&quot;; [.B422]=&quot;up&quot;); [.D422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423]=&quot;forward&quot;; [.B423]=&quot;down&quot;);[.C423];[.C423]*-1)" office:value-type="float" office:value="5" calcext:value-type="float">
            <text:p>5</text:p>
          </table:table-cell>
          <table:table-cell table:formula="of:=IF([.B423]=&quot;forward&quot;; [.D423]; 0)" office:value-type="float" office:value="0" calcext:value-type="float">
            <text:p>0</text:p>
          </table:table-cell>
          <table:table-cell table:formula="of:=IF(OR([.B423]=&quot;down&quot;; [.B423]=&quot;up&quot;); [.D423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424]=&quot;forward&quot;; [.B424]=&quot;down&quot;);[.C424];[.C424]*-1)" office:value-type="float" office:value="4" calcext:value-type="float">
            <text:p>4</text:p>
          </table:table-cell>
          <table:table-cell table:formula="of:=IF([.B424]=&quot;forward&quot;; [.D424]; 0)" office:value-type="float" office:value="4" calcext:value-type="float">
            <text:p>4</text:p>
          </table:table-cell>
          <table:table-cell table:formula="of:=IF(OR([.B424]=&quot;down&quot;; [.B424]=&quot;up&quot;); [.D4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25]=&quot;forward&quot;; [.B425]=&quot;down&quot;);[.C425];[.C425]*-1)" office:value-type="float" office:value="1" calcext:value-type="float">
            <text:p>1</text:p>
          </table:table-cell>
          <table:table-cell table:formula="of:=IF([.B425]=&quot;forward&quot;; [.D425]; 0)" office:value-type="float" office:value="0" calcext:value-type="float">
            <text:p>0</text:p>
          </table:table-cell>
          <table:table-cell table:formula="of:=IF(OR([.B425]=&quot;down&quot;; [.B425]=&quot;up&quot;); [.D425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26]=&quot;forward&quot;; [.B426]=&quot;down&quot;);[.C426];[.C426]*-1)" office:value-type="float" office:value="1" calcext:value-type="float">
            <text:p>1</text:p>
          </table:table-cell>
          <table:table-cell table:formula="of:=IF([.B426]=&quot;forward&quot;; [.D426]; 0)" office:value-type="float" office:value="1" calcext:value-type="float">
            <text:p>1</text:p>
          </table:table-cell>
          <table:table-cell table:formula="of:=IF(OR([.B426]=&quot;down&quot;; [.B426]=&quot;up&quot;); [.D4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27]=&quot;forward&quot;; [.B427]=&quot;down&quot;);[.C427];[.C427]*-1)" office:value-type="float" office:value="1" calcext:value-type="float">
            <text:p>1</text:p>
          </table:table-cell>
          <table:table-cell table:formula="of:=IF([.B427]=&quot;forward&quot;; [.D427]; 0)" office:value-type="float" office:value="0" calcext:value-type="float">
            <text:p>0</text:p>
          </table:table-cell>
          <table:table-cell table:formula="of:=IF(OR([.B427]=&quot;down&quot;; [.B427]=&quot;up&quot;); [.D427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428]=&quot;forward&quot;; [.B428]=&quot;down&quot;);[.C428];[.C428]*-1)" office:value-type="float" office:value="4" calcext:value-type="float">
            <text:p>4</text:p>
          </table:table-cell>
          <table:table-cell table:formula="of:=IF([.B428]=&quot;forward&quot;; [.D428]; 0)" office:value-type="float" office:value="4" calcext:value-type="float">
            <text:p>4</text:p>
          </table:table-cell>
          <table:table-cell table:formula="of:=IF(OR([.B428]=&quot;down&quot;; [.B428]=&quot;up&quot;); [.D4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29]=&quot;forward&quot;; [.B429]=&quot;down&quot;);[.C429];[.C429]*-1)" office:value-type="float" office:value="2" calcext:value-type="float">
            <text:p>2</text:p>
          </table:table-cell>
          <table:table-cell table:formula="of:=IF([.B429]=&quot;forward&quot;; [.D429]; 0)" office:value-type="float" office:value="2" calcext:value-type="float">
            <text:p>2</text:p>
          </table:table-cell>
          <table:table-cell table:formula="of:=IF(OR([.B429]=&quot;down&quot;; [.B429]=&quot;up&quot;); [.D4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430]=&quot;forward&quot;; [.B430]=&quot;down&quot;);[.C430];[.C430]*-1)" office:value-type="float" office:value="3" calcext:value-type="float">
            <text:p>3</text:p>
          </table:table-cell>
          <table:table-cell table:formula="of:=IF([.B430]=&quot;forward&quot;; [.D430]; 0)" office:value-type="float" office:value="0" calcext:value-type="float">
            <text:p>0</text:p>
          </table:table-cell>
          <table:table-cell table:formula="of:=IF(OR([.B430]=&quot;down&quot;; [.B430]=&quot;up&quot;); [.D430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31]=&quot;forward&quot;; [.B431]=&quot;down&quot;);[.C431];[.C431]*-1)" office:value-type="float" office:value="1" calcext:value-type="float">
            <text:p>1</text:p>
          </table:table-cell>
          <table:table-cell table:formula="of:=IF([.B431]=&quot;forward&quot;; [.D431]; 0)" office:value-type="float" office:value="1" calcext:value-type="float">
            <text:p>1</text:p>
          </table:table-cell>
          <table:table-cell table:formula="of:=IF(OR([.B431]=&quot;down&quot;; [.B431]=&quot;up&quot;); [.D4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32]=&quot;forward&quot;; [.B432]=&quot;down&quot;);[.C432];[.C432]*-1)" office:value-type="float" office:value="1" calcext:value-type="float">
            <text:p>1</text:p>
          </table:table-cell>
          <table:table-cell table:formula="of:=IF([.B432]=&quot;forward&quot;; [.D432]; 0)" office:value-type="float" office:value="0" calcext:value-type="float">
            <text:p>0</text:p>
          </table:table-cell>
          <table:table-cell table:formula="of:=IF(OR([.B432]=&quot;down&quot;; [.B432]=&quot;up&quot;); [.D432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33]=&quot;forward&quot;; [.B433]=&quot;down&quot;);[.C433];[.C433]*-1)" office:value-type="float" office:value="2" calcext:value-type="float">
            <text:p>2</text:p>
          </table:table-cell>
          <table:table-cell table:formula="of:=IF([.B433]=&quot;forward&quot;; [.D433]; 0)" office:value-type="float" office:value="2" calcext:value-type="float">
            <text:p>2</text:p>
          </table:table-cell>
          <table:table-cell table:formula="of:=IF(OR([.B433]=&quot;down&quot;; [.B433]=&quot;up&quot;); [.D4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34]=&quot;forward&quot;; [.B434]=&quot;down&quot;);[.C434];[.C434]*-1)" office:value-type="float" office:value="2" calcext:value-type="float">
            <text:p>2</text:p>
          </table:table-cell>
          <table:table-cell table:formula="of:=IF([.B434]=&quot;forward&quot;; [.D434]; 0)" office:value-type="float" office:value="2" calcext:value-type="float">
            <text:p>2</text:p>
          </table:table-cell>
          <table:table-cell table:formula="of:=IF(OR([.B434]=&quot;down&quot;; [.B434]=&quot;up&quot;); [.D4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435]=&quot;forward&quot;; [.B435]=&quot;down&quot;);[.C435];[.C435]*-1)" office:value-type="float" office:value="6" calcext:value-type="float">
            <text:p>6</text:p>
          </table:table-cell>
          <table:table-cell table:formula="of:=IF([.B435]=&quot;forward&quot;; [.D435]; 0)" office:value-type="float" office:value="6" calcext:value-type="float">
            <text:p>6</text:p>
          </table:table-cell>
          <table:table-cell table:formula="of:=IF(OR([.B435]=&quot;down&quot;; [.B435]=&quot;up&quot;); [.D4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436]=&quot;forward&quot;; [.B436]=&quot;down&quot;);[.C436];[.C436]*-1)" office:value-type="float" office:value="-5" calcext:value-type="float">
            <text:p>-5</text:p>
          </table:table-cell>
          <table:table-cell table:formula="of:=IF([.B436]=&quot;forward&quot;; [.D436]; 0)" office:value-type="float" office:value="0" calcext:value-type="float">
            <text:p>0</text:p>
          </table:table-cell>
          <table:table-cell table:formula="of:=IF(OR([.B436]=&quot;down&quot;; [.B436]=&quot;up&quot;); [.D436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437]=&quot;forward&quot;; [.B437]=&quot;down&quot;);[.C437];[.C437]*-1)" office:value-type="float" office:value="5" calcext:value-type="float">
            <text:p>5</text:p>
          </table:table-cell>
          <table:table-cell table:formula="of:=IF([.B437]=&quot;forward&quot;; [.D437]; 0)" office:value-type="float" office:value="5" calcext:value-type="float">
            <text:p>5</text:p>
          </table:table-cell>
          <table:table-cell table:formula="of:=IF(OR([.B437]=&quot;down&quot;; [.B437]=&quot;up&quot;); [.D4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438]=&quot;forward&quot;; [.B438]=&quot;down&quot;);[.C438];[.C438]*-1)" office:value-type="float" office:value="9" calcext:value-type="float">
            <text:p>9</text:p>
          </table:table-cell>
          <table:table-cell table:formula="of:=IF([.B438]=&quot;forward&quot;; [.D438]; 0)" office:value-type="float" office:value="0" calcext:value-type="float">
            <text:p>0</text:p>
          </table:table-cell>
          <table:table-cell table:formula="of:=IF(OR([.B438]=&quot;down&quot;; [.B438]=&quot;up&quot;); [.D438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39]=&quot;forward&quot;; [.B439]=&quot;down&quot;);[.C439];[.C439]*-1)" office:value-type="float" office:value="1" calcext:value-type="float">
            <text:p>1</text:p>
          </table:table-cell>
          <table:table-cell table:formula="of:=IF([.B439]=&quot;forward&quot;; [.D439]; 0)" office:value-type="float" office:value="0" calcext:value-type="float">
            <text:p>0</text:p>
          </table:table-cell>
          <table:table-cell table:formula="of:=IF(OR([.B439]=&quot;down&quot;; [.B439]=&quot;up&quot;); [.D439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440]=&quot;forward&quot;; [.B440]=&quot;down&quot;);[.C440];[.C440]*-1)" office:value-type="float" office:value="7" calcext:value-type="float">
            <text:p>7</text:p>
          </table:table-cell>
          <table:table-cell table:formula="of:=IF([.B440]=&quot;forward&quot;; [.D440]; 0)" office:value-type="float" office:value="7" calcext:value-type="float">
            <text:p>7</text:p>
          </table:table-cell>
          <table:table-cell table:formula="of:=IF(OR([.B440]=&quot;down&quot;; [.B440]=&quot;up&quot;); [.D4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441]=&quot;forward&quot;; [.B441]=&quot;down&quot;);[.C441];[.C441]*-1)" office:value-type="float" office:value="-9" calcext:value-type="float">
            <text:p>-9</text:p>
          </table:table-cell>
          <table:table-cell table:formula="of:=IF([.B441]=&quot;forward&quot;; [.D441]; 0)" office:value-type="float" office:value="0" calcext:value-type="float">
            <text:p>0</text:p>
          </table:table-cell>
          <table:table-cell table:formula="of:=IF(OR([.B441]=&quot;down&quot;; [.B441]=&quot;up&quot;); [.D441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442]=&quot;forward&quot;; [.B442]=&quot;down&quot;);[.C442];[.C442]*-1)" office:value-type="float" office:value="2" calcext:value-type="float">
            <text:p>2</text:p>
          </table:table-cell>
          <table:table-cell table:formula="of:=IF([.B442]=&quot;forward&quot;; [.D442]; 0)" office:value-type="float" office:value="0" calcext:value-type="float">
            <text:p>0</text:p>
          </table:table-cell>
          <table:table-cell table:formula="of:=IF(OR([.B442]=&quot;down&quot;; [.B442]=&quot;up&quot;); [.D442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43]=&quot;forward&quot;; [.B443]=&quot;down&quot;);[.C443];[.C443]*-1)" office:value-type="float" office:value="1" calcext:value-type="float">
            <text:p>1</text:p>
          </table:table-cell>
          <table:table-cell table:formula="of:=IF([.B443]=&quot;forward&quot;; [.D443]; 0)" office:value-type="float" office:value="0" calcext:value-type="float">
            <text:p>0</text:p>
          </table:table-cell>
          <table:table-cell table:formula="of:=IF(OR([.B443]=&quot;down&quot;; [.B443]=&quot;up&quot;); [.D443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444]=&quot;forward&quot;; [.B444]=&quot;down&quot;);[.C444];[.C444]*-1)" office:value-type="float" office:value="3" calcext:value-type="float">
            <text:p>3</text:p>
          </table:table-cell>
          <table:table-cell table:formula="of:=IF([.B444]=&quot;forward&quot;; [.D444]; 0)" office:value-type="float" office:value="3" calcext:value-type="float">
            <text:p>3</text:p>
          </table:table-cell>
          <table:table-cell table:formula="of:=IF(OR([.B444]=&quot;down&quot;; [.B444]=&quot;up&quot;); [.D4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445]=&quot;forward&quot;; [.B445]=&quot;down&quot;);[.C445];[.C445]*-1)" office:value-type="float" office:value="-5" calcext:value-type="float">
            <text:p>-5</text:p>
          </table:table-cell>
          <table:table-cell table:formula="of:=IF([.B445]=&quot;forward&quot;; [.D445]; 0)" office:value-type="float" office:value="0" calcext:value-type="float">
            <text:p>0</text:p>
          </table:table-cell>
          <table:table-cell table:formula="of:=IF(OR([.B445]=&quot;down&quot;; [.B445]=&quot;up&quot;); [.D445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446]=&quot;forward&quot;; [.B446]=&quot;down&quot;);[.C446];[.C446]*-1)" office:value-type="float" office:value="8" calcext:value-type="float">
            <text:p>8</text:p>
          </table:table-cell>
          <table:table-cell table:formula="of:=IF([.B446]=&quot;forward&quot;; [.D446]; 0)" office:value-type="float" office:value="0" calcext:value-type="float">
            <text:p>0</text:p>
          </table:table-cell>
          <table:table-cell table:formula="of:=IF(OR([.B446]=&quot;down&quot;; [.B446]=&quot;up&quot;); [.D446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47]=&quot;forward&quot;; [.B447]=&quot;down&quot;);[.C447];[.C447]*-1)" office:value-type="float" office:value="2" calcext:value-type="float">
            <text:p>2</text:p>
          </table:table-cell>
          <table:table-cell table:formula="of:=IF([.B447]=&quot;forward&quot;; [.D447]; 0)" office:value-type="float" office:value="2" calcext:value-type="float">
            <text:p>2</text:p>
          </table:table-cell>
          <table:table-cell table:formula="of:=IF(OR([.B447]=&quot;down&quot;; [.B447]=&quot;up&quot;); [.D4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48]=&quot;forward&quot;; [.B448]=&quot;down&quot;);[.C448];[.C448]*-1)" office:value-type="float" office:value="1" calcext:value-type="float">
            <text:p>1</text:p>
          </table:table-cell>
          <table:table-cell table:formula="of:=IF([.B448]=&quot;forward&quot;; [.D448]; 0)" office:value-type="float" office:value="1" calcext:value-type="float">
            <text:p>1</text:p>
          </table:table-cell>
          <table:table-cell table:formula="of:=IF(OR([.B448]=&quot;down&quot;; [.B448]=&quot;up&quot;); [.D4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449]=&quot;forward&quot;; [.B449]=&quot;down&quot;);[.C449];[.C449]*-1)" office:value-type="float" office:value="7" calcext:value-type="float">
            <text:p>7</text:p>
          </table:table-cell>
          <table:table-cell table:formula="of:=IF([.B449]=&quot;forward&quot;; [.D449]; 0)" office:value-type="float" office:value="0" calcext:value-type="float">
            <text:p>0</text:p>
          </table:table-cell>
          <table:table-cell table:formula="of:=IF(OR([.B449]=&quot;down&quot;; [.B449]=&quot;up&quot;); [.D449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450]=&quot;forward&quot;; [.B450]=&quot;down&quot;);[.C450];[.C450]*-1)" office:value-type="float" office:value="5" calcext:value-type="float">
            <text:p>5</text:p>
          </table:table-cell>
          <table:table-cell table:formula="of:=IF([.B450]=&quot;forward&quot;; [.D450]; 0)" office:value-type="float" office:value="5" calcext:value-type="float">
            <text:p>5</text:p>
          </table:table-cell>
          <table:table-cell table:formula="of:=IF(OR([.B450]=&quot;down&quot;; [.B450]=&quot;up&quot;); [.D4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451]=&quot;forward&quot;; [.B451]=&quot;down&quot;);[.C451];[.C451]*-1)" office:value-type="float" office:value="-6" calcext:value-type="float">
            <text:p>-6</text:p>
          </table:table-cell>
          <table:table-cell table:formula="of:=IF([.B451]=&quot;forward&quot;; [.D451]; 0)" office:value-type="float" office:value="0" calcext:value-type="float">
            <text:p>0</text:p>
          </table:table-cell>
          <table:table-cell table:formula="of:=IF(OR([.B451]=&quot;down&quot;; [.B451]=&quot;up&quot;); [.D451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52]=&quot;forward&quot;; [.B452]=&quot;down&quot;);[.C452];[.C452]*-1)" office:value-type="float" office:value="2" calcext:value-type="float">
            <text:p>2</text:p>
          </table:table-cell>
          <table:table-cell table:formula="of:=IF([.B452]=&quot;forward&quot;; [.D452]; 0)" office:value-type="float" office:value="2" calcext:value-type="float">
            <text:p>2</text:p>
          </table:table-cell>
          <table:table-cell table:formula="of:=IF(OR([.B452]=&quot;down&quot;; [.B452]=&quot;up&quot;); [.D4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453]=&quot;forward&quot;; [.B453]=&quot;down&quot;);[.C453];[.C453]*-1)" office:value-type="float" office:value="-5" calcext:value-type="float">
            <text:p>-5</text:p>
          </table:table-cell>
          <table:table-cell table:formula="of:=IF([.B453]=&quot;forward&quot;; [.D453]; 0)" office:value-type="float" office:value="0" calcext:value-type="float">
            <text:p>0</text:p>
          </table:table-cell>
          <table:table-cell table:formula="of:=IF(OR([.B453]=&quot;down&quot;; [.B453]=&quot;up&quot;); [.D453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454]=&quot;forward&quot;; [.B454]=&quot;down&quot;);[.C454];[.C454]*-1)" office:value-type="float" office:value="8" calcext:value-type="float">
            <text:p>8</text:p>
          </table:table-cell>
          <table:table-cell table:formula="of:=IF([.B454]=&quot;forward&quot;; [.D454]; 0)" office:value-type="float" office:value="8" calcext:value-type="float">
            <text:p>8</text:p>
          </table:table-cell>
          <table:table-cell table:formula="of:=IF(OR([.B454]=&quot;down&quot;; [.B454]=&quot;up&quot;); [.D4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455]=&quot;forward&quot;; [.B455]=&quot;down&quot;);[.C455];[.C455]*-1)" office:value-type="float" office:value="-6" calcext:value-type="float">
            <text:p>-6</text:p>
          </table:table-cell>
          <table:table-cell table:formula="of:=IF([.B455]=&quot;forward&quot;; [.D455]; 0)" office:value-type="float" office:value="0" calcext:value-type="float">
            <text:p>0</text:p>
          </table:table-cell>
          <table:table-cell table:formula="of:=IF(OR([.B455]=&quot;down&quot;; [.B455]=&quot;up&quot;); [.D455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456]=&quot;forward&quot;; [.B456]=&quot;down&quot;);[.C456];[.C456]*-1)" office:value-type="float" office:value="6" calcext:value-type="float">
            <text:p>6</text:p>
          </table:table-cell>
          <table:table-cell table:formula="of:=IF([.B456]=&quot;forward&quot;; [.D456]; 0)" office:value-type="float" office:value="0" calcext:value-type="float">
            <text:p>0</text:p>
          </table:table-cell>
          <table:table-cell table:formula="of:=IF(OR([.B456]=&quot;down&quot;; [.B456]=&quot;up&quot;); [.D456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457]=&quot;forward&quot;; [.B457]=&quot;down&quot;);[.C457];[.C457]*-1)" office:value-type="float" office:value="3" calcext:value-type="float">
            <text:p>3</text:p>
          </table:table-cell>
          <table:table-cell table:formula="of:=IF([.B457]=&quot;forward&quot;; [.D457]; 0)" office:value-type="float" office:value="0" calcext:value-type="float">
            <text:p>0</text:p>
          </table:table-cell>
          <table:table-cell table:formula="of:=IF(OR([.B457]=&quot;down&quot;; [.B457]=&quot;up&quot;); [.D457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58]=&quot;forward&quot;; [.B458]=&quot;down&quot;);[.C458];[.C458]*-1)" office:value-type="float" office:value="1" calcext:value-type="float">
            <text:p>1</text:p>
          </table:table-cell>
          <table:table-cell table:formula="of:=IF([.B458]=&quot;forward&quot;; [.D458]; 0)" office:value-type="float" office:value="1" calcext:value-type="float">
            <text:p>1</text:p>
          </table:table-cell>
          <table:table-cell table:formula="of:=IF(OR([.B458]=&quot;down&quot;; [.B458]=&quot;up&quot;); [.D4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459]=&quot;forward&quot;; [.B459]=&quot;down&quot;);[.C459];[.C459]*-1)" office:value-type="float" office:value="7" calcext:value-type="float">
            <text:p>7</text:p>
          </table:table-cell>
          <table:table-cell table:formula="of:=IF([.B459]=&quot;forward&quot;; [.D459]; 0)" office:value-type="float" office:value="7" calcext:value-type="float">
            <text:p>7</text:p>
          </table:table-cell>
          <table:table-cell table:formula="of:=IF(OR([.B459]=&quot;down&quot;; [.B459]=&quot;up&quot;); [.D4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460]=&quot;forward&quot;; [.B460]=&quot;down&quot;);[.C460];[.C460]*-1)" office:value-type="float" office:value="7" calcext:value-type="float">
            <text:p>7</text:p>
          </table:table-cell>
          <table:table-cell table:formula="of:=IF([.B460]=&quot;forward&quot;; [.D460]; 0)" office:value-type="float" office:value="0" calcext:value-type="float">
            <text:p>0</text:p>
          </table:table-cell>
          <table:table-cell table:formula="of:=IF(OR([.B460]=&quot;down&quot;; [.B460]=&quot;up&quot;); [.D460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61]=&quot;forward&quot;; [.B461]=&quot;down&quot;);[.C461];[.C461]*-1)" office:value-type="float" office:value="1" calcext:value-type="float">
            <text:p>1</text:p>
          </table:table-cell>
          <table:table-cell table:formula="of:=IF([.B461]=&quot;forward&quot;; [.D461]; 0)" office:value-type="float" office:value="0" calcext:value-type="float">
            <text:p>0</text:p>
          </table:table-cell>
          <table:table-cell table:formula="of:=IF(OR([.B461]=&quot;down&quot;; [.B461]=&quot;up&quot;); [.D461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462]=&quot;forward&quot;; [.B462]=&quot;down&quot;);[.C462];[.C462]*-1)" office:value-type="float" office:value="-7" calcext:value-type="float">
            <text:p>-7</text:p>
          </table:table-cell>
          <table:table-cell table:formula="of:=IF([.B462]=&quot;forward&quot;; [.D462]; 0)" office:value-type="float" office:value="0" calcext:value-type="float">
            <text:p>0</text:p>
          </table:table-cell>
          <table:table-cell table:formula="of:=IF(OR([.B462]=&quot;down&quot;; [.B462]=&quot;up&quot;); [.D462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63]=&quot;forward&quot;; [.B463]=&quot;down&quot;);[.C463];[.C463]*-1)" office:value-type="float" office:value="2" calcext:value-type="float">
            <text:p>2</text:p>
          </table:table-cell>
          <table:table-cell table:formula="of:=IF([.B463]=&quot;forward&quot;; [.D463]; 0)" office:value-type="float" office:value="2" calcext:value-type="float">
            <text:p>2</text:p>
          </table:table-cell>
          <table:table-cell table:formula="of:=IF(OR([.B463]=&quot;down&quot;; [.B463]=&quot;up&quot;); [.D4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464]=&quot;forward&quot;; [.B464]=&quot;down&quot;);[.C464];[.C464]*-1)" office:value-type="float" office:value="-5" calcext:value-type="float">
            <text:p>-5</text:p>
          </table:table-cell>
          <table:table-cell table:formula="of:=IF([.B464]=&quot;forward&quot;; [.D464]; 0)" office:value-type="float" office:value="0" calcext:value-type="float">
            <text:p>0</text:p>
          </table:table-cell>
          <table:table-cell table:formula="of:=IF(OR([.B464]=&quot;down&quot;; [.B464]=&quot;up&quot;); [.D464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465]=&quot;forward&quot;; [.B465]=&quot;down&quot;);[.C465];[.C465]*-1)" office:value-type="float" office:value="4" calcext:value-type="float">
            <text:p>4</text:p>
          </table:table-cell>
          <table:table-cell table:formula="of:=IF([.B465]=&quot;forward&quot;; [.D465]; 0)" office:value-type="float" office:value="4" calcext:value-type="float">
            <text:p>4</text:p>
          </table:table-cell>
          <table:table-cell table:formula="of:=IF(OR([.B465]=&quot;down&quot;; [.B465]=&quot;up&quot;); [.D4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466]=&quot;forward&quot;; [.B466]=&quot;down&quot;);[.C466];[.C466]*-1)" office:value-type="float" office:value="9" calcext:value-type="float">
            <text:p>9</text:p>
          </table:table-cell>
          <table:table-cell table:formula="of:=IF([.B466]=&quot;forward&quot;; [.D466]; 0)" office:value-type="float" office:value="9" calcext:value-type="float">
            <text:p>9</text:p>
          </table:table-cell>
          <table:table-cell table:formula="of:=IF(OR([.B466]=&quot;down&quot;; [.B466]=&quot;up&quot;); [.D46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467]=&quot;forward&quot;; [.B467]=&quot;down&quot;);[.C467];[.C467]*-1)" office:value-type="float" office:value="4" calcext:value-type="float">
            <text:p>4</text:p>
          </table:table-cell>
          <table:table-cell table:formula="of:=IF([.B467]=&quot;forward&quot;; [.D467]; 0)" office:value-type="float" office:value="4" calcext:value-type="float">
            <text:p>4</text:p>
          </table:table-cell>
          <table:table-cell table:formula="of:=IF(OR([.B467]=&quot;down&quot;; [.B467]=&quot;up&quot;); [.D4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468]=&quot;forward&quot;; [.B468]=&quot;down&quot;);[.C468];[.C468]*-1)" office:value-type="float" office:value="2" calcext:value-type="float">
            <text:p>2</text:p>
          </table:table-cell>
          <table:table-cell table:formula="of:=IF([.B468]=&quot;forward&quot;; [.D468]; 0)" office:value-type="float" office:value="2" calcext:value-type="float">
            <text:p>2</text:p>
          </table:table-cell>
          <table:table-cell table:formula="of:=IF(OR([.B468]=&quot;down&quot;; [.B468]=&quot;up&quot;); [.D4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469]=&quot;forward&quot;; [.B469]=&quot;down&quot;);[.C469];[.C469]*-1)" office:value-type="float" office:value="4" calcext:value-type="float">
            <text:p>4</text:p>
          </table:table-cell>
          <table:table-cell table:formula="of:=IF([.B469]=&quot;forward&quot;; [.D469]; 0)" office:value-type="float" office:value="4" calcext:value-type="float">
            <text:p>4</text:p>
          </table:table-cell>
          <table:table-cell table:formula="of:=IF(OR([.B469]=&quot;down&quot;; [.B469]=&quot;up&quot;); [.D4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470]=&quot;forward&quot;; [.B470]=&quot;down&quot;);[.C470];[.C470]*-1)" office:value-type="float" office:value="3" calcext:value-type="float">
            <text:p>3</text:p>
          </table:table-cell>
          <table:table-cell table:formula="of:=IF([.B470]=&quot;forward&quot;; [.D470]; 0)" office:value-type="float" office:value="0" calcext:value-type="float">
            <text:p>0</text:p>
          </table:table-cell>
          <table:table-cell table:formula="of:=IF(OR([.B470]=&quot;down&quot;; [.B470]=&quot;up&quot;); [.D470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471]=&quot;forward&quot;; [.B471]=&quot;down&quot;);[.C471];[.C471]*-1)" office:value-type="float" office:value="7" calcext:value-type="float">
            <text:p>7</text:p>
          </table:table-cell>
          <table:table-cell table:formula="of:=IF([.B471]=&quot;forward&quot;; [.D471]; 0)" office:value-type="float" office:value="0" calcext:value-type="float">
            <text:p>0</text:p>
          </table:table-cell>
          <table:table-cell table:formula="of:=IF(OR([.B471]=&quot;down&quot;; [.B471]=&quot;up&quot;); [.D471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72]=&quot;forward&quot;; [.B472]=&quot;down&quot;);[.C472];[.C472]*-1)" office:value-type="float" office:value="1" calcext:value-type="float">
            <text:p>1</text:p>
          </table:table-cell>
          <table:table-cell table:formula="of:=IF([.B472]=&quot;forward&quot;; [.D472]; 0)" office:value-type="float" office:value="1" calcext:value-type="float">
            <text:p>1</text:p>
          </table:table-cell>
          <table:table-cell table:formula="of:=IF(OR([.B472]=&quot;down&quot;; [.B472]=&quot;up&quot;); [.D4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473]=&quot;forward&quot;; [.B473]=&quot;down&quot;);[.C473];[.C473]*-1)" office:value-type="float" office:value="-9" calcext:value-type="float">
            <text:p>-9</text:p>
          </table:table-cell>
          <table:table-cell table:formula="of:=IF([.B473]=&quot;forward&quot;; [.D473]; 0)" office:value-type="float" office:value="0" calcext:value-type="float">
            <text:p>0</text:p>
          </table:table-cell>
          <table:table-cell table:formula="of:=IF(OR([.B473]=&quot;down&quot;; [.B473]=&quot;up&quot;); [.D473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474]=&quot;forward&quot;; [.B474]=&quot;down&quot;);[.C474];[.C474]*-1)" office:value-type="float" office:value="-2" calcext:value-type="float">
            <text:p>-2</text:p>
          </table:table-cell>
          <table:table-cell table:formula="of:=IF([.B474]=&quot;forward&quot;; [.D474]; 0)" office:value-type="float" office:value="0" calcext:value-type="float">
            <text:p>0</text:p>
          </table:table-cell>
          <table:table-cell table:formula="of:=IF(OR([.B474]=&quot;down&quot;; [.B474]=&quot;up&quot;); [.D474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75]=&quot;forward&quot;; [.B475]=&quot;down&quot;);[.C475];[.C475]*-1)" office:value-type="float" office:value="1" calcext:value-type="float">
            <text:p>1</text:p>
          </table:table-cell>
          <table:table-cell table:formula="of:=IF([.B475]=&quot;forward&quot;; [.D475]; 0)" office:value-type="float" office:value="1" calcext:value-type="float">
            <text:p>1</text:p>
          </table:table-cell>
          <table:table-cell table:formula="of:=IF(OR([.B475]=&quot;down&quot;; [.B475]=&quot;up&quot;); [.D4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476]=&quot;forward&quot;; [.B476]=&quot;down&quot;);[.C476];[.C476]*-1)" office:value-type="float" office:value="5" calcext:value-type="float">
            <text:p>5</text:p>
          </table:table-cell>
          <table:table-cell table:formula="of:=IF([.B476]=&quot;forward&quot;; [.D476]; 0)" office:value-type="float" office:value="0" calcext:value-type="float">
            <text:p>0</text:p>
          </table:table-cell>
          <table:table-cell table:formula="of:=IF(OR([.B476]=&quot;down&quot;; [.B476]=&quot;up&quot;); [.D476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477]=&quot;forward&quot;; [.B477]=&quot;down&quot;);[.C477];[.C477]*-1)" office:value-type="float" office:value="-9" calcext:value-type="float">
            <text:p>-9</text:p>
          </table:table-cell>
          <table:table-cell table:formula="of:=IF([.B477]=&quot;forward&quot;; [.D477]; 0)" office:value-type="float" office:value="0" calcext:value-type="float">
            <text:p>0</text:p>
          </table:table-cell>
          <table:table-cell table:formula="of:=IF(OR([.B477]=&quot;down&quot;; [.B477]=&quot;up&quot;); [.D477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478]=&quot;forward&quot;; [.B478]=&quot;down&quot;);[.C478];[.C478]*-1)" office:value-type="float" office:value="6" calcext:value-type="float">
            <text:p>6</text:p>
          </table:table-cell>
          <table:table-cell table:formula="of:=IF([.B478]=&quot;forward&quot;; [.D478]; 0)" office:value-type="float" office:value="6" calcext:value-type="float">
            <text:p>6</text:p>
          </table:table-cell>
          <table:table-cell table:formula="of:=IF(OR([.B478]=&quot;down&quot;; [.B478]=&quot;up&quot;); [.D4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479]=&quot;forward&quot;; [.B479]=&quot;down&quot;);[.C479];[.C479]*-1)" office:value-type="float" office:value="7" calcext:value-type="float">
            <text:p>7</text:p>
          </table:table-cell>
          <table:table-cell table:formula="of:=IF([.B479]=&quot;forward&quot;; [.D479]; 0)" office:value-type="float" office:value="0" calcext:value-type="float">
            <text:p>0</text:p>
          </table:table-cell>
          <table:table-cell table:formula="of:=IF(OR([.B479]=&quot;down&quot;; [.B479]=&quot;up&quot;); [.D479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480]=&quot;forward&quot;; [.B480]=&quot;down&quot;);[.C480];[.C480]*-1)" office:value-type="float" office:value="2" calcext:value-type="float">
            <text:p>2</text:p>
          </table:table-cell>
          <table:table-cell table:formula="of:=IF([.B480]=&quot;forward&quot;; [.D480]; 0)" office:value-type="float" office:value="0" calcext:value-type="float">
            <text:p>0</text:p>
          </table:table-cell>
          <table:table-cell table:formula="of:=IF(OR([.B480]=&quot;down&quot;; [.B480]=&quot;up&quot;); [.D480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481]=&quot;forward&quot;; [.B481]=&quot;down&quot;);[.C481];[.C481]*-1)" office:value-type="float" office:value="7" calcext:value-type="float">
            <text:p>7</text:p>
          </table:table-cell>
          <table:table-cell table:formula="of:=IF([.B481]=&quot;forward&quot;; [.D481]; 0)" office:value-type="float" office:value="0" calcext:value-type="float">
            <text:p>0</text:p>
          </table:table-cell>
          <table:table-cell table:formula="of:=IF(OR([.B481]=&quot;down&quot;; [.B481]=&quot;up&quot;); [.D481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482]=&quot;forward&quot;; [.B482]=&quot;down&quot;);[.C482];[.C482]*-1)" office:value-type="float" office:value="2" calcext:value-type="float">
            <text:p>2</text:p>
          </table:table-cell>
          <table:table-cell table:formula="of:=IF([.B482]=&quot;forward&quot;; [.D482]; 0)" office:value-type="float" office:value="0" calcext:value-type="float">
            <text:p>0</text:p>
          </table:table-cell>
          <table:table-cell table:formula="of:=IF(OR([.B482]=&quot;down&quot;; [.B482]=&quot;up&quot;); [.D482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83]=&quot;forward&quot;; [.B483]=&quot;down&quot;);[.C483];[.C483]*-1)" office:value-type="float" office:value="1" calcext:value-type="float">
            <text:p>1</text:p>
          </table:table-cell>
          <table:table-cell table:formula="of:=IF([.B483]=&quot;forward&quot;; [.D483]; 0)" office:value-type="float" office:value="0" calcext:value-type="float">
            <text:p>0</text:p>
          </table:table-cell>
          <table:table-cell table:formula="of:=IF(OR([.B483]=&quot;down&quot;; [.B483]=&quot;up&quot;); [.D483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484]=&quot;forward&quot;; [.B484]=&quot;down&quot;);[.C484];[.C484]*-1)" office:value-type="float" office:value="7" calcext:value-type="float">
            <text:p>7</text:p>
          </table:table-cell>
          <table:table-cell table:formula="of:=IF([.B484]=&quot;forward&quot;; [.D484]; 0)" office:value-type="float" office:value="0" calcext:value-type="float">
            <text:p>0</text:p>
          </table:table-cell>
          <table:table-cell table:formula="of:=IF(OR([.B484]=&quot;down&quot;; [.B484]=&quot;up&quot;); [.D484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485]=&quot;forward&quot;; [.B485]=&quot;down&quot;);[.C485];[.C485]*-1)" office:value-type="float" office:value="6" calcext:value-type="float">
            <text:p>6</text:p>
          </table:table-cell>
          <table:table-cell table:formula="of:=IF([.B485]=&quot;forward&quot;; [.D485]; 0)" office:value-type="float" office:value="0" calcext:value-type="float">
            <text:p>0</text:p>
          </table:table-cell>
          <table:table-cell table:formula="of:=IF(OR([.B485]=&quot;down&quot;; [.B485]=&quot;up&quot;); [.D485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486]=&quot;forward&quot;; [.B486]=&quot;down&quot;);[.C486];[.C486]*-1)" office:value-type="float" office:value="-1" calcext:value-type="float">
            <text:p>-1</text:p>
          </table:table-cell>
          <table:table-cell table:formula="of:=IF([.B486]=&quot;forward&quot;; [.D486]; 0)" office:value-type="float" office:value="0" calcext:value-type="float">
            <text:p>0</text:p>
          </table:table-cell>
          <table:table-cell table:formula="of:=IF(OR([.B486]=&quot;down&quot;; [.B486]=&quot;up&quot;); [.D486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487]=&quot;forward&quot;; [.B487]=&quot;down&quot;);[.C487];[.C487]*-1)" office:value-type="float" office:value="-4" calcext:value-type="float">
            <text:p>-4</text:p>
          </table:table-cell>
          <table:table-cell table:formula="of:=IF([.B487]=&quot;forward&quot;; [.D487]; 0)" office:value-type="float" office:value="0" calcext:value-type="float">
            <text:p>0</text:p>
          </table:table-cell>
          <table:table-cell table:formula="of:=IF(OR([.B487]=&quot;down&quot;; [.B487]=&quot;up&quot;); [.D487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488]=&quot;forward&quot;; [.B488]=&quot;down&quot;);[.C488];[.C488]*-1)" office:value-type="float" office:value="9" calcext:value-type="float">
            <text:p>9</text:p>
          </table:table-cell>
          <table:table-cell table:formula="of:=IF([.B488]=&quot;forward&quot;; [.D488]; 0)" office:value-type="float" office:value="0" calcext:value-type="float">
            <text:p>0</text:p>
          </table:table-cell>
          <table:table-cell table:formula="of:=IF(OR([.B488]=&quot;down&quot;; [.B488]=&quot;up&quot;); [.D488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489]=&quot;forward&quot;; [.B489]=&quot;down&quot;);[.C489];[.C489]*-1)" office:value-type="float" office:value="-3" calcext:value-type="float">
            <text:p>-3</text:p>
          </table:table-cell>
          <table:table-cell table:formula="of:=IF([.B489]=&quot;forward&quot;; [.D489]; 0)" office:value-type="float" office:value="0" calcext:value-type="float">
            <text:p>0</text:p>
          </table:table-cell>
          <table:table-cell table:formula="of:=IF(OR([.B489]=&quot;down&quot;; [.B489]=&quot;up&quot;); [.D489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490]=&quot;forward&quot;; [.B490]=&quot;down&quot;);[.C490];[.C490]*-1)" office:value-type="float" office:value="1" calcext:value-type="float">
            <text:p>1</text:p>
          </table:table-cell>
          <table:table-cell table:formula="of:=IF([.B490]=&quot;forward&quot;; [.D490]; 0)" office:value-type="float" office:value="1" calcext:value-type="float">
            <text:p>1</text:p>
          </table:table-cell>
          <table:table-cell table:formula="of:=IF(OR([.B490]=&quot;down&quot;; [.B490]=&quot;up&quot;); [.D4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491]=&quot;forward&quot;; [.B491]=&quot;down&quot;);[.C491];[.C491]*-1)" office:value-type="float" office:value="2" calcext:value-type="float">
            <text:p>2</text:p>
          </table:table-cell>
          <table:table-cell table:formula="of:=IF([.B491]=&quot;forward&quot;; [.D491]; 0)" office:value-type="float" office:value="0" calcext:value-type="float">
            <text:p>0</text:p>
          </table:table-cell>
          <table:table-cell table:formula="of:=IF(OR([.B491]=&quot;down&quot;; [.B491]=&quot;up&quot;); [.D491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492]=&quot;forward&quot;; [.B492]=&quot;down&quot;);[.C492];[.C492]*-1)" office:value-type="float" office:value="4" calcext:value-type="float">
            <text:p>4</text:p>
          </table:table-cell>
          <table:table-cell table:formula="of:=IF([.B492]=&quot;forward&quot;; [.D492]; 0)" office:value-type="float" office:value="4" calcext:value-type="float">
            <text:p>4</text:p>
          </table:table-cell>
          <table:table-cell table:formula="of:=IF(OR([.B492]=&quot;down&quot;; [.B492]=&quot;up&quot;); [.D4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493]=&quot;forward&quot;; [.B493]=&quot;down&quot;);[.C493];[.C493]*-1)" office:value-type="float" office:value="-4" calcext:value-type="float">
            <text:p>-4</text:p>
          </table:table-cell>
          <table:table-cell table:formula="of:=IF([.B493]=&quot;forward&quot;; [.D493]; 0)" office:value-type="float" office:value="0" calcext:value-type="float">
            <text:p>0</text:p>
          </table:table-cell>
          <table:table-cell table:formula="of:=IF(OR([.B493]=&quot;down&quot;; [.B493]=&quot;up&quot;); [.D493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494]=&quot;forward&quot;; [.B494]=&quot;down&quot;);[.C494];[.C494]*-1)" office:value-type="float" office:value="-9" calcext:value-type="float">
            <text:p>-9</text:p>
          </table:table-cell>
          <table:table-cell table:formula="of:=IF([.B494]=&quot;forward&quot;; [.D494]; 0)" office:value-type="float" office:value="0" calcext:value-type="float">
            <text:p>0</text:p>
          </table:table-cell>
          <table:table-cell table:formula="of:=IF(OR([.B494]=&quot;down&quot;; [.B494]=&quot;up&quot;); [.D494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495]=&quot;forward&quot;; [.B495]=&quot;down&quot;);[.C495];[.C495]*-1)" office:value-type="float" office:value="4" calcext:value-type="float">
            <text:p>4</text:p>
          </table:table-cell>
          <table:table-cell table:formula="of:=IF([.B495]=&quot;forward&quot;; [.D495]; 0)" office:value-type="float" office:value="0" calcext:value-type="float">
            <text:p>0</text:p>
          </table:table-cell>
          <table:table-cell table:formula="of:=IF(OR([.B495]=&quot;down&quot;; [.B495]=&quot;up&quot;); [.D495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496]=&quot;forward&quot;; [.B496]=&quot;down&quot;);[.C496];[.C496]*-1)" office:value-type="float" office:value="6" calcext:value-type="float">
            <text:p>6</text:p>
          </table:table-cell>
          <table:table-cell table:formula="of:=IF([.B496]=&quot;forward&quot;; [.D496]; 0)" office:value-type="float" office:value="6" calcext:value-type="float">
            <text:p>6</text:p>
          </table:table-cell>
          <table:table-cell table:formula="of:=IF(OR([.B496]=&quot;down&quot;; [.B496]=&quot;up&quot;); [.D4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97]=&quot;forward&quot;; [.B497]=&quot;down&quot;);[.C497];[.C497]*-1)" office:value-type="float" office:value="1" calcext:value-type="float">
            <text:p>1</text:p>
          </table:table-cell>
          <table:table-cell table:formula="of:=IF([.B497]=&quot;forward&quot;; [.D497]; 0)" office:value-type="float" office:value="0" calcext:value-type="float">
            <text:p>0</text:p>
          </table:table-cell>
          <table:table-cell table:formula="of:=IF(OR([.B497]=&quot;down&quot;; [.B497]=&quot;up&quot;); [.D497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498]=&quot;forward&quot;; [.B498]=&quot;down&quot;);[.C498];[.C498]*-1)" office:value-type="float" office:value="1" calcext:value-type="float">
            <text:p>1</text:p>
          </table:table-cell>
          <table:table-cell table:formula="of:=IF([.B498]=&quot;forward&quot;; [.D498]; 0)" office:value-type="float" office:value="0" calcext:value-type="float">
            <text:p>0</text:p>
          </table:table-cell>
          <table:table-cell table:formula="of:=IF(OR([.B498]=&quot;down&quot;; [.B498]=&quot;up&quot;); [.D498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499]=&quot;forward&quot;; [.B499]=&quot;down&quot;);[.C499];[.C499]*-1)" office:value-type="float" office:value="8" calcext:value-type="float">
            <text:p>8</text:p>
          </table:table-cell>
          <table:table-cell table:formula="of:=IF([.B499]=&quot;forward&quot;; [.D499]; 0)" office:value-type="float" office:value="0" calcext:value-type="float">
            <text:p>0</text:p>
          </table:table-cell>
          <table:table-cell table:formula="of:=IF(OR([.B499]=&quot;down&quot;; [.B499]=&quot;up&quot;); [.D499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500]=&quot;forward&quot;; [.B500]=&quot;down&quot;);[.C500];[.C500]*-1)" office:value-type="float" office:value="-5" calcext:value-type="float">
            <text:p>-5</text:p>
          </table:table-cell>
          <table:table-cell table:formula="of:=IF([.B500]=&quot;forward&quot;; [.D500]; 0)" office:value-type="float" office:value="0" calcext:value-type="float">
            <text:p>0</text:p>
          </table:table-cell>
          <table:table-cell table:formula="of:=IF(OR([.B500]=&quot;down&quot;; [.B500]=&quot;up&quot;); [.D500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501]=&quot;forward&quot;; [.B501]=&quot;down&quot;);[.C501];[.C501]*-1)" office:value-type="float" office:value="1" calcext:value-type="float">
            <text:p>1</text:p>
          </table:table-cell>
          <table:table-cell table:formula="of:=IF([.B501]=&quot;forward&quot;; [.D501]; 0)" office:value-type="float" office:value="1" calcext:value-type="float">
            <text:p>1</text:p>
          </table:table-cell>
          <table:table-cell table:formula="of:=IF(OR([.B501]=&quot;down&quot;; [.B501]=&quot;up&quot;); [.D5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502]=&quot;forward&quot;; [.B502]=&quot;down&quot;);[.C502];[.C502]*-1)" office:value-type="float" office:value="-6" calcext:value-type="float">
            <text:p>-6</text:p>
          </table:table-cell>
          <table:table-cell table:formula="of:=IF([.B502]=&quot;forward&quot;; [.D502]; 0)" office:value-type="float" office:value="0" calcext:value-type="float">
            <text:p>0</text:p>
          </table:table-cell>
          <table:table-cell table:formula="of:=IF(OR([.B502]=&quot;down&quot;; [.B502]=&quot;up&quot;); [.D502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503]=&quot;forward&quot;; [.B503]=&quot;down&quot;);[.C503];[.C503]*-1)" office:value-type="float" office:value="5" calcext:value-type="float">
            <text:p>5</text:p>
          </table:table-cell>
          <table:table-cell table:formula="of:=IF([.B503]=&quot;forward&quot;; [.D503]; 0)" office:value-type="float" office:value="0" calcext:value-type="float">
            <text:p>0</text:p>
          </table:table-cell>
          <table:table-cell table:formula="of:=IF(OR([.B503]=&quot;down&quot;; [.B503]=&quot;up&quot;); [.D503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504]=&quot;forward&quot;; [.B504]=&quot;down&quot;);[.C504];[.C504]*-1)" office:value-type="float" office:value="4" calcext:value-type="float">
            <text:p>4</text:p>
          </table:table-cell>
          <table:table-cell table:formula="of:=IF([.B504]=&quot;forward&quot;; [.D504]; 0)" office:value-type="float" office:value="4" calcext:value-type="float">
            <text:p>4</text:p>
          </table:table-cell>
          <table:table-cell table:formula="of:=IF(OR([.B504]=&quot;down&quot;; [.B504]=&quot;up&quot;); [.D5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505]=&quot;forward&quot;; [.B505]=&quot;down&quot;);[.C505];[.C505]*-1)" office:value-type="float" office:value="-8" calcext:value-type="float">
            <text:p>-8</text:p>
          </table:table-cell>
          <table:table-cell table:formula="of:=IF([.B505]=&quot;forward&quot;; [.D505]; 0)" office:value-type="float" office:value="0" calcext:value-type="float">
            <text:p>0</text:p>
          </table:table-cell>
          <table:table-cell table:formula="of:=IF(OR([.B505]=&quot;down&quot;; [.B505]=&quot;up&quot;); [.D505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506]=&quot;forward&quot;; [.B506]=&quot;down&quot;);[.C506];[.C506]*-1)" office:value-type="float" office:value="4" calcext:value-type="float">
            <text:p>4</text:p>
          </table:table-cell>
          <table:table-cell table:formula="of:=IF([.B506]=&quot;forward&quot;; [.D506]; 0)" office:value-type="float" office:value="0" calcext:value-type="float">
            <text:p>0</text:p>
          </table:table-cell>
          <table:table-cell table:formula="of:=IF(OR([.B506]=&quot;down&quot;; [.B506]=&quot;up&quot;); [.D506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507]=&quot;forward&quot;; [.B507]=&quot;down&quot;);[.C507];[.C507]*-1)" office:value-type="float" office:value="4" calcext:value-type="float">
            <text:p>4</text:p>
          </table:table-cell>
          <table:table-cell table:formula="of:=IF([.B507]=&quot;forward&quot;; [.D507]; 0)" office:value-type="float" office:value="4" calcext:value-type="float">
            <text:p>4</text:p>
          </table:table-cell>
          <table:table-cell table:formula="of:=IF(OR([.B507]=&quot;down&quot;; [.B507]=&quot;up&quot;); [.D5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508]=&quot;forward&quot;; [.B508]=&quot;down&quot;);[.C508];[.C508]*-1)" office:value-type="float" office:value="3" calcext:value-type="float">
            <text:p>3</text:p>
          </table:table-cell>
          <table:table-cell table:formula="of:=IF([.B508]=&quot;forward&quot;; [.D508]; 0)" office:value-type="float" office:value="3" calcext:value-type="float">
            <text:p>3</text:p>
          </table:table-cell>
          <table:table-cell table:formula="of:=IF(OR([.B508]=&quot;down&quot;; [.B508]=&quot;up&quot;); [.D5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509]=&quot;forward&quot;; [.B509]=&quot;down&quot;);[.C509];[.C509]*-1)" office:value-type="float" office:value="7" calcext:value-type="float">
            <text:p>7</text:p>
          </table:table-cell>
          <table:table-cell table:formula="of:=IF([.B509]=&quot;forward&quot;; [.D509]; 0)" office:value-type="float" office:value="0" calcext:value-type="float">
            <text:p>0</text:p>
          </table:table-cell>
          <table:table-cell table:formula="of:=IF(OR([.B509]=&quot;down&quot;; [.B509]=&quot;up&quot;); [.D509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10]=&quot;forward&quot;; [.B510]=&quot;down&quot;);[.C510];[.C510]*-1)" office:value-type="float" office:value="1" calcext:value-type="float">
            <text:p>1</text:p>
          </table:table-cell>
          <table:table-cell table:formula="of:=IF([.B510]=&quot;forward&quot;; [.D510]; 0)" office:value-type="float" office:value="0" calcext:value-type="float">
            <text:p>0</text:p>
          </table:table-cell>
          <table:table-cell table:formula="of:=IF(OR([.B510]=&quot;down&quot;; [.B510]=&quot;up&quot;); [.D510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511]=&quot;forward&quot;; [.B511]=&quot;down&quot;);[.C511];[.C511]*-1)" office:value-type="float" office:value="3" calcext:value-type="float">
            <text:p>3</text:p>
          </table:table-cell>
          <table:table-cell table:formula="of:=IF([.B511]=&quot;forward&quot;; [.D511]; 0)" office:value-type="float" office:value="3" calcext:value-type="float">
            <text:p>3</text:p>
          </table:table-cell>
          <table:table-cell table:formula="of:=IF(OR([.B511]=&quot;down&quot;; [.B511]=&quot;up&quot;); [.D5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512]=&quot;forward&quot;; [.B512]=&quot;down&quot;);[.C512];[.C512]*-1)" office:value-type="float" office:value="1" calcext:value-type="float">
            <text:p>1</text:p>
          </table:table-cell>
          <table:table-cell table:formula="of:=IF([.B512]=&quot;forward&quot;; [.D512]; 0)" office:value-type="float" office:value="1" calcext:value-type="float">
            <text:p>1</text:p>
          </table:table-cell>
          <table:table-cell table:formula="of:=IF(OR([.B512]=&quot;down&quot;; [.B512]=&quot;up&quot;); [.D51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513]=&quot;forward&quot;; [.B513]=&quot;down&quot;);[.C513];[.C513]*-1)" office:value-type="float" office:value="-6" calcext:value-type="float">
            <text:p>-6</text:p>
          </table:table-cell>
          <table:table-cell table:formula="of:=IF([.B513]=&quot;forward&quot;; [.D513]; 0)" office:value-type="float" office:value="0" calcext:value-type="float">
            <text:p>0</text:p>
          </table:table-cell>
          <table:table-cell table:formula="of:=IF(OR([.B513]=&quot;down&quot;; [.B513]=&quot;up&quot;); [.D513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14]=&quot;forward&quot;; [.B514]=&quot;down&quot;);[.C514];[.C514]*-1)" office:value-type="float" office:value="1" calcext:value-type="float">
            <text:p>1</text:p>
          </table:table-cell>
          <table:table-cell table:formula="of:=IF([.B514]=&quot;forward&quot;; [.D514]; 0)" office:value-type="float" office:value="0" calcext:value-type="float">
            <text:p>0</text:p>
          </table:table-cell>
          <table:table-cell table:formula="of:=IF(OR([.B514]=&quot;down&quot;; [.B514]=&quot;up&quot;); [.D514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515]=&quot;forward&quot;; [.B515]=&quot;down&quot;);[.C515];[.C515]*-1)" office:value-type="float" office:value="8" calcext:value-type="float">
            <text:p>8</text:p>
          </table:table-cell>
          <table:table-cell table:formula="of:=IF([.B515]=&quot;forward&quot;; [.D515]; 0)" office:value-type="float" office:value="0" calcext:value-type="float">
            <text:p>0</text:p>
          </table:table-cell>
          <table:table-cell table:formula="of:=IF(OR([.B515]=&quot;down&quot;; [.B515]=&quot;up&quot;); [.D515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516]=&quot;forward&quot;; [.B516]=&quot;down&quot;);[.C516];[.C516]*-1)" office:value-type="float" office:value="6" calcext:value-type="float">
            <text:p>6</text:p>
          </table:table-cell>
          <table:table-cell table:formula="of:=IF([.B516]=&quot;forward&quot;; [.D516]; 0)" office:value-type="float" office:value="6" calcext:value-type="float">
            <text:p>6</text:p>
          </table:table-cell>
          <table:table-cell table:formula="of:=IF(OR([.B516]=&quot;down&quot;; [.B516]=&quot;up&quot;); [.D5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517]=&quot;forward&quot;; [.B517]=&quot;down&quot;);[.C517];[.C517]*-1)" office:value-type="float" office:value="4" calcext:value-type="float">
            <text:p>4</text:p>
          </table:table-cell>
          <table:table-cell table:formula="of:=IF([.B517]=&quot;forward&quot;; [.D517]; 0)" office:value-type="float" office:value="0" calcext:value-type="float">
            <text:p>0</text:p>
          </table:table-cell>
          <table:table-cell table:formula="of:=IF(OR([.B517]=&quot;down&quot;; [.B517]=&quot;up&quot;); [.D517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518]=&quot;forward&quot;; [.B518]=&quot;down&quot;);[.C518];[.C518]*-1)" office:value-type="float" office:value="6" calcext:value-type="float">
            <text:p>6</text:p>
          </table:table-cell>
          <table:table-cell table:formula="of:=IF([.B518]=&quot;forward&quot;; [.D518]; 0)" office:value-type="float" office:value="0" calcext:value-type="float">
            <text:p>0</text:p>
          </table:table-cell>
          <table:table-cell table:formula="of:=IF(OR([.B518]=&quot;down&quot;; [.B518]=&quot;up&quot;); [.D518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519]=&quot;forward&quot;; [.B519]=&quot;down&quot;);[.C519];[.C519]*-1)" office:value-type="float" office:value="5" calcext:value-type="float">
            <text:p>5</text:p>
          </table:table-cell>
          <table:table-cell table:formula="of:=IF([.B519]=&quot;forward&quot;; [.D519]; 0)" office:value-type="float" office:value="5" calcext:value-type="float">
            <text:p>5</text:p>
          </table:table-cell>
          <table:table-cell table:formula="of:=IF(OR([.B519]=&quot;down&quot;; [.B519]=&quot;up&quot;); [.D5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520]=&quot;forward&quot;; [.B520]=&quot;down&quot;);[.C520];[.C520]*-1)" office:value-type="float" office:value="3" calcext:value-type="float">
            <text:p>3</text:p>
          </table:table-cell>
          <table:table-cell table:formula="of:=IF([.B520]=&quot;forward&quot;; [.D520]; 0)" office:value-type="float" office:value="3" calcext:value-type="float">
            <text:p>3</text:p>
          </table:table-cell>
          <table:table-cell table:formula="of:=IF(OR([.B520]=&quot;down&quot;; [.B520]=&quot;up&quot;); [.D5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521]=&quot;forward&quot;; [.B521]=&quot;down&quot;);[.C521];[.C521]*-1)" office:value-type="float" office:value="5" calcext:value-type="float">
            <text:p>5</text:p>
          </table:table-cell>
          <table:table-cell table:formula="of:=IF([.B521]=&quot;forward&quot;; [.D521]; 0)" office:value-type="float" office:value="5" calcext:value-type="float">
            <text:p>5</text:p>
          </table:table-cell>
          <table:table-cell table:formula="of:=IF(OR([.B521]=&quot;down&quot;; [.B521]=&quot;up&quot;); [.D5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522]=&quot;forward&quot;; [.B522]=&quot;down&quot;);[.C522];[.C522]*-1)" office:value-type="float" office:value="4" calcext:value-type="float">
            <text:p>4</text:p>
          </table:table-cell>
          <table:table-cell table:formula="of:=IF([.B522]=&quot;forward&quot;; [.D522]; 0)" office:value-type="float" office:value="0" calcext:value-type="float">
            <text:p>0</text:p>
          </table:table-cell>
          <table:table-cell table:formula="of:=IF(OR([.B522]=&quot;down&quot;; [.B522]=&quot;up&quot;); [.D522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523]=&quot;forward&quot;; [.B523]=&quot;down&quot;);[.C523];[.C523]*-1)" office:value-type="float" office:value="7" calcext:value-type="float">
            <text:p>7</text:p>
          </table:table-cell>
          <table:table-cell table:formula="of:=IF([.B523]=&quot;forward&quot;; [.D523]; 0)" office:value-type="float" office:value="7" calcext:value-type="float">
            <text:p>7</text:p>
          </table:table-cell>
          <table:table-cell table:formula="of:=IF(OR([.B523]=&quot;down&quot;; [.B523]=&quot;up&quot;); [.D5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524]=&quot;forward&quot;; [.B524]=&quot;down&quot;);[.C524];[.C524]*-1)" office:value-type="float" office:value="6" calcext:value-type="float">
            <text:p>6</text:p>
          </table:table-cell>
          <table:table-cell table:formula="of:=IF([.B524]=&quot;forward&quot;; [.D524]; 0)" office:value-type="float" office:value="0" calcext:value-type="float">
            <text:p>0</text:p>
          </table:table-cell>
          <table:table-cell table:formula="of:=IF(OR([.B524]=&quot;down&quot;; [.B524]=&quot;up&quot;); [.D524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525]=&quot;forward&quot;; [.B525]=&quot;down&quot;);[.C525];[.C525]*-1)" office:value-type="float" office:value="6" calcext:value-type="float">
            <text:p>6</text:p>
          </table:table-cell>
          <table:table-cell table:formula="of:=IF([.B525]=&quot;forward&quot;; [.D525]; 0)" office:value-type="float" office:value="0" calcext:value-type="float">
            <text:p>0</text:p>
          </table:table-cell>
          <table:table-cell table:formula="of:=IF(OR([.B525]=&quot;down&quot;; [.B525]=&quot;up&quot;); [.D525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526]=&quot;forward&quot;; [.B526]=&quot;down&quot;);[.C526];[.C526]*-1)" office:value-type="float" office:value="9" calcext:value-type="float">
            <text:p>9</text:p>
          </table:table-cell>
          <table:table-cell table:formula="of:=IF([.B526]=&quot;forward&quot;; [.D526]; 0)" office:value-type="float" office:value="0" calcext:value-type="float">
            <text:p>0</text:p>
          </table:table-cell>
          <table:table-cell table:formula="of:=IF(OR([.B526]=&quot;down&quot;; [.B526]=&quot;up&quot;); [.D526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527]=&quot;forward&quot;; [.B527]=&quot;down&quot;);[.C527];[.C527]*-1)" office:value-type="float" office:value="-9" calcext:value-type="float">
            <text:p>-9</text:p>
          </table:table-cell>
          <table:table-cell table:formula="of:=IF([.B527]=&quot;forward&quot;; [.D527]; 0)" office:value-type="float" office:value="0" calcext:value-type="float">
            <text:p>0</text:p>
          </table:table-cell>
          <table:table-cell table:formula="of:=IF(OR([.B527]=&quot;down&quot;; [.B527]=&quot;up&quot;); [.D527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528]=&quot;forward&quot;; [.B528]=&quot;down&quot;);[.C528];[.C528]*-1)" office:value-type="float" office:value="5" calcext:value-type="float">
            <text:p>5</text:p>
          </table:table-cell>
          <table:table-cell table:formula="of:=IF([.B528]=&quot;forward&quot;; [.D528]; 0)" office:value-type="float" office:value="5" calcext:value-type="float">
            <text:p>5</text:p>
          </table:table-cell>
          <table:table-cell table:formula="of:=IF(OR([.B528]=&quot;down&quot;; [.B528]=&quot;up&quot;); [.D5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529]=&quot;forward&quot;; [.B529]=&quot;down&quot;);[.C529];[.C529]*-1)" office:value-type="float" office:value="-9" calcext:value-type="float">
            <text:p>-9</text:p>
          </table:table-cell>
          <table:table-cell table:formula="of:=IF([.B529]=&quot;forward&quot;; [.D529]; 0)" office:value-type="float" office:value="0" calcext:value-type="float">
            <text:p>0</text:p>
          </table:table-cell>
          <table:table-cell table:formula="of:=IF(OR([.B529]=&quot;down&quot;; [.B529]=&quot;up&quot;); [.D529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530]=&quot;forward&quot;; [.B530]=&quot;down&quot;);[.C530];[.C530]*-1)" office:value-type="float" office:value="-4" calcext:value-type="float">
            <text:p>-4</text:p>
          </table:table-cell>
          <table:table-cell table:formula="of:=IF([.B530]=&quot;forward&quot;; [.D530]; 0)" office:value-type="float" office:value="0" calcext:value-type="float">
            <text:p>0</text:p>
          </table:table-cell>
          <table:table-cell table:formula="of:=IF(OR([.B530]=&quot;down&quot;; [.B530]=&quot;up&quot;); [.D530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531]=&quot;forward&quot;; [.B531]=&quot;down&quot;);[.C531];[.C531]*-1)" office:value-type="float" office:value="-6" calcext:value-type="float">
            <text:p>-6</text:p>
          </table:table-cell>
          <table:table-cell table:formula="of:=IF([.B531]=&quot;forward&quot;; [.D531]; 0)" office:value-type="float" office:value="0" calcext:value-type="float">
            <text:p>0</text:p>
          </table:table-cell>
          <table:table-cell table:formula="of:=IF(OR([.B531]=&quot;down&quot;; [.B531]=&quot;up&quot;); [.D531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532]=&quot;forward&quot;; [.B532]=&quot;down&quot;);[.C532];[.C532]*-1)" office:value-type="float" office:value="4" calcext:value-type="float">
            <text:p>4</text:p>
          </table:table-cell>
          <table:table-cell table:formula="of:=IF([.B532]=&quot;forward&quot;; [.D532]; 0)" office:value-type="float" office:value="0" calcext:value-type="float">
            <text:p>0</text:p>
          </table:table-cell>
          <table:table-cell table:formula="of:=IF(OR([.B532]=&quot;down&quot;; [.B532]=&quot;up&quot;); [.D532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533]=&quot;forward&quot;; [.B533]=&quot;down&quot;);[.C533];[.C533]*-1)" office:value-type="float" office:value="3" calcext:value-type="float">
            <text:p>3</text:p>
          </table:table-cell>
          <table:table-cell table:formula="of:=IF([.B533]=&quot;forward&quot;; [.D533]; 0)" office:value-type="float" office:value="3" calcext:value-type="float">
            <text:p>3</text:p>
          </table:table-cell>
          <table:table-cell table:formula="of:=IF(OR([.B533]=&quot;down&quot;; [.B533]=&quot;up&quot;); [.D5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534]=&quot;forward&quot;; [.B534]=&quot;down&quot;);[.C534];[.C534]*-1)" office:value-type="float" office:value="-2" calcext:value-type="float">
            <text:p>-2</text:p>
          </table:table-cell>
          <table:table-cell table:formula="of:=IF([.B534]=&quot;forward&quot;; [.D534]; 0)" office:value-type="float" office:value="0" calcext:value-type="float">
            <text:p>0</text:p>
          </table:table-cell>
          <table:table-cell table:formula="of:=IF(OR([.B534]=&quot;down&quot;; [.B534]=&quot;up&quot;); [.D534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535]=&quot;forward&quot;; [.B535]=&quot;down&quot;);[.C535];[.C535]*-1)" office:value-type="float" office:value="7" calcext:value-type="float">
            <text:p>7</text:p>
          </table:table-cell>
          <table:table-cell table:formula="of:=IF([.B535]=&quot;forward&quot;; [.D535]; 0)" office:value-type="float" office:value="0" calcext:value-type="float">
            <text:p>0</text:p>
          </table:table-cell>
          <table:table-cell table:formula="of:=IF(OR([.B535]=&quot;down&quot;; [.B535]=&quot;up&quot;); [.D535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536]=&quot;forward&quot;; [.B536]=&quot;down&quot;);[.C536];[.C536]*-1)" office:value-type="float" office:value="8" calcext:value-type="float">
            <text:p>8</text:p>
          </table:table-cell>
          <table:table-cell table:formula="of:=IF([.B536]=&quot;forward&quot;; [.D536]; 0)" office:value-type="float" office:value="0" calcext:value-type="float">
            <text:p>0</text:p>
          </table:table-cell>
          <table:table-cell table:formula="of:=IF(OR([.B536]=&quot;down&quot;; [.B536]=&quot;up&quot;); [.D536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537]=&quot;forward&quot;; [.B537]=&quot;down&quot;);[.C537];[.C537]*-1)" office:value-type="float" office:value="7" calcext:value-type="float">
            <text:p>7</text:p>
          </table:table-cell>
          <table:table-cell table:formula="of:=IF([.B537]=&quot;forward&quot;; [.D537]; 0)" office:value-type="float" office:value="7" calcext:value-type="float">
            <text:p>7</text:p>
          </table:table-cell>
          <table:table-cell table:formula="of:=IF(OR([.B537]=&quot;down&quot;; [.B537]=&quot;up&quot;); [.D5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538]=&quot;forward&quot;; [.B538]=&quot;down&quot;);[.C538];[.C538]*-1)" office:value-type="float" office:value="4" calcext:value-type="float">
            <text:p>4</text:p>
          </table:table-cell>
          <table:table-cell table:formula="of:=IF([.B538]=&quot;forward&quot;; [.D538]; 0)" office:value-type="float" office:value="0" calcext:value-type="float">
            <text:p>0</text:p>
          </table:table-cell>
          <table:table-cell table:formula="of:=IF(OR([.B538]=&quot;down&quot;; [.B538]=&quot;up&quot;); [.D538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539]=&quot;forward&quot;; [.B539]=&quot;down&quot;);[.C539];[.C539]*-1)" office:value-type="float" office:value="3" calcext:value-type="float">
            <text:p>3</text:p>
          </table:table-cell>
          <table:table-cell table:formula="of:=IF([.B539]=&quot;forward&quot;; [.D539]; 0)" office:value-type="float" office:value="0" calcext:value-type="float">
            <text:p>0</text:p>
          </table:table-cell>
          <table:table-cell table:formula="of:=IF(OR([.B539]=&quot;down&quot;; [.B539]=&quot;up&quot;); [.D539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540]=&quot;forward&quot;; [.B540]=&quot;down&quot;);[.C540];[.C540]*-1)" office:value-type="float" office:value="5" calcext:value-type="float">
            <text:p>5</text:p>
          </table:table-cell>
          <table:table-cell table:formula="of:=IF([.B540]=&quot;forward&quot;; [.D540]; 0)" office:value-type="float" office:value="0" calcext:value-type="float">
            <text:p>0</text:p>
          </table:table-cell>
          <table:table-cell table:formula="of:=IF(OR([.B540]=&quot;down&quot;; [.B540]=&quot;up&quot;); [.D540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41]=&quot;forward&quot;; [.B541]=&quot;down&quot;);[.C541];[.C541]*-1)" office:value-type="float" office:value="1" calcext:value-type="float">
            <text:p>1</text:p>
          </table:table-cell>
          <table:table-cell table:formula="of:=IF([.B541]=&quot;forward&quot;; [.D541]; 0)" office:value-type="float" office:value="0" calcext:value-type="float">
            <text:p>0</text:p>
          </table:table-cell>
          <table:table-cell table:formula="of:=IF(OR([.B541]=&quot;down&quot;; [.B541]=&quot;up&quot;); [.D541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542]=&quot;forward&quot;; [.B542]=&quot;down&quot;);[.C542];[.C542]*-1)" office:value-type="float" office:value="5" calcext:value-type="float">
            <text:p>5</text:p>
          </table:table-cell>
          <table:table-cell table:formula="of:=IF([.B542]=&quot;forward&quot;; [.D542]; 0)" office:value-type="float" office:value="5" calcext:value-type="float">
            <text:p>5</text:p>
          </table:table-cell>
          <table:table-cell table:formula="of:=IF(OR([.B542]=&quot;down&quot;; [.B542]=&quot;up&quot;); [.D54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543]=&quot;forward&quot;; [.B543]=&quot;down&quot;);[.C543];[.C543]*-1)" office:value-type="float" office:value="-4" calcext:value-type="float">
            <text:p>-4</text:p>
          </table:table-cell>
          <table:table-cell table:formula="of:=IF([.B543]=&quot;forward&quot;; [.D543]; 0)" office:value-type="float" office:value="0" calcext:value-type="float">
            <text:p>0</text:p>
          </table:table-cell>
          <table:table-cell table:formula="of:=IF(OR([.B543]=&quot;down&quot;; [.B543]=&quot;up&quot;); [.D543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544]=&quot;forward&quot;; [.B544]=&quot;down&quot;);[.C544];[.C544]*-1)" office:value-type="float" office:value="3" calcext:value-type="float">
            <text:p>3</text:p>
          </table:table-cell>
          <table:table-cell table:formula="of:=IF([.B544]=&quot;forward&quot;; [.D544]; 0)" office:value-type="float" office:value="0" calcext:value-type="float">
            <text:p>0</text:p>
          </table:table-cell>
          <table:table-cell table:formula="of:=IF(OR([.B544]=&quot;down&quot;; [.B544]=&quot;up&quot;); [.D544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545]=&quot;forward&quot;; [.B545]=&quot;down&quot;);[.C545];[.C545]*-1)" office:value-type="float" office:value="3" calcext:value-type="float">
            <text:p>3</text:p>
          </table:table-cell>
          <table:table-cell table:formula="of:=IF([.B545]=&quot;forward&quot;; [.D545]; 0)" office:value-type="float" office:value="0" calcext:value-type="float">
            <text:p>0</text:p>
          </table:table-cell>
          <table:table-cell table:formula="of:=IF(OR([.B545]=&quot;down&quot;; [.B545]=&quot;up&quot;); [.D545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546]=&quot;forward&quot;; [.B546]=&quot;down&quot;);[.C546];[.C546]*-1)" office:value-type="float" office:value="6" calcext:value-type="float">
            <text:p>6</text:p>
          </table:table-cell>
          <table:table-cell table:formula="of:=IF([.B546]=&quot;forward&quot;; [.D546]; 0)" office:value-type="float" office:value="0" calcext:value-type="float">
            <text:p>0</text:p>
          </table:table-cell>
          <table:table-cell table:formula="of:=IF(OR([.B546]=&quot;down&quot;; [.B546]=&quot;up&quot;); [.D546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547]=&quot;forward&quot;; [.B547]=&quot;down&quot;);[.C547];[.C547]*-1)" office:value-type="float" office:value="9" calcext:value-type="float">
            <text:p>9</text:p>
          </table:table-cell>
          <table:table-cell table:formula="of:=IF([.B547]=&quot;forward&quot;; [.D547]; 0)" office:value-type="float" office:value="9" calcext:value-type="float">
            <text:p>9</text:p>
          </table:table-cell>
          <table:table-cell table:formula="of:=IF(OR([.B547]=&quot;down&quot;; [.B547]=&quot;up&quot;); [.D5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48]=&quot;forward&quot;; [.B548]=&quot;down&quot;);[.C548];[.C548]*-1)" office:value-type="float" office:value="1" calcext:value-type="float">
            <text:p>1</text:p>
          </table:table-cell>
          <table:table-cell table:formula="of:=IF([.B548]=&quot;forward&quot;; [.D548]; 0)" office:value-type="float" office:value="0" calcext:value-type="float">
            <text:p>0</text:p>
          </table:table-cell>
          <table:table-cell table:formula="of:=IF(OR([.B548]=&quot;down&quot;; [.B548]=&quot;up&quot;); [.D548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549]=&quot;forward&quot;; [.B549]=&quot;down&quot;);[.C549];[.C549]*-1)" office:value-type="float" office:value="4" calcext:value-type="float">
            <text:p>4</text:p>
          </table:table-cell>
          <table:table-cell table:formula="of:=IF([.B549]=&quot;forward&quot;; [.D549]; 0)" office:value-type="float" office:value="4" calcext:value-type="float">
            <text:p>4</text:p>
          </table:table-cell>
          <table:table-cell table:formula="of:=IF(OR([.B549]=&quot;down&quot;; [.B549]=&quot;up&quot;); [.D5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550]=&quot;forward&quot;; [.B550]=&quot;down&quot;);[.C550];[.C550]*-1)" office:value-type="float" office:value="9" calcext:value-type="float">
            <text:p>9</text:p>
          </table:table-cell>
          <table:table-cell table:formula="of:=IF([.B550]=&quot;forward&quot;; [.D550]; 0)" office:value-type="float" office:value="0" calcext:value-type="float">
            <text:p>0</text:p>
          </table:table-cell>
          <table:table-cell table:formula="of:=IF(OR([.B550]=&quot;down&quot;; [.B550]=&quot;up&quot;); [.D550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551]=&quot;forward&quot;; [.B551]=&quot;down&quot;);[.C551];[.C551]*-1)" office:value-type="float" office:value="1" calcext:value-type="float">
            <text:p>1</text:p>
          </table:table-cell>
          <table:table-cell table:formula="of:=IF([.B551]=&quot;forward&quot;; [.D551]; 0)" office:value-type="float" office:value="1" calcext:value-type="float">
            <text:p>1</text:p>
          </table:table-cell>
          <table:table-cell table:formula="of:=IF(OR([.B551]=&quot;down&quot;; [.B551]=&quot;up&quot;); [.D5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552]=&quot;forward&quot;; [.B552]=&quot;down&quot;);[.C552];[.C552]*-1)" office:value-type="float" office:value="4" calcext:value-type="float">
            <text:p>4</text:p>
          </table:table-cell>
          <table:table-cell table:formula="of:=IF([.B552]=&quot;forward&quot;; [.D552]; 0)" office:value-type="float" office:value="4" calcext:value-type="float">
            <text:p>4</text:p>
          </table:table-cell>
          <table:table-cell table:formula="of:=IF(OR([.B552]=&quot;down&quot;; [.B552]=&quot;up&quot;); [.D5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53]=&quot;forward&quot;; [.B553]=&quot;down&quot;);[.C553];[.C553]*-1)" office:value-type="float" office:value="1" calcext:value-type="float">
            <text:p>1</text:p>
          </table:table-cell>
          <table:table-cell table:formula="of:=IF([.B553]=&quot;forward&quot;; [.D553]; 0)" office:value-type="float" office:value="0" calcext:value-type="float">
            <text:p>0</text:p>
          </table:table-cell>
          <table:table-cell table:formula="of:=IF(OR([.B553]=&quot;down&quot;; [.B553]=&quot;up&quot;); [.D553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554]=&quot;forward&quot;; [.B554]=&quot;down&quot;);[.C554];[.C554]*-1)" office:value-type="float" office:value="-5" calcext:value-type="float">
            <text:p>-5</text:p>
          </table:table-cell>
          <table:table-cell table:formula="of:=IF([.B554]=&quot;forward&quot;; [.D554]; 0)" office:value-type="float" office:value="0" calcext:value-type="float">
            <text:p>0</text:p>
          </table:table-cell>
          <table:table-cell table:formula="of:=IF(OR([.B554]=&quot;down&quot;; [.B554]=&quot;up&quot;); [.D554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555]=&quot;forward&quot;; [.B555]=&quot;down&quot;);[.C555];[.C555]*-1)" office:value-type="float" office:value="6" calcext:value-type="float">
            <text:p>6</text:p>
          </table:table-cell>
          <table:table-cell table:formula="of:=IF([.B555]=&quot;forward&quot;; [.D555]; 0)" office:value-type="float" office:value="0" calcext:value-type="float">
            <text:p>0</text:p>
          </table:table-cell>
          <table:table-cell table:formula="of:=IF(OR([.B555]=&quot;down&quot;; [.B555]=&quot;up&quot;); [.D555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556]=&quot;forward&quot;; [.B556]=&quot;down&quot;);[.C556];[.C556]*-1)" office:value-type="float" office:value="5" calcext:value-type="float">
            <text:p>5</text:p>
          </table:table-cell>
          <table:table-cell table:formula="of:=IF([.B556]=&quot;forward&quot;; [.D556]; 0)" office:value-type="float" office:value="5" calcext:value-type="float">
            <text:p>5</text:p>
          </table:table-cell>
          <table:table-cell table:formula="of:=IF(OR([.B556]=&quot;down&quot;; [.B556]=&quot;up&quot;); [.D5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557]=&quot;forward&quot;; [.B557]=&quot;down&quot;);[.C557];[.C557]*-1)" office:value-type="float" office:value="-5" calcext:value-type="float">
            <text:p>-5</text:p>
          </table:table-cell>
          <table:table-cell table:formula="of:=IF([.B557]=&quot;forward&quot;; [.D557]; 0)" office:value-type="float" office:value="0" calcext:value-type="float">
            <text:p>0</text:p>
          </table:table-cell>
          <table:table-cell table:formula="of:=IF(OR([.B557]=&quot;down&quot;; [.B557]=&quot;up&quot;); [.D557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558]=&quot;forward&quot;; [.B558]=&quot;down&quot;);[.C558];[.C558]*-1)" office:value-type="float" office:value="5" calcext:value-type="float">
            <text:p>5</text:p>
          </table:table-cell>
          <table:table-cell table:formula="of:=IF([.B558]=&quot;forward&quot;; [.D558]; 0)" office:value-type="float" office:value="5" calcext:value-type="float">
            <text:p>5</text:p>
          </table:table-cell>
          <table:table-cell table:formula="of:=IF(OR([.B558]=&quot;down&quot;; [.B558]=&quot;up&quot;); [.D5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559]=&quot;forward&quot;; [.B559]=&quot;down&quot;);[.C559];[.C559]*-1)" office:value-type="float" office:value="8" calcext:value-type="float">
            <text:p>8</text:p>
          </table:table-cell>
          <table:table-cell table:formula="of:=IF([.B559]=&quot;forward&quot;; [.D559]; 0)" office:value-type="float" office:value="0" calcext:value-type="float">
            <text:p>0</text:p>
          </table:table-cell>
          <table:table-cell table:formula="of:=IF(OR([.B559]=&quot;down&quot;; [.B559]=&quot;up&quot;); [.D559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60]=&quot;forward&quot;; [.B560]=&quot;down&quot;);[.C560];[.C560]*-1)" office:value-type="float" office:value="1" calcext:value-type="float">
            <text:p>1</text:p>
          </table:table-cell>
          <table:table-cell table:formula="of:=IF([.B560]=&quot;forward&quot;; [.D560]; 0)" office:value-type="float" office:value="0" calcext:value-type="float">
            <text:p>0</text:p>
          </table:table-cell>
          <table:table-cell table:formula="of:=IF(OR([.B560]=&quot;down&quot;; [.B560]=&quot;up&quot;); [.D560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561]=&quot;forward&quot;; [.B561]=&quot;down&quot;);[.C561];[.C561]*-1)" office:value-type="float" office:value="8" calcext:value-type="float">
            <text:p>8</text:p>
          </table:table-cell>
          <table:table-cell table:formula="of:=IF([.B561]=&quot;forward&quot;; [.D561]; 0)" office:value-type="float" office:value="0" calcext:value-type="float">
            <text:p>0</text:p>
          </table:table-cell>
          <table:table-cell table:formula="of:=IF(OR([.B561]=&quot;down&quot;; [.B561]=&quot;up&quot;); [.D561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562]=&quot;forward&quot;; [.B562]=&quot;down&quot;);[.C562];[.C562]*-1)" office:value-type="float" office:value="-1" calcext:value-type="float">
            <text:p>-1</text:p>
          </table:table-cell>
          <table:table-cell table:formula="of:=IF([.B562]=&quot;forward&quot;; [.D562]; 0)" office:value-type="float" office:value="0" calcext:value-type="float">
            <text:p>0</text:p>
          </table:table-cell>
          <table:table-cell table:formula="of:=IF(OR([.B562]=&quot;down&quot;; [.B562]=&quot;up&quot;); [.D562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63]=&quot;forward&quot;; [.B563]=&quot;down&quot;);[.C563];[.C563]*-1)" office:value-type="float" office:value="1" calcext:value-type="float">
            <text:p>1</text:p>
          </table:table-cell>
          <table:table-cell table:formula="of:=IF([.B563]=&quot;forward&quot;; [.D563]; 0)" office:value-type="float" office:value="0" calcext:value-type="float">
            <text:p>0</text:p>
          </table:table-cell>
          <table:table-cell table:formula="of:=IF(OR([.B563]=&quot;down&quot;; [.B563]=&quot;up&quot;); [.D563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564]=&quot;forward&quot;; [.B564]=&quot;down&quot;);[.C564];[.C564]*-1)" office:value-type="float" office:value="8" calcext:value-type="float">
            <text:p>8</text:p>
          </table:table-cell>
          <table:table-cell table:formula="of:=IF([.B564]=&quot;forward&quot;; [.D564]; 0)" office:value-type="float" office:value="8" calcext:value-type="float">
            <text:p>8</text:p>
          </table:table-cell>
          <table:table-cell table:formula="of:=IF(OR([.B564]=&quot;down&quot;; [.B564]=&quot;up&quot;); [.D5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565]=&quot;forward&quot;; [.B565]=&quot;down&quot;);[.C565];[.C565]*-1)" office:value-type="float" office:value="3" calcext:value-type="float">
            <text:p>3</text:p>
          </table:table-cell>
          <table:table-cell table:formula="of:=IF([.B565]=&quot;forward&quot;; [.D565]; 0)" office:value-type="float" office:value="3" calcext:value-type="float">
            <text:p>3</text:p>
          </table:table-cell>
          <table:table-cell table:formula="of:=IF(OR([.B565]=&quot;down&quot;; [.B565]=&quot;up&quot;); [.D5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566]=&quot;forward&quot;; [.B566]=&quot;down&quot;);[.C566];[.C566]*-1)" office:value-type="float" office:value="-2" calcext:value-type="float">
            <text:p>-2</text:p>
          </table:table-cell>
          <table:table-cell table:formula="of:=IF([.B566]=&quot;forward&quot;; [.D566]; 0)" office:value-type="float" office:value="0" calcext:value-type="float">
            <text:p>0</text:p>
          </table:table-cell>
          <table:table-cell table:formula="of:=IF(OR([.B566]=&quot;down&quot;; [.B566]=&quot;up&quot;); [.D566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567]=&quot;forward&quot;; [.B567]=&quot;down&quot;);[.C567];[.C567]*-1)" office:value-type="float" office:value="9" calcext:value-type="float">
            <text:p>9</text:p>
          </table:table-cell>
          <table:table-cell table:formula="of:=IF([.B567]=&quot;forward&quot;; [.D567]; 0)" office:value-type="float" office:value="9" calcext:value-type="float">
            <text:p>9</text:p>
          </table:table-cell>
          <table:table-cell table:formula="of:=IF(OR([.B567]=&quot;down&quot;; [.B567]=&quot;up&quot;); [.D5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568]=&quot;forward&quot;; [.B568]=&quot;down&quot;);[.C568];[.C568]*-1)" office:value-type="float" office:value="1" calcext:value-type="float">
            <text:p>1</text:p>
          </table:table-cell>
          <table:table-cell table:formula="of:=IF([.B568]=&quot;forward&quot;; [.D568]; 0)" office:value-type="float" office:value="1" calcext:value-type="float">
            <text:p>1</text:p>
          </table:table-cell>
          <table:table-cell table:formula="of:=IF(OR([.B568]=&quot;down&quot;; [.B568]=&quot;up&quot;); [.D5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569]=&quot;forward&quot;; [.B569]=&quot;down&quot;);[.C569];[.C569]*-1)" office:value-type="float" office:value="3" calcext:value-type="float">
            <text:p>3</text:p>
          </table:table-cell>
          <table:table-cell table:formula="of:=IF([.B569]=&quot;forward&quot;; [.D569]; 0)" office:value-type="float" office:value="3" calcext:value-type="float">
            <text:p>3</text:p>
          </table:table-cell>
          <table:table-cell table:formula="of:=IF(OR([.B569]=&quot;down&quot;; [.B569]=&quot;up&quot;); [.D5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570]=&quot;forward&quot;; [.B570]=&quot;down&quot;);[.C570];[.C570]*-1)" office:value-type="float" office:value="2" calcext:value-type="float">
            <text:p>2</text:p>
          </table:table-cell>
          <table:table-cell table:formula="of:=IF([.B570]=&quot;forward&quot;; [.D570]; 0)" office:value-type="float" office:value="0" calcext:value-type="float">
            <text:p>0</text:p>
          </table:table-cell>
          <table:table-cell table:formula="of:=IF(OR([.B570]=&quot;down&quot;; [.B570]=&quot;up&quot;); [.D570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571]=&quot;forward&quot;; [.B571]=&quot;down&quot;);[.C571];[.C571]*-1)" office:value-type="float" office:value="7" calcext:value-type="float">
            <text:p>7</text:p>
          </table:table-cell>
          <table:table-cell table:formula="of:=IF([.B571]=&quot;forward&quot;; [.D571]; 0)" office:value-type="float" office:value="0" calcext:value-type="float">
            <text:p>0</text:p>
          </table:table-cell>
          <table:table-cell table:formula="of:=IF(OR([.B571]=&quot;down&quot;; [.B571]=&quot;up&quot;); [.D571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572]=&quot;forward&quot;; [.B572]=&quot;down&quot;);[.C572];[.C572]*-1)" office:value-type="float" office:value="2" calcext:value-type="float">
            <text:p>2</text:p>
          </table:table-cell>
          <table:table-cell table:formula="of:=IF([.B572]=&quot;forward&quot;; [.D572]; 0)" office:value-type="float" office:value="0" calcext:value-type="float">
            <text:p>0</text:p>
          </table:table-cell>
          <table:table-cell table:formula="of:=IF(OR([.B572]=&quot;down&quot;; [.B572]=&quot;up&quot;); [.D572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573]=&quot;forward&quot;; [.B573]=&quot;down&quot;);[.C573];[.C573]*-1)" office:value-type="float" office:value="-4" calcext:value-type="float">
            <text:p>-4</text:p>
          </table:table-cell>
          <table:table-cell table:formula="of:=IF([.B573]=&quot;forward&quot;; [.D573]; 0)" office:value-type="float" office:value="0" calcext:value-type="float">
            <text:p>0</text:p>
          </table:table-cell>
          <table:table-cell table:formula="of:=IF(OR([.B573]=&quot;down&quot;; [.B573]=&quot;up&quot;); [.D573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574]=&quot;forward&quot;; [.B574]=&quot;down&quot;);[.C574];[.C574]*-1)" office:value-type="float" office:value="-3" calcext:value-type="float">
            <text:p>-3</text:p>
          </table:table-cell>
          <table:table-cell table:formula="of:=IF([.B574]=&quot;forward&quot;; [.D574]; 0)" office:value-type="float" office:value="0" calcext:value-type="float">
            <text:p>0</text:p>
          </table:table-cell>
          <table:table-cell table:formula="of:=IF(OR([.B574]=&quot;down&quot;; [.B574]=&quot;up&quot;); [.D574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575]=&quot;forward&quot;; [.B575]=&quot;down&quot;);[.C575];[.C575]*-1)" office:value-type="float" office:value="2" calcext:value-type="float">
            <text:p>2</text:p>
          </table:table-cell>
          <table:table-cell table:formula="of:=IF([.B575]=&quot;forward&quot;; [.D575]; 0)" office:value-type="float" office:value="0" calcext:value-type="float">
            <text:p>0</text:p>
          </table:table-cell>
          <table:table-cell table:formula="of:=IF(OR([.B575]=&quot;down&quot;; [.B575]=&quot;up&quot;); [.D575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576]=&quot;forward&quot;; [.B576]=&quot;down&quot;);[.C576];[.C576]*-1)" office:value-type="float" office:value="2" calcext:value-type="float">
            <text:p>2</text:p>
          </table:table-cell>
          <table:table-cell table:formula="of:=IF([.B576]=&quot;forward&quot;; [.D576]; 0)" office:value-type="float" office:value="2" calcext:value-type="float">
            <text:p>2</text:p>
          </table:table-cell>
          <table:table-cell table:formula="of:=IF(OR([.B576]=&quot;down&quot;; [.B576]=&quot;up&quot;); [.D5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577]=&quot;forward&quot;; [.B577]=&quot;down&quot;);[.C577];[.C577]*-1)" office:value-type="float" office:value="9" calcext:value-type="float">
            <text:p>9</text:p>
          </table:table-cell>
          <table:table-cell table:formula="of:=IF([.B577]=&quot;forward&quot;; [.D577]; 0)" office:value-type="float" office:value="9" calcext:value-type="float">
            <text:p>9</text:p>
          </table:table-cell>
          <table:table-cell table:formula="of:=IF(OR([.B577]=&quot;down&quot;; [.B577]=&quot;up&quot;); [.D5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578]=&quot;forward&quot;; [.B578]=&quot;down&quot;);[.C578];[.C578]*-1)" office:value-type="float" office:value="8" calcext:value-type="float">
            <text:p>8</text:p>
          </table:table-cell>
          <table:table-cell table:formula="of:=IF([.B578]=&quot;forward&quot;; [.D578]; 0)" office:value-type="float" office:value="8" calcext:value-type="float">
            <text:p>8</text:p>
          </table:table-cell>
          <table:table-cell table:formula="of:=IF(OR([.B578]=&quot;down&quot;; [.B578]=&quot;up&quot;); [.D57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579]=&quot;forward&quot;; [.B579]=&quot;down&quot;);[.C579];[.C579]*-1)" office:value-type="float" office:value="8" calcext:value-type="float">
            <text:p>8</text:p>
          </table:table-cell>
          <table:table-cell table:formula="of:=IF([.B579]=&quot;forward&quot;; [.D579]; 0)" office:value-type="float" office:value="0" calcext:value-type="float">
            <text:p>0</text:p>
          </table:table-cell>
          <table:table-cell table:formula="of:=IF(OR([.B579]=&quot;down&quot;; [.B579]=&quot;up&quot;); [.D579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580]=&quot;forward&quot;; [.B580]=&quot;down&quot;);[.C580];[.C580]*-1)" office:value-type="float" office:value="3" calcext:value-type="float">
            <text:p>3</text:p>
          </table:table-cell>
          <table:table-cell table:formula="of:=IF([.B580]=&quot;forward&quot;; [.D580]; 0)" office:value-type="float" office:value="3" calcext:value-type="float">
            <text:p>3</text:p>
          </table:table-cell>
          <table:table-cell table:formula="of:=IF(OR([.B580]=&quot;down&quot;; [.B580]=&quot;up&quot;); [.D5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581]=&quot;forward&quot;; [.B581]=&quot;down&quot;);[.C581];[.C581]*-1)" office:value-type="float" office:value="-9" calcext:value-type="float">
            <text:p>-9</text:p>
          </table:table-cell>
          <table:table-cell table:formula="of:=IF([.B581]=&quot;forward&quot;; [.D581]; 0)" office:value-type="float" office:value="0" calcext:value-type="float">
            <text:p>0</text:p>
          </table:table-cell>
          <table:table-cell table:formula="of:=IF(OR([.B581]=&quot;down&quot;; [.B581]=&quot;up&quot;); [.D581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582]=&quot;forward&quot;; [.B582]=&quot;down&quot;);[.C582];[.C582]*-1)" office:value-type="float" office:value="-6" calcext:value-type="float">
            <text:p>-6</text:p>
          </table:table-cell>
          <table:table-cell table:formula="of:=IF([.B582]=&quot;forward&quot;; [.D582]; 0)" office:value-type="float" office:value="0" calcext:value-type="float">
            <text:p>0</text:p>
          </table:table-cell>
          <table:table-cell table:formula="of:=IF(OR([.B582]=&quot;down&quot;; [.B582]=&quot;up&quot;); [.D582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583]=&quot;forward&quot;; [.B583]=&quot;down&quot;);[.C583];[.C583]*-1)" office:value-type="float" office:value="9" calcext:value-type="float">
            <text:p>9</text:p>
          </table:table-cell>
          <table:table-cell table:formula="of:=IF([.B583]=&quot;forward&quot;; [.D583]; 0)" office:value-type="float" office:value="0" calcext:value-type="float">
            <text:p>0</text:p>
          </table:table-cell>
          <table:table-cell table:formula="of:=IF(OR([.B583]=&quot;down&quot;; [.B583]=&quot;up&quot;); [.D583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84]=&quot;forward&quot;; [.B584]=&quot;down&quot;);[.C584];[.C584]*-1)" office:value-type="float" office:value="1" calcext:value-type="float">
            <text:p>1</text:p>
          </table:table-cell>
          <table:table-cell table:formula="of:=IF([.B584]=&quot;forward&quot;; [.D584]; 0)" office:value-type="float" office:value="0" calcext:value-type="float">
            <text:p>0</text:p>
          </table:table-cell>
          <table:table-cell table:formula="of:=IF(OR([.B584]=&quot;down&quot;; [.B584]=&quot;up&quot;); [.D584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585]=&quot;forward&quot;; [.B585]=&quot;down&quot;);[.C585];[.C585]*-1)" office:value-type="float" office:value="-3" calcext:value-type="float">
            <text:p>-3</text:p>
          </table:table-cell>
          <table:table-cell table:formula="of:=IF([.B585]=&quot;forward&quot;; [.D585]; 0)" office:value-type="float" office:value="0" calcext:value-type="float">
            <text:p>0</text:p>
          </table:table-cell>
          <table:table-cell table:formula="of:=IF(OR([.B585]=&quot;down&quot;; [.B585]=&quot;up&quot;); [.D585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586]=&quot;forward&quot;; [.B586]=&quot;down&quot;);[.C586];[.C586]*-1)" office:value-type="float" office:value="-2" calcext:value-type="float">
            <text:p>-2</text:p>
          </table:table-cell>
          <table:table-cell table:formula="of:=IF([.B586]=&quot;forward&quot;; [.D586]; 0)" office:value-type="float" office:value="0" calcext:value-type="float">
            <text:p>0</text:p>
          </table:table-cell>
          <table:table-cell table:formula="of:=IF(OR([.B586]=&quot;down&quot;; [.B586]=&quot;up&quot;); [.D586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587]=&quot;forward&quot;; [.B587]=&quot;down&quot;);[.C587];[.C587]*-1)" office:value-type="float" office:value="2" calcext:value-type="float">
            <text:p>2</text:p>
          </table:table-cell>
          <table:table-cell table:formula="of:=IF([.B587]=&quot;forward&quot;; [.D587]; 0)" office:value-type="float" office:value="2" calcext:value-type="float">
            <text:p>2</text:p>
          </table:table-cell>
          <table:table-cell table:formula="of:=IF(OR([.B587]=&quot;down&quot;; [.B587]=&quot;up&quot;); [.D5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588]=&quot;forward&quot;; [.B588]=&quot;down&quot;);[.C588];[.C588]*-1)" office:value-type="float" office:value="6" calcext:value-type="float">
            <text:p>6</text:p>
          </table:table-cell>
          <table:table-cell table:formula="of:=IF([.B588]=&quot;forward&quot;; [.D588]; 0)" office:value-type="float" office:value="0" calcext:value-type="float">
            <text:p>0</text:p>
          </table:table-cell>
          <table:table-cell table:formula="of:=IF(OR([.B588]=&quot;down&quot;; [.B588]=&quot;up&quot;); [.D588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589]=&quot;forward&quot;; [.B589]=&quot;down&quot;);[.C589];[.C589]*-1)" office:value-type="float" office:value="-2" calcext:value-type="float">
            <text:p>-2</text:p>
          </table:table-cell>
          <table:table-cell table:formula="of:=IF([.B589]=&quot;forward&quot;; [.D589]; 0)" office:value-type="float" office:value="0" calcext:value-type="float">
            <text:p>0</text:p>
          </table:table-cell>
          <table:table-cell table:formula="of:=IF(OR([.B589]=&quot;down&quot;; [.B589]=&quot;up&quot;); [.D589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590]=&quot;forward&quot;; [.B590]=&quot;down&quot;);[.C590];[.C590]*-1)" office:value-type="float" office:value="-1" calcext:value-type="float">
            <text:p>-1</text:p>
          </table:table-cell>
          <table:table-cell table:formula="of:=IF([.B590]=&quot;forward&quot;; [.D590]; 0)" office:value-type="float" office:value="0" calcext:value-type="float">
            <text:p>0</text:p>
          </table:table-cell>
          <table:table-cell table:formula="of:=IF(OR([.B590]=&quot;down&quot;; [.B590]=&quot;up&quot;); [.D590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591]=&quot;forward&quot;; [.B591]=&quot;down&quot;);[.C591];[.C591]*-1)" office:value-type="float" office:value="9" calcext:value-type="float">
            <text:p>9</text:p>
          </table:table-cell>
          <table:table-cell table:formula="of:=IF([.B591]=&quot;forward&quot;; [.D591]; 0)" office:value-type="float" office:value="0" calcext:value-type="float">
            <text:p>0</text:p>
          </table:table-cell>
          <table:table-cell table:formula="of:=IF(OR([.B591]=&quot;down&quot;; [.B591]=&quot;up&quot;); [.D591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592]=&quot;forward&quot;; [.B592]=&quot;down&quot;);[.C592];[.C592]*-1)" office:value-type="float" office:value="3" calcext:value-type="float">
            <text:p>3</text:p>
          </table:table-cell>
          <table:table-cell table:formula="of:=IF([.B592]=&quot;forward&quot;; [.D592]; 0)" office:value-type="float" office:value="0" calcext:value-type="float">
            <text:p>0</text:p>
          </table:table-cell>
          <table:table-cell table:formula="of:=IF(OR([.B592]=&quot;down&quot;; [.B592]=&quot;up&quot;); [.D592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593]=&quot;forward&quot;; [.B593]=&quot;down&quot;);[.C593];[.C593]*-1)" office:value-type="float" office:value="6" calcext:value-type="float">
            <text:p>6</text:p>
          </table:table-cell>
          <table:table-cell table:formula="of:=IF([.B593]=&quot;forward&quot;; [.D593]; 0)" office:value-type="float" office:value="0" calcext:value-type="float">
            <text:p>0</text:p>
          </table:table-cell>
          <table:table-cell table:formula="of:=IF(OR([.B593]=&quot;down&quot;; [.B593]=&quot;up&quot;); [.D593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594]=&quot;forward&quot;; [.B594]=&quot;down&quot;);[.C594];[.C594]*-1)" office:value-type="float" office:value="-7" calcext:value-type="float">
            <text:p>-7</text:p>
          </table:table-cell>
          <table:table-cell table:formula="of:=IF([.B594]=&quot;forward&quot;; [.D594]; 0)" office:value-type="float" office:value="0" calcext:value-type="float">
            <text:p>0</text:p>
          </table:table-cell>
          <table:table-cell table:formula="of:=IF(OR([.B594]=&quot;down&quot;; [.B594]=&quot;up&quot;); [.D594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595]=&quot;forward&quot;; [.B595]=&quot;down&quot;);[.C595];[.C595]*-1)" office:value-type="float" office:value="-5" calcext:value-type="float">
            <text:p>-5</text:p>
          </table:table-cell>
          <table:table-cell table:formula="of:=IF([.B595]=&quot;forward&quot;; [.D595]; 0)" office:value-type="float" office:value="0" calcext:value-type="float">
            <text:p>0</text:p>
          </table:table-cell>
          <table:table-cell table:formula="of:=IF(OR([.B595]=&quot;down&quot;; [.B595]=&quot;up&quot;); [.D595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596]=&quot;forward&quot;; [.B596]=&quot;down&quot;);[.C596];[.C596]*-1)" office:value-type="float" office:value="8" calcext:value-type="float">
            <text:p>8</text:p>
          </table:table-cell>
          <table:table-cell table:formula="of:=IF([.B596]=&quot;forward&quot;; [.D596]; 0)" office:value-type="float" office:value="8" calcext:value-type="float">
            <text:p>8</text:p>
          </table:table-cell>
          <table:table-cell table:formula="of:=IF(OR([.B596]=&quot;down&quot;; [.B596]=&quot;up&quot;); [.D5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597]=&quot;forward&quot;; [.B597]=&quot;down&quot;);[.C597];[.C597]*-1)" office:value-type="float" office:value="1" calcext:value-type="float">
            <text:p>1</text:p>
          </table:table-cell>
          <table:table-cell table:formula="of:=IF([.B597]=&quot;forward&quot;; [.D597]; 0)" office:value-type="float" office:value="0" calcext:value-type="float">
            <text:p>0</text:p>
          </table:table-cell>
          <table:table-cell table:formula="of:=IF(OR([.B597]=&quot;down&quot;; [.B597]=&quot;up&quot;); [.D597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598]=&quot;forward&quot;; [.B598]=&quot;down&quot;);[.C598];[.C598]*-1)" office:value-type="float" office:value="7" calcext:value-type="float">
            <text:p>7</text:p>
          </table:table-cell>
          <table:table-cell table:formula="of:=IF([.B598]=&quot;forward&quot;; [.D598]; 0)" office:value-type="float" office:value="7" calcext:value-type="float">
            <text:p>7</text:p>
          </table:table-cell>
          <table:table-cell table:formula="of:=IF(OR([.B598]=&quot;down&quot;; [.B598]=&quot;up&quot;); [.D5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599]=&quot;forward&quot;; [.B599]=&quot;down&quot;);[.C599];[.C599]*-1)" office:value-type="float" office:value="6" calcext:value-type="float">
            <text:p>6</text:p>
          </table:table-cell>
          <table:table-cell table:formula="of:=IF([.B599]=&quot;forward&quot;; [.D599]; 0)" office:value-type="float" office:value="0" calcext:value-type="float">
            <text:p>0</text:p>
          </table:table-cell>
          <table:table-cell table:formula="of:=IF(OR([.B599]=&quot;down&quot;; [.B599]=&quot;up&quot;); [.D599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600]=&quot;forward&quot;; [.B600]=&quot;down&quot;);[.C600];[.C600]*-1)" office:value-type="float" office:value="1" calcext:value-type="float">
            <text:p>1</text:p>
          </table:table-cell>
          <table:table-cell table:formula="of:=IF([.B600]=&quot;forward&quot;; [.D600]; 0)" office:value-type="float" office:value="0" calcext:value-type="float">
            <text:p>0</text:p>
          </table:table-cell>
          <table:table-cell table:formula="of:=IF(OR([.B600]=&quot;down&quot;; [.B600]=&quot;up&quot;); [.D600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601]=&quot;forward&quot;; [.B601]=&quot;down&quot;);[.C601];[.C601]*-1)" office:value-type="float" office:value="-9" calcext:value-type="float">
            <text:p>-9</text:p>
          </table:table-cell>
          <table:table-cell table:formula="of:=IF([.B601]=&quot;forward&quot;; [.D601]; 0)" office:value-type="float" office:value="0" calcext:value-type="float">
            <text:p>0</text:p>
          </table:table-cell>
          <table:table-cell table:formula="of:=IF(OR([.B601]=&quot;down&quot;; [.B601]=&quot;up&quot;); [.D601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602]=&quot;forward&quot;; [.B602]=&quot;down&quot;);[.C602];[.C602]*-1)" office:value-type="float" office:value="9" calcext:value-type="float">
            <text:p>9</text:p>
          </table:table-cell>
          <table:table-cell table:formula="of:=IF([.B602]=&quot;forward&quot;; [.D602]; 0)" office:value-type="float" office:value="9" calcext:value-type="float">
            <text:p>9</text:p>
          </table:table-cell>
          <table:table-cell table:formula="of:=IF(OR([.B602]=&quot;down&quot;; [.B602]=&quot;up&quot;); [.D6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603]=&quot;forward&quot;; [.B603]=&quot;down&quot;);[.C603];[.C603]*-1)" office:value-type="float" office:value="8" calcext:value-type="float">
            <text:p>8</text:p>
          </table:table-cell>
          <table:table-cell table:formula="of:=IF([.B603]=&quot;forward&quot;; [.D603]; 0)" office:value-type="float" office:value="8" calcext:value-type="float">
            <text:p>8</text:p>
          </table:table-cell>
          <table:table-cell table:formula="of:=IF(OR([.B603]=&quot;down&quot;; [.B603]=&quot;up&quot;); [.D6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604]=&quot;forward&quot;; [.B604]=&quot;down&quot;);[.C604];[.C604]*-1)" office:value-type="float" office:value="3" calcext:value-type="float">
            <text:p>3</text:p>
          </table:table-cell>
          <table:table-cell table:formula="of:=IF([.B604]=&quot;forward&quot;; [.D604]; 0)" office:value-type="float" office:value="0" calcext:value-type="float">
            <text:p>0</text:p>
          </table:table-cell>
          <table:table-cell table:formula="of:=IF(OR([.B604]=&quot;down&quot;; [.B604]=&quot;up&quot;); [.D604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605]=&quot;forward&quot;; [.B605]=&quot;down&quot;);[.C605];[.C605]*-1)" office:value-type="float" office:value="9" calcext:value-type="float">
            <text:p>9</text:p>
          </table:table-cell>
          <table:table-cell table:formula="of:=IF([.B605]=&quot;forward&quot;; [.D605]; 0)" office:value-type="float" office:value="0" calcext:value-type="float">
            <text:p>0</text:p>
          </table:table-cell>
          <table:table-cell table:formula="of:=IF(OR([.B605]=&quot;down&quot;; [.B605]=&quot;up&quot;); [.D605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606]=&quot;forward&quot;; [.B606]=&quot;down&quot;);[.C606];[.C606]*-1)" office:value-type="float" office:value="5" calcext:value-type="float">
            <text:p>5</text:p>
          </table:table-cell>
          <table:table-cell table:formula="of:=IF([.B606]=&quot;forward&quot;; [.D606]; 0)" office:value-type="float" office:value="0" calcext:value-type="float">
            <text:p>0</text:p>
          </table:table-cell>
          <table:table-cell table:formula="of:=IF(OR([.B606]=&quot;down&quot;; [.B606]=&quot;up&quot;); [.D606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607]=&quot;forward&quot;; [.B607]=&quot;down&quot;);[.C607];[.C607]*-1)" office:value-type="float" office:value="7" calcext:value-type="float">
            <text:p>7</text:p>
          </table:table-cell>
          <table:table-cell table:formula="of:=IF([.B607]=&quot;forward&quot;; [.D607]; 0)" office:value-type="float" office:value="7" calcext:value-type="float">
            <text:p>7</text:p>
          </table:table-cell>
          <table:table-cell table:formula="of:=IF(OR([.B607]=&quot;down&quot;; [.B607]=&quot;up&quot;); [.D6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608]=&quot;forward&quot;; [.B608]=&quot;down&quot;);[.C608];[.C608]*-1)" office:value-type="float" office:value="-1" calcext:value-type="float">
            <text:p>-1</text:p>
          </table:table-cell>
          <table:table-cell table:formula="of:=IF([.B608]=&quot;forward&quot;; [.D608]; 0)" office:value-type="float" office:value="0" calcext:value-type="float">
            <text:p>0</text:p>
          </table:table-cell>
          <table:table-cell table:formula="of:=IF(OR([.B608]=&quot;down&quot;; [.B608]=&quot;up&quot;); [.D608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609]=&quot;forward&quot;; [.B609]=&quot;down&quot;);[.C609];[.C609]*-1)" office:value-type="float" office:value="-4" calcext:value-type="float">
            <text:p>-4</text:p>
          </table:table-cell>
          <table:table-cell table:formula="of:=IF([.B609]=&quot;forward&quot;; [.D609]; 0)" office:value-type="float" office:value="0" calcext:value-type="float">
            <text:p>0</text:p>
          </table:table-cell>
          <table:table-cell table:formula="of:=IF(OR([.B609]=&quot;down&quot;; [.B609]=&quot;up&quot;); [.D609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610]=&quot;forward&quot;; [.B610]=&quot;down&quot;);[.C610];[.C610]*-1)" office:value-type="float" office:value="-4" calcext:value-type="float">
            <text:p>-4</text:p>
          </table:table-cell>
          <table:table-cell table:formula="of:=IF([.B610]=&quot;forward&quot;; [.D610]; 0)" office:value-type="float" office:value="0" calcext:value-type="float">
            <text:p>0</text:p>
          </table:table-cell>
          <table:table-cell table:formula="of:=IF(OR([.B610]=&quot;down&quot;; [.B610]=&quot;up&quot;); [.D610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611]=&quot;forward&quot;; [.B611]=&quot;down&quot;);[.C611];[.C611]*-1)" office:value-type="float" office:value="7" calcext:value-type="float">
            <text:p>7</text:p>
          </table:table-cell>
          <table:table-cell table:formula="of:=IF([.B611]=&quot;forward&quot;; [.D611]; 0)" office:value-type="float" office:value="0" calcext:value-type="float">
            <text:p>0</text:p>
          </table:table-cell>
          <table:table-cell table:formula="of:=IF(OR([.B611]=&quot;down&quot;; [.B611]=&quot;up&quot;); [.D611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612]=&quot;forward&quot;; [.B612]=&quot;down&quot;);[.C612];[.C612]*-1)" office:value-type="float" office:value="1" calcext:value-type="float">
            <text:p>1</text:p>
          </table:table-cell>
          <table:table-cell table:formula="of:=IF([.B612]=&quot;forward&quot;; [.D612]; 0)" office:value-type="float" office:value="0" calcext:value-type="float">
            <text:p>0</text:p>
          </table:table-cell>
          <table:table-cell table:formula="of:=IF(OR([.B612]=&quot;down&quot;; [.B612]=&quot;up&quot;); [.D612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613]=&quot;forward&quot;; [.B613]=&quot;down&quot;);[.C613];[.C613]*-1)" office:value-type="float" office:value="-2" calcext:value-type="float">
            <text:p>-2</text:p>
          </table:table-cell>
          <table:table-cell table:formula="of:=IF([.B613]=&quot;forward&quot;; [.D613]; 0)" office:value-type="float" office:value="0" calcext:value-type="float">
            <text:p>0</text:p>
          </table:table-cell>
          <table:table-cell table:formula="of:=IF(OR([.B613]=&quot;down&quot;; [.B613]=&quot;up&quot;); [.D613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614]=&quot;forward&quot;; [.B614]=&quot;down&quot;);[.C614];[.C614]*-1)" office:value-type="float" office:value="2" calcext:value-type="float">
            <text:p>2</text:p>
          </table:table-cell>
          <table:table-cell table:formula="of:=IF([.B614]=&quot;forward&quot;; [.D614]; 0)" office:value-type="float" office:value="0" calcext:value-type="float">
            <text:p>0</text:p>
          </table:table-cell>
          <table:table-cell table:formula="of:=IF(OR([.B614]=&quot;down&quot;; [.B614]=&quot;up&quot;); [.D614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615]=&quot;forward&quot;; [.B615]=&quot;down&quot;);[.C615];[.C615]*-1)" office:value-type="float" office:value="8" calcext:value-type="float">
            <text:p>8</text:p>
          </table:table-cell>
          <table:table-cell table:formula="of:=IF([.B615]=&quot;forward&quot;; [.D615]; 0)" office:value-type="float" office:value="8" calcext:value-type="float">
            <text:p>8</text:p>
          </table:table-cell>
          <table:table-cell table:formula="of:=IF(OR([.B615]=&quot;down&quot;; [.B615]=&quot;up&quot;); [.D6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616]=&quot;forward&quot;; [.B616]=&quot;down&quot;);[.C616];[.C616]*-1)" office:value-type="float" office:value="7" calcext:value-type="float">
            <text:p>7</text:p>
          </table:table-cell>
          <table:table-cell table:formula="of:=IF([.B616]=&quot;forward&quot;; [.D616]; 0)" office:value-type="float" office:value="7" calcext:value-type="float">
            <text:p>7</text:p>
          </table:table-cell>
          <table:table-cell table:formula="of:=IF(OR([.B616]=&quot;down&quot;; [.B616]=&quot;up&quot;); [.D6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617]=&quot;forward&quot;; [.B617]=&quot;down&quot;);[.C617];[.C617]*-1)" office:value-type="float" office:value="-8" calcext:value-type="float">
            <text:p>-8</text:p>
          </table:table-cell>
          <table:table-cell table:formula="of:=IF([.B617]=&quot;forward&quot;; [.D617]; 0)" office:value-type="float" office:value="0" calcext:value-type="float">
            <text:p>0</text:p>
          </table:table-cell>
          <table:table-cell table:formula="of:=IF(OR([.B617]=&quot;down&quot;; [.B617]=&quot;up&quot;); [.D617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618]=&quot;forward&quot;; [.B618]=&quot;down&quot;);[.C618];[.C618]*-1)" office:value-type="float" office:value="1" calcext:value-type="float">
            <text:p>1</text:p>
          </table:table-cell>
          <table:table-cell table:formula="of:=IF([.B618]=&quot;forward&quot;; [.D618]; 0)" office:value-type="float" office:value="0" calcext:value-type="float">
            <text:p>0</text:p>
          </table:table-cell>
          <table:table-cell table:formula="of:=IF(OR([.B618]=&quot;down&quot;; [.B618]=&quot;up&quot;); [.D618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619]=&quot;forward&quot;; [.B619]=&quot;down&quot;);[.C619];[.C619]*-1)" office:value-type="float" office:value="8" calcext:value-type="float">
            <text:p>8</text:p>
          </table:table-cell>
          <table:table-cell table:formula="of:=IF([.B619]=&quot;forward&quot;; [.D619]; 0)" office:value-type="float" office:value="0" calcext:value-type="float">
            <text:p>0</text:p>
          </table:table-cell>
          <table:table-cell table:formula="of:=IF(OR([.B619]=&quot;down&quot;; [.B619]=&quot;up&quot;); [.D619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620]=&quot;forward&quot;; [.B620]=&quot;down&quot;);[.C620];[.C620]*-1)" office:value-type="float" office:value="-7" calcext:value-type="float">
            <text:p>-7</text:p>
          </table:table-cell>
          <table:table-cell table:formula="of:=IF([.B620]=&quot;forward&quot;; [.D620]; 0)" office:value-type="float" office:value="0" calcext:value-type="float">
            <text:p>0</text:p>
          </table:table-cell>
          <table:table-cell table:formula="of:=IF(OR([.B620]=&quot;down&quot;; [.B620]=&quot;up&quot;); [.D620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621]=&quot;forward&quot;; [.B621]=&quot;down&quot;);[.C621];[.C621]*-1)" office:value-type="float" office:value="1" calcext:value-type="float">
            <text:p>1</text:p>
          </table:table-cell>
          <table:table-cell table:formula="of:=IF([.B621]=&quot;forward&quot;; [.D621]; 0)" office:value-type="float" office:value="1" calcext:value-type="float">
            <text:p>1</text:p>
          </table:table-cell>
          <table:table-cell table:formula="of:=IF(OR([.B621]=&quot;down&quot;; [.B621]=&quot;up&quot;); [.D6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622]=&quot;forward&quot;; [.B622]=&quot;down&quot;);[.C622];[.C622]*-1)" office:value-type="float" office:value="9" calcext:value-type="float">
            <text:p>9</text:p>
          </table:table-cell>
          <table:table-cell table:formula="of:=IF([.B622]=&quot;forward&quot;; [.D622]; 0)" office:value-type="float" office:value="0" calcext:value-type="float">
            <text:p>0</text:p>
          </table:table-cell>
          <table:table-cell table:formula="of:=IF(OR([.B622]=&quot;down&quot;; [.B622]=&quot;up&quot;); [.D62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623]=&quot;forward&quot;; [.B623]=&quot;down&quot;);[.C623];[.C623]*-1)" office:value-type="float" office:value="7" calcext:value-type="float">
            <text:p>7</text:p>
          </table:table-cell>
          <table:table-cell table:formula="of:=IF([.B623]=&quot;forward&quot;; [.D623]; 0)" office:value-type="float" office:value="7" calcext:value-type="float">
            <text:p>7</text:p>
          </table:table-cell>
          <table:table-cell table:formula="of:=IF(OR([.B623]=&quot;down&quot;; [.B623]=&quot;up&quot;); [.D62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624]=&quot;forward&quot;; [.B624]=&quot;down&quot;);[.C624];[.C624]*-1)" office:value-type="float" office:value="1" calcext:value-type="float">
            <text:p>1</text:p>
          </table:table-cell>
          <table:table-cell table:formula="of:=IF([.B624]=&quot;forward&quot;; [.D624]; 0)" office:value-type="float" office:value="1" calcext:value-type="float">
            <text:p>1</text:p>
          </table:table-cell>
          <table:table-cell table:formula="of:=IF(OR([.B624]=&quot;down&quot;; [.B624]=&quot;up&quot;); [.D6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625]=&quot;forward&quot;; [.B625]=&quot;down&quot;);[.C625];[.C625]*-1)" office:value-type="float" office:value="4" calcext:value-type="float">
            <text:p>4</text:p>
          </table:table-cell>
          <table:table-cell table:formula="of:=IF([.B625]=&quot;forward&quot;; [.D625]; 0)" office:value-type="float" office:value="0" calcext:value-type="float">
            <text:p>0</text:p>
          </table:table-cell>
          <table:table-cell table:formula="of:=IF(OR([.B625]=&quot;down&quot;; [.B625]=&quot;up&quot;); [.D625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626]=&quot;forward&quot;; [.B626]=&quot;down&quot;);[.C626];[.C626]*-1)" office:value-type="float" office:value="8" calcext:value-type="float">
            <text:p>8</text:p>
          </table:table-cell>
          <table:table-cell table:formula="of:=IF([.B626]=&quot;forward&quot;; [.D626]; 0)" office:value-type="float" office:value="0" calcext:value-type="float">
            <text:p>0</text:p>
          </table:table-cell>
          <table:table-cell table:formula="of:=IF(OR([.B626]=&quot;down&quot;; [.B626]=&quot;up&quot;); [.D626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627]=&quot;forward&quot;; [.B627]=&quot;down&quot;);[.C627];[.C627]*-1)" office:value-type="float" office:value="1" calcext:value-type="float">
            <text:p>1</text:p>
          </table:table-cell>
          <table:table-cell table:formula="of:=IF([.B627]=&quot;forward&quot;; [.D627]; 0)" office:value-type="float" office:value="0" calcext:value-type="float">
            <text:p>0</text:p>
          </table:table-cell>
          <table:table-cell table:formula="of:=IF(OR([.B627]=&quot;down&quot;; [.B627]=&quot;up&quot;); [.D627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28]=&quot;forward&quot;; [.B628]=&quot;down&quot;);[.C628];[.C628]*-1)" office:value-type="float" office:value="5" calcext:value-type="float">
            <text:p>5</text:p>
          </table:table-cell>
          <table:table-cell table:formula="of:=IF([.B628]=&quot;forward&quot;; [.D628]; 0)" office:value-type="float" office:value="5" calcext:value-type="float">
            <text:p>5</text:p>
          </table:table-cell>
          <table:table-cell table:formula="of:=IF(OR([.B628]=&quot;down&quot;; [.B628]=&quot;up&quot;); [.D6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629]=&quot;forward&quot;; [.B629]=&quot;down&quot;);[.C629];[.C629]*-1)" office:value-type="float" office:value="8" calcext:value-type="float">
            <text:p>8</text:p>
          </table:table-cell>
          <table:table-cell table:formula="of:=IF([.B629]=&quot;forward&quot;; [.D629]; 0)" office:value-type="float" office:value="8" calcext:value-type="float">
            <text:p>8</text:p>
          </table:table-cell>
          <table:table-cell table:formula="of:=IF(OR([.B629]=&quot;down&quot;; [.B629]=&quot;up&quot;); [.D6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30]=&quot;forward&quot;; [.B630]=&quot;down&quot;);[.C630];[.C630]*-1)" office:value-type="float" office:value="5" calcext:value-type="float">
            <text:p>5</text:p>
          </table:table-cell>
          <table:table-cell table:formula="of:=IF([.B630]=&quot;forward&quot;; [.D630]; 0)" office:value-type="float" office:value="5" calcext:value-type="float">
            <text:p>5</text:p>
          </table:table-cell>
          <table:table-cell table:formula="of:=IF(OR([.B630]=&quot;down&quot;; [.B630]=&quot;up&quot;); [.D6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631]=&quot;forward&quot;; [.B631]=&quot;down&quot;);[.C631];[.C631]*-1)" office:value-type="float" office:value="8" calcext:value-type="float">
            <text:p>8</text:p>
          </table:table-cell>
          <table:table-cell table:formula="of:=IF([.B631]=&quot;forward&quot;; [.D631]; 0)" office:value-type="float" office:value="0" calcext:value-type="float">
            <text:p>0</text:p>
          </table:table-cell>
          <table:table-cell table:formula="of:=IF(OR([.B631]=&quot;down&quot;; [.B631]=&quot;up&quot;); [.D631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632]=&quot;forward&quot;; [.B632]=&quot;down&quot;);[.C632];[.C632]*-1)" office:value-type="float" office:value="7" calcext:value-type="float">
            <text:p>7</text:p>
          </table:table-cell>
          <table:table-cell table:formula="of:=IF([.B632]=&quot;forward&quot;; [.D632]; 0)" office:value-type="float" office:value="0" calcext:value-type="float">
            <text:p>0</text:p>
          </table:table-cell>
          <table:table-cell table:formula="of:=IF(OR([.B632]=&quot;down&quot;; [.B632]=&quot;up&quot;); [.D632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633]=&quot;forward&quot;; [.B633]=&quot;down&quot;);[.C633];[.C633]*-1)" office:value-type="float" office:value="-5" calcext:value-type="float">
            <text:p>-5</text:p>
          </table:table-cell>
          <table:table-cell table:formula="of:=IF([.B633]=&quot;forward&quot;; [.D633]; 0)" office:value-type="float" office:value="0" calcext:value-type="float">
            <text:p>0</text:p>
          </table:table-cell>
          <table:table-cell table:formula="of:=IF(OR([.B633]=&quot;down&quot;; [.B633]=&quot;up&quot;); [.D633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634]=&quot;forward&quot;; [.B634]=&quot;down&quot;);[.C634];[.C634]*-1)" office:value-type="float" office:value="8" calcext:value-type="float">
            <text:p>8</text:p>
          </table:table-cell>
          <table:table-cell table:formula="of:=IF([.B634]=&quot;forward&quot;; [.D634]; 0)" office:value-type="float" office:value="8" calcext:value-type="float">
            <text:p>8</text:p>
          </table:table-cell>
          <table:table-cell table:formula="of:=IF(OR([.B634]=&quot;down&quot;; [.B634]=&quot;up&quot;); [.D6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635]=&quot;forward&quot;; [.B635]=&quot;down&quot;);[.C635];[.C635]*-1)" office:value-type="float" office:value="5" calcext:value-type="float">
            <text:p>5</text:p>
          </table:table-cell>
          <table:table-cell table:formula="of:=IF([.B635]=&quot;forward&quot;; [.D635]; 0)" office:value-type="float" office:value="0" calcext:value-type="float">
            <text:p>0</text:p>
          </table:table-cell>
          <table:table-cell table:formula="of:=IF(OR([.B635]=&quot;down&quot;; [.B635]=&quot;up&quot;); [.D63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636]=&quot;forward&quot;; [.B636]=&quot;down&quot;);[.C636];[.C636]*-1)" office:value-type="float" office:value="-9" calcext:value-type="float">
            <text:p>-9</text:p>
          </table:table-cell>
          <table:table-cell table:formula="of:=IF([.B636]=&quot;forward&quot;; [.D636]; 0)" office:value-type="float" office:value="0" calcext:value-type="float">
            <text:p>0</text:p>
          </table:table-cell>
          <table:table-cell table:formula="of:=IF(OR([.B636]=&quot;down&quot;; [.B636]=&quot;up&quot;); [.D636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637]=&quot;forward&quot;; [.B637]=&quot;down&quot;);[.C637];[.C637]*-1)" office:value-type="float" office:value="5" calcext:value-type="float">
            <text:p>5</text:p>
          </table:table-cell>
          <table:table-cell table:formula="of:=IF([.B637]=&quot;forward&quot;; [.D637]; 0)" office:value-type="float" office:value="0" calcext:value-type="float">
            <text:p>0</text:p>
          </table:table-cell>
          <table:table-cell table:formula="of:=IF(OR([.B637]=&quot;down&quot;; [.B637]=&quot;up&quot;); [.D637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638]=&quot;forward&quot;; [.B638]=&quot;down&quot;);[.C638];[.C638]*-1)" office:value-type="float" office:value="9" calcext:value-type="float">
            <text:p>9</text:p>
          </table:table-cell>
          <table:table-cell table:formula="of:=IF([.B638]=&quot;forward&quot;; [.D638]; 0)" office:value-type="float" office:value="0" calcext:value-type="float">
            <text:p>0</text:p>
          </table:table-cell>
          <table:table-cell table:formula="of:=IF(OR([.B638]=&quot;down&quot;; [.B638]=&quot;up&quot;); [.D638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639]=&quot;forward&quot;; [.B639]=&quot;down&quot;);[.C639];[.C639]*-1)" office:value-type="float" office:value="2" calcext:value-type="float">
            <text:p>2</text:p>
          </table:table-cell>
          <table:table-cell table:formula="of:=IF([.B639]=&quot;forward&quot;; [.D639]; 0)" office:value-type="float" office:value="2" calcext:value-type="float">
            <text:p>2</text:p>
          </table:table-cell>
          <table:table-cell table:formula="of:=IF(OR([.B639]=&quot;down&quot;; [.B639]=&quot;up&quot;); [.D6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640]=&quot;forward&quot;; [.B640]=&quot;down&quot;);[.C640];[.C640]*-1)" office:value-type="float" office:value="6" calcext:value-type="float">
            <text:p>6</text:p>
          </table:table-cell>
          <table:table-cell table:formula="of:=IF([.B640]=&quot;forward&quot;; [.D640]; 0)" office:value-type="float" office:value="6" calcext:value-type="float">
            <text:p>6</text:p>
          </table:table-cell>
          <table:table-cell table:formula="of:=IF(OR([.B640]=&quot;down&quot;; [.B640]=&quot;up&quot;); [.D6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641]=&quot;forward&quot;; [.B641]=&quot;down&quot;);[.C641];[.C641]*-1)" office:value-type="float" office:value="2" calcext:value-type="float">
            <text:p>2</text:p>
          </table:table-cell>
          <table:table-cell table:formula="of:=IF([.B641]=&quot;forward&quot;; [.D641]; 0)" office:value-type="float" office:value="2" calcext:value-type="float">
            <text:p>2</text:p>
          </table:table-cell>
          <table:table-cell table:formula="of:=IF(OR([.B641]=&quot;down&quot;; [.B641]=&quot;up&quot;); [.D6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642]=&quot;forward&quot;; [.B642]=&quot;down&quot;);[.C642];[.C642]*-1)" office:value-type="float" office:value="-1" calcext:value-type="float">
            <text:p>-1</text:p>
          </table:table-cell>
          <table:table-cell table:formula="of:=IF([.B642]=&quot;forward&quot;; [.D642]; 0)" office:value-type="float" office:value="0" calcext:value-type="float">
            <text:p>0</text:p>
          </table:table-cell>
          <table:table-cell table:formula="of:=IF(OR([.B642]=&quot;down&quot;; [.B642]=&quot;up&quot;); [.D642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643]=&quot;forward&quot;; [.B643]=&quot;down&quot;);[.C643];[.C643]*-1)" office:value-type="float" office:value="4" calcext:value-type="float">
            <text:p>4</text:p>
          </table:table-cell>
          <table:table-cell table:formula="of:=IF([.B643]=&quot;forward&quot;; [.D643]; 0)" office:value-type="float" office:value="4" calcext:value-type="float">
            <text:p>4</text:p>
          </table:table-cell>
          <table:table-cell table:formula="of:=IF(OR([.B643]=&quot;down&quot;; [.B643]=&quot;up&quot;); [.D6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644]=&quot;forward&quot;; [.B644]=&quot;down&quot;);[.C644];[.C644]*-1)" office:value-type="float" office:value="9" calcext:value-type="float">
            <text:p>9</text:p>
          </table:table-cell>
          <table:table-cell table:formula="of:=IF([.B644]=&quot;forward&quot;; [.D644]; 0)" office:value-type="float" office:value="9" calcext:value-type="float">
            <text:p>9</text:p>
          </table:table-cell>
          <table:table-cell table:formula="of:=IF(OR([.B644]=&quot;down&quot;; [.B644]=&quot;up&quot;); [.D6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645]=&quot;forward&quot;; [.B645]=&quot;down&quot;);[.C645];[.C645]*-1)" office:value-type="float" office:value="7" calcext:value-type="float">
            <text:p>7</text:p>
          </table:table-cell>
          <table:table-cell table:formula="of:=IF([.B645]=&quot;forward&quot;; [.D645]; 0)" office:value-type="float" office:value="7" calcext:value-type="float">
            <text:p>7</text:p>
          </table:table-cell>
          <table:table-cell table:formula="of:=IF(OR([.B645]=&quot;down&quot;; [.B645]=&quot;up&quot;); [.D64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646]=&quot;forward&quot;; [.B646]=&quot;down&quot;);[.C646];[.C646]*-1)" office:value-type="float" office:value="7" calcext:value-type="float">
            <text:p>7</text:p>
          </table:table-cell>
          <table:table-cell table:formula="of:=IF([.B646]=&quot;forward&quot;; [.D646]; 0)" office:value-type="float" office:value="0" calcext:value-type="float">
            <text:p>0</text:p>
          </table:table-cell>
          <table:table-cell table:formula="of:=IF(OR([.B646]=&quot;down&quot;; [.B646]=&quot;up&quot;); [.D646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647]=&quot;forward&quot;; [.B647]=&quot;down&quot;);[.C647];[.C647]*-1)" office:value-type="float" office:value="3" calcext:value-type="float">
            <text:p>3</text:p>
          </table:table-cell>
          <table:table-cell table:formula="of:=IF([.B647]=&quot;forward&quot;; [.D647]; 0)" office:value-type="float" office:value="0" calcext:value-type="float">
            <text:p>0</text:p>
          </table:table-cell>
          <table:table-cell table:formula="of:=IF(OR([.B647]=&quot;down&quot;; [.B647]=&quot;up&quot;); [.D647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648]=&quot;forward&quot;; [.B648]=&quot;down&quot;);[.C648];[.C648]*-1)" office:value-type="float" office:value="9" calcext:value-type="float">
            <text:p>9</text:p>
          </table:table-cell>
          <table:table-cell table:formula="of:=IF([.B648]=&quot;forward&quot;; [.D648]; 0)" office:value-type="float" office:value="9" calcext:value-type="float">
            <text:p>9</text:p>
          </table:table-cell>
          <table:table-cell table:formula="of:=IF(OR([.B648]=&quot;down&quot;; [.B648]=&quot;up&quot;); [.D64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649]=&quot;forward&quot;; [.B649]=&quot;down&quot;);[.C649];[.C649]*-1)" office:value-type="float" office:value="6" calcext:value-type="float">
            <text:p>6</text:p>
          </table:table-cell>
          <table:table-cell table:formula="of:=IF([.B649]=&quot;forward&quot;; [.D649]; 0)" office:value-type="float" office:value="6" calcext:value-type="float">
            <text:p>6</text:p>
          </table:table-cell>
          <table:table-cell table:formula="of:=IF(OR([.B649]=&quot;down&quot;; [.B649]=&quot;up&quot;); [.D6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650]=&quot;forward&quot;; [.B650]=&quot;down&quot;);[.C650];[.C650]*-1)" office:value-type="float" office:value="-5" calcext:value-type="float">
            <text:p>-5</text:p>
          </table:table-cell>
          <table:table-cell table:formula="of:=IF([.B650]=&quot;forward&quot;; [.D650]; 0)" office:value-type="float" office:value="0" calcext:value-type="float">
            <text:p>0</text:p>
          </table:table-cell>
          <table:table-cell table:formula="of:=IF(OR([.B650]=&quot;down&quot;; [.B650]=&quot;up&quot;); [.D650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51]=&quot;forward&quot;; [.B651]=&quot;down&quot;);[.C651];[.C651]*-1)" office:value-type="float" office:value="5" calcext:value-type="float">
            <text:p>5</text:p>
          </table:table-cell>
          <table:table-cell table:formula="of:=IF([.B651]=&quot;forward&quot;; [.D651]; 0)" office:value-type="float" office:value="5" calcext:value-type="float">
            <text:p>5</text:p>
          </table:table-cell>
          <table:table-cell table:formula="of:=IF(OR([.B651]=&quot;down&quot;; [.B651]=&quot;up&quot;); [.D6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652]=&quot;forward&quot;; [.B652]=&quot;down&quot;);[.C652];[.C652]*-1)" office:value-type="float" office:value="7" calcext:value-type="float">
            <text:p>7</text:p>
          </table:table-cell>
          <table:table-cell table:formula="of:=IF([.B652]=&quot;forward&quot;; [.D652]; 0)" office:value-type="float" office:value="7" calcext:value-type="float">
            <text:p>7</text:p>
          </table:table-cell>
          <table:table-cell table:formula="of:=IF(OR([.B652]=&quot;down&quot;; [.B652]=&quot;up&quot;); [.D6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653]=&quot;forward&quot;; [.B653]=&quot;down&quot;);[.C653];[.C653]*-1)" office:value-type="float" office:value="9" calcext:value-type="float">
            <text:p>9</text:p>
          </table:table-cell>
          <table:table-cell table:formula="of:=IF([.B653]=&quot;forward&quot;; [.D653]; 0)" office:value-type="float" office:value="0" calcext:value-type="float">
            <text:p>0</text:p>
          </table:table-cell>
          <table:table-cell table:formula="of:=IF(OR([.B653]=&quot;down&quot;; [.B653]=&quot;up&quot;); [.D653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654]=&quot;forward&quot;; [.B654]=&quot;down&quot;);[.C654];[.C654]*-1)" office:value-type="float" office:value="6" calcext:value-type="float">
            <text:p>6</text:p>
          </table:table-cell>
          <table:table-cell table:formula="of:=IF([.B654]=&quot;forward&quot;; [.D654]; 0)" office:value-type="float" office:value="6" calcext:value-type="float">
            <text:p>6</text:p>
          </table:table-cell>
          <table:table-cell table:formula="of:=IF(OR([.B654]=&quot;down&quot;; [.B654]=&quot;up&quot;); [.D6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655]=&quot;forward&quot;; [.B655]=&quot;down&quot;);[.C655];[.C655]*-1)" office:value-type="float" office:value="7" calcext:value-type="float">
            <text:p>7</text:p>
          </table:table-cell>
          <table:table-cell table:formula="of:=IF([.B655]=&quot;forward&quot;; [.D655]; 0)" office:value-type="float" office:value="0" calcext:value-type="float">
            <text:p>0</text:p>
          </table:table-cell>
          <table:table-cell table:formula="of:=IF(OR([.B655]=&quot;down&quot;; [.B655]=&quot;up&quot;); [.D655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56]=&quot;forward&quot;; [.B656]=&quot;down&quot;);[.C656];[.C656]*-1)" office:value-type="float" office:value="5" calcext:value-type="float">
            <text:p>5</text:p>
          </table:table-cell>
          <table:table-cell table:formula="of:=IF([.B656]=&quot;forward&quot;; [.D656]; 0)" office:value-type="float" office:value="5" calcext:value-type="float">
            <text:p>5</text:p>
          </table:table-cell>
          <table:table-cell table:formula="of:=IF(OR([.B656]=&quot;down&quot;; [.B656]=&quot;up&quot;); [.D6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57]=&quot;forward&quot;; [.B657]=&quot;down&quot;);[.C657];[.C657]*-1)" office:value-type="float" office:value="5" calcext:value-type="float">
            <text:p>5</text:p>
          </table:table-cell>
          <table:table-cell table:formula="of:=IF([.B657]=&quot;forward&quot;; [.D657]; 0)" office:value-type="float" office:value="5" calcext:value-type="float">
            <text:p>5</text:p>
          </table:table-cell>
          <table:table-cell table:formula="of:=IF(OR([.B657]=&quot;down&quot;; [.B657]=&quot;up&quot;); [.D6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658]=&quot;forward&quot;; [.B658]=&quot;down&quot;);[.C658];[.C658]*-1)" office:value-type="float" office:value="4" calcext:value-type="float">
            <text:p>4</text:p>
          </table:table-cell>
          <table:table-cell table:formula="of:=IF([.B658]=&quot;forward&quot;; [.D658]; 0)" office:value-type="float" office:value="4" calcext:value-type="float">
            <text:p>4</text:p>
          </table:table-cell>
          <table:table-cell table:formula="of:=IF(OR([.B658]=&quot;down&quot;; [.B658]=&quot;up&quot;); [.D6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659]=&quot;forward&quot;; [.B659]=&quot;down&quot;);[.C659];[.C659]*-1)" office:value-type="float" office:value="1" calcext:value-type="float">
            <text:p>1</text:p>
          </table:table-cell>
          <table:table-cell table:formula="of:=IF([.B659]=&quot;forward&quot;; [.D659]; 0)" office:value-type="float" office:value="1" calcext:value-type="float">
            <text:p>1</text:p>
          </table:table-cell>
          <table:table-cell table:formula="of:=IF(OR([.B659]=&quot;down&quot;; [.B659]=&quot;up&quot;); [.D6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660]=&quot;forward&quot;; [.B660]=&quot;down&quot;);[.C660];[.C660]*-1)" office:value-type="float" office:value="1" calcext:value-type="float">
            <text:p>1</text:p>
          </table:table-cell>
          <table:table-cell table:formula="of:=IF([.B660]=&quot;forward&quot;; [.D660]; 0)" office:value-type="float" office:value="1" calcext:value-type="float">
            <text:p>1</text:p>
          </table:table-cell>
          <table:table-cell table:formula="of:=IF(OR([.B660]=&quot;down&quot;; [.B660]=&quot;up&quot;); [.D66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661]=&quot;forward&quot;; [.B661]=&quot;down&quot;);[.C661];[.C661]*-1)" office:value-type="float" office:value="-7" calcext:value-type="float">
            <text:p>-7</text:p>
          </table:table-cell>
          <table:table-cell table:formula="of:=IF([.B661]=&quot;forward&quot;; [.D661]; 0)" office:value-type="float" office:value="0" calcext:value-type="float">
            <text:p>0</text:p>
          </table:table-cell>
          <table:table-cell table:formula="of:=IF(OR([.B661]=&quot;down&quot;; [.B661]=&quot;up&quot;); [.D661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662]=&quot;forward&quot;; [.B662]=&quot;down&quot;);[.C662];[.C662]*-1)" office:value-type="float" office:value="3" calcext:value-type="float">
            <text:p>3</text:p>
          </table:table-cell>
          <table:table-cell table:formula="of:=IF([.B662]=&quot;forward&quot;; [.D662]; 0)" office:value-type="float" office:value="3" calcext:value-type="float">
            <text:p>3</text:p>
          </table:table-cell>
          <table:table-cell table:formula="of:=IF(OR([.B662]=&quot;down&quot;; [.B662]=&quot;up&quot;); [.D66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663]=&quot;forward&quot;; [.B663]=&quot;down&quot;);[.C663];[.C663]*-1)" office:value-type="float" office:value="-3" calcext:value-type="float">
            <text:p>-3</text:p>
          </table:table-cell>
          <table:table-cell table:formula="of:=IF([.B663]=&quot;forward&quot;; [.D663]; 0)" office:value-type="float" office:value="0" calcext:value-type="float">
            <text:p>0</text:p>
          </table:table-cell>
          <table:table-cell table:formula="of:=IF(OR([.B663]=&quot;down&quot;; [.B663]=&quot;up&quot;); [.D663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664]=&quot;forward&quot;; [.B664]=&quot;down&quot;);[.C664];[.C664]*-1)" office:value-type="float" office:value="6" calcext:value-type="float">
            <text:p>6</text:p>
          </table:table-cell>
          <table:table-cell table:formula="of:=IF([.B664]=&quot;forward&quot;; [.D664]; 0)" office:value-type="float" office:value="6" calcext:value-type="float">
            <text:p>6</text:p>
          </table:table-cell>
          <table:table-cell table:formula="of:=IF(OR([.B664]=&quot;down&quot;; [.B664]=&quot;up&quot;); [.D6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665]=&quot;forward&quot;; [.B665]=&quot;down&quot;);[.C665];[.C665]*-1)" office:value-type="float" office:value="-3" calcext:value-type="float">
            <text:p>-3</text:p>
          </table:table-cell>
          <table:table-cell table:formula="of:=IF([.B665]=&quot;forward&quot;; [.D665]; 0)" office:value-type="float" office:value="0" calcext:value-type="float">
            <text:p>0</text:p>
          </table:table-cell>
          <table:table-cell table:formula="of:=IF(OR([.B665]=&quot;down&quot;; [.B665]=&quot;up&quot;); [.D665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666]=&quot;forward&quot;; [.B666]=&quot;down&quot;);[.C666];[.C666]*-1)" office:value-type="float" office:value="9" calcext:value-type="float">
            <text:p>9</text:p>
          </table:table-cell>
          <table:table-cell table:formula="of:=IF([.B666]=&quot;forward&quot;; [.D666]; 0)" office:value-type="float" office:value="0" calcext:value-type="float">
            <text:p>0</text:p>
          </table:table-cell>
          <table:table-cell table:formula="of:=IF(OR([.B666]=&quot;down&quot;; [.B666]=&quot;up&quot;); [.D666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667]=&quot;forward&quot;; [.B667]=&quot;down&quot;);[.C667];[.C667]*-1)" office:value-type="float" office:value="9" calcext:value-type="float">
            <text:p>9</text:p>
          </table:table-cell>
          <table:table-cell table:formula="of:=IF([.B667]=&quot;forward&quot;; [.D667]; 0)" office:value-type="float" office:value="9" calcext:value-type="float">
            <text:p>9</text:p>
          </table:table-cell>
          <table:table-cell table:formula="of:=IF(OR([.B667]=&quot;down&quot;; [.B667]=&quot;up&quot;); [.D6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668]=&quot;forward&quot;; [.B668]=&quot;down&quot;);[.C668];[.C668]*-1)" office:value-type="float" office:value="-6" calcext:value-type="float">
            <text:p>-6</text:p>
          </table:table-cell>
          <table:table-cell table:formula="of:=IF([.B668]=&quot;forward&quot;; [.D668]; 0)" office:value-type="float" office:value="0" calcext:value-type="float">
            <text:p>0</text:p>
          </table:table-cell>
          <table:table-cell table:formula="of:=IF(OR([.B668]=&quot;down&quot;; [.B668]=&quot;up&quot;); [.D668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669]=&quot;forward&quot;; [.B669]=&quot;down&quot;);[.C669];[.C669]*-1)" office:value-type="float" office:value="-3" calcext:value-type="float">
            <text:p>-3</text:p>
          </table:table-cell>
          <table:table-cell table:formula="of:=IF([.B669]=&quot;forward&quot;; [.D669]; 0)" office:value-type="float" office:value="0" calcext:value-type="float">
            <text:p>0</text:p>
          </table:table-cell>
          <table:table-cell table:formula="of:=IF(OR([.B669]=&quot;down&quot;; [.B669]=&quot;up&quot;); [.D669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670]=&quot;forward&quot;; [.B670]=&quot;down&quot;);[.C670];[.C670]*-1)" office:value-type="float" office:value="2" calcext:value-type="float">
            <text:p>2</text:p>
          </table:table-cell>
          <table:table-cell table:formula="of:=IF([.B670]=&quot;forward&quot;; [.D670]; 0)" office:value-type="float" office:value="2" calcext:value-type="float">
            <text:p>2</text:p>
          </table:table-cell>
          <table:table-cell table:formula="of:=IF(OR([.B670]=&quot;down&quot;; [.B670]=&quot;up&quot;); [.D67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671]=&quot;forward&quot;; [.B671]=&quot;down&quot;);[.C671];[.C671]*-1)" office:value-type="float" office:value="2" calcext:value-type="float">
            <text:p>2</text:p>
          </table:table-cell>
          <table:table-cell table:formula="of:=IF([.B671]=&quot;forward&quot;; [.D671]; 0)" office:value-type="float" office:value="0" calcext:value-type="float">
            <text:p>0</text:p>
          </table:table-cell>
          <table:table-cell table:formula="of:=IF(OR([.B671]=&quot;down&quot;; [.B671]=&quot;up&quot;); [.D671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672]=&quot;forward&quot;; [.B672]=&quot;down&quot;);[.C672];[.C672]*-1)" office:value-type="float" office:value="9" calcext:value-type="float">
            <text:p>9</text:p>
          </table:table-cell>
          <table:table-cell table:formula="of:=IF([.B672]=&quot;forward&quot;; [.D672]; 0)" office:value-type="float" office:value="9" calcext:value-type="float">
            <text:p>9</text:p>
          </table:table-cell>
          <table:table-cell table:formula="of:=IF(OR([.B672]=&quot;down&quot;; [.B672]=&quot;up&quot;); [.D6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673]=&quot;forward&quot;; [.B673]=&quot;down&quot;);[.C673];[.C673]*-1)" office:value-type="float" office:value="7" calcext:value-type="float">
            <text:p>7</text:p>
          </table:table-cell>
          <table:table-cell table:formula="of:=IF([.B673]=&quot;forward&quot;; [.D673]; 0)" office:value-type="float" office:value="0" calcext:value-type="float">
            <text:p>0</text:p>
          </table:table-cell>
          <table:table-cell table:formula="of:=IF(OR([.B673]=&quot;down&quot;; [.B673]=&quot;up&quot;); [.D673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674]=&quot;forward&quot;; [.B674]=&quot;down&quot;);[.C674];[.C674]*-1)" office:value-type="float" office:value="-7" calcext:value-type="float">
            <text:p>-7</text:p>
          </table:table-cell>
          <table:table-cell table:formula="of:=IF([.B674]=&quot;forward&quot;; [.D674]; 0)" office:value-type="float" office:value="0" calcext:value-type="float">
            <text:p>0</text:p>
          </table:table-cell>
          <table:table-cell table:formula="of:=IF(OR([.B674]=&quot;down&quot;; [.B674]=&quot;up&quot;); [.D674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675]=&quot;forward&quot;; [.B675]=&quot;down&quot;);[.C675];[.C675]*-1)" office:value-type="float" office:value="6" calcext:value-type="float">
            <text:p>6</text:p>
          </table:table-cell>
          <table:table-cell table:formula="of:=IF([.B675]=&quot;forward&quot;; [.D675]; 0)" office:value-type="float" office:value="6" calcext:value-type="float">
            <text:p>6</text:p>
          </table:table-cell>
          <table:table-cell table:formula="of:=IF(OR([.B675]=&quot;down&quot;; [.B675]=&quot;up&quot;); [.D6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676]=&quot;forward&quot;; [.B676]=&quot;down&quot;);[.C676];[.C676]*-1)" office:value-type="float" office:value="2" calcext:value-type="float">
            <text:p>2</text:p>
          </table:table-cell>
          <table:table-cell table:formula="of:=IF([.B676]=&quot;forward&quot;; [.D676]; 0)" office:value-type="float" office:value="2" calcext:value-type="float">
            <text:p>2</text:p>
          </table:table-cell>
          <table:table-cell table:formula="of:=IF(OR([.B676]=&quot;down&quot;; [.B676]=&quot;up&quot;); [.D6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677]=&quot;forward&quot;; [.B677]=&quot;down&quot;);[.C677];[.C677]*-1)" office:value-type="float" office:value="2" calcext:value-type="float">
            <text:p>2</text:p>
          </table:table-cell>
          <table:table-cell table:formula="of:=IF([.B677]=&quot;forward&quot;; [.D677]; 0)" office:value-type="float" office:value="0" calcext:value-type="float">
            <text:p>0</text:p>
          </table:table-cell>
          <table:table-cell table:formula="of:=IF(OR([.B677]=&quot;down&quot;; [.B677]=&quot;up&quot;); [.D677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678]=&quot;forward&quot;; [.B678]=&quot;down&quot;);[.C678];[.C678]*-1)" office:value-type="float" office:value="4" calcext:value-type="float">
            <text:p>4</text:p>
          </table:table-cell>
          <table:table-cell table:formula="of:=IF([.B678]=&quot;forward&quot;; [.D678]; 0)" office:value-type="float" office:value="0" calcext:value-type="float">
            <text:p>0</text:p>
          </table:table-cell>
          <table:table-cell table:formula="of:=IF(OR([.B678]=&quot;down&quot;; [.B678]=&quot;up&quot;); [.D678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679]=&quot;forward&quot;; [.B679]=&quot;down&quot;);[.C679];[.C679]*-1)" office:value-type="float" office:value="1" calcext:value-type="float">
            <text:p>1</text:p>
          </table:table-cell>
          <table:table-cell table:formula="of:=IF([.B679]=&quot;forward&quot;; [.D679]; 0)" office:value-type="float" office:value="1" calcext:value-type="float">
            <text:p>1</text:p>
          </table:table-cell>
          <table:table-cell table:formula="of:=IF(OR([.B679]=&quot;down&quot;; [.B679]=&quot;up&quot;); [.D6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680]=&quot;forward&quot;; [.B680]=&quot;down&quot;);[.C680];[.C680]*-1)" office:value-type="float" office:value="4" calcext:value-type="float">
            <text:p>4</text:p>
          </table:table-cell>
          <table:table-cell table:formula="of:=IF([.B680]=&quot;forward&quot;; [.D680]; 0)" office:value-type="float" office:value="4" calcext:value-type="float">
            <text:p>4</text:p>
          </table:table-cell>
          <table:table-cell table:formula="of:=IF(OR([.B680]=&quot;down&quot;; [.B680]=&quot;up&quot;); [.D68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681]=&quot;forward&quot;; [.B681]=&quot;down&quot;);[.C681];[.C681]*-1)" office:value-type="float" office:value="4" calcext:value-type="float">
            <text:p>4</text:p>
          </table:table-cell>
          <table:table-cell table:formula="of:=IF([.B681]=&quot;forward&quot;; [.D681]; 0)" office:value-type="float" office:value="0" calcext:value-type="float">
            <text:p>0</text:p>
          </table:table-cell>
          <table:table-cell table:formula="of:=IF(OR([.B681]=&quot;down&quot;; [.B681]=&quot;up&quot;); [.D681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682]=&quot;forward&quot;; [.B682]=&quot;down&quot;);[.C682];[.C682]*-1)" office:value-type="float" office:value="-9" calcext:value-type="float">
            <text:p>-9</text:p>
          </table:table-cell>
          <table:table-cell table:formula="of:=IF([.B682]=&quot;forward&quot;; [.D682]; 0)" office:value-type="float" office:value="0" calcext:value-type="float">
            <text:p>0</text:p>
          </table:table-cell>
          <table:table-cell table:formula="of:=IF(OR([.B682]=&quot;down&quot;; [.B682]=&quot;up&quot;); [.D682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683]=&quot;forward&quot;; [.B683]=&quot;down&quot;);[.C683];[.C683]*-1)" office:value-type="float" office:value="4" calcext:value-type="float">
            <text:p>4</text:p>
          </table:table-cell>
          <table:table-cell table:formula="of:=IF([.B683]=&quot;forward&quot;; [.D683]; 0)" office:value-type="float" office:value="0" calcext:value-type="float">
            <text:p>0</text:p>
          </table:table-cell>
          <table:table-cell table:formula="of:=IF(OR([.B683]=&quot;down&quot;; [.B683]=&quot;up&quot;); [.D683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684]=&quot;forward&quot;; [.B684]=&quot;down&quot;);[.C684];[.C684]*-1)" office:value-type="float" office:value="4" calcext:value-type="float">
            <text:p>4</text:p>
          </table:table-cell>
          <table:table-cell table:formula="of:=IF([.B684]=&quot;forward&quot;; [.D684]; 0)" office:value-type="float" office:value="0" calcext:value-type="float">
            <text:p>0</text:p>
          </table:table-cell>
          <table:table-cell table:formula="of:=IF(OR([.B684]=&quot;down&quot;; [.B684]=&quot;up&quot;); [.D684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685]=&quot;forward&quot;; [.B685]=&quot;down&quot;);[.C685];[.C685]*-1)" office:value-type="float" office:value="3" calcext:value-type="float">
            <text:p>3</text:p>
          </table:table-cell>
          <table:table-cell table:formula="of:=IF([.B685]=&quot;forward&quot;; [.D685]; 0)" office:value-type="float" office:value="0" calcext:value-type="float">
            <text:p>0</text:p>
          </table:table-cell>
          <table:table-cell table:formula="of:=IF(OR([.B685]=&quot;down&quot;; [.B685]=&quot;up&quot;); [.D685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686]=&quot;forward&quot;; [.B686]=&quot;down&quot;);[.C686];[.C686]*-1)" office:value-type="float" office:value="6" calcext:value-type="float">
            <text:p>6</text:p>
          </table:table-cell>
          <table:table-cell table:formula="of:=IF([.B686]=&quot;forward&quot;; [.D686]; 0)" office:value-type="float" office:value="6" calcext:value-type="float">
            <text:p>6</text:p>
          </table:table-cell>
          <table:table-cell table:formula="of:=IF(OR([.B686]=&quot;down&quot;; [.B686]=&quot;up&quot;); [.D68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687]=&quot;forward&quot;; [.B687]=&quot;down&quot;);[.C687];[.C687]*-1)" office:value-type="float" office:value="3" calcext:value-type="float">
            <text:p>3</text:p>
          </table:table-cell>
          <table:table-cell table:formula="of:=IF([.B687]=&quot;forward&quot;; [.D687]; 0)" office:value-type="float" office:value="3" calcext:value-type="float">
            <text:p>3</text:p>
          </table:table-cell>
          <table:table-cell table:formula="of:=IF(OR([.B687]=&quot;down&quot;; [.B687]=&quot;up&quot;); [.D68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688]=&quot;forward&quot;; [.B688]=&quot;down&quot;);[.C688];[.C688]*-1)" office:value-type="float" office:value="3" calcext:value-type="float">
            <text:p>3</text:p>
          </table:table-cell>
          <table:table-cell table:formula="of:=IF([.B688]=&quot;forward&quot;; [.D688]; 0)" office:value-type="float" office:value="0" calcext:value-type="float">
            <text:p>0</text:p>
          </table:table-cell>
          <table:table-cell table:formula="of:=IF(OR([.B688]=&quot;down&quot;; [.B688]=&quot;up&quot;); [.D688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89]=&quot;forward&quot;; [.B689]=&quot;down&quot;);[.C689];[.C689]*-1)" office:value-type="float" office:value="5" calcext:value-type="float">
            <text:p>5</text:p>
          </table:table-cell>
          <table:table-cell table:formula="of:=IF([.B689]=&quot;forward&quot;; [.D689]; 0)" office:value-type="float" office:value="5" calcext:value-type="float">
            <text:p>5</text:p>
          </table:table-cell>
          <table:table-cell table:formula="of:=IF(OR([.B689]=&quot;down&quot;; [.B689]=&quot;up&quot;); [.D6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690]=&quot;forward&quot;; [.B690]=&quot;down&quot;);[.C690];[.C690]*-1)" office:value-type="float" office:value="7" calcext:value-type="float">
            <text:p>7</text:p>
          </table:table-cell>
          <table:table-cell table:formula="of:=IF([.B690]=&quot;forward&quot;; [.D690]; 0)" office:value-type="float" office:value="7" calcext:value-type="float">
            <text:p>7</text:p>
          </table:table-cell>
          <table:table-cell table:formula="of:=IF(OR([.B690]=&quot;down&quot;; [.B690]=&quot;up&quot;); [.D69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691]=&quot;forward&quot;; [.B691]=&quot;down&quot;);[.C691];[.C691]*-1)" office:value-type="float" office:value="-4" calcext:value-type="float">
            <text:p>-4</text:p>
          </table:table-cell>
          <table:table-cell table:formula="of:=IF([.B691]=&quot;forward&quot;; [.D691]; 0)" office:value-type="float" office:value="0" calcext:value-type="float">
            <text:p>0</text:p>
          </table:table-cell>
          <table:table-cell table:formula="of:=IF(OR([.B691]=&quot;down&quot;; [.B691]=&quot;up&quot;); [.D691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692]=&quot;forward&quot;; [.B692]=&quot;down&quot;);[.C692];[.C692]*-1)" office:value-type="float" office:value="1" calcext:value-type="float">
            <text:p>1</text:p>
          </table:table-cell>
          <table:table-cell table:formula="of:=IF([.B692]=&quot;forward&quot;; [.D692]; 0)" office:value-type="float" office:value="1" calcext:value-type="float">
            <text:p>1</text:p>
          </table:table-cell>
          <table:table-cell table:formula="of:=IF(OR([.B692]=&quot;down&quot;; [.B692]=&quot;up&quot;); [.D6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93]=&quot;forward&quot;; [.B693]=&quot;down&quot;);[.C693];[.C693]*-1)" office:value-type="float" office:value="5" calcext:value-type="float">
            <text:p>5</text:p>
          </table:table-cell>
          <table:table-cell table:formula="of:=IF([.B693]=&quot;forward&quot;; [.D693]; 0)" office:value-type="float" office:value="5" calcext:value-type="float">
            <text:p>5</text:p>
          </table:table-cell>
          <table:table-cell table:formula="of:=IF(OR([.B693]=&quot;down&quot;; [.B693]=&quot;up&quot;); [.D6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694]=&quot;forward&quot;; [.B694]=&quot;down&quot;);[.C694];[.C694]*-1)" office:value-type="float" office:value="2" calcext:value-type="float">
            <text:p>2</text:p>
          </table:table-cell>
          <table:table-cell table:formula="of:=IF([.B694]=&quot;forward&quot;; [.D694]; 0)" office:value-type="float" office:value="2" calcext:value-type="float">
            <text:p>2</text:p>
          </table:table-cell>
          <table:table-cell table:formula="of:=IF(OR([.B694]=&quot;down&quot;; [.B694]=&quot;up&quot;); [.D6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95]=&quot;forward&quot;; [.B695]=&quot;down&quot;);[.C695];[.C695]*-1)" office:value-type="float" office:value="5" calcext:value-type="float">
            <text:p>5</text:p>
          </table:table-cell>
          <table:table-cell table:formula="of:=IF([.B695]=&quot;forward&quot;; [.D695]; 0)" office:value-type="float" office:value="5" calcext:value-type="float">
            <text:p>5</text:p>
          </table:table-cell>
          <table:table-cell table:formula="of:=IF(OR([.B695]=&quot;down&quot;; [.B695]=&quot;up&quot;); [.D6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696]=&quot;forward&quot;; [.B696]=&quot;down&quot;);[.C696];[.C696]*-1)" office:value-type="float" office:value="5" calcext:value-type="float">
            <text:p>5</text:p>
          </table:table-cell>
          <table:table-cell table:formula="of:=IF([.B696]=&quot;forward&quot;; [.D696]; 0)" office:value-type="float" office:value="5" calcext:value-type="float">
            <text:p>5</text:p>
          </table:table-cell>
          <table:table-cell table:formula="of:=IF(OR([.B696]=&quot;down&quot;; [.B696]=&quot;up&quot;); [.D6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697]=&quot;forward&quot;; [.B697]=&quot;down&quot;);[.C697];[.C697]*-1)" office:value-type="float" office:value="2" calcext:value-type="float">
            <text:p>2</text:p>
          </table:table-cell>
          <table:table-cell table:formula="of:=IF([.B697]=&quot;forward&quot;; [.D697]; 0)" office:value-type="float" office:value="2" calcext:value-type="float">
            <text:p>2</text:p>
          </table:table-cell>
          <table:table-cell table:formula="of:=IF(OR([.B697]=&quot;down&quot;; [.B697]=&quot;up&quot;); [.D69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698]=&quot;forward&quot;; [.B698]=&quot;down&quot;);[.C698];[.C698]*-1)" office:value-type="float" office:value="-8" calcext:value-type="float">
            <text:p>-8</text:p>
          </table:table-cell>
          <table:table-cell table:formula="of:=IF([.B698]=&quot;forward&quot;; [.D698]; 0)" office:value-type="float" office:value="0" calcext:value-type="float">
            <text:p>0</text:p>
          </table:table-cell>
          <table:table-cell table:formula="of:=IF(OR([.B698]=&quot;down&quot;; [.B698]=&quot;up&quot;); [.D698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699]=&quot;forward&quot;; [.B699]=&quot;down&quot;);[.C699];[.C699]*-1)" office:value-type="float" office:value="7" calcext:value-type="float">
            <text:p>7</text:p>
          </table:table-cell>
          <table:table-cell table:formula="of:=IF([.B699]=&quot;forward&quot;; [.D699]; 0)" office:value-type="float" office:value="0" calcext:value-type="float">
            <text:p>0</text:p>
          </table:table-cell>
          <table:table-cell table:formula="of:=IF(OR([.B699]=&quot;down&quot;; [.B699]=&quot;up&quot;); [.D699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700]=&quot;forward&quot;; [.B700]=&quot;down&quot;);[.C700];[.C700]*-1)" office:value-type="float" office:value="-7" calcext:value-type="float">
            <text:p>-7</text:p>
          </table:table-cell>
          <table:table-cell table:formula="of:=IF([.B700]=&quot;forward&quot;; [.D700]; 0)" office:value-type="float" office:value="0" calcext:value-type="float">
            <text:p>0</text:p>
          </table:table-cell>
          <table:table-cell table:formula="of:=IF(OR([.B700]=&quot;down&quot;; [.B700]=&quot;up&quot;); [.D700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701]=&quot;forward&quot;; [.B701]=&quot;down&quot;);[.C701];[.C701]*-1)" office:value-type="float" office:value="7" calcext:value-type="float">
            <text:p>7</text:p>
          </table:table-cell>
          <table:table-cell table:formula="of:=IF([.B701]=&quot;forward&quot;; [.D701]; 0)" office:value-type="float" office:value="0" calcext:value-type="float">
            <text:p>0</text:p>
          </table:table-cell>
          <table:table-cell table:formula="of:=IF(OR([.B701]=&quot;down&quot;; [.B701]=&quot;up&quot;); [.D701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702]=&quot;forward&quot;; [.B702]=&quot;down&quot;);[.C702];[.C702]*-1)" office:value-type="float" office:value="1" calcext:value-type="float">
            <text:p>1</text:p>
          </table:table-cell>
          <table:table-cell table:formula="of:=IF([.B702]=&quot;forward&quot;; [.D702]; 0)" office:value-type="float" office:value="1" calcext:value-type="float">
            <text:p>1</text:p>
          </table:table-cell>
          <table:table-cell table:formula="of:=IF(OR([.B702]=&quot;down&quot;; [.B702]=&quot;up&quot;); [.D70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703]=&quot;forward&quot;; [.B703]=&quot;down&quot;);[.C703];[.C703]*-1)" office:value-type="float" office:value="5" calcext:value-type="float">
            <text:p>5</text:p>
          </table:table-cell>
          <table:table-cell table:formula="of:=IF([.B703]=&quot;forward&quot;; [.D703]; 0)" office:value-type="float" office:value="5" calcext:value-type="float">
            <text:p>5</text:p>
          </table:table-cell>
          <table:table-cell table:formula="of:=IF(OR([.B703]=&quot;down&quot;; [.B703]=&quot;up&quot;); [.D70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704]=&quot;forward&quot;; [.B704]=&quot;down&quot;);[.C704];[.C704]*-1)" office:value-type="float" office:value="3" calcext:value-type="float">
            <text:p>3</text:p>
          </table:table-cell>
          <table:table-cell table:formula="of:=IF([.B704]=&quot;forward&quot;; [.D704]; 0)" office:value-type="float" office:value="3" calcext:value-type="float">
            <text:p>3</text:p>
          </table:table-cell>
          <table:table-cell table:formula="of:=IF(OR([.B704]=&quot;down&quot;; [.B704]=&quot;up&quot;); [.D7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705]=&quot;forward&quot;; [.B705]=&quot;down&quot;);[.C705];[.C705]*-1)" office:value-type="float" office:value="7" calcext:value-type="float">
            <text:p>7</text:p>
          </table:table-cell>
          <table:table-cell table:formula="of:=IF([.B705]=&quot;forward&quot;; [.D705]; 0)" office:value-type="float" office:value="7" calcext:value-type="float">
            <text:p>7</text:p>
          </table:table-cell>
          <table:table-cell table:formula="of:=IF(OR([.B705]=&quot;down&quot;; [.B705]=&quot;up&quot;); [.D7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706]=&quot;forward&quot;; [.B706]=&quot;down&quot;);[.C706];[.C706]*-1)" office:value-type="float" office:value="5" calcext:value-type="float">
            <text:p>5</text:p>
          </table:table-cell>
          <table:table-cell table:formula="of:=IF([.B706]=&quot;forward&quot;; [.D706]; 0)" office:value-type="float" office:value="5" calcext:value-type="float">
            <text:p>5</text:p>
          </table:table-cell>
          <table:table-cell table:formula="of:=IF(OR([.B706]=&quot;down&quot;; [.B706]=&quot;up&quot;); [.D7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707]=&quot;forward&quot;; [.B707]=&quot;down&quot;);[.C707];[.C707]*-1)" office:value-type="float" office:value="6" calcext:value-type="float">
            <text:p>6</text:p>
          </table:table-cell>
          <table:table-cell table:formula="of:=IF([.B707]=&quot;forward&quot;; [.D707]; 0)" office:value-type="float" office:value="6" calcext:value-type="float">
            <text:p>6</text:p>
          </table:table-cell>
          <table:table-cell table:formula="of:=IF(OR([.B707]=&quot;down&quot;; [.B707]=&quot;up&quot;); [.D7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708]=&quot;forward&quot;; [.B708]=&quot;down&quot;);[.C708];[.C708]*-1)" office:value-type="float" office:value="-7" calcext:value-type="float">
            <text:p>-7</text:p>
          </table:table-cell>
          <table:table-cell table:formula="of:=IF([.B708]=&quot;forward&quot;; [.D708]; 0)" office:value-type="float" office:value="0" calcext:value-type="float">
            <text:p>0</text:p>
          </table:table-cell>
          <table:table-cell table:formula="of:=IF(OR([.B708]=&quot;down&quot;; [.B708]=&quot;up&quot;); [.D708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709]=&quot;forward&quot;; [.B709]=&quot;down&quot;);[.C709];[.C709]*-1)" office:value-type="float" office:value="3" calcext:value-type="float">
            <text:p>3</text:p>
          </table:table-cell>
          <table:table-cell table:formula="of:=IF([.B709]=&quot;forward&quot;; [.D709]; 0)" office:value-type="float" office:value="3" calcext:value-type="float">
            <text:p>3</text:p>
          </table:table-cell>
          <table:table-cell table:formula="of:=IF(OR([.B709]=&quot;down&quot;; [.B709]=&quot;up&quot;); [.D7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710]=&quot;forward&quot;; [.B710]=&quot;down&quot;);[.C710];[.C710]*-1)" office:value-type="float" office:value="7" calcext:value-type="float">
            <text:p>7</text:p>
          </table:table-cell>
          <table:table-cell table:formula="of:=IF([.B710]=&quot;forward&quot;; [.D710]; 0)" office:value-type="float" office:value="0" calcext:value-type="float">
            <text:p>0</text:p>
          </table:table-cell>
          <table:table-cell table:formula="of:=IF(OR([.B710]=&quot;down&quot;; [.B710]=&quot;up&quot;); [.D710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711]=&quot;forward&quot;; [.B711]=&quot;down&quot;);[.C711];[.C711]*-1)" office:value-type="float" office:value="2" calcext:value-type="float">
            <text:p>2</text:p>
          </table:table-cell>
          <table:table-cell table:formula="of:=IF([.B711]=&quot;forward&quot;; [.D711]; 0)" office:value-type="float" office:value="0" calcext:value-type="float">
            <text:p>0</text:p>
          </table:table-cell>
          <table:table-cell table:formula="of:=IF(OR([.B711]=&quot;down&quot;; [.B711]=&quot;up&quot;); [.D711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712]=&quot;forward&quot;; [.B712]=&quot;down&quot;);[.C712];[.C712]*-1)" office:value-type="float" office:value="-9" calcext:value-type="float">
            <text:p>-9</text:p>
          </table:table-cell>
          <table:table-cell table:formula="of:=IF([.B712]=&quot;forward&quot;; [.D712]; 0)" office:value-type="float" office:value="0" calcext:value-type="float">
            <text:p>0</text:p>
          </table:table-cell>
          <table:table-cell table:formula="of:=IF(OR([.B712]=&quot;down&quot;; [.B712]=&quot;up&quot;); [.D712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713]=&quot;forward&quot;; [.B713]=&quot;down&quot;);[.C713];[.C713]*-1)" office:value-type="float" office:value="6" calcext:value-type="float">
            <text:p>6</text:p>
          </table:table-cell>
          <table:table-cell table:formula="of:=IF([.B713]=&quot;forward&quot;; [.D713]; 0)" office:value-type="float" office:value="6" calcext:value-type="float">
            <text:p>6</text:p>
          </table:table-cell>
          <table:table-cell table:formula="of:=IF(OR([.B713]=&quot;down&quot;; [.B713]=&quot;up&quot;); [.D7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714]=&quot;forward&quot;; [.B714]=&quot;down&quot;);[.C714];[.C714]*-1)" office:value-type="float" office:value="7" calcext:value-type="float">
            <text:p>7</text:p>
          </table:table-cell>
          <table:table-cell table:formula="of:=IF([.B714]=&quot;forward&quot;; [.D714]; 0)" office:value-type="float" office:value="0" calcext:value-type="float">
            <text:p>0</text:p>
          </table:table-cell>
          <table:table-cell table:formula="of:=IF(OR([.B714]=&quot;down&quot;; [.B714]=&quot;up&quot;); [.D714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715]=&quot;forward&quot;; [.B715]=&quot;down&quot;);[.C715];[.C715]*-1)" office:value-type="float" office:value="9" calcext:value-type="float">
            <text:p>9</text:p>
          </table:table-cell>
          <table:table-cell table:formula="of:=IF([.B715]=&quot;forward&quot;; [.D715]; 0)" office:value-type="float" office:value="9" calcext:value-type="float">
            <text:p>9</text:p>
          </table:table-cell>
          <table:table-cell table:formula="of:=IF(OR([.B715]=&quot;down&quot;; [.B715]=&quot;up&quot;); [.D7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716]=&quot;forward&quot;; [.B716]=&quot;down&quot;);[.C716];[.C716]*-1)" office:value-type="float" office:value="-8" calcext:value-type="float">
            <text:p>-8</text:p>
          </table:table-cell>
          <table:table-cell table:formula="of:=IF([.B716]=&quot;forward&quot;; [.D716]; 0)" office:value-type="float" office:value="0" calcext:value-type="float">
            <text:p>0</text:p>
          </table:table-cell>
          <table:table-cell table:formula="of:=IF(OR([.B716]=&quot;down&quot;; [.B716]=&quot;up&quot;); [.D716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717]=&quot;forward&quot;; [.B717]=&quot;down&quot;);[.C717];[.C717]*-1)" office:value-type="float" office:value="1" calcext:value-type="float">
            <text:p>1</text:p>
          </table:table-cell>
          <table:table-cell table:formula="of:=IF([.B717]=&quot;forward&quot;; [.D717]; 0)" office:value-type="float" office:value="0" calcext:value-type="float">
            <text:p>0</text:p>
          </table:table-cell>
          <table:table-cell table:formula="of:=IF(OR([.B717]=&quot;down&quot;; [.B717]=&quot;up&quot;); [.D717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718]=&quot;forward&quot;; [.B718]=&quot;down&quot;);[.C718];[.C718]*-1)" office:value-type="float" office:value="-8" calcext:value-type="float">
            <text:p>-8</text:p>
          </table:table-cell>
          <table:table-cell table:formula="of:=IF([.B718]=&quot;forward&quot;; [.D718]; 0)" office:value-type="float" office:value="0" calcext:value-type="float">
            <text:p>0</text:p>
          </table:table-cell>
          <table:table-cell table:formula="of:=IF(OR([.B718]=&quot;down&quot;; [.B718]=&quot;up&quot;); [.D718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719]=&quot;forward&quot;; [.B719]=&quot;down&quot;);[.C719];[.C719]*-1)" office:value-type="float" office:value="-2" calcext:value-type="float">
            <text:p>-2</text:p>
          </table:table-cell>
          <table:table-cell table:formula="of:=IF([.B719]=&quot;forward&quot;; [.D719]; 0)" office:value-type="float" office:value="0" calcext:value-type="float">
            <text:p>0</text:p>
          </table:table-cell>
          <table:table-cell table:formula="of:=IF(OR([.B719]=&quot;down&quot;; [.B719]=&quot;up&quot;); [.D719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720]=&quot;forward&quot;; [.B720]=&quot;down&quot;);[.C720];[.C720]*-1)" office:value-type="float" office:value="7" calcext:value-type="float">
            <text:p>7</text:p>
          </table:table-cell>
          <table:table-cell table:formula="of:=IF([.B720]=&quot;forward&quot;; [.D720]; 0)" office:value-type="float" office:value="0" calcext:value-type="float">
            <text:p>0</text:p>
          </table:table-cell>
          <table:table-cell table:formula="of:=IF(OR([.B720]=&quot;down&quot;; [.B720]=&quot;up&quot;); [.D720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721]=&quot;forward&quot;; [.B721]=&quot;down&quot;);[.C721];[.C721]*-1)" office:value-type="float" office:value="6" calcext:value-type="float">
            <text:p>6</text:p>
          </table:table-cell>
          <table:table-cell table:formula="of:=IF([.B721]=&quot;forward&quot;; [.D721]; 0)" office:value-type="float" office:value="0" calcext:value-type="float">
            <text:p>0</text:p>
          </table:table-cell>
          <table:table-cell table:formula="of:=IF(OR([.B721]=&quot;down&quot;; [.B721]=&quot;up&quot;); [.D721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722]=&quot;forward&quot;; [.B722]=&quot;down&quot;);[.C722];[.C722]*-1)" office:value-type="float" office:value="5" calcext:value-type="float">
            <text:p>5</text:p>
          </table:table-cell>
          <table:table-cell table:formula="of:=IF([.B722]=&quot;forward&quot;; [.D722]; 0)" office:value-type="float" office:value="0" calcext:value-type="float">
            <text:p>0</text:p>
          </table:table-cell>
          <table:table-cell table:formula="of:=IF(OR([.B722]=&quot;down&quot;; [.B722]=&quot;up&quot;); [.D722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723]=&quot;forward&quot;; [.B723]=&quot;down&quot;);[.C723];[.C723]*-1)" office:value-type="float" office:value="-7" calcext:value-type="float">
            <text:p>-7</text:p>
          </table:table-cell>
          <table:table-cell table:formula="of:=IF([.B723]=&quot;forward&quot;; [.D723]; 0)" office:value-type="float" office:value="0" calcext:value-type="float">
            <text:p>0</text:p>
          </table:table-cell>
          <table:table-cell table:formula="of:=IF(OR([.B723]=&quot;down&quot;; [.B723]=&quot;up&quot;); [.D723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724]=&quot;forward&quot;; [.B724]=&quot;down&quot;);[.C724];[.C724]*-1)" office:value-type="float" office:value="6" calcext:value-type="float">
            <text:p>6</text:p>
          </table:table-cell>
          <table:table-cell table:formula="of:=IF([.B724]=&quot;forward&quot;; [.D724]; 0)" office:value-type="float" office:value="6" calcext:value-type="float">
            <text:p>6</text:p>
          </table:table-cell>
          <table:table-cell table:formula="of:=IF(OR([.B724]=&quot;down&quot;; [.B724]=&quot;up&quot;); [.D7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725]=&quot;forward&quot;; [.B725]=&quot;down&quot;);[.C725];[.C725]*-1)" office:value-type="float" office:value="5" calcext:value-type="float">
            <text:p>5</text:p>
          </table:table-cell>
          <table:table-cell table:formula="of:=IF([.B725]=&quot;forward&quot;; [.D725]; 0)" office:value-type="float" office:value="0" calcext:value-type="float">
            <text:p>0</text:p>
          </table:table-cell>
          <table:table-cell table:formula="of:=IF(OR([.B725]=&quot;down&quot;; [.B725]=&quot;up&quot;); [.D72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726]=&quot;forward&quot;; [.B726]=&quot;down&quot;);[.C726];[.C726]*-1)" office:value-type="float" office:value="7" calcext:value-type="float">
            <text:p>7</text:p>
          </table:table-cell>
          <table:table-cell table:formula="of:=IF([.B726]=&quot;forward&quot;; [.D726]; 0)" office:value-type="float" office:value="7" calcext:value-type="float">
            <text:p>7</text:p>
          </table:table-cell>
          <table:table-cell table:formula="of:=IF(OR([.B726]=&quot;down&quot;; [.B726]=&quot;up&quot;); [.D7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727]=&quot;forward&quot;; [.B727]=&quot;down&quot;);[.C727];[.C727]*-1)" office:value-type="float" office:value="6" calcext:value-type="float">
            <text:p>6</text:p>
          </table:table-cell>
          <table:table-cell table:formula="of:=IF([.B727]=&quot;forward&quot;; [.D727]; 0)" office:value-type="float" office:value="0" calcext:value-type="float">
            <text:p>0</text:p>
          </table:table-cell>
          <table:table-cell table:formula="of:=IF(OR([.B727]=&quot;down&quot;; [.B727]=&quot;up&quot;); [.D727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728]=&quot;forward&quot;; [.B728]=&quot;down&quot;);[.C728];[.C728]*-1)" office:value-type="float" office:value="2" calcext:value-type="float">
            <text:p>2</text:p>
          </table:table-cell>
          <table:table-cell table:formula="of:=IF([.B728]=&quot;forward&quot;; [.D728]; 0)" office:value-type="float" office:value="0" calcext:value-type="float">
            <text:p>0</text:p>
          </table:table-cell>
          <table:table-cell table:formula="of:=IF(OR([.B728]=&quot;down&quot;; [.B728]=&quot;up&quot;); [.D728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729]=&quot;forward&quot;; [.B729]=&quot;down&quot;);[.C729];[.C729]*-1)" office:value-type="float" office:value="-3" calcext:value-type="float">
            <text:p>-3</text:p>
          </table:table-cell>
          <table:table-cell table:formula="of:=IF([.B729]=&quot;forward&quot;; [.D729]; 0)" office:value-type="float" office:value="0" calcext:value-type="float">
            <text:p>0</text:p>
          </table:table-cell>
          <table:table-cell table:formula="of:=IF(OR([.B729]=&quot;down&quot;; [.B729]=&quot;up&quot;); [.D729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730]=&quot;forward&quot;; [.B730]=&quot;down&quot;);[.C730];[.C730]*-1)" office:value-type="float" office:value="-7" calcext:value-type="float">
            <text:p>-7</text:p>
          </table:table-cell>
          <table:table-cell table:formula="of:=IF([.B730]=&quot;forward&quot;; [.D730]; 0)" office:value-type="float" office:value="0" calcext:value-type="float">
            <text:p>0</text:p>
          </table:table-cell>
          <table:table-cell table:formula="of:=IF(OR([.B730]=&quot;down&quot;; [.B730]=&quot;up&quot;); [.D730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731]=&quot;forward&quot;; [.B731]=&quot;down&quot;);[.C731];[.C731]*-1)" office:value-type="float" office:value="-5" calcext:value-type="float">
            <text:p>-5</text:p>
          </table:table-cell>
          <table:table-cell table:formula="of:=IF([.B731]=&quot;forward&quot;; [.D731]; 0)" office:value-type="float" office:value="0" calcext:value-type="float">
            <text:p>0</text:p>
          </table:table-cell>
          <table:table-cell table:formula="of:=IF(OR([.B731]=&quot;down&quot;; [.B731]=&quot;up&quot;); [.D731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732]=&quot;forward&quot;; [.B732]=&quot;down&quot;);[.C732];[.C732]*-1)" office:value-type="float" office:value="9" calcext:value-type="float">
            <text:p>9</text:p>
          </table:table-cell>
          <table:table-cell table:formula="of:=IF([.B732]=&quot;forward&quot;; [.D732]; 0)" office:value-type="float" office:value="9" calcext:value-type="float">
            <text:p>9</text:p>
          </table:table-cell>
          <table:table-cell table:formula="of:=IF(OR([.B732]=&quot;down&quot;; [.B732]=&quot;up&quot;); [.D73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733]=&quot;forward&quot;; [.B733]=&quot;down&quot;);[.C733];[.C733]*-1)" office:value-type="float" office:value="2" calcext:value-type="float">
            <text:p>2</text:p>
          </table:table-cell>
          <table:table-cell table:formula="of:=IF([.B733]=&quot;forward&quot;; [.D733]; 0)" office:value-type="float" office:value="2" calcext:value-type="float">
            <text:p>2</text:p>
          </table:table-cell>
          <table:table-cell table:formula="of:=IF(OR([.B733]=&quot;down&quot;; [.B733]=&quot;up&quot;); [.D73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734]=&quot;forward&quot;; [.B734]=&quot;down&quot;);[.C734];[.C734]*-1)" office:value-type="float" office:value="1" calcext:value-type="float">
            <text:p>1</text:p>
          </table:table-cell>
          <table:table-cell table:formula="of:=IF([.B734]=&quot;forward&quot;; [.D734]; 0)" office:value-type="float" office:value="0" calcext:value-type="float">
            <text:p>0</text:p>
          </table:table-cell>
          <table:table-cell table:formula="of:=IF(OR([.B734]=&quot;down&quot;; [.B734]=&quot;up&quot;); [.D734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735]=&quot;forward&quot;; [.B735]=&quot;down&quot;);[.C735];[.C735]*-1)" office:value-type="float" office:value="5" calcext:value-type="float">
            <text:p>5</text:p>
          </table:table-cell>
          <table:table-cell table:formula="of:=IF([.B735]=&quot;forward&quot;; [.D735]; 0)" office:value-type="float" office:value="0" calcext:value-type="float">
            <text:p>0</text:p>
          </table:table-cell>
          <table:table-cell table:formula="of:=IF(OR([.B735]=&quot;down&quot;; [.B735]=&quot;up&quot;); [.D73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736]=&quot;forward&quot;; [.B736]=&quot;down&quot;);[.C736];[.C736]*-1)" office:value-type="float" office:value="-9" calcext:value-type="float">
            <text:p>-9</text:p>
          </table:table-cell>
          <table:table-cell table:formula="of:=IF([.B736]=&quot;forward&quot;; [.D736]; 0)" office:value-type="float" office:value="0" calcext:value-type="float">
            <text:p>0</text:p>
          </table:table-cell>
          <table:table-cell table:formula="of:=IF(OR([.B736]=&quot;down&quot;; [.B736]=&quot;up&quot;); [.D736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737]=&quot;forward&quot;; [.B737]=&quot;down&quot;);[.C737];[.C737]*-1)" office:value-type="float" office:value="8" calcext:value-type="float">
            <text:p>8</text:p>
          </table:table-cell>
          <table:table-cell table:formula="of:=IF([.B737]=&quot;forward&quot;; [.D737]; 0)" office:value-type="float" office:value="8" calcext:value-type="float">
            <text:p>8</text:p>
          </table:table-cell>
          <table:table-cell table:formula="of:=IF(OR([.B737]=&quot;down&quot;; [.B737]=&quot;up&quot;); [.D7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738]=&quot;forward&quot;; [.B738]=&quot;down&quot;);[.C738];[.C738]*-1)" office:value-type="float" office:value="7" calcext:value-type="float">
            <text:p>7</text:p>
          </table:table-cell>
          <table:table-cell table:formula="of:=IF([.B738]=&quot;forward&quot;; [.D738]; 0)" office:value-type="float" office:value="0" calcext:value-type="float">
            <text:p>0</text:p>
          </table:table-cell>
          <table:table-cell table:formula="of:=IF(OR([.B738]=&quot;down&quot;; [.B738]=&quot;up&quot;); [.D738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739]=&quot;forward&quot;; [.B739]=&quot;down&quot;);[.C739];[.C739]*-1)" office:value-type="float" office:value="1" calcext:value-type="float">
            <text:p>1</text:p>
          </table:table-cell>
          <table:table-cell table:formula="of:=IF([.B739]=&quot;forward&quot;; [.D739]; 0)" office:value-type="float" office:value="1" calcext:value-type="float">
            <text:p>1</text:p>
          </table:table-cell>
          <table:table-cell table:formula="of:=IF(OR([.B739]=&quot;down&quot;; [.B739]=&quot;up&quot;); [.D7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740]=&quot;forward&quot;; [.B740]=&quot;down&quot;);[.C740];[.C740]*-1)" office:value-type="float" office:value="-6" calcext:value-type="float">
            <text:p>-6</text:p>
          </table:table-cell>
          <table:table-cell table:formula="of:=IF([.B740]=&quot;forward&quot;; [.D740]; 0)" office:value-type="float" office:value="0" calcext:value-type="float">
            <text:p>0</text:p>
          </table:table-cell>
          <table:table-cell table:formula="of:=IF(OR([.B740]=&quot;down&quot;; [.B740]=&quot;up&quot;); [.D740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741]=&quot;forward&quot;; [.B741]=&quot;down&quot;);[.C741];[.C741]*-1)" office:value-type="float" office:value="1" calcext:value-type="float">
            <text:p>1</text:p>
          </table:table-cell>
          <table:table-cell table:formula="of:=IF([.B741]=&quot;forward&quot;; [.D741]; 0)" office:value-type="float" office:value="0" calcext:value-type="float">
            <text:p>0</text:p>
          </table:table-cell>
          <table:table-cell table:formula="of:=IF(OR([.B741]=&quot;down&quot;; [.B741]=&quot;up&quot;); [.D741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742]=&quot;forward&quot;; [.B742]=&quot;down&quot;);[.C742];[.C742]*-1)" office:value-type="float" office:value="3" calcext:value-type="float">
            <text:p>3</text:p>
          </table:table-cell>
          <table:table-cell table:formula="of:=IF([.B742]=&quot;forward&quot;; [.D742]; 0)" office:value-type="float" office:value="0" calcext:value-type="float">
            <text:p>0</text:p>
          </table:table-cell>
          <table:table-cell table:formula="of:=IF(OR([.B742]=&quot;down&quot;; [.B742]=&quot;up&quot;); [.D742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743]=&quot;forward&quot;; [.B743]=&quot;down&quot;);[.C743];[.C743]*-1)" office:value-type="float" office:value="3" calcext:value-type="float">
            <text:p>3</text:p>
          </table:table-cell>
          <table:table-cell table:formula="of:=IF([.B743]=&quot;forward&quot;; [.D743]; 0)" office:value-type="float" office:value="3" calcext:value-type="float">
            <text:p>3</text:p>
          </table:table-cell>
          <table:table-cell table:formula="of:=IF(OR([.B743]=&quot;down&quot;; [.B743]=&quot;up&quot;); [.D74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744]=&quot;forward&quot;; [.B744]=&quot;down&quot;);[.C744];[.C744]*-1)" office:value-type="float" office:value="6" calcext:value-type="float">
            <text:p>6</text:p>
          </table:table-cell>
          <table:table-cell table:formula="of:=IF([.B744]=&quot;forward&quot;; [.D744]; 0)" office:value-type="float" office:value="6" calcext:value-type="float">
            <text:p>6</text:p>
          </table:table-cell>
          <table:table-cell table:formula="of:=IF(OR([.B744]=&quot;down&quot;; [.B744]=&quot;up&quot;); [.D7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745]=&quot;forward&quot;; [.B745]=&quot;down&quot;);[.C745];[.C745]*-1)" office:value-type="float" office:value="4" calcext:value-type="float">
            <text:p>4</text:p>
          </table:table-cell>
          <table:table-cell table:formula="of:=IF([.B745]=&quot;forward&quot;; [.D745]; 0)" office:value-type="float" office:value="0" calcext:value-type="float">
            <text:p>0</text:p>
          </table:table-cell>
          <table:table-cell table:formula="of:=IF(OR([.B745]=&quot;down&quot;; [.B745]=&quot;up&quot;); [.D745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746]=&quot;forward&quot;; [.B746]=&quot;down&quot;);[.C746];[.C746]*-1)" office:value-type="float" office:value="8" calcext:value-type="float">
            <text:p>8</text:p>
          </table:table-cell>
          <table:table-cell table:formula="of:=IF([.B746]=&quot;forward&quot;; [.D746]; 0)" office:value-type="float" office:value="8" calcext:value-type="float">
            <text:p>8</text:p>
          </table:table-cell>
          <table:table-cell table:formula="of:=IF(OR([.B746]=&quot;down&quot;; [.B746]=&quot;up&quot;); [.D7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747]=&quot;forward&quot;; [.B747]=&quot;down&quot;);[.C747];[.C747]*-1)" office:value-type="float" office:value="-2" calcext:value-type="float">
            <text:p>-2</text:p>
          </table:table-cell>
          <table:table-cell table:formula="of:=IF([.B747]=&quot;forward&quot;; [.D747]; 0)" office:value-type="float" office:value="0" calcext:value-type="float">
            <text:p>0</text:p>
          </table:table-cell>
          <table:table-cell table:formula="of:=IF(OR([.B747]=&quot;down&quot;; [.B747]=&quot;up&quot;); [.D747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748]=&quot;forward&quot;; [.B748]=&quot;down&quot;);[.C748];[.C748]*-1)" office:value-type="float" office:value="8" calcext:value-type="float">
            <text:p>8</text:p>
          </table:table-cell>
          <table:table-cell table:formula="of:=IF([.B748]=&quot;forward&quot;; [.D748]; 0)" office:value-type="float" office:value="0" calcext:value-type="float">
            <text:p>0</text:p>
          </table:table-cell>
          <table:table-cell table:formula="of:=IF(OR([.B748]=&quot;down&quot;; [.B748]=&quot;up&quot;); [.D748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749]=&quot;forward&quot;; [.B749]=&quot;down&quot;);[.C749];[.C749]*-1)" office:value-type="float" office:value="-4" calcext:value-type="float">
            <text:p>-4</text:p>
          </table:table-cell>
          <table:table-cell table:formula="of:=IF([.B749]=&quot;forward&quot;; [.D749]; 0)" office:value-type="float" office:value="0" calcext:value-type="float">
            <text:p>0</text:p>
          </table:table-cell>
          <table:table-cell table:formula="of:=IF(OR([.B749]=&quot;down&quot;; [.B749]=&quot;up&quot;); [.D749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750]=&quot;forward&quot;; [.B750]=&quot;down&quot;);[.C750];[.C750]*-1)" office:value-type="float" office:value="-9" calcext:value-type="float">
            <text:p>-9</text:p>
          </table:table-cell>
          <table:table-cell table:formula="of:=IF([.B750]=&quot;forward&quot;; [.D750]; 0)" office:value-type="float" office:value="0" calcext:value-type="float">
            <text:p>0</text:p>
          </table:table-cell>
          <table:table-cell table:formula="of:=IF(OR([.B750]=&quot;down&quot;; [.B750]=&quot;up&quot;); [.D750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751]=&quot;forward&quot;; [.B751]=&quot;down&quot;);[.C751];[.C751]*-1)" office:value-type="float" office:value="8" calcext:value-type="float">
            <text:p>8</text:p>
          </table:table-cell>
          <table:table-cell table:formula="of:=IF([.B751]=&quot;forward&quot;; [.D751]; 0)" office:value-type="float" office:value="8" calcext:value-type="float">
            <text:p>8</text:p>
          </table:table-cell>
          <table:table-cell table:formula="of:=IF(OR([.B751]=&quot;down&quot;; [.B751]=&quot;up&quot;); [.D7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752]=&quot;forward&quot;; [.B752]=&quot;down&quot;);[.C752];[.C752]*-1)" office:value-type="float" office:value="9" calcext:value-type="float">
            <text:p>9</text:p>
          </table:table-cell>
          <table:table-cell table:formula="of:=IF([.B752]=&quot;forward&quot;; [.D752]; 0)" office:value-type="float" office:value="0" calcext:value-type="float">
            <text:p>0</text:p>
          </table:table-cell>
          <table:table-cell table:formula="of:=IF(OR([.B752]=&quot;down&quot;; [.B752]=&quot;up&quot;); [.D75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753]=&quot;forward&quot;; [.B753]=&quot;down&quot;);[.C753];[.C753]*-1)" office:value-type="float" office:value="3" calcext:value-type="float">
            <text:p>3</text:p>
          </table:table-cell>
          <table:table-cell table:formula="of:=IF([.B753]=&quot;forward&quot;; [.D753]; 0)" office:value-type="float" office:value="3" calcext:value-type="float">
            <text:p>3</text:p>
          </table:table-cell>
          <table:table-cell table:formula="of:=IF(OR([.B753]=&quot;down&quot;; [.B753]=&quot;up&quot;); [.D75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754]=&quot;forward&quot;; [.B754]=&quot;down&quot;);[.C754];[.C754]*-1)" office:value-type="float" office:value="7" calcext:value-type="float">
            <text:p>7</text:p>
          </table:table-cell>
          <table:table-cell table:formula="of:=IF([.B754]=&quot;forward&quot;; [.D754]; 0)" office:value-type="float" office:value="7" calcext:value-type="float">
            <text:p>7</text:p>
          </table:table-cell>
          <table:table-cell table:formula="of:=IF(OR([.B754]=&quot;down&quot;; [.B754]=&quot;up&quot;); [.D75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755]=&quot;forward&quot;; [.B755]=&quot;down&quot;);[.C755];[.C755]*-1)" office:value-type="float" office:value="5" calcext:value-type="float">
            <text:p>5</text:p>
          </table:table-cell>
          <table:table-cell table:formula="of:=IF([.B755]=&quot;forward&quot;; [.D755]; 0)" office:value-type="float" office:value="0" calcext:value-type="float">
            <text:p>0</text:p>
          </table:table-cell>
          <table:table-cell table:formula="of:=IF(OR([.B755]=&quot;down&quot;; [.B755]=&quot;up&quot;); [.D75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756]=&quot;forward&quot;; [.B756]=&quot;down&quot;);[.C756];[.C756]*-1)" office:value-type="float" office:value="4" calcext:value-type="float">
            <text:p>4</text:p>
          </table:table-cell>
          <table:table-cell table:formula="of:=IF([.B756]=&quot;forward&quot;; [.D756]; 0)" office:value-type="float" office:value="4" calcext:value-type="float">
            <text:p>4</text:p>
          </table:table-cell>
          <table:table-cell table:formula="of:=IF(OR([.B756]=&quot;down&quot;; [.B756]=&quot;up&quot;); [.D7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757]=&quot;forward&quot;; [.B757]=&quot;down&quot;);[.C757];[.C757]*-1)" office:value-type="float" office:value="-3" calcext:value-type="float">
            <text:p>-3</text:p>
          </table:table-cell>
          <table:table-cell table:formula="of:=IF([.B757]=&quot;forward&quot;; [.D757]; 0)" office:value-type="float" office:value="0" calcext:value-type="float">
            <text:p>0</text:p>
          </table:table-cell>
          <table:table-cell table:formula="of:=IF(OR([.B757]=&quot;down&quot;; [.B757]=&quot;up&quot;); [.D757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758]=&quot;forward&quot;; [.B758]=&quot;down&quot;);[.C758];[.C758]*-1)" office:value-type="float" office:value="-1" calcext:value-type="float">
            <text:p>-1</text:p>
          </table:table-cell>
          <table:table-cell table:formula="of:=IF([.B758]=&quot;forward&quot;; [.D758]; 0)" office:value-type="float" office:value="0" calcext:value-type="float">
            <text:p>0</text:p>
          </table:table-cell>
          <table:table-cell table:formula="of:=IF(OR([.B758]=&quot;down&quot;; [.B758]=&quot;up&quot;); [.D758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759]=&quot;forward&quot;; [.B759]=&quot;down&quot;);[.C759];[.C759]*-1)" office:value-type="float" office:value="7" calcext:value-type="float">
            <text:p>7</text:p>
          </table:table-cell>
          <table:table-cell table:formula="of:=IF([.B759]=&quot;forward&quot;; [.D759]; 0)" office:value-type="float" office:value="7" calcext:value-type="float">
            <text:p>7</text:p>
          </table:table-cell>
          <table:table-cell table:formula="of:=IF(OR([.B759]=&quot;down&quot;; [.B759]=&quot;up&quot;); [.D75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760]=&quot;forward&quot;; [.B760]=&quot;down&quot;);[.C760];[.C760]*-1)" office:value-type="float" office:value="6" calcext:value-type="float">
            <text:p>6</text:p>
          </table:table-cell>
          <table:table-cell table:formula="of:=IF([.B760]=&quot;forward&quot;; [.D760]; 0)" office:value-type="float" office:value="0" calcext:value-type="float">
            <text:p>0</text:p>
          </table:table-cell>
          <table:table-cell table:formula="of:=IF(OR([.B760]=&quot;down&quot;; [.B760]=&quot;up&quot;); [.D760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761]=&quot;forward&quot;; [.B761]=&quot;down&quot;);[.C761];[.C761]*-1)" office:value-type="float" office:value="-4" calcext:value-type="float">
            <text:p>-4</text:p>
          </table:table-cell>
          <table:table-cell table:formula="of:=IF([.B761]=&quot;forward&quot;; [.D761]; 0)" office:value-type="float" office:value="0" calcext:value-type="float">
            <text:p>0</text:p>
          </table:table-cell>
          <table:table-cell table:formula="of:=IF(OR([.B761]=&quot;down&quot;; [.B761]=&quot;up&quot;); [.D761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762]=&quot;forward&quot;; [.B762]=&quot;down&quot;);[.C762];[.C762]*-1)" office:value-type="float" office:value="3" calcext:value-type="float">
            <text:p>3</text:p>
          </table:table-cell>
          <table:table-cell table:formula="of:=IF([.B762]=&quot;forward&quot;; [.D762]; 0)" office:value-type="float" office:value="0" calcext:value-type="float">
            <text:p>0</text:p>
          </table:table-cell>
          <table:table-cell table:formula="of:=IF(OR([.B762]=&quot;down&quot;; [.B762]=&quot;up&quot;); [.D762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763]=&quot;forward&quot;; [.B763]=&quot;down&quot;);[.C763];[.C763]*-1)" office:value-type="float" office:value="8" calcext:value-type="float">
            <text:p>8</text:p>
          </table:table-cell>
          <table:table-cell table:formula="of:=IF([.B763]=&quot;forward&quot;; [.D763]; 0)" office:value-type="float" office:value="8" calcext:value-type="float">
            <text:p>8</text:p>
          </table:table-cell>
          <table:table-cell table:formula="of:=IF(OR([.B763]=&quot;down&quot;; [.B763]=&quot;up&quot;); [.D7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764]=&quot;forward&quot;; [.B764]=&quot;down&quot;);[.C764];[.C764]*-1)" office:value-type="float" office:value="9" calcext:value-type="float">
            <text:p>9</text:p>
          </table:table-cell>
          <table:table-cell table:formula="of:=IF([.B764]=&quot;forward&quot;; [.D764]; 0)" office:value-type="float" office:value="0" calcext:value-type="float">
            <text:p>0</text:p>
          </table:table-cell>
          <table:table-cell table:formula="of:=IF(OR([.B764]=&quot;down&quot;; [.B764]=&quot;up&quot;); [.D764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765]=&quot;forward&quot;; [.B765]=&quot;down&quot;);[.C765];[.C765]*-1)" office:value-type="float" office:value="2" calcext:value-type="float">
            <text:p>2</text:p>
          </table:table-cell>
          <table:table-cell table:formula="of:=IF([.B765]=&quot;forward&quot;; [.D765]; 0)" office:value-type="float" office:value="2" calcext:value-type="float">
            <text:p>2</text:p>
          </table:table-cell>
          <table:table-cell table:formula="of:=IF(OR([.B765]=&quot;down&quot;; [.B765]=&quot;up&quot;); [.D76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766]=&quot;forward&quot;; [.B766]=&quot;down&quot;);[.C766];[.C766]*-1)" office:value-type="float" office:value="8" calcext:value-type="float">
            <text:p>8</text:p>
          </table:table-cell>
          <table:table-cell table:formula="of:=IF([.B766]=&quot;forward&quot;; [.D766]; 0)" office:value-type="float" office:value="0" calcext:value-type="float">
            <text:p>0</text:p>
          </table:table-cell>
          <table:table-cell table:formula="of:=IF(OR([.B766]=&quot;down&quot;; [.B766]=&quot;up&quot;); [.D766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767]=&quot;forward&quot;; [.B767]=&quot;down&quot;);[.C767];[.C767]*-1)" office:value-type="float" office:value="9" calcext:value-type="float">
            <text:p>9</text:p>
          </table:table-cell>
          <table:table-cell table:formula="of:=IF([.B767]=&quot;forward&quot;; [.D767]; 0)" office:value-type="float" office:value="9" calcext:value-type="float">
            <text:p>9</text:p>
          </table:table-cell>
          <table:table-cell table:formula="of:=IF(OR([.B767]=&quot;down&quot;; [.B767]=&quot;up&quot;); [.D7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768]=&quot;forward&quot;; [.B768]=&quot;down&quot;);[.C768];[.C768]*-1)" office:value-type="float" office:value="-7" calcext:value-type="float">
            <text:p>-7</text:p>
          </table:table-cell>
          <table:table-cell table:formula="of:=IF([.B768]=&quot;forward&quot;; [.D768]; 0)" office:value-type="float" office:value="0" calcext:value-type="float">
            <text:p>0</text:p>
          </table:table-cell>
          <table:table-cell table:formula="of:=IF(OR([.B768]=&quot;down&quot;; [.B768]=&quot;up&quot;); [.D768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769]=&quot;forward&quot;; [.B769]=&quot;down&quot;);[.C769];[.C769]*-1)" office:value-type="float" office:value="2" calcext:value-type="float">
            <text:p>2</text:p>
          </table:table-cell>
          <table:table-cell table:formula="of:=IF([.B769]=&quot;forward&quot;; [.D769]; 0)" office:value-type="float" office:value="2" calcext:value-type="float">
            <text:p>2</text:p>
          </table:table-cell>
          <table:table-cell table:formula="of:=IF(OR([.B769]=&quot;down&quot;; [.B769]=&quot;up&quot;); [.D76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770]=&quot;forward&quot;; [.B770]=&quot;down&quot;);[.C770];[.C770]*-1)" office:value-type="float" office:value="-1" calcext:value-type="float">
            <text:p>-1</text:p>
          </table:table-cell>
          <table:table-cell table:formula="of:=IF([.B770]=&quot;forward&quot;; [.D770]; 0)" office:value-type="float" office:value="0" calcext:value-type="float">
            <text:p>0</text:p>
          </table:table-cell>
          <table:table-cell table:formula="of:=IF(OR([.B770]=&quot;down&quot;; [.B770]=&quot;up&quot;); [.D770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771]=&quot;forward&quot;; [.B771]=&quot;down&quot;);[.C771];[.C771]*-1)" office:value-type="float" office:value="7" calcext:value-type="float">
            <text:p>7</text:p>
          </table:table-cell>
          <table:table-cell table:formula="of:=IF([.B771]=&quot;forward&quot;; [.D771]; 0)" office:value-type="float" office:value="0" calcext:value-type="float">
            <text:p>0</text:p>
          </table:table-cell>
          <table:table-cell table:formula="of:=IF(OR([.B771]=&quot;down&quot;; [.B771]=&quot;up&quot;); [.D771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772]=&quot;forward&quot;; [.B772]=&quot;down&quot;);[.C772];[.C772]*-1)" office:value-type="float" office:value="1" calcext:value-type="float">
            <text:p>1</text:p>
          </table:table-cell>
          <table:table-cell table:formula="of:=IF([.B772]=&quot;forward&quot;; [.D772]; 0)" office:value-type="float" office:value="0" calcext:value-type="float">
            <text:p>0</text:p>
          </table:table-cell>
          <table:table-cell table:formula="of:=IF(OR([.B772]=&quot;down&quot;; [.B772]=&quot;up&quot;); [.D772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773]=&quot;forward&quot;; [.B773]=&quot;down&quot;);[.C773];[.C773]*-1)" office:value-type="float" office:value="4" calcext:value-type="float">
            <text:p>4</text:p>
          </table:table-cell>
          <table:table-cell table:formula="of:=IF([.B773]=&quot;forward&quot;; [.D773]; 0)" office:value-type="float" office:value="4" calcext:value-type="float">
            <text:p>4</text:p>
          </table:table-cell>
          <table:table-cell table:formula="of:=IF(OR([.B773]=&quot;down&quot;; [.B773]=&quot;up&quot;); [.D7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774]=&quot;forward&quot;; [.B774]=&quot;down&quot;);[.C774];[.C774]*-1)" office:value-type="float" office:value="5" calcext:value-type="float">
            <text:p>5</text:p>
          </table:table-cell>
          <table:table-cell table:formula="of:=IF([.B774]=&quot;forward&quot;; [.D774]; 0)" office:value-type="float" office:value="5" calcext:value-type="float">
            <text:p>5</text:p>
          </table:table-cell>
          <table:table-cell table:formula="of:=IF(OR([.B774]=&quot;down&quot;; [.B774]=&quot;up&quot;); [.D7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775]=&quot;forward&quot;; [.B775]=&quot;down&quot;);[.C775];[.C775]*-1)" office:value-type="float" office:value="4" calcext:value-type="float">
            <text:p>4</text:p>
          </table:table-cell>
          <table:table-cell table:formula="of:=IF([.B775]=&quot;forward&quot;; [.D775]; 0)" office:value-type="float" office:value="0" calcext:value-type="float">
            <text:p>0</text:p>
          </table:table-cell>
          <table:table-cell table:formula="of:=IF(OR([.B775]=&quot;down&quot;; [.B775]=&quot;up&quot;); [.D775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776]=&quot;forward&quot;; [.B776]=&quot;down&quot;);[.C776];[.C776]*-1)" office:value-type="float" office:value="9" calcext:value-type="float">
            <text:p>9</text:p>
          </table:table-cell>
          <table:table-cell table:formula="of:=IF([.B776]=&quot;forward&quot;; [.D776]; 0)" office:value-type="float" office:value="0" calcext:value-type="float">
            <text:p>0</text:p>
          </table:table-cell>
          <table:table-cell table:formula="of:=IF(OR([.B776]=&quot;down&quot;; [.B776]=&quot;up&quot;); [.D776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777]=&quot;forward&quot;; [.B777]=&quot;down&quot;);[.C777];[.C777]*-1)" office:value-type="float" office:value="2" calcext:value-type="float">
            <text:p>2</text:p>
          </table:table-cell>
          <table:table-cell table:formula="of:=IF([.B777]=&quot;forward&quot;; [.D777]; 0)" office:value-type="float" office:value="2" calcext:value-type="float">
            <text:p>2</text:p>
          </table:table-cell>
          <table:table-cell table:formula="of:=IF(OR([.B777]=&quot;down&quot;; [.B777]=&quot;up&quot;); [.D7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778]=&quot;forward&quot;; [.B778]=&quot;down&quot;);[.C778];[.C778]*-1)" office:value-type="float" office:value="9" calcext:value-type="float">
            <text:p>9</text:p>
          </table:table-cell>
          <table:table-cell table:formula="of:=IF([.B778]=&quot;forward&quot;; [.D778]; 0)" office:value-type="float" office:value="0" calcext:value-type="float">
            <text:p>0</text:p>
          </table:table-cell>
          <table:table-cell table:formula="of:=IF(OR([.B778]=&quot;down&quot;; [.B778]=&quot;up&quot;); [.D778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779]=&quot;forward&quot;; [.B779]=&quot;down&quot;);[.C779];[.C779]*-1)" office:value-type="float" office:value="5" calcext:value-type="float">
            <text:p>5</text:p>
          </table:table-cell>
          <table:table-cell table:formula="of:=IF([.B779]=&quot;forward&quot;; [.D779]; 0)" office:value-type="float" office:value="0" calcext:value-type="float">
            <text:p>0</text:p>
          </table:table-cell>
          <table:table-cell table:formula="of:=IF(OR([.B779]=&quot;down&quot;; [.B779]=&quot;up&quot;); [.D779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780]=&quot;forward&quot;; [.B780]=&quot;down&quot;);[.C780];[.C780]*-1)" office:value-type="float" office:value="-2" calcext:value-type="float">
            <text:p>-2</text:p>
          </table:table-cell>
          <table:table-cell table:formula="of:=IF([.B780]=&quot;forward&quot;; [.D780]; 0)" office:value-type="float" office:value="0" calcext:value-type="float">
            <text:p>0</text:p>
          </table:table-cell>
          <table:table-cell table:formula="of:=IF(OR([.B780]=&quot;down&quot;; [.B780]=&quot;up&quot;); [.D780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781]=&quot;forward&quot;; [.B781]=&quot;down&quot;);[.C781];[.C781]*-1)" office:value-type="float" office:value="6" calcext:value-type="float">
            <text:p>6</text:p>
          </table:table-cell>
          <table:table-cell table:formula="of:=IF([.B781]=&quot;forward&quot;; [.D781]; 0)" office:value-type="float" office:value="0" calcext:value-type="float">
            <text:p>0</text:p>
          </table:table-cell>
          <table:table-cell table:formula="of:=IF(OR([.B781]=&quot;down&quot;; [.B781]=&quot;up&quot;); [.D781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782]=&quot;forward&quot;; [.B782]=&quot;down&quot;);[.C782];[.C782]*-1)" office:value-type="float" office:value="8" calcext:value-type="float">
            <text:p>8</text:p>
          </table:table-cell>
          <table:table-cell table:formula="of:=IF([.B782]=&quot;forward&quot;; [.D782]; 0)" office:value-type="float" office:value="8" calcext:value-type="float">
            <text:p>8</text:p>
          </table:table-cell>
          <table:table-cell table:formula="of:=IF(OR([.B782]=&quot;down&quot;; [.B782]=&quot;up&quot;); [.D7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783]=&quot;forward&quot;; [.B783]=&quot;down&quot;);[.C783];[.C783]*-1)" office:value-type="float" office:value="-6" calcext:value-type="float">
            <text:p>-6</text:p>
          </table:table-cell>
          <table:table-cell table:formula="of:=IF([.B783]=&quot;forward&quot;; [.D783]; 0)" office:value-type="float" office:value="0" calcext:value-type="float">
            <text:p>0</text:p>
          </table:table-cell>
          <table:table-cell table:formula="of:=IF(OR([.B783]=&quot;down&quot;; [.B783]=&quot;up&quot;); [.D783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784]=&quot;forward&quot;; [.B784]=&quot;down&quot;);[.C784];[.C784]*-1)" office:value-type="float" office:value="3" calcext:value-type="float">
            <text:p>3</text:p>
          </table:table-cell>
          <table:table-cell table:formula="of:=IF([.B784]=&quot;forward&quot;; [.D784]; 0)" office:value-type="float" office:value="0" calcext:value-type="float">
            <text:p>0</text:p>
          </table:table-cell>
          <table:table-cell table:formula="of:=IF(OR([.B784]=&quot;down&quot;; [.B784]=&quot;up&quot;); [.D784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785]=&quot;forward&quot;; [.B785]=&quot;down&quot;);[.C785];[.C785]*-1)" office:value-type="float" office:value="5" calcext:value-type="float">
            <text:p>5</text:p>
          </table:table-cell>
          <table:table-cell table:formula="of:=IF([.B785]=&quot;forward&quot;; [.D785]; 0)" office:value-type="float" office:value="0" calcext:value-type="float">
            <text:p>0</text:p>
          </table:table-cell>
          <table:table-cell table:formula="of:=IF(OR([.B785]=&quot;down&quot;; [.B785]=&quot;up&quot;); [.D785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786]=&quot;forward&quot;; [.B786]=&quot;down&quot;);[.C786];[.C786]*-1)" office:value-type="float" office:value="1" calcext:value-type="float">
            <text:p>1</text:p>
          </table:table-cell>
          <table:table-cell table:formula="of:=IF([.B786]=&quot;forward&quot;; [.D786]; 0)" office:value-type="float" office:value="0" calcext:value-type="float">
            <text:p>0</text:p>
          </table:table-cell>
          <table:table-cell table:formula="of:=IF(OR([.B786]=&quot;down&quot;; [.B786]=&quot;up&quot;); [.D786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787]=&quot;forward&quot;; [.B787]=&quot;down&quot;);[.C787];[.C787]*-1)" office:value-type="float" office:value="-7" calcext:value-type="float">
            <text:p>-7</text:p>
          </table:table-cell>
          <table:table-cell table:formula="of:=IF([.B787]=&quot;forward&quot;; [.D787]; 0)" office:value-type="float" office:value="0" calcext:value-type="float">
            <text:p>0</text:p>
          </table:table-cell>
          <table:table-cell table:formula="of:=IF(OR([.B787]=&quot;down&quot;; [.B787]=&quot;up&quot;); [.D787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788]=&quot;forward&quot;; [.B788]=&quot;down&quot;);[.C788];[.C788]*-1)" office:value-type="float" office:value="5" calcext:value-type="float">
            <text:p>5</text:p>
          </table:table-cell>
          <table:table-cell table:formula="of:=IF([.B788]=&quot;forward&quot;; [.D788]; 0)" office:value-type="float" office:value="0" calcext:value-type="float">
            <text:p>0</text:p>
          </table:table-cell>
          <table:table-cell table:formula="of:=IF(OR([.B788]=&quot;down&quot;; [.B788]=&quot;up&quot;); [.D78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789]=&quot;forward&quot;; [.B789]=&quot;down&quot;);[.C789];[.C789]*-1)" office:value-type="float" office:value="8" calcext:value-type="float">
            <text:p>8</text:p>
          </table:table-cell>
          <table:table-cell table:formula="of:=IF([.B789]=&quot;forward&quot;; [.D789]; 0)" office:value-type="float" office:value="8" calcext:value-type="float">
            <text:p>8</text:p>
          </table:table-cell>
          <table:table-cell table:formula="of:=IF(OR([.B789]=&quot;down&quot;; [.B789]=&quot;up&quot;); [.D78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790]=&quot;forward&quot;; [.B790]=&quot;down&quot;);[.C790];[.C790]*-1)" office:value-type="float" office:value="-4" calcext:value-type="float">
            <text:p>-4</text:p>
          </table:table-cell>
          <table:table-cell table:formula="of:=IF([.B790]=&quot;forward&quot;; [.D790]; 0)" office:value-type="float" office:value="0" calcext:value-type="float">
            <text:p>0</text:p>
          </table:table-cell>
          <table:table-cell table:formula="of:=IF(OR([.B790]=&quot;down&quot;; [.B790]=&quot;up&quot;); [.D790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791]=&quot;forward&quot;; [.B791]=&quot;down&quot;);[.C791];[.C791]*-1)" office:value-type="float" office:value="7" calcext:value-type="float">
            <text:p>7</text:p>
          </table:table-cell>
          <table:table-cell table:formula="of:=IF([.B791]=&quot;forward&quot;; [.D791]; 0)" office:value-type="float" office:value="0" calcext:value-type="float">
            <text:p>0</text:p>
          </table:table-cell>
          <table:table-cell table:formula="of:=IF(OR([.B791]=&quot;down&quot;; [.B791]=&quot;up&quot;); [.D791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792]=&quot;forward&quot;; [.B792]=&quot;down&quot;);[.C792];[.C792]*-1)" office:value-type="float" office:value="4" calcext:value-type="float">
            <text:p>4</text:p>
          </table:table-cell>
          <table:table-cell table:formula="of:=IF([.B792]=&quot;forward&quot;; [.D792]; 0)" office:value-type="float" office:value="0" calcext:value-type="float">
            <text:p>0</text:p>
          </table:table-cell>
          <table:table-cell table:formula="of:=IF(OR([.B792]=&quot;down&quot;; [.B792]=&quot;up&quot;); [.D792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793]=&quot;forward&quot;; [.B793]=&quot;down&quot;);[.C793];[.C793]*-1)" office:value-type="float" office:value="4" calcext:value-type="float">
            <text:p>4</text:p>
          </table:table-cell>
          <table:table-cell table:formula="of:=IF([.B793]=&quot;forward&quot;; [.D793]; 0)" office:value-type="float" office:value="0" calcext:value-type="float">
            <text:p>0</text:p>
          </table:table-cell>
          <table:table-cell table:formula="of:=IF(OR([.B793]=&quot;down&quot;; [.B793]=&quot;up&quot;); [.D793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794]=&quot;forward&quot;; [.B794]=&quot;down&quot;);[.C794];[.C794]*-1)" office:value-type="float" office:value="2" calcext:value-type="float">
            <text:p>2</text:p>
          </table:table-cell>
          <table:table-cell table:formula="of:=IF([.B794]=&quot;forward&quot;; [.D794]; 0)" office:value-type="float" office:value="0" calcext:value-type="float">
            <text:p>0</text:p>
          </table:table-cell>
          <table:table-cell table:formula="of:=IF(OR([.B794]=&quot;down&quot;; [.B794]=&quot;up&quot;); [.D794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795]=&quot;forward&quot;; [.B795]=&quot;down&quot;);[.C795];[.C795]*-1)" office:value-type="float" office:value="3" calcext:value-type="float">
            <text:p>3</text:p>
          </table:table-cell>
          <table:table-cell table:formula="of:=IF([.B795]=&quot;forward&quot;; [.D795]; 0)" office:value-type="float" office:value="0" calcext:value-type="float">
            <text:p>0</text:p>
          </table:table-cell>
          <table:table-cell table:formula="of:=IF(OR([.B795]=&quot;down&quot;; [.B795]=&quot;up&quot;); [.D795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796]=&quot;forward&quot;; [.B796]=&quot;down&quot;);[.C796];[.C796]*-1)" office:value-type="float" office:value="1" calcext:value-type="float">
            <text:p>1</text:p>
          </table:table-cell>
          <table:table-cell table:formula="of:=IF([.B796]=&quot;forward&quot;; [.D796]; 0)" office:value-type="float" office:value="0" calcext:value-type="float">
            <text:p>0</text:p>
          </table:table-cell>
          <table:table-cell table:formula="of:=IF(OR([.B796]=&quot;down&quot;; [.B796]=&quot;up&quot;); [.D796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797]=&quot;forward&quot;; [.B797]=&quot;down&quot;);[.C797];[.C797]*-1)" office:value-type="float" office:value="7" calcext:value-type="float">
            <text:p>7</text:p>
          </table:table-cell>
          <table:table-cell table:formula="of:=IF([.B797]=&quot;forward&quot;; [.D797]; 0)" office:value-type="float" office:value="0" calcext:value-type="float">
            <text:p>0</text:p>
          </table:table-cell>
          <table:table-cell table:formula="of:=IF(OR([.B797]=&quot;down&quot;; [.B797]=&quot;up&quot;); [.D797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798]=&quot;forward&quot;; [.B798]=&quot;down&quot;);[.C798];[.C798]*-1)" office:value-type="float" office:value="4" calcext:value-type="float">
            <text:p>4</text:p>
          </table:table-cell>
          <table:table-cell table:formula="of:=IF([.B798]=&quot;forward&quot;; [.D798]; 0)" office:value-type="float" office:value="4" calcext:value-type="float">
            <text:p>4</text:p>
          </table:table-cell>
          <table:table-cell table:formula="of:=IF(OR([.B798]=&quot;down&quot;; [.B798]=&quot;up&quot;); [.D7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799]=&quot;forward&quot;; [.B799]=&quot;down&quot;);[.C799];[.C799]*-1)" office:value-type="float" office:value="4" calcext:value-type="float">
            <text:p>4</text:p>
          </table:table-cell>
          <table:table-cell table:formula="of:=IF([.B799]=&quot;forward&quot;; [.D799]; 0)" office:value-type="float" office:value="0" calcext:value-type="float">
            <text:p>0</text:p>
          </table:table-cell>
          <table:table-cell table:formula="of:=IF(OR([.B799]=&quot;down&quot;; [.B799]=&quot;up&quot;); [.D799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800]=&quot;forward&quot;; [.B800]=&quot;down&quot;);[.C800];[.C800]*-1)" office:value-type="float" office:value="7" calcext:value-type="float">
            <text:p>7</text:p>
          </table:table-cell>
          <table:table-cell table:formula="of:=IF([.B800]=&quot;forward&quot;; [.D800]; 0)" office:value-type="float" office:value="0" calcext:value-type="float">
            <text:p>0</text:p>
          </table:table-cell>
          <table:table-cell table:formula="of:=IF(OR([.B800]=&quot;down&quot;; [.B800]=&quot;up&quot;); [.D800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801]=&quot;forward&quot;; [.B801]=&quot;down&quot;);[.C801];[.C801]*-1)" office:value-type="float" office:value="7" calcext:value-type="float">
            <text:p>7</text:p>
          </table:table-cell>
          <table:table-cell table:formula="of:=IF([.B801]=&quot;forward&quot;; [.D801]; 0)" office:value-type="float" office:value="0" calcext:value-type="float">
            <text:p>0</text:p>
          </table:table-cell>
          <table:table-cell table:formula="of:=IF(OR([.B801]=&quot;down&quot;; [.B801]=&quot;up&quot;); [.D801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802]=&quot;forward&quot;; [.B802]=&quot;down&quot;);[.C802];[.C802]*-1)" office:value-type="float" office:value="9" calcext:value-type="float">
            <text:p>9</text:p>
          </table:table-cell>
          <table:table-cell table:formula="of:=IF([.B802]=&quot;forward&quot;; [.D802]; 0)" office:value-type="float" office:value="0" calcext:value-type="float">
            <text:p>0</text:p>
          </table:table-cell>
          <table:table-cell table:formula="of:=IF(OR([.B802]=&quot;down&quot;; [.B802]=&quot;up&quot;); [.D80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803]=&quot;forward&quot;; [.B803]=&quot;down&quot;);[.C803];[.C803]*-1)" office:value-type="float" office:value="-1" calcext:value-type="float">
            <text:p>-1</text:p>
          </table:table-cell>
          <table:table-cell table:formula="of:=IF([.B803]=&quot;forward&quot;; [.D803]; 0)" office:value-type="float" office:value="0" calcext:value-type="float">
            <text:p>0</text:p>
          </table:table-cell>
          <table:table-cell table:formula="of:=IF(OR([.B803]=&quot;down&quot;; [.B803]=&quot;up&quot;); [.D803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804]=&quot;forward&quot;; [.B804]=&quot;down&quot;);[.C804];[.C804]*-1)" office:value-type="float" office:value="-7" calcext:value-type="float">
            <text:p>-7</text:p>
          </table:table-cell>
          <table:table-cell table:formula="of:=IF([.B804]=&quot;forward&quot;; [.D804]; 0)" office:value-type="float" office:value="0" calcext:value-type="float">
            <text:p>0</text:p>
          </table:table-cell>
          <table:table-cell table:formula="of:=IF(OR([.B804]=&quot;down&quot;; [.B804]=&quot;up&quot;); [.D804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805]=&quot;forward&quot;; [.B805]=&quot;down&quot;);[.C805];[.C805]*-1)" office:value-type="float" office:value="4" calcext:value-type="float">
            <text:p>4</text:p>
          </table:table-cell>
          <table:table-cell table:formula="of:=IF([.B805]=&quot;forward&quot;; [.D805]; 0)" office:value-type="float" office:value="4" calcext:value-type="float">
            <text:p>4</text:p>
          </table:table-cell>
          <table:table-cell table:formula="of:=IF(OR([.B805]=&quot;down&quot;; [.B805]=&quot;up&quot;); [.D80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806]=&quot;forward&quot;; [.B806]=&quot;down&quot;);[.C806];[.C806]*-1)" office:value-type="float" office:value="-7" calcext:value-type="float">
            <text:p>-7</text:p>
          </table:table-cell>
          <table:table-cell table:formula="of:=IF([.B806]=&quot;forward&quot;; [.D806]; 0)" office:value-type="float" office:value="0" calcext:value-type="float">
            <text:p>0</text:p>
          </table:table-cell>
          <table:table-cell table:formula="of:=IF(OR([.B806]=&quot;down&quot;; [.B806]=&quot;up&quot;); [.D806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807]=&quot;forward&quot;; [.B807]=&quot;down&quot;);[.C807];[.C807]*-1)" office:value-type="float" office:value="6" calcext:value-type="float">
            <text:p>6</text:p>
          </table:table-cell>
          <table:table-cell table:formula="of:=IF([.B807]=&quot;forward&quot;; [.D807]; 0)" office:value-type="float" office:value="6" calcext:value-type="float">
            <text:p>6</text:p>
          </table:table-cell>
          <table:table-cell table:formula="of:=IF(OR([.B807]=&quot;down&quot;; [.B807]=&quot;up&quot;); [.D80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808]=&quot;forward&quot;; [.B808]=&quot;down&quot;);[.C808];[.C808]*-1)" office:value-type="float" office:value="8" calcext:value-type="float">
            <text:p>8</text:p>
          </table:table-cell>
          <table:table-cell table:formula="of:=IF([.B808]=&quot;forward&quot;; [.D808]; 0)" office:value-type="float" office:value="8" calcext:value-type="float">
            <text:p>8</text:p>
          </table:table-cell>
          <table:table-cell table:formula="of:=IF(OR([.B808]=&quot;down&quot;; [.B808]=&quot;up&quot;); [.D8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809]=&quot;forward&quot;; [.B809]=&quot;down&quot;);[.C809];[.C809]*-1)" office:value-type="float" office:value="2" calcext:value-type="float">
            <text:p>2</text:p>
          </table:table-cell>
          <table:table-cell table:formula="of:=IF([.B809]=&quot;forward&quot;; [.D809]; 0)" office:value-type="float" office:value="2" calcext:value-type="float">
            <text:p>2</text:p>
          </table:table-cell>
          <table:table-cell table:formula="of:=IF(OR([.B809]=&quot;down&quot;; [.B809]=&quot;up&quot;); [.D80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810]=&quot;forward&quot;; [.B810]=&quot;down&quot;);[.C810];[.C810]*-1)" office:value-type="float" office:value="8" calcext:value-type="float">
            <text:p>8</text:p>
          </table:table-cell>
          <table:table-cell table:formula="of:=IF([.B810]=&quot;forward&quot;; [.D810]; 0)" office:value-type="float" office:value="8" calcext:value-type="float">
            <text:p>8</text:p>
          </table:table-cell>
          <table:table-cell table:formula="of:=IF(OR([.B810]=&quot;down&quot;; [.B810]=&quot;up&quot;); [.D81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811]=&quot;forward&quot;; [.B811]=&quot;down&quot;);[.C811];[.C811]*-1)" office:value-type="float" office:value="-8" calcext:value-type="float">
            <text:p>-8</text:p>
          </table:table-cell>
          <table:table-cell table:formula="of:=IF([.B811]=&quot;forward&quot;; [.D811]; 0)" office:value-type="float" office:value="0" calcext:value-type="float">
            <text:p>0</text:p>
          </table:table-cell>
          <table:table-cell table:formula="of:=IF(OR([.B811]=&quot;down&quot;; [.B811]=&quot;up&quot;); [.D811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812]=&quot;forward&quot;; [.B812]=&quot;down&quot;);[.C812];[.C812]*-1)" office:value-type="float" office:value="3" calcext:value-type="float">
            <text:p>3</text:p>
          </table:table-cell>
          <table:table-cell table:formula="of:=IF([.B812]=&quot;forward&quot;; [.D812]; 0)" office:value-type="float" office:value="0" calcext:value-type="float">
            <text:p>0</text:p>
          </table:table-cell>
          <table:table-cell table:formula="of:=IF(OR([.B812]=&quot;down&quot;; [.B812]=&quot;up&quot;); [.D812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813]=&quot;forward&quot;; [.B813]=&quot;down&quot;);[.C813];[.C813]*-1)" office:value-type="float" office:value="7" calcext:value-type="float">
            <text:p>7</text:p>
          </table:table-cell>
          <table:table-cell table:formula="of:=IF([.B813]=&quot;forward&quot;; [.D813]; 0)" office:value-type="float" office:value="7" calcext:value-type="float">
            <text:p>7</text:p>
          </table:table-cell>
          <table:table-cell table:formula="of:=IF(OR([.B813]=&quot;down&quot;; [.B813]=&quot;up&quot;); [.D8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814]=&quot;forward&quot;; [.B814]=&quot;down&quot;);[.C814];[.C814]*-1)" office:value-type="float" office:value="9" calcext:value-type="float">
            <text:p>9</text:p>
          </table:table-cell>
          <table:table-cell table:formula="of:=IF([.B814]=&quot;forward&quot;; [.D814]; 0)" office:value-type="float" office:value="0" calcext:value-type="float">
            <text:p>0</text:p>
          </table:table-cell>
          <table:table-cell table:formula="of:=IF(OR([.B814]=&quot;down&quot;; [.B814]=&quot;up&quot;); [.D814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815]=&quot;forward&quot;; [.B815]=&quot;down&quot;);[.C815];[.C815]*-1)" office:value-type="float" office:value="9" calcext:value-type="float">
            <text:p>9</text:p>
          </table:table-cell>
          <table:table-cell table:formula="of:=IF([.B815]=&quot;forward&quot;; [.D815]; 0)" office:value-type="float" office:value="9" calcext:value-type="float">
            <text:p>9</text:p>
          </table:table-cell>
          <table:table-cell table:formula="of:=IF(OR([.B815]=&quot;down&quot;; [.B815]=&quot;up&quot;); [.D8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816]=&quot;forward&quot;; [.B816]=&quot;down&quot;);[.C816];[.C816]*-1)" office:value-type="float" office:value="6" calcext:value-type="float">
            <text:p>6</text:p>
          </table:table-cell>
          <table:table-cell table:formula="of:=IF([.B816]=&quot;forward&quot;; [.D816]; 0)" office:value-type="float" office:value="6" calcext:value-type="float">
            <text:p>6</text:p>
          </table:table-cell>
          <table:table-cell table:formula="of:=IF(OR([.B816]=&quot;down&quot;; [.B816]=&quot;up&quot;); [.D81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817]=&quot;forward&quot;; [.B817]=&quot;down&quot;);[.C817];[.C817]*-1)" office:value-type="float" office:value="-3" calcext:value-type="float">
            <text:p>-3</text:p>
          </table:table-cell>
          <table:table-cell table:formula="of:=IF([.B817]=&quot;forward&quot;; [.D817]; 0)" office:value-type="float" office:value="0" calcext:value-type="float">
            <text:p>0</text:p>
          </table:table-cell>
          <table:table-cell table:formula="of:=IF(OR([.B817]=&quot;down&quot;; [.B817]=&quot;up&quot;); [.D817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818]=&quot;forward&quot;; [.B818]=&quot;down&quot;);[.C818];[.C818]*-1)" office:value-type="float" office:value="4" calcext:value-type="float">
            <text:p>4</text:p>
          </table:table-cell>
          <table:table-cell table:formula="of:=IF([.B818]=&quot;forward&quot;; [.D818]; 0)" office:value-type="float" office:value="0" calcext:value-type="float">
            <text:p>0</text:p>
          </table:table-cell>
          <table:table-cell table:formula="of:=IF(OR([.B818]=&quot;down&quot;; [.B818]=&quot;up&quot;); [.D818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819]=&quot;forward&quot;; [.B819]=&quot;down&quot;);[.C819];[.C819]*-1)" office:value-type="float" office:value="3" calcext:value-type="float">
            <text:p>3</text:p>
          </table:table-cell>
          <table:table-cell table:formula="of:=IF([.B819]=&quot;forward&quot;; [.D819]; 0)" office:value-type="float" office:value="0" calcext:value-type="float">
            <text:p>0</text:p>
          </table:table-cell>
          <table:table-cell table:formula="of:=IF(OR([.B819]=&quot;down&quot;; [.B819]=&quot;up&quot;); [.D819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820]=&quot;forward&quot;; [.B820]=&quot;down&quot;);[.C820];[.C820]*-1)" office:value-type="float" office:value="6" calcext:value-type="float">
            <text:p>6</text:p>
          </table:table-cell>
          <table:table-cell table:formula="of:=IF([.B820]=&quot;forward&quot;; [.D820]; 0)" office:value-type="float" office:value="6" calcext:value-type="float">
            <text:p>6</text:p>
          </table:table-cell>
          <table:table-cell table:formula="of:=IF(OR([.B820]=&quot;down&quot;; [.B820]=&quot;up&quot;); [.D8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821]=&quot;forward&quot;; [.B821]=&quot;down&quot;);[.C821];[.C821]*-1)" office:value-type="float" office:value="2" calcext:value-type="float">
            <text:p>2</text:p>
          </table:table-cell>
          <table:table-cell table:formula="of:=IF([.B821]=&quot;forward&quot;; [.D821]; 0)" office:value-type="float" office:value="2" calcext:value-type="float">
            <text:p>2</text:p>
          </table:table-cell>
          <table:table-cell table:formula="of:=IF(OR([.B821]=&quot;down&quot;; [.B821]=&quot;up&quot;); [.D82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822]=&quot;forward&quot;; [.B822]=&quot;down&quot;);[.C822];[.C822]*-1)" office:value-type="float" office:value="3" calcext:value-type="float">
            <text:p>3</text:p>
          </table:table-cell>
          <table:table-cell table:formula="of:=IF([.B822]=&quot;forward&quot;; [.D822]; 0)" office:value-type="float" office:value="3" calcext:value-type="float">
            <text:p>3</text:p>
          </table:table-cell>
          <table:table-cell table:formula="of:=IF(OR([.B822]=&quot;down&quot;; [.B822]=&quot;up&quot;); [.D8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823]=&quot;forward&quot;; [.B823]=&quot;down&quot;);[.C823];[.C823]*-1)" office:value-type="float" office:value="8" calcext:value-type="float">
            <text:p>8</text:p>
          </table:table-cell>
          <table:table-cell table:formula="of:=IF([.B823]=&quot;forward&quot;; [.D823]; 0)" office:value-type="float" office:value="0" calcext:value-type="float">
            <text:p>0</text:p>
          </table:table-cell>
          <table:table-cell table:formula="of:=IF(OR([.B823]=&quot;down&quot;; [.B823]=&quot;up&quot;); [.D823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824]=&quot;forward&quot;; [.B824]=&quot;down&quot;);[.C824];[.C824]*-1)" office:value-type="float" office:value="1" calcext:value-type="float">
            <text:p>1</text:p>
          </table:table-cell>
          <table:table-cell table:formula="of:=IF([.B824]=&quot;forward&quot;; [.D824]; 0)" office:value-type="float" office:value="1" calcext:value-type="float">
            <text:p>1</text:p>
          </table:table-cell>
          <table:table-cell table:formula="of:=IF(OR([.B824]=&quot;down&quot;; [.B824]=&quot;up&quot;); [.D8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825]=&quot;forward&quot;; [.B825]=&quot;down&quot;);[.C825];[.C825]*-1)" office:value-type="float" office:value="5" calcext:value-type="float">
            <text:p>5</text:p>
          </table:table-cell>
          <table:table-cell table:formula="of:=IF([.B825]=&quot;forward&quot;; [.D825]; 0)" office:value-type="float" office:value="5" calcext:value-type="float">
            <text:p>5</text:p>
          </table:table-cell>
          <table:table-cell table:formula="of:=IF(OR([.B825]=&quot;down&quot;; [.B825]=&quot;up&quot;); [.D82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826]=&quot;forward&quot;; [.B826]=&quot;down&quot;);[.C826];[.C826]*-1)" office:value-type="float" office:value="-3" calcext:value-type="float">
            <text:p>-3</text:p>
          </table:table-cell>
          <table:table-cell table:formula="of:=IF([.B826]=&quot;forward&quot;; [.D826]; 0)" office:value-type="float" office:value="0" calcext:value-type="float">
            <text:p>0</text:p>
          </table:table-cell>
          <table:table-cell table:formula="of:=IF(OR([.B826]=&quot;down&quot;; [.B826]=&quot;up&quot;); [.D826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827]=&quot;forward&quot;; [.B827]=&quot;down&quot;);[.C827];[.C827]*-1)" office:value-type="float" office:value="8" calcext:value-type="float">
            <text:p>8</text:p>
          </table:table-cell>
          <table:table-cell table:formula="of:=IF([.B827]=&quot;forward&quot;; [.D827]; 0)" office:value-type="float" office:value="0" calcext:value-type="float">
            <text:p>0</text:p>
          </table:table-cell>
          <table:table-cell table:formula="of:=IF(OR([.B827]=&quot;down&quot;; [.B827]=&quot;up&quot;); [.D827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828]=&quot;forward&quot;; [.B828]=&quot;down&quot;);[.C828];[.C828]*-1)" office:value-type="float" office:value="7" calcext:value-type="float">
            <text:p>7</text:p>
          </table:table-cell>
          <table:table-cell table:formula="of:=IF([.B828]=&quot;forward&quot;; [.D828]; 0)" office:value-type="float" office:value="7" calcext:value-type="float">
            <text:p>7</text:p>
          </table:table-cell>
          <table:table-cell table:formula="of:=IF(OR([.B828]=&quot;down&quot;; [.B828]=&quot;up&quot;); [.D82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829]=&quot;forward&quot;; [.B829]=&quot;down&quot;);[.C829];[.C829]*-1)" office:value-type="float" office:value="4" calcext:value-type="float">
            <text:p>4</text:p>
          </table:table-cell>
          <table:table-cell table:formula="of:=IF([.B829]=&quot;forward&quot;; [.D829]; 0)" office:value-type="float" office:value="4" calcext:value-type="float">
            <text:p>4</text:p>
          </table:table-cell>
          <table:table-cell table:formula="of:=IF(OR([.B829]=&quot;down&quot;; [.B829]=&quot;up&quot;); [.D8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830]=&quot;forward&quot;; [.B830]=&quot;down&quot;);[.C830];[.C830]*-1)" office:value-type="float" office:value="3" calcext:value-type="float">
            <text:p>3</text:p>
          </table:table-cell>
          <table:table-cell table:formula="of:=IF([.B830]=&quot;forward&quot;; [.D830]; 0)" office:value-type="float" office:value="0" calcext:value-type="float">
            <text:p>0</text:p>
          </table:table-cell>
          <table:table-cell table:formula="of:=IF(OR([.B830]=&quot;down&quot;; [.B830]=&quot;up&quot;); [.D830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831]=&quot;forward&quot;; [.B831]=&quot;down&quot;);[.C831];[.C831]*-1)" office:value-type="float" office:value="2" calcext:value-type="float">
            <text:p>2</text:p>
          </table:table-cell>
          <table:table-cell table:formula="of:=IF([.B831]=&quot;forward&quot;; [.D831]; 0)" office:value-type="float" office:value="2" calcext:value-type="float">
            <text:p>2</text:p>
          </table:table-cell>
          <table:table-cell table:formula="of:=IF(OR([.B831]=&quot;down&quot;; [.B831]=&quot;up&quot;); [.D83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832]=&quot;forward&quot;; [.B832]=&quot;down&quot;);[.C832];[.C832]*-1)" office:value-type="float" office:value="9" calcext:value-type="float">
            <text:p>9</text:p>
          </table:table-cell>
          <table:table-cell table:formula="of:=IF([.B832]=&quot;forward&quot;; [.D832]; 0)" office:value-type="float" office:value="0" calcext:value-type="float">
            <text:p>0</text:p>
          </table:table-cell>
          <table:table-cell table:formula="of:=IF(OR([.B832]=&quot;down&quot;; [.B832]=&quot;up&quot;); [.D83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833]=&quot;forward&quot;; [.B833]=&quot;down&quot;);[.C833];[.C833]*-1)" office:value-type="float" office:value="9" calcext:value-type="float">
            <text:p>9</text:p>
          </table:table-cell>
          <table:table-cell table:formula="of:=IF([.B833]=&quot;forward&quot;; [.D833]; 0)" office:value-type="float" office:value="0" calcext:value-type="float">
            <text:p>0</text:p>
          </table:table-cell>
          <table:table-cell table:formula="of:=IF(OR([.B833]=&quot;down&quot;; [.B833]=&quot;up&quot;); [.D833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834]=&quot;forward&quot;; [.B834]=&quot;down&quot;);[.C834];[.C834]*-1)" office:value-type="float" office:value="9" calcext:value-type="float">
            <text:p>9</text:p>
          </table:table-cell>
          <table:table-cell table:formula="of:=IF([.B834]=&quot;forward&quot;; [.D834]; 0)" office:value-type="float" office:value="9" calcext:value-type="float">
            <text:p>9</text:p>
          </table:table-cell>
          <table:table-cell table:formula="of:=IF(OR([.B834]=&quot;down&quot;; [.B834]=&quot;up&quot;); [.D8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835]=&quot;forward&quot;; [.B835]=&quot;down&quot;);[.C835];[.C835]*-1)" office:value-type="float" office:value="7" calcext:value-type="float">
            <text:p>7</text:p>
          </table:table-cell>
          <table:table-cell table:formula="of:=IF([.B835]=&quot;forward&quot;; [.D835]; 0)" office:value-type="float" office:value="0" calcext:value-type="float">
            <text:p>0</text:p>
          </table:table-cell>
          <table:table-cell table:formula="of:=IF(OR([.B835]=&quot;down&quot;; [.B835]=&quot;up&quot;); [.D835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836]=&quot;forward&quot;; [.B836]=&quot;down&quot;);[.C836];[.C836]*-1)" office:value-type="float" office:value="6" calcext:value-type="float">
            <text:p>6</text:p>
          </table:table-cell>
          <table:table-cell table:formula="of:=IF([.B836]=&quot;forward&quot;; [.D836]; 0)" office:value-type="float" office:value="6" calcext:value-type="float">
            <text:p>6</text:p>
          </table:table-cell>
          <table:table-cell table:formula="of:=IF(OR([.B836]=&quot;down&quot;; [.B836]=&quot;up&quot;); [.D83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837]=&quot;forward&quot;; [.B837]=&quot;down&quot;);[.C837];[.C837]*-1)" office:value-type="float" office:value="4" calcext:value-type="float">
            <text:p>4</text:p>
          </table:table-cell>
          <table:table-cell table:formula="of:=IF([.B837]=&quot;forward&quot;; [.D837]; 0)" office:value-type="float" office:value="4" calcext:value-type="float">
            <text:p>4</text:p>
          </table:table-cell>
          <table:table-cell table:formula="of:=IF(OR([.B837]=&quot;down&quot;; [.B837]=&quot;up&quot;); [.D83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838]=&quot;forward&quot;; [.B838]=&quot;down&quot;);[.C838];[.C838]*-1)" office:value-type="float" office:value="5" calcext:value-type="float">
            <text:p>5</text:p>
          </table:table-cell>
          <table:table-cell table:formula="of:=IF([.B838]=&quot;forward&quot;; [.D838]; 0)" office:value-type="float" office:value="0" calcext:value-type="float">
            <text:p>0</text:p>
          </table:table-cell>
          <table:table-cell table:formula="of:=IF(OR([.B838]=&quot;down&quot;; [.B838]=&quot;up&quot;); [.D83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839]=&quot;forward&quot;; [.B839]=&quot;down&quot;);[.C839];[.C839]*-1)" office:value-type="float" office:value="9" calcext:value-type="float">
            <text:p>9</text:p>
          </table:table-cell>
          <table:table-cell table:formula="of:=IF([.B839]=&quot;forward&quot;; [.D839]; 0)" office:value-type="float" office:value="9" calcext:value-type="float">
            <text:p>9</text:p>
          </table:table-cell>
          <table:table-cell table:formula="of:=IF(OR([.B839]=&quot;down&quot;; [.B839]=&quot;up&quot;); [.D83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840]=&quot;forward&quot;; [.B840]=&quot;down&quot;);[.C840];[.C840]*-1)" office:value-type="float" office:value="3" calcext:value-type="float">
            <text:p>3</text:p>
          </table:table-cell>
          <table:table-cell table:formula="of:=IF([.B840]=&quot;forward&quot;; [.D840]; 0)" office:value-type="float" office:value="3" calcext:value-type="float">
            <text:p>3</text:p>
          </table:table-cell>
          <table:table-cell table:formula="of:=IF(OR([.B840]=&quot;down&quot;; [.B840]=&quot;up&quot;); [.D84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841]=&quot;forward&quot;; [.B841]=&quot;down&quot;);[.C841];[.C841]*-1)" office:value-type="float" office:value="1" calcext:value-type="float">
            <text:p>1</text:p>
          </table:table-cell>
          <table:table-cell table:formula="of:=IF([.B841]=&quot;forward&quot;; [.D841]; 0)" office:value-type="float" office:value="0" calcext:value-type="float">
            <text:p>0</text:p>
          </table:table-cell>
          <table:table-cell table:formula="of:=IF(OR([.B841]=&quot;down&quot;; [.B841]=&quot;up&quot;); [.D841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842]=&quot;forward&quot;; [.B842]=&quot;down&quot;);[.C842];[.C842]*-1)" office:value-type="float" office:value="1" calcext:value-type="float">
            <text:p>1</text:p>
          </table:table-cell>
          <table:table-cell table:formula="of:=IF([.B842]=&quot;forward&quot;; [.D842]; 0)" office:value-type="float" office:value="0" calcext:value-type="float">
            <text:p>0</text:p>
          </table:table-cell>
          <table:table-cell table:formula="of:=IF(OR([.B842]=&quot;down&quot;; [.B842]=&quot;up&quot;); [.D842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843]=&quot;forward&quot;; [.B843]=&quot;down&quot;);[.C843];[.C843]*-1)" office:value-type="float" office:value="7" calcext:value-type="float">
            <text:p>7</text:p>
          </table:table-cell>
          <table:table-cell table:formula="of:=IF([.B843]=&quot;forward&quot;; [.D843]; 0)" office:value-type="float" office:value="0" calcext:value-type="float">
            <text:p>0</text:p>
          </table:table-cell>
          <table:table-cell table:formula="of:=IF(OR([.B843]=&quot;down&quot;; [.B843]=&quot;up&quot;); [.D843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844]=&quot;forward&quot;; [.B844]=&quot;down&quot;);[.C844];[.C844]*-1)" office:value-type="float" office:value="8" calcext:value-type="float">
            <text:p>8</text:p>
          </table:table-cell>
          <table:table-cell table:formula="of:=IF([.B844]=&quot;forward&quot;; [.D844]; 0)" office:value-type="float" office:value="8" calcext:value-type="float">
            <text:p>8</text:p>
          </table:table-cell>
          <table:table-cell table:formula="of:=IF(OR([.B844]=&quot;down&quot;; [.B844]=&quot;up&quot;); [.D84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845]=&quot;forward&quot;; [.B845]=&quot;down&quot;);[.C845];[.C845]*-1)" office:value-type="float" office:value="3" calcext:value-type="float">
            <text:p>3</text:p>
          </table:table-cell>
          <table:table-cell table:formula="of:=IF([.B845]=&quot;forward&quot;; [.D845]; 0)" office:value-type="float" office:value="0" calcext:value-type="float">
            <text:p>0</text:p>
          </table:table-cell>
          <table:table-cell table:formula="of:=IF(OR([.B845]=&quot;down&quot;; [.B845]=&quot;up&quot;); [.D845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846]=&quot;forward&quot;; [.B846]=&quot;down&quot;);[.C846];[.C846]*-1)" office:value-type="float" office:value="7" calcext:value-type="float">
            <text:p>7</text:p>
          </table:table-cell>
          <table:table-cell table:formula="of:=IF([.B846]=&quot;forward&quot;; [.D846]; 0)" office:value-type="float" office:value="7" calcext:value-type="float">
            <text:p>7</text:p>
          </table:table-cell>
          <table:table-cell table:formula="of:=IF(OR([.B846]=&quot;down&quot;; [.B846]=&quot;up&quot;); [.D84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847]=&quot;forward&quot;; [.B847]=&quot;down&quot;);[.C847];[.C847]*-1)" office:value-type="float" office:value="8" calcext:value-type="float">
            <text:p>8</text:p>
          </table:table-cell>
          <table:table-cell table:formula="of:=IF([.B847]=&quot;forward&quot;; [.D847]; 0)" office:value-type="float" office:value="8" calcext:value-type="float">
            <text:p>8</text:p>
          </table:table-cell>
          <table:table-cell table:formula="of:=IF(OR([.B847]=&quot;down&quot;; [.B847]=&quot;up&quot;); [.D84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848]=&quot;forward&quot;; [.B848]=&quot;down&quot;);[.C848];[.C848]*-1)" office:value-type="float" office:value="-3" calcext:value-type="float">
            <text:p>-3</text:p>
          </table:table-cell>
          <table:table-cell table:formula="of:=IF([.B848]=&quot;forward&quot;; [.D848]; 0)" office:value-type="float" office:value="0" calcext:value-type="float">
            <text:p>0</text:p>
          </table:table-cell>
          <table:table-cell table:formula="of:=IF(OR([.B848]=&quot;down&quot;; [.B848]=&quot;up&quot;); [.D848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849]=&quot;forward&quot;; [.B849]=&quot;down&quot;);[.C849];[.C849]*-1)" office:value-type="float" office:value="8" calcext:value-type="float">
            <text:p>8</text:p>
          </table:table-cell>
          <table:table-cell table:formula="of:=IF([.B849]=&quot;forward&quot;; [.D849]; 0)" office:value-type="float" office:value="8" calcext:value-type="float">
            <text:p>8</text:p>
          </table:table-cell>
          <table:table-cell table:formula="of:=IF(OR([.B849]=&quot;down&quot;; [.B849]=&quot;up&quot;); [.D84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850]=&quot;forward&quot;; [.B850]=&quot;down&quot;);[.C850];[.C850]*-1)" office:value-type="float" office:value="8" calcext:value-type="float">
            <text:p>8</text:p>
          </table:table-cell>
          <table:table-cell table:formula="of:=IF([.B850]=&quot;forward&quot;; [.D850]; 0)" office:value-type="float" office:value="8" calcext:value-type="float">
            <text:p>8</text:p>
          </table:table-cell>
          <table:table-cell table:formula="of:=IF(OR([.B850]=&quot;down&quot;; [.B850]=&quot;up&quot;); [.D85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851]=&quot;forward&quot;; [.B851]=&quot;down&quot;);[.C851];[.C851]*-1)" office:value-type="float" office:value="-6" calcext:value-type="float">
            <text:p>-6</text:p>
          </table:table-cell>
          <table:table-cell table:formula="of:=IF([.B851]=&quot;forward&quot;; [.D851]; 0)" office:value-type="float" office:value="0" calcext:value-type="float">
            <text:p>0</text:p>
          </table:table-cell>
          <table:table-cell table:formula="of:=IF(OR([.B851]=&quot;down&quot;; [.B851]=&quot;up&quot;); [.D851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852]=&quot;forward&quot;; [.B852]=&quot;down&quot;);[.C852];[.C852]*-1)" office:value-type="float" office:value="2" calcext:value-type="float">
            <text:p>2</text:p>
          </table:table-cell>
          <table:table-cell table:formula="of:=IF([.B852]=&quot;forward&quot;; [.D852]; 0)" office:value-type="float" office:value="2" calcext:value-type="float">
            <text:p>2</text:p>
          </table:table-cell>
          <table:table-cell table:formula="of:=IF(OR([.B852]=&quot;down&quot;; [.B852]=&quot;up&quot;); [.D85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853]=&quot;forward&quot;; [.B853]=&quot;down&quot;);[.C853];[.C853]*-1)" office:value-type="float" office:value="3" calcext:value-type="float">
            <text:p>3</text:p>
          </table:table-cell>
          <table:table-cell table:formula="of:=IF([.B853]=&quot;forward&quot;; [.D853]; 0)" office:value-type="float" office:value="0" calcext:value-type="float">
            <text:p>0</text:p>
          </table:table-cell>
          <table:table-cell table:formula="of:=IF(OR([.B853]=&quot;down&quot;; [.B853]=&quot;up&quot;); [.D853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854]=&quot;forward&quot;; [.B854]=&quot;down&quot;);[.C854];[.C854]*-1)" office:value-type="float" office:value="4" calcext:value-type="float">
            <text:p>4</text:p>
          </table:table-cell>
          <table:table-cell table:formula="of:=IF([.B854]=&quot;forward&quot;; [.D854]; 0)" office:value-type="float" office:value="0" calcext:value-type="float">
            <text:p>0</text:p>
          </table:table-cell>
          <table:table-cell table:formula="of:=IF(OR([.B854]=&quot;down&quot;; [.B854]=&quot;up&quot;); [.D854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855]=&quot;forward&quot;; [.B855]=&quot;down&quot;);[.C855];[.C855]*-1)" office:value-type="float" office:value="9" calcext:value-type="float">
            <text:p>9</text:p>
          </table:table-cell>
          <table:table-cell table:formula="of:=IF([.B855]=&quot;forward&quot;; [.D855]; 0)" office:value-type="float" office:value="9" calcext:value-type="float">
            <text:p>9</text:p>
          </table:table-cell>
          <table:table-cell table:formula="of:=IF(OR([.B855]=&quot;down&quot;; [.B855]=&quot;up&quot;); [.D85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856]=&quot;forward&quot;; [.B856]=&quot;down&quot;);[.C856];[.C856]*-1)" office:value-type="float" office:value="-8" calcext:value-type="float">
            <text:p>-8</text:p>
          </table:table-cell>
          <table:table-cell table:formula="of:=IF([.B856]=&quot;forward&quot;; [.D856]; 0)" office:value-type="float" office:value="0" calcext:value-type="float">
            <text:p>0</text:p>
          </table:table-cell>
          <table:table-cell table:formula="of:=IF(OR([.B856]=&quot;down&quot;; [.B856]=&quot;up&quot;); [.D856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857]=&quot;forward&quot;; [.B857]=&quot;down&quot;);[.C857];[.C857]*-1)" office:value-type="float" office:value="9" calcext:value-type="float">
            <text:p>9</text:p>
          </table:table-cell>
          <table:table-cell table:formula="of:=IF([.B857]=&quot;forward&quot;; [.D857]; 0)" office:value-type="float" office:value="0" calcext:value-type="float">
            <text:p>0</text:p>
          </table:table-cell>
          <table:table-cell table:formula="of:=IF(OR([.B857]=&quot;down&quot;; [.B857]=&quot;up&quot;); [.D857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858]=&quot;forward&quot;; [.B858]=&quot;down&quot;);[.C858];[.C858]*-1)" office:value-type="float" office:value="5" calcext:value-type="float">
            <text:p>5</text:p>
          </table:table-cell>
          <table:table-cell table:formula="of:=IF([.B858]=&quot;forward&quot;; [.D858]; 0)" office:value-type="float" office:value="5" calcext:value-type="float">
            <text:p>5</text:p>
          </table:table-cell>
          <table:table-cell table:formula="of:=IF(OR([.B858]=&quot;down&quot;; [.B858]=&quot;up&quot;); [.D85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859]=&quot;forward&quot;; [.B859]=&quot;down&quot;);[.C859];[.C859]*-1)" office:value-type="float" office:value="3" calcext:value-type="float">
            <text:p>3</text:p>
          </table:table-cell>
          <table:table-cell table:formula="of:=IF([.B859]=&quot;forward&quot;; [.D859]; 0)" office:value-type="float" office:value="0" calcext:value-type="float">
            <text:p>0</text:p>
          </table:table-cell>
          <table:table-cell table:formula="of:=IF(OR([.B859]=&quot;down&quot;; [.B859]=&quot;up&quot;); [.D859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860]=&quot;forward&quot;; [.B860]=&quot;down&quot;);[.C860];[.C860]*-1)" office:value-type="float" office:value="-7" calcext:value-type="float">
            <text:p>-7</text:p>
          </table:table-cell>
          <table:table-cell table:formula="of:=IF([.B860]=&quot;forward&quot;; [.D860]; 0)" office:value-type="float" office:value="0" calcext:value-type="float">
            <text:p>0</text:p>
          </table:table-cell>
          <table:table-cell table:formula="of:=IF(OR([.B860]=&quot;down&quot;; [.B860]=&quot;up&quot;); [.D860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861]=&quot;forward&quot;; [.B861]=&quot;down&quot;);[.C861];[.C861]*-1)" office:value-type="float" office:value="5" calcext:value-type="float">
            <text:p>5</text:p>
          </table:table-cell>
          <table:table-cell table:formula="of:=IF([.B861]=&quot;forward&quot;; [.D861]; 0)" office:value-type="float" office:value="5" calcext:value-type="float">
            <text:p>5</text:p>
          </table:table-cell>
          <table:table-cell table:formula="of:=IF(OR([.B861]=&quot;down&quot;; [.B861]=&quot;up&quot;); [.D8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862]=&quot;forward&quot;; [.B862]=&quot;down&quot;);[.C862];[.C862]*-1)" office:value-type="float" office:value="2" calcext:value-type="float">
            <text:p>2</text:p>
          </table:table-cell>
          <table:table-cell table:formula="of:=IF([.B862]=&quot;forward&quot;; [.D862]; 0)" office:value-type="float" office:value="0" calcext:value-type="float">
            <text:p>0</text:p>
          </table:table-cell>
          <table:table-cell table:formula="of:=IF(OR([.B862]=&quot;down&quot;; [.B862]=&quot;up&quot;); [.D862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863]=&quot;forward&quot;; [.B863]=&quot;down&quot;);[.C863];[.C863]*-1)" office:value-type="float" office:value="2" calcext:value-type="float">
            <text:p>2</text:p>
          </table:table-cell>
          <table:table-cell table:formula="of:=IF([.B863]=&quot;forward&quot;; [.D863]; 0)" office:value-type="float" office:value="2" calcext:value-type="float">
            <text:p>2</text:p>
          </table:table-cell>
          <table:table-cell table:formula="of:=IF(OR([.B863]=&quot;down&quot;; [.B863]=&quot;up&quot;); [.D86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864]=&quot;forward&quot;; [.B864]=&quot;down&quot;);[.C864];[.C864]*-1)" office:value-type="float" office:value="1" calcext:value-type="float">
            <text:p>1</text:p>
          </table:table-cell>
          <table:table-cell table:formula="of:=IF([.B864]=&quot;forward&quot;; [.D864]; 0)" office:value-type="float" office:value="1" calcext:value-type="float">
            <text:p>1</text:p>
          </table:table-cell>
          <table:table-cell table:formula="of:=IF(OR([.B864]=&quot;down&quot;; [.B864]=&quot;up&quot;); [.D8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865]=&quot;forward&quot;; [.B865]=&quot;down&quot;);[.C865];[.C865]*-1)" office:value-type="float" office:value="6" calcext:value-type="float">
            <text:p>6</text:p>
          </table:table-cell>
          <table:table-cell table:formula="of:=IF([.B865]=&quot;forward&quot;; [.D865]; 0)" office:value-type="float" office:value="0" calcext:value-type="float">
            <text:p>0</text:p>
          </table:table-cell>
          <table:table-cell table:formula="of:=IF(OR([.B865]=&quot;down&quot;; [.B865]=&quot;up&quot;); [.D865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866]=&quot;forward&quot;; [.B866]=&quot;down&quot;);[.C866];[.C866]*-1)" office:value-type="float" office:value="1" calcext:value-type="float">
            <text:p>1</text:p>
          </table:table-cell>
          <table:table-cell table:formula="of:=IF([.B866]=&quot;forward&quot;; [.D866]; 0)" office:value-type="float" office:value="0" calcext:value-type="float">
            <text:p>0</text:p>
          </table:table-cell>
          <table:table-cell table:formula="of:=IF(OR([.B866]=&quot;down&quot;; [.B866]=&quot;up&quot;); [.D866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867]=&quot;forward&quot;; [.B867]=&quot;down&quot;);[.C867];[.C867]*-1)" office:value-type="float" office:value="-4" calcext:value-type="float">
            <text:p>-4</text:p>
          </table:table-cell>
          <table:table-cell table:formula="of:=IF([.B867]=&quot;forward&quot;; [.D867]; 0)" office:value-type="float" office:value="0" calcext:value-type="float">
            <text:p>0</text:p>
          </table:table-cell>
          <table:table-cell table:formula="of:=IF(OR([.B867]=&quot;down&quot;; [.B867]=&quot;up&quot;); [.D867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868]=&quot;forward&quot;; [.B868]=&quot;down&quot;);[.C868];[.C868]*-1)" office:value-type="float" office:value="4" calcext:value-type="float">
            <text:p>4</text:p>
          </table:table-cell>
          <table:table-cell table:formula="of:=IF([.B868]=&quot;forward&quot;; [.D868]; 0)" office:value-type="float" office:value="4" calcext:value-type="float">
            <text:p>4</text:p>
          </table:table-cell>
          <table:table-cell table:formula="of:=IF(OR([.B868]=&quot;down&quot;; [.B868]=&quot;up&quot;); [.D8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869]=&quot;forward&quot;; [.B869]=&quot;down&quot;);[.C869];[.C869]*-1)" office:value-type="float" office:value="7" calcext:value-type="float">
            <text:p>7</text:p>
          </table:table-cell>
          <table:table-cell table:formula="of:=IF([.B869]=&quot;forward&quot;; [.D869]; 0)" office:value-type="float" office:value="0" calcext:value-type="float">
            <text:p>0</text:p>
          </table:table-cell>
          <table:table-cell table:formula="of:=IF(OR([.B869]=&quot;down&quot;; [.B869]=&quot;up&quot;); [.D869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OR([.B870]=&quot;forward&quot;; [.B870]=&quot;down&quot;);[.C870];[.C870]*-1)" office:value-type="float" office:value="-3" calcext:value-type="float">
            <text:p>-3</text:p>
          </table:table-cell>
          <table:table-cell table:formula="of:=IF([.B870]=&quot;forward&quot;; [.D870]; 0)" office:value-type="float" office:value="0" calcext:value-type="float">
            <text:p>0</text:p>
          </table:table-cell>
          <table:table-cell table:formula="of:=IF(OR([.B870]=&quot;down&quot;; [.B870]=&quot;up&quot;); [.D870]; 0)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871]=&quot;forward&quot;; [.B871]=&quot;down&quot;);[.C871];[.C871]*-1)" office:value-type="float" office:value="3" calcext:value-type="float">
            <text:p>3</text:p>
          </table:table-cell>
          <table:table-cell table:formula="of:=IF([.B871]=&quot;forward&quot;; [.D871]; 0)" office:value-type="float" office:value="0" calcext:value-type="float">
            <text:p>0</text:p>
          </table:table-cell>
          <table:table-cell table:formula="of:=IF(OR([.B871]=&quot;down&quot;; [.B871]=&quot;up&quot;); [.D871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872]=&quot;forward&quot;; [.B872]=&quot;down&quot;);[.C872];[.C872]*-1)" office:value-type="float" office:value="4" calcext:value-type="float">
            <text:p>4</text:p>
          </table:table-cell>
          <table:table-cell table:formula="of:=IF([.B872]=&quot;forward&quot;; [.D872]; 0)" office:value-type="float" office:value="4" calcext:value-type="float">
            <text:p>4</text:p>
          </table:table-cell>
          <table:table-cell table:formula="of:=IF(OR([.B872]=&quot;down&quot;; [.B872]=&quot;up&quot;); [.D87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873]=&quot;forward&quot;; [.B873]=&quot;down&quot;);[.C873];[.C873]*-1)" office:value-type="float" office:value="2" calcext:value-type="float">
            <text:p>2</text:p>
          </table:table-cell>
          <table:table-cell table:formula="of:=IF([.B873]=&quot;forward&quot;; [.D873]; 0)" office:value-type="float" office:value="2" calcext:value-type="float">
            <text:p>2</text:p>
          </table:table-cell>
          <table:table-cell table:formula="of:=IF(OR([.B873]=&quot;down&quot;; [.B873]=&quot;up&quot;); [.D87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874]=&quot;forward&quot;; [.B874]=&quot;down&quot;);[.C874];[.C874]*-1)" office:value-type="float" office:value="1" calcext:value-type="float">
            <text:p>1</text:p>
          </table:table-cell>
          <table:table-cell table:formula="of:=IF([.B874]=&quot;forward&quot;; [.D874]; 0)" office:value-type="float" office:value="1" calcext:value-type="float">
            <text:p>1</text:p>
          </table:table-cell>
          <table:table-cell table:formula="of:=IF(OR([.B874]=&quot;down&quot;; [.B874]=&quot;up&quot;); [.D87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875]=&quot;forward&quot;; [.B875]=&quot;down&quot;);[.C875];[.C875]*-1)" office:value-type="float" office:value="9" calcext:value-type="float">
            <text:p>9</text:p>
          </table:table-cell>
          <table:table-cell table:formula="of:=IF([.B875]=&quot;forward&quot;; [.D875]; 0)" office:value-type="float" office:value="9" calcext:value-type="float">
            <text:p>9</text:p>
          </table:table-cell>
          <table:table-cell table:formula="of:=IF(OR([.B875]=&quot;down&quot;; [.B875]=&quot;up&quot;); [.D87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876]=&quot;forward&quot;; [.B876]=&quot;down&quot;);[.C876];[.C876]*-1)" office:value-type="float" office:value="7" calcext:value-type="float">
            <text:p>7</text:p>
          </table:table-cell>
          <table:table-cell table:formula="of:=IF([.B876]=&quot;forward&quot;; [.D876]; 0)" office:value-type="float" office:value="7" calcext:value-type="float">
            <text:p>7</text:p>
          </table:table-cell>
          <table:table-cell table:formula="of:=IF(OR([.B876]=&quot;down&quot;; [.B876]=&quot;up&quot;); [.D87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877]=&quot;forward&quot;; [.B877]=&quot;down&quot;);[.C877];[.C877]*-1)" office:value-type="float" office:value="9" calcext:value-type="float">
            <text:p>9</text:p>
          </table:table-cell>
          <table:table-cell table:formula="of:=IF([.B877]=&quot;forward&quot;; [.D877]; 0)" office:value-type="float" office:value="9" calcext:value-type="float">
            <text:p>9</text:p>
          </table:table-cell>
          <table:table-cell table:formula="of:=IF(OR([.B877]=&quot;down&quot;; [.B877]=&quot;up&quot;); [.D87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878]=&quot;forward&quot;; [.B878]=&quot;down&quot;);[.C878];[.C878]*-1)" office:value-type="float" office:value="1" calcext:value-type="float">
            <text:p>1</text:p>
          </table:table-cell>
          <table:table-cell table:formula="of:=IF([.B878]=&quot;forward&quot;; [.D878]; 0)" office:value-type="float" office:value="0" calcext:value-type="float">
            <text:p>0</text:p>
          </table:table-cell>
          <table:table-cell table:formula="of:=IF(OR([.B878]=&quot;down&quot;; [.B878]=&quot;up&quot;); [.D878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879]=&quot;forward&quot;; [.B879]=&quot;down&quot;);[.C879];[.C879]*-1)" office:value-type="float" office:value="6" calcext:value-type="float">
            <text:p>6</text:p>
          </table:table-cell>
          <table:table-cell table:formula="of:=IF([.B879]=&quot;forward&quot;; [.D879]; 0)" office:value-type="float" office:value="6" calcext:value-type="float">
            <text:p>6</text:p>
          </table:table-cell>
          <table:table-cell table:formula="of:=IF(OR([.B879]=&quot;down&quot;; [.B879]=&quot;up&quot;); [.D87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880]=&quot;forward&quot;; [.B880]=&quot;down&quot;);[.C880];[.C880]*-1)" office:value-type="float" office:value="5" calcext:value-type="float">
            <text:p>5</text:p>
          </table:table-cell>
          <table:table-cell table:formula="of:=IF([.B880]=&quot;forward&quot;; [.D880]; 0)" office:value-type="float" office:value="0" calcext:value-type="float">
            <text:p>0</text:p>
          </table:table-cell>
          <table:table-cell table:formula="of:=IF(OR([.B880]=&quot;down&quot;; [.B880]=&quot;up&quot;); [.D880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881]=&quot;forward&quot;; [.B881]=&quot;down&quot;);[.C881];[.C881]*-1)" office:value-type="float" office:value="-7" calcext:value-type="float">
            <text:p>-7</text:p>
          </table:table-cell>
          <table:table-cell table:formula="of:=IF([.B881]=&quot;forward&quot;; [.D881]; 0)" office:value-type="float" office:value="0" calcext:value-type="float">
            <text:p>0</text:p>
          </table:table-cell>
          <table:table-cell table:formula="of:=IF(OR([.B881]=&quot;down&quot;; [.B881]=&quot;up&quot;); [.D881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882]=&quot;forward&quot;; [.B882]=&quot;down&quot;);[.C882];[.C882]*-1)" office:value-type="float" office:value="9" calcext:value-type="float">
            <text:p>9</text:p>
          </table:table-cell>
          <table:table-cell table:formula="of:=IF([.B882]=&quot;forward&quot;; [.D882]; 0)" office:value-type="float" office:value="0" calcext:value-type="float">
            <text:p>0</text:p>
          </table:table-cell>
          <table:table-cell table:formula="of:=IF(OR([.B882]=&quot;down&quot;; [.B882]=&quot;up&quot;); [.D88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883]=&quot;forward&quot;; [.B883]=&quot;down&quot;);[.C883];[.C883]*-1)" office:value-type="float" office:value="2" calcext:value-type="float">
            <text:p>2</text:p>
          </table:table-cell>
          <table:table-cell table:formula="of:=IF([.B883]=&quot;forward&quot;; [.D883]; 0)" office:value-type="float" office:value="0" calcext:value-type="float">
            <text:p>0</text:p>
          </table:table-cell>
          <table:table-cell table:formula="of:=IF(OR([.B883]=&quot;down&quot;; [.B883]=&quot;up&quot;); [.D883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884]=&quot;forward&quot;; [.B884]=&quot;down&quot;);[.C884];[.C884]*-1)" office:value-type="float" office:value="-4" calcext:value-type="float">
            <text:p>-4</text:p>
          </table:table-cell>
          <table:table-cell table:formula="of:=IF([.B884]=&quot;forward&quot;; [.D884]; 0)" office:value-type="float" office:value="0" calcext:value-type="float">
            <text:p>0</text:p>
          </table:table-cell>
          <table:table-cell table:formula="of:=IF(OR([.B884]=&quot;down&quot;; [.B884]=&quot;up&quot;); [.D884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885]=&quot;forward&quot;; [.B885]=&quot;down&quot;);[.C885];[.C885]*-1)" office:value-type="float" office:value="2" calcext:value-type="float">
            <text:p>2</text:p>
          </table:table-cell>
          <table:table-cell table:formula="of:=IF([.B885]=&quot;forward&quot;; [.D885]; 0)" office:value-type="float" office:value="0" calcext:value-type="float">
            <text:p>0</text:p>
          </table:table-cell>
          <table:table-cell table:formula="of:=IF(OR([.B885]=&quot;down&quot;; [.B885]=&quot;up&quot;); [.D885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886]=&quot;forward&quot;; [.B886]=&quot;down&quot;);[.C886];[.C886]*-1)" office:value-type="float" office:value="2" calcext:value-type="float">
            <text:p>2</text:p>
          </table:table-cell>
          <table:table-cell table:formula="of:=IF([.B886]=&quot;forward&quot;; [.D886]; 0)" office:value-type="float" office:value="0" calcext:value-type="float">
            <text:p>0</text:p>
          </table:table-cell>
          <table:table-cell table:formula="of:=IF(OR([.B886]=&quot;down&quot;; [.B886]=&quot;up&quot;); [.D886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887]=&quot;forward&quot;; [.B887]=&quot;down&quot;);[.C887];[.C887]*-1)" office:value-type="float" office:value="1" calcext:value-type="float">
            <text:p>1</text:p>
          </table:table-cell>
          <table:table-cell table:formula="of:=IF([.B887]=&quot;forward&quot;; [.D887]; 0)" office:value-type="float" office:value="0" calcext:value-type="float">
            <text:p>0</text:p>
          </table:table-cell>
          <table:table-cell table:formula="of:=IF(OR([.B887]=&quot;down&quot;; [.B887]=&quot;up&quot;); [.D887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888]=&quot;forward&quot;; [.B888]=&quot;down&quot;);[.C888];[.C888]*-1)" office:value-type="float" office:value="2" calcext:value-type="float">
            <text:p>2</text:p>
          </table:table-cell>
          <table:table-cell table:formula="of:=IF([.B888]=&quot;forward&quot;; [.D888]; 0)" office:value-type="float" office:value="0" calcext:value-type="float">
            <text:p>0</text:p>
          </table:table-cell>
          <table:table-cell table:formula="of:=IF(OR([.B888]=&quot;down&quot;; [.B888]=&quot;up&quot;); [.D888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889]=&quot;forward&quot;; [.B889]=&quot;down&quot;);[.C889];[.C889]*-1)" office:value-type="float" office:value="5" calcext:value-type="float">
            <text:p>5</text:p>
          </table:table-cell>
          <table:table-cell table:formula="of:=IF([.B889]=&quot;forward&quot;; [.D889]; 0)" office:value-type="float" office:value="0" calcext:value-type="float">
            <text:p>0</text:p>
          </table:table-cell>
          <table:table-cell table:formula="of:=IF(OR([.B889]=&quot;down&quot;; [.B889]=&quot;up&quot;); [.D889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890]=&quot;forward&quot;; [.B890]=&quot;down&quot;);[.C890];[.C890]*-1)" office:value-type="float" office:value="4" calcext:value-type="float">
            <text:p>4</text:p>
          </table:table-cell>
          <table:table-cell table:formula="of:=IF([.B890]=&quot;forward&quot;; [.D890]; 0)" office:value-type="float" office:value="0" calcext:value-type="float">
            <text:p>0</text:p>
          </table:table-cell>
          <table:table-cell table:formula="of:=IF(OR([.B890]=&quot;down&quot;; [.B890]=&quot;up&quot;); [.D890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891]=&quot;forward&quot;; [.B891]=&quot;down&quot;);[.C891];[.C891]*-1)" office:value-type="float" office:value="6" calcext:value-type="float">
            <text:p>6</text:p>
          </table:table-cell>
          <table:table-cell table:formula="of:=IF([.B891]=&quot;forward&quot;; [.D891]; 0)" office:value-type="float" office:value="0" calcext:value-type="float">
            <text:p>0</text:p>
          </table:table-cell>
          <table:table-cell table:formula="of:=IF(OR([.B891]=&quot;down&quot;; [.B891]=&quot;up&quot;); [.D891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892]=&quot;forward&quot;; [.B892]=&quot;down&quot;);[.C892];[.C892]*-1)" office:value-type="float" office:value="4" calcext:value-type="float">
            <text:p>4</text:p>
          </table:table-cell>
          <table:table-cell table:formula="of:=IF([.B892]=&quot;forward&quot;; [.D892]; 0)" office:value-type="float" office:value="4" calcext:value-type="float">
            <text:p>4</text:p>
          </table:table-cell>
          <table:table-cell table:formula="of:=IF(OR([.B892]=&quot;down&quot;; [.B892]=&quot;up&quot;); [.D8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893]=&quot;forward&quot;; [.B893]=&quot;down&quot;);[.C893];[.C893]*-1)" office:value-type="float" office:value="9" calcext:value-type="float">
            <text:p>9</text:p>
          </table:table-cell>
          <table:table-cell table:formula="of:=IF([.B893]=&quot;forward&quot;; [.D893]; 0)" office:value-type="float" office:value="9" calcext:value-type="float">
            <text:p>9</text:p>
          </table:table-cell>
          <table:table-cell table:formula="of:=IF(OR([.B893]=&quot;down&quot;; [.B893]=&quot;up&quot;); [.D8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894]=&quot;forward&quot;; [.B894]=&quot;down&quot;);[.C894];[.C894]*-1)" office:value-type="float" office:value="6" calcext:value-type="float">
            <text:p>6</text:p>
          </table:table-cell>
          <table:table-cell table:formula="of:=IF([.B894]=&quot;forward&quot;; [.D894]; 0)" office:value-type="float" office:value="6" calcext:value-type="float">
            <text:p>6</text:p>
          </table:table-cell>
          <table:table-cell table:formula="of:=IF(OR([.B894]=&quot;down&quot;; [.B894]=&quot;up&quot;); [.D8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895]=&quot;forward&quot;; [.B895]=&quot;down&quot;);[.C895];[.C895]*-1)" office:value-type="float" office:value="7" calcext:value-type="float">
            <text:p>7</text:p>
          </table:table-cell>
          <table:table-cell table:formula="of:=IF([.B895]=&quot;forward&quot;; [.D895]; 0)" office:value-type="float" office:value="7" calcext:value-type="float">
            <text:p>7</text:p>
          </table:table-cell>
          <table:table-cell table:formula="of:=IF(OR([.B895]=&quot;down&quot;; [.B895]=&quot;up&quot;); [.D89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896]=&quot;forward&quot;; [.B896]=&quot;down&quot;);[.C896];[.C896]*-1)" office:value-type="float" office:value="-9" calcext:value-type="float">
            <text:p>-9</text:p>
          </table:table-cell>
          <table:table-cell table:formula="of:=IF([.B896]=&quot;forward&quot;; [.D896]; 0)" office:value-type="float" office:value="0" calcext:value-type="float">
            <text:p>0</text:p>
          </table:table-cell>
          <table:table-cell table:formula="of:=IF(OR([.B896]=&quot;down&quot;; [.B896]=&quot;up&quot;); [.D896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897]=&quot;forward&quot;; [.B897]=&quot;down&quot;);[.C897];[.C897]*-1)" office:value-type="float" office:value="-2" calcext:value-type="float">
            <text:p>-2</text:p>
          </table:table-cell>
          <table:table-cell table:formula="of:=IF([.B897]=&quot;forward&quot;; [.D897]; 0)" office:value-type="float" office:value="0" calcext:value-type="float">
            <text:p>0</text:p>
          </table:table-cell>
          <table:table-cell table:formula="of:=IF(OR([.B897]=&quot;down&quot;; [.B897]=&quot;up&quot;); [.D897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898]=&quot;forward&quot;; [.B898]=&quot;down&quot;);[.C898];[.C898]*-1)" office:value-type="float" office:value="7" calcext:value-type="float">
            <text:p>7</text:p>
          </table:table-cell>
          <table:table-cell table:formula="of:=IF([.B898]=&quot;forward&quot;; [.D898]; 0)" office:value-type="float" office:value="7" calcext:value-type="float">
            <text:p>7</text:p>
          </table:table-cell>
          <table:table-cell table:formula="of:=IF(OR([.B898]=&quot;down&quot;; [.B898]=&quot;up&quot;); [.D89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899]=&quot;forward&quot;; [.B899]=&quot;down&quot;);[.C899];[.C899]*-1)" office:value-type="float" office:value="9" calcext:value-type="float">
            <text:p>9</text:p>
          </table:table-cell>
          <table:table-cell table:formula="of:=IF([.B899]=&quot;forward&quot;; [.D899]; 0)" office:value-type="float" office:value="9" calcext:value-type="float">
            <text:p>9</text:p>
          </table:table-cell>
          <table:table-cell table:formula="of:=IF(OR([.B899]=&quot;down&quot;; [.B899]=&quot;up&quot;); [.D8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900]=&quot;forward&quot;; [.B900]=&quot;down&quot;);[.C900];[.C900]*-1)" office:value-type="float" office:value="-5" calcext:value-type="float">
            <text:p>-5</text:p>
          </table:table-cell>
          <table:table-cell table:formula="of:=IF([.B900]=&quot;forward&quot;; [.D900]; 0)" office:value-type="float" office:value="0" calcext:value-type="float">
            <text:p>0</text:p>
          </table:table-cell>
          <table:table-cell table:formula="of:=IF(OR([.B900]=&quot;down&quot;; [.B900]=&quot;up&quot;); [.D900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901]=&quot;forward&quot;; [.B901]=&quot;down&quot;);[.C901];[.C901]*-1)" office:value-type="float" office:value="2" calcext:value-type="float">
            <text:p>2</text:p>
          </table:table-cell>
          <table:table-cell table:formula="of:=IF([.B901]=&quot;forward&quot;; [.D901]; 0)" office:value-type="float" office:value="2" calcext:value-type="float">
            <text:p>2</text:p>
          </table:table-cell>
          <table:table-cell table:formula="of:=IF(OR([.B901]=&quot;down&quot;; [.B901]=&quot;up&quot;); [.D90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902]=&quot;forward&quot;; [.B902]=&quot;down&quot;);[.C902];[.C902]*-1)" office:value-type="float" office:value="-5" calcext:value-type="float">
            <text:p>-5</text:p>
          </table:table-cell>
          <table:table-cell table:formula="of:=IF([.B902]=&quot;forward&quot;; [.D902]; 0)" office:value-type="float" office:value="0" calcext:value-type="float">
            <text:p>0</text:p>
          </table:table-cell>
          <table:table-cell table:formula="of:=IF(OR([.B902]=&quot;down&quot;; [.B902]=&quot;up&quot;); [.D902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903]=&quot;forward&quot;; [.B903]=&quot;down&quot;);[.C903];[.C903]*-1)" office:value-type="float" office:value="-9" calcext:value-type="float">
            <text:p>-9</text:p>
          </table:table-cell>
          <table:table-cell table:formula="of:=IF([.B903]=&quot;forward&quot;; [.D903]; 0)" office:value-type="float" office:value="0" calcext:value-type="float">
            <text:p>0</text:p>
          </table:table-cell>
          <table:table-cell table:formula="of:=IF(OR([.B903]=&quot;down&quot;; [.B903]=&quot;up&quot;); [.D903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904]=&quot;forward&quot;; [.B904]=&quot;down&quot;);[.C904];[.C904]*-1)" office:value-type="float" office:value="9" calcext:value-type="float">
            <text:p>9</text:p>
          </table:table-cell>
          <table:table-cell table:formula="of:=IF([.B904]=&quot;forward&quot;; [.D904]; 0)" office:value-type="float" office:value="9" calcext:value-type="float">
            <text:p>9</text:p>
          </table:table-cell>
          <table:table-cell table:formula="of:=IF(OR([.B904]=&quot;down&quot;; [.B904]=&quot;up&quot;); [.D90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905]=&quot;forward&quot;; [.B905]=&quot;down&quot;);[.C905];[.C905]*-1)" office:value-type="float" office:value="8" calcext:value-type="float">
            <text:p>8</text:p>
          </table:table-cell>
          <table:table-cell table:formula="of:=IF([.B905]=&quot;forward&quot;; [.D905]; 0)" office:value-type="float" office:value="0" calcext:value-type="float">
            <text:p>0</text:p>
          </table:table-cell>
          <table:table-cell table:formula="of:=IF(OR([.B905]=&quot;down&quot;; [.B905]=&quot;up&quot;); [.D905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906]=&quot;forward&quot;; [.B906]=&quot;down&quot;);[.C906];[.C906]*-1)" office:value-type="float" office:value="6" calcext:value-type="float">
            <text:p>6</text:p>
          </table:table-cell>
          <table:table-cell table:formula="of:=IF([.B906]=&quot;forward&quot;; [.D906]; 0)" office:value-type="float" office:value="6" calcext:value-type="float">
            <text:p>6</text:p>
          </table:table-cell>
          <table:table-cell table:formula="of:=IF(OR([.B906]=&quot;down&quot;; [.B906]=&quot;up&quot;); [.D90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907]=&quot;forward&quot;; [.B907]=&quot;down&quot;);[.C907];[.C907]*-1)" office:value-type="float" office:value="8" calcext:value-type="float">
            <text:p>8</text:p>
          </table:table-cell>
          <table:table-cell table:formula="of:=IF([.B907]=&quot;forward&quot;; [.D907]; 0)" office:value-type="float" office:value="0" calcext:value-type="float">
            <text:p>0</text:p>
          </table:table-cell>
          <table:table-cell table:formula="of:=IF(OR([.B907]=&quot;down&quot;; [.B907]=&quot;up&quot;); [.D907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908]=&quot;forward&quot;; [.B908]=&quot;down&quot;);[.C908];[.C908]*-1)" office:value-type="float" office:value="4" calcext:value-type="float">
            <text:p>4</text:p>
          </table:table-cell>
          <table:table-cell table:formula="of:=IF([.B908]=&quot;forward&quot;; [.D908]; 0)" office:value-type="float" office:value="4" calcext:value-type="float">
            <text:p>4</text:p>
          </table:table-cell>
          <table:table-cell table:formula="of:=IF(OR([.B908]=&quot;down&quot;; [.B908]=&quot;up&quot;); [.D90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909]=&quot;forward&quot;; [.B909]=&quot;down&quot;);[.C909];[.C909]*-1)" office:value-type="float" office:value="1" calcext:value-type="float">
            <text:p>1</text:p>
          </table:table-cell>
          <table:table-cell table:formula="of:=IF([.B909]=&quot;forward&quot;; [.D909]; 0)" office:value-type="float" office:value="0" calcext:value-type="float">
            <text:p>0</text:p>
          </table:table-cell>
          <table:table-cell table:formula="of:=IF(OR([.B909]=&quot;down&quot;; [.B909]=&quot;up&quot;); [.D909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910]=&quot;forward&quot;; [.B910]=&quot;down&quot;);[.C910];[.C910]*-1)" office:value-type="float" office:value="4" calcext:value-type="float">
            <text:p>4</text:p>
          </table:table-cell>
          <table:table-cell table:formula="of:=IF([.B910]=&quot;forward&quot;; [.D910]; 0)" office:value-type="float" office:value="0" calcext:value-type="float">
            <text:p>0</text:p>
          </table:table-cell>
          <table:table-cell table:formula="of:=IF(OR([.B910]=&quot;down&quot;; [.B910]=&quot;up&quot;); [.D910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911]=&quot;forward&quot;; [.B911]=&quot;down&quot;);[.C911];[.C911]*-1)" office:value-type="float" office:value="4" calcext:value-type="float">
            <text:p>4</text:p>
          </table:table-cell>
          <table:table-cell table:formula="of:=IF([.B911]=&quot;forward&quot;; [.D911]; 0)" office:value-type="float" office:value="4" calcext:value-type="float">
            <text:p>4</text:p>
          </table:table-cell>
          <table:table-cell table:formula="of:=IF(OR([.B911]=&quot;down&quot;; [.B911]=&quot;up&quot;); [.D91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912]=&quot;forward&quot;; [.B912]=&quot;down&quot;);[.C912];[.C912]*-1)" office:value-type="float" office:value="3" calcext:value-type="float">
            <text:p>3</text:p>
          </table:table-cell>
          <table:table-cell table:formula="of:=IF([.B912]=&quot;forward&quot;; [.D912]; 0)" office:value-type="float" office:value="0" calcext:value-type="float">
            <text:p>0</text:p>
          </table:table-cell>
          <table:table-cell table:formula="of:=IF(OR([.B912]=&quot;down&quot;; [.B912]=&quot;up&quot;); [.D912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913]=&quot;forward&quot;; [.B913]=&quot;down&quot;);[.C913];[.C913]*-1)" office:value-type="float" office:value="4" calcext:value-type="float">
            <text:p>4</text:p>
          </table:table-cell>
          <table:table-cell table:formula="of:=IF([.B913]=&quot;forward&quot;; [.D913]; 0)" office:value-type="float" office:value="4" calcext:value-type="float">
            <text:p>4</text:p>
          </table:table-cell>
          <table:table-cell table:formula="of:=IF(OR([.B913]=&quot;down&quot;; [.B913]=&quot;up&quot;); [.D91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914]=&quot;forward&quot;; [.B914]=&quot;down&quot;);[.C914];[.C914]*-1)" office:value-type="float" office:value="3" calcext:value-type="float">
            <text:p>3</text:p>
          </table:table-cell>
          <table:table-cell table:formula="of:=IF([.B914]=&quot;forward&quot;; [.D914]; 0)" office:value-type="float" office:value="3" calcext:value-type="float">
            <text:p>3</text:p>
          </table:table-cell>
          <table:table-cell table:formula="of:=IF(OR([.B914]=&quot;down&quot;; [.B914]=&quot;up&quot;); [.D91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915]=&quot;forward&quot;; [.B915]=&quot;down&quot;);[.C915];[.C915]*-1)" office:value-type="float" office:value="9" calcext:value-type="float">
            <text:p>9</text:p>
          </table:table-cell>
          <table:table-cell table:formula="of:=IF([.B915]=&quot;forward&quot;; [.D915]; 0)" office:value-type="float" office:value="9" calcext:value-type="float">
            <text:p>9</text:p>
          </table:table-cell>
          <table:table-cell table:formula="of:=IF(OR([.B915]=&quot;down&quot;; [.B915]=&quot;up&quot;); [.D91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916]=&quot;forward&quot;; [.B916]=&quot;down&quot;);[.C916];[.C916]*-1)" office:value-type="float" office:value="5" calcext:value-type="float">
            <text:p>5</text:p>
          </table:table-cell>
          <table:table-cell table:formula="of:=IF([.B916]=&quot;forward&quot;; [.D916]; 0)" office:value-type="float" office:value="0" calcext:value-type="float">
            <text:p>0</text:p>
          </table:table-cell>
          <table:table-cell table:formula="of:=IF(OR([.B916]=&quot;down&quot;; [.B916]=&quot;up&quot;); [.D916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917]=&quot;forward&quot;; [.B917]=&quot;down&quot;);[.C917];[.C917]*-1)" office:value-type="float" office:value="3" calcext:value-type="float">
            <text:p>3</text:p>
          </table:table-cell>
          <table:table-cell table:formula="of:=IF([.B917]=&quot;forward&quot;; [.D917]; 0)" office:value-type="float" office:value="3" calcext:value-type="float">
            <text:p>3</text:p>
          </table:table-cell>
          <table:table-cell table:formula="of:=IF(OR([.B917]=&quot;down&quot;; [.B917]=&quot;up&quot;); [.D91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918]=&quot;forward&quot;; [.B918]=&quot;down&quot;);[.C918];[.C918]*-1)" office:value-type="float" office:value="2" calcext:value-type="float">
            <text:p>2</text:p>
          </table:table-cell>
          <table:table-cell table:formula="of:=IF([.B918]=&quot;forward&quot;; [.D918]; 0)" office:value-type="float" office:value="2" calcext:value-type="float">
            <text:p>2</text:p>
          </table:table-cell>
          <table:table-cell table:formula="of:=IF(OR([.B918]=&quot;down&quot;; [.B918]=&quot;up&quot;); [.D91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919]=&quot;forward&quot;; [.B919]=&quot;down&quot;);[.C919];[.C919]*-1)" office:value-type="float" office:value="9" calcext:value-type="float">
            <text:p>9</text:p>
          </table:table-cell>
          <table:table-cell table:formula="of:=IF([.B919]=&quot;forward&quot;; [.D919]; 0)" office:value-type="float" office:value="9" calcext:value-type="float">
            <text:p>9</text:p>
          </table:table-cell>
          <table:table-cell table:formula="of:=IF(OR([.B919]=&quot;down&quot;; [.B919]=&quot;up&quot;); [.D91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920]=&quot;forward&quot;; [.B920]=&quot;down&quot;);[.C920];[.C920]*-1)" office:value-type="float" office:value="8" calcext:value-type="float">
            <text:p>8</text:p>
          </table:table-cell>
          <table:table-cell table:formula="of:=IF([.B920]=&quot;forward&quot;; [.D920]; 0)" office:value-type="float" office:value="8" calcext:value-type="float">
            <text:p>8</text:p>
          </table:table-cell>
          <table:table-cell table:formula="of:=IF(OR([.B920]=&quot;down&quot;; [.B920]=&quot;up&quot;); [.D92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921]=&quot;forward&quot;; [.B921]=&quot;down&quot;);[.C921];[.C921]*-1)" office:value-type="float" office:value="2" calcext:value-type="float">
            <text:p>2</text:p>
          </table:table-cell>
          <table:table-cell table:formula="of:=IF([.B921]=&quot;forward&quot;; [.D921]; 0)" office:value-type="float" office:value="0" calcext:value-type="float">
            <text:p>0</text:p>
          </table:table-cell>
          <table:table-cell table:formula="of:=IF(OR([.B921]=&quot;down&quot;; [.B921]=&quot;up&quot;); [.D921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922]=&quot;forward&quot;; [.B922]=&quot;down&quot;);[.C922];[.C922]*-1)" office:value-type="float" office:value="5" calcext:value-type="float">
            <text:p>5</text:p>
          </table:table-cell>
          <table:table-cell table:formula="of:=IF([.B922]=&quot;forward&quot;; [.D922]; 0)" office:value-type="float" office:value="5" calcext:value-type="float">
            <text:p>5</text:p>
          </table:table-cell>
          <table:table-cell table:formula="of:=IF(OR([.B922]=&quot;down&quot;; [.B922]=&quot;up&quot;); [.D92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923]=&quot;forward&quot;; [.B923]=&quot;down&quot;);[.C923];[.C923]*-1)" office:value-type="float" office:value="-2" calcext:value-type="float">
            <text:p>-2</text:p>
          </table:table-cell>
          <table:table-cell table:formula="of:=IF([.B923]=&quot;forward&quot;; [.D923]; 0)" office:value-type="float" office:value="0" calcext:value-type="float">
            <text:p>0</text:p>
          </table:table-cell>
          <table:table-cell table:formula="of:=IF(OR([.B923]=&quot;down&quot;; [.B923]=&quot;up&quot;); [.D923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924]=&quot;forward&quot;; [.B924]=&quot;down&quot;);[.C924];[.C924]*-1)" office:value-type="float" office:value="1" calcext:value-type="float">
            <text:p>1</text:p>
          </table:table-cell>
          <table:table-cell table:formula="of:=IF([.B924]=&quot;forward&quot;; [.D924]; 0)" office:value-type="float" office:value="1" calcext:value-type="float">
            <text:p>1</text:p>
          </table:table-cell>
          <table:table-cell table:formula="of:=IF(OR([.B924]=&quot;down&quot;; [.B924]=&quot;up&quot;); [.D92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925]=&quot;forward&quot;; [.B925]=&quot;down&quot;);[.C925];[.C925]*-1)" office:value-type="float" office:value="3" calcext:value-type="float">
            <text:p>3</text:p>
          </table:table-cell>
          <table:table-cell table:formula="of:=IF([.B925]=&quot;forward&quot;; [.D925]; 0)" office:value-type="float" office:value="0" calcext:value-type="float">
            <text:p>0</text:p>
          </table:table-cell>
          <table:table-cell table:formula="of:=IF(OR([.B925]=&quot;down&quot;; [.B925]=&quot;up&quot;); [.D925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926]=&quot;forward&quot;; [.B926]=&quot;down&quot;);[.C926];[.C926]*-1)" office:value-type="float" office:value="9" calcext:value-type="float">
            <text:p>9</text:p>
          </table:table-cell>
          <table:table-cell table:formula="of:=IF([.B926]=&quot;forward&quot;; [.D926]; 0)" office:value-type="float" office:value="9" calcext:value-type="float">
            <text:p>9</text:p>
          </table:table-cell>
          <table:table-cell table:formula="of:=IF(OR([.B926]=&quot;down&quot;; [.B926]=&quot;up&quot;); [.D92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927]=&quot;forward&quot;; [.B927]=&quot;down&quot;);[.C927];[.C927]*-1)" office:value-type="float" office:value="8" calcext:value-type="float">
            <text:p>8</text:p>
          </table:table-cell>
          <table:table-cell table:formula="of:=IF([.B927]=&quot;forward&quot;; [.D927]; 0)" office:value-type="float" office:value="8" calcext:value-type="float">
            <text:p>8</text:p>
          </table:table-cell>
          <table:table-cell table:formula="of:=IF(OR([.B927]=&quot;down&quot;; [.B927]=&quot;up&quot;); [.D92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928]=&quot;forward&quot;; [.B928]=&quot;down&quot;);[.C928];[.C928]*-1)" office:value-type="float" office:value="9" calcext:value-type="float">
            <text:p>9</text:p>
          </table:table-cell>
          <table:table-cell table:formula="of:=IF([.B928]=&quot;forward&quot;; [.D928]; 0)" office:value-type="float" office:value="0" calcext:value-type="float">
            <text:p>0</text:p>
          </table:table-cell>
          <table:table-cell table:formula="of:=IF(OR([.B928]=&quot;down&quot;; [.B928]=&quot;up&quot;); [.D928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929]=&quot;forward&quot;; [.B929]=&quot;down&quot;);[.C929];[.C929]*-1)" office:value-type="float" office:value="5" calcext:value-type="float">
            <text:p>5</text:p>
          </table:table-cell>
          <table:table-cell table:formula="of:=IF([.B929]=&quot;forward&quot;; [.D929]; 0)" office:value-type="float" office:value="5" calcext:value-type="float">
            <text:p>5</text:p>
          </table:table-cell>
          <table:table-cell table:formula="of:=IF(OR([.B929]=&quot;down&quot;; [.B929]=&quot;up&quot;); [.D92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930]=&quot;forward&quot;; [.B930]=&quot;down&quot;);[.C930];[.C930]*-1)" office:value-type="float" office:value="1" calcext:value-type="float">
            <text:p>1</text:p>
          </table:table-cell>
          <table:table-cell table:formula="of:=IF([.B930]=&quot;forward&quot;; [.D930]; 0)" office:value-type="float" office:value="1" calcext:value-type="float">
            <text:p>1</text:p>
          </table:table-cell>
          <table:table-cell table:formula="of:=IF(OR([.B930]=&quot;down&quot;; [.B930]=&quot;up&quot;); [.D930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931]=&quot;forward&quot;; [.B931]=&quot;down&quot;);[.C931];[.C931]*-1)" office:value-type="float" office:value="1" calcext:value-type="float">
            <text:p>1</text:p>
          </table:table-cell>
          <table:table-cell table:formula="of:=IF([.B931]=&quot;forward&quot;; [.D931]; 0)" office:value-type="float" office:value="0" calcext:value-type="float">
            <text:p>0</text:p>
          </table:table-cell>
          <table:table-cell table:formula="of:=IF(OR([.B931]=&quot;down&quot;; [.B931]=&quot;up&quot;); [.D931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932]=&quot;forward&quot;; [.B932]=&quot;down&quot;);[.C932];[.C932]*-1)" office:value-type="float" office:value="9" calcext:value-type="float">
            <text:p>9</text:p>
          </table:table-cell>
          <table:table-cell table:formula="of:=IF([.B932]=&quot;forward&quot;; [.D932]; 0)" office:value-type="float" office:value="0" calcext:value-type="float">
            <text:p>0</text:p>
          </table:table-cell>
          <table:table-cell table:formula="of:=IF(OR([.B932]=&quot;down&quot;; [.B932]=&quot;up&quot;); [.D932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933]=&quot;forward&quot;; [.B933]=&quot;down&quot;);[.C933];[.C933]*-1)" office:value-type="float" office:value="6" calcext:value-type="float">
            <text:p>6</text:p>
          </table:table-cell>
          <table:table-cell table:formula="of:=IF([.B933]=&quot;forward&quot;; [.D933]; 0)" office:value-type="float" office:value="0" calcext:value-type="float">
            <text:p>0</text:p>
          </table:table-cell>
          <table:table-cell table:formula="of:=IF(OR([.B933]=&quot;down&quot;; [.B933]=&quot;up&quot;); [.D933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934]=&quot;forward&quot;; [.B934]=&quot;down&quot;);[.C934];[.C934]*-1)" office:value-type="float" office:value="8" calcext:value-type="float">
            <text:p>8</text:p>
          </table:table-cell>
          <table:table-cell table:formula="of:=IF([.B934]=&quot;forward&quot;; [.D934]; 0)" office:value-type="float" office:value="8" calcext:value-type="float">
            <text:p>8</text:p>
          </table:table-cell>
          <table:table-cell table:formula="of:=IF(OR([.B934]=&quot;down&quot;; [.B934]=&quot;up&quot;); [.D93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935]=&quot;forward&quot;; [.B935]=&quot;down&quot;);[.C935];[.C935]*-1)" office:value-type="float" office:value="1" calcext:value-type="float">
            <text:p>1</text:p>
          </table:table-cell>
          <table:table-cell table:formula="of:=IF([.B935]=&quot;forward&quot;; [.D935]; 0)" office:value-type="float" office:value="1" calcext:value-type="float">
            <text:p>1</text:p>
          </table:table-cell>
          <table:table-cell table:formula="of:=IF(OR([.B935]=&quot;down&quot;; [.B935]=&quot;up&quot;); [.D935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936]=&quot;forward&quot;; [.B936]=&quot;down&quot;);[.C936];[.C936]*-1)" office:value-type="float" office:value="5" calcext:value-type="float">
            <text:p>5</text:p>
          </table:table-cell>
          <table:table-cell table:formula="of:=IF([.B936]=&quot;forward&quot;; [.D936]; 0)" office:value-type="float" office:value="0" calcext:value-type="float">
            <text:p>0</text:p>
          </table:table-cell>
          <table:table-cell table:formula="of:=IF(OR([.B936]=&quot;down&quot;; [.B936]=&quot;up&quot;); [.D936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937]=&quot;forward&quot;; [.B937]=&quot;down&quot;);[.C937];[.C937]*-1)" office:value-type="float" office:value="-5" calcext:value-type="float">
            <text:p>-5</text:p>
          </table:table-cell>
          <table:table-cell table:formula="of:=IF([.B937]=&quot;forward&quot;; [.D937]; 0)" office:value-type="float" office:value="0" calcext:value-type="float">
            <text:p>0</text:p>
          </table:table-cell>
          <table:table-cell table:formula="of:=IF(OR([.B937]=&quot;down&quot;; [.B937]=&quot;up&quot;); [.D937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938]=&quot;forward&quot;; [.B938]=&quot;down&quot;);[.C938];[.C938]*-1)" office:value-type="float" office:value="8" calcext:value-type="float">
            <text:p>8</text:p>
          </table:table-cell>
          <table:table-cell table:formula="of:=IF([.B938]=&quot;forward&quot;; [.D938]; 0)" office:value-type="float" office:value="8" calcext:value-type="float">
            <text:p>8</text:p>
          </table:table-cell>
          <table:table-cell table:formula="of:=IF(OR([.B938]=&quot;down&quot;; [.B938]=&quot;up&quot;); [.D93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939]=&quot;forward&quot;; [.B939]=&quot;down&quot;);[.C939];[.C939]*-1)" office:value-type="float" office:value="-4" calcext:value-type="float">
            <text:p>-4</text:p>
          </table:table-cell>
          <table:table-cell table:formula="of:=IF([.B939]=&quot;forward&quot;; [.D939]; 0)" office:value-type="float" office:value="0" calcext:value-type="float">
            <text:p>0</text:p>
          </table:table-cell>
          <table:table-cell table:formula="of:=IF(OR([.B939]=&quot;down&quot;; [.B939]=&quot;up&quot;); [.D939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940]=&quot;forward&quot;; [.B940]=&quot;down&quot;);[.C940];[.C940]*-1)" office:value-type="float" office:value="6" calcext:value-type="float">
            <text:p>6</text:p>
          </table:table-cell>
          <table:table-cell table:formula="of:=IF([.B940]=&quot;forward&quot;; [.D940]; 0)" office:value-type="float" office:value="0" calcext:value-type="float">
            <text:p>0</text:p>
          </table:table-cell>
          <table:table-cell table:formula="of:=IF(OR([.B940]=&quot;down&quot;; [.B940]=&quot;up&quot;); [.D940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941]=&quot;forward&quot;; [.B941]=&quot;down&quot;);[.C941];[.C941]*-1)" office:value-type="float" office:value="1" calcext:value-type="float">
            <text:p>1</text:p>
          </table:table-cell>
          <table:table-cell table:formula="of:=IF([.B941]=&quot;forward&quot;; [.D941]; 0)" office:value-type="float" office:value="1" calcext:value-type="float">
            <text:p>1</text:p>
          </table:table-cell>
          <table:table-cell table:formula="of:=IF(OR([.B941]=&quot;down&quot;; [.B941]=&quot;up&quot;); [.D94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942]=&quot;forward&quot;; [.B942]=&quot;down&quot;);[.C942];[.C942]*-1)" office:value-type="float" office:value="-2" calcext:value-type="float">
            <text:p>-2</text:p>
          </table:table-cell>
          <table:table-cell table:formula="of:=IF([.B942]=&quot;forward&quot;; [.D942]; 0)" office:value-type="float" office:value="0" calcext:value-type="float">
            <text:p>0</text:p>
          </table:table-cell>
          <table:table-cell table:formula="of:=IF(OR([.B942]=&quot;down&quot;; [.B942]=&quot;up&quot;); [.D942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943]=&quot;forward&quot;; [.B943]=&quot;down&quot;);[.C943];[.C943]*-1)" office:value-type="float" office:value="3" calcext:value-type="float">
            <text:p>3</text:p>
          </table:table-cell>
          <table:table-cell table:formula="of:=IF([.B943]=&quot;forward&quot;; [.D943]; 0)" office:value-type="float" office:value="0" calcext:value-type="float">
            <text:p>0</text:p>
          </table:table-cell>
          <table:table-cell table:formula="of:=IF(OR([.B943]=&quot;down&quot;; [.B943]=&quot;up&quot;); [.D943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944]=&quot;forward&quot;; [.B944]=&quot;down&quot;);[.C944];[.C944]*-1)" office:value-type="float" office:value="1" calcext:value-type="float">
            <text:p>1</text:p>
          </table:table-cell>
          <table:table-cell table:formula="of:=IF([.B944]=&quot;forward&quot;; [.D944]; 0)" office:value-type="float" office:value="0" calcext:value-type="float">
            <text:p>0</text:p>
          </table:table-cell>
          <table:table-cell table:formula="of:=IF(OR([.B944]=&quot;down&quot;; [.B944]=&quot;up&quot;); [.D944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945]=&quot;forward&quot;; [.B945]=&quot;down&quot;);[.C945];[.C945]*-1)" office:value-type="float" office:value="8" calcext:value-type="float">
            <text:p>8</text:p>
          </table:table-cell>
          <table:table-cell table:formula="of:=IF([.B945]=&quot;forward&quot;; [.D945]; 0)" office:value-type="float" office:value="0" calcext:value-type="float">
            <text:p>0</text:p>
          </table:table-cell>
          <table:table-cell table:formula="of:=IF(OR([.B945]=&quot;down&quot;; [.B945]=&quot;up&quot;); [.D945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946]=&quot;forward&quot;; [.B946]=&quot;down&quot;);[.C946];[.C946]*-1)" office:value-type="float" office:value="2" calcext:value-type="float">
            <text:p>2</text:p>
          </table:table-cell>
          <table:table-cell table:formula="of:=IF([.B946]=&quot;forward&quot;; [.D946]; 0)" office:value-type="float" office:value="0" calcext:value-type="float">
            <text:p>0</text:p>
          </table:table-cell>
          <table:table-cell table:formula="of:=IF(OR([.B946]=&quot;down&quot;; [.B946]=&quot;up&quot;); [.D946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947]=&quot;forward&quot;; [.B947]=&quot;down&quot;);[.C947];[.C947]*-1)" office:value-type="float" office:value="-6" calcext:value-type="float">
            <text:p>-6</text:p>
          </table:table-cell>
          <table:table-cell table:formula="of:=IF([.B947]=&quot;forward&quot;; [.D947]; 0)" office:value-type="float" office:value="0" calcext:value-type="float">
            <text:p>0</text:p>
          </table:table-cell>
          <table:table-cell table:formula="of:=IF(OR([.B947]=&quot;down&quot;; [.B947]=&quot;up&quot;); [.D947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948]=&quot;forward&quot;; [.B948]=&quot;down&quot;);[.C948];[.C948]*-1)" office:value-type="float" office:value="5" calcext:value-type="float">
            <text:p>5</text:p>
          </table:table-cell>
          <table:table-cell table:formula="of:=IF([.B948]=&quot;forward&quot;; [.D948]; 0)" office:value-type="float" office:value="0" calcext:value-type="float">
            <text:p>0</text:p>
          </table:table-cell>
          <table:table-cell table:formula="of:=IF(OR([.B948]=&quot;down&quot;; [.B948]=&quot;up&quot;); [.D948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949]=&quot;forward&quot;; [.B949]=&quot;down&quot;);[.C949];[.C949]*-1)" office:value-type="float" office:value="2" calcext:value-type="float">
            <text:p>2</text:p>
          </table:table-cell>
          <table:table-cell table:formula="of:=IF([.B949]=&quot;forward&quot;; [.D949]; 0)" office:value-type="float" office:value="0" calcext:value-type="float">
            <text:p>0</text:p>
          </table:table-cell>
          <table:table-cell table:formula="of:=IF(OR([.B949]=&quot;down&quot;; [.B949]=&quot;up&quot;); [.D949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OR([.B950]=&quot;forward&quot;; [.B950]=&quot;down&quot;);[.C950];[.C950]*-1)" office:value-type="float" office:value="3" calcext:value-type="float">
            <text:p>3</text:p>
          </table:table-cell>
          <table:table-cell table:formula="of:=IF([.B950]=&quot;forward&quot;; [.D950]; 0)" office:value-type="float" office:value="0" calcext:value-type="float">
            <text:p>0</text:p>
          </table:table-cell>
          <table:table-cell table:formula="of:=IF(OR([.B950]=&quot;down&quot;; [.B950]=&quot;up&quot;); [.D950]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951]=&quot;forward&quot;; [.B951]=&quot;down&quot;);[.C951];[.C951]*-1)" office:value-type="float" office:value="2" calcext:value-type="float">
            <text:p>2</text:p>
          </table:table-cell>
          <table:table-cell table:formula="of:=IF([.B951]=&quot;forward&quot;; [.D951]; 0)" office:value-type="float" office:value="2" calcext:value-type="float">
            <text:p>2</text:p>
          </table:table-cell>
          <table:table-cell table:formula="of:=IF(OR([.B951]=&quot;down&quot;; [.B951]=&quot;up&quot;); [.D95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952]=&quot;forward&quot;; [.B952]=&quot;down&quot;);[.C952];[.C952]*-1)" office:value-type="float" office:value="-7" calcext:value-type="float">
            <text:p>-7</text:p>
          </table:table-cell>
          <table:table-cell table:formula="of:=IF([.B952]=&quot;forward&quot;; [.D952]; 0)" office:value-type="float" office:value="0" calcext:value-type="float">
            <text:p>0</text:p>
          </table:table-cell>
          <table:table-cell table:formula="of:=IF(OR([.B952]=&quot;down&quot;; [.B952]=&quot;up&quot;); [.D952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OR([.B953]=&quot;forward&quot;; [.B953]=&quot;down&quot;);[.C953];[.C953]*-1)" office:value-type="float" office:value="9" calcext:value-type="float">
            <text:p>9</text:p>
          </table:table-cell>
          <table:table-cell table:formula="of:=IF([.B953]=&quot;forward&quot;; [.D953]; 0)" office:value-type="float" office:value="0" calcext:value-type="float">
            <text:p>0</text:p>
          </table:table-cell>
          <table:table-cell table:formula="of:=IF(OR([.B953]=&quot;down&quot;; [.B953]=&quot;up&quot;); [.D953]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954]=&quot;forward&quot;; [.B954]=&quot;down&quot;);[.C954];[.C954]*-1)" office:value-type="float" office:value="-1" calcext:value-type="float">
            <text:p>-1</text:p>
          </table:table-cell>
          <table:table-cell table:formula="of:=IF([.B954]=&quot;forward&quot;; [.D954]; 0)" office:value-type="float" office:value="0" calcext:value-type="float">
            <text:p>0</text:p>
          </table:table-cell>
          <table:table-cell table:formula="of:=IF(OR([.B954]=&quot;down&quot;; [.B954]=&quot;up&quot;); [.D954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955]=&quot;forward&quot;; [.B955]=&quot;down&quot;);[.C955];[.C955]*-1)" office:value-type="float" office:value="-1" calcext:value-type="float">
            <text:p>-1</text:p>
          </table:table-cell>
          <table:table-cell table:formula="of:=IF([.B955]=&quot;forward&quot;; [.D955]; 0)" office:value-type="float" office:value="0" calcext:value-type="float">
            <text:p>0</text:p>
          </table:table-cell>
          <table:table-cell table:formula="of:=IF(OR([.B955]=&quot;down&quot;; [.B955]=&quot;up&quot;); [.D955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OR([.B956]=&quot;forward&quot;; [.B956]=&quot;down&quot;);[.C956];[.C956]*-1)" office:value-type="float" office:value="7" calcext:value-type="float">
            <text:p>7</text:p>
          </table:table-cell>
          <table:table-cell table:formula="of:=IF([.B956]=&quot;forward&quot;; [.D956]; 0)" office:value-type="float" office:value="7" calcext:value-type="float">
            <text:p>7</text:p>
          </table:table-cell>
          <table:table-cell table:formula="of:=IF(OR([.B956]=&quot;down&quot;; [.B956]=&quot;up&quot;); [.D95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957]=&quot;forward&quot;; [.B957]=&quot;down&quot;);[.C957];[.C957]*-1)" office:value-type="float" office:value="4" calcext:value-type="float">
            <text:p>4</text:p>
          </table:table-cell>
          <table:table-cell table:formula="of:=IF([.B957]=&quot;forward&quot;; [.D957]; 0)" office:value-type="float" office:value="4" calcext:value-type="float">
            <text:p>4</text:p>
          </table:table-cell>
          <table:table-cell table:formula="of:=IF(OR([.B957]=&quot;down&quot;; [.B957]=&quot;up&quot;); [.D95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958]=&quot;forward&quot;; [.B958]=&quot;down&quot;);[.C958];[.C958]*-1)" office:value-type="float" office:value="7" calcext:value-type="float">
            <text:p>7</text:p>
          </table:table-cell>
          <table:table-cell table:formula="of:=IF([.B958]=&quot;forward&quot;; [.D958]; 0)" office:value-type="float" office:value="0" calcext:value-type="float">
            <text:p>0</text:p>
          </table:table-cell>
          <table:table-cell table:formula="of:=IF(OR([.B958]=&quot;down&quot;; [.B958]=&quot;up&quot;); [.D958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959]=&quot;forward&quot;; [.B959]=&quot;down&quot;);[.C959];[.C959]*-1)" office:value-type="float" office:value="-7" calcext:value-type="float">
            <text:p>-7</text:p>
          </table:table-cell>
          <table:table-cell table:formula="of:=IF([.B959]=&quot;forward&quot;; [.D959]; 0)" office:value-type="float" office:value="0" calcext:value-type="float">
            <text:p>0</text:p>
          </table:table-cell>
          <table:table-cell table:formula="of:=IF(OR([.B959]=&quot;down&quot;; [.B959]=&quot;up&quot;); [.D959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960]=&quot;forward&quot;; [.B960]=&quot;down&quot;);[.C960];[.C960]*-1)" office:value-type="float" office:value="7" calcext:value-type="float">
            <text:p>7</text:p>
          </table:table-cell>
          <table:table-cell table:formula="of:=IF([.B960]=&quot;forward&quot;; [.D960]; 0)" office:value-type="float" office:value="0" calcext:value-type="float">
            <text:p>0</text:p>
          </table:table-cell>
          <table:table-cell table:formula="of:=IF(OR([.B960]=&quot;down&quot;; [.B960]=&quot;up&quot;); [.D960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OR([.B961]=&quot;forward&quot;; [.B961]=&quot;down&quot;);[.C961];[.C961]*-1)" office:value-type="float" office:value="5" calcext:value-type="float">
            <text:p>5</text:p>
          </table:table-cell>
          <table:table-cell table:formula="of:=IF([.B961]=&quot;forward&quot;; [.D961]; 0)" office:value-type="float" office:value="5" calcext:value-type="float">
            <text:p>5</text:p>
          </table:table-cell>
          <table:table-cell table:formula="of:=IF(OR([.B961]=&quot;down&quot;; [.B961]=&quot;up&quot;); [.D96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OR([.B962]=&quot;forward&quot;; [.B962]=&quot;down&quot;);[.C962];[.C962]*-1)" office:value-type="float" office:value="-2" calcext:value-type="float">
            <text:p>-2</text:p>
          </table:table-cell>
          <table:table-cell table:formula="of:=IF([.B962]=&quot;forward&quot;; [.D962]; 0)" office:value-type="float" office:value="0" calcext:value-type="float">
            <text:p>0</text:p>
          </table:table-cell>
          <table:table-cell table:formula="of:=IF(OR([.B962]=&quot;down&quot;; [.B962]=&quot;up&quot;); [.D962]; 0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963]=&quot;forward&quot;; [.B963]=&quot;down&quot;);[.C963];[.C963]*-1)" office:value-type="float" office:value="7" calcext:value-type="float">
            <text:p>7</text:p>
          </table:table-cell>
          <table:table-cell table:formula="of:=IF([.B963]=&quot;forward&quot;; [.D963]; 0)" office:value-type="float" office:value="0" calcext:value-type="float">
            <text:p>0</text:p>
          </table:table-cell>
          <table:table-cell table:formula="of:=IF(OR([.B963]=&quot;down&quot;; [.B963]=&quot;up&quot;); [.D963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964]=&quot;forward&quot;; [.B964]=&quot;down&quot;);[.C964];[.C964]*-1)" office:value-type="float" office:value="9" calcext:value-type="float">
            <text:p>9</text:p>
          </table:table-cell>
          <table:table-cell table:formula="of:=IF([.B964]=&quot;forward&quot;; [.D964]; 0)" office:value-type="float" office:value="9" calcext:value-type="float">
            <text:p>9</text:p>
          </table:table-cell>
          <table:table-cell table:formula="of:=IF(OR([.B964]=&quot;down&quot;; [.B964]=&quot;up&quot;); [.D96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965]=&quot;forward&quot;; [.B965]=&quot;down&quot;);[.C965];[.C965]*-1)" office:value-type="float" office:value="7" calcext:value-type="float">
            <text:p>7</text:p>
          </table:table-cell>
          <table:table-cell table:formula="of:=IF([.B965]=&quot;forward&quot;; [.D965]; 0)" office:value-type="float" office:value="0" calcext:value-type="float">
            <text:p>0</text:p>
          </table:table-cell>
          <table:table-cell table:formula="of:=IF(OR([.B965]=&quot;down&quot;; [.B965]=&quot;up&quot;); [.D965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966]=&quot;forward&quot;; [.B966]=&quot;down&quot;);[.C966];[.C966]*-1)" office:value-type="float" office:value="-4" calcext:value-type="float">
            <text:p>-4</text:p>
          </table:table-cell>
          <table:table-cell table:formula="of:=IF([.B966]=&quot;forward&quot;; [.D966]; 0)" office:value-type="float" office:value="0" calcext:value-type="float">
            <text:p>0</text:p>
          </table:table-cell>
          <table:table-cell table:formula="of:=IF(OR([.B966]=&quot;down&quot;; [.B966]=&quot;up&quot;); [.D966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OR([.B967]=&quot;forward&quot;; [.B967]=&quot;down&quot;);[.C967];[.C967]*-1)" office:value-type="float" office:value="2" calcext:value-type="float">
            <text:p>2</text:p>
          </table:table-cell>
          <table:table-cell table:formula="of:=IF([.B967]=&quot;forward&quot;; [.D967]; 0)" office:value-type="float" office:value="2" calcext:value-type="float">
            <text:p>2</text:p>
          </table:table-cell>
          <table:table-cell table:formula="of:=IF(OR([.B967]=&quot;down&quot;; [.B967]=&quot;up&quot;); [.D967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OR([.B968]=&quot;forward&quot;; [.B968]=&quot;down&quot;);[.C968];[.C968]*-1)" office:value-type="float" office:value="1" calcext:value-type="float">
            <text:p>1</text:p>
          </table:table-cell>
          <table:table-cell table:formula="of:=IF([.B968]=&quot;forward&quot;; [.D968]; 0)" office:value-type="float" office:value="1" calcext:value-type="float">
            <text:p>1</text:p>
          </table:table-cell>
          <table:table-cell table:formula="of:=IF(OR([.B968]=&quot;down&quot;; [.B968]=&quot;up&quot;); [.D96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969]=&quot;forward&quot;; [.B969]=&quot;down&quot;);[.C969];[.C969]*-1)" office:value-type="float" office:value="-6" calcext:value-type="float">
            <text:p>-6</text:p>
          </table:table-cell>
          <table:table-cell table:formula="of:=IF([.B969]=&quot;forward&quot;; [.D969]; 0)" office:value-type="float" office:value="0" calcext:value-type="float">
            <text:p>0</text:p>
          </table:table-cell>
          <table:table-cell table:formula="of:=IF(OR([.B969]=&quot;down&quot;; [.B969]=&quot;up&quot;); [.D969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970]=&quot;forward&quot;; [.B970]=&quot;down&quot;);[.C970];[.C970]*-1)" office:value-type="float" office:value="8" calcext:value-type="float">
            <text:p>8</text:p>
          </table:table-cell>
          <table:table-cell table:formula="of:=IF([.B970]=&quot;forward&quot;; [.D970]; 0)" office:value-type="float" office:value="0" calcext:value-type="float">
            <text:p>0</text:p>
          </table:table-cell>
          <table:table-cell table:formula="of:=IF(OR([.B970]=&quot;down&quot;; [.B970]=&quot;up&quot;); [.D970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971]=&quot;forward&quot;; [.B971]=&quot;down&quot;);[.C971];[.C971]*-1)" office:value-type="float" office:value="-6" calcext:value-type="float">
            <text:p>-6</text:p>
          </table:table-cell>
          <table:table-cell table:formula="of:=IF([.B971]=&quot;forward&quot;; [.D971]; 0)" office:value-type="float" office:value="0" calcext:value-type="float">
            <text:p>0</text:p>
          </table:table-cell>
          <table:table-cell table:formula="of:=IF(OR([.B971]=&quot;down&quot;; [.B971]=&quot;up&quot;); [.D971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972]=&quot;forward&quot;; [.B972]=&quot;down&quot;);[.C972];[.C972]*-1)" office:value-type="float" office:value="2" calcext:value-type="float">
            <text:p>2</text:p>
          </table:table-cell>
          <table:table-cell table:formula="of:=IF([.B972]=&quot;forward&quot;; [.D972]; 0)" office:value-type="float" office:value="0" calcext:value-type="float">
            <text:p>0</text:p>
          </table:table-cell>
          <table:table-cell table:formula="of:=IF(OR([.B972]=&quot;down&quot;; [.B972]=&quot;up&quot;); [.D972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OR([.B973]=&quot;forward&quot;; [.B973]=&quot;down&quot;);[.C973];[.C973]*-1)" office:value-type="float" office:value="4" calcext:value-type="float">
            <text:p>4</text:p>
          </table:table-cell>
          <table:table-cell table:formula="of:=IF([.B973]=&quot;forward&quot;; [.D973]; 0)" office:value-type="float" office:value="0" calcext:value-type="float">
            <text:p>0</text:p>
          </table:table-cell>
          <table:table-cell table:formula="of:=IF(OR([.B973]=&quot;down&quot;; [.B973]=&quot;up&quot;); [.D973]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974]=&quot;forward&quot;; [.B974]=&quot;down&quot;);[.C974];[.C974]*-1)" office:value-type="float" office:value="-8" calcext:value-type="float">
            <text:p>-8</text:p>
          </table:table-cell>
          <table:table-cell table:formula="of:=IF([.B974]=&quot;forward&quot;; [.D974]; 0)" office:value-type="float" office:value="0" calcext:value-type="float">
            <text:p>0</text:p>
          </table:table-cell>
          <table:table-cell table:formula="of:=IF(OR([.B974]=&quot;down&quot;; [.B974]=&quot;up&quot;); [.D974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OR([.B975]=&quot;forward&quot;; [.B975]=&quot;down&quot;);[.C975];[.C975]*-1)" office:value-type="float" office:value="-8" calcext:value-type="float">
            <text:p>-8</text:p>
          </table:table-cell>
          <table:table-cell table:formula="of:=IF([.B975]=&quot;forward&quot;; [.D975]; 0)" office:value-type="float" office:value="0" calcext:value-type="float">
            <text:p>0</text:p>
          </table:table-cell>
          <table:table-cell table:formula="of:=IF(OR([.B975]=&quot;down&quot;; [.B975]=&quot;up&quot;); [.D975]; 0)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OR([.B976]=&quot;forward&quot;; [.B976]=&quot;down&quot;);[.C976];[.C976]*-1)" office:value-type="float" office:value="-5" calcext:value-type="float">
            <text:p>-5</text:p>
          </table:table-cell>
          <table:table-cell table:formula="of:=IF([.B976]=&quot;forward&quot;; [.D976]; 0)" office:value-type="float" office:value="0" calcext:value-type="float">
            <text:p>0</text:p>
          </table:table-cell>
          <table:table-cell table:formula="of:=IF(OR([.B976]=&quot;down&quot;; [.B976]=&quot;up&quot;); [.D976]; 0)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977]=&quot;forward&quot;; [.B977]=&quot;down&quot;);[.C977];[.C977]*-1)" office:value-type="float" office:value="6" calcext:value-type="float">
            <text:p>6</text:p>
          </table:table-cell>
          <table:table-cell table:formula="of:=IF([.B977]=&quot;forward&quot;; [.D977]; 0)" office:value-type="float" office:value="0" calcext:value-type="float">
            <text:p>0</text:p>
          </table:table-cell>
          <table:table-cell table:formula="of:=IF(OR([.B977]=&quot;down&quot;; [.B977]=&quot;up&quot;); [.D977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OR([.B978]=&quot;forward&quot;; [.B978]=&quot;down&quot;);[.C978];[.C978]*-1)" office:value-type="float" office:value="-6" calcext:value-type="float">
            <text:p>-6</text:p>
          </table:table-cell>
          <table:table-cell table:formula="of:=IF([.B978]=&quot;forward&quot;; [.D978]; 0)" office:value-type="float" office:value="0" calcext:value-type="float">
            <text:p>0</text:p>
          </table:table-cell>
          <table:table-cell table:formula="of:=IF(OR([.B978]=&quot;down&quot;; [.B978]=&quot;up&quot;); [.D978]; 0)"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979]=&quot;forward&quot;; [.B979]=&quot;down&quot;);[.C979];[.C979]*-1)" office:value-type="float" office:value="5" calcext:value-type="float">
            <text:p>5</text:p>
          </table:table-cell>
          <table:table-cell table:formula="of:=IF([.B979]=&quot;forward&quot;; [.D979]; 0)" office:value-type="float" office:value="0" calcext:value-type="float">
            <text:p>0</text:p>
          </table:table-cell>
          <table:table-cell table:formula="of:=IF(OR([.B979]=&quot;down&quot;; [.B979]=&quot;up&quot;); [.D979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OR([.B980]=&quot;forward&quot;; [.B980]=&quot;down&quot;);[.C980];[.C980]*-1)" office:value-type="float" office:value="-1" calcext:value-type="float">
            <text:p>-1</text:p>
          </table:table-cell>
          <table:table-cell table:formula="of:=IF([.B980]=&quot;forward&quot;; [.D980]; 0)" office:value-type="float" office:value="0" calcext:value-type="float">
            <text:p>0</text:p>
          </table:table-cell>
          <table:table-cell table:formula="of:=IF(OR([.B980]=&quot;down&quot;; [.B980]=&quot;up&quot;); [.D980]; 0)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OR([.B981]=&quot;forward&quot;; [.B981]=&quot;down&quot;);[.C981];[.C981]*-1)" office:value-type="float" office:value="1" calcext:value-type="float">
            <text:p>1</text:p>
          </table:table-cell>
          <table:table-cell table:formula="of:=IF([.B981]=&quot;forward&quot;; [.D981]; 0)" office:value-type="float" office:value="0" calcext:value-type="float">
            <text:p>0</text:p>
          </table:table-cell>
          <table:table-cell table:formula="of:=IF(OR([.B981]=&quot;down&quot;; [.B981]=&quot;up&quot;); [.D981]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982]=&quot;forward&quot;; [.B982]=&quot;down&quot;);[.C982];[.C982]*-1)" office:value-type="float" office:value="6" calcext:value-type="float">
            <text:p>6</text:p>
          </table:table-cell>
          <table:table-cell table:formula="of:=IF([.B982]=&quot;forward&quot;; [.D982]; 0)" office:value-type="float" office:value="6" calcext:value-type="float">
            <text:p>6</text:p>
          </table:table-cell>
          <table:table-cell table:formula="of:=IF(OR([.B982]=&quot;down&quot;; [.B982]=&quot;up&quot;); [.D98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983]=&quot;forward&quot;; [.B983]=&quot;down&quot;);[.C983];[.C983]*-1)" office:value-type="float" office:value="-7" calcext:value-type="float">
            <text:p>-7</text:p>
          </table:table-cell>
          <table:table-cell table:formula="of:=IF([.B983]=&quot;forward&quot;; [.D983]; 0)" office:value-type="float" office:value="0" calcext:value-type="float">
            <text:p>0</text:p>
          </table:table-cell>
          <table:table-cell table:formula="of:=IF(OR([.B983]=&quot;down&quot;; [.B983]=&quot;up&quot;); [.D983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OR([.B984]=&quot;forward&quot;; [.B984]=&quot;down&quot;);[.C984];[.C984]*-1)" office:value-type="float" office:value="8" calcext:value-type="float">
            <text:p>8</text:p>
          </table:table-cell>
          <table:table-cell table:formula="of:=IF([.B984]=&quot;forward&quot;; [.D984]; 0)" office:value-type="float" office:value="8" calcext:value-type="float">
            <text:p>8</text:p>
          </table:table-cell>
          <table:table-cell table:formula="of:=IF(OR([.B984]=&quot;down&quot;; [.B984]=&quot;up&quot;); [.D98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OR([.B985]=&quot;forward&quot;; [.B985]=&quot;down&quot;);[.C985];[.C985]*-1)" office:value-type="float" office:value="-9" calcext:value-type="float">
            <text:p>-9</text:p>
          </table:table-cell>
          <table:table-cell table:formula="of:=IF([.B985]=&quot;forward&quot;; [.D985]; 0)" office:value-type="float" office:value="0" calcext:value-type="float">
            <text:p>0</text:p>
          </table:table-cell>
          <table:table-cell table:formula="of:=IF(OR([.B985]=&quot;down&quot;; [.B985]=&quot;up&quot;); [.D985]; 0)"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OR([.B986]=&quot;forward&quot;; [.B986]=&quot;down&quot;);[.C986];[.C986]*-1)" office:value-type="float" office:value="8" calcext:value-type="float">
            <text:p>8</text:p>
          </table:table-cell>
          <table:table-cell table:formula="of:=IF([.B986]=&quot;forward&quot;; [.D986]; 0)" office:value-type="float" office:value="0" calcext:value-type="float">
            <text:p>0</text:p>
          </table:table-cell>
          <table:table-cell table:formula="of:=IF(OR([.B986]=&quot;down&quot;; [.B986]=&quot;up&quot;); [.D986]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OR([.B987]=&quot;forward&quot;; [.B987]=&quot;down&quot;);[.C987];[.C987]*-1)" office:value-type="float" office:value="-7" calcext:value-type="float">
            <text:p>-7</text:p>
          </table:table-cell>
          <table:table-cell table:formula="of:=IF([.B987]=&quot;forward&quot;; [.D987]; 0)" office:value-type="float" office:value="0" calcext:value-type="float">
            <text:p>0</text:p>
          </table:table-cell>
          <table:table-cell table:formula="of:=IF(OR([.B987]=&quot;down&quot;; [.B987]=&quot;up&quot;); [.D987]; 0)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988]=&quot;forward&quot;; [.B988]=&quot;down&quot;);[.C988];[.C988]*-1)" office:value-type="float" office:value="9" calcext:value-type="float">
            <text:p>9</text:p>
          </table:table-cell>
          <table:table-cell table:formula="of:=IF([.B988]=&quot;forward&quot;; [.D988]; 0)" office:value-type="float" office:value="9" calcext:value-type="float">
            <text:p>9</text:p>
          </table:table-cell>
          <table:table-cell table:formula="of:=IF(OR([.B988]=&quot;down&quot;; [.B988]=&quot;up&quot;); [.D988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OR([.B989]=&quot;forward&quot;; [.B989]=&quot;down&quot;);[.C989];[.C989]*-1)" office:value-type="float" office:value="-4" calcext:value-type="float">
            <text:p>-4</text:p>
          </table:table-cell>
          <table:table-cell table:formula="of:=IF([.B989]=&quot;forward&quot;; [.D989]; 0)" office:value-type="float" office:value="0" calcext:value-type="float">
            <text:p>0</text:p>
          </table:table-cell>
          <table:table-cell table:formula="of:=IF(OR([.B989]=&quot;down&quot;; [.B989]=&quot;up&quot;); [.D989]; 0)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OR([.B990]=&quot;forward&quot;; [.B990]=&quot;down&quot;);[.C990];[.C990]*-1)" office:value-type="float" office:value="5" calcext:value-type="float">
            <text:p>5</text:p>
          </table:table-cell>
          <table:table-cell table:formula="of:=IF([.B990]=&quot;forward&quot;; [.D990]; 0)" office:value-type="float" office:value="0" calcext:value-type="float">
            <text:p>0</text:p>
          </table:table-cell>
          <table:table-cell table:formula="of:=IF(OR([.B990]=&quot;down&quot;; [.B990]=&quot;up&quot;); [.D990]; 0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991]=&quot;forward&quot;; [.B991]=&quot;down&quot;);[.C991];[.C991]*-1)" office:value-type="float" office:value="3" calcext:value-type="float">
            <text:p>3</text:p>
          </table:table-cell>
          <table:table-cell table:formula="of:=IF([.B991]=&quot;forward&quot;; [.D991]; 0)" office:value-type="float" office:value="3" calcext:value-type="float">
            <text:p>3</text:p>
          </table:table-cell>
          <table:table-cell table:formula="of:=IF(OR([.B991]=&quot;down&quot;; [.B991]=&quot;up&quot;); [.D991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OR([.B992]=&quot;forward&quot;; [.B992]=&quot;down&quot;);[.C992];[.C992]*-1)" office:value-type="float" office:value="6" calcext:value-type="float">
            <text:p>6</text:p>
          </table:table-cell>
          <table:table-cell table:formula="of:=IF([.B992]=&quot;forward&quot;; [.D992]; 0)" office:value-type="float" office:value="6" calcext:value-type="float">
            <text:p>6</text:p>
          </table:table-cell>
          <table:table-cell table:formula="of:=IF(OR([.B992]=&quot;down&quot;; [.B992]=&quot;up&quot;); [.D992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993]=&quot;forward&quot;; [.B993]=&quot;down&quot;);[.C993];[.C993]*-1)" office:value-type="float" office:value="4" calcext:value-type="float">
            <text:p>4</text:p>
          </table:table-cell>
          <table:table-cell table:formula="of:=IF([.B993]=&quot;forward&quot;; [.D993]; 0)" office:value-type="float" office:value="4" calcext:value-type="float">
            <text:p>4</text:p>
          </table:table-cell>
          <table:table-cell table:formula="of:=IF(OR([.B993]=&quot;down&quot;; [.B993]=&quot;up&quot;); [.D993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OR([.B994]=&quot;forward&quot;; [.B994]=&quot;down&quot;);[.C994];[.C994]*-1)" office:value-type="float" office:value="4" calcext:value-type="float">
            <text:p>4</text:p>
          </table:table-cell>
          <table:table-cell table:formula="of:=IF([.B994]=&quot;forward&quot;; [.D994]; 0)" office:value-type="float" office:value="4" calcext:value-type="float">
            <text:p>4</text:p>
          </table:table-cell>
          <table:table-cell table:formula="of:=IF(OR([.B994]=&quot;down&quot;; [.B994]=&quot;up&quot;); [.D994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OR([.B995]=&quot;forward&quot;; [.B995]=&quot;down&quot;);[.C995];[.C995]*-1)" office:value-type="float" office:value="7" calcext:value-type="float">
            <text:p>7</text:p>
          </table:table-cell>
          <table:table-cell table:formula="of:=IF([.B995]=&quot;forward&quot;; [.D995]; 0)" office:value-type="float" office:value="0" calcext:value-type="float">
            <text:p>0</text:p>
          </table:table-cell>
          <table:table-cell table:formula="of:=IF(OR([.B995]=&quot;down&quot;; [.B995]=&quot;up&quot;); [.D995]; 0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996]=&quot;forward&quot;; [.B996]=&quot;down&quot;);[.C996];[.C996]*-1)" office:value-type="float" office:value="9" calcext:value-type="float">
            <text:p>9</text:p>
          </table:table-cell>
          <table:table-cell table:formula="of:=IF([.B996]=&quot;forward&quot;; [.D996]; 0)" office:value-type="float" office:value="9" calcext:value-type="float">
            <text:p>9</text:p>
          </table:table-cell>
          <table:table-cell table:formula="of:=IF(OR([.B996]=&quot;down&quot;; [.B996]=&quot;up&quot;); [.D996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OR([.B997]=&quot;forward&quot;; [.B997]=&quot;down&quot;);[.C997];[.C997]*-1)" office:value-type="float" office:value="6" calcext:value-type="float">
            <text:p>6</text:p>
          </table:table-cell>
          <table:table-cell table:formula="of:=IF([.B997]=&quot;forward&quot;; [.D997]; 0)" office:value-type="float" office:value="0" calcext:value-type="float">
            <text:p>0</text:p>
          </table:table-cell>
          <table:table-cell table:formula="of:=IF(OR([.B997]=&quot;down&quot;; [.B997]=&quot;up&quot;); [.D997]; 0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OR([.B998]=&quot;forward&quot;; [.B998]=&quot;down&quot;);[.C998];[.C998]*-1)" office:value-type="float" office:value="2" calcext:value-type="float">
            <text:p>2</text:p>
          </table:table-cell>
          <table:table-cell table:formula="of:=IF([.B998]=&quot;forward&quot;; [.D998]; 0)" office:value-type="float" office:value="0" calcext:value-type="float">
            <text:p>0</text:p>
          </table:table-cell>
          <table:table-cell table:formula="of:=IF(OR([.B998]=&quot;down&quot;; [.B998]=&quot;up&quot;); [.D998]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OR([.B999]=&quot;forward&quot;; [.B999]=&quot;down&quot;);[.C999];[.C999]*-1)" office:value-type="float" office:value="9" calcext:value-type="float">
            <text:p>9</text:p>
          </table:table-cell>
          <table:table-cell table:formula="of:=IF([.B999]=&quot;forward&quot;; [.D999]; 0)" office:value-type="float" office:value="9" calcext:value-type="float">
            <text:p>9</text:p>
          </table:table-cell>
          <table:table-cell table:formula="of:=IF(OR([.B999]=&quot;down&quot;; [.B999]=&quot;up&quot;); [.D999]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OR([.B1000]=&quot;forward&quot;; [.B1000]=&quot;down&quot;);[.C1000];[.C1000]*-1)" office:value-type="float" office:value="3" calcext:value-type="float">
            <text:p>3</text:p>
          </table:table-cell>
          <table:table-cell table:formula="of:=IF([.B1000]=&quot;forward&quot;; [.D1000]; 0)" office:value-type="float" office:value="3" calcext:value-type="float">
            <text:p>3</text:p>
          </table:table-cell>
          <table:table-cell table:formula="of:=IF(OR([.B1000]=&quot;down&quot;; [.B1000]=&quot;up&quot;); [.D1000]; 0)" office:value-type="float" office:value="0" calcext:value-type="float">
            <text:p>0</text:p>
          </table:table-cell>
          <table:table-cell table:number-columns-repeated="4"/>
        </table:table-row>
      </table:table>
      <table:table table:name="Day 02.2" table:style-name="ta1"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aim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epth</text:p>
          </table:table-cell>
          <table:table-cell/>
          <table:table-cell table:formula="of:=INDEX([.E$1:.E$1048576];COUNT([.E$1:.E$1048576])-1+2)" office:value-type="float" office:value="1950" calcext:value-type="float">
            <text:p>1950</text:p>
          </table:table-cell>
          <table:table-cell table:formula="of:=INDEX([.F$1:.F$1048576];COUNT([.F$1:.F$1048576])-1+2)" office:value-type="float" office:value="864198" calcext:value-type="float">
            <text:p>864198</text:p>
          </table:table-cell>
          <table:table-cell table:formula="of:=[.H1]*[.I1]" office:value-type="float" office:value="1685186100" calcext:value-type="float">
            <text:p>1685186100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3]=&quot;down&quot;;[.C3]+[.D2];IF([.B3]=&quot;up&quot;;[.C3]*-1+[.D2];[.D2]))" office:value-type="float" office:value="0" calcext:value-type="float">
            <text:p>0</text:p>
          </table:table-cell>
          <table:table-cell table:formula="of:=IF([.B3]=&quot;forward&quot;;[.E2]+[.C3];[.E2])" office:value-type="float" office:value="1" calcext:value-type="float">
            <text:p>1</text:p>
          </table:table-cell>
          <table:table-cell table:formula="of:=IF([.B3]=&quot;forward&quot;;[.F2]+[.D3]*[.C3];[.F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]=&quot;down&quot;;[.C4]+[.D3];IF([.B4]=&quot;up&quot;;[.C4]*-1+[.D3];[.D3]))" office:value-type="float" office:value="0" calcext:value-type="float">
            <text:p>0</text:p>
          </table:table-cell>
          <table:table-cell table:formula="of:=IF([.B4]=&quot;forward&quot;;[.E3]+[.C4];[.E3])" office:value-type="float" office:value="3" calcext:value-type="float">
            <text:p>3</text:p>
          </table:table-cell>
          <table:table-cell table:formula="of:=IF([.B4]=&quot;forward&quot;;[.F3]+[.D4]*[.C4];[.F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5]=&quot;down&quot;;[.C5]+[.D4];IF([.B5]=&quot;up&quot;;[.C5]*-1+[.D4];[.D4]))" office:value-type="float" office:value="5" calcext:value-type="float">
            <text:p>5</text:p>
          </table:table-cell>
          <table:table-cell table:formula="of:=IF([.B5]=&quot;forward&quot;;[.E4]+[.C5];[.E4])" office:value-type="float" office:value="3" calcext:value-type="float">
            <text:p>3</text:p>
          </table:table-cell>
          <table:table-cell table:formula="of:=IF([.B5]=&quot;forward&quot;;[.F4]+[.D5]*[.C5];[.F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6]=&quot;down&quot;;[.C6]+[.D5];IF([.B6]=&quot;up&quot;;[.C6]*-1+[.D5];[.D5]))" office:value-type="float" office:value="10" calcext:value-type="float">
            <text:p>10</text:p>
          </table:table-cell>
          <table:table-cell table:formula="of:=IF([.B6]=&quot;forward&quot;;[.E5]+[.C6];[.E5])" office:value-type="float" office:value="3" calcext:value-type="float">
            <text:p>3</text:p>
          </table:table-cell>
          <table:table-cell table:formula="of:=IF([.B6]=&quot;forward&quot;;[.F5]+[.D6]*[.C6];[.F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7]=&quot;down&quot;;[.C7]+[.D6];IF([.B7]=&quot;up&quot;;[.C7]*-1+[.D6];[.D6]))" office:value-type="float" office:value="14" calcext:value-type="float">
            <text:p>14</text:p>
          </table:table-cell>
          <table:table-cell table:formula="of:=IF([.B7]=&quot;forward&quot;;[.E6]+[.C7];[.E6])" office:value-type="float" office:value="3" calcext:value-type="float">
            <text:p>3</text:p>
          </table:table-cell>
          <table:table-cell table:formula="of:=IF([.B7]=&quot;forward&quot;;[.F6]+[.D7]*[.C7];[.F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8]=&quot;down&quot;;[.C8]+[.D7];IF([.B8]=&quot;up&quot;;[.C8]*-1+[.D7];[.D7]))" office:value-type="float" office:value="23" calcext:value-type="float">
            <text:p>23</text:p>
          </table:table-cell>
          <table:table-cell table:formula="of:=IF([.B8]=&quot;forward&quot;;[.E7]+[.C8];[.E7])" office:value-type="float" office:value="3" calcext:value-type="float">
            <text:p>3</text:p>
          </table:table-cell>
          <table:table-cell table:formula="of:=IF([.B8]=&quot;forward&quot;;[.F7]+[.D8]*[.C8];[.F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9]=&quot;down&quot;;[.C9]+[.D8];IF([.B9]=&quot;up&quot;;[.C9]*-1+[.D8];[.D8]))" office:value-type="float" office:value="17" calcext:value-type="float">
            <text:p>17</text:p>
          </table:table-cell>
          <table:table-cell table:formula="of:=IF([.B9]=&quot;forward&quot;;[.E8]+[.C9];[.E8])" office:value-type="float" office:value="3" calcext:value-type="float">
            <text:p>3</text:p>
          </table:table-cell>
          <table:table-cell table:formula="of:=IF([.B9]=&quot;forward&quot;;[.F8]+[.D9]*[.C9];[.F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10]=&quot;down&quot;;[.C10]+[.D9];IF([.B10]=&quot;up&quot;;[.C10]*-1+[.D9];[.D9]))" office:value-type="float" office:value="10" calcext:value-type="float">
            <text:p>10</text:p>
          </table:table-cell>
          <table:table-cell table:formula="of:=IF([.B10]=&quot;forward&quot;;[.E9]+[.C10];[.E9])" office:value-type="float" office:value="3" calcext:value-type="float">
            <text:p>3</text:p>
          </table:table-cell>
          <table:table-cell table:formula="of:=IF([.B10]=&quot;forward&quot;;[.F9]+[.D10]*[.C10];[.F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11]=&quot;down&quot;;[.C11]+[.D10];IF([.B11]=&quot;up&quot;;[.C11]*-1+[.D10];[.D10]))" office:value-type="float" office:value="12" calcext:value-type="float">
            <text:p>12</text:p>
          </table:table-cell>
          <table:table-cell table:formula="of:=IF([.B11]=&quot;forward&quot;;[.E10]+[.C11];[.E10])" office:value-type="float" office:value="3" calcext:value-type="float">
            <text:p>3</text:p>
          </table:table-cell>
          <table:table-cell table:formula="of:=IF([.B11]=&quot;forward&quot;;[.F10]+[.D11]*[.C11];[.F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2]=&quot;down&quot;;[.C12]+[.D11];IF([.B12]=&quot;up&quot;;[.C12]*-1+[.D11];[.D11]))" office:value-type="float" office:value="12" calcext:value-type="float">
            <text:p>12</text:p>
          </table:table-cell>
          <table:table-cell table:formula="of:=IF([.B12]=&quot;forward&quot;;[.E11]+[.C12];[.E11])" office:value-type="float" office:value="12" calcext:value-type="float">
            <text:p>12</text:p>
          </table:table-cell>
          <table:table-cell table:formula="of:=IF([.B12]=&quot;forward&quot;;[.F11]+[.D12]*[.C12];[.F11])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13]=&quot;down&quot;;[.C13]+[.D12];IF([.B13]=&quot;up&quot;;[.C13]*-1+[.D12];[.D12]))" office:value-type="float" office:value="8" calcext:value-type="float">
            <text:p>8</text:p>
          </table:table-cell>
          <table:table-cell table:formula="of:=IF([.B13]=&quot;forward&quot;;[.E12]+[.C13];[.E12])" office:value-type="float" office:value="12" calcext:value-type="float">
            <text:p>12</text:p>
          </table:table-cell>
          <table:table-cell table:formula="of:=IF([.B13]=&quot;forward&quot;;[.F12]+[.D13]*[.C13];[.F12])"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14]=&quot;down&quot;;[.C14]+[.D13];IF([.B14]=&quot;up&quot;;[.C14]*-1+[.D13];[.D13]))" office:value-type="float" office:value="8" calcext:value-type="float">
            <text:p>8</text:p>
          </table:table-cell>
          <table:table-cell table:formula="of:=IF([.B14]=&quot;forward&quot;;[.E13]+[.C14];[.E13])" office:value-type="float" office:value="19" calcext:value-type="float">
            <text:p>19</text:p>
          </table:table-cell>
          <table:table-cell table:formula="of:=IF([.B14]=&quot;forward&quot;;[.F13]+[.D14]*[.C14];[.F13])"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5]=&quot;down&quot;;[.C15]+[.D14];IF([.B15]=&quot;up&quot;;[.C15]*-1+[.D14];[.D14]))" office:value-type="float" office:value="8" calcext:value-type="float">
            <text:p>8</text:p>
          </table:table-cell>
          <table:table-cell table:formula="of:=IF([.B15]=&quot;forward&quot;;[.E14]+[.C15];[.E14])" office:value-type="float" office:value="28" calcext:value-type="float">
            <text:p>28</text:p>
          </table:table-cell>
          <table:table-cell table:formula="of:=IF([.B15]=&quot;forward&quot;;[.F14]+[.D15]*[.C15];[.F14])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16]=&quot;down&quot;;[.C16]+[.D15];IF([.B16]=&quot;up&quot;;[.C16]*-1+[.D15];[.D15]))" office:value-type="float" office:value="5" calcext:value-type="float">
            <text:p>5</text:p>
          </table:table-cell>
          <table:table-cell table:formula="of:=IF([.B16]=&quot;forward&quot;;[.E15]+[.C16];[.E15])" office:value-type="float" office:value="28" calcext:value-type="float">
            <text:p>28</text:p>
          </table:table-cell>
          <table:table-cell table:formula="of:=IF([.B16]=&quot;forward&quot;;[.F15]+[.D16]*[.C16];[.F15])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17]=&quot;down&quot;;[.C17]+[.D16];IF([.B17]=&quot;up&quot;;[.C17]*-1+[.D16];[.D16]))" office:value-type="float" office:value="6" calcext:value-type="float">
            <text:p>6</text:p>
          </table:table-cell>
          <table:table-cell table:formula="of:=IF([.B17]=&quot;forward&quot;;[.E16]+[.C17];[.E16])" office:value-type="float" office:value="28" calcext:value-type="float">
            <text:p>28</text:p>
          </table:table-cell>
          <table:table-cell table:formula="of:=IF([.B17]=&quot;forward&quot;;[.F16]+[.D17]*[.C17];[.F16])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18]=&quot;down&quot;;[.C18]+[.D17];IF([.B18]=&quot;up&quot;;[.C18]*-1+[.D17];[.D17]))" office:value-type="float" office:value="6" calcext:value-type="float">
            <text:p>6</text:p>
          </table:table-cell>
          <table:table-cell table:formula="of:=IF([.B18]=&quot;forward&quot;;[.E17]+[.C18];[.E17])" office:value-type="float" office:value="33" calcext:value-type="float">
            <text:p>33</text:p>
          </table:table-cell>
          <table:table-cell table:formula="of:=IF([.B18]=&quot;forward&quot;;[.F17]+[.D18]*[.C18];[.F17])"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19]=&quot;down&quot;;[.C19]+[.D18];IF([.B19]=&quot;up&quot;;[.C19]*-1+[.D18];[.D18]))" office:value-type="float" office:value="9" calcext:value-type="float">
            <text:p>9</text:p>
          </table:table-cell>
          <table:table-cell table:formula="of:=IF([.B19]=&quot;forward&quot;;[.E18]+[.C19];[.E18])" office:value-type="float" office:value="33" calcext:value-type="float">
            <text:p>33</text:p>
          </table:table-cell>
          <table:table-cell table:formula="of:=IF([.B19]=&quot;forward&quot;;[.F18]+[.D19]*[.C19];[.F18])"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20]=&quot;down&quot;;[.C20]+[.D19];IF([.B20]=&quot;up&quot;;[.C20]*-1+[.D19];[.D19]))" office:value-type="float" office:value="9" calcext:value-type="float">
            <text:p>9</text:p>
          </table:table-cell>
          <table:table-cell table:formula="of:=IF([.B20]=&quot;forward&quot;;[.E19]+[.C20];[.E19])" office:value-type="float" office:value="36" calcext:value-type="float">
            <text:p>36</text:p>
          </table:table-cell>
          <table:table-cell table:formula="of:=IF([.B20]=&quot;forward&quot;;[.F19]+[.D20]*[.C20];[.F19])"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21]=&quot;down&quot;;[.C21]+[.D20];IF([.B21]=&quot;up&quot;;[.C21]*-1+[.D20];[.D20]))" office:value-type="float" office:value="9" calcext:value-type="float">
            <text:p>9</text:p>
          </table:table-cell>
          <table:table-cell table:formula="of:=IF([.B21]=&quot;forward&quot;;[.E20]+[.C21];[.E20])" office:value-type="float" office:value="39" calcext:value-type="float">
            <text:p>39</text:p>
          </table:table-cell>
          <table:table-cell table:formula="of:=IF([.B21]=&quot;forward&quot;;[.F20]+[.D21]*[.C21];[.F20])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22]=&quot;down&quot;;[.C22]+[.D21];IF([.B22]=&quot;up&quot;;[.C22]*-1+[.D21];[.D21]))" office:value-type="float" office:value="9" calcext:value-type="float">
            <text:p>9</text:p>
          </table:table-cell>
          <table:table-cell table:formula="of:=IF([.B22]=&quot;forward&quot;;[.E21]+[.C22];[.E21])" office:value-type="float" office:value="42" calcext:value-type="float">
            <text:p>42</text:p>
          </table:table-cell>
          <table:table-cell table:formula="of:=IF([.B22]=&quot;forward&quot;;[.F21]+[.D22]*[.C22];[.F21])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23]=&quot;down&quot;;[.C23]+[.D22];IF([.B23]=&quot;up&quot;;[.C23]*-1+[.D22];[.D22]))" office:value-type="float" office:value="11" calcext:value-type="float">
            <text:p>11</text:p>
          </table:table-cell>
          <table:table-cell table:formula="of:=IF([.B23]=&quot;forward&quot;;[.E22]+[.C23];[.E22])" office:value-type="float" office:value="42" calcext:value-type="float">
            <text:p>42</text:p>
          </table:table-cell>
          <table:table-cell table:formula="of:=IF([.B23]=&quot;forward&quot;;[.F22]+[.D23]*[.C23];[.F22])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24]=&quot;down&quot;;[.C24]+[.D23];IF([.B24]=&quot;up&quot;;[.C24]*-1+[.D23];[.D23]))" office:value-type="float" office:value="16" calcext:value-type="float">
            <text:p>16</text:p>
          </table:table-cell>
          <table:table-cell table:formula="of:=IF([.B24]=&quot;forward&quot;;[.E23]+[.C24];[.E23])" office:value-type="float" office:value="42" calcext:value-type="float">
            <text:p>42</text:p>
          </table:table-cell>
          <table:table-cell table:formula="of:=IF([.B24]=&quot;forward&quot;;[.F23]+[.D24]*[.C24];[.F23])"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25]=&quot;down&quot;;[.C25]+[.D24];IF([.B25]=&quot;up&quot;;[.C25]*-1+[.D24];[.D24]))" office:value-type="float" office:value="16" calcext:value-type="float">
            <text:p>16</text:p>
          </table:table-cell>
          <table:table-cell table:formula="of:=IF([.B25]=&quot;forward&quot;;[.E24]+[.C25];[.E24])" office:value-type="float" office:value="49" calcext:value-type="float">
            <text:p>49</text:p>
          </table:table-cell>
          <table:table-cell table:formula="of:=IF([.B25]=&quot;forward&quot;;[.F24]+[.D25]*[.C25];[.F24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26]=&quot;down&quot;;[.C26]+[.D25];IF([.B26]=&quot;up&quot;;[.C26]*-1+[.D25];[.D25]))" office:value-type="float" office:value="23" calcext:value-type="float">
            <text:p>23</text:p>
          </table:table-cell>
          <table:table-cell table:formula="of:=IF([.B26]=&quot;forward&quot;;[.E25]+[.C26];[.E25])" office:value-type="float" office:value="49" calcext:value-type="float">
            <text:p>49</text:p>
          </table:table-cell>
          <table:table-cell table:formula="of:=IF([.B26]=&quot;forward&quot;;[.F25]+[.D26]*[.C26];[.F25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27]=&quot;down&quot;;[.C27]+[.D26];IF([.B27]=&quot;up&quot;;[.C27]*-1+[.D26];[.D26]))" office:value-type="float" office:value="16" calcext:value-type="float">
            <text:p>16</text:p>
          </table:table-cell>
          <table:table-cell table:formula="of:=IF([.B27]=&quot;forward&quot;;[.E26]+[.C27];[.E26])" office:value-type="float" office:value="49" calcext:value-type="float">
            <text:p>49</text:p>
          </table:table-cell>
          <table:table-cell table:formula="of:=IF([.B27]=&quot;forward&quot;;[.F26]+[.D27]*[.C27];[.F26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28]=&quot;down&quot;;[.C28]+[.D27];IF([.B28]=&quot;up&quot;;[.C28]*-1+[.D27];[.D27]))" office:value-type="float" office:value="25" calcext:value-type="float">
            <text:p>25</text:p>
          </table:table-cell>
          <table:table-cell table:formula="of:=IF([.B28]=&quot;forward&quot;;[.E27]+[.C28];[.E27])" office:value-type="float" office:value="49" calcext:value-type="float">
            <text:p>49</text:p>
          </table:table-cell>
          <table:table-cell table:formula="of:=IF([.B28]=&quot;forward&quot;;[.F27]+[.D28]*[.C28];[.F27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29]=&quot;down&quot;;[.C29]+[.D28];IF([.B29]=&quot;up&quot;;[.C29]*-1+[.D28];[.D28]))" office:value-type="float" office:value="26" calcext:value-type="float">
            <text:p>26</text:p>
          </table:table-cell>
          <table:table-cell table:formula="of:=IF([.B29]=&quot;forward&quot;;[.E28]+[.C29];[.E28])" office:value-type="float" office:value="49" calcext:value-type="float">
            <text:p>49</text:p>
          </table:table-cell>
          <table:table-cell table:formula="of:=IF([.B29]=&quot;forward&quot;;[.F28]+[.D29]*[.C29];[.F28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30]=&quot;down&quot;;[.C30]+[.D29];IF([.B30]=&quot;up&quot;;[.C30]*-1+[.D29];[.D29]))" office:value-type="float" office:value="30" calcext:value-type="float">
            <text:p>30</text:p>
          </table:table-cell>
          <table:table-cell table:formula="of:=IF([.B30]=&quot;forward&quot;;[.E29]+[.C30];[.E29])" office:value-type="float" office:value="49" calcext:value-type="float">
            <text:p>49</text:p>
          </table:table-cell>
          <table:table-cell table:formula="of:=IF([.B30]=&quot;forward&quot;;[.F29]+[.D30]*[.C30];[.F29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31]=&quot;down&quot;;[.C31]+[.D30];IF([.B31]=&quot;up&quot;;[.C31]*-1+[.D30];[.D30]))" office:value-type="float" office:value="39" calcext:value-type="float">
            <text:p>39</text:p>
          </table:table-cell>
          <table:table-cell table:formula="of:=IF([.B31]=&quot;forward&quot;;[.E30]+[.C31];[.E30])" office:value-type="float" office:value="49" calcext:value-type="float">
            <text:p>49</text:p>
          </table:table-cell>
          <table:table-cell table:formula="of:=IF([.B31]=&quot;forward&quot;;[.F30]+[.D31]*[.C31];[.F30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32]=&quot;down&quot;;[.C32]+[.D31];IF([.B32]=&quot;up&quot;;[.C32]*-1+[.D31];[.D31]))" office:value-type="float" office:value="41" calcext:value-type="float">
            <text:p>41</text:p>
          </table:table-cell>
          <table:table-cell table:formula="of:=IF([.B32]=&quot;forward&quot;;[.E31]+[.C32];[.E31])" office:value-type="float" office:value="49" calcext:value-type="float">
            <text:p>49</text:p>
          </table:table-cell>
          <table:table-cell table:formula="of:=IF([.B32]=&quot;forward&quot;;[.F31]+[.D32]*[.C32];[.F31])"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33]=&quot;down&quot;;[.C33]+[.D32];IF([.B33]=&quot;up&quot;;[.C33]*-1+[.D32];[.D32]))" office:value-type="float" office:value="41" calcext:value-type="float">
            <text:p>41</text:p>
          </table:table-cell>
          <table:table-cell table:formula="of:=IF([.B33]=&quot;forward&quot;;[.E32]+[.C33];[.E32])" office:value-type="float" office:value="51" calcext:value-type="float">
            <text:p>51</text:p>
          </table:table-cell>
          <table:table-cell table:formula="of:=IF([.B33]=&quot;forward&quot;;[.F32]+[.D33]*[.C33];[.F32])"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34]=&quot;down&quot;;[.C34]+[.D33];IF([.B34]=&quot;up&quot;;[.C34]*-1+[.D33];[.D33]))" office:value-type="float" office:value="41" calcext:value-type="float">
            <text:p>41</text:p>
          </table:table-cell>
          <table:table-cell table:formula="of:=IF([.B34]=&quot;forward&quot;;[.E33]+[.C34];[.E33])" office:value-type="float" office:value="55" calcext:value-type="float">
            <text:p>55</text:p>
          </table:table-cell>
          <table:table-cell table:formula="of:=IF([.B34]=&quot;forward&quot;;[.F33]+[.D34]*[.C34];[.F33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35]=&quot;down&quot;;[.C35]+[.D34];IF([.B35]=&quot;up&quot;;[.C35]*-1+[.D34];[.D34]))" office:value-type="float" office:value="34" calcext:value-type="float">
            <text:p>34</text:p>
          </table:table-cell>
          <table:table-cell table:formula="of:=IF([.B35]=&quot;forward&quot;;[.E34]+[.C35];[.E34])" office:value-type="float" office:value="55" calcext:value-type="float">
            <text:p>55</text:p>
          </table:table-cell>
          <table:table-cell table:formula="of:=IF([.B35]=&quot;forward&quot;;[.F34]+[.D35]*[.C35];[.F34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36]=&quot;down&quot;;[.C36]+[.D35];IF([.B36]=&quot;up&quot;;[.C36]*-1+[.D35];[.D35]))" office:value-type="float" office:value="33" calcext:value-type="float">
            <text:p>33</text:p>
          </table:table-cell>
          <table:table-cell table:formula="of:=IF([.B36]=&quot;forward&quot;;[.E35]+[.C36];[.E35])" office:value-type="float" office:value="55" calcext:value-type="float">
            <text:p>55</text:p>
          </table:table-cell>
          <table:table-cell table:formula="of:=IF([.B36]=&quot;forward&quot;;[.F35]+[.D36]*[.C36];[.F35])"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37]=&quot;down&quot;;[.C37]+[.D36];IF([.B37]=&quot;up&quot;;[.C37]*-1+[.D36];[.D36]))" office:value-type="float" office:value="33" calcext:value-type="float">
            <text:p>33</text:p>
          </table:table-cell>
          <table:table-cell table:formula="of:=IF([.B37]=&quot;forward&quot;;[.E36]+[.C37];[.E36])" office:value-type="float" office:value="58" calcext:value-type="float">
            <text:p>58</text:p>
          </table:table-cell>
          <table:table-cell table:formula="of:=IF([.B37]=&quot;forward&quot;;[.F36]+[.D37]*[.C37];[.F36])"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38]=&quot;down&quot;;[.C38]+[.D37];IF([.B38]=&quot;up&quot;;[.C38]*-1+[.D37];[.D37]))" office:value-type="float" office:value="33" calcext:value-type="float">
            <text:p>33</text:p>
          </table:table-cell>
          <table:table-cell table:formula="of:=IF([.B38]=&quot;forward&quot;;[.E37]+[.C38];[.E37])" office:value-type="float" office:value="66" calcext:value-type="float">
            <text:p>66</text:p>
          </table:table-cell>
          <table:table-cell table:formula="of:=IF([.B38]=&quot;forward&quot;;[.F37]+[.D38]*[.C38];[.F37])"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9]=&quot;down&quot;;[.C39]+[.D38];IF([.B39]=&quot;up&quot;;[.C39]*-1+[.D38];[.D38]))" office:value-type="float" office:value="33" calcext:value-type="float">
            <text:p>33</text:p>
          </table:table-cell>
          <table:table-cell table:formula="of:=IF([.B39]=&quot;forward&quot;;[.E38]+[.C39];[.E38])" office:value-type="float" office:value="75" calcext:value-type="float">
            <text:p>75</text:p>
          </table:table-cell>
          <table:table-cell table:formula="of:=IF([.B39]=&quot;forward&quot;;[.F38]+[.D39]*[.C39];[.F38])"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40]=&quot;down&quot;;[.C40]+[.D39];IF([.B40]=&quot;up&quot;;[.C40]*-1+[.D39];[.D39]))" office:value-type="float" office:value="33" calcext:value-type="float">
            <text:p>33</text:p>
          </table:table-cell>
          <table:table-cell table:formula="of:=IF([.B40]=&quot;forward&quot;;[.E39]+[.C40];[.E39])" office:value-type="float" office:value="81" calcext:value-type="float">
            <text:p>81</text:p>
          </table:table-cell>
          <table:table-cell table:formula="of:=IF([.B40]=&quot;forward&quot;;[.F39]+[.D40]*[.C40];[.F39])"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41]=&quot;down&quot;;[.C41]+[.D40];IF([.B41]=&quot;up&quot;;[.C41]*-1+[.D40];[.D40]))" office:value-type="float" office:value="33" calcext:value-type="float">
            <text:p>33</text:p>
          </table:table-cell>
          <table:table-cell table:formula="of:=IF([.B41]=&quot;forward&quot;;[.E40]+[.C41];[.E40])" office:value-type="float" office:value="90" calcext:value-type="float">
            <text:p>90</text:p>
          </table:table-cell>
          <table:table-cell table:formula="of:=IF([.B41]=&quot;forward&quot;;[.F40]+[.D41]*[.C41];[.F40])"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2]=&quot;down&quot;;[.C42]+[.D41];IF([.B42]=&quot;up&quot;;[.C42]*-1+[.D41];[.D41]))" office:value-type="float" office:value="33" calcext:value-type="float">
            <text:p>33</text:p>
          </table:table-cell>
          <table:table-cell table:formula="of:=IF([.B42]=&quot;forward&quot;;[.E41]+[.C42];[.E41])" office:value-type="float" office:value="91" calcext:value-type="float">
            <text:p>91</text:p>
          </table:table-cell>
          <table:table-cell table:formula="of:=IF([.B42]=&quot;forward&quot;;[.F41]+[.D42]*[.C42];[.F41])"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43]=&quot;down&quot;;[.C43]+[.D42];IF([.B43]=&quot;up&quot;;[.C43]*-1+[.D42];[.D42]))" office:value-type="float" office:value="33" calcext:value-type="float">
            <text:p>33</text:p>
          </table:table-cell>
          <table:table-cell table:formula="of:=IF([.B43]=&quot;forward&quot;;[.E42]+[.C43];[.E42])" office:value-type="float" office:value="96" calcext:value-type="float">
            <text:p>96</text:p>
          </table:table-cell>
          <table:table-cell table:formula="of:=IF([.B43]=&quot;forward&quot;;[.F42]+[.D43]*[.C43];[.F42])"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44]=&quot;down&quot;;[.C44]+[.D43];IF([.B44]=&quot;up&quot;;[.C44]*-1+[.D43];[.D43]))" office:value-type="float" office:value="42" calcext:value-type="float">
            <text:p>42</text:p>
          </table:table-cell>
          <table:table-cell table:formula="of:=IF([.B44]=&quot;forward&quot;;[.E43]+[.C44];[.E43])" office:value-type="float" office:value="96" calcext:value-type="float">
            <text:p>96</text:p>
          </table:table-cell>
          <table:table-cell table:formula="of:=IF([.B44]=&quot;forward&quot;;[.F43]+[.D44]*[.C44];[.F43])"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45]=&quot;down&quot;;[.C45]+[.D44];IF([.B45]=&quot;up&quot;;[.C45]*-1+[.D44];[.D44]))" office:value-type="float" office:value="35" calcext:value-type="float">
            <text:p>35</text:p>
          </table:table-cell>
          <table:table-cell table:formula="of:=IF([.B45]=&quot;forward&quot;;[.E44]+[.C45];[.E44])" office:value-type="float" office:value="96" calcext:value-type="float">
            <text:p>96</text:p>
          </table:table-cell>
          <table:table-cell table:formula="of:=IF([.B45]=&quot;forward&quot;;[.F44]+[.D45]*[.C45];[.F44])"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46]=&quot;down&quot;;[.C46]+[.D45];IF([.B46]=&quot;up&quot;;[.C46]*-1+[.D45];[.D45]))" office:value-type="float" office:value="44" calcext:value-type="float">
            <text:p>44</text:p>
          </table:table-cell>
          <table:table-cell table:formula="of:=IF([.B46]=&quot;forward&quot;;[.E45]+[.C46];[.E45])" office:value-type="float" office:value="96" calcext:value-type="float">
            <text:p>96</text:p>
          </table:table-cell>
          <table:table-cell table:formula="of:=IF([.B46]=&quot;forward&quot;;[.F45]+[.D46]*[.C46];[.F45])"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7]=&quot;down&quot;;[.C47]+[.D46];IF([.B47]=&quot;up&quot;;[.C47]*-1+[.D46];[.D46]))" office:value-type="float" office:value="44" calcext:value-type="float">
            <text:p>44</text:p>
          </table:table-cell>
          <table:table-cell table:formula="of:=IF([.B47]=&quot;forward&quot;;[.E46]+[.C47];[.E46])" office:value-type="float" office:value="98" calcext:value-type="float">
            <text:p>98</text:p>
          </table:table-cell>
          <table:table-cell table:formula="of:=IF([.B47]=&quot;forward&quot;;[.F46]+[.D47]*[.C47];[.F46])"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48]=&quot;down&quot;;[.C48]+[.D47];IF([.B48]=&quot;up&quot;;[.C48]*-1+[.D47];[.D47]))" office:value-type="float" office:value="44" calcext:value-type="float">
            <text:p>44</text:p>
          </table:table-cell>
          <table:table-cell table:formula="of:=IF([.B48]=&quot;forward&quot;;[.E47]+[.C48];[.E47])" office:value-type="float" office:value="107" calcext:value-type="float">
            <text:p>107</text:p>
          </table:table-cell>
          <table:table-cell table:formula="of:=IF([.B48]=&quot;forward&quot;;[.F47]+[.D48]*[.C48];[.F47])"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9]=&quot;down&quot;;[.C49]+[.D48];IF([.B49]=&quot;up&quot;;[.C49]*-1+[.D48];[.D48]))" office:value-type="float" office:value="44" calcext:value-type="float">
            <text:p>44</text:p>
          </table:table-cell>
          <table:table-cell table:formula="of:=IF([.B49]=&quot;forward&quot;;[.E48]+[.C49];[.E48])" office:value-type="float" office:value="108" calcext:value-type="float">
            <text:p>108</text:p>
          </table:table-cell>
          <table:table-cell table:formula="of:=IF([.B49]=&quot;forward&quot;;[.F48]+[.D49]*[.C49];[.F48])"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50]=&quot;down&quot;;[.C50]+[.D49];IF([.B50]=&quot;up&quot;;[.C50]*-1+[.D49];[.D49]))" office:value-type="float" office:value="44" calcext:value-type="float">
            <text:p>44</text:p>
          </table:table-cell>
          <table:table-cell table:formula="of:=IF([.B50]=&quot;forward&quot;;[.E49]+[.C50];[.E49])" office:value-type="float" office:value="113" calcext:value-type="float">
            <text:p>113</text:p>
          </table:table-cell>
          <table:table-cell table:formula="of:=IF([.B50]=&quot;forward&quot;;[.F49]+[.D50]*[.C50];[.F49])"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51]=&quot;down&quot;;[.C51]+[.D50];IF([.B51]=&quot;up&quot;;[.C51]*-1+[.D50];[.D50]))" office:value-type="float" office:value="36" calcext:value-type="float">
            <text:p>36</text:p>
          </table:table-cell>
          <table:table-cell table:formula="of:=IF([.B51]=&quot;forward&quot;;[.E50]+[.C51];[.E50])" office:value-type="float" office:value="113" calcext:value-type="float">
            <text:p>113</text:p>
          </table:table-cell>
          <table:table-cell table:formula="of:=IF([.B51]=&quot;forward&quot;;[.F50]+[.D51]*[.C51];[.F50])"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52]=&quot;down&quot;;[.C52]+[.D51];IF([.B52]=&quot;up&quot;;[.C52]*-1+[.D51];[.D51]))" office:value-type="float" office:value="41" calcext:value-type="float">
            <text:p>41</text:p>
          </table:table-cell>
          <table:table-cell table:formula="of:=IF([.B52]=&quot;forward&quot;;[.E51]+[.C52];[.E51])" office:value-type="float" office:value="113" calcext:value-type="float">
            <text:p>113</text:p>
          </table:table-cell>
          <table:table-cell table:formula="of:=IF([.B52]=&quot;forward&quot;;[.F51]+[.D52]*[.C52];[.F51])"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53]=&quot;down&quot;;[.C53]+[.D52];IF([.B53]=&quot;up&quot;;[.C53]*-1+[.D52];[.D52]))" office:value-type="float" office:value="41" calcext:value-type="float">
            <text:p>41</text:p>
          </table:table-cell>
          <table:table-cell table:formula="of:=IF([.B53]=&quot;forward&quot;;[.E52]+[.C53];[.E52])" office:value-type="float" office:value="117" calcext:value-type="float">
            <text:p>117</text:p>
          </table:table-cell>
          <table:table-cell table:formula="of:=IF([.B53]=&quot;forward&quot;;[.F52]+[.D53]*[.C53];[.F52])"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54]=&quot;down&quot;;[.C54]+[.D53];IF([.B54]=&quot;up&quot;;[.C54]*-1+[.D53];[.D53]))" office:value-type="float" office:value="35" calcext:value-type="float">
            <text:p>35</text:p>
          </table:table-cell>
          <table:table-cell table:formula="of:=IF([.B54]=&quot;forward&quot;;[.E53]+[.C54];[.E53])" office:value-type="float" office:value="117" calcext:value-type="float">
            <text:p>117</text:p>
          </table:table-cell>
          <table:table-cell table:formula="of:=IF([.B54]=&quot;forward&quot;;[.F53]+[.D54]*[.C54];[.F53])"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55]=&quot;down&quot;;[.C55]+[.D54];IF([.B55]=&quot;up&quot;;[.C55]*-1+[.D54];[.D54]))" office:value-type="float" office:value="26" calcext:value-type="float">
            <text:p>26</text:p>
          </table:table-cell>
          <table:table-cell table:formula="of:=IF([.B55]=&quot;forward&quot;;[.E54]+[.C55];[.E54])" office:value-type="float" office:value="117" calcext:value-type="float">
            <text:p>117</text:p>
          </table:table-cell>
          <table:table-cell table:formula="of:=IF([.B55]=&quot;forward&quot;;[.F54]+[.D55]*[.C55];[.F54])"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56]=&quot;down&quot;;[.C56]+[.D55];IF([.B56]=&quot;up&quot;;[.C56]*-1+[.D55];[.D55]))" office:value-type="float" office:value="26" calcext:value-type="float">
            <text:p>26</text:p>
          </table:table-cell>
          <table:table-cell table:formula="of:=IF([.B56]=&quot;forward&quot;;[.E55]+[.C56];[.E55])" office:value-type="float" office:value="119" calcext:value-type="float">
            <text:p>119</text:p>
          </table:table-cell>
          <table:table-cell table:formula="of:=IF([.B56]=&quot;forward&quot;;[.F55]+[.D56]*[.C56];[.F55])"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57]=&quot;down&quot;;[.C57]+[.D56];IF([.B57]=&quot;up&quot;;[.C57]*-1+[.D56];[.D56]))" office:value-type="float" office:value="18" calcext:value-type="float">
            <text:p>18</text:p>
          </table:table-cell>
          <table:table-cell table:formula="of:=IF([.B57]=&quot;forward&quot;;[.E56]+[.C57];[.E56])" office:value-type="float" office:value="119" calcext:value-type="float">
            <text:p>119</text:p>
          </table:table-cell>
          <table:table-cell table:formula="of:=IF([.B57]=&quot;forward&quot;;[.F56]+[.D57]*[.C57];[.F56])"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8]=&quot;down&quot;;[.C58]+[.D57];IF([.B58]=&quot;up&quot;;[.C58]*-1+[.D57];[.D57]))" office:value-type="float" office:value="19" calcext:value-type="float">
            <text:p>19</text:p>
          </table:table-cell>
          <table:table-cell table:formula="of:=IF([.B58]=&quot;forward&quot;;[.E57]+[.C58];[.E57])" office:value-type="float" office:value="119" calcext:value-type="float">
            <text:p>119</text:p>
          </table:table-cell>
          <table:table-cell table:formula="of:=IF([.B58]=&quot;forward&quot;;[.F57]+[.D58]*[.C58];[.F57])"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59]=&quot;down&quot;;[.C59]+[.D58];IF([.B59]=&quot;up&quot;;[.C59]*-1+[.D58];[.D58]))" office:value-type="float" office:value="14" calcext:value-type="float">
            <text:p>14</text:p>
          </table:table-cell>
          <table:table-cell table:formula="of:=IF([.B59]=&quot;forward&quot;;[.E58]+[.C59];[.E58])" office:value-type="float" office:value="119" calcext:value-type="float">
            <text:p>119</text:p>
          </table:table-cell>
          <table:table-cell table:formula="of:=IF([.B59]=&quot;forward&quot;;[.F58]+[.D59]*[.C59];[.F58])"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60]=&quot;down&quot;;[.C60]+[.D59];IF([.B60]=&quot;up&quot;;[.C60]*-1+[.D59];[.D59]))" office:value-type="float" office:value="14" calcext:value-type="float">
            <text:p>14</text:p>
          </table:table-cell>
          <table:table-cell table:formula="of:=IF([.B60]=&quot;forward&quot;;[.E59]+[.C60];[.E59])" office:value-type="float" office:value="122" calcext:value-type="float">
            <text:p>122</text:p>
          </table:table-cell>
          <table:table-cell table:formula="of:=IF([.B60]=&quot;forward&quot;;[.F59]+[.D60]*[.C60];[.F59])"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61]=&quot;down&quot;;[.C61]+[.D60];IF([.B61]=&quot;up&quot;;[.C61]*-1+[.D60];[.D60]))" office:value-type="float" office:value="15" calcext:value-type="float">
            <text:p>15</text:p>
          </table:table-cell>
          <table:table-cell table:formula="of:=IF([.B61]=&quot;forward&quot;;[.E60]+[.C61];[.E60])" office:value-type="float" office:value="122" calcext:value-type="float">
            <text:p>122</text:p>
          </table:table-cell>
          <table:table-cell table:formula="of:=IF([.B61]=&quot;forward&quot;;[.F60]+[.D61]*[.C61];[.F60])"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62]=&quot;down&quot;;[.C62]+[.D61];IF([.B62]=&quot;up&quot;;[.C62]*-1+[.D61];[.D61]))" office:value-type="float" office:value="15" calcext:value-type="float">
            <text:p>15</text:p>
          </table:table-cell>
          <table:table-cell table:formula="of:=IF([.B62]=&quot;forward&quot;;[.E61]+[.C62];[.E61])" office:value-type="float" office:value="128" calcext:value-type="float">
            <text:p>128</text:p>
          </table:table-cell>
          <table:table-cell table:formula="of:=IF([.B62]=&quot;forward&quot;;[.F61]+[.D62]*[.C62];[.F61])"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63]=&quot;down&quot;;[.C63]+[.D62];IF([.B63]=&quot;up&quot;;[.C63]*-1+[.D62];[.D62]))" office:value-type="float" office:value="9" calcext:value-type="float">
            <text:p>9</text:p>
          </table:table-cell>
          <table:table-cell table:formula="of:=IF([.B63]=&quot;forward&quot;;[.E62]+[.C63];[.E62])" office:value-type="float" office:value="128" calcext:value-type="float">
            <text:p>128</text:p>
          </table:table-cell>
          <table:table-cell table:formula="of:=IF([.B63]=&quot;forward&quot;;[.F62]+[.D63]*[.C63];[.F62])"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64]=&quot;down&quot;;[.C64]+[.D63];IF([.B64]=&quot;up&quot;;[.C64]*-1+[.D63];[.D63]))" office:value-type="float" office:value="9" calcext:value-type="float">
            <text:p>9</text:p>
          </table:table-cell>
          <table:table-cell table:formula="of:=IF([.B64]=&quot;forward&quot;;[.E63]+[.C64];[.E63])" office:value-type="float" office:value="137" calcext:value-type="float">
            <text:p>137</text:p>
          </table:table-cell>
          <table:table-cell table:formula="of:=IF([.B64]=&quot;forward&quot;;[.F63]+[.D64]*[.C64];[.F63])"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65]=&quot;down&quot;;[.C65]+[.D64];IF([.B65]=&quot;up&quot;;[.C65]*-1+[.D64];[.D64]))" office:value-type="float" office:value="9" calcext:value-type="float">
            <text:p>9</text:p>
          </table:table-cell>
          <table:table-cell table:formula="of:=IF([.B65]=&quot;forward&quot;;[.E64]+[.C65];[.E64])" office:value-type="float" office:value="138" calcext:value-type="float">
            <text:p>138</text:p>
          </table:table-cell>
          <table:table-cell table:formula="of:=IF([.B65]=&quot;forward&quot;;[.F64]+[.D65]*[.C65];[.F64])"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66]=&quot;down&quot;;[.C66]+[.D65];IF([.B66]=&quot;up&quot;;[.C66]*-1+[.D65];[.D65]))" office:value-type="float" office:value="9" calcext:value-type="float">
            <text:p>9</text:p>
          </table:table-cell>
          <table:table-cell table:formula="of:=IF([.B66]=&quot;forward&quot;;[.E65]+[.C66];[.E65])" office:value-type="float" office:value="141" calcext:value-type="float">
            <text:p>141</text:p>
          </table:table-cell>
          <table:table-cell table:formula="of:=IF([.B66]=&quot;forward&quot;;[.F65]+[.D66]*[.C66];[.F65])"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67]=&quot;down&quot;;[.C67]+[.D66];IF([.B67]=&quot;up&quot;;[.C67]*-1+[.D66];[.D66]))" office:value-type="float" office:value="13" calcext:value-type="float">
            <text:p>13</text:p>
          </table:table-cell>
          <table:table-cell table:formula="of:=IF([.B67]=&quot;forward&quot;;[.E66]+[.C67];[.E66])" office:value-type="float" office:value="141" calcext:value-type="float">
            <text:p>141</text:p>
          </table:table-cell>
          <table:table-cell table:formula="of:=IF([.B67]=&quot;forward&quot;;[.F66]+[.D67]*[.C67];[.F66])"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68]=&quot;down&quot;;[.C68]+[.D67];IF([.B68]=&quot;up&quot;;[.C68]*-1+[.D67];[.D67]))" office:value-type="float" office:value="22" calcext:value-type="float">
            <text:p>22</text:p>
          </table:table-cell>
          <table:table-cell table:formula="of:=IF([.B68]=&quot;forward&quot;;[.E67]+[.C68];[.E67])" office:value-type="float" office:value="141" calcext:value-type="float">
            <text:p>141</text:p>
          </table:table-cell>
          <table:table-cell table:formula="of:=IF([.B68]=&quot;forward&quot;;[.F67]+[.D68]*[.C68];[.F67])"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69]=&quot;down&quot;;[.C69]+[.D68];IF([.B69]=&quot;up&quot;;[.C69]*-1+[.D68];[.D68]))" office:value-type="float" office:value="30" calcext:value-type="float">
            <text:p>30</text:p>
          </table:table-cell>
          <table:table-cell table:formula="of:=IF([.B69]=&quot;forward&quot;;[.E68]+[.C69];[.E68])" office:value-type="float" office:value="141" calcext:value-type="float">
            <text:p>141</text:p>
          </table:table-cell>
          <table:table-cell table:formula="of:=IF([.B69]=&quot;forward&quot;;[.F68]+[.D69]*[.C69];[.F68])"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70]=&quot;down&quot;;[.C70]+[.D69];IF([.B70]=&quot;up&quot;;[.C70]*-1+[.D69];[.D69]))" office:value-type="float" office:value="21" calcext:value-type="float">
            <text:p>21</text:p>
          </table:table-cell>
          <table:table-cell table:formula="of:=IF([.B70]=&quot;forward&quot;;[.E69]+[.C70];[.E69])" office:value-type="float" office:value="141" calcext:value-type="float">
            <text:p>141</text:p>
          </table:table-cell>
          <table:table-cell table:formula="of:=IF([.B70]=&quot;forward&quot;;[.F69]+[.D70]*[.C70];[.F69])"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71]=&quot;down&quot;;[.C71]+[.D70];IF([.B71]=&quot;up&quot;;[.C71]*-1+[.D70];[.D70]))" office:value-type="float" office:value="30" calcext:value-type="float">
            <text:p>30</text:p>
          </table:table-cell>
          <table:table-cell table:formula="of:=IF([.B71]=&quot;forward&quot;;[.E70]+[.C71];[.E70])" office:value-type="float" office:value="141" calcext:value-type="float">
            <text:p>141</text:p>
          </table:table-cell>
          <table:table-cell table:formula="of:=IF([.B71]=&quot;forward&quot;;[.F70]+[.D71]*[.C71];[.F70])"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72]=&quot;down&quot;;[.C72]+[.D71];IF([.B72]=&quot;up&quot;;[.C72]*-1+[.D71];[.D71]))" office:value-type="float" office:value="32" calcext:value-type="float">
            <text:p>32</text:p>
          </table:table-cell>
          <table:table-cell table:formula="of:=IF([.B72]=&quot;forward&quot;;[.E71]+[.C72];[.E71])" office:value-type="float" office:value="141" calcext:value-type="float">
            <text:p>141</text:p>
          </table:table-cell>
          <table:table-cell table:formula="of:=IF([.B72]=&quot;forward&quot;;[.F71]+[.D72]*[.C72];[.F71])"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73]=&quot;down&quot;;[.C73]+[.D72];IF([.B73]=&quot;up&quot;;[.C73]*-1+[.D72];[.D72]))" office:value-type="float" office:value="36" calcext:value-type="float">
            <text:p>36</text:p>
          </table:table-cell>
          <table:table-cell table:formula="of:=IF([.B73]=&quot;forward&quot;;[.E72]+[.C73];[.E72])" office:value-type="float" office:value="141" calcext:value-type="float">
            <text:p>141</text:p>
          </table:table-cell>
          <table:table-cell table:formula="of:=IF([.B73]=&quot;forward&quot;;[.F72]+[.D73]*[.C73];[.F72])"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74]=&quot;down&quot;;[.C74]+[.D73];IF([.B74]=&quot;up&quot;;[.C74]*-1+[.D73];[.D73]))" office:value-type="float" office:value="36" calcext:value-type="float">
            <text:p>36</text:p>
          </table:table-cell>
          <table:table-cell table:formula="of:=IF([.B74]=&quot;forward&quot;;[.E73]+[.C74];[.E73])" office:value-type="float" office:value="143" calcext:value-type="float">
            <text:p>143</text:p>
          </table:table-cell>
          <table:table-cell table:formula="of:=IF([.B74]=&quot;forward&quot;;[.F73]+[.D74]*[.C74];[.F73])"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75]=&quot;down&quot;;[.C75]+[.D74];IF([.B75]=&quot;up&quot;;[.C75]*-1+[.D74];[.D74]))" office:value-type="float" office:value="40" calcext:value-type="float">
            <text:p>40</text:p>
          </table:table-cell>
          <table:table-cell table:formula="of:=IF([.B75]=&quot;forward&quot;;[.E74]+[.C75];[.E74])" office:value-type="float" office:value="143" calcext:value-type="float">
            <text:p>143</text:p>
          </table:table-cell>
          <table:table-cell table:formula="of:=IF([.B75]=&quot;forward&quot;;[.F74]+[.D75]*[.C75];[.F74])"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76]=&quot;down&quot;;[.C76]+[.D75];IF([.B76]=&quot;up&quot;;[.C76]*-1+[.D75];[.D75]))" office:value-type="float" office:value="42" calcext:value-type="float">
            <text:p>42</text:p>
          </table:table-cell>
          <table:table-cell table:formula="of:=IF([.B76]=&quot;forward&quot;;[.E75]+[.C76];[.E75])" office:value-type="float" office:value="143" calcext:value-type="float">
            <text:p>143</text:p>
          </table:table-cell>
          <table:table-cell table:formula="of:=IF([.B76]=&quot;forward&quot;;[.F75]+[.D76]*[.C76];[.F75])"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77]=&quot;down&quot;;[.C77]+[.D76];IF([.B77]=&quot;up&quot;;[.C77]*-1+[.D76];[.D76]))" office:value-type="float" office:value="50" calcext:value-type="float">
            <text:p>50</text:p>
          </table:table-cell>
          <table:table-cell table:formula="of:=IF([.B77]=&quot;forward&quot;;[.E76]+[.C77];[.E76])" office:value-type="float" office:value="143" calcext:value-type="float">
            <text:p>143</text:p>
          </table:table-cell>
          <table:table-cell table:formula="of:=IF([.B77]=&quot;forward&quot;;[.F76]+[.D77]*[.C77];[.F76])"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78]=&quot;down&quot;;[.C78]+[.D77];IF([.B78]=&quot;up&quot;;[.C78]*-1+[.D77];[.D77]))" office:value-type="float" office:value="47" calcext:value-type="float">
            <text:p>47</text:p>
          </table:table-cell>
          <table:table-cell table:formula="of:=IF([.B78]=&quot;forward&quot;;[.E77]+[.C78];[.E77])" office:value-type="float" office:value="143" calcext:value-type="float">
            <text:p>143</text:p>
          </table:table-cell>
          <table:table-cell table:formula="of:=IF([.B78]=&quot;forward&quot;;[.F77]+[.D78]*[.C78];[.F77])"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79]=&quot;down&quot;;[.C79]+[.D78];IF([.B79]=&quot;up&quot;;[.C79]*-1+[.D78];[.D78]))" office:value-type="float" office:value="38" calcext:value-type="float">
            <text:p>38</text:p>
          </table:table-cell>
          <table:table-cell table:formula="of:=IF([.B79]=&quot;forward&quot;;[.E78]+[.C79];[.E78])" office:value-type="float" office:value="143" calcext:value-type="float">
            <text:p>143</text:p>
          </table:table-cell>
          <table:table-cell table:formula="of:=IF([.B79]=&quot;forward&quot;;[.F78]+[.D79]*[.C79];[.F78])"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80]=&quot;down&quot;;[.C80]+[.D79];IF([.B80]=&quot;up&quot;;[.C80]*-1+[.D79];[.D79]))" office:value-type="float" office:value="38" calcext:value-type="float">
            <text:p>38</text:p>
          </table:table-cell>
          <table:table-cell table:formula="of:=IF([.B80]=&quot;forward&quot;;[.E79]+[.C80];[.E79])" office:value-type="float" office:value="146" calcext:value-type="float">
            <text:p>146</text:p>
          </table:table-cell>
          <table:table-cell table:formula="of:=IF([.B80]=&quot;forward&quot;;[.F79]+[.D80]*[.C80];[.F79])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81]=&quot;down&quot;;[.C81]+[.D80];IF([.B81]=&quot;up&quot;;[.C81]*-1+[.D80];[.D80]))" office:value-type="float" office:value="43" calcext:value-type="float">
            <text:p>43</text:p>
          </table:table-cell>
          <table:table-cell table:formula="of:=IF([.B81]=&quot;forward&quot;;[.E80]+[.C81];[.E80])" office:value-type="float" office:value="146" calcext:value-type="float">
            <text:p>146</text:p>
          </table:table-cell>
          <table:table-cell table:formula="of:=IF([.B81]=&quot;forward&quot;;[.F80]+[.D81]*[.C81];[.F80])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82]=&quot;down&quot;;[.C82]+[.D81];IF([.B82]=&quot;up&quot;;[.C82]*-1+[.D81];[.D81]))" office:value-type="float" office:value="44" calcext:value-type="float">
            <text:p>44</text:p>
          </table:table-cell>
          <table:table-cell table:formula="of:=IF([.B82]=&quot;forward&quot;;[.E81]+[.C82];[.E81])" office:value-type="float" office:value="146" calcext:value-type="float">
            <text:p>146</text:p>
          </table:table-cell>
          <table:table-cell table:formula="of:=IF([.B82]=&quot;forward&quot;;[.F81]+[.D82]*[.C82];[.F81])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83]=&quot;down&quot;;[.C83]+[.D82];IF([.B83]=&quot;up&quot;;[.C83]*-1+[.D82];[.D82]))" office:value-type="float" office:value="38" calcext:value-type="float">
            <text:p>38</text:p>
          </table:table-cell>
          <table:table-cell table:formula="of:=IF([.B83]=&quot;forward&quot;;[.E82]+[.C83];[.E82])" office:value-type="float" office:value="146" calcext:value-type="float">
            <text:p>146</text:p>
          </table:table-cell>
          <table:table-cell table:formula="of:=IF([.B83]=&quot;forward&quot;;[.F82]+[.D83]*[.C83];[.F82])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84]=&quot;down&quot;;[.C84]+[.D83];IF([.B84]=&quot;up&quot;;[.C84]*-1+[.D83];[.D83]))" office:value-type="float" office:value="32" calcext:value-type="float">
            <text:p>32</text:p>
          </table:table-cell>
          <table:table-cell table:formula="of:=IF([.B84]=&quot;forward&quot;;[.E83]+[.C84];[.E83])" office:value-type="float" office:value="146" calcext:value-type="float">
            <text:p>146</text:p>
          </table:table-cell>
          <table:table-cell table:formula="of:=IF([.B84]=&quot;forward&quot;;[.F83]+[.D84]*[.C84];[.F83])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85]=&quot;down&quot;;[.C85]+[.D84];IF([.B85]=&quot;up&quot;;[.C85]*-1+[.D84];[.D84]))" office:value-type="float" office:value="36" calcext:value-type="float">
            <text:p>36</text:p>
          </table:table-cell>
          <table:table-cell table:formula="of:=IF([.B85]=&quot;forward&quot;;[.E84]+[.C85];[.E84])" office:value-type="float" office:value="146" calcext:value-type="float">
            <text:p>146</text:p>
          </table:table-cell>
          <table:table-cell table:formula="of:=IF([.B85]=&quot;forward&quot;;[.F84]+[.D85]*[.C85];[.F84])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86]=&quot;down&quot;;[.C86]+[.D85];IF([.B86]=&quot;up&quot;;[.C86]*-1+[.D85];[.D85]))" office:value-type="float" office:value="33" calcext:value-type="float">
            <text:p>33</text:p>
          </table:table-cell>
          <table:table-cell table:formula="of:=IF([.B86]=&quot;forward&quot;;[.E85]+[.C86];[.E85])" office:value-type="float" office:value="146" calcext:value-type="float">
            <text:p>146</text:p>
          </table:table-cell>
          <table:table-cell table:formula="of:=IF([.B86]=&quot;forward&quot;;[.F85]+[.D86]*[.C86];[.F85])"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87]=&quot;down&quot;;[.C87]+[.D86];IF([.B87]=&quot;up&quot;;[.C87]*-1+[.D86];[.D86]))" office:value-type="float" office:value="33" calcext:value-type="float">
            <text:p>33</text:p>
          </table:table-cell>
          <table:table-cell table:formula="of:=IF([.B87]=&quot;forward&quot;;[.E86]+[.C87];[.E86])" office:value-type="float" office:value="147" calcext:value-type="float">
            <text:p>147</text:p>
          </table:table-cell>
          <table:table-cell table:formula="of:=IF([.B87]=&quot;forward&quot;;[.F86]+[.D87]*[.C87];[.F86])"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88]=&quot;down&quot;;[.C88]+[.D87];IF([.B88]=&quot;up&quot;;[.C88]*-1+[.D87];[.D87]))" office:value-type="float" office:value="35" calcext:value-type="float">
            <text:p>35</text:p>
          </table:table-cell>
          <table:table-cell table:formula="of:=IF([.B88]=&quot;forward&quot;;[.E87]+[.C88];[.E87])" office:value-type="float" office:value="147" calcext:value-type="float">
            <text:p>147</text:p>
          </table:table-cell>
          <table:table-cell table:formula="of:=IF([.B88]=&quot;forward&quot;;[.F87]+[.D88]*[.C88];[.F87])"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89]=&quot;down&quot;;[.C89]+[.D88];IF([.B89]=&quot;up&quot;;[.C89]*-1+[.D88];[.D88]))" office:value-type="float" office:value="42" calcext:value-type="float">
            <text:p>42</text:p>
          </table:table-cell>
          <table:table-cell table:formula="of:=IF([.B89]=&quot;forward&quot;;[.E88]+[.C89];[.E88])" office:value-type="float" office:value="147" calcext:value-type="float">
            <text:p>147</text:p>
          </table:table-cell>
          <table:table-cell table:formula="of:=IF([.B89]=&quot;forward&quot;;[.F88]+[.D89]*[.C89];[.F88])"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90]=&quot;down&quot;;[.C90]+[.D89];IF([.B90]=&quot;up&quot;;[.C90]*-1+[.D89];[.D89]))" office:value-type="float" office:value="42" calcext:value-type="float">
            <text:p>42</text:p>
          </table:table-cell>
          <table:table-cell table:formula="of:=IF([.B90]=&quot;forward&quot;;[.E89]+[.C90];[.E89])" office:value-type="float" office:value="148" calcext:value-type="float">
            <text:p>148</text:p>
          </table:table-cell>
          <table:table-cell table:formula="of:=IF([.B90]=&quot;forward&quot;;[.F89]+[.D90]*[.C90];[.F89])"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91]=&quot;down&quot;;[.C91]+[.D90];IF([.B91]=&quot;up&quot;;[.C91]*-1+[.D90];[.D90]))" office:value-type="float" office:value="46" calcext:value-type="float">
            <text:p>46</text:p>
          </table:table-cell>
          <table:table-cell table:formula="of:=IF([.B91]=&quot;forward&quot;;[.E90]+[.C91];[.E90])" office:value-type="float" office:value="148" calcext:value-type="float">
            <text:p>148</text:p>
          </table:table-cell>
          <table:table-cell table:formula="of:=IF([.B91]=&quot;forward&quot;;[.F90]+[.D91]*[.C91];[.F90])"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92]=&quot;down&quot;;[.C92]+[.D91];IF([.B92]=&quot;up&quot;;[.C92]*-1+[.D91];[.D91]))" office:value-type="float" office:value="46" calcext:value-type="float">
            <text:p>46</text:p>
          </table:table-cell>
          <table:table-cell table:formula="of:=IF([.B92]=&quot;forward&quot;;[.E91]+[.C92];[.E91])" office:value-type="float" office:value="153" calcext:value-type="float">
            <text:p>153</text:p>
          </table:table-cell>
          <table:table-cell table:formula="of:=IF([.B92]=&quot;forward&quot;;[.F91]+[.D92]*[.C92];[.F91])"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93]=&quot;down&quot;;[.C93]+[.D92];IF([.B93]=&quot;up&quot;;[.C93]*-1+[.D92];[.D92]))" office:value-type="float" office:value="51" calcext:value-type="float">
            <text:p>51</text:p>
          </table:table-cell>
          <table:table-cell table:formula="of:=IF([.B93]=&quot;forward&quot;;[.E92]+[.C93];[.E92])" office:value-type="float" office:value="153" calcext:value-type="float">
            <text:p>153</text:p>
          </table:table-cell>
          <table:table-cell table:formula="of:=IF([.B93]=&quot;forward&quot;;[.F92]+[.D93]*[.C93];[.F92])"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94]=&quot;down&quot;;[.C94]+[.D93];IF([.B94]=&quot;up&quot;;[.C94]*-1+[.D93];[.D93]))" office:value-type="float" office:value="51" calcext:value-type="float">
            <text:p>51</text:p>
          </table:table-cell>
          <table:table-cell table:formula="of:=IF([.B94]=&quot;forward&quot;;[.E93]+[.C94];[.E93])" office:value-type="float" office:value="156" calcext:value-type="float">
            <text:p>156</text:p>
          </table:table-cell>
          <table:table-cell table:formula="of:=IF([.B94]=&quot;forward&quot;;[.F93]+[.D94]*[.C94];[.F93])"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95]=&quot;down&quot;;[.C95]+[.D94];IF([.B95]=&quot;up&quot;;[.C95]*-1+[.D94];[.D94]))" office:value-type="float" office:value="51" calcext:value-type="float">
            <text:p>51</text:p>
          </table:table-cell>
          <table:table-cell table:formula="of:=IF([.B95]=&quot;forward&quot;;[.E94]+[.C95];[.E94])" office:value-type="float" office:value="164" calcext:value-type="float">
            <text:p>164</text:p>
          </table:table-cell>
          <table:table-cell table:formula="of:=IF([.B95]=&quot;forward&quot;;[.F94]+[.D95]*[.C95];[.F94])"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96]=&quot;down&quot;;[.C96]+[.D95];IF([.B96]=&quot;up&quot;;[.C96]*-1+[.D95];[.D95]))" office:value-type="float" office:value="55" calcext:value-type="float">
            <text:p>55</text:p>
          </table:table-cell>
          <table:table-cell table:formula="of:=IF([.B96]=&quot;forward&quot;;[.E95]+[.C96];[.E95])" office:value-type="float" office:value="164" calcext:value-type="float">
            <text:p>164</text:p>
          </table:table-cell>
          <table:table-cell table:formula="of:=IF([.B96]=&quot;forward&quot;;[.F95]+[.D96]*[.C96];[.F95])"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97]=&quot;down&quot;;[.C97]+[.D96];IF([.B97]=&quot;up&quot;;[.C97]*-1+[.D96];[.D96]))" office:value-type="float" office:value="55" calcext:value-type="float">
            <text:p>55</text:p>
          </table:table-cell>
          <table:table-cell table:formula="of:=IF([.B97]=&quot;forward&quot;;[.E96]+[.C97];[.E96])" office:value-type="float" office:value="167" calcext:value-type="float">
            <text:p>167</text:p>
          </table:table-cell>
          <table:table-cell table:formula="of:=IF([.B97]=&quot;forward&quot;;[.F96]+[.D97]*[.C97];[.F96])"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98]=&quot;down&quot;;[.C98]+[.D97];IF([.B98]=&quot;up&quot;;[.C98]*-1+[.D97];[.D97]))" office:value-type="float" office:value="55" calcext:value-type="float">
            <text:p>55</text:p>
          </table:table-cell>
          <table:table-cell table:formula="of:=IF([.B98]=&quot;forward&quot;;[.E97]+[.C98];[.E97])" office:value-type="float" office:value="169" calcext:value-type="float">
            <text:p>169</text:p>
          </table:table-cell>
          <table:table-cell table:formula="of:=IF([.B98]=&quot;forward&quot;;[.F97]+[.D98]*[.C98];[.F97])"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99]=&quot;down&quot;;[.C99]+[.D98];IF([.B99]=&quot;up&quot;;[.C99]*-1+[.D98];[.D98]))" office:value-type="float" office:value="59" calcext:value-type="float">
            <text:p>59</text:p>
          </table:table-cell>
          <table:table-cell table:formula="of:=IF([.B99]=&quot;forward&quot;;[.E98]+[.C99];[.E98])" office:value-type="float" office:value="169" calcext:value-type="float">
            <text:p>169</text:p>
          </table:table-cell>
          <table:table-cell table:formula="of:=IF([.B99]=&quot;forward&quot;;[.F98]+[.D99]*[.C99];[.F98])"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100]=&quot;down&quot;;[.C100]+[.D99];IF([.B100]=&quot;up&quot;;[.C100]*-1+[.D99];[.D99]))" office:value-type="float" office:value="59" calcext:value-type="float">
            <text:p>59</text:p>
          </table:table-cell>
          <table:table-cell table:formula="of:=IF([.B100]=&quot;forward&quot;;[.E99]+[.C100];[.E99])" office:value-type="float" office:value="175" calcext:value-type="float">
            <text:p>175</text:p>
          </table:table-cell>
          <table:table-cell table:formula="of:=IF([.B100]=&quot;forward&quot;;[.F99]+[.D100]*[.C100];[.F99])"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101]=&quot;down&quot;;[.C101]+[.D100];IF([.B101]=&quot;up&quot;;[.C101]*-1+[.D100];[.D100]))" office:value-type="float" office:value="59" calcext:value-type="float">
            <text:p>59</text:p>
          </table:table-cell>
          <table:table-cell table:formula="of:=IF([.B101]=&quot;forward&quot;;[.E100]+[.C101];[.E100])" office:value-type="float" office:value="181" calcext:value-type="float">
            <text:p>181</text:p>
          </table:table-cell>
          <table:table-cell table:formula="of:=IF([.B101]=&quot;forward&quot;;[.F100]+[.D101]*[.C101];[.F100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102]=&quot;down&quot;;[.C102]+[.D101];IF([.B102]=&quot;up&quot;;[.C102]*-1+[.D101];[.D101]))" office:value-type="float" office:value="68" calcext:value-type="float">
            <text:p>68</text:p>
          </table:table-cell>
          <table:table-cell table:formula="of:=IF([.B102]=&quot;forward&quot;;[.E101]+[.C102];[.E101])" office:value-type="float" office:value="181" calcext:value-type="float">
            <text:p>181</text:p>
          </table:table-cell>
          <table:table-cell table:formula="of:=IF([.B102]=&quot;forward&quot;;[.F101]+[.D102]*[.C102];[.F101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103]=&quot;down&quot;;[.C103]+[.D102];IF([.B103]=&quot;up&quot;;[.C103]*-1+[.D102];[.D102]))" office:value-type="float" office:value="71" calcext:value-type="float">
            <text:p>71</text:p>
          </table:table-cell>
          <table:table-cell table:formula="of:=IF([.B103]=&quot;forward&quot;;[.E102]+[.C103];[.E102])" office:value-type="float" office:value="181" calcext:value-type="float">
            <text:p>181</text:p>
          </table:table-cell>
          <table:table-cell table:formula="of:=IF([.B103]=&quot;forward&quot;;[.F102]+[.D103]*[.C103];[.F102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104]=&quot;down&quot;;[.C104]+[.D103];IF([.B104]=&quot;up&quot;;[.C104]*-1+[.D103];[.D103]))" office:value-type="float" office:value="64" calcext:value-type="float">
            <text:p>64</text:p>
          </table:table-cell>
          <table:table-cell table:formula="of:=IF([.B104]=&quot;forward&quot;;[.E103]+[.C104];[.E103])" office:value-type="float" office:value="181" calcext:value-type="float">
            <text:p>181</text:p>
          </table:table-cell>
          <table:table-cell table:formula="of:=IF([.B104]=&quot;forward&quot;;[.F103]+[.D104]*[.C104];[.F103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105]=&quot;down&quot;;[.C105]+[.D104];IF([.B105]=&quot;up&quot;;[.C105]*-1+[.D104];[.D104]))" office:value-type="float" office:value="58" calcext:value-type="float">
            <text:p>58</text:p>
          </table:table-cell>
          <table:table-cell table:formula="of:=IF([.B105]=&quot;forward&quot;;[.E104]+[.C105];[.E104])" office:value-type="float" office:value="181" calcext:value-type="float">
            <text:p>181</text:p>
          </table:table-cell>
          <table:table-cell table:formula="of:=IF([.B105]=&quot;forward&quot;;[.F104]+[.D105]*[.C105];[.F104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106]=&quot;down&quot;;[.C106]+[.D105];IF([.B106]=&quot;up&quot;;[.C106]*-1+[.D105];[.D105]))" office:value-type="float" office:value="66" calcext:value-type="float">
            <text:p>66</text:p>
          </table:table-cell>
          <table:table-cell table:formula="of:=IF([.B106]=&quot;forward&quot;;[.E105]+[.C106];[.E105])" office:value-type="float" office:value="181" calcext:value-type="float">
            <text:p>181</text:p>
          </table:table-cell>
          <table:table-cell table:formula="of:=IF([.B106]=&quot;forward&quot;;[.F105]+[.D106]*[.C106];[.F105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107]=&quot;down&quot;;[.C107]+[.D106];IF([.B107]=&quot;up&quot;;[.C107]*-1+[.D106];[.D106]))" office:value-type="float" office:value="70" calcext:value-type="float">
            <text:p>70</text:p>
          </table:table-cell>
          <table:table-cell table:formula="of:=IF([.B107]=&quot;forward&quot;;[.E106]+[.C107];[.E106])" office:value-type="float" office:value="181" calcext:value-type="float">
            <text:p>181</text:p>
          </table:table-cell>
          <table:table-cell table:formula="of:=IF([.B107]=&quot;forward&quot;;[.F106]+[.D107]*[.C107];[.F106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108]=&quot;down&quot;;[.C108]+[.D107];IF([.B108]=&quot;up&quot;;[.C108]*-1+[.D107];[.D107]))" office:value-type="float" office:value="74" calcext:value-type="float">
            <text:p>74</text:p>
          </table:table-cell>
          <table:table-cell table:formula="of:=IF([.B108]=&quot;forward&quot;;[.E107]+[.C108];[.E107])" office:value-type="float" office:value="181" calcext:value-type="float">
            <text:p>181</text:p>
          </table:table-cell>
          <table:table-cell table:formula="of:=IF([.B108]=&quot;forward&quot;;[.F107]+[.D108]*[.C108];[.F107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109]=&quot;down&quot;;[.C109]+[.D108];IF([.B109]=&quot;up&quot;;[.C109]*-1+[.D108];[.D108]))" office:value-type="float" office:value="82" calcext:value-type="float">
            <text:p>82</text:p>
          </table:table-cell>
          <table:table-cell table:formula="of:=IF([.B109]=&quot;forward&quot;;[.E108]+[.C109];[.E108])" office:value-type="float" office:value="181" calcext:value-type="float">
            <text:p>181</text:p>
          </table:table-cell>
          <table:table-cell table:formula="of:=IF([.B109]=&quot;forward&quot;;[.F108]+[.D109]*[.C109];[.F108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110]=&quot;down&quot;;[.C110]+[.D109];IF([.B110]=&quot;up&quot;;[.C110]*-1+[.D109];[.D109]))" office:value-type="float" office:value="86" calcext:value-type="float">
            <text:p>86</text:p>
          </table:table-cell>
          <table:table-cell table:formula="of:=IF([.B110]=&quot;forward&quot;;[.E109]+[.C110];[.E109])" office:value-type="float" office:value="181" calcext:value-type="float">
            <text:p>181</text:p>
          </table:table-cell>
          <table:table-cell table:formula="of:=IF([.B110]=&quot;forward&quot;;[.F109]+[.D110]*[.C110];[.F109])"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111]=&quot;down&quot;;[.C111]+[.D110];IF([.B111]=&quot;up&quot;;[.C111]*-1+[.D110];[.D110]))" office:value-type="float" office:value="86" calcext:value-type="float">
            <text:p>86</text:p>
          </table:table-cell>
          <table:table-cell table:formula="of:=IF([.B111]=&quot;forward&quot;;[.E110]+[.C111];[.E110])" office:value-type="float" office:value="186" calcext:value-type="float">
            <text:p>186</text:p>
          </table:table-cell>
          <table:table-cell table:formula="of:=IF([.B111]=&quot;forward&quot;;[.F110]+[.D111]*[.C111];[.F110])"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112]=&quot;down&quot;;[.C112]+[.D111];IF([.B112]=&quot;up&quot;;[.C112]*-1+[.D111];[.D111]))" office:value-type="float" office:value="79" calcext:value-type="float">
            <text:p>79</text:p>
          </table:table-cell>
          <table:table-cell table:formula="of:=IF([.B112]=&quot;forward&quot;;[.E111]+[.C112];[.E111])" office:value-type="float" office:value="186" calcext:value-type="float">
            <text:p>186</text:p>
          </table:table-cell>
          <table:table-cell table:formula="of:=IF([.B112]=&quot;forward&quot;;[.F111]+[.D112]*[.C112];[.F111])"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113]=&quot;down&quot;;[.C113]+[.D112];IF([.B113]=&quot;up&quot;;[.C113]*-1+[.D112];[.D112]))" office:value-type="float" office:value="87" calcext:value-type="float">
            <text:p>87</text:p>
          </table:table-cell>
          <table:table-cell table:formula="of:=IF([.B113]=&quot;forward&quot;;[.E112]+[.C113];[.E112])" office:value-type="float" office:value="186" calcext:value-type="float">
            <text:p>186</text:p>
          </table:table-cell>
          <table:table-cell table:formula="of:=IF([.B113]=&quot;forward&quot;;[.F112]+[.D113]*[.C113];[.F112])"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114]=&quot;down&quot;;[.C114]+[.D113];IF([.B114]=&quot;up&quot;;[.C114]*-1+[.D113];[.D113]))" office:value-type="float" office:value="91" calcext:value-type="float">
            <text:p>91</text:p>
          </table:table-cell>
          <table:table-cell table:formula="of:=IF([.B114]=&quot;forward&quot;;[.E113]+[.C114];[.E113])" office:value-type="float" office:value="186" calcext:value-type="float">
            <text:p>186</text:p>
          </table:table-cell>
          <table:table-cell table:formula="of:=IF([.B114]=&quot;forward&quot;;[.F113]+[.D114]*[.C114];[.F113])"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115]=&quot;down&quot;;[.C115]+[.D114];IF([.B115]=&quot;up&quot;;[.C115]*-1+[.D114];[.D114]))" office:value-type="float" office:value="96" calcext:value-type="float">
            <text:p>96</text:p>
          </table:table-cell>
          <table:table-cell table:formula="of:=IF([.B115]=&quot;forward&quot;;[.E114]+[.C115];[.E114])" office:value-type="float" office:value="186" calcext:value-type="float">
            <text:p>186</text:p>
          </table:table-cell>
          <table:table-cell table:formula="of:=IF([.B115]=&quot;forward&quot;;[.F114]+[.D115]*[.C115];[.F114])"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116]=&quot;down&quot;;[.C116]+[.D115];IF([.B116]=&quot;up&quot;;[.C116]*-1+[.D115];[.D115]))" office:value-type="float" office:value="99" calcext:value-type="float">
            <text:p>99</text:p>
          </table:table-cell>
          <table:table-cell table:formula="of:=IF([.B116]=&quot;forward&quot;;[.E115]+[.C116];[.E115])" office:value-type="float" office:value="186" calcext:value-type="float">
            <text:p>186</text:p>
          </table:table-cell>
          <table:table-cell table:formula="of:=IF([.B116]=&quot;forward&quot;;[.F115]+[.D116]*[.C116];[.F115])"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117]=&quot;down&quot;;[.C117]+[.D116];IF([.B117]=&quot;up&quot;;[.C117]*-1+[.D116];[.D116]))" office:value-type="float" office:value="99" calcext:value-type="float">
            <text:p>99</text:p>
          </table:table-cell>
          <table:table-cell table:formula="of:=IF([.B117]=&quot;forward&quot;;[.E116]+[.C117];[.E116])" office:value-type="float" office:value="187" calcext:value-type="float">
            <text:p>187</text:p>
          </table:table-cell>
          <table:table-cell table:formula="of:=IF([.B117]=&quot;forward&quot;;[.F116]+[.D117]*[.C117];[.F116])"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118]=&quot;down&quot;;[.C118]+[.D117];IF([.B118]=&quot;up&quot;;[.C118]*-1+[.D117];[.D117]))" office:value-type="float" office:value="98" calcext:value-type="float">
            <text:p>98</text:p>
          </table:table-cell>
          <table:table-cell table:formula="of:=IF([.B118]=&quot;forward&quot;;[.E117]+[.C118];[.E117])" office:value-type="float" office:value="187" calcext:value-type="float">
            <text:p>187</text:p>
          </table:table-cell>
          <table:table-cell table:formula="of:=IF([.B118]=&quot;forward&quot;;[.F117]+[.D118]*[.C118];[.F117])"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19]=&quot;down&quot;;[.C119]+[.D118];IF([.B119]=&quot;up&quot;;[.C119]*-1+[.D118];[.D118]))" office:value-type="float" office:value="98" calcext:value-type="float">
            <text:p>98</text:p>
          </table:table-cell>
          <table:table-cell table:formula="of:=IF([.B119]=&quot;forward&quot;;[.E118]+[.C119];[.E118])" office:value-type="float" office:value="196" calcext:value-type="float">
            <text:p>196</text:p>
          </table:table-cell>
          <table:table-cell table:formula="of:=IF([.B119]=&quot;forward&quot;;[.F118]+[.D119]*[.C119];[.F118])"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120]=&quot;down&quot;;[.C120]+[.D119];IF([.B120]=&quot;up&quot;;[.C120]*-1+[.D119];[.D119]))" office:value-type="float" office:value="98" calcext:value-type="float">
            <text:p>98</text:p>
          </table:table-cell>
          <table:table-cell table:formula="of:=IF([.B120]=&quot;forward&quot;;[.E119]+[.C120];[.E119])" office:value-type="float" office:value="200" calcext:value-type="float">
            <text:p>200</text:p>
          </table:table-cell>
          <table:table-cell table:formula="of:=IF([.B120]=&quot;forward&quot;;[.F119]+[.D120]*[.C120];[.F119])"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121]=&quot;down&quot;;[.C121]+[.D120];IF([.B121]=&quot;up&quot;;[.C121]*-1+[.D120];[.D120]))" office:value-type="float" office:value="107" calcext:value-type="float">
            <text:p>107</text:p>
          </table:table-cell>
          <table:table-cell table:formula="of:=IF([.B121]=&quot;forward&quot;;[.E120]+[.C121];[.E120])" office:value-type="float" office:value="200" calcext:value-type="float">
            <text:p>200</text:p>
          </table:table-cell>
          <table:table-cell table:formula="of:=IF([.B121]=&quot;forward&quot;;[.F120]+[.D121]*[.C121];[.F120])"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122]=&quot;down&quot;;[.C122]+[.D121];IF([.B122]=&quot;up&quot;;[.C122]*-1+[.D121];[.D121]))" office:value-type="float" office:value="107" calcext:value-type="float">
            <text:p>107</text:p>
          </table:table-cell>
          <table:table-cell table:formula="of:=IF([.B122]=&quot;forward&quot;;[.E121]+[.C122];[.E121])" office:value-type="float" office:value="205" calcext:value-type="float">
            <text:p>205</text:p>
          </table:table-cell>
          <table:table-cell table:formula="of:=IF([.B122]=&quot;forward&quot;;[.F121]+[.D122]*[.C122];[.F121])"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123]=&quot;down&quot;;[.C123]+[.D122];IF([.B123]=&quot;up&quot;;[.C123]*-1+[.D122];[.D122]))" office:value-type="float" office:value="103" calcext:value-type="float">
            <text:p>103</text:p>
          </table:table-cell>
          <table:table-cell table:formula="of:=IF([.B123]=&quot;forward&quot;;[.E122]+[.C123];[.E122])" office:value-type="float" office:value="205" calcext:value-type="float">
            <text:p>205</text:p>
          </table:table-cell>
          <table:table-cell table:formula="of:=IF([.B123]=&quot;forward&quot;;[.F122]+[.D123]*[.C123];[.F122])"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124]=&quot;down&quot;;[.C124]+[.D123];IF([.B124]=&quot;up&quot;;[.C124]*-1+[.D123];[.D123]))" office:value-type="float" office:value="106" calcext:value-type="float">
            <text:p>106</text:p>
          </table:table-cell>
          <table:table-cell table:formula="of:=IF([.B124]=&quot;forward&quot;;[.E123]+[.C124];[.E123])" office:value-type="float" office:value="205" calcext:value-type="float">
            <text:p>205</text:p>
          </table:table-cell>
          <table:table-cell table:formula="of:=IF([.B124]=&quot;forward&quot;;[.F123]+[.D124]*[.C124];[.F123])"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125]=&quot;down&quot;;[.C125]+[.D124];IF([.B125]=&quot;up&quot;;[.C125]*-1+[.D124];[.D124]))" office:value-type="float" office:value="99" calcext:value-type="float">
            <text:p>99</text:p>
          </table:table-cell>
          <table:table-cell table:formula="of:=IF([.B125]=&quot;forward&quot;;[.E124]+[.C125];[.E124])" office:value-type="float" office:value="205" calcext:value-type="float">
            <text:p>205</text:p>
          </table:table-cell>
          <table:table-cell table:formula="of:=IF([.B125]=&quot;forward&quot;;[.F124]+[.D125]*[.C125];[.F124])"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126]=&quot;down&quot;;[.C126]+[.D125];IF([.B126]=&quot;up&quot;;[.C126]*-1+[.D125];[.D125]))" office:value-type="float" office:value="97" calcext:value-type="float">
            <text:p>97</text:p>
          </table:table-cell>
          <table:table-cell table:formula="of:=IF([.B126]=&quot;forward&quot;;[.E125]+[.C126];[.E125])" office:value-type="float" office:value="205" calcext:value-type="float">
            <text:p>205</text:p>
          </table:table-cell>
          <table:table-cell table:formula="of:=IF([.B126]=&quot;forward&quot;;[.F125]+[.D126]*[.C126];[.F125])"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127]=&quot;down&quot;;[.C127]+[.D126];IF([.B127]=&quot;up&quot;;[.C127]*-1+[.D126];[.D126]))" office:value-type="float" office:value="102" calcext:value-type="float">
            <text:p>102</text:p>
          </table:table-cell>
          <table:table-cell table:formula="of:=IF([.B127]=&quot;forward&quot;;[.E126]+[.C127];[.E126])" office:value-type="float" office:value="205" calcext:value-type="float">
            <text:p>205</text:p>
          </table:table-cell>
          <table:table-cell table:formula="of:=IF([.B127]=&quot;forward&quot;;[.F126]+[.D127]*[.C127];[.F126])"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128]=&quot;down&quot;;[.C128]+[.D127];IF([.B128]=&quot;up&quot;;[.C128]*-1+[.D127];[.D127]))" office:value-type="float" office:value="104" calcext:value-type="float">
            <text:p>104</text:p>
          </table:table-cell>
          <table:table-cell table:formula="of:=IF([.B128]=&quot;forward&quot;;[.E127]+[.C128];[.E127])" office:value-type="float" office:value="205" calcext:value-type="float">
            <text:p>205</text:p>
          </table:table-cell>
          <table:table-cell table:formula="of:=IF([.B128]=&quot;forward&quot;;[.F127]+[.D128]*[.C128];[.F127])"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129]=&quot;down&quot;;[.C129]+[.D128];IF([.B129]=&quot;up&quot;;[.C129]*-1+[.D128];[.D128]))" office:value-type="float" office:value="104" calcext:value-type="float">
            <text:p>104</text:p>
          </table:table-cell>
          <table:table-cell table:formula="of:=IF([.B129]=&quot;forward&quot;;[.E128]+[.C129];[.E128])" office:value-type="float" office:value="213" calcext:value-type="float">
            <text:p>213</text:p>
          </table:table-cell>
          <table:table-cell table:formula="of:=IF([.B129]=&quot;forward&quot;;[.F128]+[.D129]*[.C129];[.F128])"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130]=&quot;down&quot;;[.C130]+[.D129];IF([.B130]=&quot;up&quot;;[.C130]*-1+[.D129];[.D129]))" office:value-type="float" office:value="103" calcext:value-type="float">
            <text:p>103</text:p>
          </table:table-cell>
          <table:table-cell table:formula="of:=IF([.B130]=&quot;forward&quot;;[.E129]+[.C130];[.E129])" office:value-type="float" office:value="213" calcext:value-type="float">
            <text:p>213</text:p>
          </table:table-cell>
          <table:table-cell table:formula="of:=IF([.B130]=&quot;forward&quot;;[.F129]+[.D130]*[.C130];[.F129])"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131]=&quot;down&quot;;[.C131]+[.D130];IF([.B131]=&quot;up&quot;;[.C131]*-1+[.D130];[.D130]))" office:value-type="float" office:value="111" calcext:value-type="float">
            <text:p>111</text:p>
          </table:table-cell>
          <table:table-cell table:formula="of:=IF([.B131]=&quot;forward&quot;;[.E130]+[.C131];[.E130])" office:value-type="float" office:value="213" calcext:value-type="float">
            <text:p>213</text:p>
          </table:table-cell>
          <table:table-cell table:formula="of:=IF([.B131]=&quot;forward&quot;;[.F130]+[.D131]*[.C131];[.F130])"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132]=&quot;down&quot;;[.C132]+[.D131];IF([.B132]=&quot;up&quot;;[.C132]*-1+[.D131];[.D131]))" office:value-type="float" office:value="111" calcext:value-type="float">
            <text:p>111</text:p>
          </table:table-cell>
          <table:table-cell table:formula="of:=IF([.B132]=&quot;forward&quot;;[.E131]+[.C132];[.E131])" office:value-type="float" office:value="215" calcext:value-type="float">
            <text:p>215</text:p>
          </table:table-cell>
          <table:table-cell table:formula="of:=IF([.B132]=&quot;forward&quot;;[.F131]+[.D132]*[.C132];[.F131])"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133]=&quot;down&quot;;[.C133]+[.D132];IF([.B133]=&quot;up&quot;;[.C133]*-1+[.D132];[.D132]))" office:value-type="float" office:value="111" calcext:value-type="float">
            <text:p>111</text:p>
          </table:table-cell>
          <table:table-cell table:formula="of:=IF([.B133]=&quot;forward&quot;;[.E132]+[.C133];[.E132])" office:value-type="float" office:value="223" calcext:value-type="float">
            <text:p>223</text:p>
          </table:table-cell>
          <table:table-cell table:formula="of:=IF([.B133]=&quot;forward&quot;;[.F132]+[.D133]*[.C133];[.F132])"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134]=&quot;down&quot;;[.C134]+[.D133];IF([.B134]=&quot;up&quot;;[.C134]*-1+[.D133];[.D133]))" office:value-type="float" office:value="120" calcext:value-type="float">
            <text:p>120</text:p>
          </table:table-cell>
          <table:table-cell table:formula="of:=IF([.B134]=&quot;forward&quot;;[.E133]+[.C134];[.E133])" office:value-type="float" office:value="223" calcext:value-type="float">
            <text:p>223</text:p>
          </table:table-cell>
          <table:table-cell table:formula="of:=IF([.B134]=&quot;forward&quot;;[.F133]+[.D134]*[.C134];[.F133])"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135]=&quot;down&quot;;[.C135]+[.D134];IF([.B135]=&quot;up&quot;;[.C135]*-1+[.D134];[.D134]))" office:value-type="float" office:value="120" calcext:value-type="float">
            <text:p>120</text:p>
          </table:table-cell>
          <table:table-cell table:formula="of:=IF([.B135]=&quot;forward&quot;;[.E134]+[.C135];[.E134])" office:value-type="float" office:value="226" calcext:value-type="float">
            <text:p>226</text:p>
          </table:table-cell>
          <table:table-cell table:formula="of:=IF([.B135]=&quot;forward&quot;;[.F134]+[.D135]*[.C135];[.F134])"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136]=&quot;down&quot;;[.C136]+[.D135];IF([.B136]=&quot;up&quot;;[.C136]*-1+[.D135];[.D135]))" office:value-type="float" office:value="120" calcext:value-type="float">
            <text:p>120</text:p>
          </table:table-cell>
          <table:table-cell table:formula="of:=IF([.B136]=&quot;forward&quot;;[.E135]+[.C136];[.E135])" office:value-type="float" office:value="233" calcext:value-type="float">
            <text:p>233</text:p>
          </table:table-cell>
          <table:table-cell table:formula="of:=IF([.B136]=&quot;forward&quot;;[.F135]+[.D136]*[.C136];[.F135])" office:value-type="float" office:value="10786" calcext:value-type="float">
            <text:p>10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137]=&quot;down&quot;;[.C137]+[.D136];IF([.B137]=&quot;up&quot;;[.C137]*-1+[.D136];[.D136]))" office:value-type="float" office:value="120" calcext:value-type="float">
            <text:p>120</text:p>
          </table:table-cell>
          <table:table-cell table:formula="of:=IF([.B137]=&quot;forward&quot;;[.E136]+[.C137];[.E136])" office:value-type="float" office:value="234" calcext:value-type="float">
            <text:p>234</text:p>
          </table:table-cell>
          <table:table-cell table:formula="of:=IF([.B137]=&quot;forward&quot;;[.F136]+[.D137]*[.C137];[.F136])" office:value-type="float" office:value="10906" calcext:value-type="float">
            <text:p>10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138]=&quot;down&quot;;[.C138]+[.D137];IF([.B138]=&quot;up&quot;;[.C138]*-1+[.D137];[.D137]))" office:value-type="float" office:value="122" calcext:value-type="float">
            <text:p>122</text:p>
          </table:table-cell>
          <table:table-cell table:formula="of:=IF([.B138]=&quot;forward&quot;;[.E137]+[.C138];[.E137])" office:value-type="float" office:value="234" calcext:value-type="float">
            <text:p>234</text:p>
          </table:table-cell>
          <table:table-cell table:formula="of:=IF([.B138]=&quot;forward&quot;;[.F137]+[.D138]*[.C138];[.F137])" office:value-type="float" office:value="10906" calcext:value-type="float">
            <text:p>10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139]=&quot;down&quot;;[.C139]+[.D138];IF([.B139]=&quot;up&quot;;[.C139]*-1+[.D138];[.D138]))" office:value-type="float" office:value="130" calcext:value-type="float">
            <text:p>130</text:p>
          </table:table-cell>
          <table:table-cell table:formula="of:=IF([.B139]=&quot;forward&quot;;[.E138]+[.C139];[.E138])" office:value-type="float" office:value="234" calcext:value-type="float">
            <text:p>234</text:p>
          </table:table-cell>
          <table:table-cell table:formula="of:=IF([.B139]=&quot;forward&quot;;[.F138]+[.D139]*[.C139];[.F138])" office:value-type="float" office:value="10906" calcext:value-type="float">
            <text:p>10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140]=&quot;down&quot;;[.C140]+[.D139];IF([.B140]=&quot;up&quot;;[.C140]*-1+[.D139];[.D139]))" office:value-type="float" office:value="130" calcext:value-type="float">
            <text:p>130</text:p>
          </table:table-cell>
          <table:table-cell table:formula="of:=IF([.B140]=&quot;forward&quot;;[.E139]+[.C140];[.E139])" office:value-type="float" office:value="235" calcext:value-type="float">
            <text:p>235</text:p>
          </table:table-cell>
          <table:table-cell table:formula="of:=IF([.B140]=&quot;forward&quot;;[.F139]+[.D140]*[.C140];[.F139])" office:value-type="float" office:value="11036" calcext:value-type="float">
            <text:p>11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41]=&quot;down&quot;;[.C141]+[.D140];IF([.B141]=&quot;up&quot;;[.C141]*-1+[.D140];[.D140]))" office:value-type="float" office:value="130" calcext:value-type="float">
            <text:p>130</text:p>
          </table:table-cell>
          <table:table-cell table:formula="of:=IF([.B141]=&quot;forward&quot;;[.E140]+[.C141];[.E140])" office:value-type="float" office:value="244" calcext:value-type="float">
            <text:p>244</text:p>
          </table:table-cell>
          <table:table-cell table:formula="of:=IF([.B141]=&quot;forward&quot;;[.F140]+[.D141]*[.C141];[.F140])" office:value-type="float" office:value="12206" calcext:value-type="float">
            <text:p>12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42]=&quot;down&quot;;[.C142]+[.D141];IF([.B142]=&quot;up&quot;;[.C142]*-1+[.D141];[.D141]))" office:value-type="float" office:value="130" calcext:value-type="float">
            <text:p>130</text:p>
          </table:table-cell>
          <table:table-cell table:formula="of:=IF([.B142]=&quot;forward&quot;;[.E141]+[.C142];[.E141])" office:value-type="float" office:value="253" calcext:value-type="float">
            <text:p>253</text:p>
          </table:table-cell>
          <table:table-cell table:formula="of:=IF([.B142]=&quot;forward&quot;;[.F141]+[.D142]*[.C142];[.F141])" office:value-type="float" office:value="13376" calcext:value-type="float">
            <text:p>13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143]=&quot;down&quot;;[.C143]+[.D142];IF([.B143]=&quot;up&quot;;[.C143]*-1+[.D142];[.D142]))" office:value-type="float" office:value="127" calcext:value-type="float">
            <text:p>127</text:p>
          </table:table-cell>
          <table:table-cell table:formula="of:=IF([.B143]=&quot;forward&quot;;[.E142]+[.C143];[.E142])" office:value-type="float" office:value="253" calcext:value-type="float">
            <text:p>253</text:p>
          </table:table-cell>
          <table:table-cell table:formula="of:=IF([.B143]=&quot;forward&quot;;[.F142]+[.D143]*[.C143];[.F142])" office:value-type="float" office:value="13376" calcext:value-type="float">
            <text:p>13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144]=&quot;down&quot;;[.C144]+[.D143];IF([.B144]=&quot;up&quot;;[.C144]*-1+[.D143];[.D143]))" office:value-type="float" office:value="120" calcext:value-type="float">
            <text:p>120</text:p>
          </table:table-cell>
          <table:table-cell table:formula="of:=IF([.B144]=&quot;forward&quot;;[.E143]+[.C144];[.E143])" office:value-type="float" office:value="253" calcext:value-type="float">
            <text:p>253</text:p>
          </table:table-cell>
          <table:table-cell table:formula="of:=IF([.B144]=&quot;forward&quot;;[.F143]+[.D144]*[.C144];[.F143])" office:value-type="float" office:value="13376" calcext:value-type="float">
            <text:p>13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45]=&quot;down&quot;;[.C145]+[.D144];IF([.B145]=&quot;up&quot;;[.C145]*-1+[.D144];[.D144]))" office:value-type="float" office:value="120" calcext:value-type="float">
            <text:p>120</text:p>
          </table:table-cell>
          <table:table-cell table:formula="of:=IF([.B145]=&quot;forward&quot;;[.E144]+[.C145];[.E144])" office:value-type="float" office:value="262" calcext:value-type="float">
            <text:p>262</text:p>
          </table:table-cell>
          <table:table-cell table:formula="of:=IF([.B145]=&quot;forward&quot;;[.F144]+[.D145]*[.C145];[.F144])" office:value-type="float" office:value="14456" calcext:value-type="float">
            <text:p>14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146]=&quot;down&quot;;[.C146]+[.D145];IF([.B146]=&quot;up&quot;;[.C146]*-1+[.D145];[.D145]))" office:value-type="float" office:value="124" calcext:value-type="float">
            <text:p>124</text:p>
          </table:table-cell>
          <table:table-cell table:formula="of:=IF([.B146]=&quot;forward&quot;;[.E145]+[.C146];[.E145])" office:value-type="float" office:value="262" calcext:value-type="float">
            <text:p>262</text:p>
          </table:table-cell>
          <table:table-cell table:formula="of:=IF([.B146]=&quot;forward&quot;;[.F145]+[.D146]*[.C146];[.F145])" office:value-type="float" office:value="14456" calcext:value-type="float">
            <text:p>14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147]=&quot;down&quot;;[.C147]+[.D146];IF([.B147]=&quot;up&quot;;[.C147]*-1+[.D146];[.D146]))" office:value-type="float" office:value="118" calcext:value-type="float">
            <text:p>118</text:p>
          </table:table-cell>
          <table:table-cell table:formula="of:=IF([.B147]=&quot;forward&quot;;[.E146]+[.C147];[.E146])" office:value-type="float" office:value="262" calcext:value-type="float">
            <text:p>262</text:p>
          </table:table-cell>
          <table:table-cell table:formula="of:=IF([.B147]=&quot;forward&quot;;[.F146]+[.D147]*[.C147];[.F146])" office:value-type="float" office:value="14456" calcext:value-type="float">
            <text:p>14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148]=&quot;down&quot;;[.C148]+[.D147];IF([.B148]=&quot;up&quot;;[.C148]*-1+[.D147];[.D147]))" office:value-type="float" office:value="118" calcext:value-type="float">
            <text:p>118</text:p>
          </table:table-cell>
          <table:table-cell table:formula="of:=IF([.B148]=&quot;forward&quot;;[.E147]+[.C148];[.E147])" office:value-type="float" office:value="264" calcext:value-type="float">
            <text:p>264</text:p>
          </table:table-cell>
          <table:table-cell table:formula="of:=IF([.B148]=&quot;forward&quot;;[.F147]+[.D148]*[.C148];[.F147])" office:value-type="float" office:value="14692" calcext:value-type="float">
            <text:p>14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149]=&quot;down&quot;;[.C149]+[.D148];IF([.B149]=&quot;up&quot;;[.C149]*-1+[.D148];[.D148]))" office:value-type="float" office:value="120" calcext:value-type="float">
            <text:p>120</text:p>
          </table:table-cell>
          <table:table-cell table:formula="of:=IF([.B149]=&quot;forward&quot;;[.E148]+[.C149];[.E148])" office:value-type="float" office:value="264" calcext:value-type="float">
            <text:p>264</text:p>
          </table:table-cell>
          <table:table-cell table:formula="of:=IF([.B149]=&quot;forward&quot;;[.F148]+[.D149]*[.C149];[.F148])" office:value-type="float" office:value="14692" calcext:value-type="float">
            <text:p>14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150]=&quot;down&quot;;[.C150]+[.D149];IF([.B150]=&quot;up&quot;;[.C150]*-1+[.D149];[.D149]))" office:value-type="float" office:value="124" calcext:value-type="float">
            <text:p>124</text:p>
          </table:table-cell>
          <table:table-cell table:formula="of:=IF([.B150]=&quot;forward&quot;;[.E149]+[.C150];[.E149])" office:value-type="float" office:value="264" calcext:value-type="float">
            <text:p>264</text:p>
          </table:table-cell>
          <table:table-cell table:formula="of:=IF([.B150]=&quot;forward&quot;;[.F149]+[.D150]*[.C150];[.F149])" office:value-type="float" office:value="14692" calcext:value-type="float">
            <text:p>14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151]=&quot;down&quot;;[.C151]+[.D150];IF([.B151]=&quot;up&quot;;[.C151]*-1+[.D150];[.D150]))" office:value-type="float" office:value="128" calcext:value-type="float">
            <text:p>128</text:p>
          </table:table-cell>
          <table:table-cell table:formula="of:=IF([.B151]=&quot;forward&quot;;[.E150]+[.C151];[.E150])" office:value-type="float" office:value="264" calcext:value-type="float">
            <text:p>264</text:p>
          </table:table-cell>
          <table:table-cell table:formula="of:=IF([.B151]=&quot;forward&quot;;[.F150]+[.D151]*[.C151];[.F150])" office:value-type="float" office:value="14692" calcext:value-type="float">
            <text:p>14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152]=&quot;down&quot;;[.C152]+[.D151];IF([.B152]=&quot;up&quot;;[.C152]*-1+[.D151];[.D151]))" office:value-type="float" office:value="134" calcext:value-type="float">
            <text:p>134</text:p>
          </table:table-cell>
          <table:table-cell table:formula="of:=IF([.B152]=&quot;forward&quot;;[.E151]+[.C152];[.E151])" office:value-type="float" office:value="264" calcext:value-type="float">
            <text:p>264</text:p>
          </table:table-cell>
          <table:table-cell table:formula="of:=IF([.B152]=&quot;forward&quot;;[.F151]+[.D152]*[.C152];[.F151])" office:value-type="float" office:value="14692" calcext:value-type="float">
            <text:p>14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153]=&quot;down&quot;;[.C153]+[.D152];IF([.B153]=&quot;up&quot;;[.C153]*-1+[.D152];[.D152]))" office:value-type="float" office:value="139" calcext:value-type="float">
            <text:p>139</text:p>
          </table:table-cell>
          <table:table-cell table:formula="of:=IF([.B153]=&quot;forward&quot;;[.E152]+[.C153];[.E152])" office:value-type="float" office:value="264" calcext:value-type="float">
            <text:p>264</text:p>
          </table:table-cell>
          <table:table-cell table:formula="of:=IF([.B153]=&quot;forward&quot;;[.F152]+[.D153]*[.C153];[.F152])" office:value-type="float" office:value="14692" calcext:value-type="float">
            <text:p>14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154]=&quot;down&quot;;[.C154]+[.D153];IF([.B154]=&quot;up&quot;;[.C154]*-1+[.D153];[.D153]))" office:value-type="float" office:value="139" calcext:value-type="float">
            <text:p>139</text:p>
          </table:table-cell>
          <table:table-cell table:formula="of:=IF([.B154]=&quot;forward&quot;;[.E153]+[.C154];[.E153])" office:value-type="float" office:value="266" calcext:value-type="float">
            <text:p>266</text:p>
          </table:table-cell>
          <table:table-cell table:formula="of:=IF([.B154]=&quot;forward&quot;;[.F153]+[.D154]*[.C154];[.F153])" office:value-type="float" office:value="14970" calcext:value-type="float">
            <text:p>14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155]=&quot;down&quot;;[.C155]+[.D154];IF([.B155]=&quot;up&quot;;[.C155]*-1+[.D154];[.D154]))" office:value-type="float" office:value="147" calcext:value-type="float">
            <text:p>147</text:p>
          </table:table-cell>
          <table:table-cell table:formula="of:=IF([.B155]=&quot;forward&quot;;[.E154]+[.C155];[.E154])" office:value-type="float" office:value="266" calcext:value-type="float">
            <text:p>266</text:p>
          </table:table-cell>
          <table:table-cell table:formula="of:=IF([.B155]=&quot;forward&quot;;[.F154]+[.D155]*[.C155];[.F154])" office:value-type="float" office:value="14970" calcext:value-type="float">
            <text:p>14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156]=&quot;down&quot;;[.C156]+[.D155];IF([.B156]=&quot;up&quot;;[.C156]*-1+[.D155];[.D155]))" office:value-type="float" office:value="148" calcext:value-type="float">
            <text:p>148</text:p>
          </table:table-cell>
          <table:table-cell table:formula="of:=IF([.B156]=&quot;forward&quot;;[.E155]+[.C156];[.E155])" office:value-type="float" office:value="266" calcext:value-type="float">
            <text:p>266</text:p>
          </table:table-cell>
          <table:table-cell table:formula="of:=IF([.B156]=&quot;forward&quot;;[.F155]+[.D156]*[.C156];[.F155])" office:value-type="float" office:value="14970" calcext:value-type="float">
            <text:p>14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157]=&quot;down&quot;;[.C157]+[.D156];IF([.B157]=&quot;up&quot;;[.C157]*-1+[.D156];[.D156]))" office:value-type="float" office:value="142" calcext:value-type="float">
            <text:p>142</text:p>
          </table:table-cell>
          <table:table-cell table:formula="of:=IF([.B157]=&quot;forward&quot;;[.E156]+[.C157];[.E156])" office:value-type="float" office:value="266" calcext:value-type="float">
            <text:p>266</text:p>
          </table:table-cell>
          <table:table-cell table:formula="of:=IF([.B157]=&quot;forward&quot;;[.F156]+[.D157]*[.C157];[.F156])" office:value-type="float" office:value="14970" calcext:value-type="float">
            <text:p>14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158]=&quot;down&quot;;[.C158]+[.D157];IF([.B158]=&quot;up&quot;;[.C158]*-1+[.D157];[.D157]))" office:value-type="float" office:value="141" calcext:value-type="float">
            <text:p>141</text:p>
          </table:table-cell>
          <table:table-cell table:formula="of:=IF([.B158]=&quot;forward&quot;;[.E157]+[.C158];[.E157])" office:value-type="float" office:value="266" calcext:value-type="float">
            <text:p>266</text:p>
          </table:table-cell>
          <table:table-cell table:formula="of:=IF([.B158]=&quot;forward&quot;;[.F157]+[.D158]*[.C158];[.F157])" office:value-type="float" office:value="14970" calcext:value-type="float">
            <text:p>14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159]=&quot;down&quot;;[.C159]+[.D158];IF([.B159]=&quot;up&quot;;[.C159]*-1+[.D158];[.D158]))" office:value-type="float" office:value="137" calcext:value-type="float">
            <text:p>137</text:p>
          </table:table-cell>
          <table:table-cell table:formula="of:=IF([.B159]=&quot;forward&quot;;[.E158]+[.C159];[.E158])" office:value-type="float" office:value="266" calcext:value-type="float">
            <text:p>266</text:p>
          </table:table-cell>
          <table:table-cell table:formula="of:=IF([.B159]=&quot;forward&quot;;[.F158]+[.D159]*[.C159];[.F158])" office:value-type="float" office:value="14970" calcext:value-type="float">
            <text:p>14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160]=&quot;down&quot;;[.C160]+[.D159];IF([.B160]=&quot;up&quot;;[.C160]*-1+[.D159];[.D159]))" office:value-type="float" office:value="142" calcext:value-type="float">
            <text:p>142</text:p>
          </table:table-cell>
          <table:table-cell table:formula="of:=IF([.B160]=&quot;forward&quot;;[.E159]+[.C160];[.E159])" office:value-type="float" office:value="266" calcext:value-type="float">
            <text:p>266</text:p>
          </table:table-cell>
          <table:table-cell table:formula="of:=IF([.B160]=&quot;forward&quot;;[.F159]+[.D160]*[.C160];[.F159])" office:value-type="float" office:value="14970" calcext:value-type="float">
            <text:p>14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161]=&quot;down&quot;;[.C161]+[.D160];IF([.B161]=&quot;up&quot;;[.C161]*-1+[.D160];[.D160]))" office:value-type="float" office:value="142" calcext:value-type="float">
            <text:p>142</text:p>
          </table:table-cell>
          <table:table-cell table:formula="of:=IF([.B161]=&quot;forward&quot;;[.E160]+[.C161];[.E160])" office:value-type="float" office:value="271" calcext:value-type="float">
            <text:p>271</text:p>
          </table:table-cell>
          <table:table-cell table:formula="of:=IF([.B161]=&quot;forward&quot;;[.F160]+[.D161]*[.C161];[.F160])" office:value-type="float" office:value="15680" calcext:value-type="float">
            <text:p>15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162]=&quot;down&quot;;[.C162]+[.D161];IF([.B162]=&quot;up&quot;;[.C162]*-1+[.D161];[.D161]))" office:value-type="float" office:value="142" calcext:value-type="float">
            <text:p>142</text:p>
          </table:table-cell>
          <table:table-cell table:formula="of:=IF([.B162]=&quot;forward&quot;;[.E161]+[.C162];[.E161])" office:value-type="float" office:value="275" calcext:value-type="float">
            <text:p>275</text:p>
          </table:table-cell>
          <table:table-cell table:formula="of:=IF([.B162]=&quot;forward&quot;;[.F161]+[.D162]*[.C162];[.F161])" office:value-type="float" office:value="16248" calcext:value-type="float">
            <text:p>16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163]=&quot;down&quot;;[.C163]+[.D162];IF([.B163]=&quot;up&quot;;[.C163]*-1+[.D162];[.D162]))" office:value-type="float" office:value="142" calcext:value-type="float">
            <text:p>142</text:p>
          </table:table-cell>
          <table:table-cell table:formula="of:=IF([.B163]=&quot;forward&quot;;[.E162]+[.C163];[.E162])" office:value-type="float" office:value="276" calcext:value-type="float">
            <text:p>276</text:p>
          </table:table-cell>
          <table:table-cell table:formula="of:=IF([.B163]=&quot;forward&quot;;[.F162]+[.D163]*[.C163];[.F162])" office:value-type="float" office:value="16390" calcext:value-type="float">
            <text:p>163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64]=&quot;down&quot;;[.C164]+[.D163];IF([.B164]=&quot;up&quot;;[.C164]*-1+[.D163];[.D163]))" office:value-type="float" office:value="142" calcext:value-type="float">
            <text:p>142</text:p>
          </table:table-cell>
          <table:table-cell table:formula="of:=IF([.B164]=&quot;forward&quot;;[.E163]+[.C164];[.E163])" office:value-type="float" office:value="285" calcext:value-type="float">
            <text:p>285</text:p>
          </table:table-cell>
          <table:table-cell table:formula="of:=IF([.B164]=&quot;forward&quot;;[.F163]+[.D164]*[.C164];[.F163])" office:value-type="float" office:value="17668" calcext:value-type="float">
            <text:p>17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165]=&quot;down&quot;;[.C165]+[.D164];IF([.B165]=&quot;up&quot;;[.C165]*-1+[.D164];[.D164]))" office:value-type="float" office:value="133" calcext:value-type="float">
            <text:p>133</text:p>
          </table:table-cell>
          <table:table-cell table:formula="of:=IF([.B165]=&quot;forward&quot;;[.E164]+[.C165];[.E164])" office:value-type="float" office:value="285" calcext:value-type="float">
            <text:p>285</text:p>
          </table:table-cell>
          <table:table-cell table:formula="of:=IF([.B165]=&quot;forward&quot;;[.F164]+[.D165]*[.C165];[.F164])" office:value-type="float" office:value="17668" calcext:value-type="float">
            <text:p>17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166]=&quot;down&quot;;[.C166]+[.D165];IF([.B166]=&quot;up&quot;;[.C166]*-1+[.D165];[.D165]))" office:value-type="float" office:value="142" calcext:value-type="float">
            <text:p>142</text:p>
          </table:table-cell>
          <table:table-cell table:formula="of:=IF([.B166]=&quot;forward&quot;;[.E165]+[.C166];[.E165])" office:value-type="float" office:value="285" calcext:value-type="float">
            <text:p>285</text:p>
          </table:table-cell>
          <table:table-cell table:formula="of:=IF([.B166]=&quot;forward&quot;;[.F165]+[.D166]*[.C166];[.F165])" office:value-type="float" office:value="17668" calcext:value-type="float">
            <text:p>17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167]=&quot;down&quot;;[.C167]+[.D166];IF([.B167]=&quot;up&quot;;[.C167]*-1+[.D166];[.D166]))" office:value-type="float" office:value="147" calcext:value-type="float">
            <text:p>147</text:p>
          </table:table-cell>
          <table:table-cell table:formula="of:=IF([.B167]=&quot;forward&quot;;[.E166]+[.C167];[.E166])" office:value-type="float" office:value="285" calcext:value-type="float">
            <text:p>285</text:p>
          </table:table-cell>
          <table:table-cell table:formula="of:=IF([.B167]=&quot;forward&quot;;[.F166]+[.D167]*[.C167];[.F166])" office:value-type="float" office:value="17668" calcext:value-type="float">
            <text:p>17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168]=&quot;down&quot;;[.C168]+[.D167];IF([.B168]=&quot;up&quot;;[.C168]*-1+[.D167];[.D167]))" office:value-type="float" office:value="154" calcext:value-type="float">
            <text:p>154</text:p>
          </table:table-cell>
          <table:table-cell table:formula="of:=IF([.B168]=&quot;forward&quot;;[.E167]+[.C168];[.E167])" office:value-type="float" office:value="285" calcext:value-type="float">
            <text:p>285</text:p>
          </table:table-cell>
          <table:table-cell table:formula="of:=IF([.B168]=&quot;forward&quot;;[.F167]+[.D168]*[.C168];[.F167])" office:value-type="float" office:value="17668" calcext:value-type="float">
            <text:p>17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169]=&quot;down&quot;;[.C169]+[.D168];IF([.B169]=&quot;up&quot;;[.C169]*-1+[.D168];[.D168]))" office:value-type="float" office:value="148" calcext:value-type="float">
            <text:p>148</text:p>
          </table:table-cell>
          <table:table-cell table:formula="of:=IF([.B169]=&quot;forward&quot;;[.E168]+[.C169];[.E168])" office:value-type="float" office:value="285" calcext:value-type="float">
            <text:p>285</text:p>
          </table:table-cell>
          <table:table-cell table:formula="of:=IF([.B169]=&quot;forward&quot;;[.F168]+[.D169]*[.C169];[.F168])" office:value-type="float" office:value="17668" calcext:value-type="float">
            <text:p>17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170]=&quot;down&quot;;[.C170]+[.D169];IF([.B170]=&quot;up&quot;;[.C170]*-1+[.D169];[.D169]))" office:value-type="float" office:value="146" calcext:value-type="float">
            <text:p>146</text:p>
          </table:table-cell>
          <table:table-cell table:formula="of:=IF([.B170]=&quot;forward&quot;;[.E169]+[.C170];[.E169])" office:value-type="float" office:value="285" calcext:value-type="float">
            <text:p>285</text:p>
          </table:table-cell>
          <table:table-cell table:formula="of:=IF([.B170]=&quot;forward&quot;;[.F169]+[.D170]*[.C170];[.F169])" office:value-type="float" office:value="17668" calcext:value-type="float">
            <text:p>17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171]=&quot;down&quot;;[.C171]+[.D170];IF([.B171]=&quot;up&quot;;[.C171]*-1+[.D170];[.D170]))" office:value-type="float" office:value="146" calcext:value-type="float">
            <text:p>146</text:p>
          </table:table-cell>
          <table:table-cell table:formula="of:=IF([.B171]=&quot;forward&quot;;[.E170]+[.C171];[.E170])" office:value-type="float" office:value="290" calcext:value-type="float">
            <text:p>290</text:p>
          </table:table-cell>
          <table:table-cell table:formula="of:=IF([.B171]=&quot;forward&quot;;[.F170]+[.D171]*[.C171];[.F170])" office:value-type="float" office:value="18398" calcext:value-type="float">
            <text:p>18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172]=&quot;down&quot;;[.C172]+[.D171];IF([.B172]=&quot;up&quot;;[.C172]*-1+[.D171];[.D171]))" office:value-type="float" office:value="151" calcext:value-type="float">
            <text:p>151</text:p>
          </table:table-cell>
          <table:table-cell table:formula="of:=IF([.B172]=&quot;forward&quot;;[.E171]+[.C172];[.E171])" office:value-type="float" office:value="290" calcext:value-type="float">
            <text:p>290</text:p>
          </table:table-cell>
          <table:table-cell table:formula="of:=IF([.B172]=&quot;forward&quot;;[.F171]+[.D172]*[.C172];[.F171])" office:value-type="float" office:value="18398" calcext:value-type="float">
            <text:p>18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173]=&quot;down&quot;;[.C173]+[.D172];IF([.B173]=&quot;up&quot;;[.C173]*-1+[.D172];[.D172]))" office:value-type="float" office:value="154" calcext:value-type="float">
            <text:p>154</text:p>
          </table:table-cell>
          <table:table-cell table:formula="of:=IF([.B173]=&quot;forward&quot;;[.E172]+[.C173];[.E172])" office:value-type="float" office:value="290" calcext:value-type="float">
            <text:p>290</text:p>
          </table:table-cell>
          <table:table-cell table:formula="of:=IF([.B173]=&quot;forward&quot;;[.F172]+[.D173]*[.C173];[.F172])" office:value-type="float" office:value="18398" calcext:value-type="float">
            <text:p>18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174]=&quot;down&quot;;[.C174]+[.D173];IF([.B174]=&quot;up&quot;;[.C174]*-1+[.D173];[.D173]))" office:value-type="float" office:value="162" calcext:value-type="float">
            <text:p>162</text:p>
          </table:table-cell>
          <table:table-cell table:formula="of:=IF([.B174]=&quot;forward&quot;;[.E173]+[.C174];[.E173])" office:value-type="float" office:value="290" calcext:value-type="float">
            <text:p>290</text:p>
          </table:table-cell>
          <table:table-cell table:formula="of:=IF([.B174]=&quot;forward&quot;;[.F173]+[.D174]*[.C174];[.F173])" office:value-type="float" office:value="18398" calcext:value-type="float">
            <text:p>18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175]=&quot;down&quot;;[.C175]+[.D174];IF([.B175]=&quot;up&quot;;[.C175]*-1+[.D174];[.D174]))" office:value-type="float" office:value="168" calcext:value-type="float">
            <text:p>168</text:p>
          </table:table-cell>
          <table:table-cell table:formula="of:=IF([.B175]=&quot;forward&quot;;[.E174]+[.C175];[.E174])" office:value-type="float" office:value="290" calcext:value-type="float">
            <text:p>290</text:p>
          </table:table-cell>
          <table:table-cell table:formula="of:=IF([.B175]=&quot;forward&quot;;[.F174]+[.D175]*[.C175];[.F174])" office:value-type="float" office:value="18398" calcext:value-type="float">
            <text:p>18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176]=&quot;down&quot;;[.C176]+[.D175];IF([.B176]=&quot;up&quot;;[.C176]*-1+[.D175];[.D175]))" office:value-type="float" office:value="168" calcext:value-type="float">
            <text:p>168</text:p>
          </table:table-cell>
          <table:table-cell table:formula="of:=IF([.B176]=&quot;forward&quot;;[.E175]+[.C176];[.E175])" office:value-type="float" office:value="294" calcext:value-type="float">
            <text:p>294</text:p>
          </table:table-cell>
          <table:table-cell table:formula="of:=IF([.B176]=&quot;forward&quot;;[.F175]+[.D176]*[.C176];[.F175])" office:value-type="float" office:value="19070" calcext:value-type="float">
            <text:p>19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177]=&quot;down&quot;;[.C177]+[.D176];IF([.B177]=&quot;up&quot;;[.C177]*-1+[.D176];[.D176]))" office:value-type="float" office:value="177" calcext:value-type="float">
            <text:p>177</text:p>
          </table:table-cell>
          <table:table-cell table:formula="of:=IF([.B177]=&quot;forward&quot;;[.E176]+[.C177];[.E176])" office:value-type="float" office:value="294" calcext:value-type="float">
            <text:p>294</text:p>
          </table:table-cell>
          <table:table-cell table:formula="of:=IF([.B177]=&quot;forward&quot;;[.F176]+[.D177]*[.C177];[.F176])" office:value-type="float" office:value="19070" calcext:value-type="float">
            <text:p>19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178]=&quot;down&quot;;[.C178]+[.D177];IF([.B178]=&quot;up&quot;;[.C178]*-1+[.D177];[.D177]))" office:value-type="float" office:value="174" calcext:value-type="float">
            <text:p>174</text:p>
          </table:table-cell>
          <table:table-cell table:formula="of:=IF([.B178]=&quot;forward&quot;;[.E177]+[.C178];[.E177])" office:value-type="float" office:value="294" calcext:value-type="float">
            <text:p>294</text:p>
          </table:table-cell>
          <table:table-cell table:formula="of:=IF([.B178]=&quot;forward&quot;;[.F177]+[.D178]*[.C178];[.F177])" office:value-type="float" office:value="19070" calcext:value-type="float">
            <text:p>19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179]=&quot;down&quot;;[.C179]+[.D178];IF([.B179]=&quot;up&quot;;[.C179]*-1+[.D178];[.D178]))" office:value-type="float" office:value="174" calcext:value-type="float">
            <text:p>174</text:p>
          </table:table-cell>
          <table:table-cell table:formula="of:=IF([.B179]=&quot;forward&quot;;[.E178]+[.C179];[.E178])" office:value-type="float" office:value="296" calcext:value-type="float">
            <text:p>296</text:p>
          </table:table-cell>
          <table:table-cell table:formula="of:=IF([.B179]=&quot;forward&quot;;[.F178]+[.D179]*[.C179];[.F178])" office:value-type="float" office:value="19418" calcext:value-type="float">
            <text:p>194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80]=&quot;down&quot;;[.C180]+[.D179];IF([.B180]=&quot;up&quot;;[.C180]*-1+[.D179];[.D179]))" office:value-type="float" office:value="174" calcext:value-type="float">
            <text:p>174</text:p>
          </table:table-cell>
          <table:table-cell table:formula="of:=IF([.B180]=&quot;forward&quot;;[.E179]+[.C180];[.E179])" office:value-type="float" office:value="305" calcext:value-type="float">
            <text:p>305</text:p>
          </table:table-cell>
          <table:table-cell table:formula="of:=IF([.B180]=&quot;forward&quot;;[.F179]+[.D180]*[.C180];[.F179])" office:value-type="float" office:value="20984" calcext:value-type="float">
            <text:p>20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181]=&quot;down&quot;;[.C181]+[.D180];IF([.B181]=&quot;up&quot;;[.C181]*-1+[.D180];[.D180]))" office:value-type="float" office:value="174" calcext:value-type="float">
            <text:p>174</text:p>
          </table:table-cell>
          <table:table-cell table:formula="of:=IF([.B181]=&quot;forward&quot;;[.E180]+[.C181];[.E180])" office:value-type="float" office:value="311" calcext:value-type="float">
            <text:p>311</text:p>
          </table:table-cell>
          <table:table-cell table:formula="of:=IF([.B181]=&quot;forward&quot;;[.F180]+[.D181]*[.C181];[.F180])" office:value-type="float" office:value="22028" calcext:value-type="float">
            <text:p>2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182]=&quot;down&quot;;[.C182]+[.D181];IF([.B182]=&quot;up&quot;;[.C182]*-1+[.D181];[.D181]))" office:value-type="float" office:value="174" calcext:value-type="float">
            <text:p>174</text:p>
          </table:table-cell>
          <table:table-cell table:formula="of:=IF([.B182]=&quot;forward&quot;;[.E181]+[.C182];[.E181])" office:value-type="float" office:value="316" calcext:value-type="float">
            <text:p>316</text:p>
          </table:table-cell>
          <table:table-cell table:formula="of:=IF([.B182]=&quot;forward&quot;;[.F181]+[.D182]*[.C182];[.F181])" office:value-type="float" office:value="22898" calcext:value-type="float">
            <text:p>22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183]=&quot;down&quot;;[.C183]+[.D182];IF([.B183]=&quot;up&quot;;[.C183]*-1+[.D182];[.D182]))" office:value-type="float" office:value="179" calcext:value-type="float">
            <text:p>179</text:p>
          </table:table-cell>
          <table:table-cell table:formula="of:=IF([.B183]=&quot;forward&quot;;[.E182]+[.C183];[.E182])" office:value-type="float" office:value="316" calcext:value-type="float">
            <text:p>316</text:p>
          </table:table-cell>
          <table:table-cell table:formula="of:=IF([.B183]=&quot;forward&quot;;[.F182]+[.D183]*[.C183];[.F182])" office:value-type="float" office:value="22898" calcext:value-type="float">
            <text:p>22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184]=&quot;down&quot;;[.C184]+[.D183];IF([.B184]=&quot;up&quot;;[.C184]*-1+[.D183];[.D183]))" office:value-type="float" office:value="180" calcext:value-type="float">
            <text:p>180</text:p>
          </table:table-cell>
          <table:table-cell table:formula="of:=IF([.B184]=&quot;forward&quot;;[.E183]+[.C184];[.E183])" office:value-type="float" office:value="316" calcext:value-type="float">
            <text:p>316</text:p>
          </table:table-cell>
          <table:table-cell table:formula="of:=IF([.B184]=&quot;forward&quot;;[.F183]+[.D184]*[.C184];[.F183])" office:value-type="float" office:value="22898" calcext:value-type="float">
            <text:p>22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185]=&quot;down&quot;;[.C185]+[.D184];IF([.B185]=&quot;up&quot;;[.C185]*-1+[.D184];[.D184]))" office:value-type="float" office:value="182" calcext:value-type="float">
            <text:p>182</text:p>
          </table:table-cell>
          <table:table-cell table:formula="of:=IF([.B185]=&quot;forward&quot;;[.E184]+[.C185];[.E184])" office:value-type="float" office:value="316" calcext:value-type="float">
            <text:p>316</text:p>
          </table:table-cell>
          <table:table-cell table:formula="of:=IF([.B185]=&quot;forward&quot;;[.F184]+[.D185]*[.C185];[.F184])" office:value-type="float" office:value="22898" calcext:value-type="float">
            <text:p>22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86]=&quot;down&quot;;[.C186]+[.D185];IF([.B186]=&quot;up&quot;;[.C186]*-1+[.D185];[.D185]))" office:value-type="float" office:value="182" calcext:value-type="float">
            <text:p>182</text:p>
          </table:table-cell>
          <table:table-cell table:formula="of:=IF([.B186]=&quot;forward&quot;;[.E185]+[.C186];[.E185])" office:value-type="float" office:value="325" calcext:value-type="float">
            <text:p>325</text:p>
          </table:table-cell>
          <table:table-cell table:formula="of:=IF([.B186]=&quot;forward&quot;;[.F185]+[.D186]*[.C186];[.F185])" office:value-type="float" office:value="24536" calcext:value-type="float">
            <text:p>2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187]=&quot;down&quot;;[.C187]+[.D186];IF([.B187]=&quot;up&quot;;[.C187]*-1+[.D186];[.D186]))" office:value-type="float" office:value="184" calcext:value-type="float">
            <text:p>184</text:p>
          </table:table-cell>
          <table:table-cell table:formula="of:=IF([.B187]=&quot;forward&quot;;[.E186]+[.C187];[.E186])" office:value-type="float" office:value="325" calcext:value-type="float">
            <text:p>325</text:p>
          </table:table-cell>
          <table:table-cell table:formula="of:=IF([.B187]=&quot;forward&quot;;[.F186]+[.D187]*[.C187];[.F186])" office:value-type="float" office:value="24536" calcext:value-type="float">
            <text:p>2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188]=&quot;down&quot;;[.C188]+[.D187];IF([.B188]=&quot;up&quot;;[.C188]*-1+[.D187];[.D187]))" office:value-type="float" office:value="186" calcext:value-type="float">
            <text:p>186</text:p>
          </table:table-cell>
          <table:table-cell table:formula="of:=IF([.B188]=&quot;forward&quot;;[.E187]+[.C188];[.E187])" office:value-type="float" office:value="325" calcext:value-type="float">
            <text:p>325</text:p>
          </table:table-cell>
          <table:table-cell table:formula="of:=IF([.B188]=&quot;forward&quot;;[.F187]+[.D188]*[.C188];[.F187])" office:value-type="float" office:value="24536" calcext:value-type="float">
            <text:p>2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189]=&quot;down&quot;;[.C189]+[.D188];IF([.B189]=&quot;up&quot;;[.C189]*-1+[.D188];[.D188]))" office:value-type="float" office:value="189" calcext:value-type="float">
            <text:p>189</text:p>
          </table:table-cell>
          <table:table-cell table:formula="of:=IF([.B189]=&quot;forward&quot;;[.E188]+[.C189];[.E188])" office:value-type="float" office:value="325" calcext:value-type="float">
            <text:p>325</text:p>
          </table:table-cell>
          <table:table-cell table:formula="of:=IF([.B189]=&quot;forward&quot;;[.F188]+[.D189]*[.C189];[.F188])" office:value-type="float" office:value="24536" calcext:value-type="float">
            <text:p>2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190]=&quot;down&quot;;[.C190]+[.D189];IF([.B190]=&quot;up&quot;;[.C190]*-1+[.D189];[.D189]))" office:value-type="float" office:value="189" calcext:value-type="float">
            <text:p>189</text:p>
          </table:table-cell>
          <table:table-cell table:formula="of:=IF([.B190]=&quot;forward&quot;;[.E189]+[.C190];[.E189])" office:value-type="float" office:value="328" calcext:value-type="float">
            <text:p>328</text:p>
          </table:table-cell>
          <table:table-cell table:formula="of:=IF([.B190]=&quot;forward&quot;;[.F189]+[.D190]*[.C190];[.F189])" office:value-type="float" office:value="25103" calcext:value-type="float">
            <text:p>25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91]=&quot;down&quot;;[.C191]+[.D190];IF([.B191]=&quot;up&quot;;[.C191]*-1+[.D190];[.D190]))" office:value-type="float" office:value="189" calcext:value-type="float">
            <text:p>189</text:p>
          </table:table-cell>
          <table:table-cell table:formula="of:=IF([.B191]=&quot;forward&quot;;[.E190]+[.C191];[.E190])" office:value-type="float" office:value="337" calcext:value-type="float">
            <text:p>337</text:p>
          </table:table-cell>
          <table:table-cell table:formula="of:=IF([.B191]=&quot;forward&quot;;[.F190]+[.D191]*[.C191];[.F190])" office:value-type="float" office:value="26804" calcext:value-type="float">
            <text:p>26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192]=&quot;down&quot;;[.C192]+[.D191];IF([.B192]=&quot;up&quot;;[.C192]*-1+[.D191];[.D191]))" office:value-type="float" office:value="189" calcext:value-type="float">
            <text:p>189</text:p>
          </table:table-cell>
          <table:table-cell table:formula="of:=IF([.B192]=&quot;forward&quot;;[.E191]+[.C192];[.E191])" office:value-type="float" office:value="338" calcext:value-type="float">
            <text:p>338</text:p>
          </table:table-cell>
          <table:table-cell table:formula="of:=IF([.B192]=&quot;forward&quot;;[.F191]+[.D192]*[.C192];[.F191])" office:value-type="float" office:value="26993" calcext:value-type="float">
            <text:p>26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193]=&quot;down&quot;;[.C193]+[.D192];IF([.B193]=&quot;up&quot;;[.C193]*-1+[.D192];[.D192]))" office:value-type="float" office:value="192" calcext:value-type="float">
            <text:p>192</text:p>
          </table:table-cell>
          <table:table-cell table:formula="of:=IF([.B193]=&quot;forward&quot;;[.E192]+[.C193];[.E192])" office:value-type="float" office:value="338" calcext:value-type="float">
            <text:p>338</text:p>
          </table:table-cell>
          <table:table-cell table:formula="of:=IF([.B193]=&quot;forward&quot;;[.F192]+[.D193]*[.C193];[.F192])" office:value-type="float" office:value="26993" calcext:value-type="float">
            <text:p>26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194]=&quot;down&quot;;[.C194]+[.D193];IF([.B194]=&quot;up&quot;;[.C194]*-1+[.D193];[.D193]))" office:value-type="float" office:value="200" calcext:value-type="float">
            <text:p>200</text:p>
          </table:table-cell>
          <table:table-cell table:formula="of:=IF([.B194]=&quot;forward&quot;;[.E193]+[.C194];[.E193])" office:value-type="float" office:value="338" calcext:value-type="float">
            <text:p>338</text:p>
          </table:table-cell>
          <table:table-cell table:formula="of:=IF([.B194]=&quot;forward&quot;;[.F193]+[.D194]*[.C194];[.F193])" office:value-type="float" office:value="26993" calcext:value-type="float">
            <text:p>26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195]=&quot;down&quot;;[.C195]+[.D194];IF([.B195]=&quot;up&quot;;[.C195]*-1+[.D194];[.D194]))" office:value-type="float" office:value="200" calcext:value-type="float">
            <text:p>200</text:p>
          </table:table-cell>
          <table:table-cell table:formula="of:=IF([.B195]=&quot;forward&quot;;[.E194]+[.C195];[.E194])" office:value-type="float" office:value="345" calcext:value-type="float">
            <text:p>345</text:p>
          </table:table-cell>
          <table:table-cell table:formula="of:=IF([.B195]=&quot;forward&quot;;[.F194]+[.D195]*[.C195];[.F194])" office:value-type="float" office:value="28393" calcext:value-type="float">
            <text:p>28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196]=&quot;down&quot;;[.C196]+[.D195];IF([.B196]=&quot;up&quot;;[.C196]*-1+[.D195];[.D195]))" office:value-type="float" office:value="209" calcext:value-type="float">
            <text:p>209</text:p>
          </table:table-cell>
          <table:table-cell table:formula="of:=IF([.B196]=&quot;forward&quot;;[.E195]+[.C196];[.E195])" office:value-type="float" office:value="345" calcext:value-type="float">
            <text:p>345</text:p>
          </table:table-cell>
          <table:table-cell table:formula="of:=IF([.B196]=&quot;forward&quot;;[.F195]+[.D196]*[.C196];[.F195])" office:value-type="float" office:value="28393" calcext:value-type="float">
            <text:p>28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197]=&quot;down&quot;;[.C197]+[.D196];IF([.B197]=&quot;up&quot;;[.C197]*-1+[.D196];[.D196]))" office:value-type="float" office:value="209" calcext:value-type="float">
            <text:p>209</text:p>
          </table:table-cell>
          <table:table-cell table:formula="of:=IF([.B197]=&quot;forward&quot;;[.E196]+[.C197];[.E196])" office:value-type="float" office:value="349" calcext:value-type="float">
            <text:p>349</text:p>
          </table:table-cell>
          <table:table-cell table:formula="of:=IF([.B197]=&quot;forward&quot;;[.F196]+[.D197]*[.C197];[.F196])" office:value-type="float" office:value="29229" calcext:value-type="float">
            <text:p>29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198]=&quot;down&quot;;[.C198]+[.D197];IF([.B198]=&quot;up&quot;;[.C198]*-1+[.D197];[.D197]))" office:value-type="float" office:value="206" calcext:value-type="float">
            <text:p>206</text:p>
          </table:table-cell>
          <table:table-cell table:formula="of:=IF([.B198]=&quot;forward&quot;;[.E197]+[.C198];[.E197])" office:value-type="float" office:value="349" calcext:value-type="float">
            <text:p>349</text:p>
          </table:table-cell>
          <table:table-cell table:formula="of:=IF([.B198]=&quot;forward&quot;;[.F197]+[.D198]*[.C198];[.F197])" office:value-type="float" office:value="29229" calcext:value-type="float">
            <text:p>29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199]=&quot;down&quot;;[.C199]+[.D198];IF([.B199]=&quot;up&quot;;[.C199]*-1+[.D198];[.D198]))" office:value-type="float" office:value="199" calcext:value-type="float">
            <text:p>199</text:p>
          </table:table-cell>
          <table:table-cell table:formula="of:=IF([.B199]=&quot;forward&quot;;[.E198]+[.C199];[.E198])" office:value-type="float" office:value="349" calcext:value-type="float">
            <text:p>349</text:p>
          </table:table-cell>
          <table:table-cell table:formula="of:=IF([.B199]=&quot;forward&quot;;[.F198]+[.D199]*[.C199];[.F198])" office:value-type="float" office:value="29229" calcext:value-type="float">
            <text:p>29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200]=&quot;down&quot;;[.C200]+[.D199];IF([.B200]=&quot;up&quot;;[.C200]*-1+[.D199];[.D199]))" office:value-type="float" office:value="195" calcext:value-type="float">
            <text:p>195</text:p>
          </table:table-cell>
          <table:table-cell table:formula="of:=IF([.B200]=&quot;forward&quot;;[.E199]+[.C200];[.E199])" office:value-type="float" office:value="349" calcext:value-type="float">
            <text:p>349</text:p>
          </table:table-cell>
          <table:table-cell table:formula="of:=IF([.B200]=&quot;forward&quot;;[.F199]+[.D200]*[.C200];[.F199])" office:value-type="float" office:value="29229" calcext:value-type="float">
            <text:p>29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201]=&quot;down&quot;;[.C201]+[.D200];IF([.B201]=&quot;up&quot;;[.C201]*-1+[.D200];[.D200]))" office:value-type="float" office:value="200" calcext:value-type="float">
            <text:p>200</text:p>
          </table:table-cell>
          <table:table-cell table:formula="of:=IF([.B201]=&quot;forward&quot;;[.E200]+[.C201];[.E200])" office:value-type="float" office:value="349" calcext:value-type="float">
            <text:p>349</text:p>
          </table:table-cell>
          <table:table-cell table:formula="of:=IF([.B201]=&quot;forward&quot;;[.F200]+[.D201]*[.C201];[.F200])" office:value-type="float" office:value="29229" calcext:value-type="float">
            <text:p>29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202]=&quot;down&quot;;[.C202]+[.D201];IF([.B202]=&quot;up&quot;;[.C202]*-1+[.D201];[.D201]))" office:value-type="float" office:value="200" calcext:value-type="float">
            <text:p>200</text:p>
          </table:table-cell>
          <table:table-cell table:formula="of:=IF([.B202]=&quot;forward&quot;;[.E201]+[.C202];[.E201])" office:value-type="float" office:value="358" calcext:value-type="float">
            <text:p>358</text:p>
          </table:table-cell>
          <table:table-cell table:formula="of:=IF([.B202]=&quot;forward&quot;;[.F201]+[.D202]*[.C202];[.F201])" office:value-type="float" office:value="31029" calcext:value-type="float">
            <text:p>31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203]=&quot;down&quot;;[.C203]+[.D202];IF([.B203]=&quot;up&quot;;[.C203]*-1+[.D202];[.D202]))" office:value-type="float" office:value="200" calcext:value-type="float">
            <text:p>200</text:p>
          </table:table-cell>
          <table:table-cell table:formula="of:=IF([.B203]=&quot;forward&quot;;[.E202]+[.C203];[.E202])" office:value-type="float" office:value="360" calcext:value-type="float">
            <text:p>360</text:p>
          </table:table-cell>
          <table:table-cell table:formula="of:=IF([.B203]=&quot;forward&quot;;[.F202]+[.D203]*[.C203];[.F202])" office:value-type="float" office:value="31429" calcext:value-type="float">
            <text:p>314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204]=&quot;down&quot;;[.C204]+[.D203];IF([.B204]=&quot;up&quot;;[.C204]*-1+[.D203];[.D203]))" office:value-type="float" office:value="200" calcext:value-type="float">
            <text:p>200</text:p>
          </table:table-cell>
          <table:table-cell table:formula="of:=IF([.B204]=&quot;forward&quot;;[.E203]+[.C204];[.E203])" office:value-type="float" office:value="362" calcext:value-type="float">
            <text:p>362</text:p>
          </table:table-cell>
          <table:table-cell table:formula="of:=IF([.B204]=&quot;forward&quot;;[.F203]+[.D204]*[.C204];[.F203])" office:value-type="float" office:value="31829" calcext:value-type="float">
            <text:p>31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205]=&quot;down&quot;;[.C205]+[.D204];IF([.B205]=&quot;up&quot;;[.C205]*-1+[.D204];[.D204]))" office:value-type="float" office:value="203" calcext:value-type="float">
            <text:p>203</text:p>
          </table:table-cell>
          <table:table-cell table:formula="of:=IF([.B205]=&quot;forward&quot;;[.E204]+[.C205];[.E204])" office:value-type="float" office:value="362" calcext:value-type="float">
            <text:p>362</text:p>
          </table:table-cell>
          <table:table-cell table:formula="of:=IF([.B205]=&quot;forward&quot;;[.F204]+[.D205]*[.C205];[.F204])" office:value-type="float" office:value="31829" calcext:value-type="float">
            <text:p>31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206]=&quot;down&quot;;[.C206]+[.D205];IF([.B206]=&quot;up&quot;;[.C206]*-1+[.D205];[.D205]))" office:value-type="float" office:value="198" calcext:value-type="float">
            <text:p>198</text:p>
          </table:table-cell>
          <table:table-cell table:formula="of:=IF([.B206]=&quot;forward&quot;;[.E205]+[.C206];[.E205])" office:value-type="float" office:value="362" calcext:value-type="float">
            <text:p>362</text:p>
          </table:table-cell>
          <table:table-cell table:formula="of:=IF([.B206]=&quot;forward&quot;;[.F205]+[.D206]*[.C206];[.F205])" office:value-type="float" office:value="31829" calcext:value-type="float">
            <text:p>31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207]=&quot;down&quot;;[.C207]+[.D206];IF([.B207]=&quot;up&quot;;[.C207]*-1+[.D206];[.D206]))" office:value-type="float" office:value="203" calcext:value-type="float">
            <text:p>203</text:p>
          </table:table-cell>
          <table:table-cell table:formula="of:=IF([.B207]=&quot;forward&quot;;[.E206]+[.C207];[.E206])" office:value-type="float" office:value="362" calcext:value-type="float">
            <text:p>362</text:p>
          </table:table-cell>
          <table:table-cell table:formula="of:=IF([.B207]=&quot;forward&quot;;[.F206]+[.D207]*[.C207];[.F206])" office:value-type="float" office:value="31829" calcext:value-type="float">
            <text:p>31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208]=&quot;down&quot;;[.C208]+[.D207];IF([.B208]=&quot;up&quot;;[.C208]*-1+[.D207];[.D207]))" office:value-type="float" office:value="207" calcext:value-type="float">
            <text:p>207</text:p>
          </table:table-cell>
          <table:table-cell table:formula="of:=IF([.B208]=&quot;forward&quot;;[.E207]+[.C208];[.E207])" office:value-type="float" office:value="362" calcext:value-type="float">
            <text:p>362</text:p>
          </table:table-cell>
          <table:table-cell table:formula="of:=IF([.B208]=&quot;forward&quot;;[.F207]+[.D208]*[.C208];[.F207])" office:value-type="float" office:value="31829" calcext:value-type="float">
            <text:p>31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209]=&quot;down&quot;;[.C209]+[.D208];IF([.B209]=&quot;up&quot;;[.C209]*-1+[.D208];[.D208]))" office:value-type="float" office:value="207" calcext:value-type="float">
            <text:p>207</text:p>
          </table:table-cell>
          <table:table-cell table:formula="of:=IF([.B209]=&quot;forward&quot;;[.E208]+[.C209];[.E208])" office:value-type="float" office:value="364" calcext:value-type="float">
            <text:p>364</text:p>
          </table:table-cell>
          <table:table-cell table:formula="of:=IF([.B209]=&quot;forward&quot;;[.F208]+[.D209]*[.C209];[.F208])" office:value-type="float" office:value="32243" calcext:value-type="float">
            <text:p>32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210]=&quot;down&quot;;[.C210]+[.D209];IF([.B210]=&quot;up&quot;;[.C210]*-1+[.D209];[.D209]))" office:value-type="float" office:value="207" calcext:value-type="float">
            <text:p>207</text:p>
          </table:table-cell>
          <table:table-cell table:formula="of:=IF([.B210]=&quot;forward&quot;;[.E209]+[.C210];[.E209])" office:value-type="float" office:value="371" calcext:value-type="float">
            <text:p>371</text:p>
          </table:table-cell>
          <table:table-cell table:formula="of:=IF([.B210]=&quot;forward&quot;;[.F209]+[.D210]*[.C210];[.F209])" office:value-type="float" office:value="33692" calcext:value-type="float">
            <text:p>33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211]=&quot;down&quot;;[.C211]+[.D210];IF([.B211]=&quot;up&quot;;[.C211]*-1+[.D210];[.D210]))" office:value-type="float" office:value="205" calcext:value-type="float">
            <text:p>205</text:p>
          </table:table-cell>
          <table:table-cell table:formula="of:=IF([.B211]=&quot;forward&quot;;[.E210]+[.C211];[.E210])" office:value-type="float" office:value="371" calcext:value-type="float">
            <text:p>371</text:p>
          </table:table-cell>
          <table:table-cell table:formula="of:=IF([.B211]=&quot;forward&quot;;[.F210]+[.D211]*[.C211];[.F210])" office:value-type="float" office:value="33692" calcext:value-type="float">
            <text:p>33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212]=&quot;down&quot;;[.C212]+[.D211];IF([.B212]=&quot;up&quot;;[.C212]*-1+[.D211];[.D211]))" office:value-type="float" office:value="213" calcext:value-type="float">
            <text:p>213</text:p>
          </table:table-cell>
          <table:table-cell table:formula="of:=IF([.B212]=&quot;forward&quot;;[.E211]+[.C212];[.E211])" office:value-type="float" office:value="371" calcext:value-type="float">
            <text:p>371</text:p>
          </table:table-cell>
          <table:table-cell table:formula="of:=IF([.B212]=&quot;forward&quot;;[.F211]+[.D212]*[.C212];[.F211])" office:value-type="float" office:value="33692" calcext:value-type="float">
            <text:p>33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213]=&quot;down&quot;;[.C213]+[.D212];IF([.B213]=&quot;up&quot;;[.C213]*-1+[.D212];[.D212]))" office:value-type="float" office:value="211" calcext:value-type="float">
            <text:p>211</text:p>
          </table:table-cell>
          <table:table-cell table:formula="of:=IF([.B213]=&quot;forward&quot;;[.E212]+[.C213];[.E212])" office:value-type="float" office:value="371" calcext:value-type="float">
            <text:p>371</text:p>
          </table:table-cell>
          <table:table-cell table:formula="of:=IF([.B213]=&quot;forward&quot;;[.F212]+[.D213]*[.C213];[.F212])" office:value-type="float" office:value="33692" calcext:value-type="float">
            <text:p>33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214]=&quot;down&quot;;[.C214]+[.D213];IF([.B214]=&quot;up&quot;;[.C214]*-1+[.D213];[.D213]))" office:value-type="float" office:value="209" calcext:value-type="float">
            <text:p>209</text:p>
          </table:table-cell>
          <table:table-cell table:formula="of:=IF([.B214]=&quot;forward&quot;;[.E213]+[.C214];[.E213])" office:value-type="float" office:value="371" calcext:value-type="float">
            <text:p>371</text:p>
          </table:table-cell>
          <table:table-cell table:formula="of:=IF([.B214]=&quot;forward&quot;;[.F213]+[.D214]*[.C214];[.F213])" office:value-type="float" office:value="33692" calcext:value-type="float">
            <text:p>336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215]=&quot;down&quot;;[.C215]+[.D214];IF([.B215]=&quot;up&quot;;[.C215]*-1+[.D214];[.D214]))" office:value-type="float" office:value="209" calcext:value-type="float">
            <text:p>209</text:p>
          </table:table-cell>
          <table:table-cell table:formula="of:=IF([.B215]=&quot;forward&quot;;[.E214]+[.C215];[.E214])" office:value-type="float" office:value="373" calcext:value-type="float">
            <text:p>373</text:p>
          </table:table-cell>
          <table:table-cell table:formula="of:=IF([.B215]=&quot;forward&quot;;[.F214]+[.D215]*[.C215];[.F214])" office:value-type="float" office:value="34110" calcext:value-type="float">
            <text:p>34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216]=&quot;down&quot;;[.C216]+[.D215];IF([.B216]=&quot;up&quot;;[.C216]*-1+[.D215];[.D215]))" office:value-type="float" office:value="211" calcext:value-type="float">
            <text:p>211</text:p>
          </table:table-cell>
          <table:table-cell table:formula="of:=IF([.B216]=&quot;forward&quot;;[.E215]+[.C216];[.E215])" office:value-type="float" office:value="373" calcext:value-type="float">
            <text:p>373</text:p>
          </table:table-cell>
          <table:table-cell table:formula="of:=IF([.B216]=&quot;forward&quot;;[.F215]+[.D216]*[.C216];[.F215])" office:value-type="float" office:value="34110" calcext:value-type="float">
            <text:p>34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217]=&quot;down&quot;;[.C217]+[.D216];IF([.B217]=&quot;up&quot;;[.C217]*-1+[.D216];[.D216]))" office:value-type="float" office:value="211" calcext:value-type="float">
            <text:p>211</text:p>
          </table:table-cell>
          <table:table-cell table:formula="of:=IF([.B217]=&quot;forward&quot;;[.E216]+[.C217];[.E216])" office:value-type="float" office:value="376" calcext:value-type="float">
            <text:p>376</text:p>
          </table:table-cell>
          <table:table-cell table:formula="of:=IF([.B217]=&quot;forward&quot;;[.F216]+[.D217]*[.C217];[.F216])" office:value-type="float" office:value="34743" calcext:value-type="float">
            <text:p>34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218]=&quot;down&quot;;[.C218]+[.D217];IF([.B218]=&quot;up&quot;;[.C218]*-1+[.D217];[.D217]))" office:value-type="float" office:value="214" calcext:value-type="float">
            <text:p>214</text:p>
          </table:table-cell>
          <table:table-cell table:formula="of:=IF([.B218]=&quot;forward&quot;;[.E217]+[.C218];[.E217])" office:value-type="float" office:value="376" calcext:value-type="float">
            <text:p>376</text:p>
          </table:table-cell>
          <table:table-cell table:formula="of:=IF([.B218]=&quot;forward&quot;;[.F217]+[.D218]*[.C218];[.F217])" office:value-type="float" office:value="34743" calcext:value-type="float">
            <text:p>34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219]=&quot;down&quot;;[.C219]+[.D218];IF([.B219]=&quot;up&quot;;[.C219]*-1+[.D218];[.D218]))" office:value-type="float" office:value="206" calcext:value-type="float">
            <text:p>206</text:p>
          </table:table-cell>
          <table:table-cell table:formula="of:=IF([.B219]=&quot;forward&quot;;[.E218]+[.C219];[.E218])" office:value-type="float" office:value="376" calcext:value-type="float">
            <text:p>376</text:p>
          </table:table-cell>
          <table:table-cell table:formula="of:=IF([.B219]=&quot;forward&quot;;[.F218]+[.D219]*[.C219];[.F218])" office:value-type="float" office:value="34743" calcext:value-type="float">
            <text:p>34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220]=&quot;down&quot;;[.C220]+[.D219];IF([.B220]=&quot;up&quot;;[.C220]*-1+[.D219];[.D219]))" office:value-type="float" office:value="206" calcext:value-type="float">
            <text:p>206</text:p>
          </table:table-cell>
          <table:table-cell table:formula="of:=IF([.B220]=&quot;forward&quot;;[.E219]+[.C220];[.E219])" office:value-type="float" office:value="383" calcext:value-type="float">
            <text:p>383</text:p>
          </table:table-cell>
          <table:table-cell table:formula="of:=IF([.B220]=&quot;forward&quot;;[.F219]+[.D220]*[.C220];[.F219])" office:value-type="float" office:value="36185" calcext:value-type="float">
            <text:p>36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221]=&quot;down&quot;;[.C221]+[.D220];IF([.B221]=&quot;up&quot;;[.C221]*-1+[.D220];[.D220]))" office:value-type="float" office:value="201" calcext:value-type="float">
            <text:p>201</text:p>
          </table:table-cell>
          <table:table-cell table:formula="of:=IF([.B221]=&quot;forward&quot;;[.E220]+[.C221];[.E220])" office:value-type="float" office:value="383" calcext:value-type="float">
            <text:p>383</text:p>
          </table:table-cell>
          <table:table-cell table:formula="of:=IF([.B221]=&quot;forward&quot;;[.F220]+[.D221]*[.C221];[.F220])" office:value-type="float" office:value="36185" calcext:value-type="float">
            <text:p>36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222]=&quot;down&quot;;[.C222]+[.D221];IF([.B222]=&quot;up&quot;;[.C222]*-1+[.D221];[.D221]))" office:value-type="float" office:value="201" calcext:value-type="float">
            <text:p>201</text:p>
          </table:table-cell>
          <table:table-cell table:formula="of:=IF([.B222]=&quot;forward&quot;;[.E221]+[.C222];[.E221])" office:value-type="float" office:value="387" calcext:value-type="float">
            <text:p>387</text:p>
          </table:table-cell>
          <table:table-cell table:formula="of:=IF([.B222]=&quot;forward&quot;;[.F221]+[.D222]*[.C222];[.F221])" office:value-type="float" office:value="36989" calcext:value-type="float">
            <text:p>36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223]=&quot;down&quot;;[.C223]+[.D222];IF([.B223]=&quot;up&quot;;[.C223]*-1+[.D222];[.D222]))" office:value-type="float" office:value="207" calcext:value-type="float">
            <text:p>207</text:p>
          </table:table-cell>
          <table:table-cell table:formula="of:=IF([.B223]=&quot;forward&quot;;[.E222]+[.C223];[.E222])" office:value-type="float" office:value="387" calcext:value-type="float">
            <text:p>387</text:p>
          </table:table-cell>
          <table:table-cell table:formula="of:=IF([.B223]=&quot;forward&quot;;[.F222]+[.D223]*[.C223];[.F222])" office:value-type="float" office:value="36989" calcext:value-type="float">
            <text:p>36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224]=&quot;down&quot;;[.C224]+[.D223];IF([.B224]=&quot;up&quot;;[.C224]*-1+[.D223];[.D223]))" office:value-type="float" office:value="215" calcext:value-type="float">
            <text:p>215</text:p>
          </table:table-cell>
          <table:table-cell table:formula="of:=IF([.B224]=&quot;forward&quot;;[.E223]+[.C224];[.E223])" office:value-type="float" office:value="387" calcext:value-type="float">
            <text:p>387</text:p>
          </table:table-cell>
          <table:table-cell table:formula="of:=IF([.B224]=&quot;forward&quot;;[.F223]+[.D224]*[.C224];[.F223])" office:value-type="float" office:value="36989" calcext:value-type="float">
            <text:p>36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225]=&quot;down&quot;;[.C225]+[.D224];IF([.B225]=&quot;up&quot;;[.C225]*-1+[.D224];[.D224]))" office:value-type="float" office:value="215" calcext:value-type="float">
            <text:p>215</text:p>
          </table:table-cell>
          <table:table-cell table:formula="of:=IF([.B225]=&quot;forward&quot;;[.E224]+[.C225];[.E224])" office:value-type="float" office:value="391" calcext:value-type="float">
            <text:p>391</text:p>
          </table:table-cell>
          <table:table-cell table:formula="of:=IF([.B225]=&quot;forward&quot;;[.F224]+[.D225]*[.C225];[.F224])" office:value-type="float" office:value="37849" calcext:value-type="float">
            <text:p>37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226]=&quot;down&quot;;[.C226]+[.D225];IF([.B226]=&quot;up&quot;;[.C226]*-1+[.D225];[.D225]))" office:value-type="float" office:value="215" calcext:value-type="float">
            <text:p>215</text:p>
          </table:table-cell>
          <table:table-cell table:formula="of:=IF([.B226]=&quot;forward&quot;;[.E225]+[.C226];[.E225])" office:value-type="float" office:value="394" calcext:value-type="float">
            <text:p>394</text:p>
          </table:table-cell>
          <table:table-cell table:formula="of:=IF([.B226]=&quot;forward&quot;;[.F225]+[.D226]*[.C226];[.F225])" office:value-type="float" office:value="38494" calcext:value-type="float">
            <text:p>3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227]=&quot;down&quot;;[.C227]+[.D226];IF([.B227]=&quot;up&quot;;[.C227]*-1+[.D226];[.D226]))" office:value-type="float" office:value="206" calcext:value-type="float">
            <text:p>206</text:p>
          </table:table-cell>
          <table:table-cell table:formula="of:=IF([.B227]=&quot;forward&quot;;[.E226]+[.C227];[.E226])" office:value-type="float" office:value="394" calcext:value-type="float">
            <text:p>394</text:p>
          </table:table-cell>
          <table:table-cell table:formula="of:=IF([.B227]=&quot;forward&quot;;[.F226]+[.D227]*[.C227];[.F226])" office:value-type="float" office:value="38494" calcext:value-type="float">
            <text:p>3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228]=&quot;down&quot;;[.C228]+[.D227];IF([.B228]=&quot;up&quot;;[.C228]*-1+[.D227];[.D227]))" office:value-type="float" office:value="204" calcext:value-type="float">
            <text:p>204</text:p>
          </table:table-cell>
          <table:table-cell table:formula="of:=IF([.B228]=&quot;forward&quot;;[.E227]+[.C228];[.E227])" office:value-type="float" office:value="394" calcext:value-type="float">
            <text:p>394</text:p>
          </table:table-cell>
          <table:table-cell table:formula="of:=IF([.B228]=&quot;forward&quot;;[.F227]+[.D228]*[.C228];[.F227])" office:value-type="float" office:value="38494" calcext:value-type="float">
            <text:p>3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229]=&quot;down&quot;;[.C229]+[.D228];IF([.B229]=&quot;up&quot;;[.C229]*-1+[.D228];[.D228]))" office:value-type="float" office:value="206" calcext:value-type="float">
            <text:p>206</text:p>
          </table:table-cell>
          <table:table-cell table:formula="of:=IF([.B229]=&quot;forward&quot;;[.E228]+[.C229];[.E228])" office:value-type="float" office:value="394" calcext:value-type="float">
            <text:p>394</text:p>
          </table:table-cell>
          <table:table-cell table:formula="of:=IF([.B229]=&quot;forward&quot;;[.F228]+[.D229]*[.C229];[.F228])" office:value-type="float" office:value="38494" calcext:value-type="float">
            <text:p>3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230]=&quot;down&quot;;[.C230]+[.D229];IF([.B230]=&quot;up&quot;;[.C230]*-1+[.D229];[.D229]))" office:value-type="float" office:value="211" calcext:value-type="float">
            <text:p>211</text:p>
          </table:table-cell>
          <table:table-cell table:formula="of:=IF([.B230]=&quot;forward&quot;;[.E229]+[.C230];[.E229])" office:value-type="float" office:value="394" calcext:value-type="float">
            <text:p>394</text:p>
          </table:table-cell>
          <table:table-cell table:formula="of:=IF([.B230]=&quot;forward&quot;;[.F229]+[.D230]*[.C230];[.F229])" office:value-type="float" office:value="38494" calcext:value-type="float">
            <text:p>3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231]=&quot;down&quot;;[.C231]+[.D230];IF([.B231]=&quot;up&quot;;[.C231]*-1+[.D230];[.D230]))" office:value-type="float" office:value="219" calcext:value-type="float">
            <text:p>219</text:p>
          </table:table-cell>
          <table:table-cell table:formula="of:=IF([.B231]=&quot;forward&quot;;[.E230]+[.C231];[.E230])" office:value-type="float" office:value="394" calcext:value-type="float">
            <text:p>394</text:p>
          </table:table-cell>
          <table:table-cell table:formula="of:=IF([.B231]=&quot;forward&quot;;[.F230]+[.D231]*[.C231];[.F230])" office:value-type="float" office:value="38494" calcext:value-type="float">
            <text:p>3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232]=&quot;down&quot;;[.C232]+[.D231];IF([.B232]=&quot;up&quot;;[.C232]*-1+[.D231];[.D231]))" office:value-type="float" office:value="220" calcext:value-type="float">
            <text:p>220</text:p>
          </table:table-cell>
          <table:table-cell table:formula="of:=IF([.B232]=&quot;forward&quot;;[.E231]+[.C232];[.E231])" office:value-type="float" office:value="394" calcext:value-type="float">
            <text:p>394</text:p>
          </table:table-cell>
          <table:table-cell table:formula="of:=IF([.B232]=&quot;forward&quot;;[.F231]+[.D232]*[.C232];[.F231])" office:value-type="float" office:value="38494" calcext:value-type="float">
            <text:p>38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233]=&quot;down&quot;;[.C233]+[.D232];IF([.B233]=&quot;up&quot;;[.C233]*-1+[.D232];[.D232]))" office:value-type="float" office:value="220" calcext:value-type="float">
            <text:p>220</text:p>
          </table:table-cell>
          <table:table-cell table:formula="of:=IF([.B233]=&quot;forward&quot;;[.E232]+[.C233];[.E232])" office:value-type="float" office:value="403" calcext:value-type="float">
            <text:p>403</text:p>
          </table:table-cell>
          <table:table-cell table:formula="of:=IF([.B233]=&quot;forward&quot;;[.F232]+[.D233]*[.C233];[.F232])" office:value-type="float" office:value="40474" calcext:value-type="float">
            <text:p>40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234]=&quot;down&quot;;[.C234]+[.D233];IF([.B234]=&quot;up&quot;;[.C234]*-1+[.D233];[.D233]))" office:value-type="float" office:value="226" calcext:value-type="float">
            <text:p>226</text:p>
          </table:table-cell>
          <table:table-cell table:formula="of:=IF([.B234]=&quot;forward&quot;;[.E233]+[.C234];[.E233])" office:value-type="float" office:value="403" calcext:value-type="float">
            <text:p>403</text:p>
          </table:table-cell>
          <table:table-cell table:formula="of:=IF([.B234]=&quot;forward&quot;;[.F233]+[.D234]*[.C234];[.F233])" office:value-type="float" office:value="40474" calcext:value-type="float">
            <text:p>40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235]=&quot;down&quot;;[.C235]+[.D234];IF([.B235]=&quot;up&quot;;[.C235]*-1+[.D234];[.D234]))" office:value-type="float" office:value="226" calcext:value-type="float">
            <text:p>226</text:p>
          </table:table-cell>
          <table:table-cell table:formula="of:=IF([.B235]=&quot;forward&quot;;[.E234]+[.C235];[.E234])" office:value-type="float" office:value="404" calcext:value-type="float">
            <text:p>404</text:p>
          </table:table-cell>
          <table:table-cell table:formula="of:=IF([.B235]=&quot;forward&quot;;[.F234]+[.D235]*[.C235];[.F234])" office:value-type="float" office:value="40700" calcext:value-type="float">
            <text:p>40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236]=&quot;down&quot;;[.C236]+[.D235];IF([.B236]=&quot;up&quot;;[.C236]*-1+[.D235];[.D235]))" office:value-type="float" office:value="235" calcext:value-type="float">
            <text:p>235</text:p>
          </table:table-cell>
          <table:table-cell table:formula="of:=IF([.B236]=&quot;forward&quot;;[.E235]+[.C236];[.E235])" office:value-type="float" office:value="404" calcext:value-type="float">
            <text:p>404</text:p>
          </table:table-cell>
          <table:table-cell table:formula="of:=IF([.B236]=&quot;forward&quot;;[.F235]+[.D236]*[.C236];[.F235])" office:value-type="float" office:value="40700" calcext:value-type="float">
            <text:p>40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237]=&quot;down&quot;;[.C237]+[.D236];IF([.B237]=&quot;up&quot;;[.C237]*-1+[.D236];[.D236]))" office:value-type="float" office:value="239" calcext:value-type="float">
            <text:p>239</text:p>
          </table:table-cell>
          <table:table-cell table:formula="of:=IF([.B237]=&quot;forward&quot;;[.E236]+[.C237];[.E236])" office:value-type="float" office:value="404" calcext:value-type="float">
            <text:p>404</text:p>
          </table:table-cell>
          <table:table-cell table:formula="of:=IF([.B237]=&quot;forward&quot;;[.F236]+[.D237]*[.C237];[.F236])" office:value-type="float" office:value="40700" calcext:value-type="float">
            <text:p>40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238]=&quot;down&quot;;[.C238]+[.D237];IF([.B238]=&quot;up&quot;;[.C238]*-1+[.D237];[.D237]))" office:value-type="float" office:value="233" calcext:value-type="float">
            <text:p>233</text:p>
          </table:table-cell>
          <table:table-cell table:formula="of:=IF([.B238]=&quot;forward&quot;;[.E237]+[.C238];[.E237])" office:value-type="float" office:value="404" calcext:value-type="float">
            <text:p>404</text:p>
          </table:table-cell>
          <table:table-cell table:formula="of:=IF([.B238]=&quot;forward&quot;;[.F237]+[.D238]*[.C238];[.F237])" office:value-type="float" office:value="40700" calcext:value-type="float">
            <text:p>40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239]=&quot;down&quot;;[.C239]+[.D238];IF([.B239]=&quot;up&quot;;[.C239]*-1+[.D238];[.D238]))" office:value-type="float" office:value="230" calcext:value-type="float">
            <text:p>230</text:p>
          </table:table-cell>
          <table:table-cell table:formula="of:=IF([.B239]=&quot;forward&quot;;[.E238]+[.C239];[.E238])" office:value-type="float" office:value="404" calcext:value-type="float">
            <text:p>404</text:p>
          </table:table-cell>
          <table:table-cell table:formula="of:=IF([.B239]=&quot;forward&quot;;[.F238]+[.D239]*[.C239];[.F238])" office:value-type="float" office:value="40700" calcext:value-type="float">
            <text:p>40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240]=&quot;down&quot;;[.C240]+[.D239];IF([.B240]=&quot;up&quot;;[.C240]*-1+[.D239];[.D239]))" office:value-type="float" office:value="230" calcext:value-type="float">
            <text:p>230</text:p>
          </table:table-cell>
          <table:table-cell table:formula="of:=IF([.B240]=&quot;forward&quot;;[.E239]+[.C240];[.E239])" office:value-type="float" office:value="405" calcext:value-type="float">
            <text:p>405</text:p>
          </table:table-cell>
          <table:table-cell table:formula="of:=IF([.B240]=&quot;forward&quot;;[.F239]+[.D240]*[.C240];[.F239])" office:value-type="float" office:value="40930" calcext:value-type="float">
            <text:p>40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241]=&quot;down&quot;;[.C241]+[.D240];IF([.B241]=&quot;up&quot;;[.C241]*-1+[.D240];[.D240]))" office:value-type="float" office:value="238" calcext:value-type="float">
            <text:p>238</text:p>
          </table:table-cell>
          <table:table-cell table:formula="of:=IF([.B241]=&quot;forward&quot;;[.E240]+[.C241];[.E240])" office:value-type="float" office:value="405" calcext:value-type="float">
            <text:p>405</text:p>
          </table:table-cell>
          <table:table-cell table:formula="of:=IF([.B241]=&quot;forward&quot;;[.F240]+[.D241]*[.C241];[.F240])" office:value-type="float" office:value="40930" calcext:value-type="float">
            <text:p>40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242]=&quot;down&quot;;[.C242]+[.D241];IF([.B242]=&quot;up&quot;;[.C242]*-1+[.D241];[.D241]))" office:value-type="float" office:value="235" calcext:value-type="float">
            <text:p>235</text:p>
          </table:table-cell>
          <table:table-cell table:formula="of:=IF([.B242]=&quot;forward&quot;;[.E241]+[.C242];[.E241])" office:value-type="float" office:value="405" calcext:value-type="float">
            <text:p>405</text:p>
          </table:table-cell>
          <table:table-cell table:formula="of:=IF([.B242]=&quot;forward&quot;;[.F241]+[.D242]*[.C242];[.F241])" office:value-type="float" office:value="40930" calcext:value-type="float">
            <text:p>40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243]=&quot;down&quot;;[.C243]+[.D242];IF([.B243]=&quot;up&quot;;[.C243]*-1+[.D242];[.D242]))" office:value-type="float" office:value="241" calcext:value-type="float">
            <text:p>241</text:p>
          </table:table-cell>
          <table:table-cell table:formula="of:=IF([.B243]=&quot;forward&quot;;[.E242]+[.C243];[.E242])" office:value-type="float" office:value="405" calcext:value-type="float">
            <text:p>405</text:p>
          </table:table-cell>
          <table:table-cell table:formula="of:=IF([.B243]=&quot;forward&quot;;[.F242]+[.D243]*[.C243];[.F242])" office:value-type="float" office:value="40930" calcext:value-type="float">
            <text:p>40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244]=&quot;down&quot;;[.C244]+[.D243];IF([.B244]=&quot;up&quot;;[.C244]*-1+[.D243];[.D243]))" office:value-type="float" office:value="248" calcext:value-type="float">
            <text:p>248</text:p>
          </table:table-cell>
          <table:table-cell table:formula="of:=IF([.B244]=&quot;forward&quot;;[.E243]+[.C244];[.E243])" office:value-type="float" office:value="405" calcext:value-type="float">
            <text:p>405</text:p>
          </table:table-cell>
          <table:table-cell table:formula="of:=IF([.B244]=&quot;forward&quot;;[.F243]+[.D244]*[.C244];[.F243])" office:value-type="float" office:value="40930" calcext:value-type="float">
            <text:p>40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245]=&quot;down&quot;;[.C245]+[.D244];IF([.B245]=&quot;up&quot;;[.C245]*-1+[.D244];[.D244]))" office:value-type="float" office:value="250" calcext:value-type="float">
            <text:p>250</text:p>
          </table:table-cell>
          <table:table-cell table:formula="of:=IF([.B245]=&quot;forward&quot;;[.E244]+[.C245];[.E244])" office:value-type="float" office:value="405" calcext:value-type="float">
            <text:p>405</text:p>
          </table:table-cell>
          <table:table-cell table:formula="of:=IF([.B245]=&quot;forward&quot;;[.F244]+[.D245]*[.C245];[.F244])" office:value-type="float" office:value="40930" calcext:value-type="float">
            <text:p>40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246]=&quot;down&quot;;[.C246]+[.D245];IF([.B246]=&quot;up&quot;;[.C246]*-1+[.D245];[.D245]))" office:value-type="float" office:value="250" calcext:value-type="float">
            <text:p>250</text:p>
          </table:table-cell>
          <table:table-cell table:formula="of:=IF([.B246]=&quot;forward&quot;;[.E245]+[.C246];[.E245])" office:value-type="float" office:value="410" calcext:value-type="float">
            <text:p>410</text:p>
          </table:table-cell>
          <table:table-cell table:formula="of:=IF([.B246]=&quot;forward&quot;;[.F245]+[.D246]*[.C246];[.F245])" office:value-type="float" office:value="42180" calcext:value-type="float">
            <text:p>42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247]=&quot;down&quot;;[.C247]+[.D246];IF([.B247]=&quot;up&quot;;[.C247]*-1+[.D246];[.D246]))" office:value-type="float" office:value="256" calcext:value-type="float">
            <text:p>256</text:p>
          </table:table-cell>
          <table:table-cell table:formula="of:=IF([.B247]=&quot;forward&quot;;[.E246]+[.C247];[.E246])" office:value-type="float" office:value="410" calcext:value-type="float">
            <text:p>410</text:p>
          </table:table-cell>
          <table:table-cell table:formula="of:=IF([.B247]=&quot;forward&quot;;[.F246]+[.D247]*[.C247];[.F246])" office:value-type="float" office:value="42180" calcext:value-type="float">
            <text:p>42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248]=&quot;down&quot;;[.C248]+[.D247];IF([.B248]=&quot;up&quot;;[.C248]*-1+[.D247];[.D247]))" office:value-type="float" office:value="256" calcext:value-type="float">
            <text:p>256</text:p>
          </table:table-cell>
          <table:table-cell table:formula="of:=IF([.B248]=&quot;forward&quot;;[.E247]+[.C248];[.E247])" office:value-type="float" office:value="418" calcext:value-type="float">
            <text:p>418</text:p>
          </table:table-cell>
          <table:table-cell table:formula="of:=IF([.B248]=&quot;forward&quot;;[.F247]+[.D248]*[.C248];[.F247])" office:value-type="float" office:value="44228" calcext:value-type="float">
            <text:p>44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249]=&quot;down&quot;;[.C249]+[.D248];IF([.B249]=&quot;up&quot;;[.C249]*-1+[.D248];[.D248]))" office:value-type="float" office:value="249" calcext:value-type="float">
            <text:p>249</text:p>
          </table:table-cell>
          <table:table-cell table:formula="of:=IF([.B249]=&quot;forward&quot;;[.E248]+[.C249];[.E248])" office:value-type="float" office:value="418" calcext:value-type="float">
            <text:p>418</text:p>
          </table:table-cell>
          <table:table-cell table:formula="of:=IF([.B249]=&quot;forward&quot;;[.F248]+[.D249]*[.C249];[.F248])" office:value-type="float" office:value="44228" calcext:value-type="float">
            <text:p>44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250]=&quot;down&quot;;[.C250]+[.D249];IF([.B250]=&quot;up&quot;;[.C250]*-1+[.D249];[.D249]))" office:value-type="float" office:value="254" calcext:value-type="float">
            <text:p>254</text:p>
          </table:table-cell>
          <table:table-cell table:formula="of:=IF([.B250]=&quot;forward&quot;;[.E249]+[.C250];[.E249])" office:value-type="float" office:value="418" calcext:value-type="float">
            <text:p>418</text:p>
          </table:table-cell>
          <table:table-cell table:formula="of:=IF([.B250]=&quot;forward&quot;;[.F249]+[.D250]*[.C250];[.F249])" office:value-type="float" office:value="44228" calcext:value-type="float">
            <text:p>44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251]=&quot;down&quot;;[.C251]+[.D250];IF([.B251]=&quot;up&quot;;[.C251]*-1+[.D250];[.D250]))" office:value-type="float" office:value="257" calcext:value-type="float">
            <text:p>257</text:p>
          </table:table-cell>
          <table:table-cell table:formula="of:=IF([.B251]=&quot;forward&quot;;[.E250]+[.C251];[.E250])" office:value-type="float" office:value="418" calcext:value-type="float">
            <text:p>418</text:p>
          </table:table-cell>
          <table:table-cell table:formula="of:=IF([.B251]=&quot;forward&quot;;[.F250]+[.D251]*[.C251];[.F250])" office:value-type="float" office:value="44228" calcext:value-type="float">
            <text:p>44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252]=&quot;down&quot;;[.C252]+[.D251];IF([.B252]=&quot;up&quot;;[.C252]*-1+[.D251];[.D251]))" office:value-type="float" office:value="257" calcext:value-type="float">
            <text:p>257</text:p>
          </table:table-cell>
          <table:table-cell table:formula="of:=IF([.B252]=&quot;forward&quot;;[.E251]+[.C252];[.E251])" office:value-type="float" office:value="422" calcext:value-type="float">
            <text:p>422</text:p>
          </table:table-cell>
          <table:table-cell table:formula="of:=IF([.B252]=&quot;forward&quot;;[.F251]+[.D252]*[.C252];[.F251])" office:value-type="float" office:value="45256" calcext:value-type="float">
            <text:p>45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253]=&quot;down&quot;;[.C253]+[.D252];IF([.B253]=&quot;up&quot;;[.C253]*-1+[.D252];[.D252]))" office:value-type="float" office:value="257" calcext:value-type="float">
            <text:p>257</text:p>
          </table:table-cell>
          <table:table-cell table:formula="of:=IF([.B253]=&quot;forward&quot;;[.E252]+[.C253];[.E252])" office:value-type="float" office:value="427" calcext:value-type="float">
            <text:p>427</text:p>
          </table:table-cell>
          <table:table-cell table:formula="of:=IF([.B253]=&quot;forward&quot;;[.F252]+[.D253]*[.C253];[.F252])" office:value-type="float" office:value="46541" calcext:value-type="float">
            <text:p>46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254]=&quot;down&quot;;[.C254]+[.D253];IF([.B254]=&quot;up&quot;;[.C254]*-1+[.D253];[.D253]))" office:value-type="float" office:value="257" calcext:value-type="float">
            <text:p>257</text:p>
          </table:table-cell>
          <table:table-cell table:formula="of:=IF([.B254]=&quot;forward&quot;;[.E253]+[.C254];[.E253])" office:value-type="float" office:value="430" calcext:value-type="float">
            <text:p>430</text:p>
          </table:table-cell>
          <table:table-cell table:formula="of:=IF([.B254]=&quot;forward&quot;;[.F253]+[.D254]*[.C254];[.F253])" office:value-type="float" office:value="47312" calcext:value-type="float">
            <text:p>47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255]=&quot;down&quot;;[.C255]+[.D254];IF([.B255]=&quot;up&quot;;[.C255]*-1+[.D254];[.D254]))" office:value-type="float" office:value="257" calcext:value-type="float">
            <text:p>257</text:p>
          </table:table-cell>
          <table:table-cell table:formula="of:=IF([.B255]=&quot;forward&quot;;[.E254]+[.C255];[.E254])" office:value-type="float" office:value="434" calcext:value-type="float">
            <text:p>434</text:p>
          </table:table-cell>
          <table:table-cell table:formula="of:=IF([.B255]=&quot;forward&quot;;[.F254]+[.D255]*[.C255];[.F254])" office:value-type="float" office:value="48340" calcext:value-type="float">
            <text:p>48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256]=&quot;down&quot;;[.C256]+[.D255];IF([.B256]=&quot;up&quot;;[.C256]*-1+[.D255];[.D255]))" office:value-type="float" office:value="257" calcext:value-type="float">
            <text:p>257</text:p>
          </table:table-cell>
          <table:table-cell table:formula="of:=IF([.B256]=&quot;forward&quot;;[.E255]+[.C256];[.E255])" office:value-type="float" office:value="440" calcext:value-type="float">
            <text:p>440</text:p>
          </table:table-cell>
          <table:table-cell table:formula="of:=IF([.B256]=&quot;forward&quot;;[.F255]+[.D256]*[.C256];[.F255])" office:value-type="float" office:value="49882" calcext:value-type="float">
            <text:p>49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257]=&quot;down&quot;;[.C257]+[.D256];IF([.B257]=&quot;up&quot;;[.C257]*-1+[.D256];[.D256]))" office:value-type="float" office:value="257" calcext:value-type="float">
            <text:p>257</text:p>
          </table:table-cell>
          <table:table-cell table:formula="of:=IF([.B257]=&quot;forward&quot;;[.E256]+[.C257];[.E256])" office:value-type="float" office:value="442" calcext:value-type="float">
            <text:p>442</text:p>
          </table:table-cell>
          <table:table-cell table:formula="of:=IF([.B257]=&quot;forward&quot;;[.F256]+[.D257]*[.C257];[.F256])" office:value-type="float" office:value="50396" calcext:value-type="float">
            <text:p>50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258]=&quot;down&quot;;[.C258]+[.D257];IF([.B258]=&quot;up&quot;;[.C258]*-1+[.D257];[.D257]))" office:value-type="float" office:value="257" calcext:value-type="float">
            <text:p>257</text:p>
          </table:table-cell>
          <table:table-cell table:formula="of:=IF([.B258]=&quot;forward&quot;;[.E257]+[.C258];[.E257])" office:value-type="float" office:value="443" calcext:value-type="float">
            <text:p>443</text:p>
          </table:table-cell>
          <table:table-cell table:formula="of:=IF([.B258]=&quot;forward&quot;;[.F257]+[.D258]*[.C258];[.F257])" office:value-type="float" office:value="50653" calcext:value-type="float">
            <text:p>50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259]=&quot;down&quot;;[.C259]+[.D258];IF([.B259]=&quot;up&quot;;[.C259]*-1+[.D258];[.D258]))" office:value-type="float" office:value="260" calcext:value-type="float">
            <text:p>260</text:p>
          </table:table-cell>
          <table:table-cell table:formula="of:=IF([.B259]=&quot;forward&quot;;[.E258]+[.C259];[.E258])" office:value-type="float" office:value="443" calcext:value-type="float">
            <text:p>443</text:p>
          </table:table-cell>
          <table:table-cell table:formula="of:=IF([.B259]=&quot;forward&quot;;[.F258]+[.D259]*[.C259];[.F258])" office:value-type="float" office:value="50653" calcext:value-type="float">
            <text:p>50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260]=&quot;down&quot;;[.C260]+[.D259];IF([.B260]=&quot;up&quot;;[.C260]*-1+[.D259];[.D259]))" office:value-type="float" office:value="265" calcext:value-type="float">
            <text:p>265</text:p>
          </table:table-cell>
          <table:table-cell table:formula="of:=IF([.B260]=&quot;forward&quot;;[.E259]+[.C260];[.E259])" office:value-type="float" office:value="443" calcext:value-type="float">
            <text:p>443</text:p>
          </table:table-cell>
          <table:table-cell table:formula="of:=IF([.B260]=&quot;forward&quot;;[.F259]+[.D260]*[.C260];[.F259])" office:value-type="float" office:value="50653" calcext:value-type="float">
            <text:p>50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261]=&quot;down&quot;;[.C261]+[.D260];IF([.B261]=&quot;up&quot;;[.C261]*-1+[.D260];[.D260]))" office:value-type="float" office:value="268" calcext:value-type="float">
            <text:p>268</text:p>
          </table:table-cell>
          <table:table-cell table:formula="of:=IF([.B261]=&quot;forward&quot;;[.E260]+[.C261];[.E260])" office:value-type="float" office:value="443" calcext:value-type="float">
            <text:p>443</text:p>
          </table:table-cell>
          <table:table-cell table:formula="of:=IF([.B261]=&quot;forward&quot;;[.F260]+[.D261]*[.C261];[.F260])" office:value-type="float" office:value="50653" calcext:value-type="float">
            <text:p>50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262]=&quot;down&quot;;[.C262]+[.D261];IF([.B262]=&quot;up&quot;;[.C262]*-1+[.D261];[.D261]))" office:value-type="float" office:value="273" calcext:value-type="float">
            <text:p>273</text:p>
          </table:table-cell>
          <table:table-cell table:formula="of:=IF([.B262]=&quot;forward&quot;;[.E261]+[.C262];[.E261])" office:value-type="float" office:value="443" calcext:value-type="float">
            <text:p>443</text:p>
          </table:table-cell>
          <table:table-cell table:formula="of:=IF([.B262]=&quot;forward&quot;;[.F261]+[.D262]*[.C262];[.F261])" office:value-type="float" office:value="50653" calcext:value-type="float">
            <text:p>506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263]=&quot;down&quot;;[.C263]+[.D262];IF([.B263]=&quot;up&quot;;[.C263]*-1+[.D262];[.D262]))" office:value-type="float" office:value="273" calcext:value-type="float">
            <text:p>273</text:p>
          </table:table-cell>
          <table:table-cell table:formula="of:=IF([.B263]=&quot;forward&quot;;[.E262]+[.C263];[.E262])" office:value-type="float" office:value="447" calcext:value-type="float">
            <text:p>447</text:p>
          </table:table-cell>
          <table:table-cell table:formula="of:=IF([.B263]=&quot;forward&quot;;[.F262]+[.D263]*[.C263];[.F262])" office:value-type="float" office:value="51745" calcext:value-type="float">
            <text:p>51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264]=&quot;down&quot;;[.C264]+[.D263];IF([.B264]=&quot;up&quot;;[.C264]*-1+[.D263];[.D263]))" office:value-type="float" office:value="280" calcext:value-type="float">
            <text:p>280</text:p>
          </table:table-cell>
          <table:table-cell table:formula="of:=IF([.B264]=&quot;forward&quot;;[.E263]+[.C264];[.E263])" office:value-type="float" office:value="447" calcext:value-type="float">
            <text:p>447</text:p>
          </table:table-cell>
          <table:table-cell table:formula="of:=IF([.B264]=&quot;forward&quot;;[.F263]+[.D264]*[.C264];[.F263])" office:value-type="float" office:value="51745" calcext:value-type="float">
            <text:p>51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265]=&quot;down&quot;;[.C265]+[.D264];IF([.B265]=&quot;up&quot;;[.C265]*-1+[.D264];[.D264]))" office:value-type="float" office:value="280" calcext:value-type="float">
            <text:p>280</text:p>
          </table:table-cell>
          <table:table-cell table:formula="of:=IF([.B265]=&quot;forward&quot;;[.E264]+[.C265];[.E264])" office:value-type="float" office:value="455" calcext:value-type="float">
            <text:p>455</text:p>
          </table:table-cell>
          <table:table-cell table:formula="of:=IF([.B265]=&quot;forward&quot;;[.F264]+[.D265]*[.C265];[.F264])" office:value-type="float" office:value="53985" calcext:value-type="float">
            <text:p>53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266]=&quot;down&quot;;[.C266]+[.D265];IF([.B266]=&quot;up&quot;;[.C266]*-1+[.D265];[.D265]))" office:value-type="float" office:value="280" calcext:value-type="float">
            <text:p>280</text:p>
          </table:table-cell>
          <table:table-cell table:formula="of:=IF([.B266]=&quot;forward&quot;;[.E265]+[.C266];[.E265])" office:value-type="float" office:value="460" calcext:value-type="float">
            <text:p>460</text:p>
          </table:table-cell>
          <table:table-cell table:formula="of:=IF([.B266]=&quot;forward&quot;;[.F265]+[.D266]*[.C266];[.F265])" office:value-type="float" office:value="55385" calcext:value-type="float">
            <text:p>5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267]=&quot;down&quot;;[.C267]+[.D266];IF([.B267]=&quot;up&quot;;[.C267]*-1+[.D266];[.D266]))" office:value-type="float" office:value="273" calcext:value-type="float">
            <text:p>273</text:p>
          </table:table-cell>
          <table:table-cell table:formula="of:=IF([.B267]=&quot;forward&quot;;[.E266]+[.C267];[.E266])" office:value-type="float" office:value="460" calcext:value-type="float">
            <text:p>460</text:p>
          </table:table-cell>
          <table:table-cell table:formula="of:=IF([.B267]=&quot;forward&quot;;[.F266]+[.D267]*[.C267];[.F266])" office:value-type="float" office:value="55385" calcext:value-type="float">
            <text:p>5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268]=&quot;down&quot;;[.C268]+[.D267];IF([.B268]=&quot;up&quot;;[.C268]*-1+[.D267];[.D267]))" office:value-type="float" office:value="270" calcext:value-type="float">
            <text:p>270</text:p>
          </table:table-cell>
          <table:table-cell table:formula="of:=IF([.B268]=&quot;forward&quot;;[.E267]+[.C268];[.E267])" office:value-type="float" office:value="460" calcext:value-type="float">
            <text:p>460</text:p>
          </table:table-cell>
          <table:table-cell table:formula="of:=IF([.B268]=&quot;forward&quot;;[.F267]+[.D268]*[.C268];[.F267])" office:value-type="float" office:value="55385" calcext:value-type="float">
            <text:p>55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269]=&quot;down&quot;;[.C269]+[.D268];IF([.B269]=&quot;up&quot;;[.C269]*-1+[.D268];[.D268]))" office:value-type="float" office:value="270" calcext:value-type="float">
            <text:p>270</text:p>
          </table:table-cell>
          <table:table-cell table:formula="of:=IF([.B269]=&quot;forward&quot;;[.E268]+[.C269];[.E268])" office:value-type="float" office:value="469" calcext:value-type="float">
            <text:p>469</text:p>
          </table:table-cell>
          <table:table-cell table:formula="of:=IF([.B269]=&quot;forward&quot;;[.F268]+[.D269]*[.C269];[.F268])" office:value-type="float" office:value="57815" calcext:value-type="float">
            <text:p>57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270]=&quot;down&quot;;[.C270]+[.D269];IF([.B270]=&quot;up&quot;;[.C270]*-1+[.D269];[.D269]))" office:value-type="float" office:value="269" calcext:value-type="float">
            <text:p>269</text:p>
          </table:table-cell>
          <table:table-cell table:formula="of:=IF([.B270]=&quot;forward&quot;;[.E269]+[.C270];[.E269])" office:value-type="float" office:value="469" calcext:value-type="float">
            <text:p>469</text:p>
          </table:table-cell>
          <table:table-cell table:formula="of:=IF([.B270]=&quot;forward&quot;;[.F269]+[.D270]*[.C270];[.F269])" office:value-type="float" office:value="57815" calcext:value-type="float">
            <text:p>57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271]=&quot;down&quot;;[.C271]+[.D270];IF([.B271]=&quot;up&quot;;[.C271]*-1+[.D270];[.D270]))" office:value-type="float" office:value="269" calcext:value-type="float">
            <text:p>269</text:p>
          </table:table-cell>
          <table:table-cell table:formula="of:=IF([.B271]=&quot;forward&quot;;[.E270]+[.C271];[.E270])" office:value-type="float" office:value="478" calcext:value-type="float">
            <text:p>478</text:p>
          </table:table-cell>
          <table:table-cell table:formula="of:=IF([.B271]=&quot;forward&quot;;[.F270]+[.D271]*[.C271];[.F270])" office:value-type="float" office:value="60236" calcext:value-type="float">
            <text:p>60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272]=&quot;down&quot;;[.C272]+[.D271];IF([.B272]=&quot;up&quot;;[.C272]*-1+[.D271];[.D271]))" office:value-type="float" office:value="261" calcext:value-type="float">
            <text:p>261</text:p>
          </table:table-cell>
          <table:table-cell table:formula="of:=IF([.B272]=&quot;forward&quot;;[.E271]+[.C272];[.E271])" office:value-type="float" office:value="478" calcext:value-type="float">
            <text:p>478</text:p>
          </table:table-cell>
          <table:table-cell table:formula="of:=IF([.B272]=&quot;forward&quot;;[.F271]+[.D272]*[.C272];[.F271])" office:value-type="float" office:value="60236" calcext:value-type="float">
            <text:p>60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273]=&quot;down&quot;;[.C273]+[.D272];IF([.B273]=&quot;up&quot;;[.C273]*-1+[.D272];[.D272]))" office:value-type="float" office:value="264" calcext:value-type="float">
            <text:p>264</text:p>
          </table:table-cell>
          <table:table-cell table:formula="of:=IF([.B273]=&quot;forward&quot;;[.E272]+[.C273];[.E272])" office:value-type="float" office:value="478" calcext:value-type="float">
            <text:p>478</text:p>
          </table:table-cell>
          <table:table-cell table:formula="of:=IF([.B273]=&quot;forward&quot;;[.F272]+[.D273]*[.C273];[.F272])" office:value-type="float" office:value="60236" calcext:value-type="float">
            <text:p>60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274]=&quot;down&quot;;[.C274]+[.D273];IF([.B274]=&quot;up&quot;;[.C274]*-1+[.D273];[.D273]))" office:value-type="float" office:value="264" calcext:value-type="float">
            <text:p>264</text:p>
          </table:table-cell>
          <table:table-cell table:formula="of:=IF([.B274]=&quot;forward&quot;;[.E273]+[.C274];[.E273])" office:value-type="float" office:value="479" calcext:value-type="float">
            <text:p>479</text:p>
          </table:table-cell>
          <table:table-cell table:formula="of:=IF([.B274]=&quot;forward&quot;;[.F273]+[.D274]*[.C274];[.F273])" office:value-type="float" office:value="60500" calcext:value-type="float">
            <text:p>60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275]=&quot;down&quot;;[.C275]+[.D274];IF([.B275]=&quot;up&quot;;[.C275]*-1+[.D274];[.D274]))" office:value-type="float" office:value="264" calcext:value-type="float">
            <text:p>264</text:p>
          </table:table-cell>
          <table:table-cell table:formula="of:=IF([.B275]=&quot;forward&quot;;[.E274]+[.C275];[.E274])" office:value-type="float" office:value="485" calcext:value-type="float">
            <text:p>485</text:p>
          </table:table-cell>
          <table:table-cell table:formula="of:=IF([.B275]=&quot;forward&quot;;[.F274]+[.D275]*[.C275];[.F274])" office:value-type="float" office:value="62084" calcext:value-type="float">
            <text:p>62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276]=&quot;down&quot;;[.C276]+[.D275];IF([.B276]=&quot;up&quot;;[.C276]*-1+[.D275];[.D275]))" office:value-type="float" office:value="264" calcext:value-type="float">
            <text:p>264</text:p>
          </table:table-cell>
          <table:table-cell table:formula="of:=IF([.B276]=&quot;forward&quot;;[.E275]+[.C276];[.E275])" office:value-type="float" office:value="494" calcext:value-type="float">
            <text:p>494</text:p>
          </table:table-cell>
          <table:table-cell table:formula="of:=IF([.B276]=&quot;forward&quot;;[.F275]+[.D276]*[.C276];[.F275])" office:value-type="float" office:value="64460" calcext:value-type="float">
            <text:p>64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277]=&quot;down&quot;;[.C277]+[.D276];IF([.B277]=&quot;up&quot;;[.C277]*-1+[.D276];[.D276]))" office:value-type="float" office:value="265" calcext:value-type="float">
            <text:p>265</text:p>
          </table:table-cell>
          <table:table-cell table:formula="of:=IF([.B277]=&quot;forward&quot;;[.E276]+[.C277];[.E276])" office:value-type="float" office:value="494" calcext:value-type="float">
            <text:p>494</text:p>
          </table:table-cell>
          <table:table-cell table:formula="of:=IF([.B277]=&quot;forward&quot;;[.F276]+[.D277]*[.C277];[.F276])" office:value-type="float" office:value="64460" calcext:value-type="float">
            <text:p>64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278]=&quot;down&quot;;[.C278]+[.D277];IF([.B278]=&quot;up&quot;;[.C278]*-1+[.D277];[.D277]))" office:value-type="float" office:value="256" calcext:value-type="float">
            <text:p>256</text:p>
          </table:table-cell>
          <table:table-cell table:formula="of:=IF([.B278]=&quot;forward&quot;;[.E277]+[.C278];[.E277])" office:value-type="float" office:value="494" calcext:value-type="float">
            <text:p>494</text:p>
          </table:table-cell>
          <table:table-cell table:formula="of:=IF([.B278]=&quot;forward&quot;;[.F277]+[.D278]*[.C278];[.F277])" office:value-type="float" office:value="64460" calcext:value-type="float">
            <text:p>644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279]=&quot;down&quot;;[.C279]+[.D278];IF([.B279]=&quot;up&quot;;[.C279]*-1+[.D278];[.D278]))" office:value-type="float" office:value="256" calcext:value-type="float">
            <text:p>256</text:p>
          </table:table-cell>
          <table:table-cell table:formula="of:=IF([.B279]=&quot;forward&quot;;[.E278]+[.C279];[.E278])" office:value-type="float" office:value="499" calcext:value-type="float">
            <text:p>499</text:p>
          </table:table-cell>
          <table:table-cell table:formula="of:=IF([.B279]=&quot;forward&quot;;[.F278]+[.D279]*[.C279];[.F278])" office:value-type="float" office:value="65740" calcext:value-type="float">
            <text:p>65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280]=&quot;down&quot;;[.C280]+[.D279];IF([.B280]=&quot;up&quot;;[.C280]*-1+[.D279];[.D279]))" office:value-type="float" office:value="262" calcext:value-type="float">
            <text:p>262</text:p>
          </table:table-cell>
          <table:table-cell table:formula="of:=IF([.B280]=&quot;forward&quot;;[.E279]+[.C280];[.E279])" office:value-type="float" office:value="499" calcext:value-type="float">
            <text:p>499</text:p>
          </table:table-cell>
          <table:table-cell table:formula="of:=IF([.B280]=&quot;forward&quot;;[.F279]+[.D280]*[.C280];[.F279])" office:value-type="float" office:value="65740" calcext:value-type="float">
            <text:p>657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281]=&quot;down&quot;;[.C281]+[.D280];IF([.B281]=&quot;up&quot;;[.C281]*-1+[.D280];[.D280]))" office:value-type="float" office:value="262" calcext:value-type="float">
            <text:p>262</text:p>
          </table:table-cell>
          <table:table-cell table:formula="of:=IF([.B281]=&quot;forward&quot;;[.E280]+[.C281];[.E280])" office:value-type="float" office:value="507" calcext:value-type="float">
            <text:p>507</text:p>
          </table:table-cell>
          <table:table-cell table:formula="of:=IF([.B281]=&quot;forward&quot;;[.F280]+[.D281]*[.C281];[.F280])" office:value-type="float" office:value="67836" calcext:value-type="float">
            <text:p>67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282]=&quot;down&quot;;[.C282]+[.D281];IF([.B282]=&quot;up&quot;;[.C282]*-1+[.D281];[.D281]))" office:value-type="float" office:value="269" calcext:value-type="float">
            <text:p>269</text:p>
          </table:table-cell>
          <table:table-cell table:formula="of:=IF([.B282]=&quot;forward&quot;;[.E281]+[.C282];[.E281])" office:value-type="float" office:value="507" calcext:value-type="float">
            <text:p>507</text:p>
          </table:table-cell>
          <table:table-cell table:formula="of:=IF([.B282]=&quot;forward&quot;;[.F281]+[.D282]*[.C282];[.F281])" office:value-type="float" office:value="67836" calcext:value-type="float">
            <text:p>67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283]=&quot;down&quot;;[.C283]+[.D282];IF([.B283]=&quot;up&quot;;[.C283]*-1+[.D282];[.D282]))" office:value-type="float" office:value="272" calcext:value-type="float">
            <text:p>272</text:p>
          </table:table-cell>
          <table:table-cell table:formula="of:=IF([.B283]=&quot;forward&quot;;[.E282]+[.C283];[.E282])" office:value-type="float" office:value="507" calcext:value-type="float">
            <text:p>507</text:p>
          </table:table-cell>
          <table:table-cell table:formula="of:=IF([.B283]=&quot;forward&quot;;[.F282]+[.D283]*[.C283];[.F282])" office:value-type="float" office:value="67836" calcext:value-type="float">
            <text:p>67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284]=&quot;down&quot;;[.C284]+[.D283];IF([.B284]=&quot;up&quot;;[.C284]*-1+[.D283];[.D283]))" office:value-type="float" office:value="268" calcext:value-type="float">
            <text:p>268</text:p>
          </table:table-cell>
          <table:table-cell table:formula="of:=IF([.B284]=&quot;forward&quot;;[.E283]+[.C284];[.E283])" office:value-type="float" office:value="507" calcext:value-type="float">
            <text:p>507</text:p>
          </table:table-cell>
          <table:table-cell table:formula="of:=IF([.B284]=&quot;forward&quot;;[.F283]+[.D284]*[.C284];[.F283])" office:value-type="float" office:value="67836" calcext:value-type="float">
            <text:p>67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285]=&quot;down&quot;;[.C285]+[.D284];IF([.B285]=&quot;up&quot;;[.C285]*-1+[.D284];[.D284]))" office:value-type="float" office:value="274" calcext:value-type="float">
            <text:p>274</text:p>
          </table:table-cell>
          <table:table-cell table:formula="of:=IF([.B285]=&quot;forward&quot;;[.E284]+[.C285];[.E284])" office:value-type="float" office:value="507" calcext:value-type="float">
            <text:p>507</text:p>
          </table:table-cell>
          <table:table-cell table:formula="of:=IF([.B285]=&quot;forward&quot;;[.F284]+[.D285]*[.C285];[.F284])" office:value-type="float" office:value="67836" calcext:value-type="float">
            <text:p>67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286]=&quot;down&quot;;[.C286]+[.D285];IF([.B286]=&quot;up&quot;;[.C286]*-1+[.D285];[.D285]))" office:value-type="float" office:value="274" calcext:value-type="float">
            <text:p>274</text:p>
          </table:table-cell>
          <table:table-cell table:formula="of:=IF([.B286]=&quot;forward&quot;;[.E285]+[.C286];[.E285])" office:value-type="float" office:value="512" calcext:value-type="float">
            <text:p>512</text:p>
          </table:table-cell>
          <table:table-cell table:formula="of:=IF([.B286]=&quot;forward&quot;;[.F285]+[.D286]*[.C286];[.F285])" office:value-type="float" office:value="69206" calcext:value-type="float">
            <text:p>69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287]=&quot;down&quot;;[.C287]+[.D286];IF([.B287]=&quot;up&quot;;[.C287]*-1+[.D286];[.D286]))" office:value-type="float" office:value="274" calcext:value-type="float">
            <text:p>274</text:p>
          </table:table-cell>
          <table:table-cell table:formula="of:=IF([.B287]=&quot;forward&quot;;[.E286]+[.C287];[.E286])" office:value-type="float" office:value="518" calcext:value-type="float">
            <text:p>518</text:p>
          </table:table-cell>
          <table:table-cell table:formula="of:=IF([.B287]=&quot;forward&quot;;[.F286]+[.D287]*[.C287];[.F286])" office:value-type="float" office:value="70850" calcext:value-type="float">
            <text:p>70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288]=&quot;down&quot;;[.C288]+[.D287];IF([.B288]=&quot;up&quot;;[.C288]*-1+[.D287];[.D287]))" office:value-type="float" office:value="274" calcext:value-type="float">
            <text:p>274</text:p>
          </table:table-cell>
          <table:table-cell table:formula="of:=IF([.B288]=&quot;forward&quot;;[.E287]+[.C288];[.E287])" office:value-type="float" office:value="523" calcext:value-type="float">
            <text:p>523</text:p>
          </table:table-cell>
          <table:table-cell table:formula="of:=IF([.B288]=&quot;forward&quot;;[.F287]+[.D288]*[.C288];[.F287])" office:value-type="float" office:value="72220" calcext:value-type="float">
            <text:p>72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289]=&quot;down&quot;;[.C289]+[.D288];IF([.B289]=&quot;up&quot;;[.C289]*-1+[.D288];[.D288]))" office:value-type="float" office:value="272" calcext:value-type="float">
            <text:p>272</text:p>
          </table:table-cell>
          <table:table-cell table:formula="of:=IF([.B289]=&quot;forward&quot;;[.E288]+[.C289];[.E288])" office:value-type="float" office:value="523" calcext:value-type="float">
            <text:p>523</text:p>
          </table:table-cell>
          <table:table-cell table:formula="of:=IF([.B289]=&quot;forward&quot;;[.F288]+[.D289]*[.C289];[.F288])" office:value-type="float" office:value="72220" calcext:value-type="float">
            <text:p>72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290]=&quot;down&quot;;[.C290]+[.D289];IF([.B290]=&quot;up&quot;;[.C290]*-1+[.D289];[.D289]))" office:value-type="float" office:value="277" calcext:value-type="float">
            <text:p>277</text:p>
          </table:table-cell>
          <table:table-cell table:formula="of:=IF([.B290]=&quot;forward&quot;;[.E289]+[.C290];[.E289])" office:value-type="float" office:value="523" calcext:value-type="float">
            <text:p>523</text:p>
          </table:table-cell>
          <table:table-cell table:formula="of:=IF([.B290]=&quot;forward&quot;;[.F289]+[.D290]*[.C290];[.F289])" office:value-type="float" office:value="72220" calcext:value-type="float">
            <text:p>72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291]=&quot;down&quot;;[.C291]+[.D290];IF([.B291]=&quot;up&quot;;[.C291]*-1+[.D290];[.D290]))" office:value-type="float" office:value="270" calcext:value-type="float">
            <text:p>270</text:p>
          </table:table-cell>
          <table:table-cell table:formula="of:=IF([.B291]=&quot;forward&quot;;[.E290]+[.C291];[.E290])" office:value-type="float" office:value="523" calcext:value-type="float">
            <text:p>523</text:p>
          </table:table-cell>
          <table:table-cell table:formula="of:=IF([.B291]=&quot;forward&quot;;[.F290]+[.D291]*[.C291];[.F290])" office:value-type="float" office:value="72220" calcext:value-type="float">
            <text:p>72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292]=&quot;down&quot;;[.C292]+[.D291];IF([.B292]=&quot;up&quot;;[.C292]*-1+[.D291];[.D291]))" office:value-type="float" office:value="266" calcext:value-type="float">
            <text:p>266</text:p>
          </table:table-cell>
          <table:table-cell table:formula="of:=IF([.B292]=&quot;forward&quot;;[.E291]+[.C292];[.E291])" office:value-type="float" office:value="523" calcext:value-type="float">
            <text:p>523</text:p>
          </table:table-cell>
          <table:table-cell table:formula="of:=IF([.B292]=&quot;forward&quot;;[.F291]+[.D292]*[.C292];[.F291])" office:value-type="float" office:value="72220" calcext:value-type="float">
            <text:p>72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293]=&quot;down&quot;;[.C293]+[.D292];IF([.B293]=&quot;up&quot;;[.C293]*-1+[.D292];[.D292]))" office:value-type="float" office:value="261" calcext:value-type="float">
            <text:p>261</text:p>
          </table:table-cell>
          <table:table-cell table:formula="of:=IF([.B293]=&quot;forward&quot;;[.E292]+[.C293];[.E292])" office:value-type="float" office:value="523" calcext:value-type="float">
            <text:p>523</text:p>
          </table:table-cell>
          <table:table-cell table:formula="of:=IF([.B293]=&quot;forward&quot;;[.F292]+[.D293]*[.C293];[.F292])" office:value-type="float" office:value="72220" calcext:value-type="float">
            <text:p>72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294]=&quot;down&quot;;[.C294]+[.D293];IF([.B294]=&quot;up&quot;;[.C294]*-1+[.D293];[.D293]))" office:value-type="float" office:value="261" calcext:value-type="float">
            <text:p>261</text:p>
          </table:table-cell>
          <table:table-cell table:formula="of:=IF([.B294]=&quot;forward&quot;;[.E293]+[.C294];[.E293])" office:value-type="float" office:value="526" calcext:value-type="float">
            <text:p>526</text:p>
          </table:table-cell>
          <table:table-cell table:formula="of:=IF([.B294]=&quot;forward&quot;;[.F293]+[.D294]*[.C294];[.F293])" office:value-type="float" office:value="73003" calcext:value-type="float">
            <text:p>73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295]=&quot;down&quot;;[.C295]+[.D294];IF([.B295]=&quot;up&quot;;[.C295]*-1+[.D294];[.D294]))" office:value-type="float" office:value="270" calcext:value-type="float">
            <text:p>270</text:p>
          </table:table-cell>
          <table:table-cell table:formula="of:=IF([.B295]=&quot;forward&quot;;[.E294]+[.C295];[.E294])" office:value-type="float" office:value="526" calcext:value-type="float">
            <text:p>526</text:p>
          </table:table-cell>
          <table:table-cell table:formula="of:=IF([.B295]=&quot;forward&quot;;[.F294]+[.D295]*[.C295];[.F294])" office:value-type="float" office:value="73003" calcext:value-type="float">
            <text:p>73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296]=&quot;down&quot;;[.C296]+[.D295];IF([.B296]=&quot;up&quot;;[.C296]*-1+[.D295];[.D295]))" office:value-type="float" office:value="266" calcext:value-type="float">
            <text:p>266</text:p>
          </table:table-cell>
          <table:table-cell table:formula="of:=IF([.B296]=&quot;forward&quot;;[.E295]+[.C296];[.E295])" office:value-type="float" office:value="526" calcext:value-type="float">
            <text:p>526</text:p>
          </table:table-cell>
          <table:table-cell table:formula="of:=IF([.B296]=&quot;forward&quot;;[.F295]+[.D296]*[.C296];[.F295])" office:value-type="float" office:value="73003" calcext:value-type="float">
            <text:p>73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297]=&quot;down&quot;;[.C297]+[.D296];IF([.B297]=&quot;up&quot;;[.C297]*-1+[.D296];[.D296]))" office:value-type="float" office:value="266" calcext:value-type="float">
            <text:p>266</text:p>
          </table:table-cell>
          <table:table-cell table:formula="of:=IF([.B297]=&quot;forward&quot;;[.E296]+[.C297];[.E296])" office:value-type="float" office:value="535" calcext:value-type="float">
            <text:p>535</text:p>
          </table:table-cell>
          <table:table-cell table:formula="of:=IF([.B297]=&quot;forward&quot;;[.F296]+[.D297]*[.C297];[.F296])" office:value-type="float" office:value="75397" calcext:value-type="float">
            <text:p>75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298]=&quot;down&quot;;[.C298]+[.D297];IF([.B298]=&quot;up&quot;;[.C298]*-1+[.D297];[.D297]))" office:value-type="float" office:value="266" calcext:value-type="float">
            <text:p>266</text:p>
          </table:table-cell>
          <table:table-cell table:formula="of:=IF([.B298]=&quot;forward&quot;;[.E297]+[.C298];[.E297])" office:value-type="float" office:value="543" calcext:value-type="float">
            <text:p>543</text:p>
          </table:table-cell>
          <table:table-cell table:formula="of:=IF([.B298]=&quot;forward&quot;;[.F297]+[.D298]*[.C298];[.F297])" office:value-type="float" office:value="77525" calcext:value-type="float">
            <text:p>77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299]=&quot;down&quot;;[.C299]+[.D298];IF([.B299]=&quot;up&quot;;[.C299]*-1+[.D298];[.D298]))" office:value-type="float" office:value="266" calcext:value-type="float">
            <text:p>266</text:p>
          </table:table-cell>
          <table:table-cell table:formula="of:=IF([.B299]=&quot;forward&quot;;[.E298]+[.C299];[.E298])" office:value-type="float" office:value="549" calcext:value-type="float">
            <text:p>549</text:p>
          </table:table-cell>
          <table:table-cell table:formula="of:=IF([.B299]=&quot;forward&quot;;[.F298]+[.D299]*[.C299];[.F298])" office:value-type="float" office:value="79121" calcext:value-type="float">
            <text:p>79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300]=&quot;down&quot;;[.C300]+[.D299];IF([.B300]=&quot;up&quot;;[.C300]*-1+[.D299];[.D299]))" office:value-type="float" office:value="271" calcext:value-type="float">
            <text:p>271</text:p>
          </table:table-cell>
          <table:table-cell table:formula="of:=IF([.B300]=&quot;forward&quot;;[.E299]+[.C300];[.E299])" office:value-type="float" office:value="549" calcext:value-type="float">
            <text:p>549</text:p>
          </table:table-cell>
          <table:table-cell table:formula="of:=IF([.B300]=&quot;forward&quot;;[.F299]+[.D300]*[.C300];[.F299])" office:value-type="float" office:value="79121" calcext:value-type="float">
            <text:p>79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301]=&quot;down&quot;;[.C301]+[.D300];IF([.B301]=&quot;up&quot;;[.C301]*-1+[.D300];[.D300]))" office:value-type="float" office:value="275" calcext:value-type="float">
            <text:p>275</text:p>
          </table:table-cell>
          <table:table-cell table:formula="of:=IF([.B301]=&quot;forward&quot;;[.E300]+[.C301];[.E300])" office:value-type="float" office:value="549" calcext:value-type="float">
            <text:p>549</text:p>
          </table:table-cell>
          <table:table-cell table:formula="of:=IF([.B301]=&quot;forward&quot;;[.F300]+[.D301]*[.C301];[.F300])" office:value-type="float" office:value="79121" calcext:value-type="float">
            <text:p>79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302]=&quot;down&quot;;[.C302]+[.D301];IF([.B302]=&quot;up&quot;;[.C302]*-1+[.D301];[.D301]))" office:value-type="float" office:value="277" calcext:value-type="float">
            <text:p>277</text:p>
          </table:table-cell>
          <table:table-cell table:formula="of:=IF([.B302]=&quot;forward&quot;;[.E301]+[.C302];[.E301])" office:value-type="float" office:value="549" calcext:value-type="float">
            <text:p>549</text:p>
          </table:table-cell>
          <table:table-cell table:formula="of:=IF([.B302]=&quot;forward&quot;;[.F301]+[.D302]*[.C302];[.F301])" office:value-type="float" office:value="79121" calcext:value-type="float">
            <text:p>79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303]=&quot;down&quot;;[.C303]+[.D302];IF([.B303]=&quot;up&quot;;[.C303]*-1+[.D302];[.D302]))" office:value-type="float" office:value="272" calcext:value-type="float">
            <text:p>272</text:p>
          </table:table-cell>
          <table:table-cell table:formula="of:=IF([.B303]=&quot;forward&quot;;[.E302]+[.C303];[.E302])" office:value-type="float" office:value="549" calcext:value-type="float">
            <text:p>549</text:p>
          </table:table-cell>
          <table:table-cell table:formula="of:=IF([.B303]=&quot;forward&quot;;[.F302]+[.D303]*[.C303];[.F302])" office:value-type="float" office:value="79121" calcext:value-type="float">
            <text:p>79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304]=&quot;down&quot;;[.C304]+[.D303];IF([.B304]=&quot;up&quot;;[.C304]*-1+[.D303];[.D303]))" office:value-type="float" office:value="265" calcext:value-type="float">
            <text:p>265</text:p>
          </table:table-cell>
          <table:table-cell table:formula="of:=IF([.B304]=&quot;forward&quot;;[.E303]+[.C304];[.E303])" office:value-type="float" office:value="549" calcext:value-type="float">
            <text:p>549</text:p>
          </table:table-cell>
          <table:table-cell table:formula="of:=IF([.B304]=&quot;forward&quot;;[.F303]+[.D304]*[.C304];[.F303])" office:value-type="float" office:value="79121" calcext:value-type="float">
            <text:p>79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305]=&quot;down&quot;;[.C305]+[.D304];IF([.B305]=&quot;up&quot;;[.C305]*-1+[.D304];[.D304]))" office:value-type="float" office:value="263" calcext:value-type="float">
            <text:p>263</text:p>
          </table:table-cell>
          <table:table-cell table:formula="of:=IF([.B305]=&quot;forward&quot;;[.E304]+[.C305];[.E304])" office:value-type="float" office:value="549" calcext:value-type="float">
            <text:p>549</text:p>
          </table:table-cell>
          <table:table-cell table:formula="of:=IF([.B305]=&quot;forward&quot;;[.F304]+[.D305]*[.C305];[.F304])" office:value-type="float" office:value="79121" calcext:value-type="float">
            <text:p>79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06]=&quot;down&quot;;[.C306]+[.D305];IF([.B306]=&quot;up&quot;;[.C306]*-1+[.D305];[.D305]))" office:value-type="float" office:value="263" calcext:value-type="float">
            <text:p>263</text:p>
          </table:table-cell>
          <table:table-cell table:formula="of:=IF([.B306]=&quot;forward&quot;;[.E305]+[.C306];[.E305])" office:value-type="float" office:value="558" calcext:value-type="float">
            <text:p>558</text:p>
          </table:table-cell>
          <table:table-cell table:formula="of:=IF([.B306]=&quot;forward&quot;;[.F305]+[.D306]*[.C306];[.F305])" office:value-type="float" office:value="81488" calcext:value-type="float">
            <text:p>814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07]=&quot;down&quot;;[.C307]+[.D306];IF([.B307]=&quot;up&quot;;[.C307]*-1+[.D306];[.D306]))" office:value-type="float" office:value="263" calcext:value-type="float">
            <text:p>263</text:p>
          </table:table-cell>
          <table:table-cell table:formula="of:=IF([.B307]=&quot;forward&quot;;[.E306]+[.C307];[.E306])" office:value-type="float" office:value="567" calcext:value-type="float">
            <text:p>567</text:p>
          </table:table-cell>
          <table:table-cell table:formula="of:=IF([.B307]=&quot;forward&quot;;[.F306]+[.D307]*[.C307];[.F306])" office:value-type="float" office:value="83855" calcext:value-type="float">
            <text:p>8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308]=&quot;down&quot;;[.C308]+[.D307];IF([.B308]=&quot;up&quot;;[.C308]*-1+[.D307];[.D307]))" office:value-type="float" office:value="272" calcext:value-type="float">
            <text:p>272</text:p>
          </table:table-cell>
          <table:table-cell table:formula="of:=IF([.B308]=&quot;forward&quot;;[.E307]+[.C308];[.E307])" office:value-type="float" office:value="567" calcext:value-type="float">
            <text:p>567</text:p>
          </table:table-cell>
          <table:table-cell table:formula="of:=IF([.B308]=&quot;forward&quot;;[.F307]+[.D308]*[.C308];[.F307])" office:value-type="float" office:value="83855" calcext:value-type="float">
            <text:p>8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309]=&quot;down&quot;;[.C309]+[.D308];IF([.B309]=&quot;up&quot;;[.C309]*-1+[.D308];[.D308]))" office:value-type="float" office:value="276" calcext:value-type="float">
            <text:p>276</text:p>
          </table:table-cell>
          <table:table-cell table:formula="of:=IF([.B309]=&quot;forward&quot;;[.E308]+[.C309];[.E308])" office:value-type="float" office:value="567" calcext:value-type="float">
            <text:p>567</text:p>
          </table:table-cell>
          <table:table-cell table:formula="of:=IF([.B309]=&quot;forward&quot;;[.F308]+[.D309]*[.C309];[.F308])" office:value-type="float" office:value="83855" calcext:value-type="float">
            <text:p>8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310]=&quot;down&quot;;[.C310]+[.D309];IF([.B310]=&quot;up&quot;;[.C310]*-1+[.D309];[.D309]))" office:value-type="float" office:value="274" calcext:value-type="float">
            <text:p>274</text:p>
          </table:table-cell>
          <table:table-cell table:formula="of:=IF([.B310]=&quot;forward&quot;;[.E309]+[.C310];[.E309])" office:value-type="float" office:value="567" calcext:value-type="float">
            <text:p>567</text:p>
          </table:table-cell>
          <table:table-cell table:formula="of:=IF([.B310]=&quot;forward&quot;;[.F309]+[.D310]*[.C310];[.F309])" office:value-type="float" office:value="83855" calcext:value-type="float">
            <text:p>83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311]=&quot;down&quot;;[.C311]+[.D310];IF([.B311]=&quot;up&quot;;[.C311]*-1+[.D310];[.D310]))" office:value-type="float" office:value="274" calcext:value-type="float">
            <text:p>274</text:p>
          </table:table-cell>
          <table:table-cell table:formula="of:=IF([.B311]=&quot;forward&quot;;[.E310]+[.C311];[.E310])" office:value-type="float" office:value="570" calcext:value-type="float">
            <text:p>570</text:p>
          </table:table-cell>
          <table:table-cell table:formula="of:=IF([.B311]=&quot;forward&quot;;[.F310]+[.D311]*[.C311];[.F310])" office:value-type="float" office:value="84677" calcext:value-type="float">
            <text:p>84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312]=&quot;down&quot;;[.C312]+[.D311];IF([.B312]=&quot;up&quot;;[.C312]*-1+[.D311];[.D311]))" office:value-type="float" office:value="271" calcext:value-type="float">
            <text:p>271</text:p>
          </table:table-cell>
          <table:table-cell table:formula="of:=IF([.B312]=&quot;forward&quot;;[.E311]+[.C312];[.E311])" office:value-type="float" office:value="570" calcext:value-type="float">
            <text:p>570</text:p>
          </table:table-cell>
          <table:table-cell table:formula="of:=IF([.B312]=&quot;forward&quot;;[.F311]+[.D312]*[.C312];[.F311])" office:value-type="float" office:value="84677" calcext:value-type="float">
            <text:p>84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313]=&quot;down&quot;;[.C313]+[.D312];IF([.B313]=&quot;up&quot;;[.C313]*-1+[.D312];[.D312]))" office:value-type="float" office:value="269" calcext:value-type="float">
            <text:p>269</text:p>
          </table:table-cell>
          <table:table-cell table:formula="of:=IF([.B313]=&quot;forward&quot;;[.E312]+[.C313];[.E312])" office:value-type="float" office:value="570" calcext:value-type="float">
            <text:p>570</text:p>
          </table:table-cell>
          <table:table-cell table:formula="of:=IF([.B313]=&quot;forward&quot;;[.F312]+[.D313]*[.C313];[.F312])" office:value-type="float" office:value="84677" calcext:value-type="float">
            <text:p>84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314]=&quot;down&quot;;[.C314]+[.D313];IF([.B314]=&quot;up&quot;;[.C314]*-1+[.D313];[.D313]))" office:value-type="float" office:value="278" calcext:value-type="float">
            <text:p>278</text:p>
          </table:table-cell>
          <table:table-cell table:formula="of:=IF([.B314]=&quot;forward&quot;;[.E313]+[.C314];[.E313])" office:value-type="float" office:value="570" calcext:value-type="float">
            <text:p>570</text:p>
          </table:table-cell>
          <table:table-cell table:formula="of:=IF([.B314]=&quot;forward&quot;;[.F313]+[.D314]*[.C314];[.F313])" office:value-type="float" office:value="84677" calcext:value-type="float">
            <text:p>84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315]=&quot;down&quot;;[.C315]+[.D314];IF([.B315]=&quot;up&quot;;[.C315]*-1+[.D314];[.D314]))" office:value-type="float" office:value="278" calcext:value-type="float">
            <text:p>278</text:p>
          </table:table-cell>
          <table:table-cell table:formula="of:=IF([.B315]=&quot;forward&quot;;[.E314]+[.C315];[.E314])" office:value-type="float" office:value="578" calcext:value-type="float">
            <text:p>578</text:p>
          </table:table-cell>
          <table:table-cell table:formula="of:=IF([.B315]=&quot;forward&quot;;[.F314]+[.D315]*[.C315];[.F314])" office:value-type="float" office:value="86901" calcext:value-type="float">
            <text:p>86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316]=&quot;down&quot;;[.C316]+[.D315];IF([.B316]=&quot;up&quot;;[.C316]*-1+[.D315];[.D315]))" office:value-type="float" office:value="278" calcext:value-type="float">
            <text:p>278</text:p>
          </table:table-cell>
          <table:table-cell table:formula="of:=IF([.B316]=&quot;forward&quot;;[.E315]+[.C316];[.E315])" office:value-type="float" office:value="584" calcext:value-type="float">
            <text:p>584</text:p>
          </table:table-cell>
          <table:table-cell table:formula="of:=IF([.B316]=&quot;forward&quot;;[.F315]+[.D316]*[.C316];[.F315])" office:value-type="float" office:value="88569" calcext:value-type="float">
            <text:p>88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317]=&quot;down&quot;;[.C317]+[.D316];IF([.B317]=&quot;up&quot;;[.C317]*-1+[.D316];[.D316]))" office:value-type="float" office:value="284" calcext:value-type="float">
            <text:p>284</text:p>
          </table:table-cell>
          <table:table-cell table:formula="of:=IF([.B317]=&quot;forward&quot;;[.E316]+[.C317];[.E316])" office:value-type="float" office:value="584" calcext:value-type="float">
            <text:p>584</text:p>
          </table:table-cell>
          <table:table-cell table:formula="of:=IF([.B317]=&quot;forward&quot;;[.F316]+[.D317]*[.C317];[.F316])" office:value-type="float" office:value="88569" calcext:value-type="float">
            <text:p>88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318]=&quot;down&quot;;[.C318]+[.D317];IF([.B318]=&quot;up&quot;;[.C318]*-1+[.D317];[.D317]))" office:value-type="float" office:value="284" calcext:value-type="float">
            <text:p>284</text:p>
          </table:table-cell>
          <table:table-cell table:formula="of:=IF([.B318]=&quot;forward&quot;;[.E317]+[.C318];[.E317])" office:value-type="float" office:value="587" calcext:value-type="float">
            <text:p>587</text:p>
          </table:table-cell>
          <table:table-cell table:formula="of:=IF([.B318]=&quot;forward&quot;;[.F317]+[.D318]*[.C318];[.F317])" office:value-type="float" office:value="89421" calcext:value-type="float">
            <text:p>89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319]=&quot;down&quot;;[.C319]+[.D318];IF([.B319]=&quot;up&quot;;[.C319]*-1+[.D318];[.D318]))" office:value-type="float" office:value="285" calcext:value-type="float">
            <text:p>285</text:p>
          </table:table-cell>
          <table:table-cell table:formula="of:=IF([.B319]=&quot;forward&quot;;[.E318]+[.C319];[.E318])" office:value-type="float" office:value="587" calcext:value-type="float">
            <text:p>587</text:p>
          </table:table-cell>
          <table:table-cell table:formula="of:=IF([.B319]=&quot;forward&quot;;[.F318]+[.D319]*[.C319];[.F318])" office:value-type="float" office:value="89421" calcext:value-type="float">
            <text:p>89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320]=&quot;down&quot;;[.C320]+[.D319];IF([.B320]=&quot;up&quot;;[.C320]*-1+[.D319];[.D319]))" office:value-type="float" office:value="285" calcext:value-type="float">
            <text:p>285</text:p>
          </table:table-cell>
          <table:table-cell table:formula="of:=IF([.B320]=&quot;forward&quot;;[.E319]+[.C320];[.E319])" office:value-type="float" office:value="591" calcext:value-type="float">
            <text:p>591</text:p>
          </table:table-cell>
          <table:table-cell table:formula="of:=IF([.B320]=&quot;forward&quot;;[.F319]+[.D320]*[.C320];[.F319])" office:value-type="float" office:value="90561" calcext:value-type="float">
            <text:p>90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21]=&quot;down&quot;;[.C321]+[.D320];IF([.B321]=&quot;up&quot;;[.C321]*-1+[.D320];[.D320]))" office:value-type="float" office:value="285" calcext:value-type="float">
            <text:p>285</text:p>
          </table:table-cell>
          <table:table-cell table:formula="of:=IF([.B321]=&quot;forward&quot;;[.E320]+[.C321];[.E320])" office:value-type="float" office:value="600" calcext:value-type="float">
            <text:p>600</text:p>
          </table:table-cell>
          <table:table-cell table:formula="of:=IF([.B321]=&quot;forward&quot;;[.F320]+[.D321]*[.C321];[.F320])" office:value-type="float" office:value="93126" calcext:value-type="float">
            <text:p>93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322]=&quot;down&quot;;[.C322]+[.D321];IF([.B322]=&quot;up&quot;;[.C322]*-1+[.D321];[.D321]))" office:value-type="float" office:value="285" calcext:value-type="float">
            <text:p>285</text:p>
          </table:table-cell>
          <table:table-cell table:formula="of:=IF([.B322]=&quot;forward&quot;;[.E321]+[.C322];[.E321])" office:value-type="float" office:value="605" calcext:value-type="float">
            <text:p>605</text:p>
          </table:table-cell>
          <table:table-cell table:formula="of:=IF([.B322]=&quot;forward&quot;;[.F321]+[.D322]*[.C322];[.F321])" office:value-type="float" office:value="94551" calcext:value-type="float">
            <text:p>9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323]=&quot;down&quot;;[.C323]+[.D322];IF([.B323]=&quot;up&quot;;[.C323]*-1+[.D322];[.D322]))" office:value-type="float" office:value="287" calcext:value-type="float">
            <text:p>287</text:p>
          </table:table-cell>
          <table:table-cell table:formula="of:=IF([.B323]=&quot;forward&quot;;[.E322]+[.C323];[.E322])" office:value-type="float" office:value="605" calcext:value-type="float">
            <text:p>605</text:p>
          </table:table-cell>
          <table:table-cell table:formula="of:=IF([.B323]=&quot;forward&quot;;[.F322]+[.D323]*[.C323];[.F322])" office:value-type="float" office:value="94551" calcext:value-type="float">
            <text:p>9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324]=&quot;down&quot;;[.C324]+[.D323];IF([.B324]=&quot;up&quot;;[.C324]*-1+[.D323];[.D323]))" office:value-type="float" office:value="294" calcext:value-type="float">
            <text:p>294</text:p>
          </table:table-cell>
          <table:table-cell table:formula="of:=IF([.B324]=&quot;forward&quot;;[.E323]+[.C324];[.E323])" office:value-type="float" office:value="605" calcext:value-type="float">
            <text:p>605</text:p>
          </table:table-cell>
          <table:table-cell table:formula="of:=IF([.B324]=&quot;forward&quot;;[.F323]+[.D324]*[.C324];[.F323])" office:value-type="float" office:value="94551" calcext:value-type="float">
            <text:p>9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325]=&quot;down&quot;;[.C325]+[.D324];IF([.B325]=&quot;up&quot;;[.C325]*-1+[.D324];[.D324]))" office:value-type="float" office:value="288" calcext:value-type="float">
            <text:p>288</text:p>
          </table:table-cell>
          <table:table-cell table:formula="of:=IF([.B325]=&quot;forward&quot;;[.E324]+[.C325];[.E324])" office:value-type="float" office:value="605" calcext:value-type="float">
            <text:p>605</text:p>
          </table:table-cell>
          <table:table-cell table:formula="of:=IF([.B325]=&quot;forward&quot;;[.F324]+[.D325]*[.C325];[.F324])" office:value-type="float" office:value="94551" calcext:value-type="float">
            <text:p>9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326]=&quot;down&quot;;[.C326]+[.D325];IF([.B326]=&quot;up&quot;;[.C326]*-1+[.D325];[.D325]))" office:value-type="float" office:value="291" calcext:value-type="float">
            <text:p>291</text:p>
          </table:table-cell>
          <table:table-cell table:formula="of:=IF([.B326]=&quot;forward&quot;;[.E325]+[.C326];[.E325])" office:value-type="float" office:value="605" calcext:value-type="float">
            <text:p>605</text:p>
          </table:table-cell>
          <table:table-cell table:formula="of:=IF([.B326]=&quot;forward&quot;;[.F325]+[.D326]*[.C326];[.F325])" office:value-type="float" office:value="94551" calcext:value-type="float">
            <text:p>9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327]=&quot;down&quot;;[.C327]+[.D326];IF([.B327]=&quot;up&quot;;[.C327]*-1+[.D326];[.D326]))" office:value-type="float" office:value="291" calcext:value-type="float">
            <text:p>291</text:p>
          </table:table-cell>
          <table:table-cell table:formula="of:=IF([.B327]=&quot;forward&quot;;[.E326]+[.C327];[.E326])" office:value-type="float" office:value="612" calcext:value-type="float">
            <text:p>612</text:p>
          </table:table-cell>
          <table:table-cell table:formula="of:=IF([.B327]=&quot;forward&quot;;[.F326]+[.D327]*[.C327];[.F326])" office:value-type="float" office:value="96588" calcext:value-type="float">
            <text:p>96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328]=&quot;down&quot;;[.C328]+[.D327];IF([.B328]=&quot;up&quot;;[.C328]*-1+[.D327];[.D327]))" office:value-type="float" office:value="294" calcext:value-type="float">
            <text:p>294</text:p>
          </table:table-cell>
          <table:table-cell table:formula="of:=IF([.B328]=&quot;forward&quot;;[.E327]+[.C328];[.E327])" office:value-type="float" office:value="612" calcext:value-type="float">
            <text:p>612</text:p>
          </table:table-cell>
          <table:table-cell table:formula="of:=IF([.B328]=&quot;forward&quot;;[.F327]+[.D328]*[.C328];[.F327])" office:value-type="float" office:value="96588" calcext:value-type="float">
            <text:p>96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329]=&quot;down&quot;;[.C329]+[.D328];IF([.B329]=&quot;up&quot;;[.C329]*-1+[.D328];[.D328]))" office:value-type="float" office:value="291" calcext:value-type="float">
            <text:p>291</text:p>
          </table:table-cell>
          <table:table-cell table:formula="of:=IF([.B329]=&quot;forward&quot;;[.E328]+[.C329];[.E328])" office:value-type="float" office:value="612" calcext:value-type="float">
            <text:p>612</text:p>
          </table:table-cell>
          <table:table-cell table:formula="of:=IF([.B329]=&quot;forward&quot;;[.F328]+[.D329]*[.C329];[.F328])" office:value-type="float" office:value="96588" calcext:value-type="float">
            <text:p>96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330]=&quot;down&quot;;[.C330]+[.D329];IF([.B330]=&quot;up&quot;;[.C330]*-1+[.D329];[.D329]))" office:value-type="float" office:value="283" calcext:value-type="float">
            <text:p>283</text:p>
          </table:table-cell>
          <table:table-cell table:formula="of:=IF([.B330]=&quot;forward&quot;;[.E329]+[.C330];[.E329])" office:value-type="float" office:value="612" calcext:value-type="float">
            <text:p>612</text:p>
          </table:table-cell>
          <table:table-cell table:formula="of:=IF([.B330]=&quot;forward&quot;;[.F329]+[.D330]*[.C330];[.F329])" office:value-type="float" office:value="96588" calcext:value-type="float">
            <text:p>96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331]=&quot;down&quot;;[.C331]+[.D330];IF([.B331]=&quot;up&quot;;[.C331]*-1+[.D330];[.D330]))" office:value-type="float" office:value="283" calcext:value-type="float">
            <text:p>283</text:p>
          </table:table-cell>
          <table:table-cell table:formula="of:=IF([.B331]=&quot;forward&quot;;[.E330]+[.C331];[.E330])" office:value-type="float" office:value="615" calcext:value-type="float">
            <text:p>615</text:p>
          </table:table-cell>
          <table:table-cell table:formula="of:=IF([.B331]=&quot;forward&quot;;[.F330]+[.D331]*[.C331];[.F330])" office:value-type="float" office:value="97437" calcext:value-type="float">
            <text:p>97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332]=&quot;down&quot;;[.C332]+[.D331];IF([.B332]=&quot;up&quot;;[.C332]*-1+[.D331];[.D331]))" office:value-type="float" office:value="276" calcext:value-type="float">
            <text:p>276</text:p>
          </table:table-cell>
          <table:table-cell table:formula="of:=IF([.B332]=&quot;forward&quot;;[.E331]+[.C332];[.E331])" office:value-type="float" office:value="615" calcext:value-type="float">
            <text:p>615</text:p>
          </table:table-cell>
          <table:table-cell table:formula="of:=IF([.B332]=&quot;forward&quot;;[.F331]+[.D332]*[.C332];[.F331])" office:value-type="float" office:value="97437" calcext:value-type="float">
            <text:p>97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333]=&quot;down&quot;;[.C333]+[.D332];IF([.B333]=&quot;up&quot;;[.C333]*-1+[.D332];[.D332]))" office:value-type="float" office:value="276" calcext:value-type="float">
            <text:p>276</text:p>
          </table:table-cell>
          <table:table-cell table:formula="of:=IF([.B333]=&quot;forward&quot;;[.E332]+[.C333];[.E332])" office:value-type="float" office:value="620" calcext:value-type="float">
            <text:p>620</text:p>
          </table:table-cell>
          <table:table-cell table:formula="of:=IF([.B333]=&quot;forward&quot;;[.F332]+[.D333]*[.C333];[.F332])" office:value-type="float" office:value="98817" calcext:value-type="float">
            <text:p>98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334]=&quot;down&quot;;[.C334]+[.D333];IF([.B334]=&quot;up&quot;;[.C334]*-1+[.D333];[.D333]))" office:value-type="float" office:value="283" calcext:value-type="float">
            <text:p>283</text:p>
          </table:table-cell>
          <table:table-cell table:formula="of:=IF([.B334]=&quot;forward&quot;;[.E333]+[.C334];[.E333])" office:value-type="float" office:value="620" calcext:value-type="float">
            <text:p>620</text:p>
          </table:table-cell>
          <table:table-cell table:formula="of:=IF([.B334]=&quot;forward&quot;;[.F333]+[.D334]*[.C334];[.F333])" office:value-type="float" office:value="98817" calcext:value-type="float">
            <text:p>98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335]=&quot;down&quot;;[.C335]+[.D334];IF([.B335]=&quot;up&quot;;[.C335]*-1+[.D334];[.D334]))" office:value-type="float" office:value="283" calcext:value-type="float">
            <text:p>283</text:p>
          </table:table-cell>
          <table:table-cell table:formula="of:=IF([.B335]=&quot;forward&quot;;[.E334]+[.C335];[.E334])" office:value-type="float" office:value="627" calcext:value-type="float">
            <text:p>627</text:p>
          </table:table-cell>
          <table:table-cell table:formula="of:=IF([.B335]=&quot;forward&quot;;[.F334]+[.D335]*[.C335];[.F334])" office:value-type="float" office:value="100798" calcext:value-type="float">
            <text:p>100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336]=&quot;down&quot;;[.C336]+[.D335];IF([.B336]=&quot;up&quot;;[.C336]*-1+[.D335];[.D335]))" office:value-type="float" office:value="283" calcext:value-type="float">
            <text:p>283</text:p>
          </table:table-cell>
          <table:table-cell table:formula="of:=IF([.B336]=&quot;forward&quot;;[.E335]+[.C336];[.E335])" office:value-type="float" office:value="630" calcext:value-type="float">
            <text:p>630</text:p>
          </table:table-cell>
          <table:table-cell table:formula="of:=IF([.B336]=&quot;forward&quot;;[.F335]+[.D336]*[.C336];[.F335])" office:value-type="float" office:value="101647" calcext:value-type="float">
            <text:p>101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337]=&quot;down&quot;;[.C337]+[.D336];IF([.B337]=&quot;up&quot;;[.C337]*-1+[.D336];[.D336]))" office:value-type="float" office:value="289" calcext:value-type="float">
            <text:p>289</text:p>
          </table:table-cell>
          <table:table-cell table:formula="of:=IF([.B337]=&quot;forward&quot;;[.E336]+[.C337];[.E336])" office:value-type="float" office:value="630" calcext:value-type="float">
            <text:p>630</text:p>
          </table:table-cell>
          <table:table-cell table:formula="of:=IF([.B337]=&quot;forward&quot;;[.F336]+[.D337]*[.C337];[.F336])" office:value-type="float" office:value="101647" calcext:value-type="float">
            <text:p>101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338]=&quot;down&quot;;[.C338]+[.D337];IF([.B338]=&quot;up&quot;;[.C338]*-1+[.D337];[.D337]))" office:value-type="float" office:value="292" calcext:value-type="float">
            <text:p>292</text:p>
          </table:table-cell>
          <table:table-cell table:formula="of:=IF([.B338]=&quot;forward&quot;;[.E337]+[.C338];[.E337])" office:value-type="float" office:value="630" calcext:value-type="float">
            <text:p>630</text:p>
          </table:table-cell>
          <table:table-cell table:formula="of:=IF([.B338]=&quot;forward&quot;;[.F337]+[.D338]*[.C338];[.F337])" office:value-type="float" office:value="101647" calcext:value-type="float">
            <text:p>101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339]=&quot;down&quot;;[.C339]+[.D338];IF([.B339]=&quot;up&quot;;[.C339]*-1+[.D338];[.D338]))" office:value-type="float" office:value="292" calcext:value-type="float">
            <text:p>292</text:p>
          </table:table-cell>
          <table:table-cell table:formula="of:=IF([.B339]=&quot;forward&quot;;[.E338]+[.C339];[.E338])" office:value-type="float" office:value="635" calcext:value-type="float">
            <text:p>635</text:p>
          </table:table-cell>
          <table:table-cell table:formula="of:=IF([.B339]=&quot;forward&quot;;[.F338]+[.D339]*[.C339];[.F338])" office:value-type="float" office:value="103107" calcext:value-type="float">
            <text:p>103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40]=&quot;down&quot;;[.C340]+[.D339];IF([.B340]=&quot;up&quot;;[.C340]*-1+[.D339];[.D339]))" office:value-type="float" office:value="292" calcext:value-type="float">
            <text:p>292</text:p>
          </table:table-cell>
          <table:table-cell table:formula="of:=IF([.B340]=&quot;forward&quot;;[.E339]+[.C340];[.E339])" office:value-type="float" office:value="644" calcext:value-type="float">
            <text:p>644</text:p>
          </table:table-cell>
          <table:table-cell table:formula="of:=IF([.B340]=&quot;forward&quot;;[.F339]+[.D340]*[.C340];[.F339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341]=&quot;down&quot;;[.C341]+[.D340];IF([.B341]=&quot;up&quot;;[.C341]*-1+[.D340];[.D340]))" office:value-type="float" office:value="284" calcext:value-type="float">
            <text:p>284</text:p>
          </table:table-cell>
          <table:table-cell table:formula="of:=IF([.B341]=&quot;forward&quot;;[.E340]+[.C341];[.E340])" office:value-type="float" office:value="644" calcext:value-type="float">
            <text:p>644</text:p>
          </table:table-cell>
          <table:table-cell table:formula="of:=IF([.B341]=&quot;forward&quot;;[.F340]+[.D341]*[.C341];[.F340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342]=&quot;down&quot;;[.C342]+[.D341];IF([.B342]=&quot;up&quot;;[.C342]*-1+[.D341];[.D341]))" office:value-type="float" office:value="291" calcext:value-type="float">
            <text:p>291</text:p>
          </table:table-cell>
          <table:table-cell table:formula="of:=IF([.B342]=&quot;forward&quot;;[.E341]+[.C342];[.E341])" office:value-type="float" office:value="644" calcext:value-type="float">
            <text:p>644</text:p>
          </table:table-cell>
          <table:table-cell table:formula="of:=IF([.B342]=&quot;forward&quot;;[.F341]+[.D342]*[.C342];[.F341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343]=&quot;down&quot;;[.C343]+[.D342];IF([.B343]=&quot;up&quot;;[.C343]*-1+[.D342];[.D342]))" office:value-type="float" office:value="294" calcext:value-type="float">
            <text:p>294</text:p>
          </table:table-cell>
          <table:table-cell table:formula="of:=IF([.B343]=&quot;forward&quot;;[.E342]+[.C343];[.E342])" office:value-type="float" office:value="644" calcext:value-type="float">
            <text:p>644</text:p>
          </table:table-cell>
          <table:table-cell table:formula="of:=IF([.B343]=&quot;forward&quot;;[.F342]+[.D343]*[.C343];[.F342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344]=&quot;down&quot;;[.C344]+[.D343];IF([.B344]=&quot;up&quot;;[.C344]*-1+[.D343];[.D343]))" office:value-type="float" office:value="301" calcext:value-type="float">
            <text:p>301</text:p>
          </table:table-cell>
          <table:table-cell table:formula="of:=IF([.B344]=&quot;forward&quot;;[.E343]+[.C344];[.E343])" office:value-type="float" office:value="644" calcext:value-type="float">
            <text:p>644</text:p>
          </table:table-cell>
          <table:table-cell table:formula="of:=IF([.B344]=&quot;forward&quot;;[.F343]+[.D344]*[.C344];[.F343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345]=&quot;down&quot;;[.C345]+[.D344];IF([.B345]=&quot;up&quot;;[.C345]*-1+[.D344];[.D344]))" office:value-type="float" office:value="305" calcext:value-type="float">
            <text:p>305</text:p>
          </table:table-cell>
          <table:table-cell table:formula="of:=IF([.B345]=&quot;forward&quot;;[.E344]+[.C345];[.E344])" office:value-type="float" office:value="644" calcext:value-type="float">
            <text:p>644</text:p>
          </table:table-cell>
          <table:table-cell table:formula="of:=IF([.B345]=&quot;forward&quot;;[.F344]+[.D345]*[.C345];[.F344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346]=&quot;down&quot;;[.C346]+[.D345];IF([.B346]=&quot;up&quot;;[.C346]*-1+[.D345];[.D345]))" office:value-type="float" office:value="306" calcext:value-type="float">
            <text:p>306</text:p>
          </table:table-cell>
          <table:table-cell table:formula="of:=IF([.B346]=&quot;forward&quot;;[.E345]+[.C346];[.E345])" office:value-type="float" office:value="644" calcext:value-type="float">
            <text:p>644</text:p>
          </table:table-cell>
          <table:table-cell table:formula="of:=IF([.B346]=&quot;forward&quot;;[.F345]+[.D346]*[.C346];[.F345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347]=&quot;down&quot;;[.C347]+[.D346];IF([.B347]=&quot;up&quot;;[.C347]*-1+[.D346];[.D346]))" office:value-type="float" office:value="313" calcext:value-type="float">
            <text:p>313</text:p>
          </table:table-cell>
          <table:table-cell table:formula="of:=IF([.B347]=&quot;forward&quot;;[.E346]+[.C347];[.E346])" office:value-type="float" office:value="644" calcext:value-type="float">
            <text:p>644</text:p>
          </table:table-cell>
          <table:table-cell table:formula="of:=IF([.B347]=&quot;forward&quot;;[.F346]+[.D347]*[.C347];[.F346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348]=&quot;down&quot;;[.C348]+[.D347];IF([.B348]=&quot;up&quot;;[.C348]*-1+[.D347];[.D347]))" office:value-type="float" office:value="307" calcext:value-type="float">
            <text:p>307</text:p>
          </table:table-cell>
          <table:table-cell table:formula="of:=IF([.B348]=&quot;forward&quot;;[.E347]+[.C348];[.E347])" office:value-type="float" office:value="644" calcext:value-type="float">
            <text:p>644</text:p>
          </table:table-cell>
          <table:table-cell table:formula="of:=IF([.B348]=&quot;forward&quot;;[.F347]+[.D348]*[.C348];[.F347])" office:value-type="float" office:value="105735" calcext:value-type="float">
            <text:p>105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349]=&quot;down&quot;;[.C349]+[.D348];IF([.B349]=&quot;up&quot;;[.C349]*-1+[.D348];[.D348]))" office:value-type="float" office:value="307" calcext:value-type="float">
            <text:p>307</text:p>
          </table:table-cell>
          <table:table-cell table:formula="of:=IF([.B349]=&quot;forward&quot;;[.E348]+[.C349];[.E348])" office:value-type="float" office:value="652" calcext:value-type="float">
            <text:p>652</text:p>
          </table:table-cell>
          <table:table-cell table:formula="of:=IF([.B349]=&quot;forward&quot;;[.F348]+[.D349]*[.C349];[.F348])" office:value-type="float" office:value="108191" calcext:value-type="float">
            <text:p>108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350]=&quot;down&quot;;[.C350]+[.D349];IF([.B350]=&quot;up&quot;;[.C350]*-1+[.D349];[.D349]))" office:value-type="float" office:value="300" calcext:value-type="float">
            <text:p>300</text:p>
          </table:table-cell>
          <table:table-cell table:formula="of:=IF([.B350]=&quot;forward&quot;;[.E349]+[.C350];[.E349])" office:value-type="float" office:value="652" calcext:value-type="float">
            <text:p>652</text:p>
          </table:table-cell>
          <table:table-cell table:formula="of:=IF([.B350]=&quot;forward&quot;;[.F349]+[.D350]*[.C350];[.F349])" office:value-type="float" office:value="108191" calcext:value-type="float">
            <text:p>108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351]=&quot;down&quot;;[.C351]+[.D350];IF([.B351]=&quot;up&quot;;[.C351]*-1+[.D350];[.D350]))" office:value-type="float" office:value="309" calcext:value-type="float">
            <text:p>309</text:p>
          </table:table-cell>
          <table:table-cell table:formula="of:=IF([.B351]=&quot;forward&quot;;[.E350]+[.C351];[.E350])" office:value-type="float" office:value="652" calcext:value-type="float">
            <text:p>652</text:p>
          </table:table-cell>
          <table:table-cell table:formula="of:=IF([.B351]=&quot;forward&quot;;[.F350]+[.D351]*[.C351];[.F350])" office:value-type="float" office:value="108191" calcext:value-type="float">
            <text:p>108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352]=&quot;down&quot;;[.C352]+[.D351];IF([.B352]=&quot;up&quot;;[.C352]*-1+[.D351];[.D351]))" office:value-type="float" office:value="309" calcext:value-type="float">
            <text:p>309</text:p>
          </table:table-cell>
          <table:table-cell table:formula="of:=IF([.B352]=&quot;forward&quot;;[.E351]+[.C352];[.E351])" office:value-type="float" office:value="658" calcext:value-type="float">
            <text:p>658</text:p>
          </table:table-cell>
          <table:table-cell table:formula="of:=IF([.B352]=&quot;forward&quot;;[.F351]+[.D352]*[.C352];[.F351])" office:value-type="float" office:value="110045" calcext:value-type="float">
            <text:p>110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353]=&quot;down&quot;;[.C353]+[.D352];IF([.B353]=&quot;up&quot;;[.C353]*-1+[.D352];[.D352]))" office:value-type="float" office:value="313" calcext:value-type="float">
            <text:p>313</text:p>
          </table:table-cell>
          <table:table-cell table:formula="of:=IF([.B353]=&quot;forward&quot;;[.E352]+[.C353];[.E352])" office:value-type="float" office:value="658" calcext:value-type="float">
            <text:p>658</text:p>
          </table:table-cell>
          <table:table-cell table:formula="of:=IF([.B353]=&quot;forward&quot;;[.F352]+[.D353]*[.C353];[.F352])" office:value-type="float" office:value="110045" calcext:value-type="float">
            <text:p>110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354]=&quot;down&quot;;[.C354]+[.D353];IF([.B354]=&quot;up&quot;;[.C354]*-1+[.D353];[.D353]))" office:value-type="float" office:value="313" calcext:value-type="float">
            <text:p>313</text:p>
          </table:table-cell>
          <table:table-cell table:formula="of:=IF([.B354]=&quot;forward&quot;;[.E353]+[.C354];[.E353])" office:value-type="float" office:value="664" calcext:value-type="float">
            <text:p>664</text:p>
          </table:table-cell>
          <table:table-cell table:formula="of:=IF([.B354]=&quot;forward&quot;;[.F353]+[.D354]*[.C354];[.F353])" office:value-type="float" office:value="111923" calcext:value-type="float">
            <text:p>111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355]=&quot;down&quot;;[.C355]+[.D354];IF([.B355]=&quot;up&quot;;[.C355]*-1+[.D354];[.D354]))" office:value-type="float" office:value="304" calcext:value-type="float">
            <text:p>304</text:p>
          </table:table-cell>
          <table:table-cell table:formula="of:=IF([.B355]=&quot;forward&quot;;[.E354]+[.C355];[.E354])" office:value-type="float" office:value="664" calcext:value-type="float">
            <text:p>664</text:p>
          </table:table-cell>
          <table:table-cell table:formula="of:=IF([.B355]=&quot;forward&quot;;[.F354]+[.D355]*[.C355];[.F354])" office:value-type="float" office:value="111923" calcext:value-type="float">
            <text:p>111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356]=&quot;down&quot;;[.C356]+[.D355];IF([.B356]=&quot;up&quot;;[.C356]*-1+[.D355];[.D355]))" office:value-type="float" office:value="304" calcext:value-type="float">
            <text:p>304</text:p>
          </table:table-cell>
          <table:table-cell table:formula="of:=IF([.B356]=&quot;forward&quot;;[.E355]+[.C356];[.E355])" office:value-type="float" office:value="668" calcext:value-type="float">
            <text:p>668</text:p>
          </table:table-cell>
          <table:table-cell table:formula="of:=IF([.B356]=&quot;forward&quot;;[.F355]+[.D356]*[.C356];[.F355])" office:value-type="float" office:value="113139" calcext:value-type="float">
            <text:p>113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357]=&quot;down&quot;;[.C357]+[.D356];IF([.B357]=&quot;up&quot;;[.C357]*-1+[.D356];[.D356]))" office:value-type="float" office:value="309" calcext:value-type="float">
            <text:p>309</text:p>
          </table:table-cell>
          <table:table-cell table:formula="of:=IF([.B357]=&quot;forward&quot;;[.E356]+[.C357];[.E356])" office:value-type="float" office:value="668" calcext:value-type="float">
            <text:p>668</text:p>
          </table:table-cell>
          <table:table-cell table:formula="of:=IF([.B357]=&quot;forward&quot;;[.F356]+[.D357]*[.C357];[.F356])" office:value-type="float" office:value="113139" calcext:value-type="float">
            <text:p>113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358]=&quot;down&quot;;[.C358]+[.D357];IF([.B358]=&quot;up&quot;;[.C358]*-1+[.D357];[.D357]))" office:value-type="float" office:value="306" calcext:value-type="float">
            <text:p>306</text:p>
          </table:table-cell>
          <table:table-cell table:formula="of:=IF([.B358]=&quot;forward&quot;;[.E357]+[.C358];[.E357])" office:value-type="float" office:value="668" calcext:value-type="float">
            <text:p>668</text:p>
          </table:table-cell>
          <table:table-cell table:formula="of:=IF([.B358]=&quot;forward&quot;;[.F357]+[.D358]*[.C358];[.F357])" office:value-type="float" office:value="113139" calcext:value-type="float">
            <text:p>113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359]=&quot;down&quot;;[.C359]+[.D358];IF([.B359]=&quot;up&quot;;[.C359]*-1+[.D358];[.D358]))" office:value-type="float" office:value="306" calcext:value-type="float">
            <text:p>306</text:p>
          </table:table-cell>
          <table:table-cell table:formula="of:=IF([.B359]=&quot;forward&quot;;[.E358]+[.C359];[.E358])" office:value-type="float" office:value="673" calcext:value-type="float">
            <text:p>673</text:p>
          </table:table-cell>
          <table:table-cell table:formula="of:=IF([.B359]=&quot;forward&quot;;[.F358]+[.D359]*[.C359];[.F358])" office:value-type="float" office:value="114669" calcext:value-type="float">
            <text:p>114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360]=&quot;down&quot;;[.C360]+[.D359];IF([.B360]=&quot;up&quot;;[.C360]*-1+[.D359];[.D359]))" office:value-type="float" office:value="306" calcext:value-type="float">
            <text:p>306</text:p>
          </table:table-cell>
          <table:table-cell table:formula="of:=IF([.B360]=&quot;forward&quot;;[.E359]+[.C360];[.E359])" office:value-type="float" office:value="679" calcext:value-type="float">
            <text:p>679</text:p>
          </table:table-cell>
          <table:table-cell table:formula="of:=IF([.B360]=&quot;forward&quot;;[.F359]+[.D360]*[.C360];[.F359])" office:value-type="float" office:value="116505" calcext:value-type="float">
            <text:p>116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361]=&quot;down&quot;;[.C361]+[.D360];IF([.B361]=&quot;up&quot;;[.C361]*-1+[.D360];[.D360]))" office:value-type="float" office:value="314" calcext:value-type="float">
            <text:p>314</text:p>
          </table:table-cell>
          <table:table-cell table:formula="of:=IF([.B361]=&quot;forward&quot;;[.E360]+[.C361];[.E360])" office:value-type="float" office:value="679" calcext:value-type="float">
            <text:p>679</text:p>
          </table:table-cell>
          <table:table-cell table:formula="of:=IF([.B361]=&quot;forward&quot;;[.F360]+[.D361]*[.C361];[.F360])" office:value-type="float" office:value="116505" calcext:value-type="float">
            <text:p>116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362]=&quot;down&quot;;[.C362]+[.D361];IF([.B362]=&quot;up&quot;;[.C362]*-1+[.D361];[.D361]))" office:value-type="float" office:value="305" calcext:value-type="float">
            <text:p>305</text:p>
          </table:table-cell>
          <table:table-cell table:formula="of:=IF([.B362]=&quot;forward&quot;;[.E361]+[.C362];[.E361])" office:value-type="float" office:value="679" calcext:value-type="float">
            <text:p>679</text:p>
          </table:table-cell>
          <table:table-cell table:formula="of:=IF([.B362]=&quot;forward&quot;;[.F361]+[.D362]*[.C362];[.F361])" office:value-type="float" office:value="116505" calcext:value-type="float">
            <text:p>1165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363]=&quot;down&quot;;[.C363]+[.D362];IF([.B363]=&quot;up&quot;;[.C363]*-1+[.D362];[.D362]))" office:value-type="float" office:value="305" calcext:value-type="float">
            <text:p>305</text:p>
          </table:table-cell>
          <table:table-cell table:formula="of:=IF([.B363]=&quot;forward&quot;;[.E362]+[.C363];[.E362])" office:value-type="float" office:value="683" calcext:value-type="float">
            <text:p>683</text:p>
          </table:table-cell>
          <table:table-cell table:formula="of:=IF([.B363]=&quot;forward&quot;;[.F362]+[.D363]*[.C363];[.F362])" office:value-type="float" office:value="117725" calcext:value-type="float">
            <text:p>117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364]=&quot;down&quot;;[.C364]+[.D363];IF([.B364]=&quot;up&quot;;[.C364]*-1+[.D363];[.D363]))" office:value-type="float" office:value="300" calcext:value-type="float">
            <text:p>300</text:p>
          </table:table-cell>
          <table:table-cell table:formula="of:=IF([.B364]=&quot;forward&quot;;[.E363]+[.C364];[.E363])" office:value-type="float" office:value="683" calcext:value-type="float">
            <text:p>683</text:p>
          </table:table-cell>
          <table:table-cell table:formula="of:=IF([.B364]=&quot;forward&quot;;[.F363]+[.D364]*[.C364];[.F363])" office:value-type="float" office:value="117725" calcext:value-type="float">
            <text:p>117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365]=&quot;down&quot;;[.C365]+[.D364];IF([.B365]=&quot;up&quot;;[.C365]*-1+[.D364];[.D364]))" office:value-type="float" office:value="300" calcext:value-type="float">
            <text:p>300</text:p>
          </table:table-cell>
          <table:table-cell table:formula="of:=IF([.B365]=&quot;forward&quot;;[.E364]+[.C365];[.E364])" office:value-type="float" office:value="687" calcext:value-type="float">
            <text:p>687</text:p>
          </table:table-cell>
          <table:table-cell table:formula="of:=IF([.B365]=&quot;forward&quot;;[.F364]+[.D365]*[.C365];[.F364])" office:value-type="float" office:value="118925" calcext:value-type="float">
            <text:p>118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366]=&quot;down&quot;;[.C366]+[.D365];IF([.B366]=&quot;up&quot;;[.C366]*-1+[.D365];[.D365]))" office:value-type="float" office:value="300" calcext:value-type="float">
            <text:p>300</text:p>
          </table:table-cell>
          <table:table-cell table:formula="of:=IF([.B366]=&quot;forward&quot;;[.E365]+[.C366];[.E365])" office:value-type="float" office:value="689" calcext:value-type="float">
            <text:p>689</text:p>
          </table:table-cell>
          <table:table-cell table:formula="of:=IF([.B366]=&quot;forward&quot;;[.F365]+[.D366]*[.C366];[.F365])" office:value-type="float" office:value="119525" calcext:value-type="float">
            <text:p>119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367]=&quot;down&quot;;[.C367]+[.D366];IF([.B367]=&quot;up&quot;;[.C367]*-1+[.D366];[.D366]))" office:value-type="float" office:value="300" calcext:value-type="float">
            <text:p>300</text:p>
          </table:table-cell>
          <table:table-cell table:formula="of:=IF([.B367]=&quot;forward&quot;;[.E366]+[.C367];[.E366])" office:value-type="float" office:value="697" calcext:value-type="float">
            <text:p>697</text:p>
          </table:table-cell>
          <table:table-cell table:formula="of:=IF([.B367]=&quot;forward&quot;;[.F366]+[.D367]*[.C367];[.F366])" office:value-type="float" office:value="121925" calcext:value-type="float">
            <text:p>121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368]=&quot;down&quot;;[.C368]+[.D367];IF([.B368]=&quot;up&quot;;[.C368]*-1+[.D367];[.D367]))" office:value-type="float" office:value="307" calcext:value-type="float">
            <text:p>307</text:p>
          </table:table-cell>
          <table:table-cell table:formula="of:=IF([.B368]=&quot;forward&quot;;[.E367]+[.C368];[.E367])" office:value-type="float" office:value="697" calcext:value-type="float">
            <text:p>697</text:p>
          </table:table-cell>
          <table:table-cell table:formula="of:=IF([.B368]=&quot;forward&quot;;[.F367]+[.D368]*[.C368];[.F367])" office:value-type="float" office:value="121925" calcext:value-type="float">
            <text:p>121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369]=&quot;down&quot;;[.C369]+[.D368];IF([.B369]=&quot;up&quot;;[.C369]*-1+[.D368];[.D368]))" office:value-type="float" office:value="307" calcext:value-type="float">
            <text:p>307</text:p>
          </table:table-cell>
          <table:table-cell table:formula="of:=IF([.B369]=&quot;forward&quot;;[.E368]+[.C369];[.E368])" office:value-type="float" office:value="698" calcext:value-type="float">
            <text:p>698</text:p>
          </table:table-cell>
          <table:table-cell table:formula="of:=IF([.B369]=&quot;forward&quot;;[.F368]+[.D369]*[.C369];[.F368])" office:value-type="float" office:value="122232" calcext:value-type="float">
            <text:p>122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370]=&quot;down&quot;;[.C370]+[.D369];IF([.B370]=&quot;up&quot;;[.C370]*-1+[.D369];[.D369]))" office:value-type="float" office:value="315" calcext:value-type="float">
            <text:p>315</text:p>
          </table:table-cell>
          <table:table-cell table:formula="of:=IF([.B370]=&quot;forward&quot;;[.E369]+[.C370];[.E369])" office:value-type="float" office:value="698" calcext:value-type="float">
            <text:p>698</text:p>
          </table:table-cell>
          <table:table-cell table:formula="of:=IF([.B370]=&quot;forward&quot;;[.F369]+[.D370]*[.C370];[.F369])" office:value-type="float" office:value="122232" calcext:value-type="float">
            <text:p>122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371]=&quot;down&quot;;[.C371]+[.D370];IF([.B371]=&quot;up&quot;;[.C371]*-1+[.D370];[.D370]))" office:value-type="float" office:value="315" calcext:value-type="float">
            <text:p>315</text:p>
          </table:table-cell>
          <table:table-cell table:formula="of:=IF([.B371]=&quot;forward&quot;;[.E370]+[.C371];[.E370])" office:value-type="float" office:value="706" calcext:value-type="float">
            <text:p>706</text:p>
          </table:table-cell>
          <table:table-cell table:formula="of:=IF([.B371]=&quot;forward&quot;;[.F370]+[.D371]*[.C371];[.F370])" office:value-type="float" office:value="124752" calcext:value-type="float">
            <text:p>1247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372]=&quot;down&quot;;[.C372]+[.D371];IF([.B372]=&quot;up&quot;;[.C372]*-1+[.D371];[.D371]))" office:value-type="float" office:value="315" calcext:value-type="float">
            <text:p>315</text:p>
          </table:table-cell>
          <table:table-cell table:formula="of:=IF([.B372]=&quot;forward&quot;;[.E371]+[.C372];[.E371])" office:value-type="float" office:value="710" calcext:value-type="float">
            <text:p>710</text:p>
          </table:table-cell>
          <table:table-cell table:formula="of:=IF([.B372]=&quot;forward&quot;;[.F371]+[.D372]*[.C372];[.F371])" office:value-type="float" office:value="126012" calcext:value-type="float">
            <text:p>126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373]=&quot;down&quot;;[.C373]+[.D372];IF([.B373]=&quot;up&quot;;[.C373]*-1+[.D372];[.D372]))" office:value-type="float" office:value="319" calcext:value-type="float">
            <text:p>319</text:p>
          </table:table-cell>
          <table:table-cell table:formula="of:=IF([.B373]=&quot;forward&quot;;[.E372]+[.C373];[.E372])" office:value-type="float" office:value="710" calcext:value-type="float">
            <text:p>710</text:p>
          </table:table-cell>
          <table:table-cell table:formula="of:=IF([.B373]=&quot;forward&quot;;[.F372]+[.D373]*[.C373];[.F372])" office:value-type="float" office:value="126012" calcext:value-type="float">
            <text:p>126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374]=&quot;down&quot;;[.C374]+[.D373];IF([.B374]=&quot;up&quot;;[.C374]*-1+[.D373];[.D373]))" office:value-type="float" office:value="319" calcext:value-type="float">
            <text:p>319</text:p>
          </table:table-cell>
          <table:table-cell table:formula="of:=IF([.B374]=&quot;forward&quot;;[.E373]+[.C374];[.E373])" office:value-type="float" office:value="715" calcext:value-type="float">
            <text:p>715</text:p>
          </table:table-cell>
          <table:table-cell table:formula="of:=IF([.B374]=&quot;forward&quot;;[.F373]+[.D374]*[.C374];[.F373])" office:value-type="float" office:value="127607" calcext:value-type="float">
            <text:p>127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375]=&quot;down&quot;;[.C375]+[.D374];IF([.B375]=&quot;up&quot;;[.C375]*-1+[.D374];[.D374]))" office:value-type="float" office:value="321" calcext:value-type="float">
            <text:p>321</text:p>
          </table:table-cell>
          <table:table-cell table:formula="of:=IF([.B375]=&quot;forward&quot;;[.E374]+[.C375];[.E374])" office:value-type="float" office:value="715" calcext:value-type="float">
            <text:p>715</text:p>
          </table:table-cell>
          <table:table-cell table:formula="of:=IF([.B375]=&quot;forward&quot;;[.F374]+[.D375]*[.C375];[.F374])" office:value-type="float" office:value="127607" calcext:value-type="float">
            <text:p>127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376]=&quot;down&quot;;[.C376]+[.D375];IF([.B376]=&quot;up&quot;;[.C376]*-1+[.D375];[.D375]))" office:value-type="float" office:value="326" calcext:value-type="float">
            <text:p>326</text:p>
          </table:table-cell>
          <table:table-cell table:formula="of:=IF([.B376]=&quot;forward&quot;;[.E375]+[.C376];[.E375])" office:value-type="float" office:value="715" calcext:value-type="float">
            <text:p>715</text:p>
          </table:table-cell>
          <table:table-cell table:formula="of:=IF([.B376]=&quot;forward&quot;;[.F375]+[.D376]*[.C376];[.F375])" office:value-type="float" office:value="127607" calcext:value-type="float">
            <text:p>127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77]=&quot;down&quot;;[.C377]+[.D376];IF([.B377]=&quot;up&quot;;[.C377]*-1+[.D376];[.D376]))" office:value-type="float" office:value="326" calcext:value-type="float">
            <text:p>326</text:p>
          </table:table-cell>
          <table:table-cell table:formula="of:=IF([.B377]=&quot;forward&quot;;[.E376]+[.C377];[.E376])" office:value-type="float" office:value="724" calcext:value-type="float">
            <text:p>724</text:p>
          </table:table-cell>
          <table:table-cell table:formula="of:=IF([.B377]=&quot;forward&quot;;[.F376]+[.D377]*[.C377];[.F376])" office:value-type="float" office:value="130541" calcext:value-type="float">
            <text:p>130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378]=&quot;down&quot;;[.C378]+[.D377];IF([.B378]=&quot;up&quot;;[.C378]*-1+[.D377];[.D377]))" office:value-type="float" office:value="333" calcext:value-type="float">
            <text:p>333</text:p>
          </table:table-cell>
          <table:table-cell table:formula="of:=IF([.B378]=&quot;forward&quot;;[.E377]+[.C378];[.E377])" office:value-type="float" office:value="724" calcext:value-type="float">
            <text:p>724</text:p>
          </table:table-cell>
          <table:table-cell table:formula="of:=IF([.B378]=&quot;forward&quot;;[.F377]+[.D378]*[.C378];[.F377])" office:value-type="float" office:value="130541" calcext:value-type="float">
            <text:p>130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379]=&quot;down&quot;;[.C379]+[.D378];IF([.B379]=&quot;up&quot;;[.C379]*-1+[.D378];[.D378]))" office:value-type="float" office:value="333" calcext:value-type="float">
            <text:p>333</text:p>
          </table:table-cell>
          <table:table-cell table:formula="of:=IF([.B379]=&quot;forward&quot;;[.E378]+[.C379];[.E378])" office:value-type="float" office:value="725" calcext:value-type="float">
            <text:p>725</text:p>
          </table:table-cell>
          <table:table-cell table:formula="of:=IF([.B379]=&quot;forward&quot;;[.F378]+[.D379]*[.C379];[.F378])" office:value-type="float" office:value="130874" calcext:value-type="float">
            <text:p>13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380]=&quot;down&quot;;[.C380]+[.D379];IF([.B380]=&quot;up&quot;;[.C380]*-1+[.D379];[.D379]))" office:value-type="float" office:value="334" calcext:value-type="float">
            <text:p>334</text:p>
          </table:table-cell>
          <table:table-cell table:formula="of:=IF([.B380]=&quot;forward&quot;;[.E379]+[.C380];[.E379])" office:value-type="float" office:value="725" calcext:value-type="float">
            <text:p>725</text:p>
          </table:table-cell>
          <table:table-cell table:formula="of:=IF([.B380]=&quot;forward&quot;;[.F379]+[.D380]*[.C380];[.F379])" office:value-type="float" office:value="130874" calcext:value-type="float">
            <text:p>130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81]=&quot;down&quot;;[.C381]+[.D380];IF([.B381]=&quot;up&quot;;[.C381]*-1+[.D380];[.D380]))" office:value-type="float" office:value="334" calcext:value-type="float">
            <text:p>334</text:p>
          </table:table-cell>
          <table:table-cell table:formula="of:=IF([.B381]=&quot;forward&quot;;[.E380]+[.C381];[.E380])" office:value-type="float" office:value="734" calcext:value-type="float">
            <text:p>734</text:p>
          </table:table-cell>
          <table:table-cell table:formula="of:=IF([.B381]=&quot;forward&quot;;[.F380]+[.D381]*[.C381];[.F380])" office:value-type="float" office:value="133880" calcext:value-type="float">
            <text:p>1338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382]=&quot;down&quot;;[.C382]+[.D381];IF([.B382]=&quot;up&quot;;[.C382]*-1+[.D381];[.D381]))" office:value-type="float" office:value="334" calcext:value-type="float">
            <text:p>334</text:p>
          </table:table-cell>
          <table:table-cell table:formula="of:=IF([.B382]=&quot;forward&quot;;[.E381]+[.C382];[.E381])" office:value-type="float" office:value="737" calcext:value-type="float">
            <text:p>737</text:p>
          </table:table-cell>
          <table:table-cell table:formula="of:=IF([.B382]=&quot;forward&quot;;[.F381]+[.D382]*[.C382];[.F381])" office:value-type="float" office:value="134882" calcext:value-type="float">
            <text:p>134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83]=&quot;down&quot;;[.C383]+[.D382];IF([.B383]=&quot;up&quot;;[.C383]*-1+[.D382];[.D382]))" office:value-type="float" office:value="334" calcext:value-type="float">
            <text:p>334</text:p>
          </table:table-cell>
          <table:table-cell table:formula="of:=IF([.B383]=&quot;forward&quot;;[.E382]+[.C383];[.E382])" office:value-type="float" office:value="746" calcext:value-type="float">
            <text:p>746</text:p>
          </table:table-cell>
          <table:table-cell table:formula="of:=IF([.B383]=&quot;forward&quot;;[.F382]+[.D383]*[.C383];[.F382])" office:value-type="float" office:value="137888" calcext:value-type="float">
            <text:p>137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384]=&quot;down&quot;;[.C384]+[.D383];IF([.B384]=&quot;up&quot;;[.C384]*-1+[.D383];[.D383]))" office:value-type="float" office:value="334" calcext:value-type="float">
            <text:p>334</text:p>
          </table:table-cell>
          <table:table-cell table:formula="of:=IF([.B384]=&quot;forward&quot;;[.E383]+[.C384];[.E383])" office:value-type="float" office:value="754" calcext:value-type="float">
            <text:p>754</text:p>
          </table:table-cell>
          <table:table-cell table:formula="of:=IF([.B384]=&quot;forward&quot;;[.F383]+[.D384]*[.C384];[.F383])" office:value-type="float" office:value="140560" calcext:value-type="float">
            <text:p>1405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385]=&quot;down&quot;;[.C385]+[.D384];IF([.B385]=&quot;up&quot;;[.C385]*-1+[.D384];[.D384]))" office:value-type="float" office:value="339" calcext:value-type="float">
            <text:p>339</text:p>
          </table:table-cell>
          <table:table-cell table:formula="of:=IF([.B385]=&quot;forward&quot;;[.E384]+[.C385];[.E384])" office:value-type="float" office:value="754" calcext:value-type="float">
            <text:p>754</text:p>
          </table:table-cell>
          <table:table-cell table:formula="of:=IF([.B385]=&quot;forward&quot;;[.F384]+[.D385]*[.C385];[.F384])" office:value-type="float" office:value="140560" calcext:value-type="float">
            <text:p>1405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386]=&quot;down&quot;;[.C386]+[.D385];IF([.B386]=&quot;up&quot;;[.C386]*-1+[.D385];[.D385]))" office:value-type="float" office:value="345" calcext:value-type="float">
            <text:p>345</text:p>
          </table:table-cell>
          <table:table-cell table:formula="of:=IF([.B386]=&quot;forward&quot;;[.E385]+[.C386];[.E385])" office:value-type="float" office:value="754" calcext:value-type="float">
            <text:p>754</text:p>
          </table:table-cell>
          <table:table-cell table:formula="of:=IF([.B386]=&quot;forward&quot;;[.F385]+[.D386]*[.C386];[.F385])" office:value-type="float" office:value="140560" calcext:value-type="float">
            <text:p>1405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387]=&quot;down&quot;;[.C387]+[.D386];IF([.B387]=&quot;up&quot;;[.C387]*-1+[.D386];[.D386]))" office:value-type="float" office:value="345" calcext:value-type="float">
            <text:p>345</text:p>
          </table:table-cell>
          <table:table-cell table:formula="of:=IF([.B387]=&quot;forward&quot;;[.E386]+[.C387];[.E386])" office:value-type="float" office:value="762" calcext:value-type="float">
            <text:p>762</text:p>
          </table:table-cell>
          <table:table-cell table:formula="of:=IF([.B387]=&quot;forward&quot;;[.F386]+[.D387]*[.C387];[.F386])" office:value-type="float" office:value="143320" calcext:value-type="float">
            <text:p>143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388]=&quot;down&quot;;[.C388]+[.D387];IF([.B388]=&quot;up&quot;;[.C388]*-1+[.D387];[.D387]))" office:value-type="float" office:value="336" calcext:value-type="float">
            <text:p>336</text:p>
          </table:table-cell>
          <table:table-cell table:formula="of:=IF([.B388]=&quot;forward&quot;;[.E387]+[.C388];[.E387])" office:value-type="float" office:value="762" calcext:value-type="float">
            <text:p>762</text:p>
          </table:table-cell>
          <table:table-cell table:formula="of:=IF([.B388]=&quot;forward&quot;;[.F387]+[.D388]*[.C388];[.F387])" office:value-type="float" office:value="143320" calcext:value-type="float">
            <text:p>143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389]=&quot;down&quot;;[.C389]+[.D388];IF([.B389]=&quot;up&quot;;[.C389]*-1+[.D388];[.D388]))" office:value-type="float" office:value="336" calcext:value-type="float">
            <text:p>336</text:p>
          </table:table-cell>
          <table:table-cell table:formula="of:=IF([.B389]=&quot;forward&quot;;[.E388]+[.C389];[.E388])" office:value-type="float" office:value="769" calcext:value-type="float">
            <text:p>769</text:p>
          </table:table-cell>
          <table:table-cell table:formula="of:=IF([.B389]=&quot;forward&quot;;[.F388]+[.D389]*[.C389];[.F388])" office:value-type="float" office:value="145672" calcext:value-type="float">
            <text:p>145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390]=&quot;down&quot;;[.C390]+[.D389];IF([.B390]=&quot;up&quot;;[.C390]*-1+[.D389];[.D389]))" office:value-type="float" office:value="337" calcext:value-type="float">
            <text:p>337</text:p>
          </table:table-cell>
          <table:table-cell table:formula="of:=IF([.B390]=&quot;forward&quot;;[.E389]+[.C390];[.E389])" office:value-type="float" office:value="769" calcext:value-type="float">
            <text:p>769</text:p>
          </table:table-cell>
          <table:table-cell table:formula="of:=IF([.B390]=&quot;forward&quot;;[.F389]+[.D390]*[.C390];[.F389])" office:value-type="float" office:value="145672" calcext:value-type="float">
            <text:p>145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391]=&quot;down&quot;;[.C391]+[.D390];IF([.B391]=&quot;up&quot;;[.C391]*-1+[.D390];[.D390]))" office:value-type="float" office:value="337" calcext:value-type="float">
            <text:p>337</text:p>
          </table:table-cell>
          <table:table-cell table:formula="of:=IF([.B391]=&quot;forward&quot;;[.E390]+[.C391];[.E390])" office:value-type="float" office:value="778" calcext:value-type="float">
            <text:p>778</text:p>
          </table:table-cell>
          <table:table-cell table:formula="of:=IF([.B391]=&quot;forward&quot;;[.F390]+[.D391]*[.C391];[.F390])" office:value-type="float" office:value="148705" calcext:value-type="float">
            <text:p>148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392]=&quot;down&quot;;[.C392]+[.D391];IF([.B392]=&quot;up&quot;;[.C392]*-1+[.D391];[.D391]))" office:value-type="float" office:value="330" calcext:value-type="float">
            <text:p>330</text:p>
          </table:table-cell>
          <table:table-cell table:formula="of:=IF([.B392]=&quot;forward&quot;;[.E391]+[.C392];[.E391])" office:value-type="float" office:value="778" calcext:value-type="float">
            <text:p>778</text:p>
          </table:table-cell>
          <table:table-cell table:formula="of:=IF([.B392]=&quot;forward&quot;;[.F391]+[.D392]*[.C392];[.F391])" office:value-type="float" office:value="148705" calcext:value-type="float">
            <text:p>148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393]=&quot;down&quot;;[.C393]+[.D392];IF([.B393]=&quot;up&quot;;[.C393]*-1+[.D392];[.D392]))" office:value-type="float" office:value="330" calcext:value-type="float">
            <text:p>330</text:p>
          </table:table-cell>
          <table:table-cell table:formula="of:=IF([.B393]=&quot;forward&quot;;[.E392]+[.C393];[.E392])" office:value-type="float" office:value="780" calcext:value-type="float">
            <text:p>780</text:p>
          </table:table-cell>
          <table:table-cell table:formula="of:=IF([.B393]=&quot;forward&quot;;[.F392]+[.D393]*[.C393];[.F392])" office:value-type="float" office:value="149365" calcext:value-type="float">
            <text:p>149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394]=&quot;down&quot;;[.C394]+[.D393];IF([.B394]=&quot;up&quot;;[.C394]*-1+[.D393];[.D393]))" office:value-type="float" office:value="330" calcext:value-type="float">
            <text:p>330</text:p>
          </table:table-cell>
          <table:table-cell table:formula="of:=IF([.B394]=&quot;forward&quot;;[.E393]+[.C394];[.E393])" office:value-type="float" office:value="786" calcext:value-type="float">
            <text:p>786</text:p>
          </table:table-cell>
          <table:table-cell table:formula="of:=IF([.B394]=&quot;forward&quot;;[.F393]+[.D394]*[.C394];[.F393])" office:value-type="float" office:value="151345" calcext:value-type="float">
            <text:p>151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395]=&quot;down&quot;;[.C395]+[.D394];IF([.B395]=&quot;up&quot;;[.C395]*-1+[.D394];[.D394]))" office:value-type="float" office:value="330" calcext:value-type="float">
            <text:p>330</text:p>
          </table:table-cell>
          <table:table-cell table:formula="of:=IF([.B395]=&quot;forward&quot;;[.E394]+[.C395];[.E394])" office:value-type="float" office:value="787" calcext:value-type="float">
            <text:p>787</text:p>
          </table:table-cell>
          <table:table-cell table:formula="of:=IF([.B395]=&quot;forward&quot;;[.F394]+[.D395]*[.C395];[.F394])" office:value-type="float" office:value="151675" calcext:value-type="float">
            <text:p>151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396]=&quot;down&quot;;[.C396]+[.D395];IF([.B396]=&quot;up&quot;;[.C396]*-1+[.D395];[.D395]))" office:value-type="float" office:value="338" calcext:value-type="float">
            <text:p>338</text:p>
          </table:table-cell>
          <table:table-cell table:formula="of:=IF([.B396]=&quot;forward&quot;;[.E395]+[.C396];[.E395])" office:value-type="float" office:value="787" calcext:value-type="float">
            <text:p>787</text:p>
          </table:table-cell>
          <table:table-cell table:formula="of:=IF([.B396]=&quot;forward&quot;;[.F395]+[.D396]*[.C396];[.F395])" office:value-type="float" office:value="151675" calcext:value-type="float">
            <text:p>151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397]=&quot;down&quot;;[.C397]+[.D396];IF([.B397]=&quot;up&quot;;[.C397]*-1+[.D396];[.D396]))" office:value-type="float" office:value="344" calcext:value-type="float">
            <text:p>344</text:p>
          </table:table-cell>
          <table:table-cell table:formula="of:=IF([.B397]=&quot;forward&quot;;[.E396]+[.C397];[.E396])" office:value-type="float" office:value="787" calcext:value-type="float">
            <text:p>787</text:p>
          </table:table-cell>
          <table:table-cell table:formula="of:=IF([.B397]=&quot;forward&quot;;[.F396]+[.D397]*[.C397];[.F396])" office:value-type="float" office:value="151675" calcext:value-type="float">
            <text:p>151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398]=&quot;down&quot;;[.C398]+[.D397];IF([.B398]=&quot;up&quot;;[.C398]*-1+[.D397];[.D397]))" office:value-type="float" office:value="351" calcext:value-type="float">
            <text:p>351</text:p>
          </table:table-cell>
          <table:table-cell table:formula="of:=IF([.B398]=&quot;forward&quot;;[.E397]+[.C398];[.E397])" office:value-type="float" office:value="787" calcext:value-type="float">
            <text:p>787</text:p>
          </table:table-cell>
          <table:table-cell table:formula="of:=IF([.B398]=&quot;forward&quot;;[.F397]+[.D398]*[.C398];[.F397])" office:value-type="float" office:value="151675" calcext:value-type="float">
            <text:p>151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399]=&quot;down&quot;;[.C399]+[.D398];IF([.B399]=&quot;up&quot;;[.C399]*-1+[.D398];[.D398]))" office:value-type="float" office:value="357" calcext:value-type="float">
            <text:p>357</text:p>
          </table:table-cell>
          <table:table-cell table:formula="of:=IF([.B399]=&quot;forward&quot;;[.E398]+[.C399];[.E398])" office:value-type="float" office:value="787" calcext:value-type="float">
            <text:p>787</text:p>
          </table:table-cell>
          <table:table-cell table:formula="of:=IF([.B399]=&quot;forward&quot;;[.F398]+[.D399]*[.C399];[.F398])" office:value-type="float" office:value="151675" calcext:value-type="float">
            <text:p>151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400]=&quot;down&quot;;[.C400]+[.D399];IF([.B400]=&quot;up&quot;;[.C400]*-1+[.D399];[.D399]))" office:value-type="float" office:value="352" calcext:value-type="float">
            <text:p>352</text:p>
          </table:table-cell>
          <table:table-cell table:formula="of:=IF([.B400]=&quot;forward&quot;;[.E399]+[.C400];[.E399])" office:value-type="float" office:value="787" calcext:value-type="float">
            <text:p>787</text:p>
          </table:table-cell>
          <table:table-cell table:formula="of:=IF([.B400]=&quot;forward&quot;;[.F399]+[.D400]*[.C400];[.F399])" office:value-type="float" office:value="151675" calcext:value-type="float">
            <text:p>151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401]=&quot;down&quot;;[.C401]+[.D400];IF([.B401]=&quot;up&quot;;[.C401]*-1+[.D400];[.D400]))" office:value-type="float" office:value="357" calcext:value-type="float">
            <text:p>357</text:p>
          </table:table-cell>
          <table:table-cell table:formula="of:=IF([.B401]=&quot;forward&quot;;[.E400]+[.C401];[.E400])" office:value-type="float" office:value="787" calcext:value-type="float">
            <text:p>787</text:p>
          </table:table-cell>
          <table:table-cell table:formula="of:=IF([.B401]=&quot;forward&quot;;[.F400]+[.D401]*[.C401];[.F400])" office:value-type="float" office:value="151675" calcext:value-type="float">
            <text:p>151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402]=&quot;down&quot;;[.C402]+[.D401];IF([.B402]=&quot;up&quot;;[.C402]*-1+[.D401];[.D401]))" office:value-type="float" office:value="357" calcext:value-type="float">
            <text:p>357</text:p>
          </table:table-cell>
          <table:table-cell table:formula="of:=IF([.B402]=&quot;forward&quot;;[.E401]+[.C402];[.E401])" office:value-type="float" office:value="796" calcext:value-type="float">
            <text:p>796</text:p>
          </table:table-cell>
          <table:table-cell table:formula="of:=IF([.B402]=&quot;forward&quot;;[.F401]+[.D402]*[.C402];[.F401])" office:value-type="float" office:value="154888" calcext:value-type="float">
            <text:p>154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403]=&quot;down&quot;;[.C403]+[.D402];IF([.B403]=&quot;up&quot;;[.C403]*-1+[.D402];[.D402]))" office:value-type="float" office:value="363" calcext:value-type="float">
            <text:p>363</text:p>
          </table:table-cell>
          <table:table-cell table:formula="of:=IF([.B403]=&quot;forward&quot;;[.E402]+[.C403];[.E402])" office:value-type="float" office:value="796" calcext:value-type="float">
            <text:p>796</text:p>
          </table:table-cell>
          <table:table-cell table:formula="of:=IF([.B403]=&quot;forward&quot;;[.F402]+[.D403]*[.C403];[.F402])" office:value-type="float" office:value="154888" calcext:value-type="float">
            <text:p>154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404]=&quot;down&quot;;[.C404]+[.D403];IF([.B404]=&quot;up&quot;;[.C404]*-1+[.D403];[.D403]))" office:value-type="float" office:value="372" calcext:value-type="float">
            <text:p>372</text:p>
          </table:table-cell>
          <table:table-cell table:formula="of:=IF([.B404]=&quot;forward&quot;;[.E403]+[.C404];[.E403])" office:value-type="float" office:value="796" calcext:value-type="float">
            <text:p>796</text:p>
          </table:table-cell>
          <table:table-cell table:formula="of:=IF([.B404]=&quot;forward&quot;;[.F403]+[.D404]*[.C404];[.F403])" office:value-type="float" office:value="154888" calcext:value-type="float">
            <text:p>154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405]=&quot;down&quot;;[.C405]+[.D404];IF([.B405]=&quot;up&quot;;[.C405]*-1+[.D404];[.D404]))" office:value-type="float" office:value="372" calcext:value-type="float">
            <text:p>372</text:p>
          </table:table-cell>
          <table:table-cell table:formula="of:=IF([.B405]=&quot;forward&quot;;[.E404]+[.C405];[.E404])" office:value-type="float" office:value="805" calcext:value-type="float">
            <text:p>805</text:p>
          </table:table-cell>
          <table:table-cell table:formula="of:=IF([.B405]=&quot;forward&quot;;[.F404]+[.D405]*[.C405];[.F404])" office:value-type="float" office:value="158236" calcext:value-type="float">
            <text:p>158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406]=&quot;down&quot;;[.C406]+[.D405];IF([.B406]=&quot;up&quot;;[.C406]*-1+[.D405];[.D405]))" office:value-type="float" office:value="379" calcext:value-type="float">
            <text:p>379</text:p>
          </table:table-cell>
          <table:table-cell table:formula="of:=IF([.B406]=&quot;forward&quot;;[.E405]+[.C406];[.E405])" office:value-type="float" office:value="805" calcext:value-type="float">
            <text:p>805</text:p>
          </table:table-cell>
          <table:table-cell table:formula="of:=IF([.B406]=&quot;forward&quot;;[.F405]+[.D406]*[.C406];[.F405])" office:value-type="float" office:value="158236" calcext:value-type="float">
            <text:p>158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407]=&quot;down&quot;;[.C407]+[.D406];IF([.B407]=&quot;up&quot;;[.C407]*-1+[.D406];[.D406]))" office:value-type="float" office:value="372" calcext:value-type="float">
            <text:p>372</text:p>
          </table:table-cell>
          <table:table-cell table:formula="of:=IF([.B407]=&quot;forward&quot;;[.E406]+[.C407];[.E406])" office:value-type="float" office:value="805" calcext:value-type="float">
            <text:p>805</text:p>
          </table:table-cell>
          <table:table-cell table:formula="of:=IF([.B407]=&quot;forward&quot;;[.F406]+[.D407]*[.C407];[.F406])" office:value-type="float" office:value="158236" calcext:value-type="float">
            <text:p>158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08]=&quot;down&quot;;[.C408]+[.D407];IF([.B408]=&quot;up&quot;;[.C408]*-1+[.D407];[.D407]))" office:value-type="float" office:value="372" calcext:value-type="float">
            <text:p>372</text:p>
          </table:table-cell>
          <table:table-cell table:formula="of:=IF([.B408]=&quot;forward&quot;;[.E407]+[.C408];[.E407])" office:value-type="float" office:value="806" calcext:value-type="float">
            <text:p>806</text:p>
          </table:table-cell>
          <table:table-cell table:formula="of:=IF([.B408]=&quot;forward&quot;;[.F407]+[.D408]*[.C408];[.F407])" office:value-type="float" office:value="158608" calcext:value-type="float">
            <text:p>15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409]=&quot;down&quot;;[.C409]+[.D408];IF([.B409]=&quot;up&quot;;[.C409]*-1+[.D408];[.D408]))" office:value-type="float" office:value="377" calcext:value-type="float">
            <text:p>377</text:p>
          </table:table-cell>
          <table:table-cell table:formula="of:=IF([.B409]=&quot;forward&quot;;[.E408]+[.C409];[.E408])" office:value-type="float" office:value="806" calcext:value-type="float">
            <text:p>806</text:p>
          </table:table-cell>
          <table:table-cell table:formula="of:=IF([.B409]=&quot;forward&quot;;[.F408]+[.D409]*[.C409];[.F408])" office:value-type="float" office:value="158608" calcext:value-type="float">
            <text:p>15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410]=&quot;down&quot;;[.C410]+[.D409];IF([.B410]=&quot;up&quot;;[.C410]*-1+[.D409];[.D409]))" office:value-type="float" office:value="385" calcext:value-type="float">
            <text:p>385</text:p>
          </table:table-cell>
          <table:table-cell table:formula="of:=IF([.B410]=&quot;forward&quot;;[.E409]+[.C410];[.E409])" office:value-type="float" office:value="806" calcext:value-type="float">
            <text:p>806</text:p>
          </table:table-cell>
          <table:table-cell table:formula="of:=IF([.B410]=&quot;forward&quot;;[.F409]+[.D410]*[.C410];[.F409])" office:value-type="float" office:value="158608" calcext:value-type="float">
            <text:p>15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411]=&quot;down&quot;;[.C411]+[.D410];IF([.B411]=&quot;up&quot;;[.C411]*-1+[.D410];[.D410]))" office:value-type="float" office:value="380" calcext:value-type="float">
            <text:p>380</text:p>
          </table:table-cell>
          <table:table-cell table:formula="of:=IF([.B411]=&quot;forward&quot;;[.E410]+[.C411];[.E410])" office:value-type="float" office:value="806" calcext:value-type="float">
            <text:p>806</text:p>
          </table:table-cell>
          <table:table-cell table:formula="of:=IF([.B411]=&quot;forward&quot;;[.F410]+[.D411]*[.C411];[.F410])" office:value-type="float" office:value="158608" calcext:value-type="float">
            <text:p>15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412]=&quot;down&quot;;[.C412]+[.D411];IF([.B412]=&quot;up&quot;;[.C412]*-1+[.D411];[.D411]))" office:value-type="float" office:value="386" calcext:value-type="float">
            <text:p>386</text:p>
          </table:table-cell>
          <table:table-cell table:formula="of:=IF([.B412]=&quot;forward&quot;;[.E411]+[.C412];[.E411])" office:value-type="float" office:value="806" calcext:value-type="float">
            <text:p>806</text:p>
          </table:table-cell>
          <table:table-cell table:formula="of:=IF([.B412]=&quot;forward&quot;;[.F411]+[.D412]*[.C412];[.F411])" office:value-type="float" office:value="158608" calcext:value-type="float">
            <text:p>15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413]=&quot;down&quot;;[.C413]+[.D412];IF([.B413]=&quot;up&quot;;[.C413]*-1+[.D412];[.D412]))" office:value-type="float" office:value="381" calcext:value-type="float">
            <text:p>381</text:p>
          </table:table-cell>
          <table:table-cell table:formula="of:=IF([.B413]=&quot;forward&quot;;[.E412]+[.C413];[.E412])" office:value-type="float" office:value="806" calcext:value-type="float">
            <text:p>806</text:p>
          </table:table-cell>
          <table:table-cell table:formula="of:=IF([.B413]=&quot;forward&quot;;[.F412]+[.D413]*[.C413];[.F412])" office:value-type="float" office:value="158608" calcext:value-type="float">
            <text:p>15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414]=&quot;down&quot;;[.C414]+[.D413];IF([.B414]=&quot;up&quot;;[.C414]*-1+[.D413];[.D413]))" office:value-type="float" office:value="374" calcext:value-type="float">
            <text:p>374</text:p>
          </table:table-cell>
          <table:table-cell table:formula="of:=IF([.B414]=&quot;forward&quot;;[.E413]+[.C414];[.E413])" office:value-type="float" office:value="806" calcext:value-type="float">
            <text:p>806</text:p>
          </table:table-cell>
          <table:table-cell table:formula="of:=IF([.B414]=&quot;forward&quot;;[.F413]+[.D414]*[.C414];[.F413])" office:value-type="float" office:value="158608" calcext:value-type="float">
            <text:p>158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415]=&quot;down&quot;;[.C415]+[.D414];IF([.B415]=&quot;up&quot;;[.C415]*-1+[.D414];[.D414]))" office:value-type="float" office:value="374" calcext:value-type="float">
            <text:p>374</text:p>
          </table:table-cell>
          <table:table-cell table:formula="of:=IF([.B415]=&quot;forward&quot;;[.E414]+[.C415];[.E414])" office:value-type="float" office:value="809" calcext:value-type="float">
            <text:p>809</text:p>
          </table:table-cell>
          <table:table-cell table:formula="of:=IF([.B415]=&quot;forward&quot;;[.F414]+[.D415]*[.C415];[.F414])" office:value-type="float" office:value="159730" calcext:value-type="float">
            <text:p>1597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16]=&quot;down&quot;;[.C416]+[.D415];IF([.B416]=&quot;up&quot;;[.C416]*-1+[.D415];[.D415]))" office:value-type="float" office:value="374" calcext:value-type="float">
            <text:p>374</text:p>
          </table:table-cell>
          <table:table-cell table:formula="of:=IF([.B416]=&quot;forward&quot;;[.E415]+[.C416];[.E415])" office:value-type="float" office:value="811" calcext:value-type="float">
            <text:p>811</text:p>
          </table:table-cell>
          <table:table-cell table:formula="of:=IF([.B416]=&quot;forward&quot;;[.F415]+[.D416]*[.C416];[.F415])" office:value-type="float" office:value="160478" calcext:value-type="float">
            <text:p>160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417]=&quot;down&quot;;[.C417]+[.D416];IF([.B417]=&quot;up&quot;;[.C417]*-1+[.D416];[.D416]))" office:value-type="float" office:value="379" calcext:value-type="float">
            <text:p>379</text:p>
          </table:table-cell>
          <table:table-cell table:formula="of:=IF([.B417]=&quot;forward&quot;;[.E416]+[.C417];[.E416])" office:value-type="float" office:value="811" calcext:value-type="float">
            <text:p>811</text:p>
          </table:table-cell>
          <table:table-cell table:formula="of:=IF([.B417]=&quot;forward&quot;;[.F416]+[.D417]*[.C417];[.F416])" office:value-type="float" office:value="160478" calcext:value-type="float">
            <text:p>160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418]=&quot;down&quot;;[.C418]+[.D417];IF([.B418]=&quot;up&quot;;[.C418]*-1+[.D417];[.D417]))" office:value-type="float" office:value="385" calcext:value-type="float">
            <text:p>385</text:p>
          </table:table-cell>
          <table:table-cell table:formula="of:=IF([.B418]=&quot;forward&quot;;[.E417]+[.C418];[.E417])" office:value-type="float" office:value="811" calcext:value-type="float">
            <text:p>811</text:p>
          </table:table-cell>
          <table:table-cell table:formula="of:=IF([.B418]=&quot;forward&quot;;[.F417]+[.D418]*[.C418];[.F417])" office:value-type="float" office:value="160478" calcext:value-type="float">
            <text:p>160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419]=&quot;down&quot;;[.C419]+[.D418];IF([.B419]=&quot;up&quot;;[.C419]*-1+[.D418];[.D418]))" office:value-type="float" office:value="385" calcext:value-type="float">
            <text:p>385</text:p>
          </table:table-cell>
          <table:table-cell table:formula="of:=IF([.B419]=&quot;forward&quot;;[.E418]+[.C419];[.E418])" office:value-type="float" office:value="814" calcext:value-type="float">
            <text:p>814</text:p>
          </table:table-cell>
          <table:table-cell table:formula="of:=IF([.B419]=&quot;forward&quot;;[.F418]+[.D419]*[.C419];[.F418])" office:value-type="float" office:value="161633" calcext:value-type="float">
            <text:p>161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420]=&quot;down&quot;;[.C420]+[.D419];IF([.B420]=&quot;up&quot;;[.C420]*-1+[.D419];[.D419]))" office:value-type="float" office:value="389" calcext:value-type="float">
            <text:p>389</text:p>
          </table:table-cell>
          <table:table-cell table:formula="of:=IF([.B420]=&quot;forward&quot;;[.E419]+[.C420];[.E419])" office:value-type="float" office:value="814" calcext:value-type="float">
            <text:p>814</text:p>
          </table:table-cell>
          <table:table-cell table:formula="of:=IF([.B420]=&quot;forward&quot;;[.F419]+[.D420]*[.C420];[.F419])" office:value-type="float" office:value="161633" calcext:value-type="float">
            <text:p>161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421]=&quot;down&quot;;[.C421]+[.D420];IF([.B421]=&quot;up&quot;;[.C421]*-1+[.D420];[.D420]))" office:value-type="float" office:value="394" calcext:value-type="float">
            <text:p>394</text:p>
          </table:table-cell>
          <table:table-cell table:formula="of:=IF([.B421]=&quot;forward&quot;;[.E420]+[.C421];[.E420])" office:value-type="float" office:value="814" calcext:value-type="float">
            <text:p>814</text:p>
          </table:table-cell>
          <table:table-cell table:formula="of:=IF([.B421]=&quot;forward&quot;;[.F420]+[.D421]*[.C421];[.F420])" office:value-type="float" office:value="161633" calcext:value-type="float">
            <text:p>161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422]=&quot;down&quot;;[.C422]+[.D421];IF([.B422]=&quot;up&quot;;[.C422]*-1+[.D421];[.D421]))" office:value-type="float" office:value="390" calcext:value-type="float">
            <text:p>390</text:p>
          </table:table-cell>
          <table:table-cell table:formula="of:=IF([.B422]=&quot;forward&quot;;[.E421]+[.C422];[.E421])" office:value-type="float" office:value="814" calcext:value-type="float">
            <text:p>814</text:p>
          </table:table-cell>
          <table:table-cell table:formula="of:=IF([.B422]=&quot;forward&quot;;[.F421]+[.D422]*[.C422];[.F421])" office:value-type="float" office:value="161633" calcext:value-type="float">
            <text:p>161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423]=&quot;down&quot;;[.C423]+[.D422];IF([.B423]=&quot;up&quot;;[.C423]*-1+[.D422];[.D422]))" office:value-type="float" office:value="390" calcext:value-type="float">
            <text:p>390</text:p>
          </table:table-cell>
          <table:table-cell table:formula="of:=IF([.B423]=&quot;forward&quot;;[.E422]+[.C423];[.E422])" office:value-type="float" office:value="819" calcext:value-type="float">
            <text:p>819</text:p>
          </table:table-cell>
          <table:table-cell table:formula="of:=IF([.B423]=&quot;forward&quot;;[.F422]+[.D423]*[.C423];[.F422])" office:value-type="float" office:value="163583" calcext:value-type="float">
            <text:p>163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424]=&quot;down&quot;;[.C424]+[.D423];IF([.B424]=&quot;up&quot;;[.C424]*-1+[.D423];[.D423]))" office:value-type="float" office:value="394" calcext:value-type="float">
            <text:p>394</text:p>
          </table:table-cell>
          <table:table-cell table:formula="of:=IF([.B424]=&quot;forward&quot;;[.E423]+[.C424];[.E423])" office:value-type="float" office:value="819" calcext:value-type="float">
            <text:p>819</text:p>
          </table:table-cell>
          <table:table-cell table:formula="of:=IF([.B424]=&quot;forward&quot;;[.F423]+[.D424]*[.C424];[.F423])" office:value-type="float" office:value="163583" calcext:value-type="float">
            <text:p>163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425]=&quot;down&quot;;[.C425]+[.D424];IF([.B425]=&quot;up&quot;;[.C425]*-1+[.D424];[.D424]))" office:value-type="float" office:value="399" calcext:value-type="float">
            <text:p>399</text:p>
          </table:table-cell>
          <table:table-cell table:formula="of:=IF([.B425]=&quot;forward&quot;;[.E424]+[.C425];[.E424])" office:value-type="float" office:value="819" calcext:value-type="float">
            <text:p>819</text:p>
          </table:table-cell>
          <table:table-cell table:formula="of:=IF([.B425]=&quot;forward&quot;;[.F424]+[.D425]*[.C425];[.F424])" office:value-type="float" office:value="163583" calcext:value-type="float">
            <text:p>163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426]=&quot;down&quot;;[.C426]+[.D425];IF([.B426]=&quot;up&quot;;[.C426]*-1+[.D425];[.D425]))" office:value-type="float" office:value="399" calcext:value-type="float">
            <text:p>399</text:p>
          </table:table-cell>
          <table:table-cell table:formula="of:=IF([.B426]=&quot;forward&quot;;[.E425]+[.C426];[.E425])" office:value-type="float" office:value="823" calcext:value-type="float">
            <text:p>823</text:p>
          </table:table-cell>
          <table:table-cell table:formula="of:=IF([.B426]=&quot;forward&quot;;[.F425]+[.D426]*[.C426];[.F425])" office:value-type="float" office:value="165179" calcext:value-type="float">
            <text:p>165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427]=&quot;down&quot;;[.C427]+[.D426];IF([.B427]=&quot;up&quot;;[.C427]*-1+[.D426];[.D426]))" office:value-type="float" office:value="400" calcext:value-type="float">
            <text:p>400</text:p>
          </table:table-cell>
          <table:table-cell table:formula="of:=IF([.B427]=&quot;forward&quot;;[.E426]+[.C427];[.E426])" office:value-type="float" office:value="823" calcext:value-type="float">
            <text:p>823</text:p>
          </table:table-cell>
          <table:table-cell table:formula="of:=IF([.B427]=&quot;forward&quot;;[.F426]+[.D427]*[.C427];[.F426])" office:value-type="float" office:value="165179" calcext:value-type="float">
            <text:p>165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28]=&quot;down&quot;;[.C428]+[.D427];IF([.B428]=&quot;up&quot;;[.C428]*-1+[.D427];[.D427]))" office:value-type="float" office:value="400" calcext:value-type="float">
            <text:p>400</text:p>
          </table:table-cell>
          <table:table-cell table:formula="of:=IF([.B428]=&quot;forward&quot;;[.E427]+[.C428];[.E427])" office:value-type="float" office:value="824" calcext:value-type="float">
            <text:p>824</text:p>
          </table:table-cell>
          <table:table-cell table:formula="of:=IF([.B428]=&quot;forward&quot;;[.F427]+[.D428]*[.C428];[.F427])" office:value-type="float" office:value="165579" calcext:value-type="float">
            <text:p>165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429]=&quot;down&quot;;[.C429]+[.D428];IF([.B429]=&quot;up&quot;;[.C429]*-1+[.D428];[.D428]))" office:value-type="float" office:value="401" calcext:value-type="float">
            <text:p>401</text:p>
          </table:table-cell>
          <table:table-cell table:formula="of:=IF([.B429]=&quot;forward&quot;;[.E428]+[.C429];[.E428])" office:value-type="float" office:value="824" calcext:value-type="float">
            <text:p>824</text:p>
          </table:table-cell>
          <table:table-cell table:formula="of:=IF([.B429]=&quot;forward&quot;;[.F428]+[.D429]*[.C429];[.F428])" office:value-type="float" office:value="165579" calcext:value-type="float">
            <text:p>165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430]=&quot;down&quot;;[.C430]+[.D429];IF([.B430]=&quot;up&quot;;[.C430]*-1+[.D429];[.D429]))" office:value-type="float" office:value="401" calcext:value-type="float">
            <text:p>401</text:p>
          </table:table-cell>
          <table:table-cell table:formula="of:=IF([.B430]=&quot;forward&quot;;[.E429]+[.C430];[.E429])" office:value-type="float" office:value="828" calcext:value-type="float">
            <text:p>828</text:p>
          </table:table-cell>
          <table:table-cell table:formula="of:=IF([.B430]=&quot;forward&quot;;[.F429]+[.D430]*[.C430];[.F429])" office:value-type="float" office:value="167183" calcext:value-type="float">
            <text:p>167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31]=&quot;down&quot;;[.C431]+[.D430];IF([.B431]=&quot;up&quot;;[.C431]*-1+[.D430];[.D430]))" office:value-type="float" office:value="401" calcext:value-type="float">
            <text:p>401</text:p>
          </table:table-cell>
          <table:table-cell table:formula="of:=IF([.B431]=&quot;forward&quot;;[.E430]+[.C431];[.E430])" office:value-type="float" office:value="830" calcext:value-type="float">
            <text:p>830</text:p>
          </table:table-cell>
          <table:table-cell table:formula="of:=IF([.B431]=&quot;forward&quot;;[.F430]+[.D431]*[.C431];[.F430])" office:value-type="float" office:value="167985" calcext:value-type="float">
            <text:p>167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432]=&quot;down&quot;;[.C432]+[.D431];IF([.B432]=&quot;up&quot;;[.C432]*-1+[.D431];[.D431]))" office:value-type="float" office:value="404" calcext:value-type="float">
            <text:p>404</text:p>
          </table:table-cell>
          <table:table-cell table:formula="of:=IF([.B432]=&quot;forward&quot;;[.E431]+[.C432];[.E431])" office:value-type="float" office:value="830" calcext:value-type="float">
            <text:p>830</text:p>
          </table:table-cell>
          <table:table-cell table:formula="of:=IF([.B432]=&quot;forward&quot;;[.F431]+[.D432]*[.C432];[.F431])" office:value-type="float" office:value="167985" calcext:value-type="float">
            <text:p>167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33]=&quot;down&quot;;[.C433]+[.D432];IF([.B433]=&quot;up&quot;;[.C433]*-1+[.D432];[.D432]))" office:value-type="float" office:value="404" calcext:value-type="float">
            <text:p>404</text:p>
          </table:table-cell>
          <table:table-cell table:formula="of:=IF([.B433]=&quot;forward&quot;;[.E432]+[.C433];[.E432])" office:value-type="float" office:value="831" calcext:value-type="float">
            <text:p>831</text:p>
          </table:table-cell>
          <table:table-cell table:formula="of:=IF([.B433]=&quot;forward&quot;;[.F432]+[.D433]*[.C433];[.F432])" office:value-type="float" office:value="168389" calcext:value-type="float">
            <text:p>168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434]=&quot;down&quot;;[.C434]+[.D433];IF([.B434]=&quot;up&quot;;[.C434]*-1+[.D433];[.D433]))" office:value-type="float" office:value="405" calcext:value-type="float">
            <text:p>405</text:p>
          </table:table-cell>
          <table:table-cell table:formula="of:=IF([.B434]=&quot;forward&quot;;[.E433]+[.C434];[.E433])" office:value-type="float" office:value="831" calcext:value-type="float">
            <text:p>831</text:p>
          </table:table-cell>
          <table:table-cell table:formula="of:=IF([.B434]=&quot;forward&quot;;[.F433]+[.D434]*[.C434];[.F433])" office:value-type="float" office:value="168389" calcext:value-type="float">
            <text:p>168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35]=&quot;down&quot;;[.C435]+[.D434];IF([.B435]=&quot;up&quot;;[.C435]*-1+[.D434];[.D434]))" office:value-type="float" office:value="405" calcext:value-type="float">
            <text:p>405</text:p>
          </table:table-cell>
          <table:table-cell table:formula="of:=IF([.B435]=&quot;forward&quot;;[.E434]+[.C435];[.E434])" office:value-type="float" office:value="833" calcext:value-type="float">
            <text:p>833</text:p>
          </table:table-cell>
          <table:table-cell table:formula="of:=IF([.B435]=&quot;forward&quot;;[.F434]+[.D435]*[.C435];[.F434])" office:value-type="float" office:value="169199" calcext:value-type="float">
            <text:p>169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36]=&quot;down&quot;;[.C436]+[.D435];IF([.B436]=&quot;up&quot;;[.C436]*-1+[.D435];[.D435]))" office:value-type="float" office:value="405" calcext:value-type="float">
            <text:p>405</text:p>
          </table:table-cell>
          <table:table-cell table:formula="of:=IF([.B436]=&quot;forward&quot;;[.E435]+[.C436];[.E435])" office:value-type="float" office:value="835" calcext:value-type="float">
            <text:p>835</text:p>
          </table:table-cell>
          <table:table-cell table:formula="of:=IF([.B436]=&quot;forward&quot;;[.F435]+[.D436]*[.C436];[.F435])" office:value-type="float" office:value="170009" calcext:value-type="float">
            <text:p>170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437]=&quot;down&quot;;[.C437]+[.D436];IF([.B437]=&quot;up&quot;;[.C437]*-1+[.D436];[.D436]))" office:value-type="float" office:value="405" calcext:value-type="float">
            <text:p>405</text:p>
          </table:table-cell>
          <table:table-cell table:formula="of:=IF([.B437]=&quot;forward&quot;;[.E436]+[.C437];[.E436])" office:value-type="float" office:value="841" calcext:value-type="float">
            <text:p>841</text:p>
          </table:table-cell>
          <table:table-cell table:formula="of:=IF([.B437]=&quot;forward&quot;;[.F436]+[.D437]*[.C437];[.F436])" office:value-type="float" office:value="172439" calcext:value-type="float">
            <text:p>172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438]=&quot;down&quot;;[.C438]+[.D437];IF([.B438]=&quot;up&quot;;[.C438]*-1+[.D437];[.D437]))" office:value-type="float" office:value="400" calcext:value-type="float">
            <text:p>400</text:p>
          </table:table-cell>
          <table:table-cell table:formula="of:=IF([.B438]=&quot;forward&quot;;[.E437]+[.C438];[.E437])" office:value-type="float" office:value="841" calcext:value-type="float">
            <text:p>841</text:p>
          </table:table-cell>
          <table:table-cell table:formula="of:=IF([.B438]=&quot;forward&quot;;[.F437]+[.D438]*[.C438];[.F437])" office:value-type="float" office:value="172439" calcext:value-type="float">
            <text:p>172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439]=&quot;down&quot;;[.C439]+[.D438];IF([.B439]=&quot;up&quot;;[.C439]*-1+[.D438];[.D438]))" office:value-type="float" office:value="400" calcext:value-type="float">
            <text:p>400</text:p>
          </table:table-cell>
          <table:table-cell table:formula="of:=IF([.B439]=&quot;forward&quot;;[.E438]+[.C439];[.E438])" office:value-type="float" office:value="846" calcext:value-type="float">
            <text:p>846</text:p>
          </table:table-cell>
          <table:table-cell table:formula="of:=IF([.B439]=&quot;forward&quot;;[.F438]+[.D439]*[.C439];[.F438])" office:value-type="float" office:value="174439" calcext:value-type="float">
            <text:p>174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440]=&quot;down&quot;;[.C440]+[.D439];IF([.B440]=&quot;up&quot;;[.C440]*-1+[.D439];[.D439]))" office:value-type="float" office:value="409" calcext:value-type="float">
            <text:p>409</text:p>
          </table:table-cell>
          <table:table-cell table:formula="of:=IF([.B440]=&quot;forward&quot;;[.E439]+[.C440];[.E439])" office:value-type="float" office:value="846" calcext:value-type="float">
            <text:p>846</text:p>
          </table:table-cell>
          <table:table-cell table:formula="of:=IF([.B440]=&quot;forward&quot;;[.F439]+[.D440]*[.C440];[.F439])" office:value-type="float" office:value="174439" calcext:value-type="float">
            <text:p>174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441]=&quot;down&quot;;[.C441]+[.D440];IF([.B441]=&quot;up&quot;;[.C441]*-1+[.D440];[.D440]))" office:value-type="float" office:value="410" calcext:value-type="float">
            <text:p>410</text:p>
          </table:table-cell>
          <table:table-cell table:formula="of:=IF([.B441]=&quot;forward&quot;;[.E440]+[.C441];[.E440])" office:value-type="float" office:value="846" calcext:value-type="float">
            <text:p>846</text:p>
          </table:table-cell>
          <table:table-cell table:formula="of:=IF([.B441]=&quot;forward&quot;;[.F440]+[.D441]*[.C441];[.F440])" office:value-type="float" office:value="174439" calcext:value-type="float">
            <text:p>174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442]=&quot;down&quot;;[.C442]+[.D441];IF([.B442]=&quot;up&quot;;[.C442]*-1+[.D441];[.D441]))" office:value-type="float" office:value="410" calcext:value-type="float">
            <text:p>410</text:p>
          </table:table-cell>
          <table:table-cell table:formula="of:=IF([.B442]=&quot;forward&quot;;[.E441]+[.C442];[.E441])" office:value-type="float" office:value="853" calcext:value-type="float">
            <text:p>853</text:p>
          </table:table-cell>
          <table:table-cell table:formula="of:=IF([.B442]=&quot;forward&quot;;[.F441]+[.D442]*[.C442];[.F441])" office:value-type="float" office:value="177309" calcext:value-type="float">
            <text:p>177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443]=&quot;down&quot;;[.C443]+[.D442];IF([.B443]=&quot;up&quot;;[.C443]*-1+[.D442];[.D442]))" office:value-type="float" office:value="401" calcext:value-type="float">
            <text:p>401</text:p>
          </table:table-cell>
          <table:table-cell table:formula="of:=IF([.B443]=&quot;forward&quot;;[.E442]+[.C443];[.E442])" office:value-type="float" office:value="853" calcext:value-type="float">
            <text:p>853</text:p>
          </table:table-cell>
          <table:table-cell table:formula="of:=IF([.B443]=&quot;forward&quot;;[.F442]+[.D443]*[.C443];[.F442])" office:value-type="float" office:value="177309" calcext:value-type="float">
            <text:p>177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444]=&quot;down&quot;;[.C444]+[.D443];IF([.B444]=&quot;up&quot;;[.C444]*-1+[.D443];[.D443]))" office:value-type="float" office:value="403" calcext:value-type="float">
            <text:p>403</text:p>
          </table:table-cell>
          <table:table-cell table:formula="of:=IF([.B444]=&quot;forward&quot;;[.E443]+[.C444];[.E443])" office:value-type="float" office:value="853" calcext:value-type="float">
            <text:p>853</text:p>
          </table:table-cell>
          <table:table-cell table:formula="of:=IF([.B444]=&quot;forward&quot;;[.F443]+[.D444]*[.C444];[.F443])" office:value-type="float" office:value="177309" calcext:value-type="float">
            <text:p>177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445]=&quot;down&quot;;[.C445]+[.D444];IF([.B445]=&quot;up&quot;;[.C445]*-1+[.D444];[.D444]))" office:value-type="float" office:value="404" calcext:value-type="float">
            <text:p>404</text:p>
          </table:table-cell>
          <table:table-cell table:formula="of:=IF([.B445]=&quot;forward&quot;;[.E444]+[.C445];[.E444])" office:value-type="float" office:value="853" calcext:value-type="float">
            <text:p>853</text:p>
          </table:table-cell>
          <table:table-cell table:formula="of:=IF([.B445]=&quot;forward&quot;;[.F444]+[.D445]*[.C445];[.F444])" office:value-type="float" office:value="177309" calcext:value-type="float">
            <text:p>177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446]=&quot;down&quot;;[.C446]+[.D445];IF([.B446]=&quot;up&quot;;[.C446]*-1+[.D445];[.D445]))" office:value-type="float" office:value="404" calcext:value-type="float">
            <text:p>404</text:p>
          </table:table-cell>
          <table:table-cell table:formula="of:=IF([.B446]=&quot;forward&quot;;[.E445]+[.C446];[.E445])" office:value-type="float" office:value="856" calcext:value-type="float">
            <text:p>856</text:p>
          </table:table-cell>
          <table:table-cell table:formula="of:=IF([.B446]=&quot;forward&quot;;[.F445]+[.D446]*[.C446];[.F445])" office:value-type="float" office:value="178521" calcext:value-type="float">
            <text:p>178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447]=&quot;down&quot;;[.C447]+[.D446];IF([.B447]=&quot;up&quot;;[.C447]*-1+[.D446];[.D446]))" office:value-type="float" office:value="399" calcext:value-type="float">
            <text:p>399</text:p>
          </table:table-cell>
          <table:table-cell table:formula="of:=IF([.B447]=&quot;forward&quot;;[.E446]+[.C447];[.E446])" office:value-type="float" office:value="856" calcext:value-type="float">
            <text:p>856</text:p>
          </table:table-cell>
          <table:table-cell table:formula="of:=IF([.B447]=&quot;forward&quot;;[.F446]+[.D447]*[.C447];[.F446])" office:value-type="float" office:value="178521" calcext:value-type="float">
            <text:p>178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448]=&quot;down&quot;;[.C448]+[.D447];IF([.B448]=&quot;up&quot;;[.C448]*-1+[.D447];[.D447]))" office:value-type="float" office:value="407" calcext:value-type="float">
            <text:p>407</text:p>
          </table:table-cell>
          <table:table-cell table:formula="of:=IF([.B448]=&quot;forward&quot;;[.E447]+[.C448];[.E447])" office:value-type="float" office:value="856" calcext:value-type="float">
            <text:p>856</text:p>
          </table:table-cell>
          <table:table-cell table:formula="of:=IF([.B448]=&quot;forward&quot;;[.F447]+[.D448]*[.C448];[.F447])" office:value-type="float" office:value="178521" calcext:value-type="float">
            <text:p>1785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49]=&quot;down&quot;;[.C449]+[.D448];IF([.B449]=&quot;up&quot;;[.C449]*-1+[.D448];[.D448]))" office:value-type="float" office:value="407" calcext:value-type="float">
            <text:p>407</text:p>
          </table:table-cell>
          <table:table-cell table:formula="of:=IF([.B449]=&quot;forward&quot;;[.E448]+[.C449];[.E448])" office:value-type="float" office:value="858" calcext:value-type="float">
            <text:p>858</text:p>
          </table:table-cell>
          <table:table-cell table:formula="of:=IF([.B449]=&quot;forward&quot;;[.F448]+[.D449]*[.C449];[.F448])" office:value-type="float" office:value="179335" calcext:value-type="float">
            <text:p>179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50]=&quot;down&quot;;[.C450]+[.D449];IF([.B450]=&quot;up&quot;;[.C450]*-1+[.D449];[.D449]))" office:value-type="float" office:value="407" calcext:value-type="float">
            <text:p>407</text:p>
          </table:table-cell>
          <table:table-cell table:formula="of:=IF([.B450]=&quot;forward&quot;;[.E449]+[.C450];[.E449])" office:value-type="float" office:value="859" calcext:value-type="float">
            <text:p>859</text:p>
          </table:table-cell>
          <table:table-cell table:formula="of:=IF([.B450]=&quot;forward&quot;;[.F449]+[.D450]*[.C450];[.F449])" office:value-type="float" office:value="179742" calcext:value-type="float">
            <text:p>179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451]=&quot;down&quot;;[.C451]+[.D450];IF([.B451]=&quot;up&quot;;[.C451]*-1+[.D450];[.D450]))" office:value-type="float" office:value="414" calcext:value-type="float">
            <text:p>414</text:p>
          </table:table-cell>
          <table:table-cell table:formula="of:=IF([.B451]=&quot;forward&quot;;[.E450]+[.C451];[.E450])" office:value-type="float" office:value="859" calcext:value-type="float">
            <text:p>859</text:p>
          </table:table-cell>
          <table:table-cell table:formula="of:=IF([.B451]=&quot;forward&quot;;[.F450]+[.D451]*[.C451];[.F450])" office:value-type="float" office:value="179742" calcext:value-type="float">
            <text:p>179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452]=&quot;down&quot;;[.C452]+[.D451];IF([.B452]=&quot;up&quot;;[.C452]*-1+[.D451];[.D451]))" office:value-type="float" office:value="414" calcext:value-type="float">
            <text:p>414</text:p>
          </table:table-cell>
          <table:table-cell table:formula="of:=IF([.B452]=&quot;forward&quot;;[.E451]+[.C452];[.E451])" office:value-type="float" office:value="864" calcext:value-type="float">
            <text:p>864</text:p>
          </table:table-cell>
          <table:table-cell table:formula="of:=IF([.B452]=&quot;forward&quot;;[.F451]+[.D452]*[.C452];[.F451])" office:value-type="float" office:value="181812" calcext:value-type="float">
            <text:p>181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453]=&quot;down&quot;;[.C453]+[.D452];IF([.B453]=&quot;up&quot;;[.C453]*-1+[.D452];[.D452]))" office:value-type="float" office:value="408" calcext:value-type="float">
            <text:p>408</text:p>
          </table:table-cell>
          <table:table-cell table:formula="of:=IF([.B453]=&quot;forward&quot;;[.E452]+[.C453];[.E452])" office:value-type="float" office:value="864" calcext:value-type="float">
            <text:p>864</text:p>
          </table:table-cell>
          <table:table-cell table:formula="of:=IF([.B453]=&quot;forward&quot;;[.F452]+[.D453]*[.C453];[.F452])" office:value-type="float" office:value="181812" calcext:value-type="float">
            <text:p>181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54]=&quot;down&quot;;[.C454]+[.D453];IF([.B454]=&quot;up&quot;;[.C454]*-1+[.D453];[.D453]))" office:value-type="float" office:value="408" calcext:value-type="float">
            <text:p>408</text:p>
          </table:table-cell>
          <table:table-cell table:formula="of:=IF([.B454]=&quot;forward&quot;;[.E453]+[.C454];[.E453])" office:value-type="float" office:value="866" calcext:value-type="float">
            <text:p>866</text:p>
          </table:table-cell>
          <table:table-cell table:formula="of:=IF([.B454]=&quot;forward&quot;;[.F453]+[.D454]*[.C454];[.F453])" office:value-type="float" office:value="182628" calcext:value-type="float">
            <text:p>182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455]=&quot;down&quot;;[.C455]+[.D454];IF([.B455]=&quot;up&quot;;[.C455]*-1+[.D454];[.D454]))" office:value-type="float" office:value="403" calcext:value-type="float">
            <text:p>403</text:p>
          </table:table-cell>
          <table:table-cell table:formula="of:=IF([.B455]=&quot;forward&quot;;[.E454]+[.C455];[.E454])" office:value-type="float" office:value="866" calcext:value-type="float">
            <text:p>866</text:p>
          </table:table-cell>
          <table:table-cell table:formula="of:=IF([.B455]=&quot;forward&quot;;[.F454]+[.D455]*[.C455];[.F454])" office:value-type="float" office:value="182628" calcext:value-type="float">
            <text:p>182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456]=&quot;down&quot;;[.C456]+[.D455];IF([.B456]=&quot;up&quot;;[.C456]*-1+[.D455];[.D455]))" office:value-type="float" office:value="403" calcext:value-type="float">
            <text:p>403</text:p>
          </table:table-cell>
          <table:table-cell table:formula="of:=IF([.B456]=&quot;forward&quot;;[.E455]+[.C456];[.E455])" office:value-type="float" office:value="874" calcext:value-type="float">
            <text:p>874</text:p>
          </table:table-cell>
          <table:table-cell table:formula="of:=IF([.B456]=&quot;forward&quot;;[.F455]+[.D456]*[.C456];[.F455])" office:value-type="float" office:value="185852" calcext:value-type="float">
            <text:p>185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457]=&quot;down&quot;;[.C457]+[.D456];IF([.B457]=&quot;up&quot;;[.C457]*-1+[.D456];[.D456]))" office:value-type="float" office:value="397" calcext:value-type="float">
            <text:p>397</text:p>
          </table:table-cell>
          <table:table-cell table:formula="of:=IF([.B457]=&quot;forward&quot;;[.E456]+[.C457];[.E456])" office:value-type="float" office:value="874" calcext:value-type="float">
            <text:p>874</text:p>
          </table:table-cell>
          <table:table-cell table:formula="of:=IF([.B457]=&quot;forward&quot;;[.F456]+[.D457]*[.C457];[.F456])" office:value-type="float" office:value="185852" calcext:value-type="float">
            <text:p>185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458]=&quot;down&quot;;[.C458]+[.D457];IF([.B458]=&quot;up&quot;;[.C458]*-1+[.D457];[.D457]))" office:value-type="float" office:value="403" calcext:value-type="float">
            <text:p>403</text:p>
          </table:table-cell>
          <table:table-cell table:formula="of:=IF([.B458]=&quot;forward&quot;;[.E457]+[.C458];[.E457])" office:value-type="float" office:value="874" calcext:value-type="float">
            <text:p>874</text:p>
          </table:table-cell>
          <table:table-cell table:formula="of:=IF([.B458]=&quot;forward&quot;;[.F457]+[.D458]*[.C458];[.F457])" office:value-type="float" office:value="185852" calcext:value-type="float">
            <text:p>185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459]=&quot;down&quot;;[.C459]+[.D458];IF([.B459]=&quot;up&quot;;[.C459]*-1+[.D458];[.D458]))" office:value-type="float" office:value="406" calcext:value-type="float">
            <text:p>406</text:p>
          </table:table-cell>
          <table:table-cell table:formula="of:=IF([.B459]=&quot;forward&quot;;[.E458]+[.C459];[.E458])" office:value-type="float" office:value="874" calcext:value-type="float">
            <text:p>874</text:p>
          </table:table-cell>
          <table:table-cell table:formula="of:=IF([.B459]=&quot;forward&quot;;[.F458]+[.D459]*[.C459];[.F458])" office:value-type="float" office:value="185852" calcext:value-type="float">
            <text:p>185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60]=&quot;down&quot;;[.C460]+[.D459];IF([.B460]=&quot;up&quot;;[.C460]*-1+[.D459];[.D459]))" office:value-type="float" office:value="406" calcext:value-type="float">
            <text:p>406</text:p>
          </table:table-cell>
          <table:table-cell table:formula="of:=IF([.B460]=&quot;forward&quot;;[.E459]+[.C460];[.E459])" office:value-type="float" office:value="875" calcext:value-type="float">
            <text:p>875</text:p>
          </table:table-cell>
          <table:table-cell table:formula="of:=IF([.B460]=&quot;forward&quot;;[.F459]+[.D460]*[.C460];[.F459])" office:value-type="float" office:value="186258" calcext:value-type="float">
            <text:p>186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461]=&quot;down&quot;;[.C461]+[.D460];IF([.B461]=&quot;up&quot;;[.C461]*-1+[.D460];[.D460]))" office:value-type="float" office:value="406" calcext:value-type="float">
            <text:p>406</text:p>
          </table:table-cell>
          <table:table-cell table:formula="of:=IF([.B461]=&quot;forward&quot;;[.E460]+[.C461];[.E460])" office:value-type="float" office:value="882" calcext:value-type="float">
            <text:p>882</text:p>
          </table:table-cell>
          <table:table-cell table:formula="of:=IF([.B461]=&quot;forward&quot;;[.F460]+[.D461]*[.C461];[.F460])" office:value-type="float" office:value="189100" calcext:value-type="float">
            <text:p>189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462]=&quot;down&quot;;[.C462]+[.D461];IF([.B462]=&quot;up&quot;;[.C462]*-1+[.D461];[.D461]))" office:value-type="float" office:value="413" calcext:value-type="float">
            <text:p>413</text:p>
          </table:table-cell>
          <table:table-cell table:formula="of:=IF([.B462]=&quot;forward&quot;;[.E461]+[.C462];[.E461])" office:value-type="float" office:value="882" calcext:value-type="float">
            <text:p>882</text:p>
          </table:table-cell>
          <table:table-cell table:formula="of:=IF([.B462]=&quot;forward&quot;;[.F461]+[.D462]*[.C462];[.F461])" office:value-type="float" office:value="189100" calcext:value-type="float">
            <text:p>189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463]=&quot;down&quot;;[.C463]+[.D462];IF([.B463]=&quot;up&quot;;[.C463]*-1+[.D462];[.D462]))" office:value-type="float" office:value="414" calcext:value-type="float">
            <text:p>414</text:p>
          </table:table-cell>
          <table:table-cell table:formula="of:=IF([.B463]=&quot;forward&quot;;[.E462]+[.C463];[.E462])" office:value-type="float" office:value="882" calcext:value-type="float">
            <text:p>882</text:p>
          </table:table-cell>
          <table:table-cell table:formula="of:=IF([.B463]=&quot;forward&quot;;[.F462]+[.D463]*[.C463];[.F462])" office:value-type="float" office:value="189100" calcext:value-type="float">
            <text:p>189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464]=&quot;down&quot;;[.C464]+[.D463];IF([.B464]=&quot;up&quot;;[.C464]*-1+[.D463];[.D463]))" office:value-type="float" office:value="407" calcext:value-type="float">
            <text:p>407</text:p>
          </table:table-cell>
          <table:table-cell table:formula="of:=IF([.B464]=&quot;forward&quot;;[.E463]+[.C464];[.E463])" office:value-type="float" office:value="882" calcext:value-type="float">
            <text:p>882</text:p>
          </table:table-cell>
          <table:table-cell table:formula="of:=IF([.B464]=&quot;forward&quot;;[.F463]+[.D464]*[.C464];[.F463])" office:value-type="float" office:value="189100" calcext:value-type="float">
            <text:p>189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65]=&quot;down&quot;;[.C465]+[.D464];IF([.B465]=&quot;up&quot;;[.C465]*-1+[.D464];[.D464]))" office:value-type="float" office:value="407" calcext:value-type="float">
            <text:p>407</text:p>
          </table:table-cell>
          <table:table-cell table:formula="of:=IF([.B465]=&quot;forward&quot;;[.E464]+[.C465];[.E464])" office:value-type="float" office:value="884" calcext:value-type="float">
            <text:p>884</text:p>
          </table:table-cell>
          <table:table-cell table:formula="of:=IF([.B465]=&quot;forward&quot;;[.F464]+[.D465]*[.C465];[.F464])" office:value-type="float" office:value="189914" calcext:value-type="float">
            <text:p>189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466]=&quot;down&quot;;[.C466]+[.D465];IF([.B466]=&quot;up&quot;;[.C466]*-1+[.D465];[.D465]))" office:value-type="float" office:value="402" calcext:value-type="float">
            <text:p>402</text:p>
          </table:table-cell>
          <table:table-cell table:formula="of:=IF([.B466]=&quot;forward&quot;;[.E465]+[.C466];[.E465])" office:value-type="float" office:value="884" calcext:value-type="float">
            <text:p>884</text:p>
          </table:table-cell>
          <table:table-cell table:formula="of:=IF([.B466]=&quot;forward&quot;;[.F465]+[.D466]*[.C466];[.F465])" office:value-type="float" office:value="189914" calcext:value-type="float">
            <text:p>189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467]=&quot;down&quot;;[.C467]+[.D466];IF([.B467]=&quot;up&quot;;[.C467]*-1+[.D466];[.D466]))" office:value-type="float" office:value="402" calcext:value-type="float">
            <text:p>402</text:p>
          </table:table-cell>
          <table:table-cell table:formula="of:=IF([.B467]=&quot;forward&quot;;[.E466]+[.C467];[.E466])" office:value-type="float" office:value="888" calcext:value-type="float">
            <text:p>888</text:p>
          </table:table-cell>
          <table:table-cell table:formula="of:=IF([.B467]=&quot;forward&quot;;[.F466]+[.D467]*[.C467];[.F466])" office:value-type="float" office:value="191522" calcext:value-type="float">
            <text:p>191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468]=&quot;down&quot;;[.C468]+[.D467];IF([.B468]=&quot;up&quot;;[.C468]*-1+[.D467];[.D467]))" office:value-type="float" office:value="402" calcext:value-type="float">
            <text:p>402</text:p>
          </table:table-cell>
          <table:table-cell table:formula="of:=IF([.B468]=&quot;forward&quot;;[.E467]+[.C468];[.E467])" office:value-type="float" office:value="897" calcext:value-type="float">
            <text:p>897</text:p>
          </table:table-cell>
          <table:table-cell table:formula="of:=IF([.B468]=&quot;forward&quot;;[.F467]+[.D468]*[.C468];[.F467])" office:value-type="float" office:value="195140" calcext:value-type="float">
            <text:p>195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469]=&quot;down&quot;;[.C469]+[.D468];IF([.B469]=&quot;up&quot;;[.C469]*-1+[.D468];[.D468]))" office:value-type="float" office:value="402" calcext:value-type="float">
            <text:p>402</text:p>
          </table:table-cell>
          <table:table-cell table:formula="of:=IF([.B469]=&quot;forward&quot;;[.E468]+[.C469];[.E468])" office:value-type="float" office:value="901" calcext:value-type="float">
            <text:p>901</text:p>
          </table:table-cell>
          <table:table-cell table:formula="of:=IF([.B469]=&quot;forward&quot;;[.F468]+[.D469]*[.C469];[.F468])" office:value-type="float" office:value="196748" calcext:value-type="float">
            <text:p>1967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470]=&quot;down&quot;;[.C470]+[.D469];IF([.B470]=&quot;up&quot;;[.C470]*-1+[.D469];[.D469]))" office:value-type="float" office:value="402" calcext:value-type="float">
            <text:p>402</text:p>
          </table:table-cell>
          <table:table-cell table:formula="of:=IF([.B470]=&quot;forward&quot;;[.E469]+[.C470];[.E469])" office:value-type="float" office:value="903" calcext:value-type="float">
            <text:p>903</text:p>
          </table:table-cell>
          <table:table-cell table:formula="of:=IF([.B470]=&quot;forward&quot;;[.F469]+[.D470]*[.C470];[.F469])" office:value-type="float" office:value="197552" calcext:value-type="float">
            <text:p>197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471]=&quot;down&quot;;[.C471]+[.D470];IF([.B471]=&quot;up&quot;;[.C471]*-1+[.D470];[.D470]))" office:value-type="float" office:value="402" calcext:value-type="float">
            <text:p>402</text:p>
          </table:table-cell>
          <table:table-cell table:formula="of:=IF([.B471]=&quot;forward&quot;;[.E470]+[.C471];[.E470])" office:value-type="float" office:value="907" calcext:value-type="float">
            <text:p>907</text:p>
          </table:table-cell>
          <table:table-cell table:formula="of:=IF([.B471]=&quot;forward&quot;;[.F470]+[.D471]*[.C471];[.F470])" office:value-type="float" office:value="199160" calcext:value-type="float">
            <text:p>199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472]=&quot;down&quot;;[.C472]+[.D471];IF([.B472]=&quot;up&quot;;[.C472]*-1+[.D471];[.D471]))" office:value-type="float" office:value="405" calcext:value-type="float">
            <text:p>405</text:p>
          </table:table-cell>
          <table:table-cell table:formula="of:=IF([.B472]=&quot;forward&quot;;[.E471]+[.C472];[.E471])" office:value-type="float" office:value="907" calcext:value-type="float">
            <text:p>907</text:p>
          </table:table-cell>
          <table:table-cell table:formula="of:=IF([.B472]=&quot;forward&quot;;[.F471]+[.D472]*[.C472];[.F471])" office:value-type="float" office:value="199160" calcext:value-type="float">
            <text:p>199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473]=&quot;down&quot;;[.C473]+[.D472];IF([.B473]=&quot;up&quot;;[.C473]*-1+[.D472];[.D472]))" office:value-type="float" office:value="412" calcext:value-type="float">
            <text:p>412</text:p>
          </table:table-cell>
          <table:table-cell table:formula="of:=IF([.B473]=&quot;forward&quot;;[.E472]+[.C473];[.E472])" office:value-type="float" office:value="907" calcext:value-type="float">
            <text:p>907</text:p>
          </table:table-cell>
          <table:table-cell table:formula="of:=IF([.B473]=&quot;forward&quot;;[.F472]+[.D473]*[.C473];[.F472])" office:value-type="float" office:value="199160" calcext:value-type="float">
            <text:p>199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74]=&quot;down&quot;;[.C474]+[.D473];IF([.B474]=&quot;up&quot;;[.C474]*-1+[.D473];[.D473]))" office:value-type="float" office:value="412" calcext:value-type="float">
            <text:p>412</text:p>
          </table:table-cell>
          <table:table-cell table:formula="of:=IF([.B474]=&quot;forward&quot;;[.E473]+[.C474];[.E473])" office:value-type="float" office:value="908" calcext:value-type="float">
            <text:p>908</text:p>
          </table:table-cell>
          <table:table-cell table:formula="of:=IF([.B474]=&quot;forward&quot;;[.F473]+[.D474]*[.C474];[.F473])" office:value-type="float" office:value="199572" calcext:value-type="float">
            <text:p>199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475]=&quot;down&quot;;[.C475]+[.D474];IF([.B475]=&quot;up&quot;;[.C475]*-1+[.D474];[.D474]))" office:value-type="float" office:value="403" calcext:value-type="float">
            <text:p>403</text:p>
          </table:table-cell>
          <table:table-cell table:formula="of:=IF([.B475]=&quot;forward&quot;;[.E474]+[.C475];[.E474])" office:value-type="float" office:value="908" calcext:value-type="float">
            <text:p>908</text:p>
          </table:table-cell>
          <table:table-cell table:formula="of:=IF([.B475]=&quot;forward&quot;;[.F474]+[.D475]*[.C475];[.F474])" office:value-type="float" office:value="199572" calcext:value-type="float">
            <text:p>199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476]=&quot;down&quot;;[.C476]+[.D475];IF([.B476]=&quot;up&quot;;[.C476]*-1+[.D475];[.D475]))" office:value-type="float" office:value="401" calcext:value-type="float">
            <text:p>401</text:p>
          </table:table-cell>
          <table:table-cell table:formula="of:=IF([.B476]=&quot;forward&quot;;[.E475]+[.C476];[.E475])" office:value-type="float" office:value="908" calcext:value-type="float">
            <text:p>908</text:p>
          </table:table-cell>
          <table:table-cell table:formula="of:=IF([.B476]=&quot;forward&quot;;[.F475]+[.D476]*[.C476];[.F475])" office:value-type="float" office:value="199572" calcext:value-type="float">
            <text:p>199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77]=&quot;down&quot;;[.C477]+[.D476];IF([.B477]=&quot;up&quot;;[.C477]*-1+[.D476];[.D476]))" office:value-type="float" office:value="401" calcext:value-type="float">
            <text:p>401</text:p>
          </table:table-cell>
          <table:table-cell table:formula="of:=IF([.B477]=&quot;forward&quot;;[.E476]+[.C477];[.E476])" office:value-type="float" office:value="909" calcext:value-type="float">
            <text:p>909</text:p>
          </table:table-cell>
          <table:table-cell table:formula="of:=IF([.B477]=&quot;forward&quot;;[.F476]+[.D477]*[.C477];[.F476])" office:value-type="float" office:value="199973" calcext:value-type="float">
            <text:p>199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478]=&quot;down&quot;;[.C478]+[.D477];IF([.B478]=&quot;up&quot;;[.C478]*-1+[.D477];[.D477]))" office:value-type="float" office:value="406" calcext:value-type="float">
            <text:p>406</text:p>
          </table:table-cell>
          <table:table-cell table:formula="of:=IF([.B478]=&quot;forward&quot;;[.E477]+[.C478];[.E477])" office:value-type="float" office:value="909" calcext:value-type="float">
            <text:p>909</text:p>
          </table:table-cell>
          <table:table-cell table:formula="of:=IF([.B478]=&quot;forward&quot;;[.F477]+[.D478]*[.C478];[.F477])" office:value-type="float" office:value="199973" calcext:value-type="float">
            <text:p>199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479]=&quot;down&quot;;[.C479]+[.D478];IF([.B479]=&quot;up&quot;;[.C479]*-1+[.D478];[.D478]))" office:value-type="float" office:value="397" calcext:value-type="float">
            <text:p>397</text:p>
          </table:table-cell>
          <table:table-cell table:formula="of:=IF([.B479]=&quot;forward&quot;;[.E478]+[.C479];[.E478])" office:value-type="float" office:value="909" calcext:value-type="float">
            <text:p>909</text:p>
          </table:table-cell>
          <table:table-cell table:formula="of:=IF([.B479]=&quot;forward&quot;;[.F478]+[.D479]*[.C479];[.F478])" office:value-type="float" office:value="199973" calcext:value-type="float">
            <text:p>199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480]=&quot;down&quot;;[.C480]+[.D479];IF([.B480]=&quot;up&quot;;[.C480]*-1+[.D479];[.D479]))" office:value-type="float" office:value="397" calcext:value-type="float">
            <text:p>397</text:p>
          </table:table-cell>
          <table:table-cell table:formula="of:=IF([.B480]=&quot;forward&quot;;[.E479]+[.C480];[.E479])" office:value-type="float" office:value="915" calcext:value-type="float">
            <text:p>915</text:p>
          </table:table-cell>
          <table:table-cell table:formula="of:=IF([.B480]=&quot;forward&quot;;[.F479]+[.D480]*[.C480];[.F479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481]=&quot;down&quot;;[.C481]+[.D480];IF([.B481]=&quot;up&quot;;[.C481]*-1+[.D480];[.D480]))" office:value-type="float" office:value="404" calcext:value-type="float">
            <text:p>404</text:p>
          </table:table-cell>
          <table:table-cell table:formula="of:=IF([.B481]=&quot;forward&quot;;[.E480]+[.C481];[.E480])" office:value-type="float" office:value="915" calcext:value-type="float">
            <text:p>915</text:p>
          </table:table-cell>
          <table:table-cell table:formula="of:=IF([.B481]=&quot;forward&quot;;[.F480]+[.D481]*[.C481];[.F480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482]=&quot;down&quot;;[.C482]+[.D481];IF([.B482]=&quot;up&quot;;[.C482]*-1+[.D481];[.D481]))" office:value-type="float" office:value="406" calcext:value-type="float">
            <text:p>406</text:p>
          </table:table-cell>
          <table:table-cell table:formula="of:=IF([.B482]=&quot;forward&quot;;[.E481]+[.C482];[.E481])" office:value-type="float" office:value="915" calcext:value-type="float">
            <text:p>915</text:p>
          </table:table-cell>
          <table:table-cell table:formula="of:=IF([.B482]=&quot;forward&quot;;[.F481]+[.D482]*[.C482];[.F481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483]=&quot;down&quot;;[.C483]+[.D482];IF([.B483]=&quot;up&quot;;[.C483]*-1+[.D482];[.D482]))" office:value-type="float" office:value="413" calcext:value-type="float">
            <text:p>413</text:p>
          </table:table-cell>
          <table:table-cell table:formula="of:=IF([.B483]=&quot;forward&quot;;[.E482]+[.C483];[.E482])" office:value-type="float" office:value="915" calcext:value-type="float">
            <text:p>915</text:p>
          </table:table-cell>
          <table:table-cell table:formula="of:=IF([.B483]=&quot;forward&quot;;[.F482]+[.D483]*[.C483];[.F482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484]=&quot;down&quot;;[.C484]+[.D483];IF([.B484]=&quot;up&quot;;[.C484]*-1+[.D483];[.D483]))" office:value-type="float" office:value="415" calcext:value-type="float">
            <text:p>415</text:p>
          </table:table-cell>
          <table:table-cell table:formula="of:=IF([.B484]=&quot;forward&quot;;[.E483]+[.C484];[.E483])" office:value-type="float" office:value="915" calcext:value-type="float">
            <text:p>915</text:p>
          </table:table-cell>
          <table:table-cell table:formula="of:=IF([.B484]=&quot;forward&quot;;[.F483]+[.D484]*[.C484];[.F483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485]=&quot;down&quot;;[.C485]+[.D484];IF([.B485]=&quot;up&quot;;[.C485]*-1+[.D484];[.D484]))" office:value-type="float" office:value="416" calcext:value-type="float">
            <text:p>416</text:p>
          </table:table-cell>
          <table:table-cell table:formula="of:=IF([.B485]=&quot;forward&quot;;[.E484]+[.C485];[.E484])" office:value-type="float" office:value="915" calcext:value-type="float">
            <text:p>915</text:p>
          </table:table-cell>
          <table:table-cell table:formula="of:=IF([.B485]=&quot;forward&quot;;[.F484]+[.D485]*[.C485];[.F484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486]=&quot;down&quot;;[.C486]+[.D485];IF([.B486]=&quot;up&quot;;[.C486]*-1+[.D485];[.D485]))" office:value-type="float" office:value="423" calcext:value-type="float">
            <text:p>423</text:p>
          </table:table-cell>
          <table:table-cell table:formula="of:=IF([.B486]=&quot;forward&quot;;[.E485]+[.C486];[.E485])" office:value-type="float" office:value="915" calcext:value-type="float">
            <text:p>915</text:p>
          </table:table-cell>
          <table:table-cell table:formula="of:=IF([.B486]=&quot;forward&quot;;[.F485]+[.D486]*[.C486];[.F485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487]=&quot;down&quot;;[.C487]+[.D486];IF([.B487]=&quot;up&quot;;[.C487]*-1+[.D486];[.D486]))" office:value-type="float" office:value="429" calcext:value-type="float">
            <text:p>429</text:p>
          </table:table-cell>
          <table:table-cell table:formula="of:=IF([.B487]=&quot;forward&quot;;[.E486]+[.C487];[.E486])" office:value-type="float" office:value="915" calcext:value-type="float">
            <text:p>915</text:p>
          </table:table-cell>
          <table:table-cell table:formula="of:=IF([.B487]=&quot;forward&quot;;[.F486]+[.D487]*[.C487];[.F486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488]=&quot;down&quot;;[.C488]+[.D487];IF([.B488]=&quot;up&quot;;[.C488]*-1+[.D487];[.D487]))" office:value-type="float" office:value="428" calcext:value-type="float">
            <text:p>428</text:p>
          </table:table-cell>
          <table:table-cell table:formula="of:=IF([.B488]=&quot;forward&quot;;[.E487]+[.C488];[.E487])" office:value-type="float" office:value="915" calcext:value-type="float">
            <text:p>915</text:p>
          </table:table-cell>
          <table:table-cell table:formula="of:=IF([.B488]=&quot;forward&quot;;[.F487]+[.D488]*[.C488];[.F487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489]=&quot;down&quot;;[.C489]+[.D488];IF([.B489]=&quot;up&quot;;[.C489]*-1+[.D488];[.D488]))" office:value-type="float" office:value="424" calcext:value-type="float">
            <text:p>424</text:p>
          </table:table-cell>
          <table:table-cell table:formula="of:=IF([.B489]=&quot;forward&quot;;[.E488]+[.C489];[.E488])" office:value-type="float" office:value="915" calcext:value-type="float">
            <text:p>915</text:p>
          </table:table-cell>
          <table:table-cell table:formula="of:=IF([.B489]=&quot;forward&quot;;[.F488]+[.D489]*[.C489];[.F488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490]=&quot;down&quot;;[.C490]+[.D489];IF([.B490]=&quot;up&quot;;[.C490]*-1+[.D489];[.D489]))" office:value-type="float" office:value="433" calcext:value-type="float">
            <text:p>433</text:p>
          </table:table-cell>
          <table:table-cell table:formula="of:=IF([.B490]=&quot;forward&quot;;[.E489]+[.C490];[.E489])" office:value-type="float" office:value="915" calcext:value-type="float">
            <text:p>915</text:p>
          </table:table-cell>
          <table:table-cell table:formula="of:=IF([.B490]=&quot;forward&quot;;[.F489]+[.D490]*[.C490];[.F489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491]=&quot;down&quot;;[.C491]+[.D490];IF([.B491]=&quot;up&quot;;[.C491]*-1+[.D490];[.D490]))" office:value-type="float" office:value="430" calcext:value-type="float">
            <text:p>430</text:p>
          </table:table-cell>
          <table:table-cell table:formula="of:=IF([.B491]=&quot;forward&quot;;[.E490]+[.C491];[.E490])" office:value-type="float" office:value="915" calcext:value-type="float">
            <text:p>915</text:p>
          </table:table-cell>
          <table:table-cell table:formula="of:=IF([.B491]=&quot;forward&quot;;[.F490]+[.D491]*[.C491];[.F490])" office:value-type="float" office:value="202355" calcext:value-type="float">
            <text:p>202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492]=&quot;down&quot;;[.C492]+[.D491];IF([.B492]=&quot;up&quot;;[.C492]*-1+[.D491];[.D491]))" office:value-type="float" office:value="430" calcext:value-type="float">
            <text:p>430</text:p>
          </table:table-cell>
          <table:table-cell table:formula="of:=IF([.B492]=&quot;forward&quot;;[.E491]+[.C492];[.E491])" office:value-type="float" office:value="916" calcext:value-type="float">
            <text:p>916</text:p>
          </table:table-cell>
          <table:table-cell table:formula="of:=IF([.B492]=&quot;forward&quot;;[.F491]+[.D492]*[.C492];[.F491])" office:value-type="float" office:value="202785" calcext:value-type="float">
            <text:p>202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493]=&quot;down&quot;;[.C493]+[.D492];IF([.B493]=&quot;up&quot;;[.C493]*-1+[.D492];[.D492]))" office:value-type="float" office:value="432" calcext:value-type="float">
            <text:p>432</text:p>
          </table:table-cell>
          <table:table-cell table:formula="of:=IF([.B493]=&quot;forward&quot;;[.E492]+[.C493];[.E492])" office:value-type="float" office:value="916" calcext:value-type="float">
            <text:p>916</text:p>
          </table:table-cell>
          <table:table-cell table:formula="of:=IF([.B493]=&quot;forward&quot;;[.F492]+[.D493]*[.C493];[.F492])" office:value-type="float" office:value="202785" calcext:value-type="float">
            <text:p>202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494]=&quot;down&quot;;[.C494]+[.D493];IF([.B494]=&quot;up&quot;;[.C494]*-1+[.D493];[.D493]))" office:value-type="float" office:value="432" calcext:value-type="float">
            <text:p>432</text:p>
          </table:table-cell>
          <table:table-cell table:formula="of:=IF([.B494]=&quot;forward&quot;;[.E493]+[.C494];[.E493])" office:value-type="float" office:value="920" calcext:value-type="float">
            <text:p>920</text:p>
          </table:table-cell>
          <table:table-cell table:formula="of:=IF([.B494]=&quot;forward&quot;;[.F493]+[.D494]*[.C494];[.F493])" office:value-type="float" office:value="204513" calcext:value-type="float">
            <text:p>204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495]=&quot;down&quot;;[.C495]+[.D494];IF([.B495]=&quot;up&quot;;[.C495]*-1+[.D494];[.D494]))" office:value-type="float" office:value="428" calcext:value-type="float">
            <text:p>428</text:p>
          </table:table-cell>
          <table:table-cell table:formula="of:=IF([.B495]=&quot;forward&quot;;[.E494]+[.C495];[.E494])" office:value-type="float" office:value="920" calcext:value-type="float">
            <text:p>920</text:p>
          </table:table-cell>
          <table:table-cell table:formula="of:=IF([.B495]=&quot;forward&quot;;[.F494]+[.D495]*[.C495];[.F494])" office:value-type="float" office:value="204513" calcext:value-type="float">
            <text:p>204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496]=&quot;down&quot;;[.C496]+[.D495];IF([.B496]=&quot;up&quot;;[.C496]*-1+[.D495];[.D495]))" office:value-type="float" office:value="419" calcext:value-type="float">
            <text:p>419</text:p>
          </table:table-cell>
          <table:table-cell table:formula="of:=IF([.B496]=&quot;forward&quot;;[.E495]+[.C496];[.E495])" office:value-type="float" office:value="920" calcext:value-type="float">
            <text:p>920</text:p>
          </table:table-cell>
          <table:table-cell table:formula="of:=IF([.B496]=&quot;forward&quot;;[.F495]+[.D496]*[.C496];[.F495])" office:value-type="float" office:value="204513" calcext:value-type="float">
            <text:p>204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497]=&quot;down&quot;;[.C497]+[.D496];IF([.B497]=&quot;up&quot;;[.C497]*-1+[.D496];[.D496]))" office:value-type="float" office:value="423" calcext:value-type="float">
            <text:p>423</text:p>
          </table:table-cell>
          <table:table-cell table:formula="of:=IF([.B497]=&quot;forward&quot;;[.E496]+[.C497];[.E496])" office:value-type="float" office:value="920" calcext:value-type="float">
            <text:p>920</text:p>
          </table:table-cell>
          <table:table-cell table:formula="of:=IF([.B497]=&quot;forward&quot;;[.F496]+[.D497]*[.C497];[.F496])" office:value-type="float" office:value="204513" calcext:value-type="float">
            <text:p>204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498]=&quot;down&quot;;[.C498]+[.D497];IF([.B498]=&quot;up&quot;;[.C498]*-1+[.D497];[.D497]))" office:value-type="float" office:value="423" calcext:value-type="float">
            <text:p>423</text:p>
          </table:table-cell>
          <table:table-cell table:formula="of:=IF([.B498]=&quot;forward&quot;;[.E497]+[.C498];[.E497])" office:value-type="float" office:value="926" calcext:value-type="float">
            <text:p>926</text:p>
          </table:table-cell>
          <table:table-cell table:formula="of:=IF([.B498]=&quot;forward&quot;;[.F497]+[.D498]*[.C498];[.F497])" office:value-type="float" office:value="207051" calcext:value-type="float">
            <text:p>207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499]=&quot;down&quot;;[.C499]+[.D498];IF([.B499]=&quot;up&quot;;[.C499]*-1+[.D498];[.D498]))" office:value-type="float" office:value="424" calcext:value-type="float">
            <text:p>424</text:p>
          </table:table-cell>
          <table:table-cell table:formula="of:=IF([.B499]=&quot;forward&quot;;[.E498]+[.C499];[.E498])" office:value-type="float" office:value="926" calcext:value-type="float">
            <text:p>926</text:p>
          </table:table-cell>
          <table:table-cell table:formula="of:=IF([.B499]=&quot;forward&quot;;[.F498]+[.D499]*[.C499];[.F498])" office:value-type="float" office:value="207051" calcext:value-type="float">
            <text:p>207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00]=&quot;down&quot;;[.C500]+[.D499];IF([.B500]=&quot;up&quot;;[.C500]*-1+[.D499];[.D499]))" office:value-type="float" office:value="425" calcext:value-type="float">
            <text:p>425</text:p>
          </table:table-cell>
          <table:table-cell table:formula="of:=IF([.B500]=&quot;forward&quot;;[.E499]+[.C500];[.E499])" office:value-type="float" office:value="926" calcext:value-type="float">
            <text:p>926</text:p>
          </table:table-cell>
          <table:table-cell table:formula="of:=IF([.B500]=&quot;forward&quot;;[.F499]+[.D500]*[.C500];[.F499])" office:value-type="float" office:value="207051" calcext:value-type="float">
            <text:p>207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501]=&quot;down&quot;;[.C501]+[.D500];IF([.B501]=&quot;up&quot;;[.C501]*-1+[.D500];[.D500]))" office:value-type="float" office:value="433" calcext:value-type="float">
            <text:p>433</text:p>
          </table:table-cell>
          <table:table-cell table:formula="of:=IF([.B501]=&quot;forward&quot;;[.E500]+[.C501];[.E500])" office:value-type="float" office:value="926" calcext:value-type="float">
            <text:p>926</text:p>
          </table:table-cell>
          <table:table-cell table:formula="of:=IF([.B501]=&quot;forward&quot;;[.F500]+[.D501]*[.C501];[.F500])" office:value-type="float" office:value="207051" calcext:value-type="float">
            <text:p>207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502]=&quot;down&quot;;[.C502]+[.D501];IF([.B502]=&quot;up&quot;;[.C502]*-1+[.D501];[.D501]))" office:value-type="float" office:value="428" calcext:value-type="float">
            <text:p>428</text:p>
          </table:table-cell>
          <table:table-cell table:formula="of:=IF([.B502]=&quot;forward&quot;;[.E501]+[.C502];[.E501])" office:value-type="float" office:value="926" calcext:value-type="float">
            <text:p>926</text:p>
          </table:table-cell>
          <table:table-cell table:formula="of:=IF([.B502]=&quot;forward&quot;;[.F501]+[.D502]*[.C502];[.F501])" office:value-type="float" office:value="207051" calcext:value-type="float">
            <text:p>207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503]=&quot;down&quot;;[.C503]+[.D502];IF([.B503]=&quot;up&quot;;[.C503]*-1+[.D502];[.D502]))" office:value-type="float" office:value="428" calcext:value-type="float">
            <text:p>428</text:p>
          </table:table-cell>
          <table:table-cell table:formula="of:=IF([.B503]=&quot;forward&quot;;[.E502]+[.C503];[.E502])" office:value-type="float" office:value="927" calcext:value-type="float">
            <text:p>927</text:p>
          </table:table-cell>
          <table:table-cell table:formula="of:=IF([.B503]=&quot;forward&quot;;[.F502]+[.D503]*[.C503];[.F502])" office:value-type="float" office:value="207479" calcext:value-type="float">
            <text:p>207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504]=&quot;down&quot;;[.C504]+[.D503];IF([.B504]=&quot;up&quot;;[.C504]*-1+[.D503];[.D503]))" office:value-type="float" office:value="422" calcext:value-type="float">
            <text:p>422</text:p>
          </table:table-cell>
          <table:table-cell table:formula="of:=IF([.B504]=&quot;forward&quot;;[.E503]+[.C504];[.E503])" office:value-type="float" office:value="927" calcext:value-type="float">
            <text:p>927</text:p>
          </table:table-cell>
          <table:table-cell table:formula="of:=IF([.B504]=&quot;forward&quot;;[.F503]+[.D504]*[.C504];[.F503])" office:value-type="float" office:value="207479" calcext:value-type="float">
            <text:p>207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505]=&quot;down&quot;;[.C505]+[.D504];IF([.B505]=&quot;up&quot;;[.C505]*-1+[.D504];[.D504]))" office:value-type="float" office:value="427" calcext:value-type="float">
            <text:p>427</text:p>
          </table:table-cell>
          <table:table-cell table:formula="of:=IF([.B505]=&quot;forward&quot;;[.E504]+[.C505];[.E504])" office:value-type="float" office:value="927" calcext:value-type="float">
            <text:p>927</text:p>
          </table:table-cell>
          <table:table-cell table:formula="of:=IF([.B505]=&quot;forward&quot;;[.F504]+[.D505]*[.C505];[.F504])" office:value-type="float" office:value="207479" calcext:value-type="float">
            <text:p>207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506]=&quot;down&quot;;[.C506]+[.D505];IF([.B506]=&quot;up&quot;;[.C506]*-1+[.D505];[.D505]))" office:value-type="float" office:value="427" calcext:value-type="float">
            <text:p>427</text:p>
          </table:table-cell>
          <table:table-cell table:formula="of:=IF([.B506]=&quot;forward&quot;;[.E505]+[.C506];[.E505])" office:value-type="float" office:value="931" calcext:value-type="float">
            <text:p>931</text:p>
          </table:table-cell>
          <table:table-cell table:formula="of:=IF([.B506]=&quot;forward&quot;;[.F505]+[.D506]*[.C506];[.F505])" office:value-type="float" office:value="209187" calcext:value-type="float">
            <text:p>209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507]=&quot;down&quot;;[.C507]+[.D506];IF([.B507]=&quot;up&quot;;[.C507]*-1+[.D506];[.D506]))" office:value-type="float" office:value="419" calcext:value-type="float">
            <text:p>419</text:p>
          </table:table-cell>
          <table:table-cell table:formula="of:=IF([.B507]=&quot;forward&quot;;[.E506]+[.C507];[.E506])" office:value-type="float" office:value="931" calcext:value-type="float">
            <text:p>931</text:p>
          </table:table-cell>
          <table:table-cell table:formula="of:=IF([.B507]=&quot;forward&quot;;[.F506]+[.D507]*[.C507];[.F506])" office:value-type="float" office:value="209187" calcext:value-type="float">
            <text:p>209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508]=&quot;down&quot;;[.C508]+[.D507];IF([.B508]=&quot;up&quot;;[.C508]*-1+[.D507];[.D507]))" office:value-type="float" office:value="423" calcext:value-type="float">
            <text:p>423</text:p>
          </table:table-cell>
          <table:table-cell table:formula="of:=IF([.B508]=&quot;forward&quot;;[.E507]+[.C508];[.E507])" office:value-type="float" office:value="931" calcext:value-type="float">
            <text:p>931</text:p>
          </table:table-cell>
          <table:table-cell table:formula="of:=IF([.B508]=&quot;forward&quot;;[.F507]+[.D508]*[.C508];[.F507])" office:value-type="float" office:value="209187" calcext:value-type="float">
            <text:p>209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509]=&quot;down&quot;;[.C509]+[.D508];IF([.B509]=&quot;up&quot;;[.C509]*-1+[.D508];[.D508]))" office:value-type="float" office:value="423" calcext:value-type="float">
            <text:p>423</text:p>
          </table:table-cell>
          <table:table-cell table:formula="of:=IF([.B509]=&quot;forward&quot;;[.E508]+[.C509];[.E508])" office:value-type="float" office:value="935" calcext:value-type="float">
            <text:p>935</text:p>
          </table:table-cell>
          <table:table-cell table:formula="of:=IF([.B509]=&quot;forward&quot;;[.F508]+[.D509]*[.C509];[.F508])" office:value-type="float" office:value="210879" calcext:value-type="float">
            <text:p>21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510]=&quot;down&quot;;[.C510]+[.D509];IF([.B510]=&quot;up&quot;;[.C510]*-1+[.D509];[.D509]))" office:value-type="float" office:value="423" calcext:value-type="float">
            <text:p>423</text:p>
          </table:table-cell>
          <table:table-cell table:formula="of:=IF([.B510]=&quot;forward&quot;;[.E509]+[.C510];[.E509])" office:value-type="float" office:value="938" calcext:value-type="float">
            <text:p>938</text:p>
          </table:table-cell>
          <table:table-cell table:formula="of:=IF([.B510]=&quot;forward&quot;;[.F509]+[.D510]*[.C510];[.F509])" office:value-type="float" office:value="212148" calcext:value-type="float">
            <text:p>212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511]=&quot;down&quot;;[.C511]+[.D510];IF([.B511]=&quot;up&quot;;[.C511]*-1+[.D510];[.D510]))" office:value-type="float" office:value="430" calcext:value-type="float">
            <text:p>430</text:p>
          </table:table-cell>
          <table:table-cell table:formula="of:=IF([.B511]=&quot;forward&quot;;[.E510]+[.C511];[.E510])" office:value-type="float" office:value="938" calcext:value-type="float">
            <text:p>938</text:p>
          </table:table-cell>
          <table:table-cell table:formula="of:=IF([.B511]=&quot;forward&quot;;[.F510]+[.D511]*[.C511];[.F510])" office:value-type="float" office:value="212148" calcext:value-type="float">
            <text:p>212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12]=&quot;down&quot;;[.C512]+[.D511];IF([.B512]=&quot;up&quot;;[.C512]*-1+[.D511];[.D511]))" office:value-type="float" office:value="431" calcext:value-type="float">
            <text:p>431</text:p>
          </table:table-cell>
          <table:table-cell table:formula="of:=IF([.B512]=&quot;forward&quot;;[.E511]+[.C512];[.E511])" office:value-type="float" office:value="938" calcext:value-type="float">
            <text:p>938</text:p>
          </table:table-cell>
          <table:table-cell table:formula="of:=IF([.B512]=&quot;forward&quot;;[.F511]+[.D512]*[.C512];[.F511])" office:value-type="float" office:value="212148" calcext:value-type="float">
            <text:p>212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513]=&quot;down&quot;;[.C513]+[.D512];IF([.B513]=&quot;up&quot;;[.C513]*-1+[.D512];[.D512]))" office:value-type="float" office:value="431" calcext:value-type="float">
            <text:p>431</text:p>
          </table:table-cell>
          <table:table-cell table:formula="of:=IF([.B513]=&quot;forward&quot;;[.E512]+[.C513];[.E512])" office:value-type="float" office:value="941" calcext:value-type="float">
            <text:p>941</text:p>
          </table:table-cell>
          <table:table-cell table:formula="of:=IF([.B513]=&quot;forward&quot;;[.F512]+[.D513]*[.C513];[.F512])" office:value-type="float" office:value="213441" calcext:value-type="float">
            <text:p>213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514]=&quot;down&quot;;[.C514]+[.D513];IF([.B514]=&quot;up&quot;;[.C514]*-1+[.D513];[.D513]))" office:value-type="float" office:value="431" calcext:value-type="float">
            <text:p>431</text:p>
          </table:table-cell>
          <table:table-cell table:formula="of:=IF([.B514]=&quot;forward&quot;;[.E513]+[.C514];[.E513])" office:value-type="float" office:value="942" calcext:value-type="float">
            <text:p>942</text:p>
          </table:table-cell>
          <table:table-cell table:formula="of:=IF([.B514]=&quot;forward&quot;;[.F513]+[.D514]*[.C514];[.F513])" office:value-type="float" office:value="213872" calcext:value-type="float">
            <text:p>213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515]=&quot;down&quot;;[.C515]+[.D514];IF([.B515]=&quot;up&quot;;[.C515]*-1+[.D514];[.D514]))" office:value-type="float" office:value="425" calcext:value-type="float">
            <text:p>425</text:p>
          </table:table-cell>
          <table:table-cell table:formula="of:=IF([.B515]=&quot;forward&quot;;[.E514]+[.C515];[.E514])" office:value-type="float" office:value="942" calcext:value-type="float">
            <text:p>942</text:p>
          </table:table-cell>
          <table:table-cell table:formula="of:=IF([.B515]=&quot;forward&quot;;[.F514]+[.D515]*[.C515];[.F514])" office:value-type="float" office:value="213872" calcext:value-type="float">
            <text:p>213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16]=&quot;down&quot;;[.C516]+[.D515];IF([.B516]=&quot;up&quot;;[.C516]*-1+[.D515];[.D515]))" office:value-type="float" office:value="426" calcext:value-type="float">
            <text:p>426</text:p>
          </table:table-cell>
          <table:table-cell table:formula="of:=IF([.B516]=&quot;forward&quot;;[.E515]+[.C516];[.E515])" office:value-type="float" office:value="942" calcext:value-type="float">
            <text:p>942</text:p>
          </table:table-cell>
          <table:table-cell table:formula="of:=IF([.B516]=&quot;forward&quot;;[.F515]+[.D516]*[.C516];[.F515])" office:value-type="float" office:value="213872" calcext:value-type="float">
            <text:p>213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517]=&quot;down&quot;;[.C517]+[.D516];IF([.B517]=&quot;up&quot;;[.C517]*-1+[.D516];[.D516]))" office:value-type="float" office:value="434" calcext:value-type="float">
            <text:p>434</text:p>
          </table:table-cell>
          <table:table-cell table:formula="of:=IF([.B517]=&quot;forward&quot;;[.E516]+[.C517];[.E516])" office:value-type="float" office:value="942" calcext:value-type="float">
            <text:p>942</text:p>
          </table:table-cell>
          <table:table-cell table:formula="of:=IF([.B517]=&quot;forward&quot;;[.F516]+[.D517]*[.C517];[.F516])" office:value-type="float" office:value="213872" calcext:value-type="float">
            <text:p>213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518]=&quot;down&quot;;[.C518]+[.D517];IF([.B518]=&quot;up&quot;;[.C518]*-1+[.D517];[.D517]))" office:value-type="float" office:value="434" calcext:value-type="float">
            <text:p>434</text:p>
          </table:table-cell>
          <table:table-cell table:formula="of:=IF([.B518]=&quot;forward&quot;;[.E517]+[.C518];[.E517])" office:value-type="float" office:value="948" calcext:value-type="float">
            <text:p>948</text:p>
          </table:table-cell>
          <table:table-cell table:formula="of:=IF([.B518]=&quot;forward&quot;;[.F517]+[.D518]*[.C518];[.F517])" office:value-type="float" office:value="216476" calcext:value-type="float">
            <text:p>21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519]=&quot;down&quot;;[.C519]+[.D518];IF([.B519]=&quot;up&quot;;[.C519]*-1+[.D518];[.D518]))" office:value-type="float" office:value="438" calcext:value-type="float">
            <text:p>438</text:p>
          </table:table-cell>
          <table:table-cell table:formula="of:=IF([.B519]=&quot;forward&quot;;[.E518]+[.C519];[.E518])" office:value-type="float" office:value="948" calcext:value-type="float">
            <text:p>948</text:p>
          </table:table-cell>
          <table:table-cell table:formula="of:=IF([.B519]=&quot;forward&quot;;[.F518]+[.D519]*[.C519];[.F518])" office:value-type="float" office:value="216476" calcext:value-type="float">
            <text:p>21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520]=&quot;down&quot;;[.C520]+[.D519];IF([.B520]=&quot;up&quot;;[.C520]*-1+[.D519];[.D519]))" office:value-type="float" office:value="444" calcext:value-type="float">
            <text:p>444</text:p>
          </table:table-cell>
          <table:table-cell table:formula="of:=IF([.B520]=&quot;forward&quot;;[.E519]+[.C520];[.E519])" office:value-type="float" office:value="948" calcext:value-type="float">
            <text:p>948</text:p>
          </table:table-cell>
          <table:table-cell table:formula="of:=IF([.B520]=&quot;forward&quot;;[.F519]+[.D520]*[.C520];[.F519])" office:value-type="float" office:value="216476" calcext:value-type="float">
            <text:p>21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521]=&quot;down&quot;;[.C521]+[.D520];IF([.B521]=&quot;up&quot;;[.C521]*-1+[.D520];[.D520]))" office:value-type="float" office:value="444" calcext:value-type="float">
            <text:p>444</text:p>
          </table:table-cell>
          <table:table-cell table:formula="of:=IF([.B521]=&quot;forward&quot;;[.E520]+[.C521];[.E520])" office:value-type="float" office:value="953" calcext:value-type="float">
            <text:p>953</text:p>
          </table:table-cell>
          <table:table-cell table:formula="of:=IF([.B521]=&quot;forward&quot;;[.F520]+[.D521]*[.C521];[.F520])" office:value-type="float" office:value="218696" calcext:value-type="float">
            <text:p>218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522]=&quot;down&quot;;[.C522]+[.D521];IF([.B522]=&quot;up&quot;;[.C522]*-1+[.D521];[.D521]))" office:value-type="float" office:value="444" calcext:value-type="float">
            <text:p>444</text:p>
          </table:table-cell>
          <table:table-cell table:formula="of:=IF([.B522]=&quot;forward&quot;;[.E521]+[.C522];[.E521])" office:value-type="float" office:value="956" calcext:value-type="float">
            <text:p>956</text:p>
          </table:table-cell>
          <table:table-cell table:formula="of:=IF([.B522]=&quot;forward&quot;;[.F521]+[.D522]*[.C522];[.F521])" office:value-type="float" office:value="220028" calcext:value-type="float">
            <text:p>220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523]=&quot;down&quot;;[.C523]+[.D522];IF([.B523]=&quot;up&quot;;[.C523]*-1+[.D522];[.D522]))" office:value-type="float" office:value="444" calcext:value-type="float">
            <text:p>444</text:p>
          </table:table-cell>
          <table:table-cell table:formula="of:=IF([.B523]=&quot;forward&quot;;[.E522]+[.C523];[.E522])" office:value-type="float" office:value="961" calcext:value-type="float">
            <text:p>961</text:p>
          </table:table-cell>
          <table:table-cell table:formula="of:=IF([.B523]=&quot;forward&quot;;[.F522]+[.D523]*[.C523];[.F522])" office:value-type="float" office:value="222248" calcext:value-type="float">
            <text:p>222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524]=&quot;down&quot;;[.C524]+[.D523];IF([.B524]=&quot;up&quot;;[.C524]*-1+[.D523];[.D523]))" office:value-type="float" office:value="448" calcext:value-type="float">
            <text:p>448</text:p>
          </table:table-cell>
          <table:table-cell table:formula="of:=IF([.B524]=&quot;forward&quot;;[.E523]+[.C524];[.E523])" office:value-type="float" office:value="961" calcext:value-type="float">
            <text:p>961</text:p>
          </table:table-cell>
          <table:table-cell table:formula="of:=IF([.B524]=&quot;forward&quot;;[.F523]+[.D524]*[.C524];[.F523])" office:value-type="float" office:value="222248" calcext:value-type="float">
            <text:p>222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525]=&quot;down&quot;;[.C525]+[.D524];IF([.B525]=&quot;up&quot;;[.C525]*-1+[.D524];[.D524]))" office:value-type="float" office:value="448" calcext:value-type="float">
            <text:p>448</text:p>
          </table:table-cell>
          <table:table-cell table:formula="of:=IF([.B525]=&quot;forward&quot;;[.E524]+[.C525];[.E524])" office:value-type="float" office:value="968" calcext:value-type="float">
            <text:p>968</text:p>
          </table:table-cell>
          <table:table-cell table:formula="of:=IF([.B525]=&quot;forward&quot;;[.F524]+[.D525]*[.C525];[.F524])" office:value-type="float" office:value="225384" calcext:value-type="float">
            <text:p>225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526]=&quot;down&quot;;[.C526]+[.D525];IF([.B526]=&quot;up&quot;;[.C526]*-1+[.D525];[.D525]))" office:value-type="float" office:value="454" calcext:value-type="float">
            <text:p>454</text:p>
          </table:table-cell>
          <table:table-cell table:formula="of:=IF([.B526]=&quot;forward&quot;;[.E525]+[.C526];[.E525])" office:value-type="float" office:value="968" calcext:value-type="float">
            <text:p>968</text:p>
          </table:table-cell>
          <table:table-cell table:formula="of:=IF([.B526]=&quot;forward&quot;;[.F525]+[.D526]*[.C526];[.F525])" office:value-type="float" office:value="225384" calcext:value-type="float">
            <text:p>225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527]=&quot;down&quot;;[.C527]+[.D526];IF([.B527]=&quot;up&quot;;[.C527]*-1+[.D526];[.D526]))" office:value-type="float" office:value="460" calcext:value-type="float">
            <text:p>460</text:p>
          </table:table-cell>
          <table:table-cell table:formula="of:=IF([.B527]=&quot;forward&quot;;[.E526]+[.C527];[.E526])" office:value-type="float" office:value="968" calcext:value-type="float">
            <text:p>968</text:p>
          </table:table-cell>
          <table:table-cell table:formula="of:=IF([.B527]=&quot;forward&quot;;[.F526]+[.D527]*[.C527];[.F526])" office:value-type="float" office:value="225384" calcext:value-type="float">
            <text:p>225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528]=&quot;down&quot;;[.C528]+[.D527];IF([.B528]=&quot;up&quot;;[.C528]*-1+[.D527];[.D527]))" office:value-type="float" office:value="469" calcext:value-type="float">
            <text:p>469</text:p>
          </table:table-cell>
          <table:table-cell table:formula="of:=IF([.B528]=&quot;forward&quot;;[.E527]+[.C528];[.E527])" office:value-type="float" office:value="968" calcext:value-type="float">
            <text:p>968</text:p>
          </table:table-cell>
          <table:table-cell table:formula="of:=IF([.B528]=&quot;forward&quot;;[.F527]+[.D528]*[.C528];[.F527])" office:value-type="float" office:value="225384" calcext:value-type="float">
            <text:p>225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529]=&quot;down&quot;;[.C529]+[.D528];IF([.B529]=&quot;up&quot;;[.C529]*-1+[.D528];[.D528]))" office:value-type="float" office:value="460" calcext:value-type="float">
            <text:p>460</text:p>
          </table:table-cell>
          <table:table-cell table:formula="of:=IF([.B529]=&quot;forward&quot;;[.E528]+[.C529];[.E528])" office:value-type="float" office:value="968" calcext:value-type="float">
            <text:p>968</text:p>
          </table:table-cell>
          <table:table-cell table:formula="of:=IF([.B529]=&quot;forward&quot;;[.F528]+[.D529]*[.C529];[.F528])" office:value-type="float" office:value="225384" calcext:value-type="float">
            <text:p>225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530]=&quot;down&quot;;[.C530]+[.D529];IF([.B530]=&quot;up&quot;;[.C530]*-1+[.D529];[.D529]))" office:value-type="float" office:value="460" calcext:value-type="float">
            <text:p>460</text:p>
          </table:table-cell>
          <table:table-cell table:formula="of:=IF([.B530]=&quot;forward&quot;;[.E529]+[.C530];[.E529])" office:value-type="float" office:value="973" calcext:value-type="float">
            <text:p>973</text:p>
          </table:table-cell>
          <table:table-cell table:formula="of:=IF([.B530]=&quot;forward&quot;;[.F529]+[.D530]*[.C530];[.F529])" office:value-type="float" office:value="227684" calcext:value-type="float">
            <text:p>227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531]=&quot;down&quot;;[.C531]+[.D530];IF([.B531]=&quot;up&quot;;[.C531]*-1+[.D530];[.D530]))" office:value-type="float" office:value="451" calcext:value-type="float">
            <text:p>451</text:p>
          </table:table-cell>
          <table:table-cell table:formula="of:=IF([.B531]=&quot;forward&quot;;[.E530]+[.C531];[.E530])" office:value-type="float" office:value="973" calcext:value-type="float">
            <text:p>973</text:p>
          </table:table-cell>
          <table:table-cell table:formula="of:=IF([.B531]=&quot;forward&quot;;[.F530]+[.D531]*[.C531];[.F530])" office:value-type="float" office:value="227684" calcext:value-type="float">
            <text:p>227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532]=&quot;down&quot;;[.C532]+[.D531];IF([.B532]=&quot;up&quot;;[.C532]*-1+[.D531];[.D531]))" office:value-type="float" office:value="447" calcext:value-type="float">
            <text:p>447</text:p>
          </table:table-cell>
          <table:table-cell table:formula="of:=IF([.B532]=&quot;forward&quot;;[.E531]+[.C532];[.E531])" office:value-type="float" office:value="973" calcext:value-type="float">
            <text:p>973</text:p>
          </table:table-cell>
          <table:table-cell table:formula="of:=IF([.B532]=&quot;forward&quot;;[.F531]+[.D532]*[.C532];[.F531])" office:value-type="float" office:value="227684" calcext:value-type="float">
            <text:p>227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533]=&quot;down&quot;;[.C533]+[.D532];IF([.B533]=&quot;up&quot;;[.C533]*-1+[.D532];[.D532]))" office:value-type="float" office:value="441" calcext:value-type="float">
            <text:p>441</text:p>
          </table:table-cell>
          <table:table-cell table:formula="of:=IF([.B533]=&quot;forward&quot;;[.E532]+[.C533];[.E532])" office:value-type="float" office:value="973" calcext:value-type="float">
            <text:p>973</text:p>
          </table:table-cell>
          <table:table-cell table:formula="of:=IF([.B533]=&quot;forward&quot;;[.F532]+[.D533]*[.C533];[.F532])" office:value-type="float" office:value="227684" calcext:value-type="float">
            <text:p>227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534]=&quot;down&quot;;[.C534]+[.D533];IF([.B534]=&quot;up&quot;;[.C534]*-1+[.D533];[.D533]))" office:value-type="float" office:value="445" calcext:value-type="float">
            <text:p>445</text:p>
          </table:table-cell>
          <table:table-cell table:formula="of:=IF([.B534]=&quot;forward&quot;;[.E533]+[.C534];[.E533])" office:value-type="float" office:value="973" calcext:value-type="float">
            <text:p>973</text:p>
          </table:table-cell>
          <table:table-cell table:formula="of:=IF([.B534]=&quot;forward&quot;;[.F533]+[.D534]*[.C534];[.F533])" office:value-type="float" office:value="227684" calcext:value-type="float">
            <text:p>227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535]=&quot;down&quot;;[.C535]+[.D534];IF([.B535]=&quot;up&quot;;[.C535]*-1+[.D534];[.D534]))" office:value-type="float" office:value="445" calcext:value-type="float">
            <text:p>445</text:p>
          </table:table-cell>
          <table:table-cell table:formula="of:=IF([.B535]=&quot;forward&quot;;[.E534]+[.C535];[.E534])" office:value-type="float" office:value="976" calcext:value-type="float">
            <text:p>976</text:p>
          </table:table-cell>
          <table:table-cell table:formula="of:=IF([.B535]=&quot;forward&quot;;[.F534]+[.D535]*[.C535];[.F534])" office:value-type="float" office:value="229019" calcext:value-type="float">
            <text:p>229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536]=&quot;down&quot;;[.C536]+[.D535];IF([.B536]=&quot;up&quot;;[.C536]*-1+[.D535];[.D535]))" office:value-type="float" office:value="443" calcext:value-type="float">
            <text:p>443</text:p>
          </table:table-cell>
          <table:table-cell table:formula="of:=IF([.B536]=&quot;forward&quot;;[.E535]+[.C536];[.E535])" office:value-type="float" office:value="976" calcext:value-type="float">
            <text:p>976</text:p>
          </table:table-cell>
          <table:table-cell table:formula="of:=IF([.B536]=&quot;forward&quot;;[.F535]+[.D536]*[.C536];[.F535])" office:value-type="float" office:value="229019" calcext:value-type="float">
            <text:p>229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537]=&quot;down&quot;;[.C537]+[.D536];IF([.B537]=&quot;up&quot;;[.C537]*-1+[.D536];[.D536]))" office:value-type="float" office:value="450" calcext:value-type="float">
            <text:p>450</text:p>
          </table:table-cell>
          <table:table-cell table:formula="of:=IF([.B537]=&quot;forward&quot;;[.E536]+[.C537];[.E536])" office:value-type="float" office:value="976" calcext:value-type="float">
            <text:p>976</text:p>
          </table:table-cell>
          <table:table-cell table:formula="of:=IF([.B537]=&quot;forward&quot;;[.F536]+[.D537]*[.C537];[.F536])" office:value-type="float" office:value="229019" calcext:value-type="float">
            <text:p>229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538]=&quot;down&quot;;[.C538]+[.D537];IF([.B538]=&quot;up&quot;;[.C538]*-1+[.D537];[.D537]))" office:value-type="float" office:value="458" calcext:value-type="float">
            <text:p>458</text:p>
          </table:table-cell>
          <table:table-cell table:formula="of:=IF([.B538]=&quot;forward&quot;;[.E537]+[.C538];[.E537])" office:value-type="float" office:value="976" calcext:value-type="float">
            <text:p>976</text:p>
          </table:table-cell>
          <table:table-cell table:formula="of:=IF([.B538]=&quot;forward&quot;;[.F537]+[.D538]*[.C538];[.F537])" office:value-type="float" office:value="229019" calcext:value-type="float">
            <text:p>229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539]=&quot;down&quot;;[.C539]+[.D538];IF([.B539]=&quot;up&quot;;[.C539]*-1+[.D538];[.D538]))" office:value-type="float" office:value="458" calcext:value-type="float">
            <text:p>458</text:p>
          </table:table-cell>
          <table:table-cell table:formula="of:=IF([.B539]=&quot;forward&quot;;[.E538]+[.C539];[.E538])" office:value-type="float" office:value="983" calcext:value-type="float">
            <text:p>983</text:p>
          </table:table-cell>
          <table:table-cell table:formula="of:=IF([.B539]=&quot;forward&quot;;[.F538]+[.D539]*[.C539];[.F538])" office:value-type="float" office:value="232225" calcext:value-type="float">
            <text:p>23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540]=&quot;down&quot;;[.C540]+[.D539];IF([.B540]=&quot;up&quot;;[.C540]*-1+[.D539];[.D539]))" office:value-type="float" office:value="462" calcext:value-type="float">
            <text:p>462</text:p>
          </table:table-cell>
          <table:table-cell table:formula="of:=IF([.B540]=&quot;forward&quot;;[.E539]+[.C540];[.E539])" office:value-type="float" office:value="983" calcext:value-type="float">
            <text:p>983</text:p>
          </table:table-cell>
          <table:table-cell table:formula="of:=IF([.B540]=&quot;forward&quot;;[.F539]+[.D540]*[.C540];[.F539])" office:value-type="float" office:value="232225" calcext:value-type="float">
            <text:p>23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541]=&quot;down&quot;;[.C541]+[.D540];IF([.B541]=&quot;up&quot;;[.C541]*-1+[.D540];[.D540]))" office:value-type="float" office:value="465" calcext:value-type="float">
            <text:p>465</text:p>
          </table:table-cell>
          <table:table-cell table:formula="of:=IF([.B541]=&quot;forward&quot;;[.E540]+[.C541];[.E540])" office:value-type="float" office:value="983" calcext:value-type="float">
            <text:p>983</text:p>
          </table:table-cell>
          <table:table-cell table:formula="of:=IF([.B541]=&quot;forward&quot;;[.F540]+[.D541]*[.C541];[.F540])" office:value-type="float" office:value="232225" calcext:value-type="float">
            <text:p>23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542]=&quot;down&quot;;[.C542]+[.D541];IF([.B542]=&quot;up&quot;;[.C542]*-1+[.D541];[.D541]))" office:value-type="float" office:value="470" calcext:value-type="float">
            <text:p>470</text:p>
          </table:table-cell>
          <table:table-cell table:formula="of:=IF([.B542]=&quot;forward&quot;;[.E541]+[.C542];[.E541])" office:value-type="float" office:value="983" calcext:value-type="float">
            <text:p>983</text:p>
          </table:table-cell>
          <table:table-cell table:formula="of:=IF([.B542]=&quot;forward&quot;;[.F541]+[.D542]*[.C542];[.F541])" office:value-type="float" office:value="232225" calcext:value-type="float">
            <text:p>23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43]=&quot;down&quot;;[.C543]+[.D542];IF([.B543]=&quot;up&quot;;[.C543]*-1+[.D542];[.D542]))" office:value-type="float" office:value="471" calcext:value-type="float">
            <text:p>471</text:p>
          </table:table-cell>
          <table:table-cell table:formula="of:=IF([.B543]=&quot;forward&quot;;[.E542]+[.C543];[.E542])" office:value-type="float" office:value="983" calcext:value-type="float">
            <text:p>983</text:p>
          </table:table-cell>
          <table:table-cell table:formula="of:=IF([.B543]=&quot;forward&quot;;[.F542]+[.D543]*[.C543];[.F542])" office:value-type="float" office:value="232225" calcext:value-type="float">
            <text:p>23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544]=&quot;down&quot;;[.C544]+[.D543];IF([.B544]=&quot;up&quot;;[.C544]*-1+[.D543];[.D543]))" office:value-type="float" office:value="471" calcext:value-type="float">
            <text:p>471</text:p>
          </table:table-cell>
          <table:table-cell table:formula="of:=IF([.B544]=&quot;forward&quot;;[.E543]+[.C544];[.E543])" office:value-type="float" office:value="988" calcext:value-type="float">
            <text:p>988</text:p>
          </table:table-cell>
          <table:table-cell table:formula="of:=IF([.B544]=&quot;forward&quot;;[.F543]+[.D544]*[.C544];[.F543])" office:value-type="float" office:value="234580" calcext:value-type="float">
            <text:p>234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545]=&quot;down&quot;;[.C545]+[.D544];IF([.B545]=&quot;up&quot;;[.C545]*-1+[.D544];[.D544]))" office:value-type="float" office:value="467" calcext:value-type="float">
            <text:p>467</text:p>
          </table:table-cell>
          <table:table-cell table:formula="of:=IF([.B545]=&quot;forward&quot;;[.E544]+[.C545];[.E544])" office:value-type="float" office:value="988" calcext:value-type="float">
            <text:p>988</text:p>
          </table:table-cell>
          <table:table-cell table:formula="of:=IF([.B545]=&quot;forward&quot;;[.F544]+[.D545]*[.C545];[.F544])" office:value-type="float" office:value="234580" calcext:value-type="float">
            <text:p>234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546]=&quot;down&quot;;[.C546]+[.D545];IF([.B546]=&quot;up&quot;;[.C546]*-1+[.D545];[.D545]))" office:value-type="float" office:value="470" calcext:value-type="float">
            <text:p>470</text:p>
          </table:table-cell>
          <table:table-cell table:formula="of:=IF([.B546]=&quot;forward&quot;;[.E545]+[.C546];[.E545])" office:value-type="float" office:value="988" calcext:value-type="float">
            <text:p>988</text:p>
          </table:table-cell>
          <table:table-cell table:formula="of:=IF([.B546]=&quot;forward&quot;;[.F545]+[.D546]*[.C546];[.F545])" office:value-type="float" office:value="234580" calcext:value-type="float">
            <text:p>234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547]=&quot;down&quot;;[.C547]+[.D546];IF([.B547]=&quot;up&quot;;[.C547]*-1+[.D546];[.D546]))" office:value-type="float" office:value="473" calcext:value-type="float">
            <text:p>473</text:p>
          </table:table-cell>
          <table:table-cell table:formula="of:=IF([.B547]=&quot;forward&quot;;[.E546]+[.C547];[.E546])" office:value-type="float" office:value="988" calcext:value-type="float">
            <text:p>988</text:p>
          </table:table-cell>
          <table:table-cell table:formula="of:=IF([.B547]=&quot;forward&quot;;[.F546]+[.D547]*[.C547];[.F546])" office:value-type="float" office:value="234580" calcext:value-type="float">
            <text:p>234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548]=&quot;down&quot;;[.C548]+[.D547];IF([.B548]=&quot;up&quot;;[.C548]*-1+[.D547];[.D547]))" office:value-type="float" office:value="479" calcext:value-type="float">
            <text:p>479</text:p>
          </table:table-cell>
          <table:table-cell table:formula="of:=IF([.B548]=&quot;forward&quot;;[.E547]+[.C548];[.E547])" office:value-type="float" office:value="988" calcext:value-type="float">
            <text:p>988</text:p>
          </table:table-cell>
          <table:table-cell table:formula="of:=IF([.B548]=&quot;forward&quot;;[.F547]+[.D548]*[.C548];[.F547])" office:value-type="float" office:value="234580" calcext:value-type="float">
            <text:p>234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549]=&quot;down&quot;;[.C549]+[.D548];IF([.B549]=&quot;up&quot;;[.C549]*-1+[.D548];[.D548]))" office:value-type="float" office:value="479" calcext:value-type="float">
            <text:p>479</text:p>
          </table:table-cell>
          <table:table-cell table:formula="of:=IF([.B549]=&quot;forward&quot;;[.E548]+[.C549];[.E548])" office:value-type="float" office:value="997" calcext:value-type="float">
            <text:p>997</text:p>
          </table:table-cell>
          <table:table-cell table:formula="of:=IF([.B549]=&quot;forward&quot;;[.F548]+[.D549]*[.C549];[.F548])" office:value-type="float" office:value="238891" calcext:value-type="float">
            <text:p>238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50]=&quot;down&quot;;[.C550]+[.D549];IF([.B550]=&quot;up&quot;;[.C550]*-1+[.D549];[.D549]))" office:value-type="float" office:value="480" calcext:value-type="float">
            <text:p>480</text:p>
          </table:table-cell>
          <table:table-cell table:formula="of:=IF([.B550]=&quot;forward&quot;;[.E549]+[.C550];[.E549])" office:value-type="float" office:value="997" calcext:value-type="float">
            <text:p>997</text:p>
          </table:table-cell>
          <table:table-cell table:formula="of:=IF([.B550]=&quot;forward&quot;;[.F549]+[.D550]*[.C550];[.F549])" office:value-type="float" office:value="238891" calcext:value-type="float">
            <text:p>238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551]=&quot;down&quot;;[.C551]+[.D550];IF([.B551]=&quot;up&quot;;[.C551]*-1+[.D550];[.D550]))" office:value-type="float" office:value="480" calcext:value-type="float">
            <text:p>480</text:p>
          </table:table-cell>
          <table:table-cell table:formula="of:=IF([.B551]=&quot;forward&quot;;[.E550]+[.C551];[.E550])" office:value-type="float" office:value="1001" calcext:value-type="float">
            <text:p>1001</text:p>
          </table:table-cell>
          <table:table-cell table:formula="of:=IF([.B551]=&quot;forward&quot;;[.F550]+[.D551]*[.C551];[.F550])" office:value-type="float" office:value="240811" calcext:value-type="float">
            <text:p>240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552]=&quot;down&quot;;[.C552]+[.D551];IF([.B552]=&quot;up&quot;;[.C552]*-1+[.D551];[.D551]))" office:value-type="float" office:value="489" calcext:value-type="float">
            <text:p>489</text:p>
          </table:table-cell>
          <table:table-cell table:formula="of:=IF([.B552]=&quot;forward&quot;;[.E551]+[.C552];[.E551])" office:value-type="float" office:value="1001" calcext:value-type="float">
            <text:p>1001</text:p>
          </table:table-cell>
          <table:table-cell table:formula="of:=IF([.B552]=&quot;forward&quot;;[.F551]+[.D552]*[.C552];[.F551])" office:value-type="float" office:value="240811" calcext:value-type="float">
            <text:p>240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553]=&quot;down&quot;;[.C553]+[.D552];IF([.B553]=&quot;up&quot;;[.C553]*-1+[.D552];[.D552]))" office:value-type="float" office:value="489" calcext:value-type="float">
            <text:p>489</text:p>
          </table:table-cell>
          <table:table-cell table:formula="of:=IF([.B553]=&quot;forward&quot;;[.E552]+[.C553];[.E552])" office:value-type="float" office:value="1002" calcext:value-type="float">
            <text:p>1002</text:p>
          </table:table-cell>
          <table:table-cell table:formula="of:=IF([.B553]=&quot;forward&quot;;[.F552]+[.D553]*[.C553];[.F552])" office:value-type="float" office:value="241300" calcext:value-type="float">
            <text:p>24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554]=&quot;down&quot;;[.C554]+[.D553];IF([.B554]=&quot;up&quot;;[.C554]*-1+[.D553];[.D553]))" office:value-type="float" office:value="489" calcext:value-type="float">
            <text:p>489</text:p>
          </table:table-cell>
          <table:table-cell table:formula="of:=IF([.B554]=&quot;forward&quot;;[.E553]+[.C554];[.E553])" office:value-type="float" office:value="1006" calcext:value-type="float">
            <text:p>1006</text:p>
          </table:table-cell>
          <table:table-cell table:formula="of:=IF([.B554]=&quot;forward&quot;;[.F553]+[.D554]*[.C554];[.F553])" office:value-type="float" office:value="243256" calcext:value-type="float">
            <text:p>243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55]=&quot;down&quot;;[.C555]+[.D554];IF([.B555]=&quot;up&quot;;[.C555]*-1+[.D554];[.D554]))" office:value-type="float" office:value="490" calcext:value-type="float">
            <text:p>490</text:p>
          </table:table-cell>
          <table:table-cell table:formula="of:=IF([.B555]=&quot;forward&quot;;[.E554]+[.C555];[.E554])" office:value-type="float" office:value="1006" calcext:value-type="float">
            <text:p>1006</text:p>
          </table:table-cell>
          <table:table-cell table:formula="of:=IF([.B555]=&quot;forward&quot;;[.F554]+[.D555]*[.C555];[.F554])" office:value-type="float" office:value="243256" calcext:value-type="float">
            <text:p>243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556]=&quot;down&quot;;[.C556]+[.D555];IF([.B556]=&quot;up&quot;;[.C556]*-1+[.D555];[.D555]))" office:value-type="float" office:value="485" calcext:value-type="float">
            <text:p>485</text:p>
          </table:table-cell>
          <table:table-cell table:formula="of:=IF([.B556]=&quot;forward&quot;;[.E555]+[.C556];[.E555])" office:value-type="float" office:value="1006" calcext:value-type="float">
            <text:p>1006</text:p>
          </table:table-cell>
          <table:table-cell table:formula="of:=IF([.B556]=&quot;forward&quot;;[.F555]+[.D556]*[.C556];[.F555])" office:value-type="float" office:value="243256" calcext:value-type="float">
            <text:p>243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557]=&quot;down&quot;;[.C557]+[.D556];IF([.B557]=&quot;up&quot;;[.C557]*-1+[.D556];[.D556]))" office:value-type="float" office:value="491" calcext:value-type="float">
            <text:p>491</text:p>
          </table:table-cell>
          <table:table-cell table:formula="of:=IF([.B557]=&quot;forward&quot;;[.E556]+[.C557];[.E556])" office:value-type="float" office:value="1006" calcext:value-type="float">
            <text:p>1006</text:p>
          </table:table-cell>
          <table:table-cell table:formula="of:=IF([.B557]=&quot;forward&quot;;[.F556]+[.D557]*[.C557];[.F556])" office:value-type="float" office:value="243256" calcext:value-type="float">
            <text:p>243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558]=&quot;down&quot;;[.C558]+[.D557];IF([.B558]=&quot;up&quot;;[.C558]*-1+[.D557];[.D557]))" office:value-type="float" office:value="491" calcext:value-type="float">
            <text:p>491</text:p>
          </table:table-cell>
          <table:table-cell table:formula="of:=IF([.B558]=&quot;forward&quot;;[.E557]+[.C558];[.E557])" office:value-type="float" office:value="1011" calcext:value-type="float">
            <text:p>1011</text:p>
          </table:table-cell>
          <table:table-cell table:formula="of:=IF([.B558]=&quot;forward&quot;;[.F557]+[.D558]*[.C558];[.F557])" office:value-type="float" office:value="245711" calcext:value-type="float">
            <text:p>245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559]=&quot;down&quot;;[.C559]+[.D558];IF([.B559]=&quot;up&quot;;[.C559]*-1+[.D558];[.D558]))" office:value-type="float" office:value="486" calcext:value-type="float">
            <text:p>486</text:p>
          </table:table-cell>
          <table:table-cell table:formula="of:=IF([.B559]=&quot;forward&quot;;[.E558]+[.C559];[.E558])" office:value-type="float" office:value="1011" calcext:value-type="float">
            <text:p>1011</text:p>
          </table:table-cell>
          <table:table-cell table:formula="of:=IF([.B559]=&quot;forward&quot;;[.F558]+[.D559]*[.C559];[.F558])" office:value-type="float" office:value="245711" calcext:value-type="float">
            <text:p>2457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560]=&quot;down&quot;;[.C560]+[.D559];IF([.B560]=&quot;up&quot;;[.C560]*-1+[.D559];[.D559]))" office:value-type="float" office:value="486" calcext:value-type="float">
            <text:p>486</text:p>
          </table:table-cell>
          <table:table-cell table:formula="of:=IF([.B560]=&quot;forward&quot;;[.E559]+[.C560];[.E559])" office:value-type="float" office:value="1016" calcext:value-type="float">
            <text:p>1016</text:p>
          </table:table-cell>
          <table:table-cell table:formula="of:=IF([.B560]=&quot;forward&quot;;[.F559]+[.D560]*[.C560];[.F559])" office:value-type="float" office:value="248141" calcext:value-type="float">
            <text:p>248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561]=&quot;down&quot;;[.C561]+[.D560];IF([.B561]=&quot;up&quot;;[.C561]*-1+[.D560];[.D560]))" office:value-type="float" office:value="494" calcext:value-type="float">
            <text:p>494</text:p>
          </table:table-cell>
          <table:table-cell table:formula="of:=IF([.B561]=&quot;forward&quot;;[.E560]+[.C561];[.E560])" office:value-type="float" office:value="1016" calcext:value-type="float">
            <text:p>1016</text:p>
          </table:table-cell>
          <table:table-cell table:formula="of:=IF([.B561]=&quot;forward&quot;;[.F560]+[.D561]*[.C561];[.F560])" office:value-type="float" office:value="248141" calcext:value-type="float">
            <text:p>248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62]=&quot;down&quot;;[.C562]+[.D561];IF([.B562]=&quot;up&quot;;[.C562]*-1+[.D561];[.D561]))" office:value-type="float" office:value="495" calcext:value-type="float">
            <text:p>495</text:p>
          </table:table-cell>
          <table:table-cell table:formula="of:=IF([.B562]=&quot;forward&quot;;[.E561]+[.C562];[.E561])" office:value-type="float" office:value="1016" calcext:value-type="float">
            <text:p>1016</text:p>
          </table:table-cell>
          <table:table-cell table:formula="of:=IF([.B562]=&quot;forward&quot;;[.F561]+[.D562]*[.C562];[.F561])" office:value-type="float" office:value="248141" calcext:value-type="float">
            <text:p>248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563]=&quot;down&quot;;[.C563]+[.D562];IF([.B563]=&quot;up&quot;;[.C563]*-1+[.D562];[.D562]))" office:value-type="float" office:value="503" calcext:value-type="float">
            <text:p>503</text:p>
          </table:table-cell>
          <table:table-cell table:formula="of:=IF([.B563]=&quot;forward&quot;;[.E562]+[.C563];[.E562])" office:value-type="float" office:value="1016" calcext:value-type="float">
            <text:p>1016</text:p>
          </table:table-cell>
          <table:table-cell table:formula="of:=IF([.B563]=&quot;forward&quot;;[.F562]+[.D563]*[.C563];[.F562])" office:value-type="float" office:value="248141" calcext:value-type="float">
            <text:p>248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564]=&quot;down&quot;;[.C564]+[.D563];IF([.B564]=&quot;up&quot;;[.C564]*-1+[.D563];[.D563]))" office:value-type="float" office:value="502" calcext:value-type="float">
            <text:p>502</text:p>
          </table:table-cell>
          <table:table-cell table:formula="of:=IF([.B564]=&quot;forward&quot;;[.E563]+[.C564];[.E563])" office:value-type="float" office:value="1016" calcext:value-type="float">
            <text:p>1016</text:p>
          </table:table-cell>
          <table:table-cell table:formula="of:=IF([.B564]=&quot;forward&quot;;[.F563]+[.D564]*[.C564];[.F563])" office:value-type="float" office:value="248141" calcext:value-type="float">
            <text:p>248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65]=&quot;down&quot;;[.C565]+[.D564];IF([.B565]=&quot;up&quot;;[.C565]*-1+[.D564];[.D564]))" office:value-type="float" office:value="503" calcext:value-type="float">
            <text:p>503</text:p>
          </table:table-cell>
          <table:table-cell table:formula="of:=IF([.B565]=&quot;forward&quot;;[.E564]+[.C565];[.E564])" office:value-type="float" office:value="1016" calcext:value-type="float">
            <text:p>1016</text:p>
          </table:table-cell>
          <table:table-cell table:formula="of:=IF([.B565]=&quot;forward&quot;;[.F564]+[.D565]*[.C565];[.F564])" office:value-type="float" office:value="248141" calcext:value-type="float">
            <text:p>248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566]=&quot;down&quot;;[.C566]+[.D565];IF([.B566]=&quot;up&quot;;[.C566]*-1+[.D565];[.D565]))" office:value-type="float" office:value="503" calcext:value-type="float">
            <text:p>503</text:p>
          </table:table-cell>
          <table:table-cell table:formula="of:=IF([.B566]=&quot;forward&quot;;[.E565]+[.C566];[.E565])" office:value-type="float" office:value="1024" calcext:value-type="float">
            <text:p>1024</text:p>
          </table:table-cell>
          <table:table-cell table:formula="of:=IF([.B566]=&quot;forward&quot;;[.F565]+[.D566]*[.C566];[.F565])" office:value-type="float" office:value="252165" calcext:value-type="float">
            <text:p>252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567]=&quot;down&quot;;[.C567]+[.D566];IF([.B567]=&quot;up&quot;;[.C567]*-1+[.D566];[.D566]))" office:value-type="float" office:value="503" calcext:value-type="float">
            <text:p>503</text:p>
          </table:table-cell>
          <table:table-cell table:formula="of:=IF([.B567]=&quot;forward&quot;;[.E566]+[.C567];[.E566])" office:value-type="float" office:value="1027" calcext:value-type="float">
            <text:p>1027</text:p>
          </table:table-cell>
          <table:table-cell table:formula="of:=IF([.B567]=&quot;forward&quot;;[.F566]+[.D567]*[.C567];[.F566])" office:value-type="float" office:value="253674" calcext:value-type="float">
            <text:p>25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568]=&quot;down&quot;;[.C568]+[.D567];IF([.B568]=&quot;up&quot;;[.C568]*-1+[.D567];[.D567]))" office:value-type="float" office:value="501" calcext:value-type="float">
            <text:p>501</text:p>
          </table:table-cell>
          <table:table-cell table:formula="of:=IF([.B568]=&quot;forward&quot;;[.E567]+[.C568];[.E567])" office:value-type="float" office:value="1027" calcext:value-type="float">
            <text:p>1027</text:p>
          </table:table-cell>
          <table:table-cell table:formula="of:=IF([.B568]=&quot;forward&quot;;[.F567]+[.D568]*[.C568];[.F567])" office:value-type="float" office:value="253674" calcext:value-type="float">
            <text:p>25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569]=&quot;down&quot;;[.C569]+[.D568];IF([.B569]=&quot;up&quot;;[.C569]*-1+[.D568];[.D568]))" office:value-type="float" office:value="501" calcext:value-type="float">
            <text:p>501</text:p>
          </table:table-cell>
          <table:table-cell table:formula="of:=IF([.B569]=&quot;forward&quot;;[.E568]+[.C569];[.E568])" office:value-type="float" office:value="1036" calcext:value-type="float">
            <text:p>1036</text:p>
          </table:table-cell>
          <table:table-cell table:formula="of:=IF([.B569]=&quot;forward&quot;;[.F568]+[.D569]*[.C569];[.F568])" office:value-type="float" office:value="258183" calcext:value-type="float">
            <text:p>258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570]=&quot;down&quot;;[.C570]+[.D569];IF([.B570]=&quot;up&quot;;[.C570]*-1+[.D569];[.D569]))" office:value-type="float" office:value="501" calcext:value-type="float">
            <text:p>501</text:p>
          </table:table-cell>
          <table:table-cell table:formula="of:=IF([.B570]=&quot;forward&quot;;[.E569]+[.C570];[.E569])" office:value-type="float" office:value="1037" calcext:value-type="float">
            <text:p>1037</text:p>
          </table:table-cell>
          <table:table-cell table:formula="of:=IF([.B570]=&quot;forward&quot;;[.F569]+[.D570]*[.C570];[.F569])" office:value-type="float" office:value="258684" calcext:value-type="float">
            <text:p>258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571]=&quot;down&quot;;[.C571]+[.D570];IF([.B571]=&quot;up&quot;;[.C571]*-1+[.D570];[.D570]))" office:value-type="float" office:value="501" calcext:value-type="float">
            <text:p>501</text:p>
          </table:table-cell>
          <table:table-cell table:formula="of:=IF([.B571]=&quot;forward&quot;;[.E570]+[.C571];[.E570])" office:value-type="float" office:value="1040" calcext:value-type="float">
            <text:p>1040</text:p>
          </table:table-cell>
          <table:table-cell table:formula="of:=IF([.B571]=&quot;forward&quot;;[.F570]+[.D571]*[.C571];[.F570])" office:value-type="float" office:value="260187" calcext:value-type="float">
            <text:p>260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572]=&quot;down&quot;;[.C572]+[.D571];IF([.B572]=&quot;up&quot;;[.C572]*-1+[.D571];[.D571]))" office:value-type="float" office:value="503" calcext:value-type="float">
            <text:p>503</text:p>
          </table:table-cell>
          <table:table-cell table:formula="of:=IF([.B572]=&quot;forward&quot;;[.E571]+[.C572];[.E571])" office:value-type="float" office:value="1040" calcext:value-type="float">
            <text:p>1040</text:p>
          </table:table-cell>
          <table:table-cell table:formula="of:=IF([.B572]=&quot;forward&quot;;[.F571]+[.D572]*[.C572];[.F571])" office:value-type="float" office:value="260187" calcext:value-type="float">
            <text:p>260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573]=&quot;down&quot;;[.C573]+[.D572];IF([.B573]=&quot;up&quot;;[.C573]*-1+[.D572];[.D572]))" office:value-type="float" office:value="510" calcext:value-type="float">
            <text:p>510</text:p>
          </table:table-cell>
          <table:table-cell table:formula="of:=IF([.B573]=&quot;forward&quot;;[.E572]+[.C573];[.E572])" office:value-type="float" office:value="1040" calcext:value-type="float">
            <text:p>1040</text:p>
          </table:table-cell>
          <table:table-cell table:formula="of:=IF([.B573]=&quot;forward&quot;;[.F572]+[.D573]*[.C573];[.F572])" office:value-type="float" office:value="260187" calcext:value-type="float">
            <text:p>260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574]=&quot;down&quot;;[.C574]+[.D573];IF([.B574]=&quot;up&quot;;[.C574]*-1+[.D573];[.D573]))" office:value-type="float" office:value="512" calcext:value-type="float">
            <text:p>512</text:p>
          </table:table-cell>
          <table:table-cell table:formula="of:=IF([.B574]=&quot;forward&quot;;[.E573]+[.C574];[.E573])" office:value-type="float" office:value="1040" calcext:value-type="float">
            <text:p>1040</text:p>
          </table:table-cell>
          <table:table-cell table:formula="of:=IF([.B574]=&quot;forward&quot;;[.F573]+[.D574]*[.C574];[.F573])" office:value-type="float" office:value="260187" calcext:value-type="float">
            <text:p>260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575]=&quot;down&quot;;[.C575]+[.D574];IF([.B575]=&quot;up&quot;;[.C575]*-1+[.D574];[.D574]))" office:value-type="float" office:value="508" calcext:value-type="float">
            <text:p>508</text:p>
          </table:table-cell>
          <table:table-cell table:formula="of:=IF([.B575]=&quot;forward&quot;;[.E574]+[.C575];[.E574])" office:value-type="float" office:value="1040" calcext:value-type="float">
            <text:p>1040</text:p>
          </table:table-cell>
          <table:table-cell table:formula="of:=IF([.B575]=&quot;forward&quot;;[.F574]+[.D575]*[.C575];[.F574])" office:value-type="float" office:value="260187" calcext:value-type="float">
            <text:p>260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576]=&quot;down&quot;;[.C576]+[.D575];IF([.B576]=&quot;up&quot;;[.C576]*-1+[.D575];[.D575]))" office:value-type="float" office:value="505" calcext:value-type="float">
            <text:p>505</text:p>
          </table:table-cell>
          <table:table-cell table:formula="of:=IF([.B576]=&quot;forward&quot;;[.E575]+[.C576];[.E575])" office:value-type="float" office:value="1040" calcext:value-type="float">
            <text:p>1040</text:p>
          </table:table-cell>
          <table:table-cell table:formula="of:=IF([.B576]=&quot;forward&quot;;[.F575]+[.D576]*[.C576];[.F575])" office:value-type="float" office:value="260187" calcext:value-type="float">
            <text:p>260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577]=&quot;down&quot;;[.C577]+[.D576];IF([.B577]=&quot;up&quot;;[.C577]*-1+[.D576];[.D576]))" office:value-type="float" office:value="507" calcext:value-type="float">
            <text:p>507</text:p>
          </table:table-cell>
          <table:table-cell table:formula="of:=IF([.B577]=&quot;forward&quot;;[.E576]+[.C577];[.E576])" office:value-type="float" office:value="1040" calcext:value-type="float">
            <text:p>1040</text:p>
          </table:table-cell>
          <table:table-cell table:formula="of:=IF([.B577]=&quot;forward&quot;;[.F576]+[.D577]*[.C577];[.F576])" office:value-type="float" office:value="260187" calcext:value-type="float">
            <text:p>260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578]=&quot;down&quot;;[.C578]+[.D577];IF([.B578]=&quot;up&quot;;[.C578]*-1+[.D577];[.D577]))" office:value-type="float" office:value="507" calcext:value-type="float">
            <text:p>507</text:p>
          </table:table-cell>
          <table:table-cell table:formula="of:=IF([.B578]=&quot;forward&quot;;[.E577]+[.C578];[.E577])" office:value-type="float" office:value="1042" calcext:value-type="float">
            <text:p>1042</text:p>
          </table:table-cell>
          <table:table-cell table:formula="of:=IF([.B578]=&quot;forward&quot;;[.F577]+[.D578]*[.C578];[.F577])" office:value-type="float" office:value="261201" calcext:value-type="float">
            <text:p>261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579]=&quot;down&quot;;[.C579]+[.D578];IF([.B579]=&quot;up&quot;;[.C579]*-1+[.D578];[.D578]))" office:value-type="float" office:value="507" calcext:value-type="float">
            <text:p>507</text:p>
          </table:table-cell>
          <table:table-cell table:formula="of:=IF([.B579]=&quot;forward&quot;;[.E578]+[.C579];[.E578])" office:value-type="float" office:value="1051" calcext:value-type="float">
            <text:p>1051</text:p>
          </table:table-cell>
          <table:table-cell table:formula="of:=IF([.B579]=&quot;forward&quot;;[.F578]+[.D579]*[.C579];[.F578])" office:value-type="float" office:value="265764" calcext:value-type="float">
            <text:p>265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580]=&quot;down&quot;;[.C580]+[.D579];IF([.B580]=&quot;up&quot;;[.C580]*-1+[.D579];[.D579]))" office:value-type="float" office:value="507" calcext:value-type="float">
            <text:p>507</text:p>
          </table:table-cell>
          <table:table-cell table:formula="of:=IF([.B580]=&quot;forward&quot;;[.E579]+[.C580];[.E579])" office:value-type="float" office:value="1059" calcext:value-type="float">
            <text:p>1059</text:p>
          </table:table-cell>
          <table:table-cell table:formula="of:=IF([.B580]=&quot;forward&quot;;[.F579]+[.D580]*[.C580];[.F579])" office:value-type="float" office:value="269820" calcext:value-type="float">
            <text:p>269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581]=&quot;down&quot;;[.C581]+[.D580];IF([.B581]=&quot;up&quot;;[.C581]*-1+[.D580];[.D580]))" office:value-type="float" office:value="515" calcext:value-type="float">
            <text:p>515</text:p>
          </table:table-cell>
          <table:table-cell table:formula="of:=IF([.B581]=&quot;forward&quot;;[.E580]+[.C581];[.E580])" office:value-type="float" office:value="1059" calcext:value-type="float">
            <text:p>1059</text:p>
          </table:table-cell>
          <table:table-cell table:formula="of:=IF([.B581]=&quot;forward&quot;;[.F580]+[.D581]*[.C581];[.F580])" office:value-type="float" office:value="269820" calcext:value-type="float">
            <text:p>269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582]=&quot;down&quot;;[.C582]+[.D581];IF([.B582]=&quot;up&quot;;[.C582]*-1+[.D581];[.D581]))" office:value-type="float" office:value="515" calcext:value-type="float">
            <text:p>515</text:p>
          </table:table-cell>
          <table:table-cell table:formula="of:=IF([.B582]=&quot;forward&quot;;[.E581]+[.C582];[.E581])" office:value-type="float" office:value="1062" calcext:value-type="float">
            <text:p>1062</text:p>
          </table:table-cell>
          <table:table-cell table:formula="of:=IF([.B582]=&quot;forward&quot;;[.F581]+[.D582]*[.C582];[.F581])" office:value-type="float" office:value="271365" calcext:value-type="float">
            <text:p>27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583]=&quot;down&quot;;[.C583]+[.D582];IF([.B583]=&quot;up&quot;;[.C583]*-1+[.D582];[.D582]))" office:value-type="float" office:value="506" calcext:value-type="float">
            <text:p>506</text:p>
          </table:table-cell>
          <table:table-cell table:formula="of:=IF([.B583]=&quot;forward&quot;;[.E582]+[.C583];[.E582])" office:value-type="float" office:value="1062" calcext:value-type="float">
            <text:p>1062</text:p>
          </table:table-cell>
          <table:table-cell table:formula="of:=IF([.B583]=&quot;forward&quot;;[.F582]+[.D583]*[.C583];[.F582])" office:value-type="float" office:value="271365" calcext:value-type="float">
            <text:p>27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584]=&quot;down&quot;;[.C584]+[.D583];IF([.B584]=&quot;up&quot;;[.C584]*-1+[.D583];[.D583]))" office:value-type="float" office:value="500" calcext:value-type="float">
            <text:p>500</text:p>
          </table:table-cell>
          <table:table-cell table:formula="of:=IF([.B584]=&quot;forward&quot;;[.E583]+[.C584];[.E583])" office:value-type="float" office:value="1062" calcext:value-type="float">
            <text:p>1062</text:p>
          </table:table-cell>
          <table:table-cell table:formula="of:=IF([.B584]=&quot;forward&quot;;[.F583]+[.D584]*[.C584];[.F583])" office:value-type="float" office:value="271365" calcext:value-type="float">
            <text:p>27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585]=&quot;down&quot;;[.C585]+[.D584];IF([.B585]=&quot;up&quot;;[.C585]*-1+[.D584];[.D584]))" office:value-type="float" office:value="509" calcext:value-type="float">
            <text:p>509</text:p>
          </table:table-cell>
          <table:table-cell table:formula="of:=IF([.B585]=&quot;forward&quot;;[.E584]+[.C585];[.E584])" office:value-type="float" office:value="1062" calcext:value-type="float">
            <text:p>1062</text:p>
          </table:table-cell>
          <table:table-cell table:formula="of:=IF([.B585]=&quot;forward&quot;;[.F584]+[.D585]*[.C585];[.F584])" office:value-type="float" office:value="271365" calcext:value-type="float">
            <text:p>27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86]=&quot;down&quot;;[.C586]+[.D585];IF([.B586]=&quot;up&quot;;[.C586]*-1+[.D585];[.D585]))" office:value-type="float" office:value="510" calcext:value-type="float">
            <text:p>510</text:p>
          </table:table-cell>
          <table:table-cell table:formula="of:=IF([.B586]=&quot;forward&quot;;[.E585]+[.C586];[.E585])" office:value-type="float" office:value="1062" calcext:value-type="float">
            <text:p>1062</text:p>
          </table:table-cell>
          <table:table-cell table:formula="of:=IF([.B586]=&quot;forward&quot;;[.F585]+[.D586]*[.C586];[.F585])" office:value-type="float" office:value="271365" calcext:value-type="float">
            <text:p>27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587]=&quot;down&quot;;[.C587]+[.D586];IF([.B587]=&quot;up&quot;;[.C587]*-1+[.D586];[.D586]))" office:value-type="float" office:value="507" calcext:value-type="float">
            <text:p>507</text:p>
          </table:table-cell>
          <table:table-cell table:formula="of:=IF([.B587]=&quot;forward&quot;;[.E586]+[.C587];[.E586])" office:value-type="float" office:value="1062" calcext:value-type="float">
            <text:p>1062</text:p>
          </table:table-cell>
          <table:table-cell table:formula="of:=IF([.B587]=&quot;forward&quot;;[.F586]+[.D587]*[.C587];[.F586])" office:value-type="float" office:value="271365" calcext:value-type="float">
            <text:p>27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588]=&quot;down&quot;;[.C588]+[.D587];IF([.B588]=&quot;up&quot;;[.C588]*-1+[.D587];[.D587]))" office:value-type="float" office:value="505" calcext:value-type="float">
            <text:p>505</text:p>
          </table:table-cell>
          <table:table-cell table:formula="of:=IF([.B588]=&quot;forward&quot;;[.E587]+[.C588];[.E587])" office:value-type="float" office:value="1062" calcext:value-type="float">
            <text:p>1062</text:p>
          </table:table-cell>
          <table:table-cell table:formula="of:=IF([.B588]=&quot;forward&quot;;[.F587]+[.D588]*[.C588];[.F587])" office:value-type="float" office:value="271365" calcext:value-type="float">
            <text:p>271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589]=&quot;down&quot;;[.C589]+[.D588];IF([.B589]=&quot;up&quot;;[.C589]*-1+[.D588];[.D588]))" office:value-type="float" office:value="505" calcext:value-type="float">
            <text:p>505</text:p>
          </table:table-cell>
          <table:table-cell table:formula="of:=IF([.B589]=&quot;forward&quot;;[.E588]+[.C589];[.E588])" office:value-type="float" office:value="1064" calcext:value-type="float">
            <text:p>1064</text:p>
          </table:table-cell>
          <table:table-cell table:formula="of:=IF([.B589]=&quot;forward&quot;;[.F588]+[.D589]*[.C589];[.F588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590]=&quot;down&quot;;[.C590]+[.D589];IF([.B590]=&quot;up&quot;;[.C590]*-1+[.D589];[.D589]))" office:value-type="float" office:value="511" calcext:value-type="float">
            <text:p>511</text:p>
          </table:table-cell>
          <table:table-cell table:formula="of:=IF([.B590]=&quot;forward&quot;;[.E589]+[.C590];[.E589])" office:value-type="float" office:value="1064" calcext:value-type="float">
            <text:p>1064</text:p>
          </table:table-cell>
          <table:table-cell table:formula="of:=IF([.B590]=&quot;forward&quot;;[.F589]+[.D590]*[.C590];[.F589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591]=&quot;down&quot;;[.C591]+[.D590];IF([.B591]=&quot;up&quot;;[.C591]*-1+[.D590];[.D590]))" office:value-type="float" office:value="509" calcext:value-type="float">
            <text:p>509</text:p>
          </table:table-cell>
          <table:table-cell table:formula="of:=IF([.B591]=&quot;forward&quot;;[.E590]+[.C591];[.E590])" office:value-type="float" office:value="1064" calcext:value-type="float">
            <text:p>1064</text:p>
          </table:table-cell>
          <table:table-cell table:formula="of:=IF([.B591]=&quot;forward&quot;;[.F590]+[.D591]*[.C591];[.F590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592]=&quot;down&quot;;[.C592]+[.D591];IF([.B592]=&quot;up&quot;;[.C592]*-1+[.D591];[.D591]))" office:value-type="float" office:value="508" calcext:value-type="float">
            <text:p>508</text:p>
          </table:table-cell>
          <table:table-cell table:formula="of:=IF([.B592]=&quot;forward&quot;;[.E591]+[.C592];[.E591])" office:value-type="float" office:value="1064" calcext:value-type="float">
            <text:p>1064</text:p>
          </table:table-cell>
          <table:table-cell table:formula="of:=IF([.B592]=&quot;forward&quot;;[.F591]+[.D592]*[.C592];[.F591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593]=&quot;down&quot;;[.C593]+[.D592];IF([.B593]=&quot;up&quot;;[.C593]*-1+[.D592];[.D592]))" office:value-type="float" office:value="517" calcext:value-type="float">
            <text:p>517</text:p>
          </table:table-cell>
          <table:table-cell table:formula="of:=IF([.B593]=&quot;forward&quot;;[.E592]+[.C593];[.E592])" office:value-type="float" office:value="1064" calcext:value-type="float">
            <text:p>1064</text:p>
          </table:table-cell>
          <table:table-cell table:formula="of:=IF([.B593]=&quot;forward&quot;;[.F592]+[.D593]*[.C593];[.F592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594]=&quot;down&quot;;[.C594]+[.D593];IF([.B594]=&quot;up&quot;;[.C594]*-1+[.D593];[.D593]))" office:value-type="float" office:value="520" calcext:value-type="float">
            <text:p>520</text:p>
          </table:table-cell>
          <table:table-cell table:formula="of:=IF([.B594]=&quot;forward&quot;;[.E593]+[.C594];[.E593])" office:value-type="float" office:value="1064" calcext:value-type="float">
            <text:p>1064</text:p>
          </table:table-cell>
          <table:table-cell table:formula="of:=IF([.B594]=&quot;forward&quot;;[.F593]+[.D594]*[.C594];[.F593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595]=&quot;down&quot;;[.C595]+[.D594];IF([.B595]=&quot;up&quot;;[.C595]*-1+[.D594];[.D594]))" office:value-type="float" office:value="526" calcext:value-type="float">
            <text:p>526</text:p>
          </table:table-cell>
          <table:table-cell table:formula="of:=IF([.B595]=&quot;forward&quot;;[.E594]+[.C595];[.E594])" office:value-type="float" office:value="1064" calcext:value-type="float">
            <text:p>1064</text:p>
          </table:table-cell>
          <table:table-cell table:formula="of:=IF([.B595]=&quot;forward&quot;;[.F594]+[.D595]*[.C595];[.F594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596]=&quot;down&quot;;[.C596]+[.D595];IF([.B596]=&quot;up&quot;;[.C596]*-1+[.D595];[.D595]))" office:value-type="float" office:value="519" calcext:value-type="float">
            <text:p>519</text:p>
          </table:table-cell>
          <table:table-cell table:formula="of:=IF([.B596]=&quot;forward&quot;;[.E595]+[.C596];[.E595])" office:value-type="float" office:value="1064" calcext:value-type="float">
            <text:p>1064</text:p>
          </table:table-cell>
          <table:table-cell table:formula="of:=IF([.B596]=&quot;forward&quot;;[.F595]+[.D596]*[.C596];[.F595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597]=&quot;down&quot;;[.C597]+[.D596];IF([.B597]=&quot;up&quot;;[.C597]*-1+[.D596];[.D596]))" office:value-type="float" office:value="514" calcext:value-type="float">
            <text:p>514</text:p>
          </table:table-cell>
          <table:table-cell table:formula="of:=IF([.B597]=&quot;forward&quot;;[.E596]+[.C597];[.E596])" office:value-type="float" office:value="1064" calcext:value-type="float">
            <text:p>1064</text:p>
          </table:table-cell>
          <table:table-cell table:formula="of:=IF([.B597]=&quot;forward&quot;;[.F596]+[.D597]*[.C597];[.F596])" office:value-type="float" office:value="272375" calcext:value-type="float">
            <text:p>272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598]=&quot;down&quot;;[.C598]+[.D597];IF([.B598]=&quot;up&quot;;[.C598]*-1+[.D597];[.D597]))" office:value-type="float" office:value="514" calcext:value-type="float">
            <text:p>514</text:p>
          </table:table-cell>
          <table:table-cell table:formula="of:=IF([.B598]=&quot;forward&quot;;[.E597]+[.C598];[.E597])" office:value-type="float" office:value="1072" calcext:value-type="float">
            <text:p>1072</text:p>
          </table:table-cell>
          <table:table-cell table:formula="of:=IF([.B598]=&quot;forward&quot;;[.F597]+[.D598]*[.C598];[.F597])" office:value-type="float" office:value="276487" calcext:value-type="float">
            <text:p>276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599]=&quot;down&quot;;[.C599]+[.D598];IF([.B599]=&quot;up&quot;;[.C599]*-1+[.D598];[.D598]))" office:value-type="float" office:value="515" calcext:value-type="float">
            <text:p>515</text:p>
          </table:table-cell>
          <table:table-cell table:formula="of:=IF([.B599]=&quot;forward&quot;;[.E598]+[.C599];[.E598])" office:value-type="float" office:value="1072" calcext:value-type="float">
            <text:p>1072</text:p>
          </table:table-cell>
          <table:table-cell table:formula="of:=IF([.B599]=&quot;forward&quot;;[.F598]+[.D599]*[.C599];[.F598])" office:value-type="float" office:value="276487" calcext:value-type="float">
            <text:p>276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600]=&quot;down&quot;;[.C600]+[.D599];IF([.B600]=&quot;up&quot;;[.C600]*-1+[.D599];[.D599]))" office:value-type="float" office:value="515" calcext:value-type="float">
            <text:p>515</text:p>
          </table:table-cell>
          <table:table-cell table:formula="of:=IF([.B600]=&quot;forward&quot;;[.E599]+[.C600];[.E599])" office:value-type="float" office:value="1079" calcext:value-type="float">
            <text:p>1079</text:p>
          </table:table-cell>
          <table:table-cell table:formula="of:=IF([.B600]=&quot;forward&quot;;[.F599]+[.D600]*[.C600];[.F599])" office:value-type="float" office:value="280092" calcext:value-type="float">
            <text:p>280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601]=&quot;down&quot;;[.C601]+[.D600];IF([.B601]=&quot;up&quot;;[.C601]*-1+[.D600];[.D600]))" office:value-type="float" office:value="521" calcext:value-type="float">
            <text:p>521</text:p>
          </table:table-cell>
          <table:table-cell table:formula="of:=IF([.B601]=&quot;forward&quot;;[.E600]+[.C601];[.E600])" office:value-type="float" office:value="1079" calcext:value-type="float">
            <text:p>1079</text:p>
          </table:table-cell>
          <table:table-cell table:formula="of:=IF([.B601]=&quot;forward&quot;;[.F600]+[.D601]*[.C601];[.F600])" office:value-type="float" office:value="280092" calcext:value-type="float">
            <text:p>280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602]=&quot;down&quot;;[.C602]+[.D601];IF([.B602]=&quot;up&quot;;[.C602]*-1+[.D601];[.D601]))" office:value-type="float" office:value="522" calcext:value-type="float">
            <text:p>522</text:p>
          </table:table-cell>
          <table:table-cell table:formula="of:=IF([.B602]=&quot;forward&quot;;[.E601]+[.C602];[.E601])" office:value-type="float" office:value="1079" calcext:value-type="float">
            <text:p>1079</text:p>
          </table:table-cell>
          <table:table-cell table:formula="of:=IF([.B602]=&quot;forward&quot;;[.F601]+[.D602]*[.C602];[.F601])" office:value-type="float" office:value="280092" calcext:value-type="float">
            <text:p>280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603]=&quot;down&quot;;[.C603]+[.D602];IF([.B603]=&quot;up&quot;;[.C603]*-1+[.D602];[.D602]))" office:value-type="float" office:value="513" calcext:value-type="float">
            <text:p>513</text:p>
          </table:table-cell>
          <table:table-cell table:formula="of:=IF([.B603]=&quot;forward&quot;;[.E602]+[.C603];[.E602])" office:value-type="float" office:value="1079" calcext:value-type="float">
            <text:p>1079</text:p>
          </table:table-cell>
          <table:table-cell table:formula="of:=IF([.B603]=&quot;forward&quot;;[.F602]+[.D603]*[.C603];[.F602])" office:value-type="float" office:value="280092" calcext:value-type="float">
            <text:p>280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604]=&quot;down&quot;;[.C604]+[.D603];IF([.B604]=&quot;up&quot;;[.C604]*-1+[.D603];[.D603]))" office:value-type="float" office:value="513" calcext:value-type="float">
            <text:p>513</text:p>
          </table:table-cell>
          <table:table-cell table:formula="of:=IF([.B604]=&quot;forward&quot;;[.E603]+[.C604];[.E603])" office:value-type="float" office:value="1088" calcext:value-type="float">
            <text:p>1088</text:p>
          </table:table-cell>
          <table:table-cell table:formula="of:=IF([.B604]=&quot;forward&quot;;[.F603]+[.D604]*[.C604];[.F603])" office:value-type="float" office:value="284709" calcext:value-type="float">
            <text:p>284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605]=&quot;down&quot;;[.C605]+[.D604];IF([.B605]=&quot;up&quot;;[.C605]*-1+[.D604];[.D604]))" office:value-type="float" office:value="513" calcext:value-type="float">
            <text:p>513</text:p>
          </table:table-cell>
          <table:table-cell table:formula="of:=IF([.B605]=&quot;forward&quot;;[.E604]+[.C605];[.E604])" office:value-type="float" office:value="1096" calcext:value-type="float">
            <text:p>1096</text:p>
          </table:table-cell>
          <table:table-cell table:formula="of:=IF([.B605]=&quot;forward&quot;;[.F604]+[.D605]*[.C605];[.F604])" office:value-type="float" office:value="288813" calcext:value-type="float">
            <text:p>288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606]=&quot;down&quot;;[.C606]+[.D605];IF([.B606]=&quot;up&quot;;[.C606]*-1+[.D605];[.D605]))" office:value-type="float" office:value="516" calcext:value-type="float">
            <text:p>516</text:p>
          </table:table-cell>
          <table:table-cell table:formula="of:=IF([.B606]=&quot;forward&quot;;[.E605]+[.C606];[.E605])" office:value-type="float" office:value="1096" calcext:value-type="float">
            <text:p>1096</text:p>
          </table:table-cell>
          <table:table-cell table:formula="of:=IF([.B606]=&quot;forward&quot;;[.F605]+[.D606]*[.C606];[.F605])" office:value-type="float" office:value="288813" calcext:value-type="float">
            <text:p>288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607]=&quot;down&quot;;[.C607]+[.D606];IF([.B607]=&quot;up&quot;;[.C607]*-1+[.D606];[.D606]))" office:value-type="float" office:value="525" calcext:value-type="float">
            <text:p>525</text:p>
          </table:table-cell>
          <table:table-cell table:formula="of:=IF([.B607]=&quot;forward&quot;;[.E606]+[.C607];[.E606])" office:value-type="float" office:value="1096" calcext:value-type="float">
            <text:p>1096</text:p>
          </table:table-cell>
          <table:table-cell table:formula="of:=IF([.B607]=&quot;forward&quot;;[.F606]+[.D607]*[.C607];[.F606])" office:value-type="float" office:value="288813" calcext:value-type="float">
            <text:p>288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608]=&quot;down&quot;;[.C608]+[.D607];IF([.B608]=&quot;up&quot;;[.C608]*-1+[.D607];[.D607]))" office:value-type="float" office:value="530" calcext:value-type="float">
            <text:p>530</text:p>
          </table:table-cell>
          <table:table-cell table:formula="of:=IF([.B608]=&quot;forward&quot;;[.E607]+[.C608];[.E607])" office:value-type="float" office:value="1096" calcext:value-type="float">
            <text:p>1096</text:p>
          </table:table-cell>
          <table:table-cell table:formula="of:=IF([.B608]=&quot;forward&quot;;[.F607]+[.D608]*[.C608];[.F607])" office:value-type="float" office:value="288813" calcext:value-type="float">
            <text:p>2888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609]=&quot;down&quot;;[.C609]+[.D608];IF([.B609]=&quot;up&quot;;[.C609]*-1+[.D608];[.D608]))" office:value-type="float" office:value="530" calcext:value-type="float">
            <text:p>530</text:p>
          </table:table-cell>
          <table:table-cell table:formula="of:=IF([.B609]=&quot;forward&quot;;[.E608]+[.C609];[.E608])" office:value-type="float" office:value="1103" calcext:value-type="float">
            <text:p>1103</text:p>
          </table:table-cell>
          <table:table-cell table:formula="of:=IF([.B609]=&quot;forward&quot;;[.F608]+[.D609]*[.C609];[.F608])" office:value-type="float" office:value="292523" calcext:value-type="float">
            <text:p>292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610]=&quot;down&quot;;[.C610]+[.D609];IF([.B610]=&quot;up&quot;;[.C610]*-1+[.D609];[.D609]))" office:value-type="float" office:value="529" calcext:value-type="float">
            <text:p>529</text:p>
          </table:table-cell>
          <table:table-cell table:formula="of:=IF([.B610]=&quot;forward&quot;;[.E609]+[.C610];[.E609])" office:value-type="float" office:value="1103" calcext:value-type="float">
            <text:p>1103</text:p>
          </table:table-cell>
          <table:table-cell table:formula="of:=IF([.B610]=&quot;forward&quot;;[.F609]+[.D610]*[.C610];[.F609])" office:value-type="float" office:value="292523" calcext:value-type="float">
            <text:p>292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611]=&quot;down&quot;;[.C611]+[.D610];IF([.B611]=&quot;up&quot;;[.C611]*-1+[.D610];[.D610]))" office:value-type="float" office:value="525" calcext:value-type="float">
            <text:p>525</text:p>
          </table:table-cell>
          <table:table-cell table:formula="of:=IF([.B611]=&quot;forward&quot;;[.E610]+[.C611];[.E610])" office:value-type="float" office:value="1103" calcext:value-type="float">
            <text:p>1103</text:p>
          </table:table-cell>
          <table:table-cell table:formula="of:=IF([.B611]=&quot;forward&quot;;[.F610]+[.D611]*[.C611];[.F610])" office:value-type="float" office:value="292523" calcext:value-type="float">
            <text:p>292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612]=&quot;down&quot;;[.C612]+[.D611];IF([.B612]=&quot;up&quot;;[.C612]*-1+[.D611];[.D611]))" office:value-type="float" office:value="521" calcext:value-type="float">
            <text:p>521</text:p>
          </table:table-cell>
          <table:table-cell table:formula="of:=IF([.B612]=&quot;forward&quot;;[.E611]+[.C612];[.E611])" office:value-type="float" office:value="1103" calcext:value-type="float">
            <text:p>1103</text:p>
          </table:table-cell>
          <table:table-cell table:formula="of:=IF([.B612]=&quot;forward&quot;;[.F611]+[.D612]*[.C612];[.F611])" office:value-type="float" office:value="292523" calcext:value-type="float">
            <text:p>292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613]=&quot;down&quot;;[.C613]+[.D612];IF([.B613]=&quot;up&quot;;[.C613]*-1+[.D612];[.D612]))" office:value-type="float" office:value="528" calcext:value-type="float">
            <text:p>528</text:p>
          </table:table-cell>
          <table:table-cell table:formula="of:=IF([.B613]=&quot;forward&quot;;[.E612]+[.C613];[.E612])" office:value-type="float" office:value="1103" calcext:value-type="float">
            <text:p>1103</text:p>
          </table:table-cell>
          <table:table-cell table:formula="of:=IF([.B613]=&quot;forward&quot;;[.F612]+[.D613]*[.C613];[.F612])" office:value-type="float" office:value="292523" calcext:value-type="float">
            <text:p>292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614]=&quot;down&quot;;[.C614]+[.D613];IF([.B614]=&quot;up&quot;;[.C614]*-1+[.D613];[.D613]))" office:value-type="float" office:value="529" calcext:value-type="float">
            <text:p>529</text:p>
          </table:table-cell>
          <table:table-cell table:formula="of:=IF([.B614]=&quot;forward&quot;;[.E613]+[.C614];[.E613])" office:value-type="float" office:value="1103" calcext:value-type="float">
            <text:p>1103</text:p>
          </table:table-cell>
          <table:table-cell table:formula="of:=IF([.B614]=&quot;forward&quot;;[.F613]+[.D614]*[.C614];[.F613])" office:value-type="float" office:value="292523" calcext:value-type="float">
            <text:p>292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615]=&quot;down&quot;;[.C615]+[.D614];IF([.B615]=&quot;up&quot;;[.C615]*-1+[.D614];[.D614]))" office:value-type="float" office:value="527" calcext:value-type="float">
            <text:p>527</text:p>
          </table:table-cell>
          <table:table-cell table:formula="of:=IF([.B615]=&quot;forward&quot;;[.E614]+[.C615];[.E614])" office:value-type="float" office:value="1103" calcext:value-type="float">
            <text:p>1103</text:p>
          </table:table-cell>
          <table:table-cell table:formula="of:=IF([.B615]=&quot;forward&quot;;[.F614]+[.D615]*[.C615];[.F614])" office:value-type="float" office:value="292523" calcext:value-type="float">
            <text:p>292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616]=&quot;down&quot;;[.C616]+[.D615];IF([.B616]=&quot;up&quot;;[.C616]*-1+[.D615];[.D615]))" office:value-type="float" office:value="529" calcext:value-type="float">
            <text:p>529</text:p>
          </table:table-cell>
          <table:table-cell table:formula="of:=IF([.B616]=&quot;forward&quot;;[.E615]+[.C616];[.E615])" office:value-type="float" office:value="1103" calcext:value-type="float">
            <text:p>1103</text:p>
          </table:table-cell>
          <table:table-cell table:formula="of:=IF([.B616]=&quot;forward&quot;;[.F615]+[.D616]*[.C616];[.F615])" office:value-type="float" office:value="292523" calcext:value-type="float">
            <text:p>292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617]=&quot;down&quot;;[.C617]+[.D616];IF([.B617]=&quot;up&quot;;[.C617]*-1+[.D616];[.D616]))" office:value-type="float" office:value="529" calcext:value-type="float">
            <text:p>529</text:p>
          </table:table-cell>
          <table:table-cell table:formula="of:=IF([.B617]=&quot;forward&quot;;[.E616]+[.C617];[.E616])" office:value-type="float" office:value="1111" calcext:value-type="float">
            <text:p>1111</text:p>
          </table:table-cell>
          <table:table-cell table:formula="of:=IF([.B617]=&quot;forward&quot;;[.F616]+[.D617]*[.C617];[.F616])" office:value-type="float" office:value="296755" calcext:value-type="float">
            <text:p>296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618]=&quot;down&quot;;[.C618]+[.D617];IF([.B618]=&quot;up&quot;;[.C618]*-1+[.D617];[.D617]))" office:value-type="float" office:value="529" calcext:value-type="float">
            <text:p>529</text:p>
          </table:table-cell>
          <table:table-cell table:formula="of:=IF([.B618]=&quot;forward&quot;;[.E617]+[.C618];[.E617])" office:value-type="float" office:value="1118" calcext:value-type="float">
            <text:p>1118</text:p>
          </table:table-cell>
          <table:table-cell table:formula="of:=IF([.B618]=&quot;forward&quot;;[.F617]+[.D618]*[.C618];[.F617])" office:value-type="float" office:value="300458" calcext:value-type="float">
            <text:p>300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619]=&quot;down&quot;;[.C619]+[.D618];IF([.B619]=&quot;up&quot;;[.C619]*-1+[.D618];[.D618]))" office:value-type="float" office:value="521" calcext:value-type="float">
            <text:p>521</text:p>
          </table:table-cell>
          <table:table-cell table:formula="of:=IF([.B619]=&quot;forward&quot;;[.E618]+[.C619];[.E618])" office:value-type="float" office:value="1118" calcext:value-type="float">
            <text:p>1118</text:p>
          </table:table-cell>
          <table:table-cell table:formula="of:=IF([.B619]=&quot;forward&quot;;[.F618]+[.D619]*[.C619];[.F618])" office:value-type="float" office:value="300458" calcext:value-type="float">
            <text:p>300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620]=&quot;down&quot;;[.C620]+[.D619];IF([.B620]=&quot;up&quot;;[.C620]*-1+[.D619];[.D619]))" office:value-type="float" office:value="522" calcext:value-type="float">
            <text:p>522</text:p>
          </table:table-cell>
          <table:table-cell table:formula="of:=IF([.B620]=&quot;forward&quot;;[.E619]+[.C620];[.E619])" office:value-type="float" office:value="1118" calcext:value-type="float">
            <text:p>1118</text:p>
          </table:table-cell>
          <table:table-cell table:formula="of:=IF([.B620]=&quot;forward&quot;;[.F619]+[.D620]*[.C620];[.F619])" office:value-type="float" office:value="300458" calcext:value-type="float">
            <text:p>300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621]=&quot;down&quot;;[.C621]+[.D620];IF([.B621]=&quot;up&quot;;[.C621]*-1+[.D620];[.D620]))" office:value-type="float" office:value="530" calcext:value-type="float">
            <text:p>530</text:p>
          </table:table-cell>
          <table:table-cell table:formula="of:=IF([.B621]=&quot;forward&quot;;[.E620]+[.C621];[.E620])" office:value-type="float" office:value="1118" calcext:value-type="float">
            <text:p>1118</text:p>
          </table:table-cell>
          <table:table-cell table:formula="of:=IF([.B621]=&quot;forward&quot;;[.F620]+[.D621]*[.C621];[.F620])" office:value-type="float" office:value="300458" calcext:value-type="float">
            <text:p>300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622]=&quot;down&quot;;[.C622]+[.D621];IF([.B622]=&quot;up&quot;;[.C622]*-1+[.D621];[.D621]))" office:value-type="float" office:value="523" calcext:value-type="float">
            <text:p>523</text:p>
          </table:table-cell>
          <table:table-cell table:formula="of:=IF([.B622]=&quot;forward&quot;;[.E621]+[.C622];[.E621])" office:value-type="float" office:value="1118" calcext:value-type="float">
            <text:p>1118</text:p>
          </table:table-cell>
          <table:table-cell table:formula="of:=IF([.B622]=&quot;forward&quot;;[.F621]+[.D622]*[.C622];[.F621])" office:value-type="float" office:value="300458" calcext:value-type="float">
            <text:p>300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623]=&quot;down&quot;;[.C623]+[.D622];IF([.B623]=&quot;up&quot;;[.C623]*-1+[.D622];[.D622]))" office:value-type="float" office:value="523" calcext:value-type="float">
            <text:p>523</text:p>
          </table:table-cell>
          <table:table-cell table:formula="of:=IF([.B623]=&quot;forward&quot;;[.E622]+[.C623];[.E622])" office:value-type="float" office:value="1119" calcext:value-type="float">
            <text:p>1119</text:p>
          </table:table-cell>
          <table:table-cell table:formula="of:=IF([.B623]=&quot;forward&quot;;[.F622]+[.D623]*[.C623];[.F622])" office:value-type="float" office:value="300981" calcext:value-type="float">
            <text:p>300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624]=&quot;down&quot;;[.C624]+[.D623];IF([.B624]=&quot;up&quot;;[.C624]*-1+[.D623];[.D623]))" office:value-type="float" office:value="532" calcext:value-type="float">
            <text:p>532</text:p>
          </table:table-cell>
          <table:table-cell table:formula="of:=IF([.B624]=&quot;forward&quot;;[.E623]+[.C624];[.E623])" office:value-type="float" office:value="1119" calcext:value-type="float">
            <text:p>1119</text:p>
          </table:table-cell>
          <table:table-cell table:formula="of:=IF([.B624]=&quot;forward&quot;;[.F623]+[.D624]*[.C624];[.F623])" office:value-type="float" office:value="300981" calcext:value-type="float">
            <text:p>300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625]=&quot;down&quot;;[.C625]+[.D624];IF([.B625]=&quot;up&quot;;[.C625]*-1+[.D624];[.D624]))" office:value-type="float" office:value="532" calcext:value-type="float">
            <text:p>532</text:p>
          </table:table-cell>
          <table:table-cell table:formula="of:=IF([.B625]=&quot;forward&quot;;[.E624]+[.C625];[.E624])" office:value-type="float" office:value="1126" calcext:value-type="float">
            <text:p>1126</text:p>
          </table:table-cell>
          <table:table-cell table:formula="of:=IF([.B625]=&quot;forward&quot;;[.F624]+[.D625]*[.C625];[.F624])" office:value-type="float" office:value="304705" calcext:value-type="float">
            <text:p>304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626]=&quot;down&quot;;[.C626]+[.D625];IF([.B626]=&quot;up&quot;;[.C626]*-1+[.D625];[.D625]))" office:value-type="float" office:value="532" calcext:value-type="float">
            <text:p>532</text:p>
          </table:table-cell>
          <table:table-cell table:formula="of:=IF([.B626]=&quot;forward&quot;;[.E625]+[.C626];[.E625])" office:value-type="float" office:value="1127" calcext:value-type="float">
            <text:p>1127</text:p>
          </table:table-cell>
          <table:table-cell table:formula="of:=IF([.B626]=&quot;forward&quot;;[.F625]+[.D626]*[.C626];[.F625])" office:value-type="float" office:value="305237" calcext:value-type="float">
            <text:p>305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627]=&quot;down&quot;;[.C627]+[.D626];IF([.B627]=&quot;up&quot;;[.C627]*-1+[.D626];[.D626]))" office:value-type="float" office:value="536" calcext:value-type="float">
            <text:p>536</text:p>
          </table:table-cell>
          <table:table-cell table:formula="of:=IF([.B627]=&quot;forward&quot;;[.E626]+[.C627];[.E626])" office:value-type="float" office:value="1127" calcext:value-type="float">
            <text:p>1127</text:p>
          </table:table-cell>
          <table:table-cell table:formula="of:=IF([.B627]=&quot;forward&quot;;[.F626]+[.D627]*[.C627];[.F626])" office:value-type="float" office:value="305237" calcext:value-type="float">
            <text:p>305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628]=&quot;down&quot;;[.C628]+[.D627];IF([.B628]=&quot;up&quot;;[.C628]*-1+[.D627];[.D627]))" office:value-type="float" office:value="544" calcext:value-type="float">
            <text:p>544</text:p>
          </table:table-cell>
          <table:table-cell table:formula="of:=IF([.B628]=&quot;forward&quot;;[.E627]+[.C628];[.E627])" office:value-type="float" office:value="1127" calcext:value-type="float">
            <text:p>1127</text:p>
          </table:table-cell>
          <table:table-cell table:formula="of:=IF([.B628]=&quot;forward&quot;;[.F627]+[.D628]*[.C628];[.F627])" office:value-type="float" office:value="305237" calcext:value-type="float">
            <text:p>305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629]=&quot;down&quot;;[.C629]+[.D628];IF([.B629]=&quot;up&quot;;[.C629]*-1+[.D628];[.D628]))" office:value-type="float" office:value="545" calcext:value-type="float">
            <text:p>545</text:p>
          </table:table-cell>
          <table:table-cell table:formula="of:=IF([.B629]=&quot;forward&quot;;[.E628]+[.C629];[.E628])" office:value-type="float" office:value="1127" calcext:value-type="float">
            <text:p>1127</text:p>
          </table:table-cell>
          <table:table-cell table:formula="of:=IF([.B629]=&quot;forward&quot;;[.F628]+[.D629]*[.C629];[.F628])" office:value-type="float" office:value="305237" calcext:value-type="float">
            <text:p>305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30]=&quot;down&quot;;[.C630]+[.D629];IF([.B630]=&quot;up&quot;;[.C630]*-1+[.D629];[.D629]))" office:value-type="float" office:value="545" calcext:value-type="float">
            <text:p>545</text:p>
          </table:table-cell>
          <table:table-cell table:formula="of:=IF([.B630]=&quot;forward&quot;;[.E629]+[.C630];[.E629])" office:value-type="float" office:value="1132" calcext:value-type="float">
            <text:p>1132</text:p>
          </table:table-cell>
          <table:table-cell table:formula="of:=IF([.B630]=&quot;forward&quot;;[.F629]+[.D630]*[.C630];[.F629])" office:value-type="float" office:value="307962" calcext:value-type="float">
            <text:p>307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631]=&quot;down&quot;;[.C631]+[.D630];IF([.B631]=&quot;up&quot;;[.C631]*-1+[.D630];[.D630]))" office:value-type="float" office:value="545" calcext:value-type="float">
            <text:p>545</text:p>
          </table:table-cell>
          <table:table-cell table:formula="of:=IF([.B631]=&quot;forward&quot;;[.E630]+[.C631];[.E630])" office:value-type="float" office:value="1140" calcext:value-type="float">
            <text:p>1140</text:p>
          </table:table-cell>
          <table:table-cell table:formula="of:=IF([.B631]=&quot;forward&quot;;[.F630]+[.D631]*[.C631];[.F630])" office:value-type="float" office:value="312322" calcext:value-type="float">
            <text:p>312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32]=&quot;down&quot;;[.C632]+[.D631];IF([.B632]=&quot;up&quot;;[.C632]*-1+[.D631];[.D631]))" office:value-type="float" office:value="545" calcext:value-type="float">
            <text:p>545</text:p>
          </table:table-cell>
          <table:table-cell table:formula="of:=IF([.B632]=&quot;forward&quot;;[.E631]+[.C632];[.E631])" office:value-type="float" office:value="1145" calcext:value-type="float">
            <text:p>1145</text:p>
          </table:table-cell>
          <table:table-cell table:formula="of:=IF([.B632]=&quot;forward&quot;;[.F631]+[.D632]*[.C632];[.F631])" office:value-type="float" office:value="315047" calcext:value-type="float">
            <text:p>315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633]=&quot;down&quot;;[.C633]+[.D632];IF([.B633]=&quot;up&quot;;[.C633]*-1+[.D632];[.D632]))" office:value-type="float" office:value="553" calcext:value-type="float">
            <text:p>553</text:p>
          </table:table-cell>
          <table:table-cell table:formula="of:=IF([.B633]=&quot;forward&quot;;[.E632]+[.C633];[.E632])" office:value-type="float" office:value="1145" calcext:value-type="float">
            <text:p>1145</text:p>
          </table:table-cell>
          <table:table-cell table:formula="of:=IF([.B633]=&quot;forward&quot;;[.F632]+[.D633]*[.C633];[.F632])" office:value-type="float" office:value="315047" calcext:value-type="float">
            <text:p>315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634]=&quot;down&quot;;[.C634]+[.D633];IF([.B634]=&quot;up&quot;;[.C634]*-1+[.D633];[.D633]))" office:value-type="float" office:value="560" calcext:value-type="float">
            <text:p>560</text:p>
          </table:table-cell>
          <table:table-cell table:formula="of:=IF([.B634]=&quot;forward&quot;;[.E633]+[.C634];[.E633])" office:value-type="float" office:value="1145" calcext:value-type="float">
            <text:p>1145</text:p>
          </table:table-cell>
          <table:table-cell table:formula="of:=IF([.B634]=&quot;forward&quot;;[.F633]+[.D634]*[.C634];[.F633])" office:value-type="float" office:value="315047" calcext:value-type="float">
            <text:p>315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635]=&quot;down&quot;;[.C635]+[.D634];IF([.B635]=&quot;up&quot;;[.C635]*-1+[.D634];[.D634]))" office:value-type="float" office:value="555" calcext:value-type="float">
            <text:p>555</text:p>
          </table:table-cell>
          <table:table-cell table:formula="of:=IF([.B635]=&quot;forward&quot;;[.E634]+[.C635];[.E634])" office:value-type="float" office:value="1145" calcext:value-type="float">
            <text:p>1145</text:p>
          </table:table-cell>
          <table:table-cell table:formula="of:=IF([.B635]=&quot;forward&quot;;[.F634]+[.D635]*[.C635];[.F634])" office:value-type="float" office:value="315047" calcext:value-type="float">
            <text:p>315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636]=&quot;down&quot;;[.C636]+[.D635];IF([.B636]=&quot;up&quot;;[.C636]*-1+[.D635];[.D635]))" office:value-type="float" office:value="555" calcext:value-type="float">
            <text:p>555</text:p>
          </table:table-cell>
          <table:table-cell table:formula="of:=IF([.B636]=&quot;forward&quot;;[.E635]+[.C636];[.E635])" office:value-type="float" office:value="1153" calcext:value-type="float">
            <text:p>1153</text:p>
          </table:table-cell>
          <table:table-cell table:formula="of:=IF([.B636]=&quot;forward&quot;;[.F635]+[.D636]*[.C636];[.F635])" office:value-type="float" office:value="319487" calcext:value-type="float">
            <text:p>31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637]=&quot;down&quot;;[.C637]+[.D636];IF([.B637]=&quot;up&quot;;[.C637]*-1+[.D636];[.D636]))" office:value-type="float" office:value="560" calcext:value-type="float">
            <text:p>560</text:p>
          </table:table-cell>
          <table:table-cell table:formula="of:=IF([.B637]=&quot;forward&quot;;[.E636]+[.C637];[.E636])" office:value-type="float" office:value="1153" calcext:value-type="float">
            <text:p>1153</text:p>
          </table:table-cell>
          <table:table-cell table:formula="of:=IF([.B637]=&quot;forward&quot;;[.F636]+[.D637]*[.C637];[.F636])" office:value-type="float" office:value="319487" calcext:value-type="float">
            <text:p>31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638]=&quot;down&quot;;[.C638]+[.D637];IF([.B638]=&quot;up&quot;;[.C638]*-1+[.D637];[.D637]))" office:value-type="float" office:value="551" calcext:value-type="float">
            <text:p>551</text:p>
          </table:table-cell>
          <table:table-cell table:formula="of:=IF([.B638]=&quot;forward&quot;;[.E637]+[.C638];[.E637])" office:value-type="float" office:value="1153" calcext:value-type="float">
            <text:p>1153</text:p>
          </table:table-cell>
          <table:table-cell table:formula="of:=IF([.B638]=&quot;forward&quot;;[.F637]+[.D638]*[.C638];[.F637])" office:value-type="float" office:value="319487" calcext:value-type="float">
            <text:p>31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639]=&quot;down&quot;;[.C639]+[.D638];IF([.B639]=&quot;up&quot;;[.C639]*-1+[.D638];[.D638]))" office:value-type="float" office:value="556" calcext:value-type="float">
            <text:p>556</text:p>
          </table:table-cell>
          <table:table-cell table:formula="of:=IF([.B639]=&quot;forward&quot;;[.E638]+[.C639];[.E638])" office:value-type="float" office:value="1153" calcext:value-type="float">
            <text:p>1153</text:p>
          </table:table-cell>
          <table:table-cell table:formula="of:=IF([.B639]=&quot;forward&quot;;[.F638]+[.D639]*[.C639];[.F638])" office:value-type="float" office:value="319487" calcext:value-type="float">
            <text:p>31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640]=&quot;down&quot;;[.C640]+[.D639];IF([.B640]=&quot;up&quot;;[.C640]*-1+[.D639];[.D639]))" office:value-type="float" office:value="565" calcext:value-type="float">
            <text:p>565</text:p>
          </table:table-cell>
          <table:table-cell table:formula="of:=IF([.B640]=&quot;forward&quot;;[.E639]+[.C640];[.E639])" office:value-type="float" office:value="1153" calcext:value-type="float">
            <text:p>1153</text:p>
          </table:table-cell>
          <table:table-cell table:formula="of:=IF([.B640]=&quot;forward&quot;;[.F639]+[.D640]*[.C640];[.F639])" office:value-type="float" office:value="319487" calcext:value-type="float">
            <text:p>31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641]=&quot;down&quot;;[.C641]+[.D640];IF([.B641]=&quot;up&quot;;[.C641]*-1+[.D640];[.D640]))" office:value-type="float" office:value="565" calcext:value-type="float">
            <text:p>565</text:p>
          </table:table-cell>
          <table:table-cell table:formula="of:=IF([.B641]=&quot;forward&quot;;[.E640]+[.C641];[.E640])" office:value-type="float" office:value="1155" calcext:value-type="float">
            <text:p>1155</text:p>
          </table:table-cell>
          <table:table-cell table:formula="of:=IF([.B641]=&quot;forward&quot;;[.F640]+[.D641]*[.C641];[.F640])" office:value-type="float" office:value="320617" calcext:value-type="float">
            <text:p>320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642]=&quot;down&quot;;[.C642]+[.D641];IF([.B642]=&quot;up&quot;;[.C642]*-1+[.D641];[.D641]))" office:value-type="float" office:value="565" calcext:value-type="float">
            <text:p>565</text:p>
          </table:table-cell>
          <table:table-cell table:formula="of:=IF([.B642]=&quot;forward&quot;;[.E641]+[.C642];[.E641])" office:value-type="float" office:value="1161" calcext:value-type="float">
            <text:p>1161</text:p>
          </table:table-cell>
          <table:table-cell table:formula="of:=IF([.B642]=&quot;forward&quot;;[.F641]+[.D642]*[.C642];[.F641])" office:value-type="float" office:value="324007" calcext:value-type="float">
            <text:p>324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643]=&quot;down&quot;;[.C643]+[.D642];IF([.B643]=&quot;up&quot;;[.C643]*-1+[.D642];[.D642]))" office:value-type="float" office:value="565" calcext:value-type="float">
            <text:p>565</text:p>
          </table:table-cell>
          <table:table-cell table:formula="of:=IF([.B643]=&quot;forward&quot;;[.E642]+[.C643];[.E642])" office:value-type="float" office:value="1163" calcext:value-type="float">
            <text:p>1163</text:p>
          </table:table-cell>
          <table:table-cell table:formula="of:=IF([.B643]=&quot;forward&quot;;[.F642]+[.D643]*[.C643];[.F642])" office:value-type="float" office:value="325137" calcext:value-type="float">
            <text:p>325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644]=&quot;down&quot;;[.C644]+[.D643];IF([.B644]=&quot;up&quot;;[.C644]*-1+[.D643];[.D643]))" office:value-type="float" office:value="564" calcext:value-type="float">
            <text:p>564</text:p>
          </table:table-cell>
          <table:table-cell table:formula="of:=IF([.B644]=&quot;forward&quot;;[.E643]+[.C644];[.E643])" office:value-type="float" office:value="1163" calcext:value-type="float">
            <text:p>1163</text:p>
          </table:table-cell>
          <table:table-cell table:formula="of:=IF([.B644]=&quot;forward&quot;;[.F643]+[.D644]*[.C644];[.F643])" office:value-type="float" office:value="325137" calcext:value-type="float">
            <text:p>325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645]=&quot;down&quot;;[.C645]+[.D644];IF([.B645]=&quot;up&quot;;[.C645]*-1+[.D644];[.D644]))" office:value-type="float" office:value="564" calcext:value-type="float">
            <text:p>564</text:p>
          </table:table-cell>
          <table:table-cell table:formula="of:=IF([.B645]=&quot;forward&quot;;[.E644]+[.C645];[.E644])" office:value-type="float" office:value="1167" calcext:value-type="float">
            <text:p>1167</text:p>
          </table:table-cell>
          <table:table-cell table:formula="of:=IF([.B645]=&quot;forward&quot;;[.F644]+[.D645]*[.C645];[.F644])" office:value-type="float" office:value="327393" calcext:value-type="float">
            <text:p>327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646]=&quot;down&quot;;[.C646]+[.D645];IF([.B646]=&quot;up&quot;;[.C646]*-1+[.D645];[.D645]))" office:value-type="float" office:value="564" calcext:value-type="float">
            <text:p>564</text:p>
          </table:table-cell>
          <table:table-cell table:formula="of:=IF([.B646]=&quot;forward&quot;;[.E645]+[.C646];[.E645])" office:value-type="float" office:value="1176" calcext:value-type="float">
            <text:p>1176</text:p>
          </table:table-cell>
          <table:table-cell table:formula="of:=IF([.B646]=&quot;forward&quot;;[.F645]+[.D646]*[.C646];[.F645])" office:value-type="float" office:value="332469" calcext:value-type="float">
            <text:p>332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647]=&quot;down&quot;;[.C647]+[.D646];IF([.B647]=&quot;up&quot;;[.C647]*-1+[.D646];[.D646]))" office:value-type="float" office:value="564" calcext:value-type="float">
            <text:p>564</text:p>
          </table:table-cell>
          <table:table-cell table:formula="of:=IF([.B647]=&quot;forward&quot;;[.E646]+[.C647];[.E646])" office:value-type="float" office:value="1183" calcext:value-type="float">
            <text:p>1183</text:p>
          </table:table-cell>
          <table:table-cell table:formula="of:=IF([.B647]=&quot;forward&quot;;[.F646]+[.D647]*[.C647];[.F646])" office:value-type="float" office:value="336417" calcext:value-type="float">
            <text:p>336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648]=&quot;down&quot;;[.C648]+[.D647];IF([.B648]=&quot;up&quot;;[.C648]*-1+[.D647];[.D647]))" office:value-type="float" office:value="571" calcext:value-type="float">
            <text:p>571</text:p>
          </table:table-cell>
          <table:table-cell table:formula="of:=IF([.B648]=&quot;forward&quot;;[.E647]+[.C648];[.E647])" office:value-type="float" office:value="1183" calcext:value-type="float">
            <text:p>1183</text:p>
          </table:table-cell>
          <table:table-cell table:formula="of:=IF([.B648]=&quot;forward&quot;;[.F647]+[.D648]*[.C648];[.F647])" office:value-type="float" office:value="336417" calcext:value-type="float">
            <text:p>336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649]=&quot;down&quot;;[.C649]+[.D648];IF([.B649]=&quot;up&quot;;[.C649]*-1+[.D648];[.D648]))" office:value-type="float" office:value="574" calcext:value-type="float">
            <text:p>574</text:p>
          </table:table-cell>
          <table:table-cell table:formula="of:=IF([.B649]=&quot;forward&quot;;[.E648]+[.C649];[.E648])" office:value-type="float" office:value="1183" calcext:value-type="float">
            <text:p>1183</text:p>
          </table:table-cell>
          <table:table-cell table:formula="of:=IF([.B649]=&quot;forward&quot;;[.F648]+[.D649]*[.C649];[.F648])" office:value-type="float" office:value="336417" calcext:value-type="float">
            <text:p>336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650]=&quot;down&quot;;[.C650]+[.D649];IF([.B650]=&quot;up&quot;;[.C650]*-1+[.D649];[.D649]))" office:value-type="float" office:value="574" calcext:value-type="float">
            <text:p>574</text:p>
          </table:table-cell>
          <table:table-cell table:formula="of:=IF([.B650]=&quot;forward&quot;;[.E649]+[.C650];[.E649])" office:value-type="float" office:value="1192" calcext:value-type="float">
            <text:p>1192</text:p>
          </table:table-cell>
          <table:table-cell table:formula="of:=IF([.B650]=&quot;forward&quot;;[.F649]+[.D650]*[.C650];[.F649])" office:value-type="float" office:value="341583" calcext:value-type="float">
            <text:p>34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651]=&quot;down&quot;;[.C651]+[.D650];IF([.B651]=&quot;up&quot;;[.C651]*-1+[.D650];[.D650]))" office:value-type="float" office:value="574" calcext:value-type="float">
            <text:p>574</text:p>
          </table:table-cell>
          <table:table-cell table:formula="of:=IF([.B651]=&quot;forward&quot;;[.E650]+[.C651];[.E650])" office:value-type="float" office:value="1198" calcext:value-type="float">
            <text:p>1198</text:p>
          </table:table-cell>
          <table:table-cell table:formula="of:=IF([.B651]=&quot;forward&quot;;[.F650]+[.D651]*[.C651];[.F650])" office:value-type="float" office:value="345027" calcext:value-type="float">
            <text:p>345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652]=&quot;down&quot;;[.C652]+[.D651];IF([.B652]=&quot;up&quot;;[.C652]*-1+[.D651];[.D651]))" office:value-type="float" office:value="569" calcext:value-type="float">
            <text:p>569</text:p>
          </table:table-cell>
          <table:table-cell table:formula="of:=IF([.B652]=&quot;forward&quot;;[.E651]+[.C652];[.E651])" office:value-type="float" office:value="1198" calcext:value-type="float">
            <text:p>1198</text:p>
          </table:table-cell>
          <table:table-cell table:formula="of:=IF([.B652]=&quot;forward&quot;;[.F651]+[.D652]*[.C652];[.F651])" office:value-type="float" office:value="345027" calcext:value-type="float">
            <text:p>345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53]=&quot;down&quot;;[.C653]+[.D652];IF([.B653]=&quot;up&quot;;[.C653]*-1+[.D652];[.D652]))" office:value-type="float" office:value="569" calcext:value-type="float">
            <text:p>569</text:p>
          </table:table-cell>
          <table:table-cell table:formula="of:=IF([.B653]=&quot;forward&quot;;[.E652]+[.C653];[.E652])" office:value-type="float" office:value="1203" calcext:value-type="float">
            <text:p>1203</text:p>
          </table:table-cell>
          <table:table-cell table:formula="of:=IF([.B653]=&quot;forward&quot;;[.F652]+[.D653]*[.C653];[.F652])" office:value-type="float" office:value="347872" calcext:value-type="float">
            <text:p>347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654]=&quot;down&quot;;[.C654]+[.D653];IF([.B654]=&quot;up&quot;;[.C654]*-1+[.D653];[.D653]))" office:value-type="float" office:value="569" calcext:value-type="float">
            <text:p>569</text:p>
          </table:table-cell>
          <table:table-cell table:formula="of:=IF([.B654]=&quot;forward&quot;;[.E653]+[.C654];[.E653])" office:value-type="float" office:value="1210" calcext:value-type="float">
            <text:p>1210</text:p>
          </table:table-cell>
          <table:table-cell table:formula="of:=IF([.B654]=&quot;forward&quot;;[.F653]+[.D654]*[.C654];[.F653])" office:value-type="float" office:value="351855" calcext:value-type="float">
            <text:p>351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655]=&quot;down&quot;;[.C655]+[.D654];IF([.B655]=&quot;up&quot;;[.C655]*-1+[.D654];[.D654]))" office:value-type="float" office:value="578" calcext:value-type="float">
            <text:p>578</text:p>
          </table:table-cell>
          <table:table-cell table:formula="of:=IF([.B655]=&quot;forward&quot;;[.E654]+[.C655];[.E654])" office:value-type="float" office:value="1210" calcext:value-type="float">
            <text:p>1210</text:p>
          </table:table-cell>
          <table:table-cell table:formula="of:=IF([.B655]=&quot;forward&quot;;[.F654]+[.D655]*[.C655];[.F654])" office:value-type="float" office:value="351855" calcext:value-type="float">
            <text:p>351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656]=&quot;down&quot;;[.C656]+[.D655];IF([.B656]=&quot;up&quot;;[.C656]*-1+[.D655];[.D655]))" office:value-type="float" office:value="578" calcext:value-type="float">
            <text:p>578</text:p>
          </table:table-cell>
          <table:table-cell table:formula="of:=IF([.B656]=&quot;forward&quot;;[.E655]+[.C656];[.E655])" office:value-type="float" office:value="1216" calcext:value-type="float">
            <text:p>1216</text:p>
          </table:table-cell>
          <table:table-cell table:formula="of:=IF([.B656]=&quot;forward&quot;;[.F655]+[.D656]*[.C656];[.F655])" office:value-type="float" office:value="355323" calcext:value-type="float">
            <text:p>355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657]=&quot;down&quot;;[.C657]+[.D656];IF([.B657]=&quot;up&quot;;[.C657]*-1+[.D656];[.D656]))" office:value-type="float" office:value="585" calcext:value-type="float">
            <text:p>585</text:p>
          </table:table-cell>
          <table:table-cell table:formula="of:=IF([.B657]=&quot;forward&quot;;[.E656]+[.C657];[.E656])" office:value-type="float" office:value="1216" calcext:value-type="float">
            <text:p>1216</text:p>
          </table:table-cell>
          <table:table-cell table:formula="of:=IF([.B657]=&quot;forward&quot;;[.F656]+[.D657]*[.C657];[.F656])" office:value-type="float" office:value="355323" calcext:value-type="float">
            <text:p>355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58]=&quot;down&quot;;[.C658]+[.D657];IF([.B658]=&quot;up&quot;;[.C658]*-1+[.D657];[.D657]))" office:value-type="float" office:value="585" calcext:value-type="float">
            <text:p>585</text:p>
          </table:table-cell>
          <table:table-cell table:formula="of:=IF([.B658]=&quot;forward&quot;;[.E657]+[.C658];[.E657])" office:value-type="float" office:value="1221" calcext:value-type="float">
            <text:p>1221</text:p>
          </table:table-cell>
          <table:table-cell table:formula="of:=IF([.B658]=&quot;forward&quot;;[.F657]+[.D658]*[.C658];[.F657])" office:value-type="float" office:value="358248" calcext:value-type="float">
            <text:p>358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59]=&quot;down&quot;;[.C659]+[.D658];IF([.B659]=&quot;up&quot;;[.C659]*-1+[.D658];[.D658]))" office:value-type="float" office:value="585" calcext:value-type="float">
            <text:p>585</text:p>
          </table:table-cell>
          <table:table-cell table:formula="of:=IF([.B659]=&quot;forward&quot;;[.E658]+[.C659];[.E658])" office:value-type="float" office:value="1226" calcext:value-type="float">
            <text:p>1226</text:p>
          </table:table-cell>
          <table:table-cell table:formula="of:=IF([.B659]=&quot;forward&quot;;[.F658]+[.D659]*[.C659];[.F658])" office:value-type="float" office:value="361173" calcext:value-type="float">
            <text:p>361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660]=&quot;down&quot;;[.C660]+[.D659];IF([.B660]=&quot;up&quot;;[.C660]*-1+[.D659];[.D659]))" office:value-type="float" office:value="585" calcext:value-type="float">
            <text:p>585</text:p>
          </table:table-cell>
          <table:table-cell table:formula="of:=IF([.B660]=&quot;forward&quot;;[.E659]+[.C660];[.E659])" office:value-type="float" office:value="1230" calcext:value-type="float">
            <text:p>1230</text:p>
          </table:table-cell>
          <table:table-cell table:formula="of:=IF([.B660]=&quot;forward&quot;;[.F659]+[.D660]*[.C660];[.F659])" office:value-type="float" office:value="363513" calcext:value-type="float">
            <text:p>363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661]=&quot;down&quot;;[.C661]+[.D660];IF([.B661]=&quot;up&quot;;[.C661]*-1+[.D660];[.D660]))" office:value-type="float" office:value="585" calcext:value-type="float">
            <text:p>585</text:p>
          </table:table-cell>
          <table:table-cell table:formula="of:=IF([.B661]=&quot;forward&quot;;[.E660]+[.C661];[.E660])" office:value-type="float" office:value="1231" calcext:value-type="float">
            <text:p>1231</text:p>
          </table:table-cell>
          <table:table-cell table:formula="of:=IF([.B661]=&quot;forward&quot;;[.F660]+[.D661]*[.C661];[.F660])" office:value-type="float" office:value="364098" calcext:value-type="float">
            <text:p>364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662]=&quot;down&quot;;[.C662]+[.D661];IF([.B662]=&quot;up&quot;;[.C662]*-1+[.D661];[.D661]))" office:value-type="float" office:value="585" calcext:value-type="float">
            <text:p>585</text:p>
          </table:table-cell>
          <table:table-cell table:formula="of:=IF([.B662]=&quot;forward&quot;;[.E661]+[.C662];[.E661])" office:value-type="float" office:value="1232" calcext:value-type="float">
            <text:p>1232</text:p>
          </table:table-cell>
          <table:table-cell table:formula="of:=IF([.B662]=&quot;forward&quot;;[.F661]+[.D662]*[.C662];[.F661])" office:value-type="float" office:value="364683" calcext:value-type="float">
            <text:p>364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663]=&quot;down&quot;;[.C663]+[.D662];IF([.B663]=&quot;up&quot;;[.C663]*-1+[.D662];[.D662]))" office:value-type="float" office:value="578" calcext:value-type="float">
            <text:p>578</text:p>
          </table:table-cell>
          <table:table-cell table:formula="of:=IF([.B663]=&quot;forward&quot;;[.E662]+[.C663];[.E662])" office:value-type="float" office:value="1232" calcext:value-type="float">
            <text:p>1232</text:p>
          </table:table-cell>
          <table:table-cell table:formula="of:=IF([.B663]=&quot;forward&quot;;[.F662]+[.D663]*[.C663];[.F662])" office:value-type="float" office:value="364683" calcext:value-type="float">
            <text:p>364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664]=&quot;down&quot;;[.C664]+[.D663];IF([.B664]=&quot;up&quot;;[.C664]*-1+[.D663];[.D663]))" office:value-type="float" office:value="578" calcext:value-type="float">
            <text:p>578</text:p>
          </table:table-cell>
          <table:table-cell table:formula="of:=IF([.B664]=&quot;forward&quot;;[.E663]+[.C664];[.E663])" office:value-type="float" office:value="1235" calcext:value-type="float">
            <text:p>1235</text:p>
          </table:table-cell>
          <table:table-cell table:formula="of:=IF([.B664]=&quot;forward&quot;;[.F663]+[.D664]*[.C664];[.F663])" office:value-type="float" office:value="366417" calcext:value-type="float">
            <text:p>366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665]=&quot;down&quot;;[.C665]+[.D664];IF([.B665]=&quot;up&quot;;[.C665]*-1+[.D664];[.D664]))" office:value-type="float" office:value="575" calcext:value-type="float">
            <text:p>575</text:p>
          </table:table-cell>
          <table:table-cell table:formula="of:=IF([.B665]=&quot;forward&quot;;[.E664]+[.C665];[.E664])" office:value-type="float" office:value="1235" calcext:value-type="float">
            <text:p>1235</text:p>
          </table:table-cell>
          <table:table-cell table:formula="of:=IF([.B665]=&quot;forward&quot;;[.F664]+[.D665]*[.C665];[.F664])" office:value-type="float" office:value="366417" calcext:value-type="float">
            <text:p>366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666]=&quot;down&quot;;[.C666]+[.D665];IF([.B666]=&quot;up&quot;;[.C666]*-1+[.D665];[.D665]))" office:value-type="float" office:value="575" calcext:value-type="float">
            <text:p>575</text:p>
          </table:table-cell>
          <table:table-cell table:formula="of:=IF([.B666]=&quot;forward&quot;;[.E665]+[.C666];[.E665])" office:value-type="float" office:value="1241" calcext:value-type="float">
            <text:p>1241</text:p>
          </table:table-cell>
          <table:table-cell table:formula="of:=IF([.B666]=&quot;forward&quot;;[.F665]+[.D666]*[.C666];[.F665])" office:value-type="float" office:value="369867" calcext:value-type="float">
            <text:p>369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667]=&quot;down&quot;;[.C667]+[.D666];IF([.B667]=&quot;up&quot;;[.C667]*-1+[.D666];[.D666]))" office:value-type="float" office:value="572" calcext:value-type="float">
            <text:p>572</text:p>
          </table:table-cell>
          <table:table-cell table:formula="of:=IF([.B667]=&quot;forward&quot;;[.E666]+[.C667];[.E666])" office:value-type="float" office:value="1241" calcext:value-type="float">
            <text:p>1241</text:p>
          </table:table-cell>
          <table:table-cell table:formula="of:=IF([.B667]=&quot;forward&quot;;[.F666]+[.D667]*[.C667];[.F666])" office:value-type="float" office:value="369867" calcext:value-type="float">
            <text:p>369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668]=&quot;down&quot;;[.C668]+[.D667];IF([.B668]=&quot;up&quot;;[.C668]*-1+[.D667];[.D667]))" office:value-type="float" office:value="581" calcext:value-type="float">
            <text:p>581</text:p>
          </table:table-cell>
          <table:table-cell table:formula="of:=IF([.B668]=&quot;forward&quot;;[.E667]+[.C668];[.E667])" office:value-type="float" office:value="1241" calcext:value-type="float">
            <text:p>1241</text:p>
          </table:table-cell>
          <table:table-cell table:formula="of:=IF([.B668]=&quot;forward&quot;;[.F667]+[.D668]*[.C668];[.F667])" office:value-type="float" office:value="369867" calcext:value-type="float">
            <text:p>369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669]=&quot;down&quot;;[.C669]+[.D668];IF([.B669]=&quot;up&quot;;[.C669]*-1+[.D668];[.D668]))" office:value-type="float" office:value="581" calcext:value-type="float">
            <text:p>581</text:p>
          </table:table-cell>
          <table:table-cell table:formula="of:=IF([.B669]=&quot;forward&quot;;[.E668]+[.C669];[.E668])" office:value-type="float" office:value="1250" calcext:value-type="float">
            <text:p>1250</text:p>
          </table:table-cell>
          <table:table-cell table:formula="of:=IF([.B669]=&quot;forward&quot;;[.F668]+[.D669]*[.C669];[.F668])" office:value-type="float" office:value="375096" calcext:value-type="float">
            <text:p>375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670]=&quot;down&quot;;[.C670]+[.D669];IF([.B670]=&quot;up&quot;;[.C670]*-1+[.D669];[.D669]))" office:value-type="float" office:value="575" calcext:value-type="float">
            <text:p>575</text:p>
          </table:table-cell>
          <table:table-cell table:formula="of:=IF([.B670]=&quot;forward&quot;;[.E669]+[.C670];[.E669])" office:value-type="float" office:value="1250" calcext:value-type="float">
            <text:p>1250</text:p>
          </table:table-cell>
          <table:table-cell table:formula="of:=IF([.B670]=&quot;forward&quot;;[.F669]+[.D670]*[.C670];[.F669])" office:value-type="float" office:value="375096" calcext:value-type="float">
            <text:p>375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671]=&quot;down&quot;;[.C671]+[.D670];IF([.B671]=&quot;up&quot;;[.C671]*-1+[.D670];[.D670]))" office:value-type="float" office:value="572" calcext:value-type="float">
            <text:p>572</text:p>
          </table:table-cell>
          <table:table-cell table:formula="of:=IF([.B671]=&quot;forward&quot;;[.E670]+[.C671];[.E670])" office:value-type="float" office:value="1250" calcext:value-type="float">
            <text:p>1250</text:p>
          </table:table-cell>
          <table:table-cell table:formula="of:=IF([.B671]=&quot;forward&quot;;[.F670]+[.D671]*[.C671];[.F670])" office:value-type="float" office:value="375096" calcext:value-type="float">
            <text:p>375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672]=&quot;down&quot;;[.C672]+[.D671];IF([.B672]=&quot;up&quot;;[.C672]*-1+[.D671];[.D671]))" office:value-type="float" office:value="572" calcext:value-type="float">
            <text:p>572</text:p>
          </table:table-cell>
          <table:table-cell table:formula="of:=IF([.B672]=&quot;forward&quot;;[.E671]+[.C672];[.E671])" office:value-type="float" office:value="1252" calcext:value-type="float">
            <text:p>1252</text:p>
          </table:table-cell>
          <table:table-cell table:formula="of:=IF([.B672]=&quot;forward&quot;;[.F671]+[.D672]*[.C672];[.F671])" office:value-type="float" office:value="376240" calcext:value-type="float">
            <text:p>376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673]=&quot;down&quot;;[.C673]+[.D672];IF([.B673]=&quot;up&quot;;[.C673]*-1+[.D672];[.D672]))" office:value-type="float" office:value="574" calcext:value-type="float">
            <text:p>574</text:p>
          </table:table-cell>
          <table:table-cell table:formula="of:=IF([.B673]=&quot;forward&quot;;[.E672]+[.C673];[.E672])" office:value-type="float" office:value="1252" calcext:value-type="float">
            <text:p>1252</text:p>
          </table:table-cell>
          <table:table-cell table:formula="of:=IF([.B673]=&quot;forward&quot;;[.F672]+[.D673]*[.C673];[.F672])" office:value-type="float" office:value="376240" calcext:value-type="float">
            <text:p>376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674]=&quot;down&quot;;[.C674]+[.D673];IF([.B674]=&quot;up&quot;;[.C674]*-1+[.D673];[.D673]))" office:value-type="float" office:value="574" calcext:value-type="float">
            <text:p>574</text:p>
          </table:table-cell>
          <table:table-cell table:formula="of:=IF([.B674]=&quot;forward&quot;;[.E673]+[.C674];[.E673])" office:value-type="float" office:value="1261" calcext:value-type="float">
            <text:p>1261</text:p>
          </table:table-cell>
          <table:table-cell table:formula="of:=IF([.B674]=&quot;forward&quot;;[.F673]+[.D674]*[.C674];[.F673])" office:value-type="float" office:value="381406" calcext:value-type="float">
            <text:p>381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675]=&quot;down&quot;;[.C675]+[.D674];IF([.B675]=&quot;up&quot;;[.C675]*-1+[.D674];[.D674]))" office:value-type="float" office:value="581" calcext:value-type="float">
            <text:p>581</text:p>
          </table:table-cell>
          <table:table-cell table:formula="of:=IF([.B675]=&quot;forward&quot;;[.E674]+[.C675];[.E674])" office:value-type="float" office:value="1261" calcext:value-type="float">
            <text:p>1261</text:p>
          </table:table-cell>
          <table:table-cell table:formula="of:=IF([.B675]=&quot;forward&quot;;[.F674]+[.D675]*[.C675];[.F674])" office:value-type="float" office:value="381406" calcext:value-type="float">
            <text:p>381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676]=&quot;down&quot;;[.C676]+[.D675];IF([.B676]=&quot;up&quot;;[.C676]*-1+[.D675];[.D675]))" office:value-type="float" office:value="574" calcext:value-type="float">
            <text:p>574</text:p>
          </table:table-cell>
          <table:table-cell table:formula="of:=IF([.B676]=&quot;forward&quot;;[.E675]+[.C676];[.E675])" office:value-type="float" office:value="1261" calcext:value-type="float">
            <text:p>1261</text:p>
          </table:table-cell>
          <table:table-cell table:formula="of:=IF([.B676]=&quot;forward&quot;;[.F675]+[.D676]*[.C676];[.F675])" office:value-type="float" office:value="381406" calcext:value-type="float">
            <text:p>381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677]=&quot;down&quot;;[.C677]+[.D676];IF([.B677]=&quot;up&quot;;[.C677]*-1+[.D676];[.D676]))" office:value-type="float" office:value="574" calcext:value-type="float">
            <text:p>574</text:p>
          </table:table-cell>
          <table:table-cell table:formula="of:=IF([.B677]=&quot;forward&quot;;[.E676]+[.C677];[.E676])" office:value-type="float" office:value="1267" calcext:value-type="float">
            <text:p>1267</text:p>
          </table:table-cell>
          <table:table-cell table:formula="of:=IF([.B677]=&quot;forward&quot;;[.F676]+[.D677]*[.C677];[.F676])" office:value-type="float" office:value="384850" calcext:value-type="float">
            <text:p>384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678]=&quot;down&quot;;[.C678]+[.D677];IF([.B678]=&quot;up&quot;;[.C678]*-1+[.D677];[.D677]))" office:value-type="float" office:value="574" calcext:value-type="float">
            <text:p>574</text:p>
          </table:table-cell>
          <table:table-cell table:formula="of:=IF([.B678]=&quot;forward&quot;;[.E677]+[.C678];[.E677])" office:value-type="float" office:value="1269" calcext:value-type="float">
            <text:p>1269</text:p>
          </table:table-cell>
          <table:table-cell table:formula="of:=IF([.B678]=&quot;forward&quot;;[.F677]+[.D678]*[.C678];[.F677])" office:value-type="float" office:value="385998" calcext:value-type="float">
            <text:p>385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679]=&quot;down&quot;;[.C679]+[.D678];IF([.B679]=&quot;up&quot;;[.C679]*-1+[.D678];[.D678]))" office:value-type="float" office:value="576" calcext:value-type="float">
            <text:p>576</text:p>
          </table:table-cell>
          <table:table-cell table:formula="of:=IF([.B679]=&quot;forward&quot;;[.E678]+[.C679];[.E678])" office:value-type="float" office:value="1269" calcext:value-type="float">
            <text:p>1269</text:p>
          </table:table-cell>
          <table:table-cell table:formula="of:=IF([.B679]=&quot;forward&quot;;[.F678]+[.D679]*[.C679];[.F678])" office:value-type="float" office:value="385998" calcext:value-type="float">
            <text:p>385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680]=&quot;down&quot;;[.C680]+[.D679];IF([.B680]=&quot;up&quot;;[.C680]*-1+[.D679];[.D679]))" office:value-type="float" office:value="580" calcext:value-type="float">
            <text:p>580</text:p>
          </table:table-cell>
          <table:table-cell table:formula="of:=IF([.B680]=&quot;forward&quot;;[.E679]+[.C680];[.E679])" office:value-type="float" office:value="1269" calcext:value-type="float">
            <text:p>1269</text:p>
          </table:table-cell>
          <table:table-cell table:formula="of:=IF([.B680]=&quot;forward&quot;;[.F679]+[.D680]*[.C680];[.F679])" office:value-type="float" office:value="385998" calcext:value-type="float">
            <text:p>385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681]=&quot;down&quot;;[.C681]+[.D680];IF([.B681]=&quot;up&quot;;[.C681]*-1+[.D680];[.D680]))" office:value-type="float" office:value="580" calcext:value-type="float">
            <text:p>580</text:p>
          </table:table-cell>
          <table:table-cell table:formula="of:=IF([.B681]=&quot;forward&quot;;[.E680]+[.C681];[.E680])" office:value-type="float" office:value="1270" calcext:value-type="float">
            <text:p>1270</text:p>
          </table:table-cell>
          <table:table-cell table:formula="of:=IF([.B681]=&quot;forward&quot;;[.F680]+[.D681]*[.C681];[.F680])" office:value-type="float" office:value="386578" calcext:value-type="float">
            <text:p>386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682]=&quot;down&quot;;[.C682]+[.D681];IF([.B682]=&quot;up&quot;;[.C682]*-1+[.D681];[.D681]))" office:value-type="float" office:value="580" calcext:value-type="float">
            <text:p>580</text:p>
          </table:table-cell>
          <table:table-cell table:formula="of:=IF([.B682]=&quot;forward&quot;;[.E681]+[.C682];[.E681])" office:value-type="float" office:value="1274" calcext:value-type="float">
            <text:p>1274</text:p>
          </table:table-cell>
          <table:table-cell table:formula="of:=IF([.B682]=&quot;forward&quot;;[.F681]+[.D682]*[.C682];[.F681])" office:value-type="float" office:value="388898" calcext:value-type="float">
            <text:p>388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683]=&quot;down&quot;;[.C683]+[.D682];IF([.B683]=&quot;up&quot;;[.C683]*-1+[.D682];[.D682]))" office:value-type="float" office:value="584" calcext:value-type="float">
            <text:p>584</text:p>
          </table:table-cell>
          <table:table-cell table:formula="of:=IF([.B683]=&quot;forward&quot;;[.E682]+[.C683];[.E682])" office:value-type="float" office:value="1274" calcext:value-type="float">
            <text:p>1274</text:p>
          </table:table-cell>
          <table:table-cell table:formula="of:=IF([.B683]=&quot;forward&quot;;[.F682]+[.D683]*[.C683];[.F682])" office:value-type="float" office:value="388898" calcext:value-type="float">
            <text:p>388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684]=&quot;down&quot;;[.C684]+[.D683];IF([.B684]=&quot;up&quot;;[.C684]*-1+[.D683];[.D683]))" office:value-type="float" office:value="575" calcext:value-type="float">
            <text:p>575</text:p>
          </table:table-cell>
          <table:table-cell table:formula="of:=IF([.B684]=&quot;forward&quot;;[.E683]+[.C684];[.E683])" office:value-type="float" office:value="1274" calcext:value-type="float">
            <text:p>1274</text:p>
          </table:table-cell>
          <table:table-cell table:formula="of:=IF([.B684]=&quot;forward&quot;;[.F683]+[.D684]*[.C684];[.F683])" office:value-type="float" office:value="388898" calcext:value-type="float">
            <text:p>388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685]=&quot;down&quot;;[.C685]+[.D684];IF([.B685]=&quot;up&quot;;[.C685]*-1+[.D684];[.D684]))" office:value-type="float" office:value="579" calcext:value-type="float">
            <text:p>579</text:p>
          </table:table-cell>
          <table:table-cell table:formula="of:=IF([.B685]=&quot;forward&quot;;[.E684]+[.C685];[.E684])" office:value-type="float" office:value="1274" calcext:value-type="float">
            <text:p>1274</text:p>
          </table:table-cell>
          <table:table-cell table:formula="of:=IF([.B685]=&quot;forward&quot;;[.F684]+[.D685]*[.C685];[.F684])" office:value-type="float" office:value="388898" calcext:value-type="float">
            <text:p>388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686]=&quot;down&quot;;[.C686]+[.D685];IF([.B686]=&quot;up&quot;;[.C686]*-1+[.D685];[.D685]))" office:value-type="float" office:value="583" calcext:value-type="float">
            <text:p>583</text:p>
          </table:table-cell>
          <table:table-cell table:formula="of:=IF([.B686]=&quot;forward&quot;;[.E685]+[.C686];[.E685])" office:value-type="float" office:value="1274" calcext:value-type="float">
            <text:p>1274</text:p>
          </table:table-cell>
          <table:table-cell table:formula="of:=IF([.B686]=&quot;forward&quot;;[.F685]+[.D686]*[.C686];[.F685])" office:value-type="float" office:value="388898" calcext:value-type="float">
            <text:p>388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687]=&quot;down&quot;;[.C687]+[.D686];IF([.B687]=&quot;up&quot;;[.C687]*-1+[.D686];[.D686]))" office:value-type="float" office:value="586" calcext:value-type="float">
            <text:p>586</text:p>
          </table:table-cell>
          <table:table-cell table:formula="of:=IF([.B687]=&quot;forward&quot;;[.E686]+[.C687];[.E686])" office:value-type="float" office:value="1274" calcext:value-type="float">
            <text:p>1274</text:p>
          </table:table-cell>
          <table:table-cell table:formula="of:=IF([.B687]=&quot;forward&quot;;[.F686]+[.D687]*[.C687];[.F686])" office:value-type="float" office:value="388898" calcext:value-type="float">
            <text:p>388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688]=&quot;down&quot;;[.C688]+[.D687];IF([.B688]=&quot;up&quot;;[.C688]*-1+[.D687];[.D687]))" office:value-type="float" office:value="586" calcext:value-type="float">
            <text:p>586</text:p>
          </table:table-cell>
          <table:table-cell table:formula="of:=IF([.B688]=&quot;forward&quot;;[.E687]+[.C688];[.E687])" office:value-type="float" office:value="1280" calcext:value-type="float">
            <text:p>1280</text:p>
          </table:table-cell>
          <table:table-cell table:formula="of:=IF([.B688]=&quot;forward&quot;;[.F687]+[.D688]*[.C688];[.F687])" office:value-type="float" office:value="392414" calcext:value-type="float">
            <text:p>392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689]=&quot;down&quot;;[.C689]+[.D688];IF([.B689]=&quot;up&quot;;[.C689]*-1+[.D688];[.D688]))" office:value-type="float" office:value="586" calcext:value-type="float">
            <text:p>586</text:p>
          </table:table-cell>
          <table:table-cell table:formula="of:=IF([.B689]=&quot;forward&quot;;[.E688]+[.C689];[.E688])" office:value-type="float" office:value="1283" calcext:value-type="float">
            <text:p>1283</text:p>
          </table:table-cell>
          <table:table-cell table:formula="of:=IF([.B689]=&quot;forward&quot;;[.F688]+[.D689]*[.C689];[.F688])" office:value-type="float" office:value="394172" calcext:value-type="float">
            <text:p>394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690]=&quot;down&quot;;[.C690]+[.D689];IF([.B690]=&quot;up&quot;;[.C690]*-1+[.D689];[.D689]))" office:value-type="float" office:value="589" calcext:value-type="float">
            <text:p>589</text:p>
          </table:table-cell>
          <table:table-cell table:formula="of:=IF([.B690]=&quot;forward&quot;;[.E689]+[.C690];[.E689])" office:value-type="float" office:value="1283" calcext:value-type="float">
            <text:p>1283</text:p>
          </table:table-cell>
          <table:table-cell table:formula="of:=IF([.B690]=&quot;forward&quot;;[.F689]+[.D690]*[.C690];[.F689])" office:value-type="float" office:value="394172" calcext:value-type="float">
            <text:p>394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91]=&quot;down&quot;;[.C691]+[.D690];IF([.B691]=&quot;up&quot;;[.C691]*-1+[.D690];[.D690]))" office:value-type="float" office:value="589" calcext:value-type="float">
            <text:p>589</text:p>
          </table:table-cell>
          <table:table-cell table:formula="of:=IF([.B691]=&quot;forward&quot;;[.E690]+[.C691];[.E690])" office:value-type="float" office:value="1288" calcext:value-type="float">
            <text:p>1288</text:p>
          </table:table-cell>
          <table:table-cell table:formula="of:=IF([.B691]=&quot;forward&quot;;[.F690]+[.D691]*[.C691];[.F690])" office:value-type="float" office:value="397117" calcext:value-type="float">
            <text:p>397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692]=&quot;down&quot;;[.C692]+[.D691];IF([.B692]=&quot;up&quot;;[.C692]*-1+[.D691];[.D691]))" office:value-type="float" office:value="589" calcext:value-type="float">
            <text:p>589</text:p>
          </table:table-cell>
          <table:table-cell table:formula="of:=IF([.B692]=&quot;forward&quot;;[.E691]+[.C692];[.E691])" office:value-type="float" office:value="1295" calcext:value-type="float">
            <text:p>1295</text:p>
          </table:table-cell>
          <table:table-cell table:formula="of:=IF([.B692]=&quot;forward&quot;;[.F691]+[.D692]*[.C692];[.F691])" office:value-type="float" office:value="401240" calcext:value-type="float">
            <text:p>401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693]=&quot;down&quot;;[.C693]+[.D692];IF([.B693]=&quot;up&quot;;[.C693]*-1+[.D692];[.D692]))" office:value-type="float" office:value="585" calcext:value-type="float">
            <text:p>585</text:p>
          </table:table-cell>
          <table:table-cell table:formula="of:=IF([.B693]=&quot;forward&quot;;[.E692]+[.C693];[.E692])" office:value-type="float" office:value="1295" calcext:value-type="float">
            <text:p>1295</text:p>
          </table:table-cell>
          <table:table-cell table:formula="of:=IF([.B693]=&quot;forward&quot;;[.F692]+[.D693]*[.C693];[.F692])" office:value-type="float" office:value="401240" calcext:value-type="float">
            <text:p>401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694]=&quot;down&quot;;[.C694]+[.D693];IF([.B694]=&quot;up&quot;;[.C694]*-1+[.D693];[.D693]))" office:value-type="float" office:value="585" calcext:value-type="float">
            <text:p>585</text:p>
          </table:table-cell>
          <table:table-cell table:formula="of:=IF([.B694]=&quot;forward&quot;;[.E693]+[.C694];[.E693])" office:value-type="float" office:value="1296" calcext:value-type="float">
            <text:p>1296</text:p>
          </table:table-cell>
          <table:table-cell table:formula="of:=IF([.B694]=&quot;forward&quot;;[.F693]+[.D694]*[.C694];[.F693])" office:value-type="float" office:value="401825" calcext:value-type="float">
            <text:p>401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95]=&quot;down&quot;;[.C695]+[.D694];IF([.B695]=&quot;up&quot;;[.C695]*-1+[.D694];[.D694]))" office:value-type="float" office:value="585" calcext:value-type="float">
            <text:p>585</text:p>
          </table:table-cell>
          <table:table-cell table:formula="of:=IF([.B695]=&quot;forward&quot;;[.E694]+[.C695];[.E694])" office:value-type="float" office:value="1301" calcext:value-type="float">
            <text:p>1301</text:p>
          </table:table-cell>
          <table:table-cell table:formula="of:=IF([.B695]=&quot;forward&quot;;[.F694]+[.D695]*[.C695];[.F694])" office:value-type="float" office:value="404750" calcext:value-type="float">
            <text:p>404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696]=&quot;down&quot;;[.C696]+[.D695];IF([.B696]=&quot;up&quot;;[.C696]*-1+[.D695];[.D695]))" office:value-type="float" office:value="585" calcext:value-type="float">
            <text:p>585</text:p>
          </table:table-cell>
          <table:table-cell table:formula="of:=IF([.B696]=&quot;forward&quot;;[.E695]+[.C696];[.E695])" office:value-type="float" office:value="1303" calcext:value-type="float">
            <text:p>1303</text:p>
          </table:table-cell>
          <table:table-cell table:formula="of:=IF([.B696]=&quot;forward&quot;;[.F695]+[.D696]*[.C696];[.F695])" office:value-type="float" office:value="405920" calcext:value-type="float">
            <text:p>4059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97]=&quot;down&quot;;[.C697]+[.D696];IF([.B697]=&quot;up&quot;;[.C697]*-1+[.D696];[.D696]))" office:value-type="float" office:value="585" calcext:value-type="float">
            <text:p>585</text:p>
          </table:table-cell>
          <table:table-cell table:formula="of:=IF([.B697]=&quot;forward&quot;;[.E696]+[.C697];[.E696])" office:value-type="float" office:value="1308" calcext:value-type="float">
            <text:p>1308</text:p>
          </table:table-cell>
          <table:table-cell table:formula="of:=IF([.B697]=&quot;forward&quot;;[.F696]+[.D697]*[.C697];[.F696])" office:value-type="float" office:value="408845" calcext:value-type="float">
            <text:p>408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698]=&quot;down&quot;;[.C698]+[.D697];IF([.B698]=&quot;up&quot;;[.C698]*-1+[.D697];[.D697]))" office:value-type="float" office:value="585" calcext:value-type="float">
            <text:p>585</text:p>
          </table:table-cell>
          <table:table-cell table:formula="of:=IF([.B698]=&quot;forward&quot;;[.E697]+[.C698];[.E697])" office:value-type="float" office:value="1313" calcext:value-type="float">
            <text:p>1313</text:p>
          </table:table-cell>
          <table:table-cell table:formula="of:=IF([.B698]=&quot;forward&quot;;[.F697]+[.D698]*[.C698];[.F697])" office:value-type="float" office:value="411770" calcext:value-type="float">
            <text:p>4117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699]=&quot;down&quot;;[.C699]+[.D698];IF([.B699]=&quot;up&quot;;[.C699]*-1+[.D698];[.D698]))" office:value-type="float" office:value="585" calcext:value-type="float">
            <text:p>585</text:p>
          </table:table-cell>
          <table:table-cell table:formula="of:=IF([.B699]=&quot;forward&quot;;[.E698]+[.C699];[.E698])" office:value-type="float" office:value="1315" calcext:value-type="float">
            <text:p>1315</text:p>
          </table:table-cell>
          <table:table-cell table:formula="of:=IF([.B699]=&quot;forward&quot;;[.F698]+[.D699]*[.C699];[.F698])" office:value-type="float" office:value="412940" calcext:value-type="float">
            <text:p>412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700]=&quot;down&quot;;[.C700]+[.D699];IF([.B700]=&quot;up&quot;;[.C700]*-1+[.D699];[.D699]))" office:value-type="float" office:value="577" calcext:value-type="float">
            <text:p>577</text:p>
          </table:table-cell>
          <table:table-cell table:formula="of:=IF([.B700]=&quot;forward&quot;;[.E699]+[.C700];[.E699])" office:value-type="float" office:value="1315" calcext:value-type="float">
            <text:p>1315</text:p>
          </table:table-cell>
          <table:table-cell table:formula="of:=IF([.B700]=&quot;forward&quot;;[.F699]+[.D700]*[.C700];[.F699])" office:value-type="float" office:value="412940" calcext:value-type="float">
            <text:p>412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01]=&quot;down&quot;;[.C701]+[.D700];IF([.B701]=&quot;up&quot;;[.C701]*-1+[.D700];[.D700]))" office:value-type="float" office:value="584" calcext:value-type="float">
            <text:p>584</text:p>
          </table:table-cell>
          <table:table-cell table:formula="of:=IF([.B701]=&quot;forward&quot;;[.E700]+[.C701];[.E700])" office:value-type="float" office:value="1315" calcext:value-type="float">
            <text:p>1315</text:p>
          </table:table-cell>
          <table:table-cell table:formula="of:=IF([.B701]=&quot;forward&quot;;[.F700]+[.D701]*[.C701];[.F700])" office:value-type="float" office:value="412940" calcext:value-type="float">
            <text:p>412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702]=&quot;down&quot;;[.C702]+[.D701];IF([.B702]=&quot;up&quot;;[.C702]*-1+[.D701];[.D701]))" office:value-type="float" office:value="577" calcext:value-type="float">
            <text:p>577</text:p>
          </table:table-cell>
          <table:table-cell table:formula="of:=IF([.B702]=&quot;forward&quot;;[.E701]+[.C702];[.E701])" office:value-type="float" office:value="1315" calcext:value-type="float">
            <text:p>1315</text:p>
          </table:table-cell>
          <table:table-cell table:formula="of:=IF([.B702]=&quot;forward&quot;;[.F701]+[.D702]*[.C702];[.F701])" office:value-type="float" office:value="412940" calcext:value-type="float">
            <text:p>412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03]=&quot;down&quot;;[.C703]+[.D702];IF([.B703]=&quot;up&quot;;[.C703]*-1+[.D702];[.D702]))" office:value-type="float" office:value="584" calcext:value-type="float">
            <text:p>584</text:p>
          </table:table-cell>
          <table:table-cell table:formula="of:=IF([.B703]=&quot;forward&quot;;[.E702]+[.C703];[.E702])" office:value-type="float" office:value="1315" calcext:value-type="float">
            <text:p>1315</text:p>
          </table:table-cell>
          <table:table-cell table:formula="of:=IF([.B703]=&quot;forward&quot;;[.F702]+[.D703]*[.C703];[.F702])" office:value-type="float" office:value="412940" calcext:value-type="float">
            <text:p>412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704]=&quot;down&quot;;[.C704]+[.D703];IF([.B704]=&quot;up&quot;;[.C704]*-1+[.D703];[.D703]))" office:value-type="float" office:value="584" calcext:value-type="float">
            <text:p>584</text:p>
          </table:table-cell>
          <table:table-cell table:formula="of:=IF([.B704]=&quot;forward&quot;;[.E703]+[.C704];[.E703])" office:value-type="float" office:value="1316" calcext:value-type="float">
            <text:p>1316</text:p>
          </table:table-cell>
          <table:table-cell table:formula="of:=IF([.B704]=&quot;forward&quot;;[.F703]+[.D704]*[.C704];[.F703])" office:value-type="float" office:value="413524" calcext:value-type="float">
            <text:p>413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705]=&quot;down&quot;;[.C705]+[.D704];IF([.B705]=&quot;up&quot;;[.C705]*-1+[.D704];[.D704]))" office:value-type="float" office:value="584" calcext:value-type="float">
            <text:p>584</text:p>
          </table:table-cell>
          <table:table-cell table:formula="of:=IF([.B705]=&quot;forward&quot;;[.E704]+[.C705];[.E704])" office:value-type="float" office:value="1321" calcext:value-type="float">
            <text:p>1321</text:p>
          </table:table-cell>
          <table:table-cell table:formula="of:=IF([.B705]=&quot;forward&quot;;[.F704]+[.D705]*[.C705];[.F704])" office:value-type="float" office:value="416444" calcext:value-type="float">
            <text:p>416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706]=&quot;down&quot;;[.C706]+[.D705];IF([.B706]=&quot;up&quot;;[.C706]*-1+[.D705];[.D705]))" office:value-type="float" office:value="584" calcext:value-type="float">
            <text:p>584</text:p>
          </table:table-cell>
          <table:table-cell table:formula="of:=IF([.B706]=&quot;forward&quot;;[.E705]+[.C706];[.E705])" office:value-type="float" office:value="1324" calcext:value-type="float">
            <text:p>1324</text:p>
          </table:table-cell>
          <table:table-cell table:formula="of:=IF([.B706]=&quot;forward&quot;;[.F705]+[.D706]*[.C706];[.F705])" office:value-type="float" office:value="418196" calcext:value-type="float">
            <text:p>418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707]=&quot;down&quot;;[.C707]+[.D706];IF([.B707]=&quot;up&quot;;[.C707]*-1+[.D706];[.D706]))" office:value-type="float" office:value="584" calcext:value-type="float">
            <text:p>584</text:p>
          </table:table-cell>
          <table:table-cell table:formula="of:=IF([.B707]=&quot;forward&quot;;[.E706]+[.C707];[.E706])" office:value-type="float" office:value="1331" calcext:value-type="float">
            <text:p>1331</text:p>
          </table:table-cell>
          <table:table-cell table:formula="of:=IF([.B707]=&quot;forward&quot;;[.F706]+[.D707]*[.C707];[.F706])" office:value-type="float" office:value="422284" calcext:value-type="float">
            <text:p>422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708]=&quot;down&quot;;[.C708]+[.D707];IF([.B708]=&quot;up&quot;;[.C708]*-1+[.D707];[.D707]))" office:value-type="float" office:value="584" calcext:value-type="float">
            <text:p>584</text:p>
          </table:table-cell>
          <table:table-cell table:formula="of:=IF([.B708]=&quot;forward&quot;;[.E707]+[.C708];[.E707])" office:value-type="float" office:value="1336" calcext:value-type="float">
            <text:p>1336</text:p>
          </table:table-cell>
          <table:table-cell table:formula="of:=IF([.B708]=&quot;forward&quot;;[.F707]+[.D708]*[.C708];[.F707])" office:value-type="float" office:value="425204" calcext:value-type="float">
            <text:p>425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709]=&quot;down&quot;;[.C709]+[.D708];IF([.B709]=&quot;up&quot;;[.C709]*-1+[.D708];[.D708]))" office:value-type="float" office:value="584" calcext:value-type="float">
            <text:p>584</text:p>
          </table:table-cell>
          <table:table-cell table:formula="of:=IF([.B709]=&quot;forward&quot;;[.E708]+[.C709];[.E708])" office:value-type="float" office:value="1342" calcext:value-type="float">
            <text:p>1342</text:p>
          </table:table-cell>
          <table:table-cell table:formula="of:=IF([.B709]=&quot;forward&quot;;[.F708]+[.D709]*[.C709];[.F708])" office:value-type="float" office:value="428708" calcext:value-type="float">
            <text:p>428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710]=&quot;down&quot;;[.C710]+[.D709];IF([.B710]=&quot;up&quot;;[.C710]*-1+[.D709];[.D709]))" office:value-type="float" office:value="577" calcext:value-type="float">
            <text:p>577</text:p>
          </table:table-cell>
          <table:table-cell table:formula="of:=IF([.B710]=&quot;forward&quot;;[.E709]+[.C710];[.E709])" office:value-type="float" office:value="1342" calcext:value-type="float">
            <text:p>1342</text:p>
          </table:table-cell>
          <table:table-cell table:formula="of:=IF([.B710]=&quot;forward&quot;;[.F709]+[.D710]*[.C710];[.F709])" office:value-type="float" office:value="428708" calcext:value-type="float">
            <text:p>428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711]=&quot;down&quot;;[.C711]+[.D710];IF([.B711]=&quot;up&quot;;[.C711]*-1+[.D710];[.D710]))" office:value-type="float" office:value="577" calcext:value-type="float">
            <text:p>577</text:p>
          </table:table-cell>
          <table:table-cell table:formula="of:=IF([.B711]=&quot;forward&quot;;[.E710]+[.C711];[.E710])" office:value-type="float" office:value="1345" calcext:value-type="float">
            <text:p>1345</text:p>
          </table:table-cell>
          <table:table-cell table:formula="of:=IF([.B711]=&quot;forward&quot;;[.F710]+[.D711]*[.C711];[.F710])" office:value-type="float" office:value="430439" calcext:value-type="float">
            <text:p>430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12]=&quot;down&quot;;[.C712]+[.D711];IF([.B712]=&quot;up&quot;;[.C712]*-1+[.D711];[.D711]))" office:value-type="float" office:value="584" calcext:value-type="float">
            <text:p>584</text:p>
          </table:table-cell>
          <table:table-cell table:formula="of:=IF([.B712]=&quot;forward&quot;;[.E711]+[.C712];[.E711])" office:value-type="float" office:value="1345" calcext:value-type="float">
            <text:p>1345</text:p>
          </table:table-cell>
          <table:table-cell table:formula="of:=IF([.B712]=&quot;forward&quot;;[.F711]+[.D712]*[.C712];[.F711])" office:value-type="float" office:value="430439" calcext:value-type="float">
            <text:p>430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713]=&quot;down&quot;;[.C713]+[.D712];IF([.B713]=&quot;up&quot;;[.C713]*-1+[.D712];[.D712]))" office:value-type="float" office:value="586" calcext:value-type="float">
            <text:p>586</text:p>
          </table:table-cell>
          <table:table-cell table:formula="of:=IF([.B713]=&quot;forward&quot;;[.E712]+[.C713];[.E712])" office:value-type="float" office:value="1345" calcext:value-type="float">
            <text:p>1345</text:p>
          </table:table-cell>
          <table:table-cell table:formula="of:=IF([.B713]=&quot;forward&quot;;[.F712]+[.D713]*[.C713];[.F712])" office:value-type="float" office:value="430439" calcext:value-type="float">
            <text:p>430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714]=&quot;down&quot;;[.C714]+[.D713];IF([.B714]=&quot;up&quot;;[.C714]*-1+[.D713];[.D713]))" office:value-type="float" office:value="577" calcext:value-type="float">
            <text:p>577</text:p>
          </table:table-cell>
          <table:table-cell table:formula="of:=IF([.B714]=&quot;forward&quot;;[.E713]+[.C714];[.E713])" office:value-type="float" office:value="1345" calcext:value-type="float">
            <text:p>1345</text:p>
          </table:table-cell>
          <table:table-cell table:formula="of:=IF([.B714]=&quot;forward&quot;;[.F713]+[.D714]*[.C714];[.F713])" office:value-type="float" office:value="430439" calcext:value-type="float">
            <text:p>430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715]=&quot;down&quot;;[.C715]+[.D714];IF([.B715]=&quot;up&quot;;[.C715]*-1+[.D714];[.D714]))" office:value-type="float" office:value="577" calcext:value-type="float">
            <text:p>577</text:p>
          </table:table-cell>
          <table:table-cell table:formula="of:=IF([.B715]=&quot;forward&quot;;[.E714]+[.C715];[.E714])" office:value-type="float" office:value="1351" calcext:value-type="float">
            <text:p>1351</text:p>
          </table:table-cell>
          <table:table-cell table:formula="of:=IF([.B715]=&quot;forward&quot;;[.F714]+[.D715]*[.C715];[.F714])" office:value-type="float" office:value="433901" calcext:value-type="float">
            <text:p>433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16]=&quot;down&quot;;[.C716]+[.D715];IF([.B716]=&quot;up&quot;;[.C716]*-1+[.D715];[.D715]))" office:value-type="float" office:value="584" calcext:value-type="float">
            <text:p>584</text:p>
          </table:table-cell>
          <table:table-cell table:formula="of:=IF([.B716]=&quot;forward&quot;;[.E715]+[.C716];[.E715])" office:value-type="float" office:value="1351" calcext:value-type="float">
            <text:p>1351</text:p>
          </table:table-cell>
          <table:table-cell table:formula="of:=IF([.B716]=&quot;forward&quot;;[.F715]+[.D716]*[.C716];[.F715])" office:value-type="float" office:value="433901" calcext:value-type="float">
            <text:p>433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717]=&quot;down&quot;;[.C717]+[.D716];IF([.B717]=&quot;up&quot;;[.C717]*-1+[.D716];[.D716]))" office:value-type="float" office:value="584" calcext:value-type="float">
            <text:p>584</text:p>
          </table:table-cell>
          <table:table-cell table:formula="of:=IF([.B717]=&quot;forward&quot;;[.E716]+[.C717];[.E716])" office:value-type="float" office:value="1360" calcext:value-type="float">
            <text:p>1360</text:p>
          </table:table-cell>
          <table:table-cell table:formula="of:=IF([.B717]=&quot;forward&quot;;[.F716]+[.D717]*[.C717];[.F716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718]=&quot;down&quot;;[.C718]+[.D717];IF([.B718]=&quot;up&quot;;[.C718]*-1+[.D717];[.D717]))" office:value-type="float" office:value="576" calcext:value-type="float">
            <text:p>576</text:p>
          </table:table-cell>
          <table:table-cell table:formula="of:=IF([.B718]=&quot;forward&quot;;[.E717]+[.C718];[.E717])" office:value-type="float" office:value="1360" calcext:value-type="float">
            <text:p>1360</text:p>
          </table:table-cell>
          <table:table-cell table:formula="of:=IF([.B718]=&quot;forward&quot;;[.F717]+[.D718]*[.C718];[.F717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719]=&quot;down&quot;;[.C719]+[.D718];IF([.B719]=&quot;up&quot;;[.C719]*-1+[.D718];[.D718]))" office:value-type="float" office:value="577" calcext:value-type="float">
            <text:p>577</text:p>
          </table:table-cell>
          <table:table-cell table:formula="of:=IF([.B719]=&quot;forward&quot;;[.E718]+[.C719];[.E718])" office:value-type="float" office:value="1360" calcext:value-type="float">
            <text:p>1360</text:p>
          </table:table-cell>
          <table:table-cell table:formula="of:=IF([.B719]=&quot;forward&quot;;[.F718]+[.D719]*[.C719];[.F718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720]=&quot;down&quot;;[.C720]+[.D719];IF([.B720]=&quot;up&quot;;[.C720]*-1+[.D719];[.D719]))" office:value-type="float" office:value="569" calcext:value-type="float">
            <text:p>569</text:p>
          </table:table-cell>
          <table:table-cell table:formula="of:=IF([.B720]=&quot;forward&quot;;[.E719]+[.C720];[.E719])" office:value-type="float" office:value="1360" calcext:value-type="float">
            <text:p>1360</text:p>
          </table:table-cell>
          <table:table-cell table:formula="of:=IF([.B720]=&quot;forward&quot;;[.F719]+[.D720]*[.C720];[.F719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721]=&quot;down&quot;;[.C721]+[.D720];IF([.B721]=&quot;up&quot;;[.C721]*-1+[.D720];[.D720]))" office:value-type="float" office:value="567" calcext:value-type="float">
            <text:p>567</text:p>
          </table:table-cell>
          <table:table-cell table:formula="of:=IF([.B721]=&quot;forward&quot;;[.E720]+[.C721];[.E720])" office:value-type="float" office:value="1360" calcext:value-type="float">
            <text:p>1360</text:p>
          </table:table-cell>
          <table:table-cell table:formula="of:=IF([.B721]=&quot;forward&quot;;[.F720]+[.D721]*[.C721];[.F720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22]=&quot;down&quot;;[.C722]+[.D721];IF([.B722]=&quot;up&quot;;[.C722]*-1+[.D721];[.D721]))" office:value-type="float" office:value="574" calcext:value-type="float">
            <text:p>574</text:p>
          </table:table-cell>
          <table:table-cell table:formula="of:=IF([.B722]=&quot;forward&quot;;[.E721]+[.C722];[.E721])" office:value-type="float" office:value="1360" calcext:value-type="float">
            <text:p>1360</text:p>
          </table:table-cell>
          <table:table-cell table:formula="of:=IF([.B722]=&quot;forward&quot;;[.F721]+[.D722]*[.C722];[.F721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723]=&quot;down&quot;;[.C723]+[.D722];IF([.B723]=&quot;up&quot;;[.C723]*-1+[.D722];[.D722]))" office:value-type="float" office:value="580" calcext:value-type="float">
            <text:p>580</text:p>
          </table:table-cell>
          <table:table-cell table:formula="of:=IF([.B723]=&quot;forward&quot;;[.E722]+[.C723];[.E722])" office:value-type="float" office:value="1360" calcext:value-type="float">
            <text:p>1360</text:p>
          </table:table-cell>
          <table:table-cell table:formula="of:=IF([.B723]=&quot;forward&quot;;[.F722]+[.D723]*[.C723];[.F722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724]=&quot;down&quot;;[.C724]+[.D723];IF([.B724]=&quot;up&quot;;[.C724]*-1+[.D723];[.D723]))" office:value-type="float" office:value="585" calcext:value-type="float">
            <text:p>585</text:p>
          </table:table-cell>
          <table:table-cell table:formula="of:=IF([.B724]=&quot;forward&quot;;[.E723]+[.C724];[.E723])" office:value-type="float" office:value="1360" calcext:value-type="float">
            <text:p>1360</text:p>
          </table:table-cell>
          <table:table-cell table:formula="of:=IF([.B724]=&quot;forward&quot;;[.F723]+[.D724]*[.C724];[.F723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725]=&quot;down&quot;;[.C725]+[.D724];IF([.B725]=&quot;up&quot;;[.C725]*-1+[.D724];[.D724]))" office:value-type="float" office:value="578" calcext:value-type="float">
            <text:p>578</text:p>
          </table:table-cell>
          <table:table-cell table:formula="of:=IF([.B725]=&quot;forward&quot;;[.E724]+[.C725];[.E724])" office:value-type="float" office:value="1360" calcext:value-type="float">
            <text:p>1360</text:p>
          </table:table-cell>
          <table:table-cell table:formula="of:=IF([.B725]=&quot;forward&quot;;[.F724]+[.D725]*[.C725];[.F724])" office:value-type="float" office:value="439157" calcext:value-type="float">
            <text:p>439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726]=&quot;down&quot;;[.C726]+[.D725];IF([.B726]=&quot;up&quot;;[.C726]*-1+[.D725];[.D725]))" office:value-type="float" office:value="578" calcext:value-type="float">
            <text:p>578</text:p>
          </table:table-cell>
          <table:table-cell table:formula="of:=IF([.B726]=&quot;forward&quot;;[.E725]+[.C726];[.E725])" office:value-type="float" office:value="1366" calcext:value-type="float">
            <text:p>1366</text:p>
          </table:table-cell>
          <table:table-cell table:formula="of:=IF([.B726]=&quot;forward&quot;;[.F725]+[.D726]*[.C726];[.F725])" office:value-type="float" office:value="442625" calcext:value-type="float">
            <text:p>442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727]=&quot;down&quot;;[.C727]+[.D726];IF([.B727]=&quot;up&quot;;[.C727]*-1+[.D726];[.D726]))" office:value-type="float" office:value="583" calcext:value-type="float">
            <text:p>583</text:p>
          </table:table-cell>
          <table:table-cell table:formula="of:=IF([.B727]=&quot;forward&quot;;[.E726]+[.C727];[.E726])" office:value-type="float" office:value="1366" calcext:value-type="float">
            <text:p>1366</text:p>
          </table:table-cell>
          <table:table-cell table:formula="of:=IF([.B727]=&quot;forward&quot;;[.F726]+[.D727]*[.C727];[.F726])" office:value-type="float" office:value="442625" calcext:value-type="float">
            <text:p>442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728]=&quot;down&quot;;[.C728]+[.D727];IF([.B728]=&quot;up&quot;;[.C728]*-1+[.D727];[.D727]))" office:value-type="float" office:value="583" calcext:value-type="float">
            <text:p>583</text:p>
          </table:table-cell>
          <table:table-cell table:formula="of:=IF([.B728]=&quot;forward&quot;;[.E727]+[.C728];[.E727])" office:value-type="float" office:value="1373" calcext:value-type="float">
            <text:p>1373</text:p>
          </table:table-cell>
          <table:table-cell table:formula="of:=IF([.B728]=&quot;forward&quot;;[.F727]+[.D728]*[.C728];[.F727])" office:value-type="float" office:value="446706" calcext:value-type="float">
            <text:p>446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729]=&quot;down&quot;;[.C729]+[.D728];IF([.B729]=&quot;up&quot;;[.C729]*-1+[.D728];[.D728]))" office:value-type="float" office:value="589" calcext:value-type="float">
            <text:p>589</text:p>
          </table:table-cell>
          <table:table-cell table:formula="of:=IF([.B729]=&quot;forward&quot;;[.E728]+[.C729];[.E728])" office:value-type="float" office:value="1373" calcext:value-type="float">
            <text:p>1373</text:p>
          </table:table-cell>
          <table:table-cell table:formula="of:=IF([.B729]=&quot;forward&quot;;[.F728]+[.D729]*[.C729];[.F728])" office:value-type="float" office:value="446706" calcext:value-type="float">
            <text:p>446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730]=&quot;down&quot;;[.C730]+[.D729];IF([.B730]=&quot;up&quot;;[.C730]*-1+[.D729];[.D729]))" office:value-type="float" office:value="591" calcext:value-type="float">
            <text:p>591</text:p>
          </table:table-cell>
          <table:table-cell table:formula="of:=IF([.B730]=&quot;forward&quot;;[.E729]+[.C730];[.E729])" office:value-type="float" office:value="1373" calcext:value-type="float">
            <text:p>1373</text:p>
          </table:table-cell>
          <table:table-cell table:formula="of:=IF([.B730]=&quot;forward&quot;;[.F729]+[.D730]*[.C730];[.F729])" office:value-type="float" office:value="446706" calcext:value-type="float">
            <text:p>446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731]=&quot;down&quot;;[.C731]+[.D730];IF([.B731]=&quot;up&quot;;[.C731]*-1+[.D730];[.D730]))" office:value-type="float" office:value="588" calcext:value-type="float">
            <text:p>588</text:p>
          </table:table-cell>
          <table:table-cell table:formula="of:=IF([.B731]=&quot;forward&quot;;[.E730]+[.C731];[.E730])" office:value-type="float" office:value="1373" calcext:value-type="float">
            <text:p>1373</text:p>
          </table:table-cell>
          <table:table-cell table:formula="of:=IF([.B731]=&quot;forward&quot;;[.F730]+[.D731]*[.C731];[.F730])" office:value-type="float" office:value="446706" calcext:value-type="float">
            <text:p>446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732]=&quot;down&quot;;[.C732]+[.D731];IF([.B732]=&quot;up&quot;;[.C732]*-1+[.D731];[.D731]))" office:value-type="float" office:value="581" calcext:value-type="float">
            <text:p>581</text:p>
          </table:table-cell>
          <table:table-cell table:formula="of:=IF([.B732]=&quot;forward&quot;;[.E731]+[.C732];[.E731])" office:value-type="float" office:value="1373" calcext:value-type="float">
            <text:p>1373</text:p>
          </table:table-cell>
          <table:table-cell table:formula="of:=IF([.B732]=&quot;forward&quot;;[.F731]+[.D732]*[.C732];[.F731])" office:value-type="float" office:value="446706" calcext:value-type="float">
            <text:p>446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733]=&quot;down&quot;;[.C733]+[.D732];IF([.B733]=&quot;up&quot;;[.C733]*-1+[.D732];[.D732]))" office:value-type="float" office:value="576" calcext:value-type="float">
            <text:p>576</text:p>
          </table:table-cell>
          <table:table-cell table:formula="of:=IF([.B733]=&quot;forward&quot;;[.E732]+[.C733];[.E732])" office:value-type="float" office:value="1373" calcext:value-type="float">
            <text:p>1373</text:p>
          </table:table-cell>
          <table:table-cell table:formula="of:=IF([.B733]=&quot;forward&quot;;[.F732]+[.D733]*[.C733];[.F732])" office:value-type="float" office:value="446706" calcext:value-type="float">
            <text:p>446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734]=&quot;down&quot;;[.C734]+[.D733];IF([.B734]=&quot;up&quot;;[.C734]*-1+[.D733];[.D733]))" office:value-type="float" office:value="576" calcext:value-type="float">
            <text:p>576</text:p>
          </table:table-cell>
          <table:table-cell table:formula="of:=IF([.B734]=&quot;forward&quot;;[.E733]+[.C734];[.E733])" office:value-type="float" office:value="1382" calcext:value-type="float">
            <text:p>1382</text:p>
          </table:table-cell>
          <table:table-cell table:formula="of:=IF([.B734]=&quot;forward&quot;;[.F733]+[.D734]*[.C734];[.F733])" office:value-type="float" office:value="451890" calcext:value-type="float">
            <text:p>4518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735]=&quot;down&quot;;[.C735]+[.D734];IF([.B735]=&quot;up&quot;;[.C735]*-1+[.D734];[.D734]))" office:value-type="float" office:value="576" calcext:value-type="float">
            <text:p>576</text:p>
          </table:table-cell>
          <table:table-cell table:formula="of:=IF([.B735]=&quot;forward&quot;;[.E734]+[.C735];[.E734])" office:value-type="float" office:value="1384" calcext:value-type="float">
            <text:p>1384</text:p>
          </table:table-cell>
          <table:table-cell table:formula="of:=IF([.B735]=&quot;forward&quot;;[.F734]+[.D735]*[.C735];[.F734])" office:value-type="float" office:value="453042" calcext:value-type="float">
            <text:p>453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736]=&quot;down&quot;;[.C736]+[.D735];IF([.B736]=&quot;up&quot;;[.C736]*-1+[.D735];[.D735]))" office:value-type="float" office:value="577" calcext:value-type="float">
            <text:p>577</text:p>
          </table:table-cell>
          <table:table-cell table:formula="of:=IF([.B736]=&quot;forward&quot;;[.E735]+[.C736];[.E735])" office:value-type="float" office:value="1384" calcext:value-type="float">
            <text:p>1384</text:p>
          </table:table-cell>
          <table:table-cell table:formula="of:=IF([.B736]=&quot;forward&quot;;[.F735]+[.D736]*[.C736];[.F735])" office:value-type="float" office:value="453042" calcext:value-type="float">
            <text:p>453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737]=&quot;down&quot;;[.C737]+[.D736];IF([.B737]=&quot;up&quot;;[.C737]*-1+[.D736];[.D736]))" office:value-type="float" office:value="582" calcext:value-type="float">
            <text:p>582</text:p>
          </table:table-cell>
          <table:table-cell table:formula="of:=IF([.B737]=&quot;forward&quot;;[.E736]+[.C737];[.E736])" office:value-type="float" office:value="1384" calcext:value-type="float">
            <text:p>1384</text:p>
          </table:table-cell>
          <table:table-cell table:formula="of:=IF([.B737]=&quot;forward&quot;;[.F736]+[.D737]*[.C737];[.F736])" office:value-type="float" office:value="453042" calcext:value-type="float">
            <text:p>453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738]=&quot;down&quot;;[.C738]+[.D737];IF([.B738]=&quot;up&quot;;[.C738]*-1+[.D737];[.D737]))" office:value-type="float" office:value="573" calcext:value-type="float">
            <text:p>573</text:p>
          </table:table-cell>
          <table:table-cell table:formula="of:=IF([.B738]=&quot;forward&quot;;[.E737]+[.C738];[.E737])" office:value-type="float" office:value="1384" calcext:value-type="float">
            <text:p>1384</text:p>
          </table:table-cell>
          <table:table-cell table:formula="of:=IF([.B738]=&quot;forward&quot;;[.F737]+[.D738]*[.C738];[.F737])" office:value-type="float" office:value="453042" calcext:value-type="float">
            <text:p>453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739]=&quot;down&quot;;[.C739]+[.D738];IF([.B739]=&quot;up&quot;;[.C739]*-1+[.D738];[.D738]))" office:value-type="float" office:value="573" calcext:value-type="float">
            <text:p>573</text:p>
          </table:table-cell>
          <table:table-cell table:formula="of:=IF([.B739]=&quot;forward&quot;;[.E738]+[.C739];[.E738])" office:value-type="float" office:value="1392" calcext:value-type="float">
            <text:p>1392</text:p>
          </table:table-cell>
          <table:table-cell table:formula="of:=IF([.B739]=&quot;forward&quot;;[.F738]+[.D739]*[.C739];[.F738])" office:value-type="float" office:value="457626" calcext:value-type="float">
            <text:p>457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40]=&quot;down&quot;;[.C740]+[.D739];IF([.B740]=&quot;up&quot;;[.C740]*-1+[.D739];[.D739]))" office:value-type="float" office:value="580" calcext:value-type="float">
            <text:p>580</text:p>
          </table:table-cell>
          <table:table-cell table:formula="of:=IF([.B740]=&quot;forward&quot;;[.E739]+[.C740];[.E739])" office:value-type="float" office:value="1392" calcext:value-type="float">
            <text:p>1392</text:p>
          </table:table-cell>
          <table:table-cell table:formula="of:=IF([.B740]=&quot;forward&quot;;[.F739]+[.D740]*[.C740];[.F739])" office:value-type="float" office:value="457626" calcext:value-type="float">
            <text:p>457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741]=&quot;down&quot;;[.C741]+[.D740];IF([.B741]=&quot;up&quot;;[.C741]*-1+[.D740];[.D740]))" office:value-type="float" office:value="580" calcext:value-type="float">
            <text:p>580</text:p>
          </table:table-cell>
          <table:table-cell table:formula="of:=IF([.B741]=&quot;forward&quot;;[.E740]+[.C741];[.E740])" office:value-type="float" office:value="1393" calcext:value-type="float">
            <text:p>1393</text:p>
          </table:table-cell>
          <table:table-cell table:formula="of:=IF([.B741]=&quot;forward&quot;;[.F740]+[.D741]*[.C741];[.F740])" office:value-type="float" office:value="458206" calcext:value-type="float">
            <text:p>458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742]=&quot;down&quot;;[.C742]+[.D741];IF([.B742]=&quot;up&quot;;[.C742]*-1+[.D741];[.D741]))" office:value-type="float" office:value="574" calcext:value-type="float">
            <text:p>574</text:p>
          </table:table-cell>
          <table:table-cell table:formula="of:=IF([.B742]=&quot;forward&quot;;[.E741]+[.C742];[.E741])" office:value-type="float" office:value="1393" calcext:value-type="float">
            <text:p>1393</text:p>
          </table:table-cell>
          <table:table-cell table:formula="of:=IF([.B742]=&quot;forward&quot;;[.F741]+[.D742]*[.C742];[.F741])" office:value-type="float" office:value="458206" calcext:value-type="float">
            <text:p>458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743]=&quot;down&quot;;[.C743]+[.D742];IF([.B743]=&quot;up&quot;;[.C743]*-1+[.D742];[.D742]))" office:value-type="float" office:value="575" calcext:value-type="float">
            <text:p>575</text:p>
          </table:table-cell>
          <table:table-cell table:formula="of:=IF([.B743]=&quot;forward&quot;;[.E742]+[.C743];[.E742])" office:value-type="float" office:value="1393" calcext:value-type="float">
            <text:p>1393</text:p>
          </table:table-cell>
          <table:table-cell table:formula="of:=IF([.B743]=&quot;forward&quot;;[.F742]+[.D743]*[.C743];[.F742])" office:value-type="float" office:value="458206" calcext:value-type="float">
            <text:p>458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744]=&quot;down&quot;;[.C744]+[.D743];IF([.B744]=&quot;up&quot;;[.C744]*-1+[.D743];[.D743]))" office:value-type="float" office:value="578" calcext:value-type="float">
            <text:p>578</text:p>
          </table:table-cell>
          <table:table-cell table:formula="of:=IF([.B744]=&quot;forward&quot;;[.E743]+[.C744];[.E743])" office:value-type="float" office:value="1393" calcext:value-type="float">
            <text:p>1393</text:p>
          </table:table-cell>
          <table:table-cell table:formula="of:=IF([.B744]=&quot;forward&quot;;[.F743]+[.D744]*[.C744];[.F743])" office:value-type="float" office:value="458206" calcext:value-type="float">
            <text:p>458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745]=&quot;down&quot;;[.C745]+[.D744];IF([.B745]=&quot;up&quot;;[.C745]*-1+[.D744];[.D744]))" office:value-type="float" office:value="578" calcext:value-type="float">
            <text:p>578</text:p>
          </table:table-cell>
          <table:table-cell table:formula="of:=IF([.B745]=&quot;forward&quot;;[.E744]+[.C745];[.E744])" office:value-type="float" office:value="1396" calcext:value-type="float">
            <text:p>1396</text:p>
          </table:table-cell>
          <table:table-cell table:formula="of:=IF([.B745]=&quot;forward&quot;;[.F744]+[.D745]*[.C745];[.F744])" office:value-type="float" office:value="459940" calcext:value-type="float">
            <text:p>459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746]=&quot;down&quot;;[.C746]+[.D745];IF([.B746]=&quot;up&quot;;[.C746]*-1+[.D745];[.D745]))" office:value-type="float" office:value="578" calcext:value-type="float">
            <text:p>578</text:p>
          </table:table-cell>
          <table:table-cell table:formula="of:=IF([.B746]=&quot;forward&quot;;[.E745]+[.C746];[.E745])" office:value-type="float" office:value="1402" calcext:value-type="float">
            <text:p>1402</text:p>
          </table:table-cell>
          <table:table-cell table:formula="of:=IF([.B746]=&quot;forward&quot;;[.F745]+[.D746]*[.C746];[.F745])" office:value-type="float" office:value="463408" calcext:value-type="float">
            <text:p>463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747]=&quot;down&quot;;[.C747]+[.D746];IF([.B747]=&quot;up&quot;;[.C747]*-1+[.D746];[.D746]))" office:value-type="float" office:value="582" calcext:value-type="float">
            <text:p>582</text:p>
          </table:table-cell>
          <table:table-cell table:formula="of:=IF([.B747]=&quot;forward&quot;;[.E746]+[.C747];[.E746])" office:value-type="float" office:value="1402" calcext:value-type="float">
            <text:p>1402</text:p>
          </table:table-cell>
          <table:table-cell table:formula="of:=IF([.B747]=&quot;forward&quot;;[.F746]+[.D747]*[.C747];[.F746])" office:value-type="float" office:value="463408" calcext:value-type="float">
            <text:p>463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748]=&quot;down&quot;;[.C748]+[.D747];IF([.B748]=&quot;up&quot;;[.C748]*-1+[.D747];[.D747]))" office:value-type="float" office:value="582" calcext:value-type="float">
            <text:p>582</text:p>
          </table:table-cell>
          <table:table-cell table:formula="of:=IF([.B748]=&quot;forward&quot;;[.E747]+[.C748];[.E747])" office:value-type="float" office:value="1410" calcext:value-type="float">
            <text:p>1410</text:p>
          </table:table-cell>
          <table:table-cell table:formula="of:=IF([.B748]=&quot;forward&quot;;[.F747]+[.D748]*[.C748];[.F747])" office:value-type="float" office:value="468064" calcext:value-type="float">
            <text:p>46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749]=&quot;down&quot;;[.C749]+[.D748];IF([.B749]=&quot;up&quot;;[.C749]*-1+[.D748];[.D748]))" office:value-type="float" office:value="580" calcext:value-type="float">
            <text:p>580</text:p>
          </table:table-cell>
          <table:table-cell table:formula="of:=IF([.B749]=&quot;forward&quot;;[.E748]+[.C749];[.E748])" office:value-type="float" office:value="1410" calcext:value-type="float">
            <text:p>1410</text:p>
          </table:table-cell>
          <table:table-cell table:formula="of:=IF([.B749]=&quot;forward&quot;;[.F748]+[.D749]*[.C749];[.F748])" office:value-type="float" office:value="468064" calcext:value-type="float">
            <text:p>46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750]=&quot;down&quot;;[.C750]+[.D749];IF([.B750]=&quot;up&quot;;[.C750]*-1+[.D749];[.D749]))" office:value-type="float" office:value="588" calcext:value-type="float">
            <text:p>588</text:p>
          </table:table-cell>
          <table:table-cell table:formula="of:=IF([.B750]=&quot;forward&quot;;[.E749]+[.C750];[.E749])" office:value-type="float" office:value="1410" calcext:value-type="float">
            <text:p>1410</text:p>
          </table:table-cell>
          <table:table-cell table:formula="of:=IF([.B750]=&quot;forward&quot;;[.F749]+[.D750]*[.C750];[.F749])" office:value-type="float" office:value="468064" calcext:value-type="float">
            <text:p>46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751]=&quot;down&quot;;[.C751]+[.D750];IF([.B751]=&quot;up&quot;;[.C751]*-1+[.D750];[.D750]))" office:value-type="float" office:value="584" calcext:value-type="float">
            <text:p>584</text:p>
          </table:table-cell>
          <table:table-cell table:formula="of:=IF([.B751]=&quot;forward&quot;;[.E750]+[.C751];[.E750])" office:value-type="float" office:value="1410" calcext:value-type="float">
            <text:p>1410</text:p>
          </table:table-cell>
          <table:table-cell table:formula="of:=IF([.B751]=&quot;forward&quot;;[.F750]+[.D751]*[.C751];[.F750])" office:value-type="float" office:value="468064" calcext:value-type="float">
            <text:p>46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752]=&quot;down&quot;;[.C752]+[.D751];IF([.B752]=&quot;up&quot;;[.C752]*-1+[.D751];[.D751]))" office:value-type="float" office:value="575" calcext:value-type="float">
            <text:p>575</text:p>
          </table:table-cell>
          <table:table-cell table:formula="of:=IF([.B752]=&quot;forward&quot;;[.E751]+[.C752];[.E751])" office:value-type="float" office:value="1410" calcext:value-type="float">
            <text:p>1410</text:p>
          </table:table-cell>
          <table:table-cell table:formula="of:=IF([.B752]=&quot;forward&quot;;[.F751]+[.D752]*[.C752];[.F751])" office:value-type="float" office:value="468064" calcext:value-type="float">
            <text:p>468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753]=&quot;down&quot;;[.C753]+[.D752];IF([.B753]=&quot;up&quot;;[.C753]*-1+[.D752];[.D752]))" office:value-type="float" office:value="575" calcext:value-type="float">
            <text:p>575</text:p>
          </table:table-cell>
          <table:table-cell table:formula="of:=IF([.B753]=&quot;forward&quot;;[.E752]+[.C753];[.E752])" office:value-type="float" office:value="1418" calcext:value-type="float">
            <text:p>1418</text:p>
          </table:table-cell>
          <table:table-cell table:formula="of:=IF([.B753]=&quot;forward&quot;;[.F752]+[.D753]*[.C753];[.F752])" office:value-type="float" office:value="472664" calcext:value-type="float">
            <text:p>47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754]=&quot;down&quot;;[.C754]+[.D753];IF([.B754]=&quot;up&quot;;[.C754]*-1+[.D753];[.D753]))" office:value-type="float" office:value="584" calcext:value-type="float">
            <text:p>584</text:p>
          </table:table-cell>
          <table:table-cell table:formula="of:=IF([.B754]=&quot;forward&quot;;[.E753]+[.C754];[.E753])" office:value-type="float" office:value="1418" calcext:value-type="float">
            <text:p>1418</text:p>
          </table:table-cell>
          <table:table-cell table:formula="of:=IF([.B754]=&quot;forward&quot;;[.F753]+[.D754]*[.C754];[.F753])" office:value-type="float" office:value="472664" calcext:value-type="float">
            <text:p>47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755]=&quot;down&quot;;[.C755]+[.D754];IF([.B755]=&quot;up&quot;;[.C755]*-1+[.D754];[.D754]))" office:value-type="float" office:value="584" calcext:value-type="float">
            <text:p>584</text:p>
          </table:table-cell>
          <table:table-cell table:formula="of:=IF([.B755]=&quot;forward&quot;;[.E754]+[.C755];[.E754])" office:value-type="float" office:value="1421" calcext:value-type="float">
            <text:p>1421</text:p>
          </table:table-cell>
          <table:table-cell table:formula="of:=IF([.B755]=&quot;forward&quot;;[.F754]+[.D755]*[.C755];[.F754])" office:value-type="float" office:value="474416" calcext:value-type="float">
            <text:p>474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756]=&quot;down&quot;;[.C756]+[.D755];IF([.B756]=&quot;up&quot;;[.C756]*-1+[.D755];[.D755]))" office:value-type="float" office:value="584" calcext:value-type="float">
            <text:p>584</text:p>
          </table:table-cell>
          <table:table-cell table:formula="of:=IF([.B756]=&quot;forward&quot;;[.E755]+[.C756];[.E755])" office:value-type="float" office:value="1428" calcext:value-type="float">
            <text:p>1428</text:p>
          </table:table-cell>
          <table:table-cell table:formula="of:=IF([.B756]=&quot;forward&quot;;[.F755]+[.D756]*[.C756];[.F755])" office:value-type="float" office:value="478504" calcext:value-type="float">
            <text:p>478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757]=&quot;down&quot;;[.C757]+[.D756];IF([.B757]=&quot;up&quot;;[.C757]*-1+[.D756];[.D756]))" office:value-type="float" office:value="589" calcext:value-type="float">
            <text:p>589</text:p>
          </table:table-cell>
          <table:table-cell table:formula="of:=IF([.B757]=&quot;forward&quot;;[.E756]+[.C757];[.E756])" office:value-type="float" office:value="1428" calcext:value-type="float">
            <text:p>1428</text:p>
          </table:table-cell>
          <table:table-cell table:formula="of:=IF([.B757]=&quot;forward&quot;;[.F756]+[.D757]*[.C757];[.F756])" office:value-type="float" office:value="478504" calcext:value-type="float">
            <text:p>478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758]=&quot;down&quot;;[.C758]+[.D757];IF([.B758]=&quot;up&quot;;[.C758]*-1+[.D757];[.D757]))" office:value-type="float" office:value="589" calcext:value-type="float">
            <text:p>589</text:p>
          </table:table-cell>
          <table:table-cell table:formula="of:=IF([.B758]=&quot;forward&quot;;[.E757]+[.C758];[.E757])" office:value-type="float" office:value="1432" calcext:value-type="float">
            <text:p>1432</text:p>
          </table:table-cell>
          <table:table-cell table:formula="of:=IF([.B758]=&quot;forward&quot;;[.F757]+[.D758]*[.C758];[.F757])" office:value-type="float" office:value="480860" calcext:value-type="float">
            <text:p>480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759]=&quot;down&quot;;[.C759]+[.D758];IF([.B759]=&quot;up&quot;;[.C759]*-1+[.D758];[.D758]))" office:value-type="float" office:value="586" calcext:value-type="float">
            <text:p>586</text:p>
          </table:table-cell>
          <table:table-cell table:formula="of:=IF([.B759]=&quot;forward&quot;;[.E758]+[.C759];[.E758])" office:value-type="float" office:value="1432" calcext:value-type="float">
            <text:p>1432</text:p>
          </table:table-cell>
          <table:table-cell table:formula="of:=IF([.B759]=&quot;forward&quot;;[.F758]+[.D759]*[.C759];[.F758])" office:value-type="float" office:value="480860" calcext:value-type="float">
            <text:p>480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760]=&quot;down&quot;;[.C760]+[.D759];IF([.B760]=&quot;up&quot;;[.C760]*-1+[.D759];[.D759]))" office:value-type="float" office:value="585" calcext:value-type="float">
            <text:p>585</text:p>
          </table:table-cell>
          <table:table-cell table:formula="of:=IF([.B760]=&quot;forward&quot;;[.E759]+[.C760];[.E759])" office:value-type="float" office:value="1432" calcext:value-type="float">
            <text:p>1432</text:p>
          </table:table-cell>
          <table:table-cell table:formula="of:=IF([.B760]=&quot;forward&quot;;[.F759]+[.D760]*[.C760];[.F759])" office:value-type="float" office:value="480860" calcext:value-type="float">
            <text:p>4808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761]=&quot;down&quot;;[.C761]+[.D760];IF([.B761]=&quot;up&quot;;[.C761]*-1+[.D760];[.D760]))" office:value-type="float" office:value="585" calcext:value-type="float">
            <text:p>585</text:p>
          </table:table-cell>
          <table:table-cell table:formula="of:=IF([.B761]=&quot;forward&quot;;[.E760]+[.C761];[.E760])" office:value-type="float" office:value="1439" calcext:value-type="float">
            <text:p>1439</text:p>
          </table:table-cell>
          <table:table-cell table:formula="of:=IF([.B761]=&quot;forward&quot;;[.F760]+[.D761]*[.C761];[.F760])" office:value-type="float" office:value="484955" calcext:value-type="float">
            <text:p>484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762]=&quot;down&quot;;[.C762]+[.D761];IF([.B762]=&quot;up&quot;;[.C762]*-1+[.D761];[.D761]))" office:value-type="float" office:value="591" calcext:value-type="float">
            <text:p>591</text:p>
          </table:table-cell>
          <table:table-cell table:formula="of:=IF([.B762]=&quot;forward&quot;;[.E761]+[.C762];[.E761])" office:value-type="float" office:value="1439" calcext:value-type="float">
            <text:p>1439</text:p>
          </table:table-cell>
          <table:table-cell table:formula="of:=IF([.B762]=&quot;forward&quot;;[.F761]+[.D762]*[.C762];[.F761])" office:value-type="float" office:value="484955" calcext:value-type="float">
            <text:p>484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763]=&quot;down&quot;;[.C763]+[.D762];IF([.B763]=&quot;up&quot;;[.C763]*-1+[.D762];[.D762]))" office:value-type="float" office:value="587" calcext:value-type="float">
            <text:p>587</text:p>
          </table:table-cell>
          <table:table-cell table:formula="of:=IF([.B763]=&quot;forward&quot;;[.E762]+[.C763];[.E762])" office:value-type="float" office:value="1439" calcext:value-type="float">
            <text:p>1439</text:p>
          </table:table-cell>
          <table:table-cell table:formula="of:=IF([.B763]=&quot;forward&quot;;[.F762]+[.D763]*[.C763];[.F762])" office:value-type="float" office:value="484955" calcext:value-type="float">
            <text:p>484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764]=&quot;down&quot;;[.C764]+[.D763];IF([.B764]=&quot;up&quot;;[.C764]*-1+[.D763];[.D763]))" office:value-type="float" office:value="590" calcext:value-type="float">
            <text:p>590</text:p>
          </table:table-cell>
          <table:table-cell table:formula="of:=IF([.B764]=&quot;forward&quot;;[.E763]+[.C764];[.E763])" office:value-type="float" office:value="1439" calcext:value-type="float">
            <text:p>1439</text:p>
          </table:table-cell>
          <table:table-cell table:formula="of:=IF([.B764]=&quot;forward&quot;;[.F763]+[.D764]*[.C764];[.F763])" office:value-type="float" office:value="484955" calcext:value-type="float">
            <text:p>4849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765]=&quot;down&quot;;[.C765]+[.D764];IF([.B765]=&quot;up&quot;;[.C765]*-1+[.D764];[.D764]))" office:value-type="float" office:value="590" calcext:value-type="float">
            <text:p>590</text:p>
          </table:table-cell>
          <table:table-cell table:formula="of:=IF([.B765]=&quot;forward&quot;;[.E764]+[.C765];[.E764])" office:value-type="float" office:value="1447" calcext:value-type="float">
            <text:p>1447</text:p>
          </table:table-cell>
          <table:table-cell table:formula="of:=IF([.B765]=&quot;forward&quot;;[.F764]+[.D765]*[.C765];[.F764])" office:value-type="float" office:value="489675" calcext:value-type="float">
            <text:p>489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766]=&quot;down&quot;;[.C766]+[.D765];IF([.B766]=&quot;up&quot;;[.C766]*-1+[.D765];[.D765]))" office:value-type="float" office:value="599" calcext:value-type="float">
            <text:p>599</text:p>
          </table:table-cell>
          <table:table-cell table:formula="of:=IF([.B766]=&quot;forward&quot;;[.E765]+[.C766];[.E765])" office:value-type="float" office:value="1447" calcext:value-type="float">
            <text:p>1447</text:p>
          </table:table-cell>
          <table:table-cell table:formula="of:=IF([.B766]=&quot;forward&quot;;[.F765]+[.D766]*[.C766];[.F765])" office:value-type="float" office:value="489675" calcext:value-type="float">
            <text:p>489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767]=&quot;down&quot;;[.C767]+[.D766];IF([.B767]=&quot;up&quot;;[.C767]*-1+[.D766];[.D766]))" office:value-type="float" office:value="599" calcext:value-type="float">
            <text:p>599</text:p>
          </table:table-cell>
          <table:table-cell table:formula="of:=IF([.B767]=&quot;forward&quot;;[.E766]+[.C767];[.E766])" office:value-type="float" office:value="1449" calcext:value-type="float">
            <text:p>1449</text:p>
          </table:table-cell>
          <table:table-cell table:formula="of:=IF([.B767]=&quot;forward&quot;;[.F766]+[.D767]*[.C767];[.F766])" office:value-type="float" office:value="490873" calcext:value-type="float">
            <text:p>490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768]=&quot;down&quot;;[.C768]+[.D767];IF([.B768]=&quot;up&quot;;[.C768]*-1+[.D767];[.D767]))" office:value-type="float" office:value="607" calcext:value-type="float">
            <text:p>607</text:p>
          </table:table-cell>
          <table:table-cell table:formula="of:=IF([.B768]=&quot;forward&quot;;[.E767]+[.C768];[.E767])" office:value-type="float" office:value="1449" calcext:value-type="float">
            <text:p>1449</text:p>
          </table:table-cell>
          <table:table-cell table:formula="of:=IF([.B768]=&quot;forward&quot;;[.F767]+[.D768]*[.C768];[.F767])" office:value-type="float" office:value="490873" calcext:value-type="float">
            <text:p>490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769]=&quot;down&quot;;[.C769]+[.D768];IF([.B769]=&quot;up&quot;;[.C769]*-1+[.D768];[.D768]))" office:value-type="float" office:value="607" calcext:value-type="float">
            <text:p>607</text:p>
          </table:table-cell>
          <table:table-cell table:formula="of:=IF([.B769]=&quot;forward&quot;;[.E768]+[.C769];[.E768])" office:value-type="float" office:value="1458" calcext:value-type="float">
            <text:p>1458</text:p>
          </table:table-cell>
          <table:table-cell table:formula="of:=IF([.B769]=&quot;forward&quot;;[.F768]+[.D769]*[.C769];[.F768])" office:value-type="float" office:value="496336" calcext:value-type="float">
            <text:p>496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770]=&quot;down&quot;;[.C770]+[.D769];IF([.B770]=&quot;up&quot;;[.C770]*-1+[.D769];[.D769]))" office:value-type="float" office:value="600" calcext:value-type="float">
            <text:p>600</text:p>
          </table:table-cell>
          <table:table-cell table:formula="of:=IF([.B770]=&quot;forward&quot;;[.E769]+[.C770];[.E769])" office:value-type="float" office:value="1458" calcext:value-type="float">
            <text:p>1458</text:p>
          </table:table-cell>
          <table:table-cell table:formula="of:=IF([.B770]=&quot;forward&quot;;[.F769]+[.D770]*[.C770];[.F769])" office:value-type="float" office:value="496336" calcext:value-type="float">
            <text:p>496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771]=&quot;down&quot;;[.C771]+[.D770];IF([.B771]=&quot;up&quot;;[.C771]*-1+[.D770];[.D770]))" office:value-type="float" office:value="600" calcext:value-type="float">
            <text:p>600</text:p>
          </table:table-cell>
          <table:table-cell table:formula="of:=IF([.B771]=&quot;forward&quot;;[.E770]+[.C771];[.E770])" office:value-type="float" office:value="1460" calcext:value-type="float">
            <text:p>1460</text:p>
          </table:table-cell>
          <table:table-cell table:formula="of:=IF([.B771]=&quot;forward&quot;;[.F770]+[.D771]*[.C771];[.F770])" office:value-type="float" office:value="497536" calcext:value-type="float">
            <text:p>497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772]=&quot;down&quot;;[.C772]+[.D771];IF([.B772]=&quot;up&quot;;[.C772]*-1+[.D771];[.D771]))" office:value-type="float" office:value="599" calcext:value-type="float">
            <text:p>599</text:p>
          </table:table-cell>
          <table:table-cell table:formula="of:=IF([.B772]=&quot;forward&quot;;[.E771]+[.C772];[.E771])" office:value-type="float" office:value="1460" calcext:value-type="float">
            <text:p>1460</text:p>
          </table:table-cell>
          <table:table-cell table:formula="of:=IF([.B772]=&quot;forward&quot;;[.F771]+[.D772]*[.C772];[.F771])" office:value-type="float" office:value="497536" calcext:value-type="float">
            <text:p>497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73]=&quot;down&quot;;[.C773]+[.D772];IF([.B773]=&quot;up&quot;;[.C773]*-1+[.D772];[.D772]))" office:value-type="float" office:value="606" calcext:value-type="float">
            <text:p>606</text:p>
          </table:table-cell>
          <table:table-cell table:formula="of:=IF([.B773]=&quot;forward&quot;;[.E772]+[.C773];[.E772])" office:value-type="float" office:value="1460" calcext:value-type="float">
            <text:p>1460</text:p>
          </table:table-cell>
          <table:table-cell table:formula="of:=IF([.B773]=&quot;forward&quot;;[.F772]+[.D773]*[.C773];[.F772])" office:value-type="float" office:value="497536" calcext:value-type="float">
            <text:p>497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774]=&quot;down&quot;;[.C774]+[.D773];IF([.B774]=&quot;up&quot;;[.C774]*-1+[.D773];[.D773]))" office:value-type="float" office:value="607" calcext:value-type="float">
            <text:p>607</text:p>
          </table:table-cell>
          <table:table-cell table:formula="of:=IF([.B774]=&quot;forward&quot;;[.E773]+[.C774];[.E773])" office:value-type="float" office:value="1460" calcext:value-type="float">
            <text:p>1460</text:p>
          </table:table-cell>
          <table:table-cell table:formula="of:=IF([.B774]=&quot;forward&quot;;[.F773]+[.D774]*[.C774];[.F773])" office:value-type="float" office:value="497536" calcext:value-type="float">
            <text:p>497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775]=&quot;down&quot;;[.C775]+[.D774];IF([.B775]=&quot;up&quot;;[.C775]*-1+[.D774];[.D774]))" office:value-type="float" office:value="607" calcext:value-type="float">
            <text:p>607</text:p>
          </table:table-cell>
          <table:table-cell table:formula="of:=IF([.B775]=&quot;forward&quot;;[.E774]+[.C775];[.E774])" office:value-type="float" office:value="1464" calcext:value-type="float">
            <text:p>1464</text:p>
          </table:table-cell>
          <table:table-cell table:formula="of:=IF([.B775]=&quot;forward&quot;;[.F774]+[.D775]*[.C775];[.F774])" office:value-type="float" office:value="499964" calcext:value-type="float">
            <text:p>499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776]=&quot;down&quot;;[.C776]+[.D775];IF([.B776]=&quot;up&quot;;[.C776]*-1+[.D775];[.D775]))" office:value-type="float" office:value="607" calcext:value-type="float">
            <text:p>607</text:p>
          </table:table-cell>
          <table:table-cell table:formula="of:=IF([.B776]=&quot;forward&quot;;[.E775]+[.C776];[.E775])" office:value-type="float" office:value="1469" calcext:value-type="float">
            <text:p>1469</text:p>
          </table:table-cell>
          <table:table-cell table:formula="of:=IF([.B776]=&quot;forward&quot;;[.F775]+[.D776]*[.C776];[.F775])" office:value-type="float" office:value="502999" calcext:value-type="float">
            <text:p>502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777]=&quot;down&quot;;[.C777]+[.D776];IF([.B777]=&quot;up&quot;;[.C777]*-1+[.D776];[.D776]))" office:value-type="float" office:value="611" calcext:value-type="float">
            <text:p>611</text:p>
          </table:table-cell>
          <table:table-cell table:formula="of:=IF([.B777]=&quot;forward&quot;;[.E776]+[.C777];[.E776])" office:value-type="float" office:value="1469" calcext:value-type="float">
            <text:p>1469</text:p>
          </table:table-cell>
          <table:table-cell table:formula="of:=IF([.B777]=&quot;forward&quot;;[.F776]+[.D777]*[.C777];[.F776])" office:value-type="float" office:value="502999" calcext:value-type="float">
            <text:p>502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778]=&quot;down&quot;;[.C778]+[.D777];IF([.B778]=&quot;up&quot;;[.C778]*-1+[.D777];[.D777]))" office:value-type="float" office:value="620" calcext:value-type="float">
            <text:p>620</text:p>
          </table:table-cell>
          <table:table-cell table:formula="of:=IF([.B778]=&quot;forward&quot;;[.E777]+[.C778];[.E777])" office:value-type="float" office:value="1469" calcext:value-type="float">
            <text:p>1469</text:p>
          </table:table-cell>
          <table:table-cell table:formula="of:=IF([.B778]=&quot;forward&quot;;[.F777]+[.D778]*[.C778];[.F777])" office:value-type="float" office:value="502999" calcext:value-type="float">
            <text:p>502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779]=&quot;down&quot;;[.C779]+[.D778];IF([.B779]=&quot;up&quot;;[.C779]*-1+[.D778];[.D778]))" office:value-type="float" office:value="620" calcext:value-type="float">
            <text:p>620</text:p>
          </table:table-cell>
          <table:table-cell table:formula="of:=IF([.B779]=&quot;forward&quot;;[.E778]+[.C779];[.E778])" office:value-type="float" office:value="1471" calcext:value-type="float">
            <text:p>1471</text:p>
          </table:table-cell>
          <table:table-cell table:formula="of:=IF([.B779]=&quot;forward&quot;;[.F778]+[.D779]*[.C779];[.F778])" office:value-type="float" office:value="504239" calcext:value-type="float">
            <text:p>504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780]=&quot;down&quot;;[.C780]+[.D779];IF([.B780]=&quot;up&quot;;[.C780]*-1+[.D779];[.D779]))" office:value-type="float" office:value="629" calcext:value-type="float">
            <text:p>629</text:p>
          </table:table-cell>
          <table:table-cell table:formula="of:=IF([.B780]=&quot;forward&quot;;[.E779]+[.C780];[.E779])" office:value-type="float" office:value="1471" calcext:value-type="float">
            <text:p>1471</text:p>
          </table:table-cell>
          <table:table-cell table:formula="of:=IF([.B780]=&quot;forward&quot;;[.F779]+[.D780]*[.C780];[.F779])" office:value-type="float" office:value="504239" calcext:value-type="float">
            <text:p>504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781]=&quot;down&quot;;[.C781]+[.D780];IF([.B781]=&quot;up&quot;;[.C781]*-1+[.D780];[.D780]))" office:value-type="float" office:value="634" calcext:value-type="float">
            <text:p>634</text:p>
          </table:table-cell>
          <table:table-cell table:formula="of:=IF([.B781]=&quot;forward&quot;;[.E780]+[.C781];[.E780])" office:value-type="float" office:value="1471" calcext:value-type="float">
            <text:p>1471</text:p>
          </table:table-cell>
          <table:table-cell table:formula="of:=IF([.B781]=&quot;forward&quot;;[.F780]+[.D781]*[.C781];[.F780])" office:value-type="float" office:value="504239" calcext:value-type="float">
            <text:p>504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782]=&quot;down&quot;;[.C782]+[.D781];IF([.B782]=&quot;up&quot;;[.C782]*-1+[.D781];[.D781]))" office:value-type="float" office:value="632" calcext:value-type="float">
            <text:p>632</text:p>
          </table:table-cell>
          <table:table-cell table:formula="of:=IF([.B782]=&quot;forward&quot;;[.E781]+[.C782];[.E781])" office:value-type="float" office:value="1471" calcext:value-type="float">
            <text:p>1471</text:p>
          </table:table-cell>
          <table:table-cell table:formula="of:=IF([.B782]=&quot;forward&quot;;[.F781]+[.D782]*[.C782];[.F781])" office:value-type="float" office:value="504239" calcext:value-type="float">
            <text:p>504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783]=&quot;down&quot;;[.C783]+[.D782];IF([.B783]=&quot;up&quot;;[.C783]*-1+[.D782];[.D782]))" office:value-type="float" office:value="638" calcext:value-type="float">
            <text:p>638</text:p>
          </table:table-cell>
          <table:table-cell table:formula="of:=IF([.B783]=&quot;forward&quot;;[.E782]+[.C783];[.E782])" office:value-type="float" office:value="1471" calcext:value-type="float">
            <text:p>1471</text:p>
          </table:table-cell>
          <table:table-cell table:formula="of:=IF([.B783]=&quot;forward&quot;;[.F782]+[.D783]*[.C783];[.F782])" office:value-type="float" office:value="504239" calcext:value-type="float">
            <text:p>504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784]=&quot;down&quot;;[.C784]+[.D783];IF([.B784]=&quot;up&quot;;[.C784]*-1+[.D783];[.D783]))" office:value-type="float" office:value="638" calcext:value-type="float">
            <text:p>638</text:p>
          </table:table-cell>
          <table:table-cell table:formula="of:=IF([.B784]=&quot;forward&quot;;[.E783]+[.C784];[.E783])" office:value-type="float" office:value="1479" calcext:value-type="float">
            <text:p>1479</text:p>
          </table:table-cell>
          <table:table-cell table:formula="of:=IF([.B784]=&quot;forward&quot;;[.F783]+[.D784]*[.C784];[.F783])" office:value-type="float" office:value="509343" calcext:value-type="float">
            <text:p>50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785]=&quot;down&quot;;[.C785]+[.D784];IF([.B785]=&quot;up&quot;;[.C785]*-1+[.D784];[.D784]))" office:value-type="float" office:value="632" calcext:value-type="float">
            <text:p>632</text:p>
          </table:table-cell>
          <table:table-cell table:formula="of:=IF([.B785]=&quot;forward&quot;;[.E784]+[.C785];[.E784])" office:value-type="float" office:value="1479" calcext:value-type="float">
            <text:p>1479</text:p>
          </table:table-cell>
          <table:table-cell table:formula="of:=IF([.B785]=&quot;forward&quot;;[.F784]+[.D785]*[.C785];[.F784])" office:value-type="float" office:value="509343" calcext:value-type="float">
            <text:p>50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786]=&quot;down&quot;;[.C786]+[.D785];IF([.B786]=&quot;up&quot;;[.C786]*-1+[.D785];[.D785]))" office:value-type="float" office:value="635" calcext:value-type="float">
            <text:p>635</text:p>
          </table:table-cell>
          <table:table-cell table:formula="of:=IF([.B786]=&quot;forward&quot;;[.E785]+[.C786];[.E785])" office:value-type="float" office:value="1479" calcext:value-type="float">
            <text:p>1479</text:p>
          </table:table-cell>
          <table:table-cell table:formula="of:=IF([.B786]=&quot;forward&quot;;[.F785]+[.D786]*[.C786];[.F785])" office:value-type="float" office:value="509343" calcext:value-type="float">
            <text:p>50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787]=&quot;down&quot;;[.C787]+[.D786];IF([.B787]=&quot;up&quot;;[.C787]*-1+[.D786];[.D786]))" office:value-type="float" office:value="640" calcext:value-type="float">
            <text:p>640</text:p>
          </table:table-cell>
          <table:table-cell table:formula="of:=IF([.B787]=&quot;forward&quot;;[.E786]+[.C787];[.E786])" office:value-type="float" office:value="1479" calcext:value-type="float">
            <text:p>1479</text:p>
          </table:table-cell>
          <table:table-cell table:formula="of:=IF([.B787]=&quot;forward&quot;;[.F786]+[.D787]*[.C787];[.F786])" office:value-type="float" office:value="509343" calcext:value-type="float">
            <text:p>50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788]=&quot;down&quot;;[.C788]+[.D787];IF([.B788]=&quot;up&quot;;[.C788]*-1+[.D787];[.D787]))" office:value-type="float" office:value="641" calcext:value-type="float">
            <text:p>641</text:p>
          </table:table-cell>
          <table:table-cell table:formula="of:=IF([.B788]=&quot;forward&quot;;[.E787]+[.C788];[.E787])" office:value-type="float" office:value="1479" calcext:value-type="float">
            <text:p>1479</text:p>
          </table:table-cell>
          <table:table-cell table:formula="of:=IF([.B788]=&quot;forward&quot;;[.F787]+[.D788]*[.C788];[.F787])" office:value-type="float" office:value="509343" calcext:value-type="float">
            <text:p>50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789]=&quot;down&quot;;[.C789]+[.D788];IF([.B789]=&quot;up&quot;;[.C789]*-1+[.D788];[.D788]))" office:value-type="float" office:value="634" calcext:value-type="float">
            <text:p>634</text:p>
          </table:table-cell>
          <table:table-cell table:formula="of:=IF([.B789]=&quot;forward&quot;;[.E788]+[.C789];[.E788])" office:value-type="float" office:value="1479" calcext:value-type="float">
            <text:p>1479</text:p>
          </table:table-cell>
          <table:table-cell table:formula="of:=IF([.B789]=&quot;forward&quot;;[.F788]+[.D789]*[.C789];[.F788])" office:value-type="float" office:value="509343" calcext:value-type="float">
            <text:p>50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790]=&quot;down&quot;;[.C790]+[.D789];IF([.B790]=&quot;up&quot;;[.C790]*-1+[.D789];[.D789]))" office:value-type="float" office:value="639" calcext:value-type="float">
            <text:p>639</text:p>
          </table:table-cell>
          <table:table-cell table:formula="of:=IF([.B790]=&quot;forward&quot;;[.E789]+[.C790];[.E789])" office:value-type="float" office:value="1479" calcext:value-type="float">
            <text:p>1479</text:p>
          </table:table-cell>
          <table:table-cell table:formula="of:=IF([.B790]=&quot;forward&quot;;[.F789]+[.D790]*[.C790];[.F789])" office:value-type="float" office:value="509343" calcext:value-type="float">
            <text:p>50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791]=&quot;down&quot;;[.C791]+[.D790];IF([.B791]=&quot;up&quot;;[.C791]*-1+[.D790];[.D790]))" office:value-type="float" office:value="639" calcext:value-type="float">
            <text:p>639</text:p>
          </table:table-cell>
          <table:table-cell table:formula="of:=IF([.B791]=&quot;forward&quot;;[.E790]+[.C791];[.E790])" office:value-type="float" office:value="1487" calcext:value-type="float">
            <text:p>1487</text:p>
          </table:table-cell>
          <table:table-cell table:formula="of:=IF([.B791]=&quot;forward&quot;;[.F790]+[.D791]*[.C791];[.F790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792]=&quot;down&quot;;[.C792]+[.D791];IF([.B792]=&quot;up&quot;;[.C792]*-1+[.D791];[.D791]))" office:value-type="float" office:value="635" calcext:value-type="float">
            <text:p>635</text:p>
          </table:table-cell>
          <table:table-cell table:formula="of:=IF([.B792]=&quot;forward&quot;;[.E791]+[.C792];[.E791])" office:value-type="float" office:value="1487" calcext:value-type="float">
            <text:p>1487</text:p>
          </table:table-cell>
          <table:table-cell table:formula="of:=IF([.B792]=&quot;forward&quot;;[.F791]+[.D792]*[.C792];[.F791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93]=&quot;down&quot;;[.C793]+[.D792];IF([.B793]=&quot;up&quot;;[.C793]*-1+[.D792];[.D792]))" office:value-type="float" office:value="642" calcext:value-type="float">
            <text:p>642</text:p>
          </table:table-cell>
          <table:table-cell table:formula="of:=IF([.B793]=&quot;forward&quot;;[.E792]+[.C793];[.E792])" office:value-type="float" office:value="1487" calcext:value-type="float">
            <text:p>1487</text:p>
          </table:table-cell>
          <table:table-cell table:formula="of:=IF([.B793]=&quot;forward&quot;;[.F792]+[.D793]*[.C793];[.F792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794]=&quot;down&quot;;[.C794]+[.D793];IF([.B794]=&quot;up&quot;;[.C794]*-1+[.D793];[.D793]))" office:value-type="float" office:value="646" calcext:value-type="float">
            <text:p>646</text:p>
          </table:table-cell>
          <table:table-cell table:formula="of:=IF([.B794]=&quot;forward&quot;;[.E793]+[.C794];[.E793])" office:value-type="float" office:value="1487" calcext:value-type="float">
            <text:p>1487</text:p>
          </table:table-cell>
          <table:table-cell table:formula="of:=IF([.B794]=&quot;forward&quot;;[.F793]+[.D794]*[.C794];[.F793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795]=&quot;down&quot;;[.C795]+[.D794];IF([.B795]=&quot;up&quot;;[.C795]*-1+[.D794];[.D794]))" office:value-type="float" office:value="650" calcext:value-type="float">
            <text:p>650</text:p>
          </table:table-cell>
          <table:table-cell table:formula="of:=IF([.B795]=&quot;forward&quot;;[.E794]+[.C795];[.E794])" office:value-type="float" office:value="1487" calcext:value-type="float">
            <text:p>1487</text:p>
          </table:table-cell>
          <table:table-cell table:formula="of:=IF([.B795]=&quot;forward&quot;;[.F794]+[.D795]*[.C795];[.F794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796]=&quot;down&quot;;[.C796]+[.D795];IF([.B796]=&quot;up&quot;;[.C796]*-1+[.D795];[.D795]))" office:value-type="float" office:value="652" calcext:value-type="float">
            <text:p>652</text:p>
          </table:table-cell>
          <table:table-cell table:formula="of:=IF([.B796]=&quot;forward&quot;;[.E795]+[.C796];[.E795])" office:value-type="float" office:value="1487" calcext:value-type="float">
            <text:p>1487</text:p>
          </table:table-cell>
          <table:table-cell table:formula="of:=IF([.B796]=&quot;forward&quot;;[.F795]+[.D796]*[.C796];[.F795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797]=&quot;down&quot;;[.C797]+[.D796];IF([.B797]=&quot;up&quot;;[.C797]*-1+[.D796];[.D796]))" office:value-type="float" office:value="655" calcext:value-type="float">
            <text:p>655</text:p>
          </table:table-cell>
          <table:table-cell table:formula="of:=IF([.B797]=&quot;forward&quot;;[.E796]+[.C797];[.E796])" office:value-type="float" office:value="1487" calcext:value-type="float">
            <text:p>1487</text:p>
          </table:table-cell>
          <table:table-cell table:formula="of:=IF([.B797]=&quot;forward&quot;;[.F796]+[.D797]*[.C797];[.F796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798]=&quot;down&quot;;[.C798]+[.D797];IF([.B798]=&quot;up&quot;;[.C798]*-1+[.D797];[.D797]))" office:value-type="float" office:value="656" calcext:value-type="float">
            <text:p>656</text:p>
          </table:table-cell>
          <table:table-cell table:formula="of:=IF([.B798]=&quot;forward&quot;;[.E797]+[.C798];[.E797])" office:value-type="float" office:value="1487" calcext:value-type="float">
            <text:p>1487</text:p>
          </table:table-cell>
          <table:table-cell table:formula="of:=IF([.B798]=&quot;forward&quot;;[.F797]+[.D798]*[.C798];[.F797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799]=&quot;down&quot;;[.C799]+[.D798];IF([.B799]=&quot;up&quot;;[.C799]*-1+[.D798];[.D798]))" office:value-type="float" office:value="663" calcext:value-type="float">
            <text:p>663</text:p>
          </table:table-cell>
          <table:table-cell table:formula="of:=IF([.B799]=&quot;forward&quot;;[.E798]+[.C799];[.E798])" office:value-type="float" office:value="1487" calcext:value-type="float">
            <text:p>1487</text:p>
          </table:table-cell>
          <table:table-cell table:formula="of:=IF([.B799]=&quot;forward&quot;;[.F798]+[.D799]*[.C799];[.F798])" office:value-type="float" office:value="514455" calcext:value-type="float">
            <text:p>514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800]=&quot;down&quot;;[.C800]+[.D799];IF([.B800]=&quot;up&quot;;[.C800]*-1+[.D799];[.D799]))" office:value-type="float" office:value="663" calcext:value-type="float">
            <text:p>663</text:p>
          </table:table-cell>
          <table:table-cell table:formula="of:=IF([.B800]=&quot;forward&quot;;[.E799]+[.C800];[.E799])" office:value-type="float" office:value="1491" calcext:value-type="float">
            <text:p>1491</text:p>
          </table:table-cell>
          <table:table-cell table:formula="of:=IF([.B800]=&quot;forward&quot;;[.F799]+[.D800]*[.C800];[.F799])" office:value-type="float" office:value="517107" calcext:value-type="float">
            <text:p>51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801]=&quot;down&quot;;[.C801]+[.D800];IF([.B801]=&quot;up&quot;;[.C801]*-1+[.D800];[.D800]))" office:value-type="float" office:value="667" calcext:value-type="float">
            <text:p>667</text:p>
          </table:table-cell>
          <table:table-cell table:formula="of:=IF([.B801]=&quot;forward&quot;;[.E800]+[.C801];[.E800])" office:value-type="float" office:value="1491" calcext:value-type="float">
            <text:p>1491</text:p>
          </table:table-cell>
          <table:table-cell table:formula="of:=IF([.B801]=&quot;forward&quot;;[.F800]+[.D801]*[.C801];[.F800])" office:value-type="float" office:value="517107" calcext:value-type="float">
            <text:p>51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802]=&quot;down&quot;;[.C802]+[.D801];IF([.B802]=&quot;up&quot;;[.C802]*-1+[.D801];[.D801]))" office:value-type="float" office:value="674" calcext:value-type="float">
            <text:p>674</text:p>
          </table:table-cell>
          <table:table-cell table:formula="of:=IF([.B802]=&quot;forward&quot;;[.E801]+[.C802];[.E801])" office:value-type="float" office:value="1491" calcext:value-type="float">
            <text:p>1491</text:p>
          </table:table-cell>
          <table:table-cell table:formula="of:=IF([.B802]=&quot;forward&quot;;[.F801]+[.D802]*[.C802];[.F801])" office:value-type="float" office:value="517107" calcext:value-type="float">
            <text:p>51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803]=&quot;down&quot;;[.C803]+[.D802];IF([.B803]=&quot;up&quot;;[.C803]*-1+[.D802];[.D802]))" office:value-type="float" office:value="681" calcext:value-type="float">
            <text:p>681</text:p>
          </table:table-cell>
          <table:table-cell table:formula="of:=IF([.B803]=&quot;forward&quot;;[.E802]+[.C803];[.E802])" office:value-type="float" office:value="1491" calcext:value-type="float">
            <text:p>1491</text:p>
          </table:table-cell>
          <table:table-cell table:formula="of:=IF([.B803]=&quot;forward&quot;;[.F802]+[.D803]*[.C803];[.F802])" office:value-type="float" office:value="517107" calcext:value-type="float">
            <text:p>51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804]=&quot;down&quot;;[.C804]+[.D803];IF([.B804]=&quot;up&quot;;[.C804]*-1+[.D803];[.D803]))" office:value-type="float" office:value="690" calcext:value-type="float">
            <text:p>690</text:p>
          </table:table-cell>
          <table:table-cell table:formula="of:=IF([.B804]=&quot;forward&quot;;[.E803]+[.C804];[.E803])" office:value-type="float" office:value="1491" calcext:value-type="float">
            <text:p>1491</text:p>
          </table:table-cell>
          <table:table-cell table:formula="of:=IF([.B804]=&quot;forward&quot;;[.F803]+[.D804]*[.C804];[.F803])" office:value-type="float" office:value="517107" calcext:value-type="float">
            <text:p>51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805]=&quot;down&quot;;[.C805]+[.D804];IF([.B805]=&quot;up&quot;;[.C805]*-1+[.D804];[.D804]))" office:value-type="float" office:value="689" calcext:value-type="float">
            <text:p>689</text:p>
          </table:table-cell>
          <table:table-cell table:formula="of:=IF([.B805]=&quot;forward&quot;;[.E804]+[.C805];[.E804])" office:value-type="float" office:value="1491" calcext:value-type="float">
            <text:p>1491</text:p>
          </table:table-cell>
          <table:table-cell table:formula="of:=IF([.B805]=&quot;forward&quot;;[.F804]+[.D805]*[.C805];[.F804])" office:value-type="float" office:value="517107" calcext:value-type="float">
            <text:p>51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806]=&quot;down&quot;;[.C806]+[.D805];IF([.B806]=&quot;up&quot;;[.C806]*-1+[.D805];[.D805]))" office:value-type="float" office:value="682" calcext:value-type="float">
            <text:p>682</text:p>
          </table:table-cell>
          <table:table-cell table:formula="of:=IF([.B806]=&quot;forward&quot;;[.E805]+[.C806];[.E805])" office:value-type="float" office:value="1491" calcext:value-type="float">
            <text:p>1491</text:p>
          </table:table-cell>
          <table:table-cell table:formula="of:=IF([.B806]=&quot;forward&quot;;[.F805]+[.D806]*[.C806];[.F805])" office:value-type="float" office:value="517107" calcext:value-type="float">
            <text:p>51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807]=&quot;down&quot;;[.C807]+[.D806];IF([.B807]=&quot;up&quot;;[.C807]*-1+[.D806];[.D806]))" office:value-type="float" office:value="682" calcext:value-type="float">
            <text:p>682</text:p>
          </table:table-cell>
          <table:table-cell table:formula="of:=IF([.B807]=&quot;forward&quot;;[.E806]+[.C807];[.E806])" office:value-type="float" office:value="1495" calcext:value-type="float">
            <text:p>1495</text:p>
          </table:table-cell>
          <table:table-cell table:formula="of:=IF([.B807]=&quot;forward&quot;;[.F806]+[.D807]*[.C807];[.F806])" office:value-type="float" office:value="519835" calcext:value-type="float">
            <text:p>519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808]=&quot;down&quot;;[.C808]+[.D807];IF([.B808]=&quot;up&quot;;[.C808]*-1+[.D807];[.D807]))" office:value-type="float" office:value="675" calcext:value-type="float">
            <text:p>675</text:p>
          </table:table-cell>
          <table:table-cell table:formula="of:=IF([.B808]=&quot;forward&quot;;[.E807]+[.C808];[.E807])" office:value-type="float" office:value="1495" calcext:value-type="float">
            <text:p>1495</text:p>
          </table:table-cell>
          <table:table-cell table:formula="of:=IF([.B808]=&quot;forward&quot;;[.F807]+[.D808]*[.C808];[.F807])" office:value-type="float" office:value="519835" calcext:value-type="float">
            <text:p>5198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809]=&quot;down&quot;;[.C809]+[.D808];IF([.B809]=&quot;up&quot;;[.C809]*-1+[.D808];[.D808]))" office:value-type="float" office:value="675" calcext:value-type="float">
            <text:p>675</text:p>
          </table:table-cell>
          <table:table-cell table:formula="of:=IF([.B809]=&quot;forward&quot;;[.E808]+[.C809];[.E808])" office:value-type="float" office:value="1501" calcext:value-type="float">
            <text:p>1501</text:p>
          </table:table-cell>
          <table:table-cell table:formula="of:=IF([.B809]=&quot;forward&quot;;[.F808]+[.D809]*[.C809];[.F808])" office:value-type="float" office:value="523885" calcext:value-type="float">
            <text:p>523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810]=&quot;down&quot;;[.C810]+[.D809];IF([.B810]=&quot;up&quot;;[.C810]*-1+[.D809];[.D809]))" office:value-type="float" office:value="675" calcext:value-type="float">
            <text:p>675</text:p>
          </table:table-cell>
          <table:table-cell table:formula="of:=IF([.B810]=&quot;forward&quot;;[.E809]+[.C810];[.E809])" office:value-type="float" office:value="1509" calcext:value-type="float">
            <text:p>1509</text:p>
          </table:table-cell>
          <table:table-cell table:formula="of:=IF([.B810]=&quot;forward&quot;;[.F809]+[.D810]*[.C810];[.F809])" office:value-type="float" office:value="529285" calcext:value-type="float">
            <text:p>529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811]=&quot;down&quot;;[.C811]+[.D810];IF([.B811]=&quot;up&quot;;[.C811]*-1+[.D810];[.D810]))" office:value-type="float" office:value="675" calcext:value-type="float">
            <text:p>675</text:p>
          </table:table-cell>
          <table:table-cell table:formula="of:=IF([.B811]=&quot;forward&quot;;[.E810]+[.C811];[.E810])" office:value-type="float" office:value="1511" calcext:value-type="float">
            <text:p>1511</text:p>
          </table:table-cell>
          <table:table-cell table:formula="of:=IF([.B811]=&quot;forward&quot;;[.F810]+[.D811]*[.C811];[.F810])" office:value-type="float" office:value="530635" calcext:value-type="float">
            <text:p>5306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812]=&quot;down&quot;;[.C812]+[.D811];IF([.B812]=&quot;up&quot;;[.C812]*-1+[.D811];[.D811]))" office:value-type="float" office:value="675" calcext:value-type="float">
            <text:p>675</text:p>
          </table:table-cell>
          <table:table-cell table:formula="of:=IF([.B812]=&quot;forward&quot;;[.E811]+[.C812];[.E811])" office:value-type="float" office:value="1519" calcext:value-type="float">
            <text:p>1519</text:p>
          </table:table-cell>
          <table:table-cell table:formula="of:=IF([.B812]=&quot;forward&quot;;[.F811]+[.D812]*[.C812];[.F811])" office:value-type="float" office:value="536035" calcext:value-type="float">
            <text:p>536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813]=&quot;down&quot;;[.C813]+[.D812];IF([.B813]=&quot;up&quot;;[.C813]*-1+[.D812];[.D812]))" office:value-type="float" office:value="667" calcext:value-type="float">
            <text:p>667</text:p>
          </table:table-cell>
          <table:table-cell table:formula="of:=IF([.B813]=&quot;forward&quot;;[.E812]+[.C813];[.E812])" office:value-type="float" office:value="1519" calcext:value-type="float">
            <text:p>1519</text:p>
          </table:table-cell>
          <table:table-cell table:formula="of:=IF([.B813]=&quot;forward&quot;;[.F812]+[.D813]*[.C813];[.F812])" office:value-type="float" office:value="536035" calcext:value-type="float">
            <text:p>536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814]=&quot;down&quot;;[.C814]+[.D813];IF([.B814]=&quot;up&quot;;[.C814]*-1+[.D813];[.D813]))" office:value-type="float" office:value="670" calcext:value-type="float">
            <text:p>670</text:p>
          </table:table-cell>
          <table:table-cell table:formula="of:=IF([.B814]=&quot;forward&quot;;[.E813]+[.C814];[.E813])" office:value-type="float" office:value="1519" calcext:value-type="float">
            <text:p>1519</text:p>
          </table:table-cell>
          <table:table-cell table:formula="of:=IF([.B814]=&quot;forward&quot;;[.F813]+[.D814]*[.C814];[.F813])" office:value-type="float" office:value="536035" calcext:value-type="float">
            <text:p>536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815]=&quot;down&quot;;[.C815]+[.D814];IF([.B815]=&quot;up&quot;;[.C815]*-1+[.D814];[.D814]))" office:value-type="float" office:value="670" calcext:value-type="float">
            <text:p>670</text:p>
          </table:table-cell>
          <table:table-cell table:formula="of:=IF([.B815]=&quot;forward&quot;;[.E814]+[.C815];[.E814])" office:value-type="float" office:value="1526" calcext:value-type="float">
            <text:p>1526</text:p>
          </table:table-cell>
          <table:table-cell table:formula="of:=IF([.B815]=&quot;forward&quot;;[.F814]+[.D815]*[.C815];[.F814])" office:value-type="float" office:value="540725" calcext:value-type="float">
            <text:p>540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816]=&quot;down&quot;;[.C816]+[.D815];IF([.B816]=&quot;up&quot;;[.C816]*-1+[.D815];[.D815]))" office:value-type="float" office:value="679" calcext:value-type="float">
            <text:p>679</text:p>
          </table:table-cell>
          <table:table-cell table:formula="of:=IF([.B816]=&quot;forward&quot;;[.E815]+[.C816];[.E815])" office:value-type="float" office:value="1526" calcext:value-type="float">
            <text:p>1526</text:p>
          </table:table-cell>
          <table:table-cell table:formula="of:=IF([.B816]=&quot;forward&quot;;[.F815]+[.D816]*[.C816];[.F815])" office:value-type="float" office:value="540725" calcext:value-type="float">
            <text:p>540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817]=&quot;down&quot;;[.C817]+[.D816];IF([.B817]=&quot;up&quot;;[.C817]*-1+[.D816];[.D816]))" office:value-type="float" office:value="679" calcext:value-type="float">
            <text:p>679</text:p>
          </table:table-cell>
          <table:table-cell table:formula="of:=IF([.B817]=&quot;forward&quot;;[.E816]+[.C817];[.E816])" office:value-type="float" office:value="1535" calcext:value-type="float">
            <text:p>1535</text:p>
          </table:table-cell>
          <table:table-cell table:formula="of:=IF([.B817]=&quot;forward&quot;;[.F816]+[.D817]*[.C817];[.F816])" office:value-type="float" office:value="546836" calcext:value-type="float">
            <text:p>5468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818]=&quot;down&quot;;[.C818]+[.D817];IF([.B818]=&quot;up&quot;;[.C818]*-1+[.D817];[.D817]))" office:value-type="float" office:value="679" calcext:value-type="float">
            <text:p>679</text:p>
          </table:table-cell>
          <table:table-cell table:formula="of:=IF([.B818]=&quot;forward&quot;;[.E817]+[.C818];[.E817])" office:value-type="float" office:value="1541" calcext:value-type="float">
            <text:p>1541</text:p>
          </table:table-cell>
          <table:table-cell table:formula="of:=IF([.B818]=&quot;forward&quot;;[.F817]+[.D818]*[.C818];[.F817])" office:value-type="float" office:value="550910" calcext:value-type="float">
            <text:p>550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819]=&quot;down&quot;;[.C819]+[.D818];IF([.B819]=&quot;up&quot;;[.C819]*-1+[.D818];[.D818]))" office:value-type="float" office:value="676" calcext:value-type="float">
            <text:p>676</text:p>
          </table:table-cell>
          <table:table-cell table:formula="of:=IF([.B819]=&quot;forward&quot;;[.E818]+[.C819];[.E818])" office:value-type="float" office:value="1541" calcext:value-type="float">
            <text:p>1541</text:p>
          </table:table-cell>
          <table:table-cell table:formula="of:=IF([.B819]=&quot;forward&quot;;[.F818]+[.D819]*[.C819];[.F818])" office:value-type="float" office:value="550910" calcext:value-type="float">
            <text:p>550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820]=&quot;down&quot;;[.C820]+[.D819];IF([.B820]=&quot;up&quot;;[.C820]*-1+[.D819];[.D819]))" office:value-type="float" office:value="680" calcext:value-type="float">
            <text:p>680</text:p>
          </table:table-cell>
          <table:table-cell table:formula="of:=IF([.B820]=&quot;forward&quot;;[.E819]+[.C820];[.E819])" office:value-type="float" office:value="1541" calcext:value-type="float">
            <text:p>1541</text:p>
          </table:table-cell>
          <table:table-cell table:formula="of:=IF([.B820]=&quot;forward&quot;;[.F819]+[.D820]*[.C820];[.F819])" office:value-type="float" office:value="550910" calcext:value-type="float">
            <text:p>550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821]=&quot;down&quot;;[.C821]+[.D820];IF([.B821]=&quot;up&quot;;[.C821]*-1+[.D820];[.D820]))" office:value-type="float" office:value="683" calcext:value-type="float">
            <text:p>683</text:p>
          </table:table-cell>
          <table:table-cell table:formula="of:=IF([.B821]=&quot;forward&quot;;[.E820]+[.C821];[.E820])" office:value-type="float" office:value="1541" calcext:value-type="float">
            <text:p>1541</text:p>
          </table:table-cell>
          <table:table-cell table:formula="of:=IF([.B821]=&quot;forward&quot;;[.F820]+[.D821]*[.C821];[.F820])" office:value-type="float" office:value="550910" calcext:value-type="float">
            <text:p>550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822]=&quot;down&quot;;[.C822]+[.D821];IF([.B822]=&quot;up&quot;;[.C822]*-1+[.D821];[.D821]))" office:value-type="float" office:value="683" calcext:value-type="float">
            <text:p>683</text:p>
          </table:table-cell>
          <table:table-cell table:formula="of:=IF([.B822]=&quot;forward&quot;;[.E821]+[.C822];[.E821])" office:value-type="float" office:value="1547" calcext:value-type="float">
            <text:p>1547</text:p>
          </table:table-cell>
          <table:table-cell table:formula="of:=IF([.B822]=&quot;forward&quot;;[.F821]+[.D822]*[.C822];[.F821])" office:value-type="float" office:value="555008" calcext:value-type="float">
            <text:p>555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823]=&quot;down&quot;;[.C823]+[.D822];IF([.B823]=&quot;up&quot;;[.C823]*-1+[.D822];[.D822]))" office:value-type="float" office:value="683" calcext:value-type="float">
            <text:p>683</text:p>
          </table:table-cell>
          <table:table-cell table:formula="of:=IF([.B823]=&quot;forward&quot;;[.E822]+[.C823];[.E822])" office:value-type="float" office:value="1549" calcext:value-type="float">
            <text:p>1549</text:p>
          </table:table-cell>
          <table:table-cell table:formula="of:=IF([.B823]=&quot;forward&quot;;[.F822]+[.D823]*[.C823];[.F822])" office:value-type="float" office:value="556374" calcext:value-type="float">
            <text:p>556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824]=&quot;down&quot;;[.C824]+[.D823];IF([.B824]=&quot;up&quot;;[.C824]*-1+[.D823];[.D823]))" office:value-type="float" office:value="683" calcext:value-type="float">
            <text:p>683</text:p>
          </table:table-cell>
          <table:table-cell table:formula="of:=IF([.B824]=&quot;forward&quot;;[.E823]+[.C824];[.E823])" office:value-type="float" office:value="1552" calcext:value-type="float">
            <text:p>1552</text:p>
          </table:table-cell>
          <table:table-cell table:formula="of:=IF([.B824]=&quot;forward&quot;;[.F823]+[.D824]*[.C824];[.F823])" office:value-type="float" office:value="558423" calcext:value-type="float">
            <text:p>558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825]=&quot;down&quot;;[.C825]+[.D824];IF([.B825]=&quot;up&quot;;[.C825]*-1+[.D824];[.D824]))" office:value-type="float" office:value="691" calcext:value-type="float">
            <text:p>691</text:p>
          </table:table-cell>
          <table:table-cell table:formula="of:=IF([.B825]=&quot;forward&quot;;[.E824]+[.C825];[.E824])" office:value-type="float" office:value="1552" calcext:value-type="float">
            <text:p>1552</text:p>
          </table:table-cell>
          <table:table-cell table:formula="of:=IF([.B825]=&quot;forward&quot;;[.F824]+[.D825]*[.C825];[.F824])" office:value-type="float" office:value="558423" calcext:value-type="float">
            <text:p>558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826]=&quot;down&quot;;[.C826]+[.D825];IF([.B826]=&quot;up&quot;;[.C826]*-1+[.D825];[.D825]))" office:value-type="float" office:value="691" calcext:value-type="float">
            <text:p>691</text:p>
          </table:table-cell>
          <table:table-cell table:formula="of:=IF([.B826]=&quot;forward&quot;;[.E825]+[.C826];[.E825])" office:value-type="float" office:value="1553" calcext:value-type="float">
            <text:p>1553</text:p>
          </table:table-cell>
          <table:table-cell table:formula="of:=IF([.B826]=&quot;forward&quot;;[.F825]+[.D826]*[.C826];[.F825])" office:value-type="float" office:value="559114" calcext:value-type="float">
            <text:p>559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827]=&quot;down&quot;;[.C827]+[.D826];IF([.B827]=&quot;up&quot;;[.C827]*-1+[.D826];[.D826]))" office:value-type="float" office:value="691" calcext:value-type="float">
            <text:p>691</text:p>
          </table:table-cell>
          <table:table-cell table:formula="of:=IF([.B827]=&quot;forward&quot;;[.E826]+[.C827];[.E826])" office:value-type="float" office:value="1558" calcext:value-type="float">
            <text:p>1558</text:p>
          </table:table-cell>
          <table:table-cell table:formula="of:=IF([.B827]=&quot;forward&quot;;[.F826]+[.D827]*[.C827];[.F826])" office:value-type="float" office:value="562569" calcext:value-type="float">
            <text:p>562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828]=&quot;down&quot;;[.C828]+[.D827];IF([.B828]=&quot;up&quot;;[.C828]*-1+[.D827];[.D827]))" office:value-type="float" office:value="688" calcext:value-type="float">
            <text:p>688</text:p>
          </table:table-cell>
          <table:table-cell table:formula="of:=IF([.B828]=&quot;forward&quot;;[.E827]+[.C828];[.E827])" office:value-type="float" office:value="1558" calcext:value-type="float">
            <text:p>1558</text:p>
          </table:table-cell>
          <table:table-cell table:formula="of:=IF([.B828]=&quot;forward&quot;;[.F827]+[.D828]*[.C828];[.F827])" office:value-type="float" office:value="562569" calcext:value-type="float">
            <text:p>562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829]=&quot;down&quot;;[.C829]+[.D828];IF([.B829]=&quot;up&quot;;[.C829]*-1+[.D828];[.D828]))" office:value-type="float" office:value="696" calcext:value-type="float">
            <text:p>696</text:p>
          </table:table-cell>
          <table:table-cell table:formula="of:=IF([.B829]=&quot;forward&quot;;[.E828]+[.C829];[.E828])" office:value-type="float" office:value="1558" calcext:value-type="float">
            <text:p>1558</text:p>
          </table:table-cell>
          <table:table-cell table:formula="of:=IF([.B829]=&quot;forward&quot;;[.F828]+[.D829]*[.C829];[.F828])" office:value-type="float" office:value="562569" calcext:value-type="float">
            <text:p>562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830]=&quot;down&quot;;[.C830]+[.D829];IF([.B830]=&quot;up&quot;;[.C830]*-1+[.D829];[.D829]))" office:value-type="float" office:value="696" calcext:value-type="float">
            <text:p>696</text:p>
          </table:table-cell>
          <table:table-cell table:formula="of:=IF([.B830]=&quot;forward&quot;;[.E829]+[.C830];[.E829])" office:value-type="float" office:value="1565" calcext:value-type="float">
            <text:p>1565</text:p>
          </table:table-cell>
          <table:table-cell table:formula="of:=IF([.B830]=&quot;forward&quot;;[.F829]+[.D830]*[.C830];[.F829])" office:value-type="float" office:value="567441" calcext:value-type="float">
            <text:p>5674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831]=&quot;down&quot;;[.C831]+[.D830];IF([.B831]=&quot;up&quot;;[.C831]*-1+[.D830];[.D830]))" office:value-type="float" office:value="696" calcext:value-type="float">
            <text:p>696</text:p>
          </table:table-cell>
          <table:table-cell table:formula="of:=IF([.B831]=&quot;forward&quot;;[.E830]+[.C831];[.E830])" office:value-type="float" office:value="1569" calcext:value-type="float">
            <text:p>1569</text:p>
          </table:table-cell>
          <table:table-cell table:formula="of:=IF([.B831]=&quot;forward&quot;;[.F830]+[.D831]*[.C831];[.F830])" office:value-type="float" office:value="570225" calcext:value-type="float">
            <text:p>57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832]=&quot;down&quot;;[.C832]+[.D831];IF([.B832]=&quot;up&quot;;[.C832]*-1+[.D831];[.D831]))" office:value-type="float" office:value="699" calcext:value-type="float">
            <text:p>699</text:p>
          </table:table-cell>
          <table:table-cell table:formula="of:=IF([.B832]=&quot;forward&quot;;[.E831]+[.C832];[.E831])" office:value-type="float" office:value="1569" calcext:value-type="float">
            <text:p>1569</text:p>
          </table:table-cell>
          <table:table-cell table:formula="of:=IF([.B832]=&quot;forward&quot;;[.F831]+[.D832]*[.C832];[.F831])" office:value-type="float" office:value="570225" calcext:value-type="float">
            <text:p>570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833]=&quot;down&quot;;[.C833]+[.D832];IF([.B833]=&quot;up&quot;;[.C833]*-1+[.D832];[.D832]))" office:value-type="float" office:value="699" calcext:value-type="float">
            <text:p>699</text:p>
          </table:table-cell>
          <table:table-cell table:formula="of:=IF([.B833]=&quot;forward&quot;;[.E832]+[.C833];[.E832])" office:value-type="float" office:value="1571" calcext:value-type="float">
            <text:p>1571</text:p>
          </table:table-cell>
          <table:table-cell table:formula="of:=IF([.B833]=&quot;forward&quot;;[.F832]+[.D833]*[.C833];[.F832])" office:value-type="float" office:value="571623" calcext:value-type="float">
            <text:p>571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834]=&quot;down&quot;;[.C834]+[.D833];IF([.B834]=&quot;up&quot;;[.C834]*-1+[.D833];[.D833]))" office:value-type="float" office:value="708" calcext:value-type="float">
            <text:p>708</text:p>
          </table:table-cell>
          <table:table-cell table:formula="of:=IF([.B834]=&quot;forward&quot;;[.E833]+[.C834];[.E833])" office:value-type="float" office:value="1571" calcext:value-type="float">
            <text:p>1571</text:p>
          </table:table-cell>
          <table:table-cell table:formula="of:=IF([.B834]=&quot;forward&quot;;[.F833]+[.D834]*[.C834];[.F833])" office:value-type="float" office:value="571623" calcext:value-type="float">
            <text:p>571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835]=&quot;down&quot;;[.C835]+[.D834];IF([.B835]=&quot;up&quot;;[.C835]*-1+[.D834];[.D834]))" office:value-type="float" office:value="717" calcext:value-type="float">
            <text:p>717</text:p>
          </table:table-cell>
          <table:table-cell table:formula="of:=IF([.B835]=&quot;forward&quot;;[.E834]+[.C835];[.E834])" office:value-type="float" office:value="1571" calcext:value-type="float">
            <text:p>1571</text:p>
          </table:table-cell>
          <table:table-cell table:formula="of:=IF([.B835]=&quot;forward&quot;;[.F834]+[.D835]*[.C835];[.F834])" office:value-type="float" office:value="571623" calcext:value-type="float">
            <text:p>571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836]=&quot;down&quot;;[.C836]+[.D835];IF([.B836]=&quot;up&quot;;[.C836]*-1+[.D835];[.D835]))" office:value-type="float" office:value="717" calcext:value-type="float">
            <text:p>717</text:p>
          </table:table-cell>
          <table:table-cell table:formula="of:=IF([.B836]=&quot;forward&quot;;[.E835]+[.C836];[.E835])" office:value-type="float" office:value="1580" calcext:value-type="float">
            <text:p>1580</text:p>
          </table:table-cell>
          <table:table-cell table:formula="of:=IF([.B836]=&quot;forward&quot;;[.F835]+[.D836]*[.C836];[.F835])" office:value-type="float" office:value="578076" calcext:value-type="float">
            <text:p>578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837]=&quot;down&quot;;[.C837]+[.D836];IF([.B837]=&quot;up&quot;;[.C837]*-1+[.D836];[.D836]))" office:value-type="float" office:value="724" calcext:value-type="float">
            <text:p>724</text:p>
          </table:table-cell>
          <table:table-cell table:formula="of:=IF([.B837]=&quot;forward&quot;;[.E836]+[.C837];[.E836])" office:value-type="float" office:value="1580" calcext:value-type="float">
            <text:p>1580</text:p>
          </table:table-cell>
          <table:table-cell table:formula="of:=IF([.B837]=&quot;forward&quot;;[.F836]+[.D837]*[.C837];[.F836])" office:value-type="float" office:value="578076" calcext:value-type="float">
            <text:p>578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838]=&quot;down&quot;;[.C838]+[.D837];IF([.B838]=&quot;up&quot;;[.C838]*-1+[.D837];[.D837]))" office:value-type="float" office:value="724" calcext:value-type="float">
            <text:p>724</text:p>
          </table:table-cell>
          <table:table-cell table:formula="of:=IF([.B838]=&quot;forward&quot;;[.E837]+[.C838];[.E837])" office:value-type="float" office:value="1586" calcext:value-type="float">
            <text:p>1586</text:p>
          </table:table-cell>
          <table:table-cell table:formula="of:=IF([.B838]=&quot;forward&quot;;[.F837]+[.D838]*[.C838];[.F837])" office:value-type="float" office:value="582420" calcext:value-type="float">
            <text:p>5824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839]=&quot;down&quot;;[.C839]+[.D838];IF([.B839]=&quot;up&quot;;[.C839]*-1+[.D838];[.D838]))" office:value-type="float" office:value="724" calcext:value-type="float">
            <text:p>724</text:p>
          </table:table-cell>
          <table:table-cell table:formula="of:=IF([.B839]=&quot;forward&quot;;[.E838]+[.C839];[.E838])" office:value-type="float" office:value="1590" calcext:value-type="float">
            <text:p>1590</text:p>
          </table:table-cell>
          <table:table-cell table:formula="of:=IF([.B839]=&quot;forward&quot;;[.F838]+[.D839]*[.C839];[.F838])" office:value-type="float" office:value="585316" calcext:value-type="float">
            <text:p>585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840]=&quot;down&quot;;[.C840]+[.D839];IF([.B840]=&quot;up&quot;;[.C840]*-1+[.D839];[.D839]))" office:value-type="float" office:value="729" calcext:value-type="float">
            <text:p>729</text:p>
          </table:table-cell>
          <table:table-cell table:formula="of:=IF([.B840]=&quot;forward&quot;;[.E839]+[.C840];[.E839])" office:value-type="float" office:value="1590" calcext:value-type="float">
            <text:p>1590</text:p>
          </table:table-cell>
          <table:table-cell table:formula="of:=IF([.B840]=&quot;forward&quot;;[.F839]+[.D840]*[.C840];[.F839])" office:value-type="float" office:value="585316" calcext:value-type="float">
            <text:p>585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841]=&quot;down&quot;;[.C841]+[.D840];IF([.B841]=&quot;up&quot;;[.C841]*-1+[.D840];[.D840]))" office:value-type="float" office:value="729" calcext:value-type="float">
            <text:p>729</text:p>
          </table:table-cell>
          <table:table-cell table:formula="of:=IF([.B841]=&quot;forward&quot;;[.E840]+[.C841];[.E840])" office:value-type="float" office:value="1599" calcext:value-type="float">
            <text:p>1599</text:p>
          </table:table-cell>
          <table:table-cell table:formula="of:=IF([.B841]=&quot;forward&quot;;[.F840]+[.D841]*[.C841];[.F840])" office:value-type="float" office:value="591877" calcext:value-type="float">
            <text:p>591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842]=&quot;down&quot;;[.C842]+[.D841];IF([.B842]=&quot;up&quot;;[.C842]*-1+[.D841];[.D841]))" office:value-type="float" office:value="729" calcext:value-type="float">
            <text:p>729</text:p>
          </table:table-cell>
          <table:table-cell table:formula="of:=IF([.B842]=&quot;forward&quot;;[.E841]+[.C842];[.E841])" office:value-type="float" office:value="1602" calcext:value-type="float">
            <text:p>1602</text:p>
          </table:table-cell>
          <table:table-cell table:formula="of:=IF([.B842]=&quot;forward&quot;;[.F841]+[.D842]*[.C842];[.F841])" office:value-type="float" office:value="594064" calcext:value-type="float">
            <text:p>594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843]=&quot;down&quot;;[.C843]+[.D842];IF([.B843]=&quot;up&quot;;[.C843]*-1+[.D842];[.D842]))" office:value-type="float" office:value="730" calcext:value-type="float">
            <text:p>730</text:p>
          </table:table-cell>
          <table:table-cell table:formula="of:=IF([.B843]=&quot;forward&quot;;[.E842]+[.C843];[.E842])" office:value-type="float" office:value="1602" calcext:value-type="float">
            <text:p>1602</text:p>
          </table:table-cell>
          <table:table-cell table:formula="of:=IF([.B843]=&quot;forward&quot;;[.F842]+[.D843]*[.C843];[.F842])" office:value-type="float" office:value="594064" calcext:value-type="float">
            <text:p>594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844]=&quot;down&quot;;[.C844]+[.D843];IF([.B844]=&quot;up&quot;;[.C844]*-1+[.D843];[.D843]))" office:value-type="float" office:value="731" calcext:value-type="float">
            <text:p>731</text:p>
          </table:table-cell>
          <table:table-cell table:formula="of:=IF([.B844]=&quot;forward&quot;;[.E843]+[.C844];[.E843])" office:value-type="float" office:value="1602" calcext:value-type="float">
            <text:p>1602</text:p>
          </table:table-cell>
          <table:table-cell table:formula="of:=IF([.B844]=&quot;forward&quot;;[.F843]+[.D844]*[.C844];[.F843])" office:value-type="float" office:value="594064" calcext:value-type="float">
            <text:p>594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845]=&quot;down&quot;;[.C845]+[.D844];IF([.B845]=&quot;up&quot;;[.C845]*-1+[.D844];[.D844]))" office:value-type="float" office:value="738" calcext:value-type="float">
            <text:p>738</text:p>
          </table:table-cell>
          <table:table-cell table:formula="of:=IF([.B845]=&quot;forward&quot;;[.E844]+[.C845];[.E844])" office:value-type="float" office:value="1602" calcext:value-type="float">
            <text:p>1602</text:p>
          </table:table-cell>
          <table:table-cell table:formula="of:=IF([.B845]=&quot;forward&quot;;[.F844]+[.D845]*[.C845];[.F844])" office:value-type="float" office:value="594064" calcext:value-type="float">
            <text:p>594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846]=&quot;down&quot;;[.C846]+[.D845];IF([.B846]=&quot;up&quot;;[.C846]*-1+[.D845];[.D845]))" office:value-type="float" office:value="738" calcext:value-type="float">
            <text:p>738</text:p>
          </table:table-cell>
          <table:table-cell table:formula="of:=IF([.B846]=&quot;forward&quot;;[.E845]+[.C846];[.E845])" office:value-type="float" office:value="1610" calcext:value-type="float">
            <text:p>1610</text:p>
          </table:table-cell>
          <table:table-cell table:formula="of:=IF([.B846]=&quot;forward&quot;;[.F845]+[.D846]*[.C846];[.F845])" office:value-type="float" office:value="599968" calcext:value-type="float">
            <text:p>599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847]=&quot;down&quot;;[.C847]+[.D846];IF([.B847]=&quot;up&quot;;[.C847]*-1+[.D846];[.D846]))" office:value-type="float" office:value="741" calcext:value-type="float">
            <text:p>741</text:p>
          </table:table-cell>
          <table:table-cell table:formula="of:=IF([.B847]=&quot;forward&quot;;[.E846]+[.C847];[.E846])" office:value-type="float" office:value="1610" calcext:value-type="float">
            <text:p>1610</text:p>
          </table:table-cell>
          <table:table-cell table:formula="of:=IF([.B847]=&quot;forward&quot;;[.F846]+[.D847]*[.C847];[.F846])" office:value-type="float" office:value="599968" calcext:value-type="float">
            <text:p>599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848]=&quot;down&quot;;[.C848]+[.D847];IF([.B848]=&quot;up&quot;;[.C848]*-1+[.D847];[.D847]))" office:value-type="float" office:value="741" calcext:value-type="float">
            <text:p>741</text:p>
          </table:table-cell>
          <table:table-cell table:formula="of:=IF([.B848]=&quot;forward&quot;;[.E847]+[.C848];[.E847])" office:value-type="float" office:value="1617" calcext:value-type="float">
            <text:p>1617</text:p>
          </table:table-cell>
          <table:table-cell table:formula="of:=IF([.B848]=&quot;forward&quot;;[.F847]+[.D848]*[.C848];[.F847])" office:value-type="float" office:value="605155" calcext:value-type="float">
            <text:p>605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849]=&quot;down&quot;;[.C849]+[.D848];IF([.B849]=&quot;up&quot;;[.C849]*-1+[.D848];[.D848]))" office:value-type="float" office:value="741" calcext:value-type="float">
            <text:p>741</text:p>
          </table:table-cell>
          <table:table-cell table:formula="of:=IF([.B849]=&quot;forward&quot;;[.E848]+[.C849];[.E848])" office:value-type="float" office:value="1625" calcext:value-type="float">
            <text:p>1625</text:p>
          </table:table-cell>
          <table:table-cell table:formula="of:=IF([.B849]=&quot;forward&quot;;[.F848]+[.D849]*[.C849];[.F848])" office:value-type="float" office:value="611083" calcext:value-type="float">
            <text:p>611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850]=&quot;down&quot;;[.C850]+[.D849];IF([.B850]=&quot;up&quot;;[.C850]*-1+[.D849];[.D849]))" office:value-type="float" office:value="738" calcext:value-type="float">
            <text:p>738</text:p>
          </table:table-cell>
          <table:table-cell table:formula="of:=IF([.B850]=&quot;forward&quot;;[.E849]+[.C850];[.E849])" office:value-type="float" office:value="1625" calcext:value-type="float">
            <text:p>1625</text:p>
          </table:table-cell>
          <table:table-cell table:formula="of:=IF([.B850]=&quot;forward&quot;;[.F849]+[.D850]*[.C850];[.F849])" office:value-type="float" office:value="611083" calcext:value-type="float">
            <text:p>611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851]=&quot;down&quot;;[.C851]+[.D850];IF([.B851]=&quot;up&quot;;[.C851]*-1+[.D850];[.D850]))" office:value-type="float" office:value="738" calcext:value-type="float">
            <text:p>738</text:p>
          </table:table-cell>
          <table:table-cell table:formula="of:=IF([.B851]=&quot;forward&quot;;[.E850]+[.C851];[.E850])" office:value-type="float" office:value="1633" calcext:value-type="float">
            <text:p>1633</text:p>
          </table:table-cell>
          <table:table-cell table:formula="of:=IF([.B851]=&quot;forward&quot;;[.F850]+[.D851]*[.C851];[.F850])" office:value-type="float" office:value="616987" calcext:value-type="float">
            <text:p>616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852]=&quot;down&quot;;[.C852]+[.D851];IF([.B852]=&quot;up&quot;;[.C852]*-1+[.D851];[.D851]))" office:value-type="float" office:value="738" calcext:value-type="float">
            <text:p>738</text:p>
          </table:table-cell>
          <table:table-cell table:formula="of:=IF([.B852]=&quot;forward&quot;;[.E851]+[.C852];[.E851])" office:value-type="float" office:value="1641" calcext:value-type="float">
            <text:p>1641</text:p>
          </table:table-cell>
          <table:table-cell table:formula="of:=IF([.B852]=&quot;forward&quot;;[.F851]+[.D852]*[.C852];[.F851])" office:value-type="float" office:value="622891" calcext:value-type="float">
            <text:p>622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853]=&quot;down&quot;;[.C853]+[.D852];IF([.B853]=&quot;up&quot;;[.C853]*-1+[.D852];[.D852]))" office:value-type="float" office:value="732" calcext:value-type="float">
            <text:p>732</text:p>
          </table:table-cell>
          <table:table-cell table:formula="of:=IF([.B853]=&quot;forward&quot;;[.E852]+[.C853];[.E852])" office:value-type="float" office:value="1641" calcext:value-type="float">
            <text:p>1641</text:p>
          </table:table-cell>
          <table:table-cell table:formula="of:=IF([.B853]=&quot;forward&quot;;[.F852]+[.D853]*[.C853];[.F852])" office:value-type="float" office:value="622891" calcext:value-type="float">
            <text:p>622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854]=&quot;down&quot;;[.C854]+[.D853];IF([.B854]=&quot;up&quot;;[.C854]*-1+[.D853];[.D853]))" office:value-type="float" office:value="732" calcext:value-type="float">
            <text:p>732</text:p>
          </table:table-cell>
          <table:table-cell table:formula="of:=IF([.B854]=&quot;forward&quot;;[.E853]+[.C854];[.E853])" office:value-type="float" office:value="1643" calcext:value-type="float">
            <text:p>1643</text:p>
          </table:table-cell>
          <table:table-cell table:formula="of:=IF([.B854]=&quot;forward&quot;;[.F853]+[.D854]*[.C854];[.F853])" office:value-type="float" office:value="624355" calcext:value-type="float">
            <text:p>624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855]=&quot;down&quot;;[.C855]+[.D854];IF([.B855]=&quot;up&quot;;[.C855]*-1+[.D854];[.D854]))" office:value-type="float" office:value="735" calcext:value-type="float">
            <text:p>735</text:p>
          </table:table-cell>
          <table:table-cell table:formula="of:=IF([.B855]=&quot;forward&quot;;[.E854]+[.C855];[.E854])" office:value-type="float" office:value="1643" calcext:value-type="float">
            <text:p>1643</text:p>
          </table:table-cell>
          <table:table-cell table:formula="of:=IF([.B855]=&quot;forward&quot;;[.F854]+[.D855]*[.C855];[.F854])" office:value-type="float" office:value="624355" calcext:value-type="float">
            <text:p>624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856]=&quot;down&quot;;[.C856]+[.D855];IF([.B856]=&quot;up&quot;;[.C856]*-1+[.D855];[.D855]))" office:value-type="float" office:value="739" calcext:value-type="float">
            <text:p>739</text:p>
          </table:table-cell>
          <table:table-cell table:formula="of:=IF([.B856]=&quot;forward&quot;;[.E855]+[.C856];[.E855])" office:value-type="float" office:value="1643" calcext:value-type="float">
            <text:p>1643</text:p>
          </table:table-cell>
          <table:table-cell table:formula="of:=IF([.B856]=&quot;forward&quot;;[.F855]+[.D856]*[.C856];[.F855])" office:value-type="float" office:value="624355" calcext:value-type="float">
            <text:p>624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857]=&quot;down&quot;;[.C857]+[.D856];IF([.B857]=&quot;up&quot;;[.C857]*-1+[.D856];[.D856]))" office:value-type="float" office:value="739" calcext:value-type="float">
            <text:p>739</text:p>
          </table:table-cell>
          <table:table-cell table:formula="of:=IF([.B857]=&quot;forward&quot;;[.E856]+[.C857];[.E856])" office:value-type="float" office:value="1652" calcext:value-type="float">
            <text:p>1652</text:p>
          </table:table-cell>
          <table:table-cell table:formula="of:=IF([.B857]=&quot;forward&quot;;[.F856]+[.D857]*[.C857];[.F856])" office:value-type="float" office:value="631006" calcext:value-type="float">
            <text:p>631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858]=&quot;down&quot;;[.C858]+[.D857];IF([.B858]=&quot;up&quot;;[.C858]*-1+[.D857];[.D857]))" office:value-type="float" office:value="731" calcext:value-type="float">
            <text:p>731</text:p>
          </table:table-cell>
          <table:table-cell table:formula="of:=IF([.B858]=&quot;forward&quot;;[.E857]+[.C858];[.E857])" office:value-type="float" office:value="1652" calcext:value-type="float">
            <text:p>1652</text:p>
          </table:table-cell>
          <table:table-cell table:formula="of:=IF([.B858]=&quot;forward&quot;;[.F857]+[.D858]*[.C858];[.F857])" office:value-type="float" office:value="631006" calcext:value-type="float">
            <text:p>631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859]=&quot;down&quot;;[.C859]+[.D858];IF([.B859]=&quot;up&quot;;[.C859]*-1+[.D858];[.D858]))" office:value-type="float" office:value="740" calcext:value-type="float">
            <text:p>740</text:p>
          </table:table-cell>
          <table:table-cell table:formula="of:=IF([.B859]=&quot;forward&quot;;[.E858]+[.C859];[.E858])" office:value-type="float" office:value="1652" calcext:value-type="float">
            <text:p>1652</text:p>
          </table:table-cell>
          <table:table-cell table:formula="of:=IF([.B859]=&quot;forward&quot;;[.F858]+[.D859]*[.C859];[.F858])" office:value-type="float" office:value="631006" calcext:value-type="float">
            <text:p>631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860]=&quot;down&quot;;[.C860]+[.D859];IF([.B860]=&quot;up&quot;;[.C860]*-1+[.D859];[.D859]))" office:value-type="float" office:value="740" calcext:value-type="float">
            <text:p>740</text:p>
          </table:table-cell>
          <table:table-cell table:formula="of:=IF([.B860]=&quot;forward&quot;;[.E859]+[.C860];[.E859])" office:value-type="float" office:value="1657" calcext:value-type="float">
            <text:p>1657</text:p>
          </table:table-cell>
          <table:table-cell table:formula="of:=IF([.B860]=&quot;forward&quot;;[.F859]+[.D860]*[.C860];[.F859])" office:value-type="float" office:value="634706" calcext:value-type="float">
            <text:p>634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861]=&quot;down&quot;;[.C861]+[.D860];IF([.B861]=&quot;up&quot;;[.C861]*-1+[.D860];[.D860]))" office:value-type="float" office:value="743" calcext:value-type="float">
            <text:p>743</text:p>
          </table:table-cell>
          <table:table-cell table:formula="of:=IF([.B861]=&quot;forward&quot;;[.E860]+[.C861];[.E860])" office:value-type="float" office:value="1657" calcext:value-type="float">
            <text:p>1657</text:p>
          </table:table-cell>
          <table:table-cell table:formula="of:=IF([.B861]=&quot;forward&quot;;[.F860]+[.D861]*[.C861];[.F860])" office:value-type="float" office:value="634706" calcext:value-type="float">
            <text:p>634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862]=&quot;down&quot;;[.C862]+[.D861];IF([.B862]=&quot;up&quot;;[.C862]*-1+[.D861];[.D861]))" office:value-type="float" office:value="736" calcext:value-type="float">
            <text:p>736</text:p>
          </table:table-cell>
          <table:table-cell table:formula="of:=IF([.B862]=&quot;forward&quot;;[.E861]+[.C862];[.E861])" office:value-type="float" office:value="1657" calcext:value-type="float">
            <text:p>1657</text:p>
          </table:table-cell>
          <table:table-cell table:formula="of:=IF([.B862]=&quot;forward&quot;;[.F861]+[.D862]*[.C862];[.F861])" office:value-type="float" office:value="634706" calcext:value-type="float">
            <text:p>6347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863]=&quot;down&quot;;[.C863]+[.D862];IF([.B863]=&quot;up&quot;;[.C863]*-1+[.D862];[.D862]))" office:value-type="float" office:value="736" calcext:value-type="float">
            <text:p>736</text:p>
          </table:table-cell>
          <table:table-cell table:formula="of:=IF([.B863]=&quot;forward&quot;;[.E862]+[.C863];[.E862])" office:value-type="float" office:value="1662" calcext:value-type="float">
            <text:p>1662</text:p>
          </table:table-cell>
          <table:table-cell table:formula="of:=IF([.B863]=&quot;forward&quot;;[.F862]+[.D863]*[.C863];[.F862])" office:value-type="float" office:value="638386" calcext:value-type="float">
            <text:p>638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864]=&quot;down&quot;;[.C864]+[.D863];IF([.B864]=&quot;up&quot;;[.C864]*-1+[.D863];[.D863]))" office:value-type="float" office:value="738" calcext:value-type="float">
            <text:p>738</text:p>
          </table:table-cell>
          <table:table-cell table:formula="of:=IF([.B864]=&quot;forward&quot;;[.E863]+[.C864];[.E863])" office:value-type="float" office:value="1662" calcext:value-type="float">
            <text:p>1662</text:p>
          </table:table-cell>
          <table:table-cell table:formula="of:=IF([.B864]=&quot;forward&quot;;[.F863]+[.D864]*[.C864];[.F863])" office:value-type="float" office:value="638386" calcext:value-type="float">
            <text:p>638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865]=&quot;down&quot;;[.C865]+[.D864];IF([.B865]=&quot;up&quot;;[.C865]*-1+[.D864];[.D864]))" office:value-type="float" office:value="738" calcext:value-type="float">
            <text:p>738</text:p>
          </table:table-cell>
          <table:table-cell table:formula="of:=IF([.B865]=&quot;forward&quot;;[.E864]+[.C865];[.E864])" office:value-type="float" office:value="1664" calcext:value-type="float">
            <text:p>1664</text:p>
          </table:table-cell>
          <table:table-cell table:formula="of:=IF([.B865]=&quot;forward&quot;;[.F864]+[.D865]*[.C865];[.F864])" office:value-type="float" office:value="639862" calcext:value-type="float">
            <text:p>639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866]=&quot;down&quot;;[.C866]+[.D865];IF([.B866]=&quot;up&quot;;[.C866]*-1+[.D865];[.D865]))" office:value-type="float" office:value="738" calcext:value-type="float">
            <text:p>738</text:p>
          </table:table-cell>
          <table:table-cell table:formula="of:=IF([.B866]=&quot;forward&quot;;[.E865]+[.C866];[.E865])" office:value-type="float" office:value="1665" calcext:value-type="float">
            <text:p>1665</text:p>
          </table:table-cell>
          <table:table-cell table:formula="of:=IF([.B866]=&quot;forward&quot;;[.F865]+[.D866]*[.C866];[.F865])" office:value-type="float" office:value="640600" calcext:value-type="float">
            <text:p>640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867]=&quot;down&quot;;[.C867]+[.D866];IF([.B867]=&quot;up&quot;;[.C867]*-1+[.D866];[.D866]))" office:value-type="float" office:value="744" calcext:value-type="float">
            <text:p>744</text:p>
          </table:table-cell>
          <table:table-cell table:formula="of:=IF([.B867]=&quot;forward&quot;;[.E866]+[.C867];[.E866])" office:value-type="float" office:value="1665" calcext:value-type="float">
            <text:p>1665</text:p>
          </table:table-cell>
          <table:table-cell table:formula="of:=IF([.B867]=&quot;forward&quot;;[.F866]+[.D867]*[.C867];[.F866])" office:value-type="float" office:value="640600" calcext:value-type="float">
            <text:p>640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868]=&quot;down&quot;;[.C868]+[.D867];IF([.B868]=&quot;up&quot;;[.C868]*-1+[.D867];[.D867]))" office:value-type="float" office:value="745" calcext:value-type="float">
            <text:p>745</text:p>
          </table:table-cell>
          <table:table-cell table:formula="of:=IF([.B868]=&quot;forward&quot;;[.E867]+[.C868];[.E867])" office:value-type="float" office:value="1665" calcext:value-type="float">
            <text:p>1665</text:p>
          </table:table-cell>
          <table:table-cell table:formula="of:=IF([.B868]=&quot;forward&quot;;[.F867]+[.D868]*[.C868];[.F867])" office:value-type="float" office:value="640600" calcext:value-type="float">
            <text:p>640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869]=&quot;down&quot;;[.C869]+[.D868];IF([.B869]=&quot;up&quot;;[.C869]*-1+[.D868];[.D868]))" office:value-type="float" office:value="741" calcext:value-type="float">
            <text:p>741</text:p>
          </table:table-cell>
          <table:table-cell table:formula="of:=IF([.B869]=&quot;forward&quot;;[.E868]+[.C869];[.E868])" office:value-type="float" office:value="1665" calcext:value-type="float">
            <text:p>1665</text:p>
          </table:table-cell>
          <table:table-cell table:formula="of:=IF([.B869]=&quot;forward&quot;;[.F868]+[.D869]*[.C869];[.F868])" office:value-type="float" office:value="640600" calcext:value-type="float">
            <text:p>640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870]=&quot;down&quot;;[.C870]+[.D869];IF([.B870]=&quot;up&quot;;[.C870]*-1+[.D869];[.D869]))" office:value-type="float" office:value="741" calcext:value-type="float">
            <text:p>741</text:p>
          </table:table-cell>
          <table:table-cell table:formula="of:=IF([.B870]=&quot;forward&quot;;[.E869]+[.C870];[.E869])" office:value-type="float" office:value="1669" calcext:value-type="float">
            <text:p>1669</text:p>
          </table:table-cell>
          <table:table-cell table:formula="of:=IF([.B870]=&quot;forward&quot;;[.F869]+[.D870]*[.C870];[.F869])" office:value-type="float" office:value="643564" calcext:value-type="float">
            <text:p>64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871]=&quot;down&quot;;[.C871]+[.D870];IF([.B871]=&quot;up&quot;;[.C871]*-1+[.D870];[.D870]))" office:value-type="float" office:value="748" calcext:value-type="float">
            <text:p>748</text:p>
          </table:table-cell>
          <table:table-cell table:formula="of:=IF([.B871]=&quot;forward&quot;;[.E870]+[.C871];[.E870])" office:value-type="float" office:value="1669" calcext:value-type="float">
            <text:p>1669</text:p>
          </table:table-cell>
          <table:table-cell table:formula="of:=IF([.B871]=&quot;forward&quot;;[.F870]+[.D871]*[.C871];[.F870])" office:value-type="float" office:value="643564" calcext:value-type="float">
            <text:p>64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3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B872]=&quot;down&quot;;[.C872]+[.D871];IF([.B872]=&quot;up&quot;;[.C872]*-1+[.D871];[.D871]))" office:value-type="float" office:value="745" calcext:value-type="float">
            <text:p>745</text:p>
          </table:table-cell>
          <table:table-cell table:formula="of:=IF([.B872]=&quot;forward&quot;;[.E871]+[.C872];[.E871])" office:value-type="float" office:value="1669" calcext:value-type="float">
            <text:p>1669</text:p>
          </table:table-cell>
          <table:table-cell table:formula="of:=IF([.B872]=&quot;forward&quot;;[.F871]+[.D872]*[.C872];[.F871])" office:value-type="float" office:value="643564" calcext:value-type="float">
            <text:p>64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873]=&quot;down&quot;;[.C873]+[.D872];IF([.B873]=&quot;up&quot;;[.C873]*-1+[.D872];[.D872]))" office:value-type="float" office:value="748" calcext:value-type="float">
            <text:p>748</text:p>
          </table:table-cell>
          <table:table-cell table:formula="of:=IF([.B873]=&quot;forward&quot;;[.E872]+[.C873];[.E872])" office:value-type="float" office:value="1669" calcext:value-type="float">
            <text:p>1669</text:p>
          </table:table-cell>
          <table:table-cell table:formula="of:=IF([.B873]=&quot;forward&quot;;[.F872]+[.D873]*[.C873];[.F872])" office:value-type="float" office:value="643564" calcext:value-type="float">
            <text:p>64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874]=&quot;down&quot;;[.C874]+[.D873];IF([.B874]=&quot;up&quot;;[.C874]*-1+[.D873];[.D873]))" office:value-type="float" office:value="748" calcext:value-type="float">
            <text:p>748</text:p>
          </table:table-cell>
          <table:table-cell table:formula="of:=IF([.B874]=&quot;forward&quot;;[.E873]+[.C874];[.E873])" office:value-type="float" office:value="1673" calcext:value-type="float">
            <text:p>1673</text:p>
          </table:table-cell>
          <table:table-cell table:formula="of:=IF([.B874]=&quot;forward&quot;;[.F873]+[.D874]*[.C874];[.F873])" office:value-type="float" office:value="646556" calcext:value-type="float">
            <text:p>646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875]=&quot;down&quot;;[.C875]+[.D874];IF([.B875]=&quot;up&quot;;[.C875]*-1+[.D874];[.D874]))" office:value-type="float" office:value="748" calcext:value-type="float">
            <text:p>748</text:p>
          </table:table-cell>
          <table:table-cell table:formula="of:=IF([.B875]=&quot;forward&quot;;[.E874]+[.C875];[.E874])" office:value-type="float" office:value="1675" calcext:value-type="float">
            <text:p>1675</text:p>
          </table:table-cell>
          <table:table-cell table:formula="of:=IF([.B875]=&quot;forward&quot;;[.F874]+[.D875]*[.C875];[.F874])" office:value-type="float" office:value="648052" calcext:value-type="float">
            <text:p>648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876]=&quot;down&quot;;[.C876]+[.D875];IF([.B876]=&quot;up&quot;;[.C876]*-1+[.D875];[.D875]))" office:value-type="float" office:value="748" calcext:value-type="float">
            <text:p>748</text:p>
          </table:table-cell>
          <table:table-cell table:formula="of:=IF([.B876]=&quot;forward&quot;;[.E875]+[.C876];[.E875])" office:value-type="float" office:value="1676" calcext:value-type="float">
            <text:p>1676</text:p>
          </table:table-cell>
          <table:table-cell table:formula="of:=IF([.B876]=&quot;forward&quot;;[.F875]+[.D876]*[.C876];[.F875])" office:value-type="float" office:value="648800" calcext:value-type="float">
            <text:p>648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877]=&quot;down&quot;;[.C877]+[.D876];IF([.B877]=&quot;up&quot;;[.C877]*-1+[.D876];[.D876]))" office:value-type="float" office:value="748" calcext:value-type="float">
            <text:p>748</text:p>
          </table:table-cell>
          <table:table-cell table:formula="of:=IF([.B877]=&quot;forward&quot;;[.E876]+[.C877];[.E876])" office:value-type="float" office:value="1685" calcext:value-type="float">
            <text:p>1685</text:p>
          </table:table-cell>
          <table:table-cell table:formula="of:=IF([.B877]=&quot;forward&quot;;[.F876]+[.D877]*[.C877];[.F876])" office:value-type="float" office:value="655532" calcext:value-type="float">
            <text:p>655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878]=&quot;down&quot;;[.C878]+[.D877];IF([.B878]=&quot;up&quot;;[.C878]*-1+[.D877];[.D877]))" office:value-type="float" office:value="748" calcext:value-type="float">
            <text:p>748</text:p>
          </table:table-cell>
          <table:table-cell table:formula="of:=IF([.B878]=&quot;forward&quot;;[.E877]+[.C878];[.E877])" office:value-type="float" office:value="1692" calcext:value-type="float">
            <text:p>1692</text:p>
          </table:table-cell>
          <table:table-cell table:formula="of:=IF([.B878]=&quot;forward&quot;;[.F877]+[.D878]*[.C878];[.F877])" office:value-type="float" office:value="660768" calcext:value-type="float">
            <text:p>660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879]=&quot;down&quot;;[.C879]+[.D878];IF([.B879]=&quot;up&quot;;[.C879]*-1+[.D878];[.D878]))" office:value-type="float" office:value="748" calcext:value-type="float">
            <text:p>748</text:p>
          </table:table-cell>
          <table:table-cell table:formula="of:=IF([.B879]=&quot;forward&quot;;[.E878]+[.C879];[.E878])" office:value-type="float" office:value="1701" calcext:value-type="float">
            <text:p>1701</text:p>
          </table:table-cell>
          <table:table-cell table:formula="of:=IF([.B879]=&quot;forward&quot;;[.F878]+[.D879]*[.C879];[.F878])" office:value-type="float" office:value="667500" calcext:value-type="float">
            <text:p>667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880]=&quot;down&quot;;[.C880]+[.D879];IF([.B880]=&quot;up&quot;;[.C880]*-1+[.D879];[.D879]))" office:value-type="float" office:value="749" calcext:value-type="float">
            <text:p>749</text:p>
          </table:table-cell>
          <table:table-cell table:formula="of:=IF([.B880]=&quot;forward&quot;;[.E879]+[.C880];[.E879])" office:value-type="float" office:value="1701" calcext:value-type="float">
            <text:p>1701</text:p>
          </table:table-cell>
          <table:table-cell table:formula="of:=IF([.B880]=&quot;forward&quot;;[.F879]+[.D880]*[.C880];[.F879])" office:value-type="float" office:value="667500" calcext:value-type="float">
            <text:p>667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881]=&quot;down&quot;;[.C881]+[.D880];IF([.B881]=&quot;up&quot;;[.C881]*-1+[.D880];[.D880]))" office:value-type="float" office:value="749" calcext:value-type="float">
            <text:p>749</text:p>
          </table:table-cell>
          <table:table-cell table:formula="of:=IF([.B881]=&quot;forward&quot;;[.E880]+[.C881];[.E880])" office:value-type="float" office:value="1707" calcext:value-type="float">
            <text:p>1707</text:p>
          </table:table-cell>
          <table:table-cell table:formula="of:=IF([.B881]=&quot;forward&quot;;[.F880]+[.D881]*[.C881];[.F880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882]=&quot;down&quot;;[.C882]+[.D881];IF([.B882]=&quot;up&quot;;[.C882]*-1+[.D881];[.D881]))" office:value-type="float" office:value="754" calcext:value-type="float">
            <text:p>754</text:p>
          </table:table-cell>
          <table:table-cell table:formula="of:=IF([.B882]=&quot;forward&quot;;[.E881]+[.C882];[.E881])" office:value-type="float" office:value="1707" calcext:value-type="float">
            <text:p>1707</text:p>
          </table:table-cell>
          <table:table-cell table:formula="of:=IF([.B882]=&quot;forward&quot;;[.F881]+[.D882]*[.C882];[.F881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883]=&quot;down&quot;;[.C883]+[.D882];IF([.B883]=&quot;up&quot;;[.C883]*-1+[.D882];[.D882]))" office:value-type="float" office:value="747" calcext:value-type="float">
            <text:p>747</text:p>
          </table:table-cell>
          <table:table-cell table:formula="of:=IF([.B883]=&quot;forward&quot;;[.E882]+[.C883];[.E882])" office:value-type="float" office:value="1707" calcext:value-type="float">
            <text:p>1707</text:p>
          </table:table-cell>
          <table:table-cell table:formula="of:=IF([.B883]=&quot;forward&quot;;[.F882]+[.D883]*[.C883];[.F882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884]=&quot;down&quot;;[.C884]+[.D883];IF([.B884]=&quot;up&quot;;[.C884]*-1+[.D883];[.D883]))" office:value-type="float" office:value="756" calcext:value-type="float">
            <text:p>756</text:p>
          </table:table-cell>
          <table:table-cell table:formula="of:=IF([.B884]=&quot;forward&quot;;[.E883]+[.C884];[.E883])" office:value-type="float" office:value="1707" calcext:value-type="float">
            <text:p>1707</text:p>
          </table:table-cell>
          <table:table-cell table:formula="of:=IF([.B884]=&quot;forward&quot;;[.F883]+[.D884]*[.C884];[.F883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885]=&quot;down&quot;;[.C885]+[.D884];IF([.B885]=&quot;up&quot;;[.C885]*-1+[.D884];[.D884]))" office:value-type="float" office:value="758" calcext:value-type="float">
            <text:p>758</text:p>
          </table:table-cell>
          <table:table-cell table:formula="of:=IF([.B885]=&quot;forward&quot;;[.E884]+[.C885];[.E884])" office:value-type="float" office:value="1707" calcext:value-type="float">
            <text:p>1707</text:p>
          </table:table-cell>
          <table:table-cell table:formula="of:=IF([.B885]=&quot;forward&quot;;[.F884]+[.D885]*[.C885];[.F884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886]=&quot;down&quot;;[.C886]+[.D885];IF([.B886]=&quot;up&quot;;[.C886]*-1+[.D885];[.D885]))" office:value-type="float" office:value="754" calcext:value-type="float">
            <text:p>754</text:p>
          </table:table-cell>
          <table:table-cell table:formula="of:=IF([.B886]=&quot;forward&quot;;[.E885]+[.C886];[.E885])" office:value-type="float" office:value="1707" calcext:value-type="float">
            <text:p>1707</text:p>
          </table:table-cell>
          <table:table-cell table:formula="of:=IF([.B886]=&quot;forward&quot;;[.F885]+[.D886]*[.C886];[.F885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887]=&quot;down&quot;;[.C887]+[.D886];IF([.B887]=&quot;up&quot;;[.C887]*-1+[.D886];[.D886]))" office:value-type="float" office:value="756" calcext:value-type="float">
            <text:p>756</text:p>
          </table:table-cell>
          <table:table-cell table:formula="of:=IF([.B887]=&quot;forward&quot;;[.E886]+[.C887];[.E886])" office:value-type="float" office:value="1707" calcext:value-type="float">
            <text:p>1707</text:p>
          </table:table-cell>
          <table:table-cell table:formula="of:=IF([.B887]=&quot;forward&quot;;[.F886]+[.D887]*[.C887];[.F886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888]=&quot;down&quot;;[.C888]+[.D887];IF([.B888]=&quot;up&quot;;[.C888]*-1+[.D887];[.D887]))" office:value-type="float" office:value="758" calcext:value-type="float">
            <text:p>758</text:p>
          </table:table-cell>
          <table:table-cell table:formula="of:=IF([.B888]=&quot;forward&quot;;[.E887]+[.C888];[.E887])" office:value-type="float" office:value="1707" calcext:value-type="float">
            <text:p>1707</text:p>
          </table:table-cell>
          <table:table-cell table:formula="of:=IF([.B888]=&quot;forward&quot;;[.F887]+[.D888]*[.C888];[.F887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889]=&quot;down&quot;;[.C889]+[.D888];IF([.B889]=&quot;up&quot;;[.C889]*-1+[.D888];[.D888]))" office:value-type="float" office:value="759" calcext:value-type="float">
            <text:p>759</text:p>
          </table:table-cell>
          <table:table-cell table:formula="of:=IF([.B889]=&quot;forward&quot;;[.E888]+[.C889];[.E888])" office:value-type="float" office:value="1707" calcext:value-type="float">
            <text:p>1707</text:p>
          </table:table-cell>
          <table:table-cell table:formula="of:=IF([.B889]=&quot;forward&quot;;[.F888]+[.D889]*[.C889];[.F888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890]=&quot;down&quot;;[.C890]+[.D889];IF([.B890]=&quot;up&quot;;[.C890]*-1+[.D889];[.D889]))" office:value-type="float" office:value="761" calcext:value-type="float">
            <text:p>761</text:p>
          </table:table-cell>
          <table:table-cell table:formula="of:=IF([.B890]=&quot;forward&quot;;[.E889]+[.C890];[.E889])" office:value-type="float" office:value="1707" calcext:value-type="float">
            <text:p>1707</text:p>
          </table:table-cell>
          <table:table-cell table:formula="of:=IF([.B890]=&quot;forward&quot;;[.F889]+[.D890]*[.C890];[.F889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891]=&quot;down&quot;;[.C891]+[.D890];IF([.B891]=&quot;up&quot;;[.C891]*-1+[.D890];[.D890]))" office:value-type="float" office:value="766" calcext:value-type="float">
            <text:p>766</text:p>
          </table:table-cell>
          <table:table-cell table:formula="of:=IF([.B891]=&quot;forward&quot;;[.E890]+[.C891];[.E890])" office:value-type="float" office:value="1707" calcext:value-type="float">
            <text:p>1707</text:p>
          </table:table-cell>
          <table:table-cell table:formula="of:=IF([.B891]=&quot;forward&quot;;[.F890]+[.D891]*[.C891];[.F890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892]=&quot;down&quot;;[.C892]+[.D891];IF([.B892]=&quot;up&quot;;[.C892]*-1+[.D891];[.D891]))" office:value-type="float" office:value="770" calcext:value-type="float">
            <text:p>770</text:p>
          </table:table-cell>
          <table:table-cell table:formula="of:=IF([.B892]=&quot;forward&quot;;[.E891]+[.C892];[.E891])" office:value-type="float" office:value="1707" calcext:value-type="float">
            <text:p>1707</text:p>
          </table:table-cell>
          <table:table-cell table:formula="of:=IF([.B892]=&quot;forward&quot;;[.F891]+[.D892]*[.C892];[.F891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893]=&quot;down&quot;;[.C893]+[.D892];IF([.B893]=&quot;up&quot;;[.C893]*-1+[.D892];[.D892]))" office:value-type="float" office:value="776" calcext:value-type="float">
            <text:p>776</text:p>
          </table:table-cell>
          <table:table-cell table:formula="of:=IF([.B893]=&quot;forward&quot;;[.E892]+[.C893];[.E892])" office:value-type="float" office:value="1707" calcext:value-type="float">
            <text:p>1707</text:p>
          </table:table-cell>
          <table:table-cell table:formula="of:=IF([.B893]=&quot;forward&quot;;[.F892]+[.D893]*[.C893];[.F892])" office:value-type="float" office:value="671994" calcext:value-type="float">
            <text:p>671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894]=&quot;down&quot;;[.C894]+[.D893];IF([.B894]=&quot;up&quot;;[.C894]*-1+[.D893];[.D893]))" office:value-type="float" office:value="776" calcext:value-type="float">
            <text:p>776</text:p>
          </table:table-cell>
          <table:table-cell table:formula="of:=IF([.B894]=&quot;forward&quot;;[.E893]+[.C894];[.E893])" office:value-type="float" office:value="1711" calcext:value-type="float">
            <text:p>1711</text:p>
          </table:table-cell>
          <table:table-cell table:formula="of:=IF([.B894]=&quot;forward&quot;;[.F893]+[.D894]*[.C894];[.F893])" office:value-type="float" office:value="675098" calcext:value-type="float">
            <text:p>6750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895]=&quot;down&quot;;[.C895]+[.D894];IF([.B895]=&quot;up&quot;;[.C895]*-1+[.D894];[.D894]))" office:value-type="float" office:value="776" calcext:value-type="float">
            <text:p>776</text:p>
          </table:table-cell>
          <table:table-cell table:formula="of:=IF([.B895]=&quot;forward&quot;;[.E894]+[.C895];[.E894])" office:value-type="float" office:value="1720" calcext:value-type="float">
            <text:p>1720</text:p>
          </table:table-cell>
          <table:table-cell table:formula="of:=IF([.B895]=&quot;forward&quot;;[.F894]+[.D895]*[.C895];[.F894])" office:value-type="float" office:value="682082" calcext:value-type="float">
            <text:p>682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896]=&quot;down&quot;;[.C896]+[.D895];IF([.B896]=&quot;up&quot;;[.C896]*-1+[.D895];[.D895]))" office:value-type="float" office:value="776" calcext:value-type="float">
            <text:p>776</text:p>
          </table:table-cell>
          <table:table-cell table:formula="of:=IF([.B896]=&quot;forward&quot;;[.E895]+[.C896];[.E895])" office:value-type="float" office:value="1726" calcext:value-type="float">
            <text:p>1726</text:p>
          </table:table-cell>
          <table:table-cell table:formula="of:=IF([.B896]=&quot;forward&quot;;[.F895]+[.D896]*[.C896];[.F895])" office:value-type="float" office:value="686738" calcext:value-type="float">
            <text:p>686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897]=&quot;down&quot;;[.C897]+[.D896];IF([.B897]=&quot;up&quot;;[.C897]*-1+[.D896];[.D896]))" office:value-type="float" office:value="776" calcext:value-type="float">
            <text:p>776</text:p>
          </table:table-cell>
          <table:table-cell table:formula="of:=IF([.B897]=&quot;forward&quot;;[.E896]+[.C897];[.E896])" office:value-type="float" office:value="1733" calcext:value-type="float">
            <text:p>1733</text:p>
          </table:table-cell>
          <table:table-cell table:formula="of:=IF([.B897]=&quot;forward&quot;;[.F896]+[.D897]*[.C897];[.F896])" office:value-type="float" office:value="692170" calcext:value-type="float">
            <text:p>692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898]=&quot;down&quot;;[.C898]+[.D897];IF([.B898]=&quot;up&quot;;[.C898]*-1+[.D897];[.D897]))" office:value-type="float" office:value="767" calcext:value-type="float">
            <text:p>767</text:p>
          </table:table-cell>
          <table:table-cell table:formula="of:=IF([.B898]=&quot;forward&quot;;[.E897]+[.C898];[.E897])" office:value-type="float" office:value="1733" calcext:value-type="float">
            <text:p>1733</text:p>
          </table:table-cell>
          <table:table-cell table:formula="of:=IF([.B898]=&quot;forward&quot;;[.F897]+[.D898]*[.C898];[.F897])" office:value-type="float" office:value="692170" calcext:value-type="float">
            <text:p>692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899]=&quot;down&quot;;[.C899]+[.D898];IF([.B899]=&quot;up&quot;;[.C899]*-1+[.D898];[.D898]))" office:value-type="float" office:value="765" calcext:value-type="float">
            <text:p>765</text:p>
          </table:table-cell>
          <table:table-cell table:formula="of:=IF([.B899]=&quot;forward&quot;;[.E898]+[.C899];[.E898])" office:value-type="float" office:value="1733" calcext:value-type="float">
            <text:p>1733</text:p>
          </table:table-cell>
          <table:table-cell table:formula="of:=IF([.B899]=&quot;forward&quot;;[.F898]+[.D899]*[.C899];[.F898])" office:value-type="float" office:value="692170" calcext:value-type="float">
            <text:p>692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900]=&quot;down&quot;;[.C900]+[.D899];IF([.B900]=&quot;up&quot;;[.C900]*-1+[.D899];[.D899]))" office:value-type="float" office:value="765" calcext:value-type="float">
            <text:p>765</text:p>
          </table:table-cell>
          <table:table-cell table:formula="of:=IF([.B900]=&quot;forward&quot;;[.E899]+[.C900];[.E899])" office:value-type="float" office:value="1740" calcext:value-type="float">
            <text:p>1740</text:p>
          </table:table-cell>
          <table:table-cell table:formula="of:=IF([.B900]=&quot;forward&quot;;[.F899]+[.D900]*[.C900];[.F899])" office:value-type="float" office:value="697525" calcext:value-type="float">
            <text:p>697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901]=&quot;down&quot;;[.C901]+[.D900];IF([.B901]=&quot;up&quot;;[.C901]*-1+[.D900];[.D900]))" office:value-type="float" office:value="765" calcext:value-type="float">
            <text:p>765</text:p>
          </table:table-cell>
          <table:table-cell table:formula="of:=IF([.B901]=&quot;forward&quot;;[.E900]+[.C901];[.E900])" office:value-type="float" office:value="1749" calcext:value-type="float">
            <text:p>1749</text:p>
          </table:table-cell>
          <table:table-cell table:formula="of:=IF([.B901]=&quot;forward&quot;;[.F900]+[.D901]*[.C901];[.F900])" office:value-type="float" office:value="704410" calcext:value-type="float">
            <text:p>704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902]=&quot;down&quot;;[.C902]+[.D901];IF([.B902]=&quot;up&quot;;[.C902]*-1+[.D901];[.D901]))" office:value-type="float" office:value="760" calcext:value-type="float">
            <text:p>760</text:p>
          </table:table-cell>
          <table:table-cell table:formula="of:=IF([.B902]=&quot;forward&quot;;[.E901]+[.C902];[.E901])" office:value-type="float" office:value="1749" calcext:value-type="float">
            <text:p>1749</text:p>
          </table:table-cell>
          <table:table-cell table:formula="of:=IF([.B902]=&quot;forward&quot;;[.F901]+[.D902]*[.C902];[.F901])" office:value-type="float" office:value="704410" calcext:value-type="float">
            <text:p>7044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903]=&quot;down&quot;;[.C903]+[.D902];IF([.B903]=&quot;up&quot;;[.C903]*-1+[.D902];[.D902]))" office:value-type="float" office:value="760" calcext:value-type="float">
            <text:p>760</text:p>
          </table:table-cell>
          <table:table-cell table:formula="of:=IF([.B903]=&quot;forward&quot;;[.E902]+[.C903];[.E902])" office:value-type="float" office:value="1751" calcext:value-type="float">
            <text:p>1751</text:p>
          </table:table-cell>
          <table:table-cell table:formula="of:=IF([.B903]=&quot;forward&quot;;[.F902]+[.D903]*[.C903];[.F902])" office:value-type="float" office:value="705930" calcext:value-type="float">
            <text:p>705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904]=&quot;down&quot;;[.C904]+[.D903];IF([.B904]=&quot;up&quot;;[.C904]*-1+[.D903];[.D903]))" office:value-type="float" office:value="755" calcext:value-type="float">
            <text:p>755</text:p>
          </table:table-cell>
          <table:table-cell table:formula="of:=IF([.B904]=&quot;forward&quot;;[.E903]+[.C904];[.E903])" office:value-type="float" office:value="1751" calcext:value-type="float">
            <text:p>1751</text:p>
          </table:table-cell>
          <table:table-cell table:formula="of:=IF([.B904]=&quot;forward&quot;;[.F903]+[.D904]*[.C904];[.F903])" office:value-type="float" office:value="705930" calcext:value-type="float">
            <text:p>705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905]=&quot;down&quot;;[.C905]+[.D904];IF([.B905]=&quot;up&quot;;[.C905]*-1+[.D904];[.D904]))" office:value-type="float" office:value="746" calcext:value-type="float">
            <text:p>746</text:p>
          </table:table-cell>
          <table:table-cell table:formula="of:=IF([.B905]=&quot;forward&quot;;[.E904]+[.C905];[.E904])" office:value-type="float" office:value="1751" calcext:value-type="float">
            <text:p>1751</text:p>
          </table:table-cell>
          <table:table-cell table:formula="of:=IF([.B905]=&quot;forward&quot;;[.F904]+[.D905]*[.C905];[.F904])" office:value-type="float" office:value="705930" calcext:value-type="float">
            <text:p>705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906]=&quot;down&quot;;[.C906]+[.D905];IF([.B906]=&quot;up&quot;;[.C906]*-1+[.D905];[.D905]))" office:value-type="float" office:value="746" calcext:value-type="float">
            <text:p>746</text:p>
          </table:table-cell>
          <table:table-cell table:formula="of:=IF([.B906]=&quot;forward&quot;;[.E905]+[.C906];[.E905])" office:value-type="float" office:value="1760" calcext:value-type="float">
            <text:p>1760</text:p>
          </table:table-cell>
          <table:table-cell table:formula="of:=IF([.B906]=&quot;forward&quot;;[.F905]+[.D906]*[.C906];[.F905])" office:value-type="float" office:value="712644" calcext:value-type="float">
            <text:p>712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907]=&quot;down&quot;;[.C907]+[.D906];IF([.B907]=&quot;up&quot;;[.C907]*-1+[.D906];[.D906]))" office:value-type="float" office:value="754" calcext:value-type="float">
            <text:p>754</text:p>
          </table:table-cell>
          <table:table-cell table:formula="of:=IF([.B907]=&quot;forward&quot;;[.E906]+[.C907];[.E906])" office:value-type="float" office:value="1760" calcext:value-type="float">
            <text:p>1760</text:p>
          </table:table-cell>
          <table:table-cell table:formula="of:=IF([.B907]=&quot;forward&quot;;[.F906]+[.D907]*[.C907];[.F906])" office:value-type="float" office:value="712644" calcext:value-type="float">
            <text:p>712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908]=&quot;down&quot;;[.C908]+[.D907];IF([.B908]=&quot;up&quot;;[.C908]*-1+[.D907];[.D907]))" office:value-type="float" office:value="754" calcext:value-type="float">
            <text:p>754</text:p>
          </table:table-cell>
          <table:table-cell table:formula="of:=IF([.B908]=&quot;forward&quot;;[.E907]+[.C908];[.E907])" office:value-type="float" office:value="1766" calcext:value-type="float">
            <text:p>1766</text:p>
          </table:table-cell>
          <table:table-cell table:formula="of:=IF([.B908]=&quot;forward&quot;;[.F907]+[.D908]*[.C908];[.F907])" office:value-type="float" office:value="717168" calcext:value-type="float">
            <text:p>717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909]=&quot;down&quot;;[.C909]+[.D908];IF([.B909]=&quot;up&quot;;[.C909]*-1+[.D908];[.D908]))" office:value-type="float" office:value="762" calcext:value-type="float">
            <text:p>762</text:p>
          </table:table-cell>
          <table:table-cell table:formula="of:=IF([.B909]=&quot;forward&quot;;[.E908]+[.C909];[.E908])" office:value-type="float" office:value="1766" calcext:value-type="float">
            <text:p>1766</text:p>
          </table:table-cell>
          <table:table-cell table:formula="of:=IF([.B909]=&quot;forward&quot;;[.F908]+[.D909]*[.C909];[.F908])" office:value-type="float" office:value="717168" calcext:value-type="float">
            <text:p>717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910]=&quot;down&quot;;[.C910]+[.D909];IF([.B910]=&quot;up&quot;;[.C910]*-1+[.D909];[.D909]))" office:value-type="float" office:value="762" calcext:value-type="float">
            <text:p>762</text:p>
          </table:table-cell>
          <table:table-cell table:formula="of:=IF([.B910]=&quot;forward&quot;;[.E909]+[.C910];[.E909])" office:value-type="float" office:value="1770" calcext:value-type="float">
            <text:p>1770</text:p>
          </table:table-cell>
          <table:table-cell table:formula="of:=IF([.B910]=&quot;forward&quot;;[.F909]+[.D910]*[.C910];[.F909])" office:value-type="float" office:value="720216" calcext:value-type="float">
            <text:p>720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911]=&quot;down&quot;;[.C911]+[.D910];IF([.B911]=&quot;up&quot;;[.C911]*-1+[.D910];[.D910]))" office:value-type="float" office:value="763" calcext:value-type="float">
            <text:p>763</text:p>
          </table:table-cell>
          <table:table-cell table:formula="of:=IF([.B911]=&quot;forward&quot;;[.E910]+[.C911];[.E910])" office:value-type="float" office:value="1770" calcext:value-type="float">
            <text:p>1770</text:p>
          </table:table-cell>
          <table:table-cell table:formula="of:=IF([.B911]=&quot;forward&quot;;[.F910]+[.D911]*[.C911];[.F910])" office:value-type="float" office:value="720216" calcext:value-type="float">
            <text:p>720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912]=&quot;down&quot;;[.C912]+[.D911];IF([.B912]=&quot;up&quot;;[.C912]*-1+[.D911];[.D911]))" office:value-type="float" office:value="767" calcext:value-type="float">
            <text:p>767</text:p>
          </table:table-cell>
          <table:table-cell table:formula="of:=IF([.B912]=&quot;forward&quot;;[.E911]+[.C912];[.E911])" office:value-type="float" office:value="1770" calcext:value-type="float">
            <text:p>1770</text:p>
          </table:table-cell>
          <table:table-cell table:formula="of:=IF([.B912]=&quot;forward&quot;;[.F911]+[.D912]*[.C912];[.F911])" office:value-type="float" office:value="720216" calcext:value-type="float">
            <text:p>720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913]=&quot;down&quot;;[.C913]+[.D912];IF([.B913]=&quot;up&quot;;[.C913]*-1+[.D912];[.D912]))" office:value-type="float" office:value="767" calcext:value-type="float">
            <text:p>767</text:p>
          </table:table-cell>
          <table:table-cell table:formula="of:=IF([.B913]=&quot;forward&quot;;[.E912]+[.C913];[.E912])" office:value-type="float" office:value="1774" calcext:value-type="float">
            <text:p>1774</text:p>
          </table:table-cell>
          <table:table-cell table:formula="of:=IF([.B913]=&quot;forward&quot;;[.F912]+[.D913]*[.C913];[.F912])" office:value-type="float" office:value="723284" calcext:value-type="float">
            <text:p>723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914]=&quot;down&quot;;[.C914]+[.D913];IF([.B914]=&quot;up&quot;;[.C914]*-1+[.D913];[.D913]))" office:value-type="float" office:value="770" calcext:value-type="float">
            <text:p>770</text:p>
          </table:table-cell>
          <table:table-cell table:formula="of:=IF([.B914]=&quot;forward&quot;;[.E913]+[.C914];[.E913])" office:value-type="float" office:value="1774" calcext:value-type="float">
            <text:p>1774</text:p>
          </table:table-cell>
          <table:table-cell table:formula="of:=IF([.B914]=&quot;forward&quot;;[.F913]+[.D914]*[.C914];[.F913])" office:value-type="float" office:value="723284" calcext:value-type="float">
            <text:p>723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915]=&quot;down&quot;;[.C915]+[.D914];IF([.B915]=&quot;up&quot;;[.C915]*-1+[.D914];[.D914]))" office:value-type="float" office:value="770" calcext:value-type="float">
            <text:p>770</text:p>
          </table:table-cell>
          <table:table-cell table:formula="of:=IF([.B915]=&quot;forward&quot;;[.E914]+[.C915];[.E914])" office:value-type="float" office:value="1778" calcext:value-type="float">
            <text:p>1778</text:p>
          </table:table-cell>
          <table:table-cell table:formula="of:=IF([.B915]=&quot;forward&quot;;[.F914]+[.D915]*[.C915];[.F914])" office:value-type="float" office:value="726364" calcext:value-type="float">
            <text:p>726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916]=&quot;down&quot;;[.C916]+[.D915];IF([.B916]=&quot;up&quot;;[.C916]*-1+[.D915];[.D915]))" office:value-type="float" office:value="770" calcext:value-type="float">
            <text:p>770</text:p>
          </table:table-cell>
          <table:table-cell table:formula="of:=IF([.B916]=&quot;forward&quot;;[.E915]+[.C916];[.E915])" office:value-type="float" office:value="1781" calcext:value-type="float">
            <text:p>1781</text:p>
          </table:table-cell>
          <table:table-cell table:formula="of:=IF([.B916]=&quot;forward&quot;;[.F915]+[.D916]*[.C916];[.F915])" office:value-type="float" office:value="728674" calcext:value-type="float">
            <text:p>728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917]=&quot;down&quot;;[.C917]+[.D916];IF([.B917]=&quot;up&quot;;[.C917]*-1+[.D916];[.D916]))" office:value-type="float" office:value="770" calcext:value-type="float">
            <text:p>770</text:p>
          </table:table-cell>
          <table:table-cell table:formula="of:=IF([.B917]=&quot;forward&quot;;[.E916]+[.C917];[.E916])" office:value-type="float" office:value="1790" calcext:value-type="float">
            <text:p>1790</text:p>
          </table:table-cell>
          <table:table-cell table:formula="of:=IF([.B917]=&quot;forward&quot;;[.F916]+[.D917]*[.C917];[.F916])" office:value-type="float" office:value="735604" calcext:value-type="float">
            <text:p>735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918]=&quot;down&quot;;[.C918]+[.D917];IF([.B918]=&quot;up&quot;;[.C918]*-1+[.D917];[.D917]))" office:value-type="float" office:value="775" calcext:value-type="float">
            <text:p>775</text:p>
          </table:table-cell>
          <table:table-cell table:formula="of:=IF([.B918]=&quot;forward&quot;;[.E917]+[.C918];[.E917])" office:value-type="float" office:value="1790" calcext:value-type="float">
            <text:p>1790</text:p>
          </table:table-cell>
          <table:table-cell table:formula="of:=IF([.B918]=&quot;forward&quot;;[.F917]+[.D918]*[.C918];[.F917])" office:value-type="float" office:value="735604" calcext:value-type="float">
            <text:p>735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919]=&quot;down&quot;;[.C919]+[.D918];IF([.B919]=&quot;up&quot;;[.C919]*-1+[.D918];[.D918]))" office:value-type="float" office:value="775" calcext:value-type="float">
            <text:p>775</text:p>
          </table:table-cell>
          <table:table-cell table:formula="of:=IF([.B919]=&quot;forward&quot;;[.E918]+[.C919];[.E918])" office:value-type="float" office:value="1793" calcext:value-type="float">
            <text:p>1793</text:p>
          </table:table-cell>
          <table:table-cell table:formula="of:=IF([.B919]=&quot;forward&quot;;[.F918]+[.D919]*[.C919];[.F918])" office:value-type="float" office:value="737929" calcext:value-type="float">
            <text:p>737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920]=&quot;down&quot;;[.C920]+[.D919];IF([.B920]=&quot;up&quot;;[.C920]*-1+[.D919];[.D919]))" office:value-type="float" office:value="775" calcext:value-type="float">
            <text:p>775</text:p>
          </table:table-cell>
          <table:table-cell table:formula="of:=IF([.B920]=&quot;forward&quot;;[.E919]+[.C920];[.E919])" office:value-type="float" office:value="1795" calcext:value-type="float">
            <text:p>1795</text:p>
          </table:table-cell>
          <table:table-cell table:formula="of:=IF([.B920]=&quot;forward&quot;;[.F919]+[.D920]*[.C920];[.F919])" office:value-type="float" office:value="739479" calcext:value-type="float">
            <text:p>739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921]=&quot;down&quot;;[.C921]+[.D920];IF([.B921]=&quot;up&quot;;[.C921]*-1+[.D920];[.D920]))" office:value-type="float" office:value="775" calcext:value-type="float">
            <text:p>775</text:p>
          </table:table-cell>
          <table:table-cell table:formula="of:=IF([.B921]=&quot;forward&quot;;[.E920]+[.C921];[.E920])" office:value-type="float" office:value="1804" calcext:value-type="float">
            <text:p>1804</text:p>
          </table:table-cell>
          <table:table-cell table:formula="of:=IF([.B921]=&quot;forward&quot;;[.F920]+[.D921]*[.C921];[.F920])" office:value-type="float" office:value="746454" calcext:value-type="float">
            <text:p>746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922]=&quot;down&quot;;[.C922]+[.D921];IF([.B922]=&quot;up&quot;;[.C922]*-1+[.D921];[.D921]))" office:value-type="float" office:value="775" calcext:value-type="float">
            <text:p>775</text:p>
          </table:table-cell>
          <table:table-cell table:formula="of:=IF([.B922]=&quot;forward&quot;;[.E921]+[.C922];[.E921])" office:value-type="float" office:value="1812" calcext:value-type="float">
            <text:p>1812</text:p>
          </table:table-cell>
          <table:table-cell table:formula="of:=IF([.B922]=&quot;forward&quot;;[.F921]+[.D922]*[.C922];[.F921])" office:value-type="float" office:value="752654" calcext:value-type="float">
            <text:p>75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923]=&quot;down&quot;;[.C923]+[.D922];IF([.B923]=&quot;up&quot;;[.C923]*-1+[.D922];[.D922]))" office:value-type="float" office:value="777" calcext:value-type="float">
            <text:p>777</text:p>
          </table:table-cell>
          <table:table-cell table:formula="of:=IF([.B923]=&quot;forward&quot;;[.E922]+[.C923];[.E922])" office:value-type="float" office:value="1812" calcext:value-type="float">
            <text:p>1812</text:p>
          </table:table-cell>
          <table:table-cell table:formula="of:=IF([.B923]=&quot;forward&quot;;[.F922]+[.D923]*[.C923];[.F922])" office:value-type="float" office:value="752654" calcext:value-type="float">
            <text:p>75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924]=&quot;down&quot;;[.C924]+[.D923];IF([.B924]=&quot;up&quot;;[.C924]*-1+[.D923];[.D923]))" office:value-type="float" office:value="777" calcext:value-type="float">
            <text:p>777</text:p>
          </table:table-cell>
          <table:table-cell table:formula="of:=IF([.B924]=&quot;forward&quot;;[.E923]+[.C924];[.E923])" office:value-type="float" office:value="1817" calcext:value-type="float">
            <text:p>1817</text:p>
          </table:table-cell>
          <table:table-cell table:formula="of:=IF([.B924]=&quot;forward&quot;;[.F923]+[.D924]*[.C924];[.F923])" office:value-type="float" office:value="756539" calcext:value-type="float">
            <text:p>756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925]=&quot;down&quot;;[.C925]+[.D924];IF([.B925]=&quot;up&quot;;[.C925]*-1+[.D924];[.D924]))" office:value-type="float" office:value="775" calcext:value-type="float">
            <text:p>775</text:p>
          </table:table-cell>
          <table:table-cell table:formula="of:=IF([.B925]=&quot;forward&quot;;[.E924]+[.C925];[.E924])" office:value-type="float" office:value="1817" calcext:value-type="float">
            <text:p>1817</text:p>
          </table:table-cell>
          <table:table-cell table:formula="of:=IF([.B925]=&quot;forward&quot;;[.F924]+[.D925]*[.C925];[.F924])" office:value-type="float" office:value="756539" calcext:value-type="float">
            <text:p>756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926]=&quot;down&quot;;[.C926]+[.D925];IF([.B926]=&quot;up&quot;;[.C926]*-1+[.D925];[.D925]))" office:value-type="float" office:value="775" calcext:value-type="float">
            <text:p>775</text:p>
          </table:table-cell>
          <table:table-cell table:formula="of:=IF([.B926]=&quot;forward&quot;;[.E925]+[.C926];[.E925])" office:value-type="float" office:value="1818" calcext:value-type="float">
            <text:p>1818</text:p>
          </table:table-cell>
          <table:table-cell table:formula="of:=IF([.B926]=&quot;forward&quot;;[.F925]+[.D926]*[.C926];[.F925])" office:value-type="float" office:value="757314" calcext:value-type="float">
            <text:p>757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927]=&quot;down&quot;;[.C927]+[.D926];IF([.B927]=&quot;up&quot;;[.C927]*-1+[.D926];[.D926]))" office:value-type="float" office:value="778" calcext:value-type="float">
            <text:p>778</text:p>
          </table:table-cell>
          <table:table-cell table:formula="of:=IF([.B927]=&quot;forward&quot;;[.E926]+[.C927];[.E926])" office:value-type="float" office:value="1818" calcext:value-type="float">
            <text:p>1818</text:p>
          </table:table-cell>
          <table:table-cell table:formula="of:=IF([.B927]=&quot;forward&quot;;[.F926]+[.D927]*[.C927];[.F926])" office:value-type="float" office:value="757314" calcext:value-type="float">
            <text:p>757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928]=&quot;down&quot;;[.C928]+[.D927];IF([.B928]=&quot;up&quot;;[.C928]*-1+[.D927];[.D927]))" office:value-type="float" office:value="778" calcext:value-type="float">
            <text:p>778</text:p>
          </table:table-cell>
          <table:table-cell table:formula="of:=IF([.B928]=&quot;forward&quot;;[.E927]+[.C928];[.E927])" office:value-type="float" office:value="1827" calcext:value-type="float">
            <text:p>1827</text:p>
          </table:table-cell>
          <table:table-cell table:formula="of:=IF([.B928]=&quot;forward&quot;;[.F927]+[.D928]*[.C928];[.F927])" office:value-type="float" office:value="764316" calcext:value-type="float">
            <text:p>764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929]=&quot;down&quot;;[.C929]+[.D928];IF([.B929]=&quot;up&quot;;[.C929]*-1+[.D928];[.D928]))" office:value-type="float" office:value="778" calcext:value-type="float">
            <text:p>778</text:p>
          </table:table-cell>
          <table:table-cell table:formula="of:=IF([.B929]=&quot;forward&quot;;[.E928]+[.C929];[.E928])" office:value-type="float" office:value="1835" calcext:value-type="float">
            <text:p>1835</text:p>
          </table:table-cell>
          <table:table-cell table:formula="of:=IF([.B929]=&quot;forward&quot;;[.F928]+[.D929]*[.C929];[.F928])" office:value-type="float" office:value="770540" calcext:value-type="float">
            <text:p>770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930]=&quot;down&quot;;[.C930]+[.D929];IF([.B930]=&quot;up&quot;;[.C930]*-1+[.D929];[.D929]))" office:value-type="float" office:value="787" calcext:value-type="float">
            <text:p>787</text:p>
          </table:table-cell>
          <table:table-cell table:formula="of:=IF([.B930]=&quot;forward&quot;;[.E929]+[.C930];[.E929])" office:value-type="float" office:value="1835" calcext:value-type="float">
            <text:p>1835</text:p>
          </table:table-cell>
          <table:table-cell table:formula="of:=IF([.B930]=&quot;forward&quot;;[.F929]+[.D930]*[.C930];[.F929])" office:value-type="float" office:value="770540" calcext:value-type="float">
            <text:p>770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931]=&quot;down&quot;;[.C931]+[.D930];IF([.B931]=&quot;up&quot;;[.C931]*-1+[.D930];[.D930]))" office:value-type="float" office:value="787" calcext:value-type="float">
            <text:p>787</text:p>
          </table:table-cell>
          <table:table-cell table:formula="of:=IF([.B931]=&quot;forward&quot;;[.E930]+[.C931];[.E930])" office:value-type="float" office:value="1840" calcext:value-type="float">
            <text:p>1840</text:p>
          </table:table-cell>
          <table:table-cell table:formula="of:=IF([.B931]=&quot;forward&quot;;[.F930]+[.D931]*[.C931];[.F930])" office:value-type="float" office:value="774475" calcext:value-type="float">
            <text:p>774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932]=&quot;down&quot;;[.C932]+[.D931];IF([.B932]=&quot;up&quot;;[.C932]*-1+[.D931];[.D931]))" office:value-type="float" office:value="787" calcext:value-type="float">
            <text:p>787</text:p>
          </table:table-cell>
          <table:table-cell table:formula="of:=IF([.B932]=&quot;forward&quot;;[.E931]+[.C932];[.E931])" office:value-type="float" office:value="1841" calcext:value-type="float">
            <text:p>1841</text:p>
          </table:table-cell>
          <table:table-cell table:formula="of:=IF([.B932]=&quot;forward&quot;;[.F931]+[.D932]*[.C932];[.F931])" office:value-type="float" office:value="775262" calcext:value-type="float">
            <text:p>775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933]=&quot;down&quot;;[.C933]+[.D932];IF([.B933]=&quot;up&quot;;[.C933]*-1+[.D932];[.D932]))" office:value-type="float" office:value="788" calcext:value-type="float">
            <text:p>788</text:p>
          </table:table-cell>
          <table:table-cell table:formula="of:=IF([.B933]=&quot;forward&quot;;[.E932]+[.C933];[.E932])" office:value-type="float" office:value="1841" calcext:value-type="float">
            <text:p>1841</text:p>
          </table:table-cell>
          <table:table-cell table:formula="of:=IF([.B933]=&quot;forward&quot;;[.F932]+[.D933]*[.C933];[.F932])" office:value-type="float" office:value="775262" calcext:value-type="float">
            <text:p>775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934]=&quot;down&quot;;[.C934]+[.D933];IF([.B934]=&quot;up&quot;;[.C934]*-1+[.D933];[.D933]))" office:value-type="float" office:value="797" calcext:value-type="float">
            <text:p>797</text:p>
          </table:table-cell>
          <table:table-cell table:formula="of:=IF([.B934]=&quot;forward&quot;;[.E933]+[.C934];[.E933])" office:value-type="float" office:value="1841" calcext:value-type="float">
            <text:p>1841</text:p>
          </table:table-cell>
          <table:table-cell table:formula="of:=IF([.B934]=&quot;forward&quot;;[.F933]+[.D934]*[.C934];[.F933])" office:value-type="float" office:value="775262" calcext:value-type="float">
            <text:p>775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935]=&quot;down&quot;;[.C935]+[.D934];IF([.B935]=&quot;up&quot;;[.C935]*-1+[.D934];[.D934]))" office:value-type="float" office:value="803" calcext:value-type="float">
            <text:p>803</text:p>
          </table:table-cell>
          <table:table-cell table:formula="of:=IF([.B935]=&quot;forward&quot;;[.E934]+[.C935];[.E934])" office:value-type="float" office:value="1841" calcext:value-type="float">
            <text:p>1841</text:p>
          </table:table-cell>
          <table:table-cell table:formula="of:=IF([.B935]=&quot;forward&quot;;[.F934]+[.D935]*[.C935];[.F934])" office:value-type="float" office:value="775262" calcext:value-type="float">
            <text:p>775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936]=&quot;down&quot;;[.C936]+[.D935];IF([.B936]=&quot;up&quot;;[.C936]*-1+[.D935];[.D935]))" office:value-type="float" office:value="803" calcext:value-type="float">
            <text:p>803</text:p>
          </table:table-cell>
          <table:table-cell table:formula="of:=IF([.B936]=&quot;forward&quot;;[.E935]+[.C936];[.E935])" office:value-type="float" office:value="1849" calcext:value-type="float">
            <text:p>1849</text:p>
          </table:table-cell>
          <table:table-cell table:formula="of:=IF([.B936]=&quot;forward&quot;;[.F935]+[.D936]*[.C936];[.F935])" office:value-type="float" office:value="781686" calcext:value-type="float">
            <text:p>781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937]=&quot;down&quot;;[.C937]+[.D936];IF([.B937]=&quot;up&quot;;[.C937]*-1+[.D936];[.D936]))" office:value-type="float" office:value="803" calcext:value-type="float">
            <text:p>803</text:p>
          </table:table-cell>
          <table:table-cell table:formula="of:=IF([.B937]=&quot;forward&quot;;[.E936]+[.C937];[.E936])" office:value-type="float" office:value="1850" calcext:value-type="float">
            <text:p>1850</text:p>
          </table:table-cell>
          <table:table-cell table:formula="of:=IF([.B937]=&quot;forward&quot;;[.F936]+[.D937]*[.C937];[.F936])" office:value-type="float" office:value="782489" calcext:value-type="float">
            <text:p>782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938]=&quot;down&quot;;[.C938]+[.D937];IF([.B938]=&quot;up&quot;;[.C938]*-1+[.D937];[.D937]))" office:value-type="float" office:value="808" calcext:value-type="float">
            <text:p>808</text:p>
          </table:table-cell>
          <table:table-cell table:formula="of:=IF([.B938]=&quot;forward&quot;;[.E937]+[.C938];[.E937])" office:value-type="float" office:value="1850" calcext:value-type="float">
            <text:p>1850</text:p>
          </table:table-cell>
          <table:table-cell table:formula="of:=IF([.B938]=&quot;forward&quot;;[.F937]+[.D938]*[.C938];[.F937])" office:value-type="float" office:value="782489" calcext:value-type="float">
            <text:p>782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939]=&quot;down&quot;;[.C939]+[.D938];IF([.B939]=&quot;up&quot;;[.C939]*-1+[.D938];[.D938]))" office:value-type="float" office:value="803" calcext:value-type="float">
            <text:p>803</text:p>
          </table:table-cell>
          <table:table-cell table:formula="of:=IF([.B939]=&quot;forward&quot;;[.E938]+[.C939];[.E938])" office:value-type="float" office:value="1850" calcext:value-type="float">
            <text:p>1850</text:p>
          </table:table-cell>
          <table:table-cell table:formula="of:=IF([.B939]=&quot;forward&quot;;[.F938]+[.D939]*[.C939];[.F938])" office:value-type="float" office:value="782489" calcext:value-type="float">
            <text:p>782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940]=&quot;down&quot;;[.C940]+[.D939];IF([.B940]=&quot;up&quot;;[.C940]*-1+[.D939];[.D939]))" office:value-type="float" office:value="803" calcext:value-type="float">
            <text:p>803</text:p>
          </table:table-cell>
          <table:table-cell table:formula="of:=IF([.B940]=&quot;forward&quot;;[.E939]+[.C940];[.E939])" office:value-type="float" office:value="1858" calcext:value-type="float">
            <text:p>1858</text:p>
          </table:table-cell>
          <table:table-cell table:formula="of:=IF([.B940]=&quot;forward&quot;;[.F939]+[.D940]*[.C940];[.F939])" office:value-type="float" office:value="788913" calcext:value-type="float">
            <text:p>788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941]=&quot;down&quot;;[.C941]+[.D940];IF([.B941]=&quot;up&quot;;[.C941]*-1+[.D940];[.D940]))" office:value-type="float" office:value="799" calcext:value-type="float">
            <text:p>799</text:p>
          </table:table-cell>
          <table:table-cell table:formula="of:=IF([.B941]=&quot;forward&quot;;[.E940]+[.C941];[.E940])" office:value-type="float" office:value="1858" calcext:value-type="float">
            <text:p>1858</text:p>
          </table:table-cell>
          <table:table-cell table:formula="of:=IF([.B941]=&quot;forward&quot;;[.F940]+[.D941]*[.C941];[.F940])" office:value-type="float" office:value="788913" calcext:value-type="float">
            <text:p>788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942]=&quot;down&quot;;[.C942]+[.D941];IF([.B942]=&quot;up&quot;;[.C942]*-1+[.D941];[.D941]))" office:value-type="float" office:value="805" calcext:value-type="float">
            <text:p>805</text:p>
          </table:table-cell>
          <table:table-cell table:formula="of:=IF([.B942]=&quot;forward&quot;;[.E941]+[.C942];[.E941])" office:value-type="float" office:value="1858" calcext:value-type="float">
            <text:p>1858</text:p>
          </table:table-cell>
          <table:table-cell table:formula="of:=IF([.B942]=&quot;forward&quot;;[.F941]+[.D942]*[.C942];[.F941])" office:value-type="float" office:value="788913" calcext:value-type="float">
            <text:p>788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943]=&quot;down&quot;;[.C943]+[.D942];IF([.B943]=&quot;up&quot;;[.C943]*-1+[.D942];[.D942]))" office:value-type="float" office:value="805" calcext:value-type="float">
            <text:p>805</text:p>
          </table:table-cell>
          <table:table-cell table:formula="of:=IF([.B943]=&quot;forward&quot;;[.E942]+[.C943];[.E942])" office:value-type="float" office:value="1859" calcext:value-type="float">
            <text:p>1859</text:p>
          </table:table-cell>
          <table:table-cell table:formula="of:=IF([.B943]=&quot;forward&quot;;[.F942]+[.D943]*[.C943];[.F942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944]=&quot;down&quot;;[.C944]+[.D943];IF([.B944]=&quot;up&quot;;[.C944]*-1+[.D943];[.D943]))" office:value-type="float" office:value="803" calcext:value-type="float">
            <text:p>803</text:p>
          </table:table-cell>
          <table:table-cell table:formula="of:=IF([.B944]=&quot;forward&quot;;[.E943]+[.C944];[.E943])" office:value-type="float" office:value="1859" calcext:value-type="float">
            <text:p>1859</text:p>
          </table:table-cell>
          <table:table-cell table:formula="of:=IF([.B944]=&quot;forward&quot;;[.F943]+[.D944]*[.C944];[.F943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945]=&quot;down&quot;;[.C945]+[.D944];IF([.B945]=&quot;up&quot;;[.C945]*-1+[.D944];[.D944]))" office:value-type="float" office:value="806" calcext:value-type="float">
            <text:p>806</text:p>
          </table:table-cell>
          <table:table-cell table:formula="of:=IF([.B945]=&quot;forward&quot;;[.E944]+[.C945];[.E944])" office:value-type="float" office:value="1859" calcext:value-type="float">
            <text:p>1859</text:p>
          </table:table-cell>
          <table:table-cell table:formula="of:=IF([.B945]=&quot;forward&quot;;[.F944]+[.D945]*[.C945];[.F944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946]=&quot;down&quot;;[.C946]+[.D945];IF([.B946]=&quot;up&quot;;[.C946]*-1+[.D945];[.D945]))" office:value-type="float" office:value="807" calcext:value-type="float">
            <text:p>807</text:p>
          </table:table-cell>
          <table:table-cell table:formula="of:=IF([.B946]=&quot;forward&quot;;[.E945]+[.C946];[.E945])" office:value-type="float" office:value="1859" calcext:value-type="float">
            <text:p>1859</text:p>
          </table:table-cell>
          <table:table-cell table:formula="of:=IF([.B946]=&quot;forward&quot;;[.F945]+[.D946]*[.C946];[.F945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947]=&quot;down&quot;;[.C947]+[.D946];IF([.B947]=&quot;up&quot;;[.C947]*-1+[.D946];[.D946]))" office:value-type="float" office:value="815" calcext:value-type="float">
            <text:p>815</text:p>
          </table:table-cell>
          <table:table-cell table:formula="of:=IF([.B947]=&quot;forward&quot;;[.E946]+[.C947];[.E946])" office:value-type="float" office:value="1859" calcext:value-type="float">
            <text:p>1859</text:p>
          </table:table-cell>
          <table:table-cell table:formula="of:=IF([.B947]=&quot;forward&quot;;[.F946]+[.D947]*[.C947];[.F946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948]=&quot;down&quot;;[.C948]+[.D947];IF([.B948]=&quot;up&quot;;[.C948]*-1+[.D947];[.D947]))" office:value-type="float" office:value="817" calcext:value-type="float">
            <text:p>817</text:p>
          </table:table-cell>
          <table:table-cell table:formula="of:=IF([.B948]=&quot;forward&quot;;[.E947]+[.C948];[.E947])" office:value-type="float" office:value="1859" calcext:value-type="float">
            <text:p>1859</text:p>
          </table:table-cell>
          <table:table-cell table:formula="of:=IF([.B948]=&quot;forward&quot;;[.F947]+[.D948]*[.C948];[.F947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949]=&quot;down&quot;;[.C949]+[.D948];IF([.B949]=&quot;up&quot;;[.C949]*-1+[.D948];[.D948]))" office:value-type="float" office:value="811" calcext:value-type="float">
            <text:p>811</text:p>
          </table:table-cell>
          <table:table-cell table:formula="of:=IF([.B949]=&quot;forward&quot;;[.E948]+[.C949];[.E948])" office:value-type="float" office:value="1859" calcext:value-type="float">
            <text:p>1859</text:p>
          </table:table-cell>
          <table:table-cell table:formula="of:=IF([.B949]=&quot;forward&quot;;[.F948]+[.D949]*[.C949];[.F948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950]=&quot;down&quot;;[.C950]+[.D949];IF([.B950]=&quot;up&quot;;[.C950]*-1+[.D949];[.D949]))" office:value-type="float" office:value="816" calcext:value-type="float">
            <text:p>816</text:p>
          </table:table-cell>
          <table:table-cell table:formula="of:=IF([.B950]=&quot;forward&quot;;[.E949]+[.C950];[.E949])" office:value-type="float" office:value="1859" calcext:value-type="float">
            <text:p>1859</text:p>
          </table:table-cell>
          <table:table-cell table:formula="of:=IF([.B950]=&quot;forward&quot;;[.F949]+[.D950]*[.C950];[.F949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951]=&quot;down&quot;;[.C951]+[.D950];IF([.B951]=&quot;up&quot;;[.C951]*-1+[.D950];[.D950]))" office:value-type="float" office:value="818" calcext:value-type="float">
            <text:p>818</text:p>
          </table:table-cell>
          <table:table-cell table:formula="of:=IF([.B951]=&quot;forward&quot;;[.E950]+[.C951];[.E950])" office:value-type="float" office:value="1859" calcext:value-type="float">
            <text:p>1859</text:p>
          </table:table-cell>
          <table:table-cell table:formula="of:=IF([.B951]=&quot;forward&quot;;[.F950]+[.D951]*[.C951];[.F950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3</text:p>
          </table:table-cell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B952]=&quot;down&quot;;[.C952]+[.D951];IF([.B952]=&quot;up&quot;;[.C952]*-1+[.D951];[.D951]))" office:value-type="float" office:value="821" calcext:value-type="float">
            <text:p>821</text:p>
          </table:table-cell>
          <table:table-cell table:formula="of:=IF([.B952]=&quot;forward&quot;;[.E951]+[.C952];[.E951])" office:value-type="float" office:value="1859" calcext:value-type="float">
            <text:p>1859</text:p>
          </table:table-cell>
          <table:table-cell table:formula="of:=IF([.B952]=&quot;forward&quot;;[.F951]+[.D952]*[.C952];[.F951])" office:value-type="float" office:value="789718" calcext:value-type="float">
            <text:p>7897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953]=&quot;down&quot;;[.C953]+[.D952];IF([.B953]=&quot;up&quot;;[.C953]*-1+[.D952];[.D952]))" office:value-type="float" office:value="821" calcext:value-type="float">
            <text:p>821</text:p>
          </table:table-cell>
          <table:table-cell table:formula="of:=IF([.B953]=&quot;forward&quot;;[.E952]+[.C953];[.E952])" office:value-type="float" office:value="1861" calcext:value-type="float">
            <text:p>1861</text:p>
          </table:table-cell>
          <table:table-cell table:formula="of:=IF([.B953]=&quot;forward&quot;;[.F952]+[.D953]*[.C953];[.F952])" office:value-type="float" office:value="791360" calcext:value-type="float">
            <text:p>791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954]=&quot;down&quot;;[.C954]+[.D953];IF([.B954]=&quot;up&quot;;[.C954]*-1+[.D953];[.D953]))" office:value-type="float" office:value="814" calcext:value-type="float">
            <text:p>814</text:p>
          </table:table-cell>
          <table:table-cell table:formula="of:=IF([.B954]=&quot;forward&quot;;[.E953]+[.C954];[.E953])" office:value-type="float" office:value="1861" calcext:value-type="float">
            <text:p>1861</text:p>
          </table:table-cell>
          <table:table-cell table:formula="of:=IF([.B954]=&quot;forward&quot;;[.F953]+[.D954]*[.C954];[.F953])" office:value-type="float" office:value="791360" calcext:value-type="float">
            <text:p>791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9</text:p>
          </table:table-cell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B955]=&quot;down&quot;;[.C955]+[.D954];IF([.B955]=&quot;up&quot;;[.C955]*-1+[.D954];[.D954]))" office:value-type="float" office:value="823" calcext:value-type="float">
            <text:p>823</text:p>
          </table:table-cell>
          <table:table-cell table:formula="of:=IF([.B955]=&quot;forward&quot;;[.E954]+[.C955];[.E954])" office:value-type="float" office:value="1861" calcext:value-type="float">
            <text:p>1861</text:p>
          </table:table-cell>
          <table:table-cell table:formula="of:=IF([.B955]=&quot;forward&quot;;[.F954]+[.D955]*[.C955];[.F954])" office:value-type="float" office:value="791360" calcext:value-type="float">
            <text:p>791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956]=&quot;down&quot;;[.C956]+[.D955];IF([.B956]=&quot;up&quot;;[.C956]*-1+[.D955];[.D955]))" office:value-type="float" office:value="822" calcext:value-type="float">
            <text:p>822</text:p>
          </table:table-cell>
          <table:table-cell table:formula="of:=IF([.B956]=&quot;forward&quot;;[.E955]+[.C956];[.E955])" office:value-type="float" office:value="1861" calcext:value-type="float">
            <text:p>1861</text:p>
          </table:table-cell>
          <table:table-cell table:formula="of:=IF([.B956]=&quot;forward&quot;;[.F955]+[.D956]*[.C956];[.F955])" office:value-type="float" office:value="791360" calcext:value-type="float">
            <text:p>791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957]=&quot;down&quot;;[.C957]+[.D956];IF([.B957]=&quot;up&quot;;[.C957]*-1+[.D956];[.D956]))" office:value-type="float" office:value="821" calcext:value-type="float">
            <text:p>821</text:p>
          </table:table-cell>
          <table:table-cell table:formula="of:=IF([.B957]=&quot;forward&quot;;[.E956]+[.C957];[.E956])" office:value-type="float" office:value="1861" calcext:value-type="float">
            <text:p>1861</text:p>
          </table:table-cell>
          <table:table-cell table:formula="of:=IF([.B957]=&quot;forward&quot;;[.F956]+[.D957]*[.C957];[.F956])" office:value-type="float" office:value="791360" calcext:value-type="float">
            <text:p>791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7</text:p>
          </table:table-cell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B958]=&quot;down&quot;;[.C958]+[.D957];IF([.B958]=&quot;up&quot;;[.C958]*-1+[.D957];[.D957]))" office:value-type="float" office:value="821" calcext:value-type="float">
            <text:p>821</text:p>
          </table:table-cell>
          <table:table-cell table:formula="of:=IF([.B958]=&quot;forward&quot;;[.E957]+[.C958];[.E957])" office:value-type="float" office:value="1868" calcext:value-type="float">
            <text:p>1868</text:p>
          </table:table-cell>
          <table:table-cell table:formula="of:=IF([.B958]=&quot;forward&quot;;[.F957]+[.D958]*[.C958];[.F957])" office:value-type="float" office:value="797107" calcext:value-type="float">
            <text:p>797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959]=&quot;down&quot;;[.C959]+[.D958];IF([.B959]=&quot;up&quot;;[.C959]*-1+[.D958];[.D958]))" office:value-type="float" office:value="821" calcext:value-type="float">
            <text:p>821</text:p>
          </table:table-cell>
          <table:table-cell table:formula="of:=IF([.B959]=&quot;forward&quot;;[.E958]+[.C959];[.E958])" office:value-type="float" office:value="1872" calcext:value-type="float">
            <text:p>1872</text:p>
          </table:table-cell>
          <table:table-cell table:formula="of:=IF([.B959]=&quot;forward&quot;;[.F958]+[.D959]*[.C959];[.F958])" office:value-type="float" office:value="800391" calcext:value-type="float">
            <text:p>800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960]=&quot;down&quot;;[.C960]+[.D959];IF([.B960]=&quot;up&quot;;[.C960]*-1+[.D959];[.D959]))" office:value-type="float" office:value="828" calcext:value-type="float">
            <text:p>828</text:p>
          </table:table-cell>
          <table:table-cell table:formula="of:=IF([.B960]=&quot;forward&quot;;[.E959]+[.C960];[.E959])" office:value-type="float" office:value="1872" calcext:value-type="float">
            <text:p>1872</text:p>
          </table:table-cell>
          <table:table-cell table:formula="of:=IF([.B960]=&quot;forward&quot;;[.F959]+[.D960]*[.C960];[.F959])" office:value-type="float" office:value="800391" calcext:value-type="float">
            <text:p>800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961]=&quot;down&quot;;[.C961]+[.D960];IF([.B961]=&quot;up&quot;;[.C961]*-1+[.D960];[.D960]))" office:value-type="float" office:value="821" calcext:value-type="float">
            <text:p>821</text:p>
          </table:table-cell>
          <table:table-cell table:formula="of:=IF([.B961]=&quot;forward&quot;;[.E960]+[.C961];[.E960])" office:value-type="float" office:value="1872" calcext:value-type="float">
            <text:p>1872</text:p>
          </table:table-cell>
          <table:table-cell table:formula="of:=IF([.B961]=&quot;forward&quot;;[.F960]+[.D961]*[.C961];[.F960])" office:value-type="float" office:value="800391" calcext:value-type="float">
            <text:p>800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962]=&quot;down&quot;;[.C962]+[.D961];IF([.B962]=&quot;up&quot;;[.C962]*-1+[.D961];[.D961]))" office:value-type="float" office:value="828" calcext:value-type="float">
            <text:p>828</text:p>
          </table:table-cell>
          <table:table-cell table:formula="of:=IF([.B962]=&quot;forward&quot;;[.E961]+[.C962];[.E961])" office:value-type="float" office:value="1872" calcext:value-type="float">
            <text:p>1872</text:p>
          </table:table-cell>
          <table:table-cell table:formula="of:=IF([.B962]=&quot;forward&quot;;[.F961]+[.D962]*[.C962];[.F961])" office:value-type="float" office:value="800391" calcext:value-type="float">
            <text:p>800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5</text:p>
          </table:table-cell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B963]=&quot;down&quot;;[.C963]+[.D962];IF([.B963]=&quot;up&quot;;[.C963]*-1+[.D962];[.D962]))" office:value-type="float" office:value="828" calcext:value-type="float">
            <text:p>828</text:p>
          </table:table-cell>
          <table:table-cell table:formula="of:=IF([.B963]=&quot;forward&quot;;[.E962]+[.C963];[.E962])" office:value-type="float" office:value="1877" calcext:value-type="float">
            <text:p>1877</text:p>
          </table:table-cell>
          <table:table-cell table:formula="of:=IF([.B963]=&quot;forward&quot;;[.F962]+[.D963]*[.C963];[.F962])" office:value-type="float" office:value="804531" calcext:value-type="float">
            <text:p>804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2</text:p>
          </table:table-cell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B964]=&quot;down&quot;;[.C964]+[.D963];IF([.B964]=&quot;up&quot;;[.C964]*-1+[.D963];[.D963]))" office:value-type="float" office:value="826" calcext:value-type="float">
            <text:p>826</text:p>
          </table:table-cell>
          <table:table-cell table:formula="of:=IF([.B964]=&quot;forward&quot;;[.E963]+[.C964];[.E963])" office:value-type="float" office:value="1877" calcext:value-type="float">
            <text:p>1877</text:p>
          </table:table-cell>
          <table:table-cell table:formula="of:=IF([.B964]=&quot;forward&quot;;[.F963]+[.D964]*[.C964];[.F963])" office:value-type="float" office:value="804531" calcext:value-type="float">
            <text:p>804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965]=&quot;down&quot;;[.C965]+[.D964];IF([.B965]=&quot;up&quot;;[.C965]*-1+[.D964];[.D964]))" office:value-type="float" office:value="833" calcext:value-type="float">
            <text:p>833</text:p>
          </table:table-cell>
          <table:table-cell table:formula="of:=IF([.B965]=&quot;forward&quot;;[.E964]+[.C965];[.E964])" office:value-type="float" office:value="1877" calcext:value-type="float">
            <text:p>1877</text:p>
          </table:table-cell>
          <table:table-cell table:formula="of:=IF([.B965]=&quot;forward&quot;;[.F964]+[.D965]*[.C965];[.F964])" office:value-type="float" office:value="804531" calcext:value-type="float">
            <text:p>804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966]=&quot;down&quot;;[.C966]+[.D965];IF([.B966]=&quot;up&quot;;[.C966]*-1+[.D965];[.D965]))" office:value-type="float" office:value="833" calcext:value-type="float">
            <text:p>833</text:p>
          </table:table-cell>
          <table:table-cell table:formula="of:=IF([.B966]=&quot;forward&quot;;[.E965]+[.C966];[.E965])" office:value-type="float" office:value="1886" calcext:value-type="float">
            <text:p>1886</text:p>
          </table:table-cell>
          <table:table-cell table:formula="of:=IF([.B966]=&quot;forward&quot;;[.F965]+[.D966]*[.C966];[.F965])" office:value-type="float" office:value="812028" calcext:value-type="float">
            <text:p>81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967]=&quot;down&quot;;[.C967]+[.D966];IF([.B967]=&quot;up&quot;;[.C967]*-1+[.D966];[.D966]))" office:value-type="float" office:value="840" calcext:value-type="float">
            <text:p>840</text:p>
          </table:table-cell>
          <table:table-cell table:formula="of:=IF([.B967]=&quot;forward&quot;;[.E966]+[.C967];[.E966])" office:value-type="float" office:value="1886" calcext:value-type="float">
            <text:p>1886</text:p>
          </table:table-cell>
          <table:table-cell table:formula="of:=IF([.B967]=&quot;forward&quot;;[.F966]+[.D967]*[.C967];[.F966])" office:value-type="float" office:value="812028" calcext:value-type="float">
            <text:p>81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968]=&quot;down&quot;;[.C968]+[.D967];IF([.B968]=&quot;up&quot;;[.C968]*-1+[.D967];[.D967]))" office:value-type="float" office:value="836" calcext:value-type="float">
            <text:p>836</text:p>
          </table:table-cell>
          <table:table-cell table:formula="of:=IF([.B968]=&quot;forward&quot;;[.E967]+[.C968];[.E967])" office:value-type="float" office:value="1886" calcext:value-type="float">
            <text:p>1886</text:p>
          </table:table-cell>
          <table:table-cell table:formula="of:=IF([.B968]=&quot;forward&quot;;[.F967]+[.D968]*[.C968];[.F967])" office:value-type="float" office:value="812028" calcext:value-type="float">
            <text:p>81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2</text:p>
          </table:table-cell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B969]=&quot;down&quot;;[.C969]+[.D968];IF([.B969]=&quot;up&quot;;[.C969]*-1+[.D968];[.D968]))" office:value-type="float" office:value="836" calcext:value-type="float">
            <text:p>836</text:p>
          </table:table-cell>
          <table:table-cell table:formula="of:=IF([.B969]=&quot;forward&quot;;[.E968]+[.C969];[.E968])" office:value-type="float" office:value="1888" calcext:value-type="float">
            <text:p>1888</text:p>
          </table:table-cell>
          <table:table-cell table:formula="of:=IF([.B969]=&quot;forward&quot;;[.F968]+[.D969]*[.C969];[.F968])" office:value-type="float" office:value="813700" calcext:value-type="float">
            <text:p>813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1</text:p>
          </table:table-cell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B970]=&quot;down&quot;;[.C970]+[.D969];IF([.B970]=&quot;up&quot;;[.C970]*-1+[.D969];[.D969]))" office:value-type="float" office:value="836" calcext:value-type="float">
            <text:p>836</text:p>
          </table:table-cell>
          <table:table-cell table:formula="of:=IF([.B970]=&quot;forward&quot;;[.E969]+[.C970];[.E969])" office:value-type="float" office:value="1889" calcext:value-type="float">
            <text:p>1889</text:p>
          </table:table-cell>
          <table:table-cell table:formula="of:=IF([.B970]=&quot;forward&quot;;[.F969]+[.D970]*[.C970];[.F969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971]=&quot;down&quot;;[.C971]+[.D970];IF([.B971]=&quot;up&quot;;[.C971]*-1+[.D970];[.D970]))" office:value-type="float" office:value="830" calcext:value-type="float">
            <text:p>830</text:p>
          </table:table-cell>
          <table:table-cell table:formula="of:=IF([.B971]=&quot;forward&quot;;[.E970]+[.C971];[.E970])" office:value-type="float" office:value="1889" calcext:value-type="float">
            <text:p>1889</text:p>
          </table:table-cell>
          <table:table-cell table:formula="of:=IF([.B971]=&quot;forward&quot;;[.F970]+[.D971]*[.C971];[.F970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972]=&quot;down&quot;;[.C972]+[.D971];IF([.B972]=&quot;up&quot;;[.C972]*-1+[.D971];[.D971]))" office:value-type="float" office:value="838" calcext:value-type="float">
            <text:p>838</text:p>
          </table:table-cell>
          <table:table-cell table:formula="of:=IF([.B972]=&quot;forward&quot;;[.E971]+[.C972];[.E971])" office:value-type="float" office:value="1889" calcext:value-type="float">
            <text:p>1889</text:p>
          </table:table-cell>
          <table:table-cell table:formula="of:=IF([.B972]=&quot;forward&quot;;[.F971]+[.D972]*[.C972];[.F971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973]=&quot;down&quot;;[.C973]+[.D972];IF([.B973]=&quot;up&quot;;[.C973]*-1+[.D972];[.D972]))" office:value-type="float" office:value="832" calcext:value-type="float">
            <text:p>832</text:p>
          </table:table-cell>
          <table:table-cell table:formula="of:=IF([.B973]=&quot;forward&quot;;[.E972]+[.C973];[.E972])" office:value-type="float" office:value="1889" calcext:value-type="float">
            <text:p>1889</text:p>
          </table:table-cell>
          <table:table-cell table:formula="of:=IF([.B973]=&quot;forward&quot;;[.F972]+[.D973]*[.C973];[.F972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974]=&quot;down&quot;;[.C974]+[.D973];IF([.B974]=&quot;up&quot;;[.C974]*-1+[.D973];[.D973]))" office:value-type="float" office:value="834" calcext:value-type="float">
            <text:p>834</text:p>
          </table:table-cell>
          <table:table-cell table:formula="of:=IF([.B974]=&quot;forward&quot;;[.E973]+[.C974];[.E973])" office:value-type="float" office:value="1889" calcext:value-type="float">
            <text:p>1889</text:p>
          </table:table-cell>
          <table:table-cell table:formula="of:=IF([.B974]=&quot;forward&quot;;[.F973]+[.D974]*[.C974];[.F973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4</text:p>
          </table:table-cell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B975]=&quot;down&quot;;[.C975]+[.D974];IF([.B975]=&quot;up&quot;;[.C975]*-1+[.D974];[.D974]))" office:value-type="float" office:value="838" calcext:value-type="float">
            <text:p>838</text:p>
          </table:table-cell>
          <table:table-cell table:formula="of:=IF([.B975]=&quot;forward&quot;;[.E974]+[.C975];[.E974])" office:value-type="float" office:value="1889" calcext:value-type="float">
            <text:p>1889</text:p>
          </table:table-cell>
          <table:table-cell table:formula="of:=IF([.B975]=&quot;forward&quot;;[.F974]+[.D975]*[.C975];[.F974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976]=&quot;down&quot;;[.C976]+[.D975];IF([.B976]=&quot;up&quot;;[.C976]*-1+[.D975];[.D975]))" office:value-type="float" office:value="830" calcext:value-type="float">
            <text:p>830</text:p>
          </table:table-cell>
          <table:table-cell table:formula="of:=IF([.B976]=&quot;forward&quot;;[.E975]+[.C976];[.E975])" office:value-type="float" office:value="1889" calcext:value-type="float">
            <text:p>1889</text:p>
          </table:table-cell>
          <table:table-cell table:formula="of:=IF([.B976]=&quot;forward&quot;;[.F975]+[.D976]*[.C976];[.F975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8</text:p>
          </table:table-cell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B977]=&quot;down&quot;;[.C977]+[.D976];IF([.B977]=&quot;up&quot;;[.C977]*-1+[.D976];[.D976]))" office:value-type="float" office:value="822" calcext:value-type="float">
            <text:p>822</text:p>
          </table:table-cell>
          <table:table-cell table:formula="of:=IF([.B977]=&quot;forward&quot;;[.E976]+[.C977];[.E976])" office:value-type="float" office:value="1889" calcext:value-type="float">
            <text:p>1889</text:p>
          </table:table-cell>
          <table:table-cell table:formula="of:=IF([.B977]=&quot;forward&quot;;[.F976]+[.D977]*[.C977];[.F976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5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B978]=&quot;down&quot;;[.C978]+[.D977];IF([.B978]=&quot;up&quot;;[.C978]*-1+[.D977];[.D977]))" office:value-type="float" office:value="817" calcext:value-type="float">
            <text:p>817</text:p>
          </table:table-cell>
          <table:table-cell table:formula="of:=IF([.B978]=&quot;forward&quot;;[.E977]+[.C978];[.E977])" office:value-type="float" office:value="1889" calcext:value-type="float">
            <text:p>1889</text:p>
          </table:table-cell>
          <table:table-cell table:formula="of:=IF([.B978]=&quot;forward&quot;;[.F977]+[.D978]*[.C978];[.F977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979]=&quot;down&quot;;[.C979]+[.D978];IF([.B979]=&quot;up&quot;;[.C979]*-1+[.D978];[.D978]))" office:value-type="float" office:value="823" calcext:value-type="float">
            <text:p>823</text:p>
          </table:table-cell>
          <table:table-cell table:formula="of:=IF([.B979]=&quot;forward&quot;;[.E978]+[.C979];[.E978])" office:value-type="float" office:value="1889" calcext:value-type="float">
            <text:p>1889</text:p>
          </table:table-cell>
          <table:table-cell table:formula="of:=IF([.B979]=&quot;forward&quot;;[.F978]+[.D979]*[.C979];[.F978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B980]=&quot;down&quot;;[.C980]+[.D979];IF([.B980]=&quot;up&quot;;[.C980]*-1+[.D979];[.D979]))" office:value-type="float" office:value="817" calcext:value-type="float">
            <text:p>817</text:p>
          </table:table-cell>
          <table:table-cell table:formula="of:=IF([.B980]=&quot;forward&quot;;[.E979]+[.C980];[.E979])" office:value-type="float" office:value="1889" calcext:value-type="float">
            <text:p>1889</text:p>
          </table:table-cell>
          <table:table-cell table:formula="of:=IF([.B980]=&quot;forward&quot;;[.F979]+[.D980]*[.C980];[.F979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981]=&quot;down&quot;;[.C981]+[.D980];IF([.B981]=&quot;up&quot;;[.C981]*-1+[.D980];[.D980]))" office:value-type="float" office:value="822" calcext:value-type="float">
            <text:p>822</text:p>
          </table:table-cell>
          <table:table-cell table:formula="of:=IF([.B981]=&quot;forward&quot;;[.E980]+[.C981];[.E980])" office:value-type="float" office:value="1889" calcext:value-type="float">
            <text:p>1889</text:p>
          </table:table-cell>
          <table:table-cell table:formula="of:=IF([.B981]=&quot;forward&quot;;[.F980]+[.D981]*[.C981];[.F980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1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B982]=&quot;down&quot;;[.C982]+[.D981];IF([.B982]=&quot;up&quot;;[.C982]*-1+[.D981];[.D981]))" office:value-type="float" office:value="821" calcext:value-type="float">
            <text:p>821</text:p>
          </table:table-cell>
          <table:table-cell table:formula="of:=IF([.B982]=&quot;forward&quot;;[.E981]+[.C982];[.E981])" office:value-type="float" office:value="1889" calcext:value-type="float">
            <text:p>1889</text:p>
          </table:table-cell>
          <table:table-cell table:formula="of:=IF([.B982]=&quot;forward&quot;;[.F981]+[.D982]*[.C982];[.F981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1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B983]=&quot;down&quot;;[.C983]+[.D982];IF([.B983]=&quot;up&quot;;[.C983]*-1+[.D982];[.D982]))" office:value-type="float" office:value="822" calcext:value-type="float">
            <text:p>822</text:p>
          </table:table-cell>
          <table:table-cell table:formula="of:=IF([.B983]=&quot;forward&quot;;[.E982]+[.C983];[.E982])" office:value-type="float" office:value="1889" calcext:value-type="float">
            <text:p>1889</text:p>
          </table:table-cell>
          <table:table-cell table:formula="of:=IF([.B983]=&quot;forward&quot;;[.F982]+[.D983]*[.C983];[.F982])" office:value-type="float" office:value="814536" calcext:value-type="float">
            <text:p>814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984]=&quot;down&quot;;[.C984]+[.D983];IF([.B984]=&quot;up&quot;;[.C984]*-1+[.D983];[.D983]))" office:value-type="float" office:value="822" calcext:value-type="float">
            <text:p>822</text:p>
          </table:table-cell>
          <table:table-cell table:formula="of:=IF([.B984]=&quot;forward&quot;;[.E983]+[.C984];[.E983])" office:value-type="float" office:value="1895" calcext:value-type="float">
            <text:p>1895</text:p>
          </table:table-cell>
          <table:table-cell table:formula="of:=IF([.B984]=&quot;forward&quot;;[.F983]+[.D984]*[.C984];[.F983])" office:value-type="float" office:value="819468" calcext:value-type="float">
            <text:p>819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985]=&quot;down&quot;;[.C985]+[.D984];IF([.B985]=&quot;up&quot;;[.C985]*-1+[.D984];[.D984]))" office:value-type="float" office:value="815" calcext:value-type="float">
            <text:p>815</text:p>
          </table:table-cell>
          <table:table-cell table:formula="of:=IF([.B985]=&quot;forward&quot;;[.E984]+[.C985];[.E984])" office:value-type="float" office:value="1895" calcext:value-type="float">
            <text:p>1895</text:p>
          </table:table-cell>
          <table:table-cell table:formula="of:=IF([.B985]=&quot;forward&quot;;[.F984]+[.D985]*[.C985];[.F984])" office:value-type="float" office:value="819468" calcext:value-type="float">
            <text:p>819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8</text:p>
          </table:table-cell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B986]=&quot;down&quot;;[.C986]+[.D985];IF([.B986]=&quot;up&quot;;[.C986]*-1+[.D985];[.D985]))" office:value-type="float" office:value="815" calcext:value-type="float">
            <text:p>815</text:p>
          </table:table-cell>
          <table:table-cell table:formula="of:=IF([.B986]=&quot;forward&quot;;[.E985]+[.C986];[.E985])" office:value-type="float" office:value="1903" calcext:value-type="float">
            <text:p>1903</text:p>
          </table:table-cell>
          <table:table-cell table:formula="of:=IF([.B986]=&quot;forward&quot;;[.F985]+[.D986]*[.C986];[.F985])" office:value-type="float" office:value="825988" calcext:value-type="float">
            <text:p>825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9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B987]=&quot;down&quot;;[.C987]+[.D986];IF([.B987]=&quot;up&quot;;[.C987]*-1+[.D986];[.D986]))" office:value-type="float" office:value="806" calcext:value-type="float">
            <text:p>806</text:p>
          </table:table-cell>
          <table:table-cell table:formula="of:=IF([.B987]=&quot;forward&quot;;[.E986]+[.C987];[.E986])" office:value-type="float" office:value="1903" calcext:value-type="float">
            <text:p>1903</text:p>
          </table:table-cell>
          <table:table-cell table:formula="of:=IF([.B987]=&quot;forward&quot;;[.F986]+[.D987]*[.C987];[.F986])" office:value-type="float" office:value="825988" calcext:value-type="float">
            <text:p>825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8</text:p>
          </table:table-cell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B988]=&quot;down&quot;;[.C988]+[.D987];IF([.B988]=&quot;up&quot;;[.C988]*-1+[.D987];[.D987]))" office:value-type="float" office:value="814" calcext:value-type="float">
            <text:p>814</text:p>
          </table:table-cell>
          <table:table-cell table:formula="of:=IF([.B988]=&quot;forward&quot;;[.E987]+[.C988];[.E987])" office:value-type="float" office:value="1903" calcext:value-type="float">
            <text:p>1903</text:p>
          </table:table-cell>
          <table:table-cell table:formula="of:=IF([.B988]=&quot;forward&quot;;[.F987]+[.D988]*[.C988];[.F987])" office:value-type="float" office:value="825988" calcext:value-type="float">
            <text:p>825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7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B989]=&quot;down&quot;;[.C989]+[.D988];IF([.B989]=&quot;up&quot;;[.C989]*-1+[.D988];[.D988]))" office:value-type="float" office:value="807" calcext:value-type="float">
            <text:p>807</text:p>
          </table:table-cell>
          <table:table-cell table:formula="of:=IF([.B989]=&quot;forward&quot;;[.E988]+[.C989];[.E988])" office:value-type="float" office:value="1903" calcext:value-type="float">
            <text:p>1903</text:p>
          </table:table-cell>
          <table:table-cell table:formula="of:=IF([.B989]=&quot;forward&quot;;[.F988]+[.D989]*[.C989];[.F988])" office:value-type="float" office:value="825988" calcext:value-type="float">
            <text:p>825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990]=&quot;down&quot;;[.C990]+[.D989];IF([.B990]=&quot;up&quot;;[.C990]*-1+[.D989];[.D989]))" office:value-type="float" office:value="807" calcext:value-type="float">
            <text:p>807</text:p>
          </table:table-cell>
          <table:table-cell table:formula="of:=IF([.B990]=&quot;forward&quot;;[.E989]+[.C990];[.E989])" office:value-type="float" office:value="1912" calcext:value-type="float">
            <text:p>1912</text:p>
          </table:table-cell>
          <table:table-cell table:formula="of:=IF([.B990]=&quot;forward&quot;;[.F989]+[.D990]*[.C990];[.F989])" office:value-type="float" office:value="833251" calcext:value-type="float">
            <text:p>833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 4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B991]=&quot;down&quot;;[.C991]+[.D990];IF([.B991]=&quot;up&quot;;[.C991]*-1+[.D990];[.D990]))" office:value-type="float" office:value="803" calcext:value-type="float">
            <text:p>803</text:p>
          </table:table-cell>
          <table:table-cell table:formula="of:=IF([.B991]=&quot;forward&quot;;[.E990]+[.C991];[.E990])" office:value-type="float" office:value="1912" calcext:value-type="float">
            <text:p>1912</text:p>
          </table:table-cell>
          <table:table-cell table:formula="of:=IF([.B991]=&quot;forward&quot;;[.F990]+[.D991]*[.C991];[.F990])" office:value-type="float" office:value="833251" calcext:value-type="float">
            <text:p>833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5</text:p>
          </table:table-cell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B992]=&quot;down&quot;;[.C992]+[.D991];IF([.B992]=&quot;up&quot;;[.C992]*-1+[.D991];[.D991]))" office:value-type="float" office:value="808" calcext:value-type="float">
            <text:p>808</text:p>
          </table:table-cell>
          <table:table-cell table:formula="of:=IF([.B992]=&quot;forward&quot;;[.E991]+[.C992];[.E991])" office:value-type="float" office:value="1912" calcext:value-type="float">
            <text:p>1912</text:p>
          </table:table-cell>
          <table:table-cell table:formula="of:=IF([.B992]=&quot;forward&quot;;[.F991]+[.D992]*[.C992];[.F991])" office:value-type="float" office:value="833251" calcext:value-type="float">
            <text:p>833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993]=&quot;down&quot;;[.C993]+[.D992];IF([.B993]=&quot;up&quot;;[.C993]*-1+[.D992];[.D992]))" office:value-type="float" office:value="808" calcext:value-type="float">
            <text:p>808</text:p>
          </table:table-cell>
          <table:table-cell table:formula="of:=IF([.B993]=&quot;forward&quot;;[.E992]+[.C993];[.E992])" office:value-type="float" office:value="1915" calcext:value-type="float">
            <text:p>1915</text:p>
          </table:table-cell>
          <table:table-cell table:formula="of:=IF([.B993]=&quot;forward&quot;;[.F992]+[.D993]*[.C993];[.F992])" office:value-type="float" office:value="835675" calcext:value-type="float">
            <text:p>835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6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B994]=&quot;down&quot;;[.C994]+[.D993];IF([.B994]=&quot;up&quot;;[.C994]*-1+[.D993];[.D993]))" office:value-type="float" office:value="808" calcext:value-type="float">
            <text:p>808</text:p>
          </table:table-cell>
          <table:table-cell table:formula="of:=IF([.B994]=&quot;forward&quot;;[.E993]+[.C994];[.E993])" office:value-type="float" office:value="1921" calcext:value-type="float">
            <text:p>1921</text:p>
          </table:table-cell>
          <table:table-cell table:formula="of:=IF([.B994]=&quot;forward&quot;;[.F993]+[.D994]*[.C994];[.F993])" office:value-type="float" office:value="840523" calcext:value-type="float">
            <text:p>840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995]=&quot;down&quot;;[.C995]+[.D994];IF([.B995]=&quot;up&quot;;[.C995]*-1+[.D994];[.D994]))" office:value-type="float" office:value="808" calcext:value-type="float">
            <text:p>808</text:p>
          </table:table-cell>
          <table:table-cell table:formula="of:=IF([.B995]=&quot;forward&quot;;[.E994]+[.C995];[.E994])" office:value-type="float" office:value="1925" calcext:value-type="float">
            <text:p>1925</text:p>
          </table:table-cell>
          <table:table-cell table:formula="of:=IF([.B995]=&quot;forward&quot;;[.F994]+[.D995]*[.C995];[.F994])" office:value-type="float" office:value="843755" calcext:value-type="float">
            <text:p>843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4</text:p>
          </table:table-cell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B996]=&quot;down&quot;;[.C996]+[.D995];IF([.B996]=&quot;up&quot;;[.C996]*-1+[.D995];[.D995]))" office:value-type="float" office:value="808" calcext:value-type="float">
            <text:p>808</text:p>
          </table:table-cell>
          <table:table-cell table:formula="of:=IF([.B996]=&quot;forward&quot;;[.E995]+[.C996];[.E995])" office:value-type="float" office:value="1929" calcext:value-type="float">
            <text:p>1929</text:p>
          </table:table-cell>
          <table:table-cell table:formula="of:=IF([.B996]=&quot;forward&quot;;[.F995]+[.D996]*[.C996];[.F995])" office:value-type="float" office:value="846987" calcext:value-type="float">
            <text:p>846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7</text:p>
          </table:table-cell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B997]=&quot;down&quot;;[.C997]+[.D996];IF([.B997]=&quot;up&quot;;[.C997]*-1+[.D996];[.D996]))" office:value-type="float" office:value="815" calcext:value-type="float">
            <text:p>815</text:p>
          </table:table-cell>
          <table:table-cell table:formula="of:=IF([.B997]=&quot;forward&quot;;[.E996]+[.C997];[.E996])" office:value-type="float" office:value="1929" calcext:value-type="float">
            <text:p>1929</text:p>
          </table:table-cell>
          <table:table-cell table:formula="of:=IF([.B997]=&quot;forward&quot;;[.F996]+[.D997]*[.C997];[.F996])" office:value-type="float" office:value="846987" calcext:value-type="float">
            <text:p>846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998]=&quot;down&quot;;[.C998]+[.D997];IF([.B998]=&quot;up&quot;;[.C998]*-1+[.D997];[.D997]))" office:value-type="float" office:value="815" calcext:value-type="float">
            <text:p>815</text:p>
          </table:table-cell>
          <table:table-cell table:formula="of:=IF([.B998]=&quot;forward&quot;;[.E997]+[.C998];[.E997])" office:value-type="float" office:value="1938" calcext:value-type="float">
            <text:p>1938</text:p>
          </table:table-cell>
          <table:table-cell table:formula="of:=IF([.B998]=&quot;forward&quot;;[.F997]+[.D998]*[.C998];[.F997])" office:value-type="float" office:value="854322" calcext:value-type="float">
            <text:p>854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6</text:p>
          </table:table-cell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B999]=&quot;down&quot;;[.C999]+[.D998];IF([.B999]=&quot;up&quot;;[.C999]*-1+[.D998];[.D998]))" office:value-type="float" office:value="821" calcext:value-type="float">
            <text:p>821</text:p>
          </table:table-cell>
          <table:table-cell table:formula="of:=IF([.B999]=&quot;forward&quot;;[.E998]+[.C999];[.E998])" office:value-type="float" office:value="1938" calcext:value-type="float">
            <text:p>1938</text:p>
          </table:table-cell>
          <table:table-cell table:formula="of:=IF([.B999]=&quot;forward&quot;;[.F998]+[.D999]*[.C999];[.F998])" office:value-type="float" office:value="854322" calcext:value-type="float">
            <text:p>854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wn 2</text:p>
          </table:table-cell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B1000]=&quot;down&quot;;[.C1000]+[.D999];IF([.B1000]=&quot;up&quot;;[.C1000]*-1+[.D999];[.D999]))" office:value-type="float" office:value="823" calcext:value-type="float">
            <text:p>823</text:p>
          </table:table-cell>
          <table:table-cell table:formula="of:=IF([.B1000]=&quot;forward&quot;;[.E999]+[.C1000];[.E999])" office:value-type="float" office:value="1938" calcext:value-type="float">
            <text:p>1938</text:p>
          </table:table-cell>
          <table:table-cell table:formula="of:=IF([.B1000]=&quot;forward&quot;;[.F999]+[.D1000]*[.C1000];[.F999])" office:value-type="float" office:value="854322" calcext:value-type="float">
            <text:p>854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9</text:p>
          </table:table-cell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B1001]=&quot;down&quot;;[.C1001]+[.D1000];IF([.B1001]=&quot;up&quot;;[.C1001]*-1+[.D1000];[.D1000]))" office:value-type="float" office:value="823" calcext:value-type="float">
            <text:p>823</text:p>
          </table:table-cell>
          <table:table-cell table:formula="of:=IF([.B1001]=&quot;forward&quot;;[.E1000]+[.C1001];[.E1000])" office:value-type="float" office:value="1947" calcext:value-type="float">
            <text:p>1947</text:p>
          </table:table-cell>
          <table:table-cell table:formula="of:=IF([.B1001]=&quot;forward&quot;;[.F1000]+[.D1001]*[.C1001];[.F1000])" office:value-type="float" office:value="861729" calcext:value-type="float">
            <text:p>861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ward 3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B1002]=&quot;down&quot;;[.C1002]+[.D1001];IF([.B1002]=&quot;up&quot;;[.C1002]*-1+[.D1001];[.D1001]))" office:value-type="float" office:value="823" calcext:value-type="float">
            <text:p>823</text:p>
          </table:table-cell>
          <table:table-cell table:formula="of:=IF([.B1002]=&quot;forward&quot;;[.E1001]+[.C1002];[.E1001])" office:value-type="float" office:value="1950" calcext:value-type="float">
            <text:p>1950</text:p>
          </table:table-cell>
          <table:table-cell table:formula="of:=IF([.B1002]=&quot;forward&quot;;[.F1001]+[.D1002]*[.C1002];[.F1001])" office:value-type="float" office:value="864198" calcext:value-type="float">
            <text:p>86419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5:59:27.451924129</meta:creation-date>
    <dc:date>2021-12-02T16:43:35.249691109</dc:date>
    <meta:editing-duration>PT1M15S</meta:editing-duration>
    <meta:editing-cycles>1</meta:editing-cycles>
    <meta:document-statistic meta:table-count="2" meta:cell-count="12012" meta:object-count="0"/>
    <meta:generator>LibreOffice/7.2.2.2$Linux_X86_64 LibreOffice_project/20$Build-2</meta:generator>
  </office:meta>
</office:document-meta>
</file>